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37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9in"/>
    </style:style>
    <style:style style:name="ro1" style:family="table-row">
      <style:table-row-properties style:row-height="0.206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63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043in" fo:break-before="auto" style:use-optimal-row-height="true"/>
    </style:style>
    <style:style style:name="ro7" style:family="table-row">
      <style:table-row-properties style:row-height="0.2134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padding="0.028in" fo:border-right="none" fo:border-top="0.99pt solid #000000"/>
      <style:text-properties style:text-position="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10" style:family="table-cell" style:parent-style-name="Default">
      <style:table-cell-properties fo:border-bottom="0.99pt solid #000000" fo:border-left="none" fo:padding="0.028in" fo:border-right="0.99pt solid #000000" fo:border-top="none"/>
      <style:text-properties style:text-position="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  <style:text-properties style:text-position="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3" style:family="table-cell" style:parent-style-name="Default">
      <style:table-cell-properties fo:border-bottom="0.99pt solid #000000" fo:border-left="0.99pt solid #000000" fo:padding="0.028in" fo:border-right="none" fo:border-top="none"/>
      <style:text-properties style:text-position="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4" style:family="table-cell" style:parent-style-name="Default">
      <style:table-cell-properties fo:padding="0.028in"/>
      <style:text-properties style:text-position="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5" style:family="table-cell" style:parent-style-name="Default">
      <style:table-cell-properties fo:padding="0.028in"/>
      <style:text-properties style:text-position=""/>
    </style:style>
    <style:style style:name="ce6" style:family="table-cell" style:parent-style-name="Default">
      <style:table-cell-properties fo:border-bottom="none" fo:border-left="none" fo:padding="0.028in" fo:border-right="none" fo:border-top="0.99pt solid #000000"/>
      <style:text-properties style:text-position="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7" style:family="table-cell" style:parent-style-name="Default">
      <style:table-cell-properties fo:border-bottom="0.99pt solid #000000" fo:border-left="none" fo:padding="0.028in" fo:border-right="none" fo:border-top="none"/>
      <style:text-properties style:text-position="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8" style:family="table-cell" style:parent-style-name="Default">
      <style:table-cell-properties fo:border-bottom="none" fo:border-left="none" fo:padding="0.028in" fo:border-right="0.99pt solid #000000" fo:border-top="0.99pt solid #000000"/>
      <style:text-properties style:text-position="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9" style:family="table-cell" style:parent-style-name="Default">
      <style:table-cell-properties fo:border-bottom="none" fo:border-left="none" fo:padding="0.028in" fo:border-right="0.99pt solid #000000" fo:border-top="none"/>
      <style:text-properties style:text-position="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12" style:family="table-cell" style:parent-style-name="Default">
      <style:table-cell-properties fo:border-bottom="none" fo:border-left="0.99pt solid #000000" fo:padding="0.028in" fo:border-right="none" fo:border-top="0.99pt solid #000000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13" style:family="table-cell" style:parent-style-name="Default">
      <style:table-cell-properties fo:border-bottom="none" fo:border-left="0.99pt solid #000000" fo:padding="0.028in" fo:border-right="none" fo:border-top="none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14" style:family="table-cell" style:parent-style-name="Default">
      <style:table-cell-properties fo:border-bottom="0.99pt solid #000000" fo:border-left="0.99pt solid #000000" fo:padding="0.028in" fo:border-right="none" fo:border-top="none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15" style:family="table-cell" style:parent-style-name="Default">
      <style:table-cell-properties fo:border-bottom="none" fo:border-left="none" fo:padding="0.028in" fo:border-right="none" fo:border-top="0.99pt solid #000000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16" style:family="table-cell" style:parent-style-name="Default">
      <style:table-cell-properties fo:border="none" fo:padding="0.028in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17" style:family="table-cell" style:parent-style-name="Default">
      <style:table-cell-properties fo:border="none" fo:padding="0.028in"/>
      <style:map style:condition="cell-content()=0" style:apply-style-name="Open_20_Space" style:base-cell-address="City.B47"/>
      <style:map style:condition="cell-content()=1" style:apply-style-name="Excel_5f_CondFormat_5f_1_5f_1_5f_2" style:base-cell-address="City.B47"/>
      <style:map style:condition="cell-content()=2" style:apply-style-name="Excel_5f_CondFormat_5f_1_5f_1_5f_3" style:base-cell-address="City.B47"/>
      <style:map style:condition="cell-content()=3" style:apply-style-name="Excel_5f_CondFormat_5f_1_5f_1_5f_4" style:base-cell-address="City.B47"/>
      <style:map style:condition="cell-content()=4" style:apply-style-name="Excel_5f_CondFormat_5f_1_5f_1_5f_5" style:base-cell-address="City.B47"/>
      <style:map style:condition="cell-content()=100" style:apply-style-name="Excel_5f_CondFormat_5f_1_5f_1_5f_6" style:base-cell-address="City.B47"/>
      <style:map style:condition="cell-content()&gt;101" style:apply-style-name="Excel_5f_CondFormat_5f_1_5f_1_5f_7" style:base-cell-address="City.B47"/>
      <style:map style:condition="cell-content()=6" style:apply-style-name="Trees" style:base-cell-address="City.B47"/>
      <style:map style:condition="cell-content()=5" style:apply-style-name="Trees1" style:base-cell-address="City.B47"/>
      <style:map style:condition="cell-content()=11" style:apply-style-name="Yellow_20_Flower" style:base-cell-address="City.B47"/>
      <style:map style:condition="cell-content()=12" style:apply-style-name="Blue_20_Flower" style:base-cell-address="City.B47"/>
      <style:map style:condition="cell-content()=13" style:apply-style-name="Pink_20_Flowers" style:base-cell-address="City.B47"/>
    </style:style>
    <style:style style:name="ce18" style:family="table-cell" style:parent-style-name="Default">
      <style:table-cell-properties fo:border="none" fo:padding="0.028in"/>
      <style:map style:condition="cell-content()=0" style:apply-style-name="Open_20_Space" style:base-cell-address="City.B50"/>
      <style:map style:condition="cell-content()=1" style:apply-style-name="Excel_5f_CondFormat_5f_1_5f_1_5f_2" style:base-cell-address="City.B50"/>
      <style:map style:condition="cell-content()=2" style:apply-style-name="Excel_5f_CondFormat_5f_1_5f_1_5f_3" style:base-cell-address="City.B50"/>
      <style:map style:condition="cell-content()=3" style:apply-style-name="Excel_5f_CondFormat_5f_1_5f_1_5f_4" style:base-cell-address="City.B50"/>
      <style:map style:condition="cell-content()=4" style:apply-style-name="Excel_5f_CondFormat_5f_1_5f_1_5f_5" style:base-cell-address="City.B50"/>
      <style:map style:condition="cell-content()=100" style:apply-style-name="Excel_5f_CondFormat_5f_1_5f_1_5f_6" style:base-cell-address="City.B50"/>
      <style:map style:condition="cell-content()&gt;101" style:apply-style-name="Excel_5f_CondFormat_5f_1_5f_1_5f_7" style:base-cell-address="City.B50"/>
      <style:map style:condition="cell-content()=6" style:apply-style-name="Trees" style:base-cell-address="City.B50"/>
      <style:map style:condition="cell-content()=5" style:apply-style-name="Trees1" style:base-cell-address="City.B50"/>
      <style:map style:condition="cell-content()=11" style:apply-style-name="Yellow_20_Flower" style:base-cell-address="City.B50"/>
      <style:map style:condition="cell-content()=12" style:apply-style-name="Blue_20_Flower" style:base-cell-address="City.B50"/>
      <style:map style:condition="cell-content()=13" style:apply-style-name="Pink_20_Flowers" style:base-cell-address="City.B50"/>
    </style:style>
    <style:style style:name="ce19" style:family="table-cell" style:parent-style-name="Default">
      <style:table-cell-properties fo:border="none" fo:padding="0.028in"/>
      <style:map style:condition="cell-content()=0" style:apply-style-name="Open_20_Space" style:base-cell-address="City.B53"/>
      <style:map style:condition="cell-content()=1" style:apply-style-name="Excel_5f_CondFormat_5f_1_5f_1_5f_2" style:base-cell-address="City.B53"/>
      <style:map style:condition="cell-content()=2" style:apply-style-name="Excel_5f_CondFormat_5f_1_5f_1_5f_3" style:base-cell-address="City.B53"/>
      <style:map style:condition="cell-content()=3" style:apply-style-name="Excel_5f_CondFormat_5f_1_5f_1_5f_4" style:base-cell-address="City.B53"/>
      <style:map style:condition="cell-content()=4" style:apply-style-name="Excel_5f_CondFormat_5f_1_5f_1_5f_5" style:base-cell-address="City.B53"/>
      <style:map style:condition="cell-content()=100" style:apply-style-name="Excel_5f_CondFormat_5f_1_5f_1_5f_6" style:base-cell-address="City.B53"/>
      <style:map style:condition="cell-content()&gt;101" style:apply-style-name="Excel_5f_CondFormat_5f_1_5f_1_5f_7" style:base-cell-address="City.B53"/>
      <style:map style:condition="cell-content()=6" style:apply-style-name="Trees" style:base-cell-address="City.B53"/>
      <style:map style:condition="cell-content()=5" style:apply-style-name="Trees1" style:base-cell-address="City.B53"/>
      <style:map style:condition="cell-content()=11" style:apply-style-name="Yellow_20_Flower" style:base-cell-address="City.B53"/>
      <style:map style:condition="cell-content()=12" style:apply-style-name="Blue_20_Flower" style:base-cell-address="City.B53"/>
      <style:map style:condition="cell-content()=13" style:apply-style-name="Pink_20_Flowers" style:base-cell-address="City.B53"/>
    </style:style>
    <style:style style:name="ce20" style:family="table-cell" style:parent-style-name="Default">
      <style:table-cell-properties fo:border="none" fo:padding="0.028in"/>
      <style:map style:condition="cell-content()=0" style:apply-style-name="Open_20_Space" style:base-cell-address="City.B56"/>
      <style:map style:condition="cell-content()=1" style:apply-style-name="Excel_5f_CondFormat_5f_1_5f_1_5f_2" style:base-cell-address="City.B56"/>
      <style:map style:condition="cell-content()=2" style:apply-style-name="Excel_5f_CondFormat_5f_1_5f_1_5f_3" style:base-cell-address="City.B56"/>
      <style:map style:condition="cell-content()=3" style:apply-style-name="Excel_5f_CondFormat_5f_1_5f_1_5f_4" style:base-cell-address="City.B56"/>
      <style:map style:condition="cell-content()=4" style:apply-style-name="Excel_5f_CondFormat_5f_1_5f_1_5f_5" style:base-cell-address="City.B56"/>
      <style:map style:condition="cell-content()=100" style:apply-style-name="Excel_5f_CondFormat_5f_1_5f_1_5f_6" style:base-cell-address="City.B56"/>
      <style:map style:condition="cell-content()&gt;101" style:apply-style-name="Excel_5f_CondFormat_5f_1_5f_1_5f_7" style:base-cell-address="City.B56"/>
      <style:map style:condition="cell-content()=6" style:apply-style-name="Trees" style:base-cell-address="City.B56"/>
      <style:map style:condition="cell-content()=5" style:apply-style-name="Trees1" style:base-cell-address="City.B56"/>
      <style:map style:condition="cell-content()=11" style:apply-style-name="Yellow_20_Flower" style:base-cell-address="City.B56"/>
      <style:map style:condition="cell-content()=12" style:apply-style-name="Blue_20_Flower" style:base-cell-address="City.B56"/>
      <style:map style:condition="cell-content()=13" style:apply-style-name="Pink_20_Flowers" style:base-cell-address="City.B56"/>
    </style:style>
    <style:style style:name="ce21" style:family="table-cell" style:parent-style-name="Default">
      <style:table-cell-properties fo:border="none" fo:padding="0.028in"/>
      <style:map style:condition="cell-content()=0" style:apply-style-name="Open_20_Space" style:base-cell-address="City.B59"/>
      <style:map style:condition="cell-content()=1" style:apply-style-name="Excel_5f_CondFormat_5f_1_5f_1_5f_2" style:base-cell-address="City.B59"/>
      <style:map style:condition="cell-content()=2" style:apply-style-name="Excel_5f_CondFormat_5f_1_5f_1_5f_3" style:base-cell-address="City.B59"/>
      <style:map style:condition="cell-content()=3" style:apply-style-name="Excel_5f_CondFormat_5f_1_5f_1_5f_4" style:base-cell-address="City.B59"/>
      <style:map style:condition="cell-content()=4" style:apply-style-name="Excel_5f_CondFormat_5f_1_5f_1_5f_5" style:base-cell-address="City.B59"/>
      <style:map style:condition="cell-content()=100" style:apply-style-name="Excel_5f_CondFormat_5f_1_5f_1_5f_6" style:base-cell-address="City.B59"/>
      <style:map style:condition="cell-content()&gt;101" style:apply-style-name="Excel_5f_CondFormat_5f_1_5f_1_5f_7" style:base-cell-address="City.B59"/>
      <style:map style:condition="cell-content()=6" style:apply-style-name="Trees" style:base-cell-address="City.B59"/>
      <style:map style:condition="cell-content()=5" style:apply-style-name="Trees1" style:base-cell-address="City.B59"/>
      <style:map style:condition="cell-content()=11" style:apply-style-name="Yellow_20_Flower" style:base-cell-address="City.B59"/>
      <style:map style:condition="cell-content()=12" style:apply-style-name="Blue_20_Flower" style:base-cell-address="City.B59"/>
      <style:map style:condition="cell-content()=13" style:apply-style-name="Pink_20_Flowers" style:base-cell-address="City.B59"/>
    </style:style>
    <style:style style:name="ce22" style:family="table-cell" style:parent-style-name="Default">
      <style:table-cell-properties fo:border="none" fo:padding="0.028in"/>
      <style:map style:condition="cell-content()=0" style:apply-style-name="Open_20_Space" style:base-cell-address="City.B62"/>
      <style:map style:condition="cell-content()=1" style:apply-style-name="Excel_5f_CondFormat_5f_1_5f_1_5f_2" style:base-cell-address="City.B62"/>
      <style:map style:condition="cell-content()=2" style:apply-style-name="Excel_5f_CondFormat_5f_1_5f_1_5f_3" style:base-cell-address="City.B62"/>
      <style:map style:condition="cell-content()=3" style:apply-style-name="Excel_5f_CondFormat_5f_1_5f_1_5f_4" style:base-cell-address="City.B62"/>
      <style:map style:condition="cell-content()=4" style:apply-style-name="Excel_5f_CondFormat_5f_1_5f_1_5f_5" style:base-cell-address="City.B62"/>
      <style:map style:condition="cell-content()=100" style:apply-style-name="Excel_5f_CondFormat_5f_1_5f_1_5f_6" style:base-cell-address="City.B62"/>
      <style:map style:condition="cell-content()&gt;101" style:apply-style-name="Excel_5f_CondFormat_5f_1_5f_1_5f_7" style:base-cell-address="City.B62"/>
      <style:map style:condition="cell-content()=6" style:apply-style-name="Trees" style:base-cell-address="City.B62"/>
      <style:map style:condition="cell-content()=5" style:apply-style-name="Trees1" style:base-cell-address="City.B62"/>
      <style:map style:condition="cell-content()=11" style:apply-style-name="Yellow_20_Flower" style:base-cell-address="City.B62"/>
      <style:map style:condition="cell-content()=12" style:apply-style-name="Blue_20_Flower" style:base-cell-address="City.B62"/>
      <style:map style:condition="cell-content()=13" style:apply-style-name="Pink_20_Flowers" style:base-cell-address="City.B62"/>
    </style:style>
    <style:style style:name="ce23" style:family="table-cell" style:parent-style-name="Default">
      <style:table-cell-properties fo:border="none" fo:padding="0.028in"/>
      <style:map style:condition="cell-content()=0" style:apply-style-name="Open_20_Space" style:base-cell-address="City.B65"/>
      <style:map style:condition="cell-content()=1" style:apply-style-name="Excel_5f_CondFormat_5f_1_5f_1_5f_2" style:base-cell-address="City.B65"/>
      <style:map style:condition="cell-content()=2" style:apply-style-name="Excel_5f_CondFormat_5f_1_5f_1_5f_3" style:base-cell-address="City.B65"/>
      <style:map style:condition="cell-content()=3" style:apply-style-name="Excel_5f_CondFormat_5f_1_5f_1_5f_4" style:base-cell-address="City.B65"/>
      <style:map style:condition="cell-content()=4" style:apply-style-name="Excel_5f_CondFormat_5f_1_5f_1_5f_5" style:base-cell-address="City.B65"/>
      <style:map style:condition="cell-content()=100" style:apply-style-name="Excel_5f_CondFormat_5f_1_5f_1_5f_6" style:base-cell-address="City.B65"/>
      <style:map style:condition="cell-content()&gt;101" style:apply-style-name="Excel_5f_CondFormat_5f_1_5f_1_5f_7" style:base-cell-address="City.B65"/>
      <style:map style:condition="cell-content()=6" style:apply-style-name="Trees" style:base-cell-address="City.B65"/>
      <style:map style:condition="cell-content()=5" style:apply-style-name="Trees1" style:base-cell-address="City.B65"/>
      <style:map style:condition="cell-content()=11" style:apply-style-name="Yellow_20_Flower" style:base-cell-address="City.B65"/>
      <style:map style:condition="cell-content()=12" style:apply-style-name="Blue_20_Flower" style:base-cell-address="City.B65"/>
      <style:map style:condition="cell-content()=13" style:apply-style-name="Pink_20_Flowers" style:base-cell-address="City.B65"/>
    </style:style>
    <style:style style:name="ce24" style:family="table-cell" style:parent-style-name="Default">
      <style:table-cell-properties fo:border="none" fo:padding="0.028in"/>
      <style:map style:condition="cell-content()=0" style:apply-style-name="Open_20_Space" style:base-cell-address="City.B68"/>
      <style:map style:condition="cell-content()=1" style:apply-style-name="Excel_5f_CondFormat_5f_1_5f_1_5f_2" style:base-cell-address="City.B68"/>
      <style:map style:condition="cell-content()=2" style:apply-style-name="Excel_5f_CondFormat_5f_1_5f_1_5f_3" style:base-cell-address="City.B68"/>
      <style:map style:condition="cell-content()=3" style:apply-style-name="Excel_5f_CondFormat_5f_1_5f_1_5f_4" style:base-cell-address="City.B68"/>
      <style:map style:condition="cell-content()=4" style:apply-style-name="Excel_5f_CondFormat_5f_1_5f_1_5f_5" style:base-cell-address="City.B68"/>
      <style:map style:condition="cell-content()=100" style:apply-style-name="Excel_5f_CondFormat_5f_1_5f_1_5f_6" style:base-cell-address="City.B68"/>
      <style:map style:condition="cell-content()&gt;101" style:apply-style-name="Excel_5f_CondFormat_5f_1_5f_1_5f_7" style:base-cell-address="City.B68"/>
      <style:map style:condition="cell-content()=6" style:apply-style-name="Trees" style:base-cell-address="City.B68"/>
      <style:map style:condition="cell-content()=5" style:apply-style-name="Trees1" style:base-cell-address="City.B68"/>
      <style:map style:condition="cell-content()=11" style:apply-style-name="Yellow_20_Flower" style:base-cell-address="City.B68"/>
      <style:map style:condition="cell-content()=12" style:apply-style-name="Blue_20_Flower" style:base-cell-address="City.B68"/>
      <style:map style:condition="cell-content()=13" style:apply-style-name="Pink_20_Flowers" style:base-cell-address="City.B68"/>
    </style:style>
    <style:style style:name="ce25" style:family="table-cell" style:parent-style-name="Default">
      <style:table-cell-properties fo:border="none" fo:padding="0.028in"/>
      <style:map style:condition="cell-content()=0" style:apply-style-name="Open_20_Space" style:base-cell-address="City.B71"/>
      <style:map style:condition="cell-content()=1" style:apply-style-name="Excel_5f_CondFormat_5f_1_5f_1_5f_2" style:base-cell-address="City.B71"/>
      <style:map style:condition="cell-content()=2" style:apply-style-name="Excel_5f_CondFormat_5f_1_5f_1_5f_3" style:base-cell-address="City.B71"/>
      <style:map style:condition="cell-content()=3" style:apply-style-name="Excel_5f_CondFormat_5f_1_5f_1_5f_4" style:base-cell-address="City.B71"/>
      <style:map style:condition="cell-content()=4" style:apply-style-name="Excel_5f_CondFormat_5f_1_5f_1_5f_5" style:base-cell-address="City.B71"/>
      <style:map style:condition="cell-content()=100" style:apply-style-name="Excel_5f_CondFormat_5f_1_5f_1_5f_6" style:base-cell-address="City.B71"/>
      <style:map style:condition="cell-content()&gt;101" style:apply-style-name="Excel_5f_CondFormat_5f_1_5f_1_5f_7" style:base-cell-address="City.B71"/>
      <style:map style:condition="cell-content()=6" style:apply-style-name="Trees" style:base-cell-address="City.B71"/>
      <style:map style:condition="cell-content()=5" style:apply-style-name="Trees1" style:base-cell-address="City.B71"/>
      <style:map style:condition="cell-content()=11" style:apply-style-name="Yellow_20_Flower" style:base-cell-address="City.B71"/>
      <style:map style:condition="cell-content()=12" style:apply-style-name="Blue_20_Flower" style:base-cell-address="City.B71"/>
      <style:map style:condition="cell-content()=13" style:apply-style-name="Pink_20_Flowers" style:base-cell-address="City.B71"/>
    </style:style>
    <style:style style:name="ce26" style:family="table-cell" style:parent-style-name="Default">
      <style:table-cell-properties fo:border="none" fo:padding="0.028in"/>
      <style:map style:condition="cell-content()=0" style:apply-style-name="Open_20_Space" style:base-cell-address="City.B74"/>
      <style:map style:condition="cell-content()=1" style:apply-style-name="Excel_5f_CondFormat_5f_1_5f_1_5f_2" style:base-cell-address="City.B74"/>
      <style:map style:condition="cell-content()=2" style:apply-style-name="Excel_5f_CondFormat_5f_1_5f_1_5f_3" style:base-cell-address="City.B74"/>
      <style:map style:condition="cell-content()=3" style:apply-style-name="Excel_5f_CondFormat_5f_1_5f_1_5f_4" style:base-cell-address="City.B74"/>
      <style:map style:condition="cell-content()=4" style:apply-style-name="Excel_5f_CondFormat_5f_1_5f_1_5f_5" style:base-cell-address="City.B74"/>
      <style:map style:condition="cell-content()=100" style:apply-style-name="Excel_5f_CondFormat_5f_1_5f_1_5f_6" style:base-cell-address="City.B74"/>
      <style:map style:condition="cell-content()&gt;101" style:apply-style-name="Excel_5f_CondFormat_5f_1_5f_1_5f_7" style:base-cell-address="City.B74"/>
      <style:map style:condition="cell-content()=6" style:apply-style-name="Trees" style:base-cell-address="City.B74"/>
      <style:map style:condition="cell-content()=5" style:apply-style-name="Trees1" style:base-cell-address="City.B74"/>
      <style:map style:condition="cell-content()=11" style:apply-style-name="Yellow_20_Flower" style:base-cell-address="City.B74"/>
      <style:map style:condition="cell-content()=12" style:apply-style-name="Blue_20_Flower" style:base-cell-address="City.B74"/>
      <style:map style:condition="cell-content()=13" style:apply-style-name="Pink_20_Flowers" style:base-cell-address="City.B74"/>
    </style:style>
    <style:style style:name="ce27" style:family="table-cell" style:parent-style-name="Default">
      <style:table-cell-properties fo:border="none" fo:padding="0.028in"/>
      <style:map style:condition="cell-content()=0" style:apply-style-name="Open_20_Space" style:base-cell-address="City.B77"/>
      <style:map style:condition="cell-content()=1" style:apply-style-name="Excel_5f_CondFormat_5f_1_5f_1_5f_2" style:base-cell-address="City.B77"/>
      <style:map style:condition="cell-content()=2" style:apply-style-name="Excel_5f_CondFormat_5f_1_5f_1_5f_3" style:base-cell-address="City.B77"/>
      <style:map style:condition="cell-content()=3" style:apply-style-name="Excel_5f_CondFormat_5f_1_5f_1_5f_4" style:base-cell-address="City.B77"/>
      <style:map style:condition="cell-content()=4" style:apply-style-name="Excel_5f_CondFormat_5f_1_5f_1_5f_5" style:base-cell-address="City.B77"/>
      <style:map style:condition="cell-content()=100" style:apply-style-name="Excel_5f_CondFormat_5f_1_5f_1_5f_6" style:base-cell-address="City.B77"/>
      <style:map style:condition="cell-content()&gt;101" style:apply-style-name="Excel_5f_CondFormat_5f_1_5f_1_5f_7" style:base-cell-address="City.B77"/>
      <style:map style:condition="cell-content()=6" style:apply-style-name="Trees" style:base-cell-address="City.B77"/>
      <style:map style:condition="cell-content()=5" style:apply-style-name="Trees1" style:base-cell-address="City.B77"/>
      <style:map style:condition="cell-content()=11" style:apply-style-name="Yellow_20_Flower" style:base-cell-address="City.B77"/>
      <style:map style:condition="cell-content()=12" style:apply-style-name="Blue_20_Flower" style:base-cell-address="City.B77"/>
      <style:map style:condition="cell-content()=13" style:apply-style-name="Pink_20_Flowers" style:base-cell-address="City.B77"/>
    </style:style>
    <style:style style:name="ce28" style:family="table-cell" style:parent-style-name="Default">
      <style:table-cell-properties fo:border-bottom="0.99pt solid #000000" fo:border-left="none" fo:padding="0.028in" fo:border-right="none" fo:border-top="none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29" style:family="table-cell" style:parent-style-name="Default">
      <style:table-cell-properties fo:border="none" fo:padding="0.028in"/>
      <style:map style:condition="cell-content()=0" style:apply-style-name="Open_20_Space" style:base-cell-address="City.D46"/>
      <style:map style:condition="cell-content()=1" style:apply-style-name="Excel_5f_CondFormat_5f_1_5f_1_5f_2" style:base-cell-address="City.D46"/>
      <style:map style:condition="cell-content()=2" style:apply-style-name="Excel_5f_CondFormat_5f_1_5f_1_5f_3" style:base-cell-address="City.D46"/>
      <style:map style:condition="cell-content()=3" style:apply-style-name="Excel_5f_CondFormat_5f_1_5f_1_5f_4" style:base-cell-address="City.D46"/>
      <style:map style:condition="cell-content()=4" style:apply-style-name="Excel_5f_CondFormat_5f_1_5f_1_5f_5" style:base-cell-address="City.D46"/>
      <style:map style:condition="cell-content()=100" style:apply-style-name="Excel_5f_CondFormat_5f_1_5f_1_5f_6" style:base-cell-address="City.D46"/>
      <style:map style:condition="cell-content()&gt;101" style:apply-style-name="Excel_5f_CondFormat_5f_1_5f_1_5f_7" style:base-cell-address="City.D46"/>
      <style:map style:condition="cell-content()=6" style:apply-style-name="Trees" style:base-cell-address="City.D46"/>
      <style:map style:condition="cell-content()=5" style:apply-style-name="Trees1" style:base-cell-address="City.D46"/>
      <style:map style:condition="cell-content()=11" style:apply-style-name="Yellow_20_Flower" style:base-cell-address="City.D46"/>
      <style:map style:condition="cell-content()=12" style:apply-style-name="Blue_20_Flower" style:base-cell-address="City.D46"/>
      <style:map style:condition="cell-content()=13" style:apply-style-name="Pink_20_Flowers" style:base-cell-address="City.D46"/>
    </style:style>
    <style:style style:name="ce30" style:family="table-cell" style:parent-style-name="Default">
      <style:table-cell-properties fo:border="none" fo:padding="0.028in"/>
      <style:map style:condition="cell-content()=0" style:apply-style-name="Open_20_Space" style:base-cell-address="City.D47"/>
      <style:map style:condition="cell-content()=1" style:apply-style-name="Excel_5f_CondFormat_5f_1_5f_1_5f_2" style:base-cell-address="City.D47"/>
      <style:map style:condition="cell-content()=2" style:apply-style-name="Excel_5f_CondFormat_5f_1_5f_1_5f_3" style:base-cell-address="City.D47"/>
      <style:map style:condition="cell-content()=3" style:apply-style-name="Excel_5f_CondFormat_5f_1_5f_1_5f_4" style:base-cell-address="City.D47"/>
      <style:map style:condition="cell-content()=4" style:apply-style-name="Excel_5f_CondFormat_5f_1_5f_1_5f_5" style:base-cell-address="City.D47"/>
      <style:map style:condition="cell-content()=100" style:apply-style-name="Excel_5f_CondFormat_5f_1_5f_1_5f_6" style:base-cell-address="City.D47"/>
      <style:map style:condition="cell-content()&gt;101" style:apply-style-name="Excel_5f_CondFormat_5f_1_5f_1_5f_7" style:base-cell-address="City.D47"/>
      <style:map style:condition="cell-content()=6" style:apply-style-name="Trees" style:base-cell-address="City.D47"/>
      <style:map style:condition="cell-content()=5" style:apply-style-name="Trees1" style:base-cell-address="City.D47"/>
      <style:map style:condition="cell-content()=11" style:apply-style-name="Yellow_20_Flower" style:base-cell-address="City.D47"/>
      <style:map style:condition="cell-content()=12" style:apply-style-name="Blue_20_Flower" style:base-cell-address="City.D47"/>
      <style:map style:condition="cell-content()=13" style:apply-style-name="Pink_20_Flowers" style:base-cell-address="City.D47"/>
    </style:style>
    <style:style style:name="ce31" style:family="table-cell" style:parent-style-name="Default">
      <style:table-cell-properties fo:border="none" fo:padding="0.028in"/>
      <style:map style:condition="cell-content()=0" style:apply-style-name="Open_20_Space" style:base-cell-address="City.D48"/>
      <style:map style:condition="cell-content()=1" style:apply-style-name="Excel_5f_CondFormat_5f_1_5f_1_5f_2" style:base-cell-address="City.D48"/>
      <style:map style:condition="cell-content()=2" style:apply-style-name="Excel_5f_CondFormat_5f_1_5f_1_5f_3" style:base-cell-address="City.D48"/>
      <style:map style:condition="cell-content()=3" style:apply-style-name="Excel_5f_CondFormat_5f_1_5f_1_5f_4" style:base-cell-address="City.D48"/>
      <style:map style:condition="cell-content()=4" style:apply-style-name="Excel_5f_CondFormat_5f_1_5f_1_5f_5" style:base-cell-address="City.D48"/>
      <style:map style:condition="cell-content()=100" style:apply-style-name="Excel_5f_CondFormat_5f_1_5f_1_5f_6" style:base-cell-address="City.D48"/>
      <style:map style:condition="cell-content()&gt;101" style:apply-style-name="Excel_5f_CondFormat_5f_1_5f_1_5f_7" style:base-cell-address="City.D48"/>
      <style:map style:condition="cell-content()=6" style:apply-style-name="Trees" style:base-cell-address="City.D48"/>
      <style:map style:condition="cell-content()=5" style:apply-style-name="Trees1" style:base-cell-address="City.D48"/>
      <style:map style:condition="cell-content()=11" style:apply-style-name="Yellow_20_Flower" style:base-cell-address="City.D48"/>
      <style:map style:condition="cell-content()=12" style:apply-style-name="Blue_20_Flower" style:base-cell-address="City.D48"/>
      <style:map style:condition="cell-content()=13" style:apply-style-name="Pink_20_Flowers" style:base-cell-address="City.D48"/>
    </style:style>
    <style:style style:name="ce32" style:family="table-cell" style:parent-style-name="Default">
      <style:table-cell-properties fo:border="none" fo:padding="0.028in"/>
      <style:map style:condition="cell-content()=0" style:apply-style-name="Open_20_Space" style:base-cell-address="City.D49"/>
      <style:map style:condition="cell-content()=1" style:apply-style-name="Excel_5f_CondFormat_5f_1_5f_1_5f_2" style:base-cell-address="City.D49"/>
      <style:map style:condition="cell-content()=2" style:apply-style-name="Excel_5f_CondFormat_5f_1_5f_1_5f_3" style:base-cell-address="City.D49"/>
      <style:map style:condition="cell-content()=3" style:apply-style-name="Excel_5f_CondFormat_5f_1_5f_1_5f_4" style:base-cell-address="City.D49"/>
      <style:map style:condition="cell-content()=4" style:apply-style-name="Excel_5f_CondFormat_5f_1_5f_1_5f_5" style:base-cell-address="City.D49"/>
      <style:map style:condition="cell-content()=100" style:apply-style-name="Excel_5f_CondFormat_5f_1_5f_1_5f_6" style:base-cell-address="City.D49"/>
      <style:map style:condition="cell-content()&gt;101" style:apply-style-name="Excel_5f_CondFormat_5f_1_5f_1_5f_7" style:base-cell-address="City.D49"/>
      <style:map style:condition="cell-content()=6" style:apply-style-name="Trees" style:base-cell-address="City.D49"/>
      <style:map style:condition="cell-content()=5" style:apply-style-name="Trees1" style:base-cell-address="City.D49"/>
      <style:map style:condition="cell-content()=11" style:apply-style-name="Yellow_20_Flower" style:base-cell-address="City.D49"/>
      <style:map style:condition="cell-content()=12" style:apply-style-name="Blue_20_Flower" style:base-cell-address="City.D49"/>
      <style:map style:condition="cell-content()=13" style:apply-style-name="Pink_20_Flowers" style:base-cell-address="City.D49"/>
    </style:style>
    <style:style style:name="ce33" style:family="table-cell" style:parent-style-name="Default">
      <style:table-cell-properties fo:border="none" fo:padding="0.028in"/>
      <style:map style:condition="cell-content()=0" style:apply-style-name="Open_20_Space" style:base-cell-address="City.D50"/>
      <style:map style:condition="cell-content()=1" style:apply-style-name="Excel_5f_CondFormat_5f_1_5f_1_5f_2" style:base-cell-address="City.D50"/>
      <style:map style:condition="cell-content()=2" style:apply-style-name="Excel_5f_CondFormat_5f_1_5f_1_5f_3" style:base-cell-address="City.D50"/>
      <style:map style:condition="cell-content()=3" style:apply-style-name="Excel_5f_CondFormat_5f_1_5f_1_5f_4" style:base-cell-address="City.D50"/>
      <style:map style:condition="cell-content()=4" style:apply-style-name="Excel_5f_CondFormat_5f_1_5f_1_5f_5" style:base-cell-address="City.D50"/>
      <style:map style:condition="cell-content()=100" style:apply-style-name="Excel_5f_CondFormat_5f_1_5f_1_5f_6" style:base-cell-address="City.D50"/>
      <style:map style:condition="cell-content()&gt;101" style:apply-style-name="Excel_5f_CondFormat_5f_1_5f_1_5f_7" style:base-cell-address="City.D50"/>
      <style:map style:condition="cell-content()=6" style:apply-style-name="Trees" style:base-cell-address="City.D50"/>
      <style:map style:condition="cell-content()=5" style:apply-style-name="Trees1" style:base-cell-address="City.D50"/>
      <style:map style:condition="cell-content()=11" style:apply-style-name="Yellow_20_Flower" style:base-cell-address="City.D50"/>
      <style:map style:condition="cell-content()=12" style:apply-style-name="Blue_20_Flower" style:base-cell-address="City.D50"/>
      <style:map style:condition="cell-content()=13" style:apply-style-name="Pink_20_Flowers" style:base-cell-address="City.D50"/>
    </style:style>
    <style:style style:name="ce34" style:family="table-cell" style:parent-style-name="Default">
      <style:table-cell-properties fo:border="none" fo:padding="0.028in"/>
      <style:map style:condition="cell-content()=0" style:apply-style-name="Open_20_Space" style:base-cell-address="City.D51"/>
      <style:map style:condition="cell-content()=1" style:apply-style-name="Excel_5f_CondFormat_5f_1_5f_1_5f_2" style:base-cell-address="City.D51"/>
      <style:map style:condition="cell-content()=2" style:apply-style-name="Excel_5f_CondFormat_5f_1_5f_1_5f_3" style:base-cell-address="City.D51"/>
      <style:map style:condition="cell-content()=3" style:apply-style-name="Excel_5f_CondFormat_5f_1_5f_1_5f_4" style:base-cell-address="City.D51"/>
      <style:map style:condition="cell-content()=4" style:apply-style-name="Excel_5f_CondFormat_5f_1_5f_1_5f_5" style:base-cell-address="City.D51"/>
      <style:map style:condition="cell-content()=100" style:apply-style-name="Excel_5f_CondFormat_5f_1_5f_1_5f_6" style:base-cell-address="City.D51"/>
      <style:map style:condition="cell-content()&gt;101" style:apply-style-name="Excel_5f_CondFormat_5f_1_5f_1_5f_7" style:base-cell-address="City.D51"/>
      <style:map style:condition="cell-content()=6" style:apply-style-name="Trees" style:base-cell-address="City.D51"/>
      <style:map style:condition="cell-content()=5" style:apply-style-name="Trees1" style:base-cell-address="City.D51"/>
      <style:map style:condition="cell-content()=11" style:apply-style-name="Yellow_20_Flower" style:base-cell-address="City.D51"/>
      <style:map style:condition="cell-content()=12" style:apply-style-name="Blue_20_Flower" style:base-cell-address="City.D51"/>
      <style:map style:condition="cell-content()=13" style:apply-style-name="Pink_20_Flowers" style:base-cell-address="City.D51"/>
    </style:style>
    <style:style style:name="ce35" style:family="table-cell" style:parent-style-name="Default">
      <style:table-cell-properties fo:border="none" fo:padding="0.028in"/>
      <style:map style:condition="cell-content()=0" style:apply-style-name="Open_20_Space" style:base-cell-address="City.D52"/>
      <style:map style:condition="cell-content()=1" style:apply-style-name="Excel_5f_CondFormat_5f_1_5f_1_5f_2" style:base-cell-address="City.D52"/>
      <style:map style:condition="cell-content()=2" style:apply-style-name="Excel_5f_CondFormat_5f_1_5f_1_5f_3" style:base-cell-address="City.D52"/>
      <style:map style:condition="cell-content()=3" style:apply-style-name="Excel_5f_CondFormat_5f_1_5f_1_5f_4" style:base-cell-address="City.D52"/>
      <style:map style:condition="cell-content()=4" style:apply-style-name="Excel_5f_CondFormat_5f_1_5f_1_5f_5" style:base-cell-address="City.D52"/>
      <style:map style:condition="cell-content()=100" style:apply-style-name="Excel_5f_CondFormat_5f_1_5f_1_5f_6" style:base-cell-address="City.D52"/>
      <style:map style:condition="cell-content()&gt;101" style:apply-style-name="Excel_5f_CondFormat_5f_1_5f_1_5f_7" style:base-cell-address="City.D52"/>
      <style:map style:condition="cell-content()=6" style:apply-style-name="Trees" style:base-cell-address="City.D52"/>
      <style:map style:condition="cell-content()=5" style:apply-style-name="Trees1" style:base-cell-address="City.D52"/>
      <style:map style:condition="cell-content()=11" style:apply-style-name="Yellow_20_Flower" style:base-cell-address="City.D52"/>
      <style:map style:condition="cell-content()=12" style:apply-style-name="Blue_20_Flower" style:base-cell-address="City.D52"/>
      <style:map style:condition="cell-content()=13" style:apply-style-name="Pink_20_Flowers" style:base-cell-address="City.D52"/>
    </style:style>
    <style:style style:name="ce36" style:family="table-cell" style:parent-style-name="Default">
      <style:table-cell-properties fo:border="none" fo:padding="0.028in"/>
      <style:map style:condition="cell-content()=0" style:apply-style-name="Open_20_Space" style:base-cell-address="City.D53"/>
      <style:map style:condition="cell-content()=1" style:apply-style-name="Excel_5f_CondFormat_5f_1_5f_1_5f_2" style:base-cell-address="City.D53"/>
      <style:map style:condition="cell-content()=2" style:apply-style-name="Excel_5f_CondFormat_5f_1_5f_1_5f_3" style:base-cell-address="City.D53"/>
      <style:map style:condition="cell-content()=3" style:apply-style-name="Excel_5f_CondFormat_5f_1_5f_1_5f_4" style:base-cell-address="City.D53"/>
      <style:map style:condition="cell-content()=4" style:apply-style-name="Excel_5f_CondFormat_5f_1_5f_1_5f_5" style:base-cell-address="City.D53"/>
      <style:map style:condition="cell-content()=100" style:apply-style-name="Excel_5f_CondFormat_5f_1_5f_1_5f_6" style:base-cell-address="City.D53"/>
      <style:map style:condition="cell-content()&gt;101" style:apply-style-name="Excel_5f_CondFormat_5f_1_5f_1_5f_7" style:base-cell-address="City.D53"/>
      <style:map style:condition="cell-content()=6" style:apply-style-name="Trees" style:base-cell-address="City.D53"/>
      <style:map style:condition="cell-content()=5" style:apply-style-name="Trees1" style:base-cell-address="City.D53"/>
      <style:map style:condition="cell-content()=11" style:apply-style-name="Yellow_20_Flower" style:base-cell-address="City.D53"/>
      <style:map style:condition="cell-content()=12" style:apply-style-name="Blue_20_Flower" style:base-cell-address="City.D53"/>
      <style:map style:condition="cell-content()=13" style:apply-style-name="Pink_20_Flowers" style:base-cell-address="City.D53"/>
    </style:style>
    <style:style style:name="ce37" style:family="table-cell" style:parent-style-name="Default">
      <style:table-cell-properties fo:border="none" fo:padding="0.028in"/>
      <style:map style:condition="cell-content()=0" style:apply-style-name="Open_20_Space" style:base-cell-address="City.D54"/>
      <style:map style:condition="cell-content()=1" style:apply-style-name="Excel_5f_CondFormat_5f_1_5f_1_5f_2" style:base-cell-address="City.D54"/>
      <style:map style:condition="cell-content()=2" style:apply-style-name="Excel_5f_CondFormat_5f_1_5f_1_5f_3" style:base-cell-address="City.D54"/>
      <style:map style:condition="cell-content()=3" style:apply-style-name="Excel_5f_CondFormat_5f_1_5f_1_5f_4" style:base-cell-address="City.D54"/>
      <style:map style:condition="cell-content()=4" style:apply-style-name="Excel_5f_CondFormat_5f_1_5f_1_5f_5" style:base-cell-address="City.D54"/>
      <style:map style:condition="cell-content()=100" style:apply-style-name="Excel_5f_CondFormat_5f_1_5f_1_5f_6" style:base-cell-address="City.D54"/>
      <style:map style:condition="cell-content()&gt;101" style:apply-style-name="Excel_5f_CondFormat_5f_1_5f_1_5f_7" style:base-cell-address="City.D54"/>
      <style:map style:condition="cell-content()=6" style:apply-style-name="Trees" style:base-cell-address="City.D54"/>
      <style:map style:condition="cell-content()=5" style:apply-style-name="Trees1" style:base-cell-address="City.D54"/>
      <style:map style:condition="cell-content()=11" style:apply-style-name="Yellow_20_Flower" style:base-cell-address="City.D54"/>
      <style:map style:condition="cell-content()=12" style:apply-style-name="Blue_20_Flower" style:base-cell-address="City.D54"/>
      <style:map style:condition="cell-content()=13" style:apply-style-name="Pink_20_Flowers" style:base-cell-address="City.D54"/>
    </style:style>
    <style:style style:name="ce38" style:family="table-cell" style:parent-style-name="Default">
      <style:table-cell-properties fo:border="none" fo:padding="0.028in"/>
      <style:map style:condition="cell-content()=0" style:apply-style-name="Open_20_Space" style:base-cell-address="City.D55"/>
      <style:map style:condition="cell-content()=1" style:apply-style-name="Excel_5f_CondFormat_5f_1_5f_1_5f_2" style:base-cell-address="City.D55"/>
      <style:map style:condition="cell-content()=2" style:apply-style-name="Excel_5f_CondFormat_5f_1_5f_1_5f_3" style:base-cell-address="City.D55"/>
      <style:map style:condition="cell-content()=3" style:apply-style-name="Excel_5f_CondFormat_5f_1_5f_1_5f_4" style:base-cell-address="City.D55"/>
      <style:map style:condition="cell-content()=4" style:apply-style-name="Excel_5f_CondFormat_5f_1_5f_1_5f_5" style:base-cell-address="City.D55"/>
      <style:map style:condition="cell-content()=100" style:apply-style-name="Excel_5f_CondFormat_5f_1_5f_1_5f_6" style:base-cell-address="City.D55"/>
      <style:map style:condition="cell-content()&gt;101" style:apply-style-name="Excel_5f_CondFormat_5f_1_5f_1_5f_7" style:base-cell-address="City.D55"/>
      <style:map style:condition="cell-content()=6" style:apply-style-name="Trees" style:base-cell-address="City.D55"/>
      <style:map style:condition="cell-content()=5" style:apply-style-name="Trees1" style:base-cell-address="City.D55"/>
      <style:map style:condition="cell-content()=11" style:apply-style-name="Yellow_20_Flower" style:base-cell-address="City.D55"/>
      <style:map style:condition="cell-content()=12" style:apply-style-name="Blue_20_Flower" style:base-cell-address="City.D55"/>
      <style:map style:condition="cell-content()=13" style:apply-style-name="Pink_20_Flowers" style:base-cell-address="City.D55"/>
    </style:style>
    <style:style style:name="ce39" style:family="table-cell" style:parent-style-name="Default">
      <style:table-cell-properties fo:border="none" fo:padding="0.028in"/>
      <style:map style:condition="cell-content()=0" style:apply-style-name="Open_20_Space" style:base-cell-address="City.D56"/>
      <style:map style:condition="cell-content()=1" style:apply-style-name="Excel_5f_CondFormat_5f_1_5f_1_5f_2" style:base-cell-address="City.D56"/>
      <style:map style:condition="cell-content()=2" style:apply-style-name="Excel_5f_CondFormat_5f_1_5f_1_5f_3" style:base-cell-address="City.D56"/>
      <style:map style:condition="cell-content()=3" style:apply-style-name="Excel_5f_CondFormat_5f_1_5f_1_5f_4" style:base-cell-address="City.D56"/>
      <style:map style:condition="cell-content()=4" style:apply-style-name="Excel_5f_CondFormat_5f_1_5f_1_5f_5" style:base-cell-address="City.D56"/>
      <style:map style:condition="cell-content()=100" style:apply-style-name="Excel_5f_CondFormat_5f_1_5f_1_5f_6" style:base-cell-address="City.D56"/>
      <style:map style:condition="cell-content()&gt;101" style:apply-style-name="Excel_5f_CondFormat_5f_1_5f_1_5f_7" style:base-cell-address="City.D56"/>
      <style:map style:condition="cell-content()=6" style:apply-style-name="Trees" style:base-cell-address="City.D56"/>
      <style:map style:condition="cell-content()=5" style:apply-style-name="Trees1" style:base-cell-address="City.D56"/>
      <style:map style:condition="cell-content()=11" style:apply-style-name="Yellow_20_Flower" style:base-cell-address="City.D56"/>
      <style:map style:condition="cell-content()=12" style:apply-style-name="Blue_20_Flower" style:base-cell-address="City.D56"/>
      <style:map style:condition="cell-content()=13" style:apply-style-name="Pink_20_Flowers" style:base-cell-address="City.D56"/>
    </style:style>
    <style:style style:name="ce40" style:family="table-cell" style:parent-style-name="Default">
      <style:table-cell-properties fo:border="none" fo:padding="0.028in"/>
      <style:map style:condition="cell-content()=0" style:apply-style-name="Open_20_Space" style:base-cell-address="City.E46"/>
      <style:map style:condition="cell-content()=1" style:apply-style-name="Excel_5f_CondFormat_5f_1_5f_1_5f_2" style:base-cell-address="City.E46"/>
      <style:map style:condition="cell-content()=2" style:apply-style-name="Excel_5f_CondFormat_5f_1_5f_1_5f_3" style:base-cell-address="City.E46"/>
      <style:map style:condition="cell-content()=3" style:apply-style-name="Excel_5f_CondFormat_5f_1_5f_1_5f_4" style:base-cell-address="City.E46"/>
      <style:map style:condition="cell-content()=4" style:apply-style-name="Excel_5f_CondFormat_5f_1_5f_1_5f_5" style:base-cell-address="City.E46"/>
      <style:map style:condition="cell-content()=100" style:apply-style-name="Excel_5f_CondFormat_5f_1_5f_1_5f_6" style:base-cell-address="City.E46"/>
      <style:map style:condition="cell-content()&gt;101" style:apply-style-name="Excel_5f_CondFormat_5f_1_5f_1_5f_7" style:base-cell-address="City.E46"/>
      <style:map style:condition="cell-content()=6" style:apply-style-name="Trees" style:base-cell-address="City.E46"/>
      <style:map style:condition="cell-content()=5" style:apply-style-name="Trees1" style:base-cell-address="City.E46"/>
      <style:map style:condition="cell-content()=11" style:apply-style-name="Yellow_20_Flower" style:base-cell-address="City.E46"/>
      <style:map style:condition="cell-content()=12" style:apply-style-name="Blue_20_Flower" style:base-cell-address="City.E46"/>
      <style:map style:condition="cell-content()=13" style:apply-style-name="Pink_20_Flowers" style:base-cell-address="City.E46"/>
    </style:style>
    <style:style style:name="ce41" style:family="table-cell" style:parent-style-name="Default">
      <style:map style:condition="cell-content()=0" style:apply-style-name="Open_20_Space" style:base-cell-address="City.E47"/>
      <style:map style:condition="cell-content()=1" style:apply-style-name="Excel_5f_CondFormat_5f_1_5f_1_5f_2" style:base-cell-address="City.E47"/>
      <style:map style:condition="cell-content()=2" style:apply-style-name="Excel_5f_CondFormat_5f_1_5f_1_5f_3" style:base-cell-address="City.E47"/>
      <style:map style:condition="cell-content()=3" style:apply-style-name="Excel_5f_CondFormat_5f_1_5f_1_5f_4" style:base-cell-address="City.E47"/>
      <style:map style:condition="cell-content()=4" style:apply-style-name="Excel_5f_CondFormat_5f_1_5f_1_5f_5" style:base-cell-address="City.E47"/>
      <style:map style:condition="cell-content()=100" style:apply-style-name="Excel_5f_CondFormat_5f_1_5f_1_5f_6" style:base-cell-address="City.E47"/>
      <style:map style:condition="cell-content()&gt;101" style:apply-style-name="Excel_5f_CondFormat_5f_1_5f_1_5f_7" style:base-cell-address="City.E47"/>
      <style:map style:condition="cell-content()=6" style:apply-style-name="Trees" style:base-cell-address="City.E47"/>
      <style:map style:condition="cell-content()=5" style:apply-style-name="Trees1" style:base-cell-address="City.E47"/>
      <style:map style:condition="cell-content()=11" style:apply-style-name="Yellow_20_Flower" style:base-cell-address="City.E47"/>
      <style:map style:condition="cell-content()=12" style:apply-style-name="Blue_20_Flower" style:base-cell-address="City.E47"/>
      <style:map style:condition="cell-content()=13" style:apply-style-name="Pink_20_Flowers" style:base-cell-address="City.E47"/>
    </style:style>
    <style:style style:name="ce42" style:family="table-cell" style:parent-style-name="Default">
      <style:table-cell-properties fo:border="none" fo:padding="0.028in"/>
      <style:map style:condition="cell-content()=0" style:apply-style-name="Open_20_Space" style:base-cell-address="City.F46"/>
      <style:map style:condition="cell-content()=1" style:apply-style-name="Excel_5f_CondFormat_5f_1_5f_1_5f_2" style:base-cell-address="City.F46"/>
      <style:map style:condition="cell-content()=2" style:apply-style-name="Excel_5f_CondFormat_5f_1_5f_1_5f_3" style:base-cell-address="City.F46"/>
      <style:map style:condition="cell-content()=3" style:apply-style-name="Excel_5f_CondFormat_5f_1_5f_1_5f_4" style:base-cell-address="City.F46"/>
      <style:map style:condition="cell-content()=4" style:apply-style-name="Excel_5f_CondFormat_5f_1_5f_1_5f_5" style:base-cell-address="City.F46"/>
      <style:map style:condition="cell-content()=100" style:apply-style-name="Excel_5f_CondFormat_5f_1_5f_1_5f_6" style:base-cell-address="City.F46"/>
      <style:map style:condition="cell-content()&gt;101" style:apply-style-name="Excel_5f_CondFormat_5f_1_5f_1_5f_7" style:base-cell-address="City.F46"/>
      <style:map style:condition="cell-content()=6" style:apply-style-name="Trees" style:base-cell-address="City.F46"/>
      <style:map style:condition="cell-content()=5" style:apply-style-name="Trees1" style:base-cell-address="City.F46"/>
      <style:map style:condition="cell-content()=11" style:apply-style-name="Yellow_20_Flower" style:base-cell-address="City.F46"/>
      <style:map style:condition="cell-content()=12" style:apply-style-name="Blue_20_Flower" style:base-cell-address="City.F46"/>
      <style:map style:condition="cell-content()=13" style:apply-style-name="Pink_20_Flowers" style:base-cell-address="City.F46"/>
    </style:style>
    <style:style style:name="ce43" style:family="table-cell" style:parent-style-name="Default">
      <style:table-cell-properties fo:border="none" fo:padding="0.028in"/>
      <style:map style:condition="cell-content()=0" style:apply-style-name="Open_20_Space" style:base-cell-address="City.G46"/>
      <style:map style:condition="cell-content()=1" style:apply-style-name="Excel_5f_CondFormat_5f_1_5f_1_5f_2" style:base-cell-address="City.G46"/>
      <style:map style:condition="cell-content()=2" style:apply-style-name="Excel_5f_CondFormat_5f_1_5f_1_5f_3" style:base-cell-address="City.G46"/>
      <style:map style:condition="cell-content()=3" style:apply-style-name="Excel_5f_CondFormat_5f_1_5f_1_5f_4" style:base-cell-address="City.G46"/>
      <style:map style:condition="cell-content()=4" style:apply-style-name="Excel_5f_CondFormat_5f_1_5f_1_5f_5" style:base-cell-address="City.G46"/>
      <style:map style:condition="cell-content()=100" style:apply-style-name="Excel_5f_CondFormat_5f_1_5f_1_5f_6" style:base-cell-address="City.G46"/>
      <style:map style:condition="cell-content()&gt;101" style:apply-style-name="Excel_5f_CondFormat_5f_1_5f_1_5f_7" style:base-cell-address="City.G46"/>
      <style:map style:condition="cell-content()=6" style:apply-style-name="Trees" style:base-cell-address="City.G46"/>
      <style:map style:condition="cell-content()=5" style:apply-style-name="Trees1" style:base-cell-address="City.G46"/>
      <style:map style:condition="cell-content()=11" style:apply-style-name="Yellow_20_Flower" style:base-cell-address="City.G46"/>
      <style:map style:condition="cell-content()=12" style:apply-style-name="Blue_20_Flower" style:base-cell-address="City.G46"/>
      <style:map style:condition="cell-content()=13" style:apply-style-name="Pink_20_Flowers" style:base-cell-address="City.G46"/>
    </style:style>
    <style:style style:name="ce44" style:family="table-cell" style:parent-style-name="Default">
      <style:table-cell-properties fo:border="none" fo:padding="0.028in"/>
      <style:map style:condition="cell-content()=0" style:apply-style-name="Open_20_Space" style:base-cell-address="City.H46"/>
      <style:map style:condition="cell-content()=1" style:apply-style-name="Excel_5f_CondFormat_5f_1_5f_1_5f_2" style:base-cell-address="City.H46"/>
      <style:map style:condition="cell-content()=2" style:apply-style-name="Excel_5f_CondFormat_5f_1_5f_1_5f_3" style:base-cell-address="City.H46"/>
      <style:map style:condition="cell-content()=3" style:apply-style-name="Excel_5f_CondFormat_5f_1_5f_1_5f_4" style:base-cell-address="City.H46"/>
      <style:map style:condition="cell-content()=4" style:apply-style-name="Excel_5f_CondFormat_5f_1_5f_1_5f_5" style:base-cell-address="City.H46"/>
      <style:map style:condition="cell-content()=100" style:apply-style-name="Excel_5f_CondFormat_5f_1_5f_1_5f_6" style:base-cell-address="City.H46"/>
      <style:map style:condition="cell-content()&gt;101" style:apply-style-name="Excel_5f_CondFormat_5f_1_5f_1_5f_7" style:base-cell-address="City.H46"/>
      <style:map style:condition="cell-content()=6" style:apply-style-name="Trees" style:base-cell-address="City.H46"/>
      <style:map style:condition="cell-content()=5" style:apply-style-name="Trees1" style:base-cell-address="City.H46"/>
      <style:map style:condition="cell-content()=11" style:apply-style-name="Yellow_20_Flower" style:base-cell-address="City.H46"/>
      <style:map style:condition="cell-content()=12" style:apply-style-name="Blue_20_Flower" style:base-cell-address="City.H46"/>
      <style:map style:condition="cell-content()=13" style:apply-style-name="Pink_20_Flowers" style:base-cell-address="City.H46"/>
    </style:style>
    <style:style style:name="ce45" style:family="table-cell" style:parent-style-name="Default">
      <style:table-cell-properties fo:border="none" fo:padding="0.028in"/>
      <style:map style:condition="cell-content()=0" style:apply-style-name="Open_20_Space" style:base-cell-address="City.I46"/>
      <style:map style:condition="cell-content()=1" style:apply-style-name="Excel_5f_CondFormat_5f_1_5f_1_5f_2" style:base-cell-address="City.I46"/>
      <style:map style:condition="cell-content()=2" style:apply-style-name="Excel_5f_CondFormat_5f_1_5f_1_5f_3" style:base-cell-address="City.I46"/>
      <style:map style:condition="cell-content()=3" style:apply-style-name="Excel_5f_CondFormat_5f_1_5f_1_5f_4" style:base-cell-address="City.I46"/>
      <style:map style:condition="cell-content()=4" style:apply-style-name="Excel_5f_CondFormat_5f_1_5f_1_5f_5" style:base-cell-address="City.I46"/>
      <style:map style:condition="cell-content()=100" style:apply-style-name="Excel_5f_CondFormat_5f_1_5f_1_5f_6" style:base-cell-address="City.I46"/>
      <style:map style:condition="cell-content()&gt;101" style:apply-style-name="Excel_5f_CondFormat_5f_1_5f_1_5f_7" style:base-cell-address="City.I46"/>
      <style:map style:condition="cell-content()=6" style:apply-style-name="Trees" style:base-cell-address="City.I46"/>
      <style:map style:condition="cell-content()=5" style:apply-style-name="Trees1" style:base-cell-address="City.I46"/>
      <style:map style:condition="cell-content()=11" style:apply-style-name="Yellow_20_Flower" style:base-cell-address="City.I46"/>
      <style:map style:condition="cell-content()=12" style:apply-style-name="Blue_20_Flower" style:base-cell-address="City.I46"/>
      <style:map style:condition="cell-content()=13" style:apply-style-name="Pink_20_Flowers" style:base-cell-address="City.I46"/>
    </style:style>
    <style:style style:name="ce46" style:family="table-cell" style:parent-style-name="Default">
      <style:table-cell-properties fo:border="none" fo:padding="0.028in"/>
      <style:map style:condition="cell-content()=0" style:apply-style-name="Open_20_Space" style:base-cell-address="City.J46"/>
      <style:map style:condition="cell-content()=1" style:apply-style-name="Excel_5f_CondFormat_5f_1_5f_1_5f_2" style:base-cell-address="City.J46"/>
      <style:map style:condition="cell-content()=2" style:apply-style-name="Excel_5f_CondFormat_5f_1_5f_1_5f_3" style:base-cell-address="City.J46"/>
      <style:map style:condition="cell-content()=3" style:apply-style-name="Excel_5f_CondFormat_5f_1_5f_1_5f_4" style:base-cell-address="City.J46"/>
      <style:map style:condition="cell-content()=4" style:apply-style-name="Excel_5f_CondFormat_5f_1_5f_1_5f_5" style:base-cell-address="City.J46"/>
      <style:map style:condition="cell-content()=100" style:apply-style-name="Excel_5f_CondFormat_5f_1_5f_1_5f_6" style:base-cell-address="City.J46"/>
      <style:map style:condition="cell-content()&gt;101" style:apply-style-name="Excel_5f_CondFormat_5f_1_5f_1_5f_7" style:base-cell-address="City.J46"/>
      <style:map style:condition="cell-content()=6" style:apply-style-name="Trees" style:base-cell-address="City.J46"/>
      <style:map style:condition="cell-content()=5" style:apply-style-name="Trees1" style:base-cell-address="City.J46"/>
      <style:map style:condition="cell-content()=11" style:apply-style-name="Yellow_20_Flower" style:base-cell-address="City.J46"/>
      <style:map style:condition="cell-content()=12" style:apply-style-name="Blue_20_Flower" style:base-cell-address="City.J46"/>
      <style:map style:condition="cell-content()=13" style:apply-style-name="Pink_20_Flowers" style:base-cell-address="City.J46"/>
    </style:style>
    <style:style style:name="ce47" style:family="table-cell" style:parent-style-name="Default"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48" style:family="table-cell" style:parent-style-name="Default">
      <style:table-cell-properties fo:border="none" fo:padding="0.028in"/>
      <style:map style:condition="cell-content()=0" style:apply-style-name="Open_20_Space" style:base-cell-address="City.K46"/>
      <style:map style:condition="cell-content()=1" style:apply-style-name="Excel_5f_CondFormat_5f_1_5f_1_5f_2" style:base-cell-address="City.K46"/>
      <style:map style:condition="cell-content()=2" style:apply-style-name="Excel_5f_CondFormat_5f_1_5f_1_5f_3" style:base-cell-address="City.K46"/>
      <style:map style:condition="cell-content()=3" style:apply-style-name="Excel_5f_CondFormat_5f_1_5f_1_5f_4" style:base-cell-address="City.K46"/>
      <style:map style:condition="cell-content()=4" style:apply-style-name="Excel_5f_CondFormat_5f_1_5f_1_5f_5" style:base-cell-address="City.K46"/>
      <style:map style:condition="cell-content()=100" style:apply-style-name="Excel_5f_CondFormat_5f_1_5f_1_5f_6" style:base-cell-address="City.K46"/>
      <style:map style:condition="cell-content()&gt;101" style:apply-style-name="Excel_5f_CondFormat_5f_1_5f_1_5f_7" style:base-cell-address="City.K46"/>
      <style:map style:condition="cell-content()=6" style:apply-style-name="Trees" style:base-cell-address="City.K46"/>
      <style:map style:condition="cell-content()=5" style:apply-style-name="Trees1" style:base-cell-address="City.K46"/>
      <style:map style:condition="cell-content()=11" style:apply-style-name="Yellow_20_Flower" style:base-cell-address="City.K46"/>
      <style:map style:condition="cell-content()=12" style:apply-style-name="Blue_20_Flower" style:base-cell-address="City.K46"/>
      <style:map style:condition="cell-content()=13" style:apply-style-name="Pink_20_Flowers" style:base-cell-address="City.K46"/>
    </style:style>
    <style:style style:name="ce49" style:family="table-cell" style:parent-style-name="Default">
      <style:table-cell-properties fo:border="none" fo:padding="0.028in"/>
      <style:map style:condition="cell-content()=0" style:apply-style-name="Open_20_Space" style:base-cell-address="City.L46"/>
      <style:map style:condition="cell-content()=1" style:apply-style-name="Excel_5f_CondFormat_5f_1_5f_1_5f_2" style:base-cell-address="City.L46"/>
      <style:map style:condition="cell-content()=2" style:apply-style-name="Excel_5f_CondFormat_5f_1_5f_1_5f_3" style:base-cell-address="City.L46"/>
      <style:map style:condition="cell-content()=3" style:apply-style-name="Excel_5f_CondFormat_5f_1_5f_1_5f_4" style:base-cell-address="City.L46"/>
      <style:map style:condition="cell-content()=4" style:apply-style-name="Excel_5f_CondFormat_5f_1_5f_1_5f_5" style:base-cell-address="City.L46"/>
      <style:map style:condition="cell-content()=100" style:apply-style-name="Excel_5f_CondFormat_5f_1_5f_1_5f_6" style:base-cell-address="City.L46"/>
      <style:map style:condition="cell-content()&gt;101" style:apply-style-name="Excel_5f_CondFormat_5f_1_5f_1_5f_7" style:base-cell-address="City.L46"/>
      <style:map style:condition="cell-content()=6" style:apply-style-name="Trees" style:base-cell-address="City.L46"/>
      <style:map style:condition="cell-content()=5" style:apply-style-name="Trees1" style:base-cell-address="City.L46"/>
      <style:map style:condition="cell-content()=11" style:apply-style-name="Yellow_20_Flower" style:base-cell-address="City.L46"/>
      <style:map style:condition="cell-content()=12" style:apply-style-name="Blue_20_Flower" style:base-cell-address="City.L46"/>
      <style:map style:condition="cell-content()=13" style:apply-style-name="Pink_20_Flowers" style:base-cell-address="City.L46"/>
    </style:style>
    <style:style style:name="ce50" style:family="table-cell" style:parent-style-name="Default">
      <style:table-cell-properties fo:border="none" fo:padding="0.028in"/>
      <style:map style:condition="cell-content()=0" style:apply-style-name="Open_20_Space" style:base-cell-address="City.M46"/>
      <style:map style:condition="cell-content()=1" style:apply-style-name="Excel_5f_CondFormat_5f_1_5f_1_5f_2" style:base-cell-address="City.M46"/>
      <style:map style:condition="cell-content()=2" style:apply-style-name="Excel_5f_CondFormat_5f_1_5f_1_5f_3" style:base-cell-address="City.M46"/>
      <style:map style:condition="cell-content()=3" style:apply-style-name="Excel_5f_CondFormat_5f_1_5f_1_5f_4" style:base-cell-address="City.M46"/>
      <style:map style:condition="cell-content()=4" style:apply-style-name="Excel_5f_CondFormat_5f_1_5f_1_5f_5" style:base-cell-address="City.M46"/>
      <style:map style:condition="cell-content()=100" style:apply-style-name="Excel_5f_CondFormat_5f_1_5f_1_5f_6" style:base-cell-address="City.M46"/>
      <style:map style:condition="cell-content()&gt;101" style:apply-style-name="Excel_5f_CondFormat_5f_1_5f_1_5f_7" style:base-cell-address="City.M46"/>
      <style:map style:condition="cell-content()=6" style:apply-style-name="Trees" style:base-cell-address="City.M46"/>
      <style:map style:condition="cell-content()=5" style:apply-style-name="Trees1" style:base-cell-address="City.M46"/>
      <style:map style:condition="cell-content()=11" style:apply-style-name="Yellow_20_Flower" style:base-cell-address="City.M46"/>
      <style:map style:condition="cell-content()=12" style:apply-style-name="Blue_20_Flower" style:base-cell-address="City.M46"/>
      <style:map style:condition="cell-content()=13" style:apply-style-name="Pink_20_Flowers" style:base-cell-address="City.M46"/>
    </style:style>
    <style:style style:name="ce51" style:family="table-cell" style:parent-style-name="Default">
      <style:map style:condition="cell-content()=0" style:apply-style-name="Open_20_Space" style:base-cell-address="City.W47"/>
      <style:map style:condition="cell-content()=1" style:apply-style-name="Excel_5f_CondFormat_5f_1_5f_1_5f_2" style:base-cell-address="City.W47"/>
      <style:map style:condition="cell-content()=2" style:apply-style-name="Excel_5f_CondFormat_5f_1_5f_1_5f_3" style:base-cell-address="City.W47"/>
      <style:map style:condition="cell-content()=3" style:apply-style-name="Excel_5f_CondFormat_5f_1_5f_1_5f_4" style:base-cell-address="City.W47"/>
      <style:map style:condition="cell-content()=4" style:apply-style-name="Excel_5f_CondFormat_5f_1_5f_1_5f_5" style:base-cell-address="City.W47"/>
      <style:map style:condition="cell-content()=100" style:apply-style-name="Excel_5f_CondFormat_5f_1_5f_1_5f_6" style:base-cell-address="City.W47"/>
      <style:map style:condition="cell-content()&gt;101" style:apply-style-name="Excel_5f_CondFormat_5f_1_5f_1_5f_7" style:base-cell-address="City.W47"/>
      <style:map style:condition="cell-content()=6" style:apply-style-name="Trees" style:base-cell-address="City.W47"/>
      <style:map style:condition="cell-content()=5" style:apply-style-name="Trees1" style:base-cell-address="City.W47"/>
      <style:map style:condition="cell-content()=11" style:apply-style-name="Yellow_20_Flower" style:base-cell-address="City.W47"/>
      <style:map style:condition="cell-content()=12" style:apply-style-name="Blue_20_Flower" style:base-cell-address="City.W47"/>
      <style:map style:condition="cell-content()=13" style:apply-style-name="Pink_20_Flowers" style:base-cell-address="City.W47"/>
    </style:style>
    <style:style style:name="ce52" style:family="table-cell" style:parent-style-name="Default">
      <style:map style:condition="cell-content()=0" style:apply-style-name="Open_20_Space" style:base-cell-address="City.W58"/>
      <style:map style:condition="cell-content()=1" style:apply-style-name="Excel_5f_CondFormat_5f_1_5f_1_5f_2" style:base-cell-address="City.W58"/>
      <style:map style:condition="cell-content()=2" style:apply-style-name="Excel_5f_CondFormat_5f_1_5f_1_5f_3" style:base-cell-address="City.W58"/>
      <style:map style:condition="cell-content()=3" style:apply-style-name="Excel_5f_CondFormat_5f_1_5f_1_5f_4" style:base-cell-address="City.W58"/>
      <style:map style:condition="cell-content()=4" style:apply-style-name="Excel_5f_CondFormat_5f_1_5f_1_5f_5" style:base-cell-address="City.W58"/>
      <style:map style:condition="cell-content()=100" style:apply-style-name="Excel_5f_CondFormat_5f_1_5f_1_5f_6" style:base-cell-address="City.W58"/>
      <style:map style:condition="cell-content()&gt;101" style:apply-style-name="Excel_5f_CondFormat_5f_1_5f_1_5f_7" style:base-cell-address="City.W58"/>
      <style:map style:condition="cell-content()=6" style:apply-style-name="Trees" style:base-cell-address="City.W58"/>
      <style:map style:condition="cell-content()=5" style:apply-style-name="Trees1" style:base-cell-address="City.W58"/>
      <style:map style:condition="cell-content()=11" style:apply-style-name="Yellow_20_Flower" style:base-cell-address="City.W58"/>
      <style:map style:condition="cell-content()=12" style:apply-style-name="Blue_20_Flower" style:base-cell-address="City.W58"/>
      <style:map style:condition="cell-content()=13" style:apply-style-name="Pink_20_Flowers" style:base-cell-address="City.W58"/>
    </style:style>
    <style:style style:name="ce53" style:family="table-cell" style:parent-style-name="Default">
      <style:map style:condition="cell-content()=0" style:apply-style-name="Open_20_Space" style:base-cell-address="City.AG47"/>
      <style:map style:condition="cell-content()=1" style:apply-style-name="Excel_5f_CondFormat_5f_1_5f_1_5f_2" style:base-cell-address="City.AG47"/>
      <style:map style:condition="cell-content()=2" style:apply-style-name="Excel_5f_CondFormat_5f_1_5f_1_5f_3" style:base-cell-address="City.AG47"/>
      <style:map style:condition="cell-content()=3" style:apply-style-name="Excel_5f_CondFormat_5f_1_5f_1_5f_4" style:base-cell-address="City.AG47"/>
      <style:map style:condition="cell-content()=4" style:apply-style-name="Excel_5f_CondFormat_5f_1_5f_1_5f_5" style:base-cell-address="City.AG47"/>
      <style:map style:condition="cell-content()=100" style:apply-style-name="Excel_5f_CondFormat_5f_1_5f_1_5f_6" style:base-cell-address="City.AG47"/>
      <style:map style:condition="cell-content()&gt;101" style:apply-style-name="Excel_5f_CondFormat_5f_1_5f_1_5f_7" style:base-cell-address="City.AG47"/>
      <style:map style:condition="cell-content()=6" style:apply-style-name="Trees" style:base-cell-address="City.AG47"/>
      <style:map style:condition="cell-content()=5" style:apply-style-name="Trees1" style:base-cell-address="City.AG47"/>
      <style:map style:condition="cell-content()=11" style:apply-style-name="Yellow_20_Flower" style:base-cell-address="City.AG47"/>
      <style:map style:condition="cell-content()=12" style:apply-style-name="Blue_20_Flower" style:base-cell-address="City.AG47"/>
      <style:map style:condition="cell-content()=13" style:apply-style-name="Pink_20_Flowers" style:base-cell-address="City.AG47"/>
    </style:style>
    <style:style style:name="ce54" style:family="table-cell" style:parent-style-name="Default">
      <style:map style:condition="cell-content()=0" style:apply-style-name="Open_20_Space" style:base-cell-address="City.AG58"/>
      <style:map style:condition="cell-content()=1" style:apply-style-name="Excel_5f_CondFormat_5f_1_5f_1_5f_2" style:base-cell-address="City.AG58"/>
      <style:map style:condition="cell-content()=2" style:apply-style-name="Excel_5f_CondFormat_5f_1_5f_1_5f_3" style:base-cell-address="City.AG58"/>
      <style:map style:condition="cell-content()=3" style:apply-style-name="Excel_5f_CondFormat_5f_1_5f_1_5f_4" style:base-cell-address="City.AG58"/>
      <style:map style:condition="cell-content()=4" style:apply-style-name="Excel_5f_CondFormat_5f_1_5f_1_5f_5" style:base-cell-address="City.AG58"/>
      <style:map style:condition="cell-content()=100" style:apply-style-name="Excel_5f_CondFormat_5f_1_5f_1_5f_6" style:base-cell-address="City.AG58"/>
      <style:map style:condition="cell-content()&gt;101" style:apply-style-name="Excel_5f_CondFormat_5f_1_5f_1_5f_7" style:base-cell-address="City.AG58"/>
      <style:map style:condition="cell-content()=6" style:apply-style-name="Trees" style:base-cell-address="City.AG58"/>
      <style:map style:condition="cell-content()=5" style:apply-style-name="Trees1" style:base-cell-address="City.AG58"/>
      <style:map style:condition="cell-content()=11" style:apply-style-name="Yellow_20_Flower" style:base-cell-address="City.AG58"/>
      <style:map style:condition="cell-content()=12" style:apply-style-name="Blue_20_Flower" style:base-cell-address="City.AG58"/>
      <style:map style:condition="cell-content()=13" style:apply-style-name="Pink_20_Flowers" style:base-cell-address="City.AG58"/>
    </style:style>
    <style:style style:name="ce55" style:family="table-cell" style:parent-style-name="Default">
      <style:table-cell-properties fo:border="none" fo:padding="0.028in"/>
      <style:map style:condition="cell-content()=0" style:apply-style-name="Open_20_Space" style:base-cell-address="City.AP78"/>
      <style:map style:condition="cell-content()=1" style:apply-style-name="Excel_5f_CondFormat_5f_1_5f_1_5f_2" style:base-cell-address="City.AP78"/>
      <style:map style:condition="cell-content()=2" style:apply-style-name="Excel_5f_CondFormat_5f_1_5f_1_5f_3" style:base-cell-address="City.AP78"/>
      <style:map style:condition="cell-content()=3" style:apply-style-name="Excel_5f_CondFormat_5f_1_5f_1_5f_4" style:base-cell-address="City.AP78"/>
      <style:map style:condition="cell-content()=4" style:apply-style-name="Excel_5f_CondFormat_5f_1_5f_1_5f_5" style:base-cell-address="City.AP78"/>
      <style:map style:condition="cell-content()=100" style:apply-style-name="Excel_5f_CondFormat_5f_1_5f_1_5f_6" style:base-cell-address="City.AP78"/>
      <style:map style:condition="cell-content()&gt;101" style:apply-style-name="Excel_5f_CondFormat_5f_1_5f_1_5f_7" style:base-cell-address="City.AP78"/>
      <style:map style:condition="cell-content()=6" style:apply-style-name="Trees" style:base-cell-address="City.AP78"/>
      <style:map style:condition="cell-content()=5" style:apply-style-name="Trees1" style:base-cell-address="City.AP78"/>
      <style:map style:condition="cell-content()=11" style:apply-style-name="Yellow_20_Flower" style:base-cell-address="City.AP78"/>
      <style:map style:condition="cell-content()=12" style:apply-style-name="Blue_20_Flower" style:base-cell-address="City.AP78"/>
      <style:map style:condition="cell-content()=13" style:apply-style-name="Pink_20_Flowers" style:base-cell-address="City.AP78"/>
    </style:style>
    <style:style style:name="ce56" style:family="table-cell" style:parent-style-name="Default">
      <style:table-cell-properties fo:border="none" fo:padding="0.028in"/>
      <style:map style:condition="cell-content()=0" style:apply-style-name="Open_20_Space" style:base-cell-address="City.AQ77"/>
      <style:map style:condition="cell-content()=1" style:apply-style-name="Excel_5f_CondFormat_5f_1_5f_1_5f_2" style:base-cell-address="City.AQ77"/>
      <style:map style:condition="cell-content()=2" style:apply-style-name="Excel_5f_CondFormat_5f_1_5f_1_5f_3" style:base-cell-address="City.AQ77"/>
      <style:map style:condition="cell-content()=3" style:apply-style-name="Excel_5f_CondFormat_5f_1_5f_1_5f_4" style:base-cell-address="City.AQ77"/>
      <style:map style:condition="cell-content()=4" style:apply-style-name="Excel_5f_CondFormat_5f_1_5f_1_5f_5" style:base-cell-address="City.AQ77"/>
      <style:map style:condition="cell-content()=100" style:apply-style-name="Excel_5f_CondFormat_5f_1_5f_1_5f_6" style:base-cell-address="City.AQ77"/>
      <style:map style:condition="cell-content()&gt;101" style:apply-style-name="Excel_5f_CondFormat_5f_1_5f_1_5f_7" style:base-cell-address="City.AQ77"/>
      <style:map style:condition="cell-content()=6" style:apply-style-name="Trees" style:base-cell-address="City.AQ77"/>
      <style:map style:condition="cell-content()=5" style:apply-style-name="Trees1" style:base-cell-address="City.AQ77"/>
      <style:map style:condition="cell-content()=11" style:apply-style-name="Yellow_20_Flower" style:base-cell-address="City.AQ77"/>
      <style:map style:condition="cell-content()=12" style:apply-style-name="Blue_20_Flower" style:base-cell-address="City.AQ77"/>
      <style:map style:condition="cell-content()=13" style:apply-style-name="Pink_20_Flowers" style:base-cell-address="City.AQ77"/>
    </style:style>
    <style:style style:name="ce57" style:family="table-cell" style:parent-style-name="Default">
      <style:table-cell-properties fo:border="none" fo:padding="0.028in"/>
      <style:map style:condition="cell-content()=0" style:apply-style-name="Open_20_Space" style:base-cell-address="City.AR76"/>
      <style:map style:condition="cell-content()=1" style:apply-style-name="Excel_5f_CondFormat_5f_1_5f_1_5f_2" style:base-cell-address="City.AR76"/>
      <style:map style:condition="cell-content()=2" style:apply-style-name="Excel_5f_CondFormat_5f_1_5f_1_5f_3" style:base-cell-address="City.AR76"/>
      <style:map style:condition="cell-content()=3" style:apply-style-name="Excel_5f_CondFormat_5f_1_5f_1_5f_4" style:base-cell-address="City.AR76"/>
      <style:map style:condition="cell-content()=4" style:apply-style-name="Excel_5f_CondFormat_5f_1_5f_1_5f_5" style:base-cell-address="City.AR76"/>
      <style:map style:condition="cell-content()=100" style:apply-style-name="Excel_5f_CondFormat_5f_1_5f_1_5f_6" style:base-cell-address="City.AR76"/>
      <style:map style:condition="cell-content()&gt;101" style:apply-style-name="Excel_5f_CondFormat_5f_1_5f_1_5f_7" style:base-cell-address="City.AR76"/>
      <style:map style:condition="cell-content()=6" style:apply-style-name="Trees" style:base-cell-address="City.AR76"/>
      <style:map style:condition="cell-content()=5" style:apply-style-name="Trees1" style:base-cell-address="City.AR76"/>
      <style:map style:condition="cell-content()=11" style:apply-style-name="Yellow_20_Flower" style:base-cell-address="City.AR76"/>
      <style:map style:condition="cell-content()=12" style:apply-style-name="Blue_20_Flower" style:base-cell-address="City.AR76"/>
      <style:map style:condition="cell-content()=13" style:apply-style-name="Pink_20_Flowers" style:base-cell-address="City.AR76"/>
    </style:style>
    <style:style style:name="ce58" style:family="table-cell" style:parent-style-name="Yellow_20_Flower">
      <style:table-cell-properties fo:border="none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59" style:family="table-cell" style:parent-style-name="Default">
      <style:table-cell-properties fo:border="none" fo:padding="0.028in"/>
      <style:map style:condition="cell-content()=0" style:apply-style-name="Open_20_Space" style:base-cell-address="City.AS75"/>
      <style:map style:condition="cell-content()=1" style:apply-style-name="Excel_5f_CondFormat_5f_1_5f_1_5f_2" style:base-cell-address="City.AS75"/>
      <style:map style:condition="cell-content()=2" style:apply-style-name="Excel_5f_CondFormat_5f_1_5f_1_5f_3" style:base-cell-address="City.AS75"/>
      <style:map style:condition="cell-content()=3" style:apply-style-name="Excel_5f_CondFormat_5f_1_5f_1_5f_4" style:base-cell-address="City.AS75"/>
      <style:map style:condition="cell-content()=4" style:apply-style-name="Excel_5f_CondFormat_5f_1_5f_1_5f_5" style:base-cell-address="City.AS75"/>
      <style:map style:condition="cell-content()=100" style:apply-style-name="Excel_5f_CondFormat_5f_1_5f_1_5f_6" style:base-cell-address="City.AS75"/>
      <style:map style:condition="cell-content()&gt;101" style:apply-style-name="Excel_5f_CondFormat_5f_1_5f_1_5f_7" style:base-cell-address="City.AS75"/>
      <style:map style:condition="cell-content()=6" style:apply-style-name="Trees" style:base-cell-address="City.AS75"/>
      <style:map style:condition="cell-content()=5" style:apply-style-name="Trees1" style:base-cell-address="City.AS75"/>
      <style:map style:condition="cell-content()=11" style:apply-style-name="Yellow_20_Flower" style:base-cell-address="City.AS75"/>
      <style:map style:condition="cell-content()=12" style:apply-style-name="Blue_20_Flower" style:base-cell-address="City.AS75"/>
      <style:map style:condition="cell-content()=13" style:apply-style-name="Pink_20_Flowers" style:base-cell-address="City.AS75"/>
    </style:style>
    <style:style style:name="ce60" style:family="table-cell" style:parent-style-name="Default">
      <style:table-cell-properties fo:border="none" fo:padding="0.028in"/>
      <style:map style:condition="cell-content()=0" style:apply-style-name="Open_20_Space" style:base-cell-address="City.AS78"/>
      <style:map style:condition="cell-content()=1" style:apply-style-name="Excel_5f_CondFormat_5f_1_5f_1_5f_2" style:base-cell-address="City.AS78"/>
      <style:map style:condition="cell-content()=2" style:apply-style-name="Excel_5f_CondFormat_5f_1_5f_1_5f_3" style:base-cell-address="City.AS78"/>
      <style:map style:condition="cell-content()=3" style:apply-style-name="Excel_5f_CondFormat_5f_1_5f_1_5f_4" style:base-cell-address="City.AS78"/>
      <style:map style:condition="cell-content()=4" style:apply-style-name="Excel_5f_CondFormat_5f_1_5f_1_5f_5" style:base-cell-address="City.AS78"/>
      <style:map style:condition="cell-content()=100" style:apply-style-name="Excel_5f_CondFormat_5f_1_5f_1_5f_6" style:base-cell-address="City.AS78"/>
      <style:map style:condition="cell-content()&gt;101" style:apply-style-name="Excel_5f_CondFormat_5f_1_5f_1_5f_7" style:base-cell-address="City.AS78"/>
      <style:map style:condition="cell-content()=6" style:apply-style-name="Trees" style:base-cell-address="City.AS78"/>
      <style:map style:condition="cell-content()=5" style:apply-style-name="Trees1" style:base-cell-address="City.AS78"/>
      <style:map style:condition="cell-content()=11" style:apply-style-name="Yellow_20_Flower" style:base-cell-address="City.AS78"/>
      <style:map style:condition="cell-content()=12" style:apply-style-name="Blue_20_Flower" style:base-cell-address="City.AS78"/>
      <style:map style:condition="cell-content()=13" style:apply-style-name="Pink_20_Flowers" style:base-cell-address="City.AS78"/>
    </style:style>
    <style:style style:name="ce61" style:family="table-cell" style:parent-style-name="Default">
      <style:table-cell-properties fo:border="none" fo:padding="0.028in"/>
      <style:map style:condition="cell-content()=0" style:apply-style-name="Open_20_Space" style:base-cell-address="City.AT74"/>
      <style:map style:condition="cell-content()=1" style:apply-style-name="Excel_5f_CondFormat_5f_1_5f_1_5f_2" style:base-cell-address="City.AT74"/>
      <style:map style:condition="cell-content()=2" style:apply-style-name="Excel_5f_CondFormat_5f_1_5f_1_5f_3" style:base-cell-address="City.AT74"/>
      <style:map style:condition="cell-content()=3" style:apply-style-name="Excel_5f_CondFormat_5f_1_5f_1_5f_4" style:base-cell-address="City.AT74"/>
      <style:map style:condition="cell-content()=4" style:apply-style-name="Excel_5f_CondFormat_5f_1_5f_1_5f_5" style:base-cell-address="City.AT74"/>
      <style:map style:condition="cell-content()=100" style:apply-style-name="Excel_5f_CondFormat_5f_1_5f_1_5f_6" style:base-cell-address="City.AT74"/>
      <style:map style:condition="cell-content()&gt;101" style:apply-style-name="Excel_5f_CondFormat_5f_1_5f_1_5f_7" style:base-cell-address="City.AT74"/>
      <style:map style:condition="cell-content()=6" style:apply-style-name="Trees" style:base-cell-address="City.AT74"/>
      <style:map style:condition="cell-content()=5" style:apply-style-name="Trees1" style:base-cell-address="City.AT74"/>
      <style:map style:condition="cell-content()=11" style:apply-style-name="Yellow_20_Flower" style:base-cell-address="City.AT74"/>
      <style:map style:condition="cell-content()=12" style:apply-style-name="Blue_20_Flower" style:base-cell-address="City.AT74"/>
      <style:map style:condition="cell-content()=13" style:apply-style-name="Pink_20_Flowers" style:base-cell-address="City.AT74"/>
    </style:style>
    <style:style style:name="ce62" style:family="table-cell" style:parent-style-name="Default">
      <style:table-cell-properties fo:border="none" fo:padding="0.028in"/>
      <style:map style:condition="cell-content()=0" style:apply-style-name="Open_20_Space" style:base-cell-address="City.AT77"/>
      <style:map style:condition="cell-content()=1" style:apply-style-name="Excel_5f_CondFormat_5f_1_5f_1_5f_2" style:base-cell-address="City.AT77"/>
      <style:map style:condition="cell-content()=2" style:apply-style-name="Excel_5f_CondFormat_5f_1_5f_1_5f_3" style:base-cell-address="City.AT77"/>
      <style:map style:condition="cell-content()=3" style:apply-style-name="Excel_5f_CondFormat_5f_1_5f_1_5f_4" style:base-cell-address="City.AT77"/>
      <style:map style:condition="cell-content()=4" style:apply-style-name="Excel_5f_CondFormat_5f_1_5f_1_5f_5" style:base-cell-address="City.AT77"/>
      <style:map style:condition="cell-content()=100" style:apply-style-name="Excel_5f_CondFormat_5f_1_5f_1_5f_6" style:base-cell-address="City.AT77"/>
      <style:map style:condition="cell-content()&gt;101" style:apply-style-name="Excel_5f_CondFormat_5f_1_5f_1_5f_7" style:base-cell-address="City.AT77"/>
      <style:map style:condition="cell-content()=6" style:apply-style-name="Trees" style:base-cell-address="City.AT77"/>
      <style:map style:condition="cell-content()=5" style:apply-style-name="Trees1" style:base-cell-address="City.AT77"/>
      <style:map style:condition="cell-content()=11" style:apply-style-name="Yellow_20_Flower" style:base-cell-address="City.AT77"/>
      <style:map style:condition="cell-content()=12" style:apply-style-name="Blue_20_Flower" style:base-cell-address="City.AT77"/>
      <style:map style:condition="cell-content()=13" style:apply-style-name="Pink_20_Flowers" style:base-cell-address="City.AT77"/>
    </style:style>
    <style:style style:name="ce63" style:family="table-cell" style:parent-style-name="Default">
      <style:table-cell-properties fo:border="none" fo:padding="0.028in"/>
      <style:map style:condition="cell-content()=0" style:apply-style-name="Open_20_Space" style:base-cell-address="City.AU73"/>
      <style:map style:condition="cell-content()=1" style:apply-style-name="Excel_5f_CondFormat_5f_1_5f_1_5f_2" style:base-cell-address="City.AU73"/>
      <style:map style:condition="cell-content()=2" style:apply-style-name="Excel_5f_CondFormat_5f_1_5f_1_5f_3" style:base-cell-address="City.AU73"/>
      <style:map style:condition="cell-content()=3" style:apply-style-name="Excel_5f_CondFormat_5f_1_5f_1_5f_4" style:base-cell-address="City.AU73"/>
      <style:map style:condition="cell-content()=4" style:apply-style-name="Excel_5f_CondFormat_5f_1_5f_1_5f_5" style:base-cell-address="City.AU73"/>
      <style:map style:condition="cell-content()=100" style:apply-style-name="Excel_5f_CondFormat_5f_1_5f_1_5f_6" style:base-cell-address="City.AU73"/>
      <style:map style:condition="cell-content()&gt;101" style:apply-style-name="Excel_5f_CondFormat_5f_1_5f_1_5f_7" style:base-cell-address="City.AU73"/>
      <style:map style:condition="cell-content()=6" style:apply-style-name="Trees" style:base-cell-address="City.AU73"/>
      <style:map style:condition="cell-content()=5" style:apply-style-name="Trees1" style:base-cell-address="City.AU73"/>
      <style:map style:condition="cell-content()=11" style:apply-style-name="Yellow_20_Flower" style:base-cell-address="City.AU73"/>
      <style:map style:condition="cell-content()=12" style:apply-style-name="Blue_20_Flower" style:base-cell-address="City.AU73"/>
      <style:map style:condition="cell-content()=13" style:apply-style-name="Pink_20_Flowers" style:base-cell-address="City.AU73"/>
    </style:style>
    <style:style style:name="ce64" style:family="table-cell" style:parent-style-name="Default">
      <style:table-cell-properties fo:border="none" fo:padding="0.028in"/>
      <style:map style:condition="cell-content()=0" style:apply-style-name="Open_20_Space" style:base-cell-address="City.AU76"/>
      <style:map style:condition="cell-content()=1" style:apply-style-name="Excel_5f_CondFormat_5f_1_5f_1_5f_2" style:base-cell-address="City.AU76"/>
      <style:map style:condition="cell-content()=2" style:apply-style-name="Excel_5f_CondFormat_5f_1_5f_1_5f_3" style:base-cell-address="City.AU76"/>
      <style:map style:condition="cell-content()=3" style:apply-style-name="Excel_5f_CondFormat_5f_1_5f_1_5f_4" style:base-cell-address="City.AU76"/>
      <style:map style:condition="cell-content()=4" style:apply-style-name="Excel_5f_CondFormat_5f_1_5f_1_5f_5" style:base-cell-address="City.AU76"/>
      <style:map style:condition="cell-content()=100" style:apply-style-name="Excel_5f_CondFormat_5f_1_5f_1_5f_6" style:base-cell-address="City.AU76"/>
      <style:map style:condition="cell-content()&gt;101" style:apply-style-name="Excel_5f_CondFormat_5f_1_5f_1_5f_7" style:base-cell-address="City.AU76"/>
      <style:map style:condition="cell-content()=6" style:apply-style-name="Trees" style:base-cell-address="City.AU76"/>
      <style:map style:condition="cell-content()=5" style:apply-style-name="Trees1" style:base-cell-address="City.AU76"/>
      <style:map style:condition="cell-content()=11" style:apply-style-name="Yellow_20_Flower" style:base-cell-address="City.AU76"/>
      <style:map style:condition="cell-content()=12" style:apply-style-name="Blue_20_Flower" style:base-cell-address="City.AU76"/>
      <style:map style:condition="cell-content()=13" style:apply-style-name="Pink_20_Flowers" style:base-cell-address="City.AU76"/>
    </style:style>
    <style:style style:name="ce65" style:family="table-cell" style:parent-style-name="Default">
      <style:table-cell-properties fo:border="none" fo:padding="0.028in"/>
      <style:map style:condition="cell-content()=0" style:apply-style-name="Open_20_Space" style:base-cell-address="City.AV75"/>
      <style:map style:condition="cell-content()=1" style:apply-style-name="Excel_5f_CondFormat_5f_1_5f_1_5f_2" style:base-cell-address="City.AV75"/>
      <style:map style:condition="cell-content()=2" style:apply-style-name="Excel_5f_CondFormat_5f_1_5f_1_5f_3" style:base-cell-address="City.AV75"/>
      <style:map style:condition="cell-content()=3" style:apply-style-name="Excel_5f_CondFormat_5f_1_5f_1_5f_4" style:base-cell-address="City.AV75"/>
      <style:map style:condition="cell-content()=4" style:apply-style-name="Excel_5f_CondFormat_5f_1_5f_1_5f_5" style:base-cell-address="City.AV75"/>
      <style:map style:condition="cell-content()=100" style:apply-style-name="Excel_5f_CondFormat_5f_1_5f_1_5f_6" style:base-cell-address="City.AV75"/>
      <style:map style:condition="cell-content()&gt;101" style:apply-style-name="Excel_5f_CondFormat_5f_1_5f_1_5f_7" style:base-cell-address="City.AV75"/>
      <style:map style:condition="cell-content()=6" style:apply-style-name="Trees" style:base-cell-address="City.AV75"/>
      <style:map style:condition="cell-content()=5" style:apply-style-name="Trees1" style:base-cell-address="City.AV75"/>
      <style:map style:condition="cell-content()=11" style:apply-style-name="Yellow_20_Flower" style:base-cell-address="City.AV75"/>
      <style:map style:condition="cell-content()=12" style:apply-style-name="Blue_20_Flower" style:base-cell-address="City.AV75"/>
      <style:map style:condition="cell-content()=13" style:apply-style-name="Pink_20_Flowers" style:base-cell-address="City.AV75"/>
    </style:style>
    <style:style style:name="ce66" style:family="table-cell" style:parent-style-name="Default">
      <style:table-cell-properties fo:border="none" fo:padding="0.028in"/>
      <style:map style:condition="cell-content()=0" style:apply-style-name="Open_20_Space" style:base-cell-address="City.AV78"/>
      <style:map style:condition="cell-content()=1" style:apply-style-name="Excel_5f_CondFormat_5f_1_5f_1_5f_2" style:base-cell-address="City.AV78"/>
      <style:map style:condition="cell-content()=2" style:apply-style-name="Excel_5f_CondFormat_5f_1_5f_1_5f_3" style:base-cell-address="City.AV78"/>
      <style:map style:condition="cell-content()=3" style:apply-style-name="Excel_5f_CondFormat_5f_1_5f_1_5f_4" style:base-cell-address="City.AV78"/>
      <style:map style:condition="cell-content()=4" style:apply-style-name="Excel_5f_CondFormat_5f_1_5f_1_5f_5" style:base-cell-address="City.AV78"/>
      <style:map style:condition="cell-content()=100" style:apply-style-name="Excel_5f_CondFormat_5f_1_5f_1_5f_6" style:base-cell-address="City.AV78"/>
      <style:map style:condition="cell-content()&gt;101" style:apply-style-name="Excel_5f_CondFormat_5f_1_5f_1_5f_7" style:base-cell-address="City.AV78"/>
      <style:map style:condition="cell-content()=6" style:apply-style-name="Trees" style:base-cell-address="City.AV78"/>
      <style:map style:condition="cell-content()=5" style:apply-style-name="Trees1" style:base-cell-address="City.AV78"/>
      <style:map style:condition="cell-content()=11" style:apply-style-name="Yellow_20_Flower" style:base-cell-address="City.AV78"/>
      <style:map style:condition="cell-content()=12" style:apply-style-name="Blue_20_Flower" style:base-cell-address="City.AV78"/>
      <style:map style:condition="cell-content()=13" style:apply-style-name="Pink_20_Flowers" style:base-cell-address="City.AV78"/>
    </style:style>
    <style:style style:name="ce67" style:family="table-cell" style:parent-style-name="Default">
      <style:table-cell-properties fo:border="none" fo:padding="0.028in"/>
      <style:map style:condition="cell-content()=0" style:apply-style-name="Open_20_Space" style:base-cell-address="City.AW74"/>
      <style:map style:condition="cell-content()=1" style:apply-style-name="Excel_5f_CondFormat_5f_1_5f_1_5f_2" style:base-cell-address="City.AW74"/>
      <style:map style:condition="cell-content()=2" style:apply-style-name="Excel_5f_CondFormat_5f_1_5f_1_5f_3" style:base-cell-address="City.AW74"/>
      <style:map style:condition="cell-content()=3" style:apply-style-name="Excel_5f_CondFormat_5f_1_5f_1_5f_4" style:base-cell-address="City.AW74"/>
      <style:map style:condition="cell-content()=4" style:apply-style-name="Excel_5f_CondFormat_5f_1_5f_1_5f_5" style:base-cell-address="City.AW74"/>
      <style:map style:condition="cell-content()=100" style:apply-style-name="Excel_5f_CondFormat_5f_1_5f_1_5f_6" style:base-cell-address="City.AW74"/>
      <style:map style:condition="cell-content()&gt;101" style:apply-style-name="Excel_5f_CondFormat_5f_1_5f_1_5f_7" style:base-cell-address="City.AW74"/>
      <style:map style:condition="cell-content()=6" style:apply-style-name="Trees" style:base-cell-address="City.AW74"/>
      <style:map style:condition="cell-content()=5" style:apply-style-name="Trees1" style:base-cell-address="City.AW74"/>
      <style:map style:condition="cell-content()=11" style:apply-style-name="Yellow_20_Flower" style:base-cell-address="City.AW74"/>
      <style:map style:condition="cell-content()=12" style:apply-style-name="Blue_20_Flower" style:base-cell-address="City.AW74"/>
      <style:map style:condition="cell-content()=13" style:apply-style-name="Pink_20_Flowers" style:base-cell-address="City.AW74"/>
    </style:style>
    <style:style style:name="ce68" style:family="table-cell" style:parent-style-name="Default">
      <style:table-cell-properties fo:border="none" fo:padding="0.028in"/>
      <style:map style:condition="cell-content()=0" style:apply-style-name="Open_20_Space" style:base-cell-address="City.AW77"/>
      <style:map style:condition="cell-content()=1" style:apply-style-name="Excel_5f_CondFormat_5f_1_5f_1_5f_2" style:base-cell-address="City.AW77"/>
      <style:map style:condition="cell-content()=2" style:apply-style-name="Excel_5f_CondFormat_5f_1_5f_1_5f_3" style:base-cell-address="City.AW77"/>
      <style:map style:condition="cell-content()=3" style:apply-style-name="Excel_5f_CondFormat_5f_1_5f_1_5f_4" style:base-cell-address="City.AW77"/>
      <style:map style:condition="cell-content()=4" style:apply-style-name="Excel_5f_CondFormat_5f_1_5f_1_5f_5" style:base-cell-address="City.AW77"/>
      <style:map style:condition="cell-content()=100" style:apply-style-name="Excel_5f_CondFormat_5f_1_5f_1_5f_6" style:base-cell-address="City.AW77"/>
      <style:map style:condition="cell-content()&gt;101" style:apply-style-name="Excel_5f_CondFormat_5f_1_5f_1_5f_7" style:base-cell-address="City.AW77"/>
      <style:map style:condition="cell-content()=6" style:apply-style-name="Trees" style:base-cell-address="City.AW77"/>
      <style:map style:condition="cell-content()=5" style:apply-style-name="Trees1" style:base-cell-address="City.AW77"/>
      <style:map style:condition="cell-content()=11" style:apply-style-name="Yellow_20_Flower" style:base-cell-address="City.AW77"/>
      <style:map style:condition="cell-content()=12" style:apply-style-name="Blue_20_Flower" style:base-cell-address="City.AW77"/>
      <style:map style:condition="cell-content()=13" style:apply-style-name="Pink_20_Flowers" style:base-cell-address="City.AW77"/>
    </style:style>
    <style:style style:name="ce69" style:family="table-cell" style:parent-style-name="Default">
      <style:table-cell-properties fo:border="none" fo:padding="0.028in"/>
      <style:map style:condition="cell-content()=0" style:apply-style-name="Open_20_Space" style:base-cell-address="City.AX73"/>
      <style:map style:condition="cell-content()=1" style:apply-style-name="Excel_5f_CondFormat_5f_1_5f_1_5f_2" style:base-cell-address="City.AX73"/>
      <style:map style:condition="cell-content()=2" style:apply-style-name="Excel_5f_CondFormat_5f_1_5f_1_5f_3" style:base-cell-address="City.AX73"/>
      <style:map style:condition="cell-content()=3" style:apply-style-name="Excel_5f_CondFormat_5f_1_5f_1_5f_4" style:base-cell-address="City.AX73"/>
      <style:map style:condition="cell-content()=4" style:apply-style-name="Excel_5f_CondFormat_5f_1_5f_1_5f_5" style:base-cell-address="City.AX73"/>
      <style:map style:condition="cell-content()=100" style:apply-style-name="Excel_5f_CondFormat_5f_1_5f_1_5f_6" style:base-cell-address="City.AX73"/>
      <style:map style:condition="cell-content()&gt;101" style:apply-style-name="Excel_5f_CondFormat_5f_1_5f_1_5f_7" style:base-cell-address="City.AX73"/>
      <style:map style:condition="cell-content()=6" style:apply-style-name="Trees" style:base-cell-address="City.AX73"/>
      <style:map style:condition="cell-content()=5" style:apply-style-name="Trees1" style:base-cell-address="City.AX73"/>
      <style:map style:condition="cell-content()=11" style:apply-style-name="Yellow_20_Flower" style:base-cell-address="City.AX73"/>
      <style:map style:condition="cell-content()=12" style:apply-style-name="Blue_20_Flower" style:base-cell-address="City.AX73"/>
      <style:map style:condition="cell-content()=13" style:apply-style-name="Pink_20_Flowers" style:base-cell-address="City.AX73"/>
    </style:style>
    <style:style style:name="ce70" style:family="table-cell" style:parent-style-name="Default">
      <style:table-cell-properties fo:border="none" fo:padding="0.028in"/>
      <style:map style:condition="cell-content()=0" style:apply-style-name="Open_20_Space" style:base-cell-address="City.AX76"/>
      <style:map style:condition="cell-content()=1" style:apply-style-name="Excel_5f_CondFormat_5f_1_5f_1_5f_2" style:base-cell-address="City.AX76"/>
      <style:map style:condition="cell-content()=2" style:apply-style-name="Excel_5f_CondFormat_5f_1_5f_1_5f_3" style:base-cell-address="City.AX76"/>
      <style:map style:condition="cell-content()=3" style:apply-style-name="Excel_5f_CondFormat_5f_1_5f_1_5f_4" style:base-cell-address="City.AX76"/>
      <style:map style:condition="cell-content()=4" style:apply-style-name="Excel_5f_CondFormat_5f_1_5f_1_5f_5" style:base-cell-address="City.AX76"/>
      <style:map style:condition="cell-content()=100" style:apply-style-name="Excel_5f_CondFormat_5f_1_5f_1_5f_6" style:base-cell-address="City.AX76"/>
      <style:map style:condition="cell-content()&gt;101" style:apply-style-name="Excel_5f_CondFormat_5f_1_5f_1_5f_7" style:base-cell-address="City.AX76"/>
      <style:map style:condition="cell-content()=6" style:apply-style-name="Trees" style:base-cell-address="City.AX76"/>
      <style:map style:condition="cell-content()=5" style:apply-style-name="Trees1" style:base-cell-address="City.AX76"/>
      <style:map style:condition="cell-content()=11" style:apply-style-name="Yellow_20_Flower" style:base-cell-address="City.AX76"/>
      <style:map style:condition="cell-content()=12" style:apply-style-name="Blue_20_Flower" style:base-cell-address="City.AX76"/>
      <style:map style:condition="cell-content()=13" style:apply-style-name="Pink_20_Flowers" style:base-cell-address="City.AX76"/>
    </style:style>
    <style:style style:name="ce71" style:family="table-cell" style:parent-style-name="Default">
      <style:table-cell-properties fo:border="none" fo:padding="0.028in"/>
      <style:map style:condition="cell-content()=0" style:apply-style-name="Open_20_Space" style:base-cell-address="City.AY75"/>
      <style:map style:condition="cell-content()=1" style:apply-style-name="Excel_5f_CondFormat_5f_1_5f_1_5f_2" style:base-cell-address="City.AY75"/>
      <style:map style:condition="cell-content()=2" style:apply-style-name="Excel_5f_CondFormat_5f_1_5f_1_5f_3" style:base-cell-address="City.AY75"/>
      <style:map style:condition="cell-content()=3" style:apply-style-name="Excel_5f_CondFormat_5f_1_5f_1_5f_4" style:base-cell-address="City.AY75"/>
      <style:map style:condition="cell-content()=4" style:apply-style-name="Excel_5f_CondFormat_5f_1_5f_1_5f_5" style:base-cell-address="City.AY75"/>
      <style:map style:condition="cell-content()=100" style:apply-style-name="Excel_5f_CondFormat_5f_1_5f_1_5f_6" style:base-cell-address="City.AY75"/>
      <style:map style:condition="cell-content()&gt;101" style:apply-style-name="Excel_5f_CondFormat_5f_1_5f_1_5f_7" style:base-cell-address="City.AY75"/>
      <style:map style:condition="cell-content()=6" style:apply-style-name="Trees" style:base-cell-address="City.AY75"/>
      <style:map style:condition="cell-content()=5" style:apply-style-name="Trees1" style:base-cell-address="City.AY75"/>
      <style:map style:condition="cell-content()=11" style:apply-style-name="Yellow_20_Flower" style:base-cell-address="City.AY75"/>
      <style:map style:condition="cell-content()=12" style:apply-style-name="Blue_20_Flower" style:base-cell-address="City.AY75"/>
      <style:map style:condition="cell-content()=13" style:apply-style-name="Pink_20_Flowers" style:base-cell-address="City.AY75"/>
    </style:style>
    <style:style style:name="ce72" style:family="table-cell" style:parent-style-name="Default">
      <style:table-cell-properties fo:border="none" fo:padding="0.028in"/>
      <style:map style:condition="cell-content()=0" style:apply-style-name="Open_20_Space" style:base-cell-address="City.AY78"/>
      <style:map style:condition="cell-content()=1" style:apply-style-name="Excel_5f_CondFormat_5f_1_5f_1_5f_2" style:base-cell-address="City.AY78"/>
      <style:map style:condition="cell-content()=2" style:apply-style-name="Excel_5f_CondFormat_5f_1_5f_1_5f_3" style:base-cell-address="City.AY78"/>
      <style:map style:condition="cell-content()=3" style:apply-style-name="Excel_5f_CondFormat_5f_1_5f_1_5f_4" style:base-cell-address="City.AY78"/>
      <style:map style:condition="cell-content()=4" style:apply-style-name="Excel_5f_CondFormat_5f_1_5f_1_5f_5" style:base-cell-address="City.AY78"/>
      <style:map style:condition="cell-content()=100" style:apply-style-name="Excel_5f_CondFormat_5f_1_5f_1_5f_6" style:base-cell-address="City.AY78"/>
      <style:map style:condition="cell-content()&gt;101" style:apply-style-name="Excel_5f_CondFormat_5f_1_5f_1_5f_7" style:base-cell-address="City.AY78"/>
      <style:map style:condition="cell-content()=6" style:apply-style-name="Trees" style:base-cell-address="City.AY78"/>
      <style:map style:condition="cell-content()=5" style:apply-style-name="Trees1" style:base-cell-address="City.AY78"/>
      <style:map style:condition="cell-content()=11" style:apply-style-name="Yellow_20_Flower" style:base-cell-address="City.AY78"/>
      <style:map style:condition="cell-content()=12" style:apply-style-name="Blue_20_Flower" style:base-cell-address="City.AY78"/>
      <style:map style:condition="cell-content()=13" style:apply-style-name="Pink_20_Flowers" style:base-cell-address="City.AY78"/>
    </style:style>
    <style:style style:name="ce73" style:family="table-cell" style:parent-style-name="Default">
      <style:table-cell-properties fo:border="none" fo:padding="0.028in"/>
      <style:map style:condition="cell-content()=0" style:apply-style-name="Open_20_Space" style:base-cell-address="City.AZ74"/>
      <style:map style:condition="cell-content()=1" style:apply-style-name="Excel_5f_CondFormat_5f_1_5f_1_5f_2" style:base-cell-address="City.AZ74"/>
      <style:map style:condition="cell-content()=2" style:apply-style-name="Excel_5f_CondFormat_5f_1_5f_1_5f_3" style:base-cell-address="City.AZ74"/>
      <style:map style:condition="cell-content()=3" style:apply-style-name="Excel_5f_CondFormat_5f_1_5f_1_5f_4" style:base-cell-address="City.AZ74"/>
      <style:map style:condition="cell-content()=4" style:apply-style-name="Excel_5f_CondFormat_5f_1_5f_1_5f_5" style:base-cell-address="City.AZ74"/>
      <style:map style:condition="cell-content()=100" style:apply-style-name="Excel_5f_CondFormat_5f_1_5f_1_5f_6" style:base-cell-address="City.AZ74"/>
      <style:map style:condition="cell-content()&gt;101" style:apply-style-name="Excel_5f_CondFormat_5f_1_5f_1_5f_7" style:base-cell-address="City.AZ74"/>
      <style:map style:condition="cell-content()=6" style:apply-style-name="Trees" style:base-cell-address="City.AZ74"/>
      <style:map style:condition="cell-content()=5" style:apply-style-name="Trees1" style:base-cell-address="City.AZ74"/>
      <style:map style:condition="cell-content()=11" style:apply-style-name="Yellow_20_Flower" style:base-cell-address="City.AZ74"/>
      <style:map style:condition="cell-content()=12" style:apply-style-name="Blue_20_Flower" style:base-cell-address="City.AZ74"/>
      <style:map style:condition="cell-content()=13" style:apply-style-name="Pink_20_Flowers" style:base-cell-address="City.AZ74"/>
    </style:style>
    <style:style style:name="ce74" style:family="table-cell" style:parent-style-name="Default">
      <style:table-cell-properties fo:border="none" fo:padding="0.028in"/>
      <style:map style:condition="cell-content()=0" style:apply-style-name="Open_20_Space" style:base-cell-address="City.AZ77"/>
      <style:map style:condition="cell-content()=1" style:apply-style-name="Excel_5f_CondFormat_5f_1_5f_1_5f_2" style:base-cell-address="City.AZ77"/>
      <style:map style:condition="cell-content()=2" style:apply-style-name="Excel_5f_CondFormat_5f_1_5f_1_5f_3" style:base-cell-address="City.AZ77"/>
      <style:map style:condition="cell-content()=3" style:apply-style-name="Excel_5f_CondFormat_5f_1_5f_1_5f_4" style:base-cell-address="City.AZ77"/>
      <style:map style:condition="cell-content()=4" style:apply-style-name="Excel_5f_CondFormat_5f_1_5f_1_5f_5" style:base-cell-address="City.AZ77"/>
      <style:map style:condition="cell-content()=100" style:apply-style-name="Excel_5f_CondFormat_5f_1_5f_1_5f_6" style:base-cell-address="City.AZ77"/>
      <style:map style:condition="cell-content()&gt;101" style:apply-style-name="Excel_5f_CondFormat_5f_1_5f_1_5f_7" style:base-cell-address="City.AZ77"/>
      <style:map style:condition="cell-content()=6" style:apply-style-name="Trees" style:base-cell-address="City.AZ77"/>
      <style:map style:condition="cell-content()=5" style:apply-style-name="Trees1" style:base-cell-address="City.AZ77"/>
      <style:map style:condition="cell-content()=11" style:apply-style-name="Yellow_20_Flower" style:base-cell-address="City.AZ77"/>
      <style:map style:condition="cell-content()=12" style:apply-style-name="Blue_20_Flower" style:base-cell-address="City.AZ77"/>
      <style:map style:condition="cell-content()=13" style:apply-style-name="Pink_20_Flowers" style:base-cell-address="City.AZ77"/>
    </style:style>
    <style:style style:name="ce75" style:family="table-cell" style:parent-style-name="Default">
      <style:table-cell-properties fo:border="none" fo:padding="0.028in"/>
      <style:map style:condition="cell-content()=0" style:apply-style-name="Open_20_Space" style:base-cell-address="City.BA73"/>
      <style:map style:condition="cell-content()=1" style:apply-style-name="Excel_5f_CondFormat_5f_1_5f_1_5f_2" style:base-cell-address="City.BA73"/>
      <style:map style:condition="cell-content()=2" style:apply-style-name="Excel_5f_CondFormat_5f_1_5f_1_5f_3" style:base-cell-address="City.BA73"/>
      <style:map style:condition="cell-content()=3" style:apply-style-name="Excel_5f_CondFormat_5f_1_5f_1_5f_4" style:base-cell-address="City.BA73"/>
      <style:map style:condition="cell-content()=4" style:apply-style-name="Excel_5f_CondFormat_5f_1_5f_1_5f_5" style:base-cell-address="City.BA73"/>
      <style:map style:condition="cell-content()=100" style:apply-style-name="Excel_5f_CondFormat_5f_1_5f_1_5f_6" style:base-cell-address="City.BA73"/>
      <style:map style:condition="cell-content()&gt;101" style:apply-style-name="Excel_5f_CondFormat_5f_1_5f_1_5f_7" style:base-cell-address="City.BA73"/>
      <style:map style:condition="cell-content()=6" style:apply-style-name="Trees" style:base-cell-address="City.BA73"/>
      <style:map style:condition="cell-content()=5" style:apply-style-name="Trees1" style:base-cell-address="City.BA73"/>
      <style:map style:condition="cell-content()=11" style:apply-style-name="Yellow_20_Flower" style:base-cell-address="City.BA73"/>
      <style:map style:condition="cell-content()=12" style:apply-style-name="Blue_20_Flower" style:base-cell-address="City.BA73"/>
      <style:map style:condition="cell-content()=13" style:apply-style-name="Pink_20_Flowers" style:base-cell-address="City.BA73"/>
    </style:style>
    <style:style style:name="ce76" style:family="table-cell" style:parent-style-name="Default">
      <style:table-cell-properties fo:border="none" fo:padding="0.028in"/>
      <style:map style:condition="cell-content()=0" style:apply-style-name="Open_20_Space" style:base-cell-address="City.BA76"/>
      <style:map style:condition="cell-content()=1" style:apply-style-name="Excel_5f_CondFormat_5f_1_5f_1_5f_2" style:base-cell-address="City.BA76"/>
      <style:map style:condition="cell-content()=2" style:apply-style-name="Excel_5f_CondFormat_5f_1_5f_1_5f_3" style:base-cell-address="City.BA76"/>
      <style:map style:condition="cell-content()=3" style:apply-style-name="Excel_5f_CondFormat_5f_1_5f_1_5f_4" style:base-cell-address="City.BA76"/>
      <style:map style:condition="cell-content()=4" style:apply-style-name="Excel_5f_CondFormat_5f_1_5f_1_5f_5" style:base-cell-address="City.BA76"/>
      <style:map style:condition="cell-content()=100" style:apply-style-name="Excel_5f_CondFormat_5f_1_5f_1_5f_6" style:base-cell-address="City.BA76"/>
      <style:map style:condition="cell-content()&gt;101" style:apply-style-name="Excel_5f_CondFormat_5f_1_5f_1_5f_7" style:base-cell-address="City.BA76"/>
      <style:map style:condition="cell-content()=6" style:apply-style-name="Trees" style:base-cell-address="City.BA76"/>
      <style:map style:condition="cell-content()=5" style:apply-style-name="Trees1" style:base-cell-address="City.BA76"/>
      <style:map style:condition="cell-content()=11" style:apply-style-name="Yellow_20_Flower" style:base-cell-address="City.BA76"/>
      <style:map style:condition="cell-content()=12" style:apply-style-name="Blue_20_Flower" style:base-cell-address="City.BA76"/>
      <style:map style:condition="cell-content()=13" style:apply-style-name="Pink_20_Flowers" style:base-cell-address="City.BA76"/>
    </style:style>
    <style:style style:name="ce77" style:family="table-cell" style:parent-style-name="Default">
      <style:table-cell-properties fo:border="none" fo:padding="0.028in"/>
      <style:map style:condition="cell-content()=0" style:apply-style-name="Open_20_Space" style:base-cell-address="City.BB75"/>
      <style:map style:condition="cell-content()=1" style:apply-style-name="Excel_5f_CondFormat_5f_1_5f_1_5f_2" style:base-cell-address="City.BB75"/>
      <style:map style:condition="cell-content()=2" style:apply-style-name="Excel_5f_CondFormat_5f_1_5f_1_5f_3" style:base-cell-address="City.BB75"/>
      <style:map style:condition="cell-content()=3" style:apply-style-name="Excel_5f_CondFormat_5f_1_5f_1_5f_4" style:base-cell-address="City.BB75"/>
      <style:map style:condition="cell-content()=4" style:apply-style-name="Excel_5f_CondFormat_5f_1_5f_1_5f_5" style:base-cell-address="City.BB75"/>
      <style:map style:condition="cell-content()=100" style:apply-style-name="Excel_5f_CondFormat_5f_1_5f_1_5f_6" style:base-cell-address="City.BB75"/>
      <style:map style:condition="cell-content()&gt;101" style:apply-style-name="Excel_5f_CondFormat_5f_1_5f_1_5f_7" style:base-cell-address="City.BB75"/>
      <style:map style:condition="cell-content()=6" style:apply-style-name="Trees" style:base-cell-address="City.BB75"/>
      <style:map style:condition="cell-content()=5" style:apply-style-name="Trees1" style:base-cell-address="City.BB75"/>
      <style:map style:condition="cell-content()=11" style:apply-style-name="Yellow_20_Flower" style:base-cell-address="City.BB75"/>
      <style:map style:condition="cell-content()=12" style:apply-style-name="Blue_20_Flower" style:base-cell-address="City.BB75"/>
      <style:map style:condition="cell-content()=13" style:apply-style-name="Pink_20_Flowers" style:base-cell-address="City.BB75"/>
    </style:style>
    <style:style style:name="ce78" style:family="table-cell" style:parent-style-name="Default">
      <style:table-cell-properties fo:border="none" fo:padding="0.028in"/>
      <style:map style:condition="cell-content()=0" style:apply-style-name="Open_20_Space" style:base-cell-address="City.BB78"/>
      <style:map style:condition="cell-content()=1" style:apply-style-name="Excel_5f_CondFormat_5f_1_5f_1_5f_2" style:base-cell-address="City.BB78"/>
      <style:map style:condition="cell-content()=2" style:apply-style-name="Excel_5f_CondFormat_5f_1_5f_1_5f_3" style:base-cell-address="City.BB78"/>
      <style:map style:condition="cell-content()=3" style:apply-style-name="Excel_5f_CondFormat_5f_1_5f_1_5f_4" style:base-cell-address="City.BB78"/>
      <style:map style:condition="cell-content()=4" style:apply-style-name="Excel_5f_CondFormat_5f_1_5f_1_5f_5" style:base-cell-address="City.BB78"/>
      <style:map style:condition="cell-content()=100" style:apply-style-name="Excel_5f_CondFormat_5f_1_5f_1_5f_6" style:base-cell-address="City.BB78"/>
      <style:map style:condition="cell-content()&gt;101" style:apply-style-name="Excel_5f_CondFormat_5f_1_5f_1_5f_7" style:base-cell-address="City.BB78"/>
      <style:map style:condition="cell-content()=6" style:apply-style-name="Trees" style:base-cell-address="City.BB78"/>
      <style:map style:condition="cell-content()=5" style:apply-style-name="Trees1" style:base-cell-address="City.BB78"/>
      <style:map style:condition="cell-content()=11" style:apply-style-name="Yellow_20_Flower" style:base-cell-address="City.BB78"/>
      <style:map style:condition="cell-content()=12" style:apply-style-name="Blue_20_Flower" style:base-cell-address="City.BB78"/>
      <style:map style:condition="cell-content()=13" style:apply-style-name="Pink_20_Flowers" style:base-cell-address="City.BB78"/>
    </style:style>
    <style:style style:name="ce79" style:family="table-cell" style:parent-style-name="Default">
      <style:table-cell-properties fo:border="none" fo:padding="0.028in"/>
      <style:map style:condition="cell-content()=0" style:apply-style-name="Open_20_Space" style:base-cell-address="City.BC74"/>
      <style:map style:condition="cell-content()=1" style:apply-style-name="Excel_5f_CondFormat_5f_1_5f_1_5f_2" style:base-cell-address="City.BC74"/>
      <style:map style:condition="cell-content()=2" style:apply-style-name="Excel_5f_CondFormat_5f_1_5f_1_5f_3" style:base-cell-address="City.BC74"/>
      <style:map style:condition="cell-content()=3" style:apply-style-name="Excel_5f_CondFormat_5f_1_5f_1_5f_4" style:base-cell-address="City.BC74"/>
      <style:map style:condition="cell-content()=4" style:apply-style-name="Excel_5f_CondFormat_5f_1_5f_1_5f_5" style:base-cell-address="City.BC74"/>
      <style:map style:condition="cell-content()=100" style:apply-style-name="Excel_5f_CondFormat_5f_1_5f_1_5f_6" style:base-cell-address="City.BC74"/>
      <style:map style:condition="cell-content()&gt;101" style:apply-style-name="Excel_5f_CondFormat_5f_1_5f_1_5f_7" style:base-cell-address="City.BC74"/>
      <style:map style:condition="cell-content()=6" style:apply-style-name="Trees" style:base-cell-address="City.BC74"/>
      <style:map style:condition="cell-content()=5" style:apply-style-name="Trees1" style:base-cell-address="City.BC74"/>
      <style:map style:condition="cell-content()=11" style:apply-style-name="Yellow_20_Flower" style:base-cell-address="City.BC74"/>
      <style:map style:condition="cell-content()=12" style:apply-style-name="Blue_20_Flower" style:base-cell-address="City.BC74"/>
      <style:map style:condition="cell-content()=13" style:apply-style-name="Pink_20_Flowers" style:base-cell-address="City.BC74"/>
    </style:style>
    <style:style style:name="ce80" style:family="table-cell" style:parent-style-name="Default">
      <style:table-cell-properties fo:border="none" fo:padding="0.028in"/>
      <style:map style:condition="cell-content()=0" style:apply-style-name="Open_20_Space" style:base-cell-address="City.BC77"/>
      <style:map style:condition="cell-content()=1" style:apply-style-name="Excel_5f_CondFormat_5f_1_5f_1_5f_2" style:base-cell-address="City.BC77"/>
      <style:map style:condition="cell-content()=2" style:apply-style-name="Excel_5f_CondFormat_5f_1_5f_1_5f_3" style:base-cell-address="City.BC77"/>
      <style:map style:condition="cell-content()=3" style:apply-style-name="Excel_5f_CondFormat_5f_1_5f_1_5f_4" style:base-cell-address="City.BC77"/>
      <style:map style:condition="cell-content()=4" style:apply-style-name="Excel_5f_CondFormat_5f_1_5f_1_5f_5" style:base-cell-address="City.BC77"/>
      <style:map style:condition="cell-content()=100" style:apply-style-name="Excel_5f_CondFormat_5f_1_5f_1_5f_6" style:base-cell-address="City.BC77"/>
      <style:map style:condition="cell-content()&gt;101" style:apply-style-name="Excel_5f_CondFormat_5f_1_5f_1_5f_7" style:base-cell-address="City.BC77"/>
      <style:map style:condition="cell-content()=6" style:apply-style-name="Trees" style:base-cell-address="City.BC77"/>
      <style:map style:condition="cell-content()=5" style:apply-style-name="Trees1" style:base-cell-address="City.BC77"/>
      <style:map style:condition="cell-content()=11" style:apply-style-name="Yellow_20_Flower" style:base-cell-address="City.BC77"/>
      <style:map style:condition="cell-content()=12" style:apply-style-name="Blue_20_Flower" style:base-cell-address="City.BC77"/>
      <style:map style:condition="cell-content()=13" style:apply-style-name="Pink_20_Flowers" style:base-cell-address="City.BC77"/>
    </style:style>
    <style:style style:name="ce81" style:family="table-cell" style:parent-style-name="Default">
      <style:table-cell-properties fo:border="none" fo:padding="0.028in"/>
      <style:map style:condition="cell-content()=0" style:apply-style-name="Open_20_Space" style:base-cell-address="City.BD76"/>
      <style:map style:condition="cell-content()=1" style:apply-style-name="Excel_5f_CondFormat_5f_1_5f_1_5f_2" style:base-cell-address="City.BD76"/>
      <style:map style:condition="cell-content()=2" style:apply-style-name="Excel_5f_CondFormat_5f_1_5f_1_5f_3" style:base-cell-address="City.BD76"/>
      <style:map style:condition="cell-content()=3" style:apply-style-name="Excel_5f_CondFormat_5f_1_5f_1_5f_4" style:base-cell-address="City.BD76"/>
      <style:map style:condition="cell-content()=4" style:apply-style-name="Excel_5f_CondFormat_5f_1_5f_1_5f_5" style:base-cell-address="City.BD76"/>
      <style:map style:condition="cell-content()=100" style:apply-style-name="Excel_5f_CondFormat_5f_1_5f_1_5f_6" style:base-cell-address="City.BD76"/>
      <style:map style:condition="cell-content()&gt;101" style:apply-style-name="Excel_5f_CondFormat_5f_1_5f_1_5f_7" style:base-cell-address="City.BD76"/>
      <style:map style:condition="cell-content()=6" style:apply-style-name="Trees" style:base-cell-address="City.BD76"/>
      <style:map style:condition="cell-content()=5" style:apply-style-name="Trees1" style:base-cell-address="City.BD76"/>
      <style:map style:condition="cell-content()=11" style:apply-style-name="Yellow_20_Flower" style:base-cell-address="City.BD76"/>
      <style:map style:condition="cell-content()=12" style:apply-style-name="Blue_20_Flower" style:base-cell-address="City.BD76"/>
      <style:map style:condition="cell-content()=13" style:apply-style-name="Pink_20_Flowers" style:base-cell-address="City.BD76"/>
    </style:style>
    <style:style style:name="ce82" style:family="table-cell" style:parent-style-name="Default">
      <style:table-cell-properties fo:border="none" fo:padding="0.028in"/>
      <style:map style:condition="cell-content()=0" style:apply-style-name="Open_20_Space" style:base-cell-address="City.BE78"/>
      <style:map style:condition="cell-content()=1" style:apply-style-name="Excel_5f_CondFormat_5f_1_5f_1_5f_2" style:base-cell-address="City.BE78"/>
      <style:map style:condition="cell-content()=2" style:apply-style-name="Excel_5f_CondFormat_5f_1_5f_1_5f_3" style:base-cell-address="City.BE78"/>
      <style:map style:condition="cell-content()=3" style:apply-style-name="Excel_5f_CondFormat_5f_1_5f_1_5f_4" style:base-cell-address="City.BE78"/>
      <style:map style:condition="cell-content()=4" style:apply-style-name="Excel_5f_CondFormat_5f_1_5f_1_5f_5" style:base-cell-address="City.BE78"/>
      <style:map style:condition="cell-content()=100" style:apply-style-name="Excel_5f_CondFormat_5f_1_5f_1_5f_6" style:base-cell-address="City.BE78"/>
      <style:map style:condition="cell-content()&gt;101" style:apply-style-name="Excel_5f_CondFormat_5f_1_5f_1_5f_7" style:base-cell-address="City.BE78"/>
      <style:map style:condition="cell-content()=6" style:apply-style-name="Trees" style:base-cell-address="City.BE78"/>
      <style:map style:condition="cell-content()=5" style:apply-style-name="Trees1" style:base-cell-address="City.BE78"/>
      <style:map style:condition="cell-content()=11" style:apply-style-name="Yellow_20_Flower" style:base-cell-address="City.BE78"/>
      <style:map style:condition="cell-content()=12" style:apply-style-name="Blue_20_Flower" style:base-cell-address="City.BE78"/>
      <style:map style:condition="cell-content()=13" style:apply-style-name="Pink_20_Flowers" style:base-cell-address="City.BE78"/>
    </style:style>
    <style:style style:name="ce83" style:family="table-cell" style:parent-style-name="Default">
      <style:table-cell-properties fo:border="none" fo:padding="0.028in"/>
      <style:map style:condition="cell-content()=0" style:apply-style-name="Open_20_Space" style:base-cell-address="City.BF77"/>
      <style:map style:condition="cell-content()=1" style:apply-style-name="Excel_5f_CondFormat_5f_1_5f_1_5f_2" style:base-cell-address="City.BF77"/>
      <style:map style:condition="cell-content()=2" style:apply-style-name="Excel_5f_CondFormat_5f_1_5f_1_5f_3" style:base-cell-address="City.BF77"/>
      <style:map style:condition="cell-content()=3" style:apply-style-name="Excel_5f_CondFormat_5f_1_5f_1_5f_4" style:base-cell-address="City.BF77"/>
      <style:map style:condition="cell-content()=4" style:apply-style-name="Excel_5f_CondFormat_5f_1_5f_1_5f_5" style:base-cell-address="City.BF77"/>
      <style:map style:condition="cell-content()=100" style:apply-style-name="Excel_5f_CondFormat_5f_1_5f_1_5f_6" style:base-cell-address="City.BF77"/>
      <style:map style:condition="cell-content()&gt;101" style:apply-style-name="Excel_5f_CondFormat_5f_1_5f_1_5f_7" style:base-cell-address="City.BF77"/>
      <style:map style:condition="cell-content()=6" style:apply-style-name="Trees" style:base-cell-address="City.BF77"/>
      <style:map style:condition="cell-content()=5" style:apply-style-name="Trees1" style:base-cell-address="City.BF77"/>
      <style:map style:condition="cell-content()=11" style:apply-style-name="Yellow_20_Flower" style:base-cell-address="City.BF77"/>
      <style:map style:condition="cell-content()=12" style:apply-style-name="Blue_20_Flower" style:base-cell-address="City.BF77"/>
      <style:map style:condition="cell-content()=13" style:apply-style-name="Pink_20_Flowers" style:base-cell-address="City.BF77"/>
    </style:style>
    <style:style style:name="ce84" style:family="table-cell" style:parent-style-name="Default">
      <style:map style:condition="cell-content()=0" style:apply-style-name="Open_20_Space" style:base-cell-address="City.BI63"/>
      <style:map style:condition="cell-content()=1" style:apply-style-name="Excel_5f_CondFormat_5f_1_5f_1_5f_2" style:base-cell-address="City.BI63"/>
      <style:map style:condition="cell-content()=2" style:apply-style-name="Excel_5f_CondFormat_5f_1_5f_1_5f_3" style:base-cell-address="City.BI63"/>
      <style:map style:condition="cell-content()=3" style:apply-style-name="Excel_5f_CondFormat_5f_1_5f_1_5f_4" style:base-cell-address="City.BI63"/>
      <style:map style:condition="cell-content()=4" style:apply-style-name="Excel_5f_CondFormat_5f_1_5f_1_5f_5" style:base-cell-address="City.BI63"/>
      <style:map style:condition="cell-content()=100" style:apply-style-name="Excel_5f_CondFormat_5f_1_5f_1_5f_6" style:base-cell-address="City.BI63"/>
      <style:map style:condition="cell-content()&gt;101" style:apply-style-name="Excel_5f_CondFormat_5f_1_5f_1_5f_7" style:base-cell-address="City.BI63"/>
      <style:map style:condition="cell-content()=6" style:apply-style-name="Trees" style:base-cell-address="City.BI63"/>
      <style:map style:condition="cell-content()=5" style:apply-style-name="Trees1" style:base-cell-address="City.BI63"/>
      <style:map style:condition="cell-content()=11" style:apply-style-name="Yellow_20_Flower" style:base-cell-address="City.BI63"/>
      <style:map style:condition="cell-content()=12" style:apply-style-name="Blue_20_Flower" style:base-cell-address="City.BI63"/>
      <style:map style:condition="cell-content()=13" style:apply-style-name="Pink_20_Flowers" style:base-cell-address="City.BI63"/>
    </style:style>
    <style:style style:name="ce85" style:family="table-cell" style:parent-style-name="Default">
      <style:map style:condition="cell-content()=0" style:apply-style-name="Open_20_Space" style:base-cell-address="City.BT48"/>
      <style:map style:condition="cell-content()=1" style:apply-style-name="Excel_5f_CondFormat_5f_1_5f_1_5f_2" style:base-cell-address="City.BT48"/>
      <style:map style:condition="cell-content()=2" style:apply-style-name="Excel_5f_CondFormat_5f_1_5f_1_5f_3" style:base-cell-address="City.BT48"/>
      <style:map style:condition="cell-content()=3" style:apply-style-name="Excel_5f_CondFormat_5f_1_5f_1_5f_4" style:base-cell-address="City.BT48"/>
      <style:map style:condition="cell-content()=4" style:apply-style-name="Excel_5f_CondFormat_5f_1_5f_1_5f_5" style:base-cell-address="City.BT48"/>
      <style:map style:condition="cell-content()=100" style:apply-style-name="Excel_5f_CondFormat_5f_1_5f_1_5f_6" style:base-cell-address="City.BT48"/>
      <style:map style:condition="cell-content()&gt;101" style:apply-style-name="Excel_5f_CondFormat_5f_1_5f_1_5f_7" style:base-cell-address="City.BT48"/>
      <style:map style:condition="cell-content()=6" style:apply-style-name="Trees" style:base-cell-address="City.BT48"/>
      <style:map style:condition="cell-content()=5" style:apply-style-name="Trees1" style:base-cell-address="City.BT48"/>
      <style:map style:condition="cell-content()=11" style:apply-style-name="Yellow_20_Flower" style:base-cell-address="City.BT48"/>
      <style:map style:condition="cell-content()=12" style:apply-style-name="Blue_20_Flower" style:base-cell-address="City.BT48"/>
      <style:map style:condition="cell-content()=13" style:apply-style-name="Pink_20_Flowers" style:base-cell-address="City.BT48"/>
    </style:style>
    <style:style style:name="ce86" style:family="table-cell" style:parent-style-name="Default">
      <style:map style:condition="cell-content()=0" style:apply-style-name="Open_20_Space" style:base-cell-address="City.BT49"/>
      <style:map style:condition="cell-content()=1" style:apply-style-name="Excel_5f_CondFormat_5f_1_5f_1_5f_2" style:base-cell-address="City.BT49"/>
      <style:map style:condition="cell-content()=2" style:apply-style-name="Excel_5f_CondFormat_5f_1_5f_1_5f_3" style:base-cell-address="City.BT49"/>
      <style:map style:condition="cell-content()=3" style:apply-style-name="Excel_5f_CondFormat_5f_1_5f_1_5f_4" style:base-cell-address="City.BT49"/>
      <style:map style:condition="cell-content()=4" style:apply-style-name="Excel_5f_CondFormat_5f_1_5f_1_5f_5" style:base-cell-address="City.BT49"/>
      <style:map style:condition="cell-content()=100" style:apply-style-name="Excel_5f_CondFormat_5f_1_5f_1_5f_6" style:base-cell-address="City.BT49"/>
      <style:map style:condition="cell-content()&gt;101" style:apply-style-name="Excel_5f_CondFormat_5f_1_5f_1_5f_7" style:base-cell-address="City.BT49"/>
      <style:map style:condition="cell-content()=6" style:apply-style-name="Trees" style:base-cell-address="City.BT49"/>
      <style:map style:condition="cell-content()=5" style:apply-style-name="Trees1" style:base-cell-address="City.BT49"/>
      <style:map style:condition="cell-content()=11" style:apply-style-name="Yellow_20_Flower" style:base-cell-address="City.BT49"/>
      <style:map style:condition="cell-content()=12" style:apply-style-name="Blue_20_Flower" style:base-cell-address="City.BT49"/>
      <style:map style:condition="cell-content()=13" style:apply-style-name="Pink_20_Flowers" style:base-cell-address="City.BT49"/>
    </style:style>
    <style:style style:name="ce87" style:family="table-cell" style:parent-style-name="Default">
      <style:map style:condition="cell-content()=0" style:apply-style-name="Open_20_Space" style:base-cell-address="City.BT50"/>
      <style:map style:condition="cell-content()=1" style:apply-style-name="Excel_5f_CondFormat_5f_1_5f_1_5f_2" style:base-cell-address="City.BT50"/>
      <style:map style:condition="cell-content()=2" style:apply-style-name="Excel_5f_CondFormat_5f_1_5f_1_5f_3" style:base-cell-address="City.BT50"/>
      <style:map style:condition="cell-content()=3" style:apply-style-name="Excel_5f_CondFormat_5f_1_5f_1_5f_4" style:base-cell-address="City.BT50"/>
      <style:map style:condition="cell-content()=4" style:apply-style-name="Excel_5f_CondFormat_5f_1_5f_1_5f_5" style:base-cell-address="City.BT50"/>
      <style:map style:condition="cell-content()=100" style:apply-style-name="Excel_5f_CondFormat_5f_1_5f_1_5f_6" style:base-cell-address="City.BT50"/>
      <style:map style:condition="cell-content()&gt;101" style:apply-style-name="Excel_5f_CondFormat_5f_1_5f_1_5f_7" style:base-cell-address="City.BT50"/>
      <style:map style:condition="cell-content()=6" style:apply-style-name="Trees" style:base-cell-address="City.BT50"/>
      <style:map style:condition="cell-content()=5" style:apply-style-name="Trees1" style:base-cell-address="City.BT50"/>
      <style:map style:condition="cell-content()=11" style:apply-style-name="Yellow_20_Flower" style:base-cell-address="City.BT50"/>
      <style:map style:condition="cell-content()=12" style:apply-style-name="Blue_20_Flower" style:base-cell-address="City.BT50"/>
      <style:map style:condition="cell-content()=13" style:apply-style-name="Pink_20_Flowers" style:base-cell-address="City.BT50"/>
    </style:style>
    <style:style style:name="ce88" style:family="table-cell" style:parent-style-name="Default">
      <style:map style:condition="cell-content()=0" style:apply-style-name="Open_20_Space" style:base-cell-address="City.BT51"/>
      <style:map style:condition="cell-content()=1" style:apply-style-name="Excel_5f_CondFormat_5f_1_5f_1_5f_2" style:base-cell-address="City.BT51"/>
      <style:map style:condition="cell-content()=2" style:apply-style-name="Excel_5f_CondFormat_5f_1_5f_1_5f_3" style:base-cell-address="City.BT51"/>
      <style:map style:condition="cell-content()=3" style:apply-style-name="Excel_5f_CondFormat_5f_1_5f_1_5f_4" style:base-cell-address="City.BT51"/>
      <style:map style:condition="cell-content()=4" style:apply-style-name="Excel_5f_CondFormat_5f_1_5f_1_5f_5" style:base-cell-address="City.BT51"/>
      <style:map style:condition="cell-content()=100" style:apply-style-name="Excel_5f_CondFormat_5f_1_5f_1_5f_6" style:base-cell-address="City.BT51"/>
      <style:map style:condition="cell-content()&gt;101" style:apply-style-name="Excel_5f_CondFormat_5f_1_5f_1_5f_7" style:base-cell-address="City.BT51"/>
      <style:map style:condition="cell-content()=6" style:apply-style-name="Trees" style:base-cell-address="City.BT51"/>
      <style:map style:condition="cell-content()=5" style:apply-style-name="Trees1" style:base-cell-address="City.BT51"/>
      <style:map style:condition="cell-content()=11" style:apply-style-name="Yellow_20_Flower" style:base-cell-address="City.BT51"/>
      <style:map style:condition="cell-content()=12" style:apply-style-name="Blue_20_Flower" style:base-cell-address="City.BT51"/>
      <style:map style:condition="cell-content()=13" style:apply-style-name="Pink_20_Flowers" style:base-cell-address="City.BT51"/>
    </style:style>
    <style:style style:name="ce89" style:family="table-cell" style:parent-style-name="Default">
      <style:map style:condition="cell-content()=0" style:apply-style-name="Open_20_Space" style:base-cell-address="City.BT52"/>
      <style:map style:condition="cell-content()=1" style:apply-style-name="Excel_5f_CondFormat_5f_1_5f_1_5f_2" style:base-cell-address="City.BT52"/>
      <style:map style:condition="cell-content()=2" style:apply-style-name="Excel_5f_CondFormat_5f_1_5f_1_5f_3" style:base-cell-address="City.BT52"/>
      <style:map style:condition="cell-content()=3" style:apply-style-name="Excel_5f_CondFormat_5f_1_5f_1_5f_4" style:base-cell-address="City.BT52"/>
      <style:map style:condition="cell-content()=4" style:apply-style-name="Excel_5f_CondFormat_5f_1_5f_1_5f_5" style:base-cell-address="City.BT52"/>
      <style:map style:condition="cell-content()=100" style:apply-style-name="Excel_5f_CondFormat_5f_1_5f_1_5f_6" style:base-cell-address="City.BT52"/>
      <style:map style:condition="cell-content()&gt;101" style:apply-style-name="Excel_5f_CondFormat_5f_1_5f_1_5f_7" style:base-cell-address="City.BT52"/>
      <style:map style:condition="cell-content()=6" style:apply-style-name="Trees" style:base-cell-address="City.BT52"/>
      <style:map style:condition="cell-content()=5" style:apply-style-name="Trees1" style:base-cell-address="City.BT52"/>
      <style:map style:condition="cell-content()=11" style:apply-style-name="Yellow_20_Flower" style:base-cell-address="City.BT52"/>
      <style:map style:condition="cell-content()=12" style:apply-style-name="Blue_20_Flower" style:base-cell-address="City.BT52"/>
      <style:map style:condition="cell-content()=13" style:apply-style-name="Pink_20_Flowers" style:base-cell-address="City.BT52"/>
    </style:style>
    <style:style style:name="ce90" style:family="table-cell" style:parent-style-name="Default">
      <style:map style:condition="cell-content()=0" style:apply-style-name="Open_20_Space" style:base-cell-address="City.BT53"/>
      <style:map style:condition="cell-content()=1" style:apply-style-name="Excel_5f_CondFormat_5f_1_5f_1_5f_2" style:base-cell-address="City.BT53"/>
      <style:map style:condition="cell-content()=2" style:apply-style-name="Excel_5f_CondFormat_5f_1_5f_1_5f_3" style:base-cell-address="City.BT53"/>
      <style:map style:condition="cell-content()=3" style:apply-style-name="Excel_5f_CondFormat_5f_1_5f_1_5f_4" style:base-cell-address="City.BT53"/>
      <style:map style:condition="cell-content()=4" style:apply-style-name="Excel_5f_CondFormat_5f_1_5f_1_5f_5" style:base-cell-address="City.BT53"/>
      <style:map style:condition="cell-content()=100" style:apply-style-name="Excel_5f_CondFormat_5f_1_5f_1_5f_6" style:base-cell-address="City.BT53"/>
      <style:map style:condition="cell-content()&gt;101" style:apply-style-name="Excel_5f_CondFormat_5f_1_5f_1_5f_7" style:base-cell-address="City.BT53"/>
      <style:map style:condition="cell-content()=6" style:apply-style-name="Trees" style:base-cell-address="City.BT53"/>
      <style:map style:condition="cell-content()=5" style:apply-style-name="Trees1" style:base-cell-address="City.BT53"/>
      <style:map style:condition="cell-content()=11" style:apply-style-name="Yellow_20_Flower" style:base-cell-address="City.BT53"/>
      <style:map style:condition="cell-content()=12" style:apply-style-name="Blue_20_Flower" style:base-cell-address="City.BT53"/>
      <style:map style:condition="cell-content()=13" style:apply-style-name="Pink_20_Flowers" style:base-cell-address="City.BT53"/>
    </style:style>
    <style:style style:name="ce91" style:family="table-cell" style:parent-style-name="Default">
      <style:map style:condition="cell-content()=0" style:apply-style-name="Open_20_Space" style:base-cell-address="City.BT54"/>
      <style:map style:condition="cell-content()=1" style:apply-style-name="Excel_5f_CondFormat_5f_1_5f_1_5f_2" style:base-cell-address="City.BT54"/>
      <style:map style:condition="cell-content()=2" style:apply-style-name="Excel_5f_CondFormat_5f_1_5f_1_5f_3" style:base-cell-address="City.BT54"/>
      <style:map style:condition="cell-content()=3" style:apply-style-name="Excel_5f_CondFormat_5f_1_5f_1_5f_4" style:base-cell-address="City.BT54"/>
      <style:map style:condition="cell-content()=4" style:apply-style-name="Excel_5f_CondFormat_5f_1_5f_1_5f_5" style:base-cell-address="City.BT54"/>
      <style:map style:condition="cell-content()=100" style:apply-style-name="Excel_5f_CondFormat_5f_1_5f_1_5f_6" style:base-cell-address="City.BT54"/>
      <style:map style:condition="cell-content()&gt;101" style:apply-style-name="Excel_5f_CondFormat_5f_1_5f_1_5f_7" style:base-cell-address="City.BT54"/>
      <style:map style:condition="cell-content()=6" style:apply-style-name="Trees" style:base-cell-address="City.BT54"/>
      <style:map style:condition="cell-content()=5" style:apply-style-name="Trees1" style:base-cell-address="City.BT54"/>
      <style:map style:condition="cell-content()=11" style:apply-style-name="Yellow_20_Flower" style:base-cell-address="City.BT54"/>
      <style:map style:condition="cell-content()=12" style:apply-style-name="Blue_20_Flower" style:base-cell-address="City.BT54"/>
      <style:map style:condition="cell-content()=13" style:apply-style-name="Pink_20_Flowers" style:base-cell-address="City.BT54"/>
    </style:style>
    <style:style style:name="ce92" style:family="table-cell" style:parent-style-name="Default">
      <style:map style:condition="cell-content()=0" style:apply-style-name="Open_20_Space" style:base-cell-address="City.BT55"/>
      <style:map style:condition="cell-content()=1" style:apply-style-name="Excel_5f_CondFormat_5f_1_5f_1_5f_2" style:base-cell-address="City.BT55"/>
      <style:map style:condition="cell-content()=2" style:apply-style-name="Excel_5f_CondFormat_5f_1_5f_1_5f_3" style:base-cell-address="City.BT55"/>
      <style:map style:condition="cell-content()=3" style:apply-style-name="Excel_5f_CondFormat_5f_1_5f_1_5f_4" style:base-cell-address="City.BT55"/>
      <style:map style:condition="cell-content()=4" style:apply-style-name="Excel_5f_CondFormat_5f_1_5f_1_5f_5" style:base-cell-address="City.BT55"/>
      <style:map style:condition="cell-content()=100" style:apply-style-name="Excel_5f_CondFormat_5f_1_5f_1_5f_6" style:base-cell-address="City.BT55"/>
      <style:map style:condition="cell-content()&gt;101" style:apply-style-name="Excel_5f_CondFormat_5f_1_5f_1_5f_7" style:base-cell-address="City.BT55"/>
      <style:map style:condition="cell-content()=6" style:apply-style-name="Trees" style:base-cell-address="City.BT55"/>
      <style:map style:condition="cell-content()=5" style:apply-style-name="Trees1" style:base-cell-address="City.BT55"/>
      <style:map style:condition="cell-content()=11" style:apply-style-name="Yellow_20_Flower" style:base-cell-address="City.BT55"/>
      <style:map style:condition="cell-content()=12" style:apply-style-name="Blue_20_Flower" style:base-cell-address="City.BT55"/>
      <style:map style:condition="cell-content()=13" style:apply-style-name="Pink_20_Flowers" style:base-cell-address="City.BT55"/>
    </style:style>
    <style:style style:name="ce93" style:family="table-cell" style:parent-style-name="Default">
      <style:map style:condition="cell-content()=0" style:apply-style-name="Open_20_Space" style:base-cell-address="City.BU48"/>
      <style:map style:condition="cell-content()=1" style:apply-style-name="Excel_5f_CondFormat_5f_1_5f_1_5f_2" style:base-cell-address="City.BU48"/>
      <style:map style:condition="cell-content()=2" style:apply-style-name="Excel_5f_CondFormat_5f_1_5f_1_5f_3" style:base-cell-address="City.BU48"/>
      <style:map style:condition="cell-content()=3" style:apply-style-name="Excel_5f_CondFormat_5f_1_5f_1_5f_4" style:base-cell-address="City.BU48"/>
      <style:map style:condition="cell-content()=4" style:apply-style-name="Excel_5f_CondFormat_5f_1_5f_1_5f_5" style:base-cell-address="City.BU48"/>
      <style:map style:condition="cell-content()=100" style:apply-style-name="Excel_5f_CondFormat_5f_1_5f_1_5f_6" style:base-cell-address="City.BU48"/>
      <style:map style:condition="cell-content()&gt;101" style:apply-style-name="Excel_5f_CondFormat_5f_1_5f_1_5f_7" style:base-cell-address="City.BU48"/>
      <style:map style:condition="cell-content()=6" style:apply-style-name="Trees" style:base-cell-address="City.BU48"/>
      <style:map style:condition="cell-content()=5" style:apply-style-name="Trees1" style:base-cell-address="City.BU48"/>
      <style:map style:condition="cell-content()=11" style:apply-style-name="Yellow_20_Flower" style:base-cell-address="City.BU48"/>
      <style:map style:condition="cell-content()=12" style:apply-style-name="Blue_20_Flower" style:base-cell-address="City.BU48"/>
      <style:map style:condition="cell-content()=13" style:apply-style-name="Pink_20_Flowers" style:base-cell-address="City.BU48"/>
    </style:style>
    <style:style style:name="ce94" style:family="table-cell" style:parent-style-name="Default">
      <style:map style:condition="cell-content()=0" style:apply-style-name="Open_20_Space" style:base-cell-address="City.BU49"/>
      <style:map style:condition="cell-content()=1" style:apply-style-name="Excel_5f_CondFormat_5f_1_5f_1_5f_2" style:base-cell-address="City.BU49"/>
      <style:map style:condition="cell-content()=2" style:apply-style-name="Excel_5f_CondFormat_5f_1_5f_1_5f_3" style:base-cell-address="City.BU49"/>
      <style:map style:condition="cell-content()=3" style:apply-style-name="Excel_5f_CondFormat_5f_1_5f_1_5f_4" style:base-cell-address="City.BU49"/>
      <style:map style:condition="cell-content()=4" style:apply-style-name="Excel_5f_CondFormat_5f_1_5f_1_5f_5" style:base-cell-address="City.BU49"/>
      <style:map style:condition="cell-content()=100" style:apply-style-name="Excel_5f_CondFormat_5f_1_5f_1_5f_6" style:base-cell-address="City.BU49"/>
      <style:map style:condition="cell-content()&gt;101" style:apply-style-name="Excel_5f_CondFormat_5f_1_5f_1_5f_7" style:base-cell-address="City.BU49"/>
      <style:map style:condition="cell-content()=6" style:apply-style-name="Trees" style:base-cell-address="City.BU49"/>
      <style:map style:condition="cell-content()=5" style:apply-style-name="Trees1" style:base-cell-address="City.BU49"/>
      <style:map style:condition="cell-content()=11" style:apply-style-name="Yellow_20_Flower" style:base-cell-address="City.BU49"/>
      <style:map style:condition="cell-content()=12" style:apply-style-name="Blue_20_Flower" style:base-cell-address="City.BU49"/>
      <style:map style:condition="cell-content()=13" style:apply-style-name="Pink_20_Flowers" style:base-cell-address="City.BU49"/>
    </style:style>
    <style:style style:name="ce95" style:family="table-cell" style:parent-style-name="Default">
      <style:map style:condition="cell-content()=0" style:apply-style-name="Open_20_Space" style:base-cell-address="City.BU50"/>
      <style:map style:condition="cell-content()=1" style:apply-style-name="Excel_5f_CondFormat_5f_1_5f_1_5f_2" style:base-cell-address="City.BU50"/>
      <style:map style:condition="cell-content()=2" style:apply-style-name="Excel_5f_CondFormat_5f_1_5f_1_5f_3" style:base-cell-address="City.BU50"/>
      <style:map style:condition="cell-content()=3" style:apply-style-name="Excel_5f_CondFormat_5f_1_5f_1_5f_4" style:base-cell-address="City.BU50"/>
      <style:map style:condition="cell-content()=4" style:apply-style-name="Excel_5f_CondFormat_5f_1_5f_1_5f_5" style:base-cell-address="City.BU50"/>
      <style:map style:condition="cell-content()=100" style:apply-style-name="Excel_5f_CondFormat_5f_1_5f_1_5f_6" style:base-cell-address="City.BU50"/>
      <style:map style:condition="cell-content()&gt;101" style:apply-style-name="Excel_5f_CondFormat_5f_1_5f_1_5f_7" style:base-cell-address="City.BU50"/>
      <style:map style:condition="cell-content()=6" style:apply-style-name="Trees" style:base-cell-address="City.BU50"/>
      <style:map style:condition="cell-content()=5" style:apply-style-name="Trees1" style:base-cell-address="City.BU50"/>
      <style:map style:condition="cell-content()=11" style:apply-style-name="Yellow_20_Flower" style:base-cell-address="City.BU50"/>
      <style:map style:condition="cell-content()=12" style:apply-style-name="Blue_20_Flower" style:base-cell-address="City.BU50"/>
      <style:map style:condition="cell-content()=13" style:apply-style-name="Pink_20_Flowers" style:base-cell-address="City.BU50"/>
    </style:style>
    <style:style style:name="ce96" style:family="table-cell" style:parent-style-name="Default">
      <style:map style:condition="cell-content()=0" style:apply-style-name="Open_20_Space" style:base-cell-address="City.BU51"/>
      <style:map style:condition="cell-content()=1" style:apply-style-name="Excel_5f_CondFormat_5f_1_5f_1_5f_2" style:base-cell-address="City.BU51"/>
      <style:map style:condition="cell-content()=2" style:apply-style-name="Excel_5f_CondFormat_5f_1_5f_1_5f_3" style:base-cell-address="City.BU51"/>
      <style:map style:condition="cell-content()=3" style:apply-style-name="Excel_5f_CondFormat_5f_1_5f_1_5f_4" style:base-cell-address="City.BU51"/>
      <style:map style:condition="cell-content()=4" style:apply-style-name="Excel_5f_CondFormat_5f_1_5f_1_5f_5" style:base-cell-address="City.BU51"/>
      <style:map style:condition="cell-content()=100" style:apply-style-name="Excel_5f_CondFormat_5f_1_5f_1_5f_6" style:base-cell-address="City.BU51"/>
      <style:map style:condition="cell-content()&gt;101" style:apply-style-name="Excel_5f_CondFormat_5f_1_5f_1_5f_7" style:base-cell-address="City.BU51"/>
      <style:map style:condition="cell-content()=6" style:apply-style-name="Trees" style:base-cell-address="City.BU51"/>
      <style:map style:condition="cell-content()=5" style:apply-style-name="Trees1" style:base-cell-address="City.BU51"/>
      <style:map style:condition="cell-content()=11" style:apply-style-name="Yellow_20_Flower" style:base-cell-address="City.BU51"/>
      <style:map style:condition="cell-content()=12" style:apply-style-name="Blue_20_Flower" style:base-cell-address="City.BU51"/>
      <style:map style:condition="cell-content()=13" style:apply-style-name="Pink_20_Flowers" style:base-cell-address="City.BU51"/>
    </style:style>
    <style:style style:name="ce97" style:family="table-cell" style:parent-style-name="Default">
      <style:map style:condition="cell-content()=0" style:apply-style-name="Open_20_Space" style:base-cell-address="City.BU52"/>
      <style:map style:condition="cell-content()=1" style:apply-style-name="Excel_5f_CondFormat_5f_1_5f_1_5f_2" style:base-cell-address="City.BU52"/>
      <style:map style:condition="cell-content()=2" style:apply-style-name="Excel_5f_CondFormat_5f_1_5f_1_5f_3" style:base-cell-address="City.BU52"/>
      <style:map style:condition="cell-content()=3" style:apply-style-name="Excel_5f_CondFormat_5f_1_5f_1_5f_4" style:base-cell-address="City.BU52"/>
      <style:map style:condition="cell-content()=4" style:apply-style-name="Excel_5f_CondFormat_5f_1_5f_1_5f_5" style:base-cell-address="City.BU52"/>
      <style:map style:condition="cell-content()=100" style:apply-style-name="Excel_5f_CondFormat_5f_1_5f_1_5f_6" style:base-cell-address="City.BU52"/>
      <style:map style:condition="cell-content()&gt;101" style:apply-style-name="Excel_5f_CondFormat_5f_1_5f_1_5f_7" style:base-cell-address="City.BU52"/>
      <style:map style:condition="cell-content()=6" style:apply-style-name="Trees" style:base-cell-address="City.BU52"/>
      <style:map style:condition="cell-content()=5" style:apply-style-name="Trees1" style:base-cell-address="City.BU52"/>
      <style:map style:condition="cell-content()=11" style:apply-style-name="Yellow_20_Flower" style:base-cell-address="City.BU52"/>
      <style:map style:condition="cell-content()=12" style:apply-style-name="Blue_20_Flower" style:base-cell-address="City.BU52"/>
      <style:map style:condition="cell-content()=13" style:apply-style-name="Pink_20_Flowers" style:base-cell-address="City.BU52"/>
    </style:style>
    <style:style style:name="ce98" style:family="table-cell" style:parent-style-name="Default">
      <style:map style:condition="cell-content()=0" style:apply-style-name="Open_20_Space" style:base-cell-address="City.BU53"/>
      <style:map style:condition="cell-content()=1" style:apply-style-name="Excel_5f_CondFormat_5f_1_5f_1_5f_2" style:base-cell-address="City.BU53"/>
      <style:map style:condition="cell-content()=2" style:apply-style-name="Excel_5f_CondFormat_5f_1_5f_1_5f_3" style:base-cell-address="City.BU53"/>
      <style:map style:condition="cell-content()=3" style:apply-style-name="Excel_5f_CondFormat_5f_1_5f_1_5f_4" style:base-cell-address="City.BU53"/>
      <style:map style:condition="cell-content()=4" style:apply-style-name="Excel_5f_CondFormat_5f_1_5f_1_5f_5" style:base-cell-address="City.BU53"/>
      <style:map style:condition="cell-content()=100" style:apply-style-name="Excel_5f_CondFormat_5f_1_5f_1_5f_6" style:base-cell-address="City.BU53"/>
      <style:map style:condition="cell-content()&gt;101" style:apply-style-name="Excel_5f_CondFormat_5f_1_5f_1_5f_7" style:base-cell-address="City.BU53"/>
      <style:map style:condition="cell-content()=6" style:apply-style-name="Trees" style:base-cell-address="City.BU53"/>
      <style:map style:condition="cell-content()=5" style:apply-style-name="Trees1" style:base-cell-address="City.BU53"/>
      <style:map style:condition="cell-content()=11" style:apply-style-name="Yellow_20_Flower" style:base-cell-address="City.BU53"/>
      <style:map style:condition="cell-content()=12" style:apply-style-name="Blue_20_Flower" style:base-cell-address="City.BU53"/>
      <style:map style:condition="cell-content()=13" style:apply-style-name="Pink_20_Flowers" style:base-cell-address="City.BU53"/>
    </style:style>
    <style:style style:name="ce99" style:family="table-cell" style:parent-style-name="Default">
      <style:map style:condition="cell-content()=0" style:apply-style-name="Open_20_Space" style:base-cell-address="City.BU54"/>
      <style:map style:condition="cell-content()=1" style:apply-style-name="Excel_5f_CondFormat_5f_1_5f_1_5f_2" style:base-cell-address="City.BU54"/>
      <style:map style:condition="cell-content()=2" style:apply-style-name="Excel_5f_CondFormat_5f_1_5f_1_5f_3" style:base-cell-address="City.BU54"/>
      <style:map style:condition="cell-content()=3" style:apply-style-name="Excel_5f_CondFormat_5f_1_5f_1_5f_4" style:base-cell-address="City.BU54"/>
      <style:map style:condition="cell-content()=4" style:apply-style-name="Excel_5f_CondFormat_5f_1_5f_1_5f_5" style:base-cell-address="City.BU54"/>
      <style:map style:condition="cell-content()=100" style:apply-style-name="Excel_5f_CondFormat_5f_1_5f_1_5f_6" style:base-cell-address="City.BU54"/>
      <style:map style:condition="cell-content()&gt;101" style:apply-style-name="Excel_5f_CondFormat_5f_1_5f_1_5f_7" style:base-cell-address="City.BU54"/>
      <style:map style:condition="cell-content()=6" style:apply-style-name="Trees" style:base-cell-address="City.BU54"/>
      <style:map style:condition="cell-content()=5" style:apply-style-name="Trees1" style:base-cell-address="City.BU54"/>
      <style:map style:condition="cell-content()=11" style:apply-style-name="Yellow_20_Flower" style:base-cell-address="City.BU54"/>
      <style:map style:condition="cell-content()=12" style:apply-style-name="Blue_20_Flower" style:base-cell-address="City.BU54"/>
      <style:map style:condition="cell-content()=13" style:apply-style-name="Pink_20_Flowers" style:base-cell-address="City.BU54"/>
    </style:style>
    <style:style style:name="ce100" style:family="table-cell" style:parent-style-name="Default">
      <style:map style:condition="cell-content()=0" style:apply-style-name="Open_20_Space" style:base-cell-address="City.BU55"/>
      <style:map style:condition="cell-content()=1" style:apply-style-name="Excel_5f_CondFormat_5f_1_5f_1_5f_2" style:base-cell-address="City.BU55"/>
      <style:map style:condition="cell-content()=2" style:apply-style-name="Excel_5f_CondFormat_5f_1_5f_1_5f_3" style:base-cell-address="City.BU55"/>
      <style:map style:condition="cell-content()=3" style:apply-style-name="Excel_5f_CondFormat_5f_1_5f_1_5f_4" style:base-cell-address="City.BU55"/>
      <style:map style:condition="cell-content()=4" style:apply-style-name="Excel_5f_CondFormat_5f_1_5f_1_5f_5" style:base-cell-address="City.BU55"/>
      <style:map style:condition="cell-content()=100" style:apply-style-name="Excel_5f_CondFormat_5f_1_5f_1_5f_6" style:base-cell-address="City.BU55"/>
      <style:map style:condition="cell-content()&gt;101" style:apply-style-name="Excel_5f_CondFormat_5f_1_5f_1_5f_7" style:base-cell-address="City.BU55"/>
      <style:map style:condition="cell-content()=6" style:apply-style-name="Trees" style:base-cell-address="City.BU55"/>
      <style:map style:condition="cell-content()=5" style:apply-style-name="Trees1" style:base-cell-address="City.BU55"/>
      <style:map style:condition="cell-content()=11" style:apply-style-name="Yellow_20_Flower" style:base-cell-address="City.BU55"/>
      <style:map style:condition="cell-content()=12" style:apply-style-name="Blue_20_Flower" style:base-cell-address="City.BU55"/>
      <style:map style:condition="cell-content()=13" style:apply-style-name="Pink_20_Flowers" style:base-cell-address="City.BU55"/>
    </style:style>
    <style:style style:name="ce101" style:family="table-cell" style:parent-style-name="Default">
      <style:map style:condition="cell-content()=0" style:apply-style-name="Open_20_Space" style:base-cell-address="City.BV48"/>
      <style:map style:condition="cell-content()=1" style:apply-style-name="Excel_5f_CondFormat_5f_1_5f_1_5f_2" style:base-cell-address="City.BV48"/>
      <style:map style:condition="cell-content()=2" style:apply-style-name="Excel_5f_CondFormat_5f_1_5f_1_5f_3" style:base-cell-address="City.BV48"/>
      <style:map style:condition="cell-content()=3" style:apply-style-name="Excel_5f_CondFormat_5f_1_5f_1_5f_4" style:base-cell-address="City.BV48"/>
      <style:map style:condition="cell-content()=4" style:apply-style-name="Excel_5f_CondFormat_5f_1_5f_1_5f_5" style:base-cell-address="City.BV48"/>
      <style:map style:condition="cell-content()=100" style:apply-style-name="Excel_5f_CondFormat_5f_1_5f_1_5f_6" style:base-cell-address="City.BV48"/>
      <style:map style:condition="cell-content()&gt;101" style:apply-style-name="Excel_5f_CondFormat_5f_1_5f_1_5f_7" style:base-cell-address="City.BV48"/>
      <style:map style:condition="cell-content()=6" style:apply-style-name="Trees" style:base-cell-address="City.BV48"/>
      <style:map style:condition="cell-content()=5" style:apply-style-name="Trees1" style:base-cell-address="City.BV48"/>
      <style:map style:condition="cell-content()=11" style:apply-style-name="Yellow_20_Flower" style:base-cell-address="City.BV48"/>
      <style:map style:condition="cell-content()=12" style:apply-style-name="Blue_20_Flower" style:base-cell-address="City.BV48"/>
      <style:map style:condition="cell-content()=13" style:apply-style-name="Pink_20_Flowers" style:base-cell-address="City.BV48"/>
    </style:style>
    <style:style style:name="ce102" style:family="table-cell" style:parent-style-name="Default">
      <style:map style:condition="cell-content()=0" style:apply-style-name="Open_20_Space" style:base-cell-address="City.BV49"/>
      <style:map style:condition="cell-content()=1" style:apply-style-name="Excel_5f_CondFormat_5f_1_5f_1_5f_2" style:base-cell-address="City.BV49"/>
      <style:map style:condition="cell-content()=2" style:apply-style-name="Excel_5f_CondFormat_5f_1_5f_1_5f_3" style:base-cell-address="City.BV49"/>
      <style:map style:condition="cell-content()=3" style:apply-style-name="Excel_5f_CondFormat_5f_1_5f_1_5f_4" style:base-cell-address="City.BV49"/>
      <style:map style:condition="cell-content()=4" style:apply-style-name="Excel_5f_CondFormat_5f_1_5f_1_5f_5" style:base-cell-address="City.BV49"/>
      <style:map style:condition="cell-content()=100" style:apply-style-name="Excel_5f_CondFormat_5f_1_5f_1_5f_6" style:base-cell-address="City.BV49"/>
      <style:map style:condition="cell-content()&gt;101" style:apply-style-name="Excel_5f_CondFormat_5f_1_5f_1_5f_7" style:base-cell-address="City.BV49"/>
      <style:map style:condition="cell-content()=6" style:apply-style-name="Trees" style:base-cell-address="City.BV49"/>
      <style:map style:condition="cell-content()=5" style:apply-style-name="Trees1" style:base-cell-address="City.BV49"/>
      <style:map style:condition="cell-content()=11" style:apply-style-name="Yellow_20_Flower" style:base-cell-address="City.BV49"/>
      <style:map style:condition="cell-content()=12" style:apply-style-name="Blue_20_Flower" style:base-cell-address="City.BV49"/>
      <style:map style:condition="cell-content()=13" style:apply-style-name="Pink_20_Flowers" style:base-cell-address="City.BV49"/>
    </style:style>
    <style:style style:name="ce103" style:family="table-cell" style:parent-style-name="Default">
      <style:map style:condition="cell-content()=0" style:apply-style-name="Open_20_Space" style:base-cell-address="City.BV50"/>
      <style:map style:condition="cell-content()=1" style:apply-style-name="Excel_5f_CondFormat_5f_1_5f_1_5f_2" style:base-cell-address="City.BV50"/>
      <style:map style:condition="cell-content()=2" style:apply-style-name="Excel_5f_CondFormat_5f_1_5f_1_5f_3" style:base-cell-address="City.BV50"/>
      <style:map style:condition="cell-content()=3" style:apply-style-name="Excel_5f_CondFormat_5f_1_5f_1_5f_4" style:base-cell-address="City.BV50"/>
      <style:map style:condition="cell-content()=4" style:apply-style-name="Excel_5f_CondFormat_5f_1_5f_1_5f_5" style:base-cell-address="City.BV50"/>
      <style:map style:condition="cell-content()=100" style:apply-style-name="Excel_5f_CondFormat_5f_1_5f_1_5f_6" style:base-cell-address="City.BV50"/>
      <style:map style:condition="cell-content()&gt;101" style:apply-style-name="Excel_5f_CondFormat_5f_1_5f_1_5f_7" style:base-cell-address="City.BV50"/>
      <style:map style:condition="cell-content()=6" style:apply-style-name="Trees" style:base-cell-address="City.BV50"/>
      <style:map style:condition="cell-content()=5" style:apply-style-name="Trees1" style:base-cell-address="City.BV50"/>
      <style:map style:condition="cell-content()=11" style:apply-style-name="Yellow_20_Flower" style:base-cell-address="City.BV50"/>
      <style:map style:condition="cell-content()=12" style:apply-style-name="Blue_20_Flower" style:base-cell-address="City.BV50"/>
      <style:map style:condition="cell-content()=13" style:apply-style-name="Pink_20_Flowers" style:base-cell-address="City.BV50"/>
    </style:style>
    <style:style style:name="ce104" style:family="table-cell" style:parent-style-name="Default">
      <style:map style:condition="cell-content()=0" style:apply-style-name="Open_20_Space" style:base-cell-address="City.BV51"/>
      <style:map style:condition="cell-content()=1" style:apply-style-name="Excel_5f_CondFormat_5f_1_5f_1_5f_2" style:base-cell-address="City.BV51"/>
      <style:map style:condition="cell-content()=2" style:apply-style-name="Excel_5f_CondFormat_5f_1_5f_1_5f_3" style:base-cell-address="City.BV51"/>
      <style:map style:condition="cell-content()=3" style:apply-style-name="Excel_5f_CondFormat_5f_1_5f_1_5f_4" style:base-cell-address="City.BV51"/>
      <style:map style:condition="cell-content()=4" style:apply-style-name="Excel_5f_CondFormat_5f_1_5f_1_5f_5" style:base-cell-address="City.BV51"/>
      <style:map style:condition="cell-content()=100" style:apply-style-name="Excel_5f_CondFormat_5f_1_5f_1_5f_6" style:base-cell-address="City.BV51"/>
      <style:map style:condition="cell-content()&gt;101" style:apply-style-name="Excel_5f_CondFormat_5f_1_5f_1_5f_7" style:base-cell-address="City.BV51"/>
      <style:map style:condition="cell-content()=6" style:apply-style-name="Trees" style:base-cell-address="City.BV51"/>
      <style:map style:condition="cell-content()=5" style:apply-style-name="Trees1" style:base-cell-address="City.BV51"/>
      <style:map style:condition="cell-content()=11" style:apply-style-name="Yellow_20_Flower" style:base-cell-address="City.BV51"/>
      <style:map style:condition="cell-content()=12" style:apply-style-name="Blue_20_Flower" style:base-cell-address="City.BV51"/>
      <style:map style:condition="cell-content()=13" style:apply-style-name="Pink_20_Flowers" style:base-cell-address="City.BV51"/>
    </style:style>
    <style:style style:name="ce105" style:family="table-cell" style:parent-style-name="Default">
      <style:map style:condition="cell-content()=0" style:apply-style-name="Open_20_Space" style:base-cell-address="City.BV52"/>
      <style:map style:condition="cell-content()=1" style:apply-style-name="Excel_5f_CondFormat_5f_1_5f_1_5f_2" style:base-cell-address="City.BV52"/>
      <style:map style:condition="cell-content()=2" style:apply-style-name="Excel_5f_CondFormat_5f_1_5f_1_5f_3" style:base-cell-address="City.BV52"/>
      <style:map style:condition="cell-content()=3" style:apply-style-name="Excel_5f_CondFormat_5f_1_5f_1_5f_4" style:base-cell-address="City.BV52"/>
      <style:map style:condition="cell-content()=4" style:apply-style-name="Excel_5f_CondFormat_5f_1_5f_1_5f_5" style:base-cell-address="City.BV52"/>
      <style:map style:condition="cell-content()=100" style:apply-style-name="Excel_5f_CondFormat_5f_1_5f_1_5f_6" style:base-cell-address="City.BV52"/>
      <style:map style:condition="cell-content()&gt;101" style:apply-style-name="Excel_5f_CondFormat_5f_1_5f_1_5f_7" style:base-cell-address="City.BV52"/>
      <style:map style:condition="cell-content()=6" style:apply-style-name="Trees" style:base-cell-address="City.BV52"/>
      <style:map style:condition="cell-content()=5" style:apply-style-name="Trees1" style:base-cell-address="City.BV52"/>
      <style:map style:condition="cell-content()=11" style:apply-style-name="Yellow_20_Flower" style:base-cell-address="City.BV52"/>
      <style:map style:condition="cell-content()=12" style:apply-style-name="Blue_20_Flower" style:base-cell-address="City.BV52"/>
      <style:map style:condition="cell-content()=13" style:apply-style-name="Pink_20_Flowers" style:base-cell-address="City.BV52"/>
    </style:style>
    <style:style style:name="ce106" style:family="table-cell" style:parent-style-name="Default">
      <style:map style:condition="cell-content()=0" style:apply-style-name="Open_20_Space" style:base-cell-address="City.BV53"/>
      <style:map style:condition="cell-content()=1" style:apply-style-name="Excel_5f_CondFormat_5f_1_5f_1_5f_2" style:base-cell-address="City.BV53"/>
      <style:map style:condition="cell-content()=2" style:apply-style-name="Excel_5f_CondFormat_5f_1_5f_1_5f_3" style:base-cell-address="City.BV53"/>
      <style:map style:condition="cell-content()=3" style:apply-style-name="Excel_5f_CondFormat_5f_1_5f_1_5f_4" style:base-cell-address="City.BV53"/>
      <style:map style:condition="cell-content()=4" style:apply-style-name="Excel_5f_CondFormat_5f_1_5f_1_5f_5" style:base-cell-address="City.BV53"/>
      <style:map style:condition="cell-content()=100" style:apply-style-name="Excel_5f_CondFormat_5f_1_5f_1_5f_6" style:base-cell-address="City.BV53"/>
      <style:map style:condition="cell-content()&gt;101" style:apply-style-name="Excel_5f_CondFormat_5f_1_5f_1_5f_7" style:base-cell-address="City.BV53"/>
      <style:map style:condition="cell-content()=6" style:apply-style-name="Trees" style:base-cell-address="City.BV53"/>
      <style:map style:condition="cell-content()=5" style:apply-style-name="Trees1" style:base-cell-address="City.BV53"/>
      <style:map style:condition="cell-content()=11" style:apply-style-name="Yellow_20_Flower" style:base-cell-address="City.BV53"/>
      <style:map style:condition="cell-content()=12" style:apply-style-name="Blue_20_Flower" style:base-cell-address="City.BV53"/>
      <style:map style:condition="cell-content()=13" style:apply-style-name="Pink_20_Flowers" style:base-cell-address="City.BV53"/>
    </style:style>
    <style:style style:name="ce107" style:family="table-cell" style:parent-style-name="Default">
      <style:map style:condition="cell-content()=0" style:apply-style-name="Open_20_Space" style:base-cell-address="City.BV54"/>
      <style:map style:condition="cell-content()=1" style:apply-style-name="Excel_5f_CondFormat_5f_1_5f_1_5f_2" style:base-cell-address="City.BV54"/>
      <style:map style:condition="cell-content()=2" style:apply-style-name="Excel_5f_CondFormat_5f_1_5f_1_5f_3" style:base-cell-address="City.BV54"/>
      <style:map style:condition="cell-content()=3" style:apply-style-name="Excel_5f_CondFormat_5f_1_5f_1_5f_4" style:base-cell-address="City.BV54"/>
      <style:map style:condition="cell-content()=4" style:apply-style-name="Excel_5f_CondFormat_5f_1_5f_1_5f_5" style:base-cell-address="City.BV54"/>
      <style:map style:condition="cell-content()=100" style:apply-style-name="Excel_5f_CondFormat_5f_1_5f_1_5f_6" style:base-cell-address="City.BV54"/>
      <style:map style:condition="cell-content()&gt;101" style:apply-style-name="Excel_5f_CondFormat_5f_1_5f_1_5f_7" style:base-cell-address="City.BV54"/>
      <style:map style:condition="cell-content()=6" style:apply-style-name="Trees" style:base-cell-address="City.BV54"/>
      <style:map style:condition="cell-content()=5" style:apply-style-name="Trees1" style:base-cell-address="City.BV54"/>
      <style:map style:condition="cell-content()=11" style:apply-style-name="Yellow_20_Flower" style:base-cell-address="City.BV54"/>
      <style:map style:condition="cell-content()=12" style:apply-style-name="Blue_20_Flower" style:base-cell-address="City.BV54"/>
      <style:map style:condition="cell-content()=13" style:apply-style-name="Pink_20_Flowers" style:base-cell-address="City.BV54"/>
    </style:style>
    <style:style style:name="ce108" style:family="table-cell" style:parent-style-name="Default">
      <style:map style:condition="cell-content()=0" style:apply-style-name="Open_20_Space" style:base-cell-address="City.BV55"/>
      <style:map style:condition="cell-content()=1" style:apply-style-name="Excel_5f_CondFormat_5f_1_5f_1_5f_2" style:base-cell-address="City.BV55"/>
      <style:map style:condition="cell-content()=2" style:apply-style-name="Excel_5f_CondFormat_5f_1_5f_1_5f_3" style:base-cell-address="City.BV55"/>
      <style:map style:condition="cell-content()=3" style:apply-style-name="Excel_5f_CondFormat_5f_1_5f_1_5f_4" style:base-cell-address="City.BV55"/>
      <style:map style:condition="cell-content()=4" style:apply-style-name="Excel_5f_CondFormat_5f_1_5f_1_5f_5" style:base-cell-address="City.BV55"/>
      <style:map style:condition="cell-content()=100" style:apply-style-name="Excel_5f_CondFormat_5f_1_5f_1_5f_6" style:base-cell-address="City.BV55"/>
      <style:map style:condition="cell-content()&gt;101" style:apply-style-name="Excel_5f_CondFormat_5f_1_5f_1_5f_7" style:base-cell-address="City.BV55"/>
      <style:map style:condition="cell-content()=6" style:apply-style-name="Trees" style:base-cell-address="City.BV55"/>
      <style:map style:condition="cell-content()=5" style:apply-style-name="Trees1" style:base-cell-address="City.BV55"/>
      <style:map style:condition="cell-content()=11" style:apply-style-name="Yellow_20_Flower" style:base-cell-address="City.BV55"/>
      <style:map style:condition="cell-content()=12" style:apply-style-name="Blue_20_Flower" style:base-cell-address="City.BV55"/>
      <style:map style:condition="cell-content()=13" style:apply-style-name="Pink_20_Flowers" style:base-cell-address="City.BV55"/>
    </style:style>
    <style:style style:name="ce109" style:family="table-cell" style:parent-style-name="Default">
      <style:map style:condition="cell-content()=0" style:apply-style-name="Open_20_Space" style:base-cell-address="City.BW48"/>
      <style:map style:condition="cell-content()=1" style:apply-style-name="Excel_5f_CondFormat_5f_1_5f_1_5f_2" style:base-cell-address="City.BW48"/>
      <style:map style:condition="cell-content()=2" style:apply-style-name="Excel_5f_CondFormat_5f_1_5f_1_5f_3" style:base-cell-address="City.BW48"/>
      <style:map style:condition="cell-content()=3" style:apply-style-name="Excel_5f_CondFormat_5f_1_5f_1_5f_4" style:base-cell-address="City.BW48"/>
      <style:map style:condition="cell-content()=4" style:apply-style-name="Excel_5f_CondFormat_5f_1_5f_1_5f_5" style:base-cell-address="City.BW48"/>
      <style:map style:condition="cell-content()=100" style:apply-style-name="Excel_5f_CondFormat_5f_1_5f_1_5f_6" style:base-cell-address="City.BW48"/>
      <style:map style:condition="cell-content()&gt;101" style:apply-style-name="Excel_5f_CondFormat_5f_1_5f_1_5f_7" style:base-cell-address="City.BW48"/>
      <style:map style:condition="cell-content()=6" style:apply-style-name="Trees" style:base-cell-address="City.BW48"/>
      <style:map style:condition="cell-content()=5" style:apply-style-name="Trees1" style:base-cell-address="City.BW48"/>
      <style:map style:condition="cell-content()=11" style:apply-style-name="Yellow_20_Flower" style:base-cell-address="City.BW48"/>
      <style:map style:condition="cell-content()=12" style:apply-style-name="Blue_20_Flower" style:base-cell-address="City.BW48"/>
      <style:map style:condition="cell-content()=13" style:apply-style-name="Pink_20_Flowers" style:base-cell-address="City.BW48"/>
    </style:style>
    <style:style style:name="ce110" style:family="table-cell" style:parent-style-name="Default">
      <style:map style:condition="cell-content()=0" style:apply-style-name="Open_20_Space" style:base-cell-address="City.BW49"/>
      <style:map style:condition="cell-content()=1" style:apply-style-name="Excel_5f_CondFormat_5f_1_5f_1_5f_2" style:base-cell-address="City.BW49"/>
      <style:map style:condition="cell-content()=2" style:apply-style-name="Excel_5f_CondFormat_5f_1_5f_1_5f_3" style:base-cell-address="City.BW49"/>
      <style:map style:condition="cell-content()=3" style:apply-style-name="Excel_5f_CondFormat_5f_1_5f_1_5f_4" style:base-cell-address="City.BW49"/>
      <style:map style:condition="cell-content()=4" style:apply-style-name="Excel_5f_CondFormat_5f_1_5f_1_5f_5" style:base-cell-address="City.BW49"/>
      <style:map style:condition="cell-content()=100" style:apply-style-name="Excel_5f_CondFormat_5f_1_5f_1_5f_6" style:base-cell-address="City.BW49"/>
      <style:map style:condition="cell-content()&gt;101" style:apply-style-name="Excel_5f_CondFormat_5f_1_5f_1_5f_7" style:base-cell-address="City.BW49"/>
      <style:map style:condition="cell-content()=6" style:apply-style-name="Trees" style:base-cell-address="City.BW49"/>
      <style:map style:condition="cell-content()=5" style:apply-style-name="Trees1" style:base-cell-address="City.BW49"/>
      <style:map style:condition="cell-content()=11" style:apply-style-name="Yellow_20_Flower" style:base-cell-address="City.BW49"/>
      <style:map style:condition="cell-content()=12" style:apply-style-name="Blue_20_Flower" style:base-cell-address="City.BW49"/>
      <style:map style:condition="cell-content()=13" style:apply-style-name="Pink_20_Flowers" style:base-cell-address="City.BW49"/>
    </style:style>
    <style:style style:name="ce111" style:family="table-cell" style:parent-style-name="Default">
      <style:map style:condition="cell-content()=0" style:apply-style-name="Open_20_Space" style:base-cell-address="City.BW50"/>
      <style:map style:condition="cell-content()=1" style:apply-style-name="Excel_5f_CondFormat_5f_1_5f_1_5f_2" style:base-cell-address="City.BW50"/>
      <style:map style:condition="cell-content()=2" style:apply-style-name="Excel_5f_CondFormat_5f_1_5f_1_5f_3" style:base-cell-address="City.BW50"/>
      <style:map style:condition="cell-content()=3" style:apply-style-name="Excel_5f_CondFormat_5f_1_5f_1_5f_4" style:base-cell-address="City.BW50"/>
      <style:map style:condition="cell-content()=4" style:apply-style-name="Excel_5f_CondFormat_5f_1_5f_1_5f_5" style:base-cell-address="City.BW50"/>
      <style:map style:condition="cell-content()=100" style:apply-style-name="Excel_5f_CondFormat_5f_1_5f_1_5f_6" style:base-cell-address="City.BW50"/>
      <style:map style:condition="cell-content()&gt;101" style:apply-style-name="Excel_5f_CondFormat_5f_1_5f_1_5f_7" style:base-cell-address="City.BW50"/>
      <style:map style:condition="cell-content()=6" style:apply-style-name="Trees" style:base-cell-address="City.BW50"/>
      <style:map style:condition="cell-content()=5" style:apply-style-name="Trees1" style:base-cell-address="City.BW50"/>
      <style:map style:condition="cell-content()=11" style:apply-style-name="Yellow_20_Flower" style:base-cell-address="City.BW50"/>
      <style:map style:condition="cell-content()=12" style:apply-style-name="Blue_20_Flower" style:base-cell-address="City.BW50"/>
      <style:map style:condition="cell-content()=13" style:apply-style-name="Pink_20_Flowers" style:base-cell-address="City.BW50"/>
    </style:style>
    <style:style style:name="ce112" style:family="table-cell" style:parent-style-name="Default">
      <style:map style:condition="cell-content()=0" style:apply-style-name="Open_20_Space" style:base-cell-address="City.BW51"/>
      <style:map style:condition="cell-content()=1" style:apply-style-name="Excel_5f_CondFormat_5f_1_5f_1_5f_2" style:base-cell-address="City.BW51"/>
      <style:map style:condition="cell-content()=2" style:apply-style-name="Excel_5f_CondFormat_5f_1_5f_1_5f_3" style:base-cell-address="City.BW51"/>
      <style:map style:condition="cell-content()=3" style:apply-style-name="Excel_5f_CondFormat_5f_1_5f_1_5f_4" style:base-cell-address="City.BW51"/>
      <style:map style:condition="cell-content()=4" style:apply-style-name="Excel_5f_CondFormat_5f_1_5f_1_5f_5" style:base-cell-address="City.BW51"/>
      <style:map style:condition="cell-content()=100" style:apply-style-name="Excel_5f_CondFormat_5f_1_5f_1_5f_6" style:base-cell-address="City.BW51"/>
      <style:map style:condition="cell-content()&gt;101" style:apply-style-name="Excel_5f_CondFormat_5f_1_5f_1_5f_7" style:base-cell-address="City.BW51"/>
      <style:map style:condition="cell-content()=6" style:apply-style-name="Trees" style:base-cell-address="City.BW51"/>
      <style:map style:condition="cell-content()=5" style:apply-style-name="Trees1" style:base-cell-address="City.BW51"/>
      <style:map style:condition="cell-content()=11" style:apply-style-name="Yellow_20_Flower" style:base-cell-address="City.BW51"/>
      <style:map style:condition="cell-content()=12" style:apply-style-name="Blue_20_Flower" style:base-cell-address="City.BW51"/>
      <style:map style:condition="cell-content()=13" style:apply-style-name="Pink_20_Flowers" style:base-cell-address="City.BW51"/>
    </style:style>
    <style:style style:name="ce113" style:family="table-cell" style:parent-style-name="Default">
      <style:map style:condition="cell-content()=0" style:apply-style-name="Open_20_Space" style:base-cell-address="City.BW52"/>
      <style:map style:condition="cell-content()=1" style:apply-style-name="Excel_5f_CondFormat_5f_1_5f_1_5f_2" style:base-cell-address="City.BW52"/>
      <style:map style:condition="cell-content()=2" style:apply-style-name="Excel_5f_CondFormat_5f_1_5f_1_5f_3" style:base-cell-address="City.BW52"/>
      <style:map style:condition="cell-content()=3" style:apply-style-name="Excel_5f_CondFormat_5f_1_5f_1_5f_4" style:base-cell-address="City.BW52"/>
      <style:map style:condition="cell-content()=4" style:apply-style-name="Excel_5f_CondFormat_5f_1_5f_1_5f_5" style:base-cell-address="City.BW52"/>
      <style:map style:condition="cell-content()=100" style:apply-style-name="Excel_5f_CondFormat_5f_1_5f_1_5f_6" style:base-cell-address="City.BW52"/>
      <style:map style:condition="cell-content()&gt;101" style:apply-style-name="Excel_5f_CondFormat_5f_1_5f_1_5f_7" style:base-cell-address="City.BW52"/>
      <style:map style:condition="cell-content()=6" style:apply-style-name="Trees" style:base-cell-address="City.BW52"/>
      <style:map style:condition="cell-content()=5" style:apply-style-name="Trees1" style:base-cell-address="City.BW52"/>
      <style:map style:condition="cell-content()=11" style:apply-style-name="Yellow_20_Flower" style:base-cell-address="City.BW52"/>
      <style:map style:condition="cell-content()=12" style:apply-style-name="Blue_20_Flower" style:base-cell-address="City.BW52"/>
      <style:map style:condition="cell-content()=13" style:apply-style-name="Pink_20_Flowers" style:base-cell-address="City.BW52"/>
    </style:style>
    <style:style style:name="ce114" style:family="table-cell" style:parent-style-name="Default">
      <style:map style:condition="cell-content()=0" style:apply-style-name="Open_20_Space" style:base-cell-address="City.BW53"/>
      <style:map style:condition="cell-content()=1" style:apply-style-name="Excel_5f_CondFormat_5f_1_5f_1_5f_2" style:base-cell-address="City.BW53"/>
      <style:map style:condition="cell-content()=2" style:apply-style-name="Excel_5f_CondFormat_5f_1_5f_1_5f_3" style:base-cell-address="City.BW53"/>
      <style:map style:condition="cell-content()=3" style:apply-style-name="Excel_5f_CondFormat_5f_1_5f_1_5f_4" style:base-cell-address="City.BW53"/>
      <style:map style:condition="cell-content()=4" style:apply-style-name="Excel_5f_CondFormat_5f_1_5f_1_5f_5" style:base-cell-address="City.BW53"/>
      <style:map style:condition="cell-content()=100" style:apply-style-name="Excel_5f_CondFormat_5f_1_5f_1_5f_6" style:base-cell-address="City.BW53"/>
      <style:map style:condition="cell-content()&gt;101" style:apply-style-name="Excel_5f_CondFormat_5f_1_5f_1_5f_7" style:base-cell-address="City.BW53"/>
      <style:map style:condition="cell-content()=6" style:apply-style-name="Trees" style:base-cell-address="City.BW53"/>
      <style:map style:condition="cell-content()=5" style:apply-style-name="Trees1" style:base-cell-address="City.BW53"/>
      <style:map style:condition="cell-content()=11" style:apply-style-name="Yellow_20_Flower" style:base-cell-address="City.BW53"/>
      <style:map style:condition="cell-content()=12" style:apply-style-name="Blue_20_Flower" style:base-cell-address="City.BW53"/>
      <style:map style:condition="cell-content()=13" style:apply-style-name="Pink_20_Flowers" style:base-cell-address="City.BW53"/>
    </style:style>
    <style:style style:name="ce115" style:family="table-cell" style:parent-style-name="Default">
      <style:map style:condition="cell-content()=0" style:apply-style-name="Open_20_Space" style:base-cell-address="City.BW54"/>
      <style:map style:condition="cell-content()=1" style:apply-style-name="Excel_5f_CondFormat_5f_1_5f_1_5f_2" style:base-cell-address="City.BW54"/>
      <style:map style:condition="cell-content()=2" style:apply-style-name="Excel_5f_CondFormat_5f_1_5f_1_5f_3" style:base-cell-address="City.BW54"/>
      <style:map style:condition="cell-content()=3" style:apply-style-name="Excel_5f_CondFormat_5f_1_5f_1_5f_4" style:base-cell-address="City.BW54"/>
      <style:map style:condition="cell-content()=4" style:apply-style-name="Excel_5f_CondFormat_5f_1_5f_1_5f_5" style:base-cell-address="City.BW54"/>
      <style:map style:condition="cell-content()=100" style:apply-style-name="Excel_5f_CondFormat_5f_1_5f_1_5f_6" style:base-cell-address="City.BW54"/>
      <style:map style:condition="cell-content()&gt;101" style:apply-style-name="Excel_5f_CondFormat_5f_1_5f_1_5f_7" style:base-cell-address="City.BW54"/>
      <style:map style:condition="cell-content()=6" style:apply-style-name="Trees" style:base-cell-address="City.BW54"/>
      <style:map style:condition="cell-content()=5" style:apply-style-name="Trees1" style:base-cell-address="City.BW54"/>
      <style:map style:condition="cell-content()=11" style:apply-style-name="Yellow_20_Flower" style:base-cell-address="City.BW54"/>
      <style:map style:condition="cell-content()=12" style:apply-style-name="Blue_20_Flower" style:base-cell-address="City.BW54"/>
      <style:map style:condition="cell-content()=13" style:apply-style-name="Pink_20_Flowers" style:base-cell-address="City.BW54"/>
    </style:style>
    <style:style style:name="ce116" style:family="table-cell" style:parent-style-name="Default">
      <style:map style:condition="cell-content()=0" style:apply-style-name="Open_20_Space" style:base-cell-address="City.BW55"/>
      <style:map style:condition="cell-content()=1" style:apply-style-name="Excel_5f_CondFormat_5f_1_5f_1_5f_2" style:base-cell-address="City.BW55"/>
      <style:map style:condition="cell-content()=2" style:apply-style-name="Excel_5f_CondFormat_5f_1_5f_1_5f_3" style:base-cell-address="City.BW55"/>
      <style:map style:condition="cell-content()=3" style:apply-style-name="Excel_5f_CondFormat_5f_1_5f_1_5f_4" style:base-cell-address="City.BW55"/>
      <style:map style:condition="cell-content()=4" style:apply-style-name="Excel_5f_CondFormat_5f_1_5f_1_5f_5" style:base-cell-address="City.BW55"/>
      <style:map style:condition="cell-content()=100" style:apply-style-name="Excel_5f_CondFormat_5f_1_5f_1_5f_6" style:base-cell-address="City.BW55"/>
      <style:map style:condition="cell-content()&gt;101" style:apply-style-name="Excel_5f_CondFormat_5f_1_5f_1_5f_7" style:base-cell-address="City.BW55"/>
      <style:map style:condition="cell-content()=6" style:apply-style-name="Trees" style:base-cell-address="City.BW55"/>
      <style:map style:condition="cell-content()=5" style:apply-style-name="Trees1" style:base-cell-address="City.BW55"/>
      <style:map style:condition="cell-content()=11" style:apply-style-name="Yellow_20_Flower" style:base-cell-address="City.BW55"/>
      <style:map style:condition="cell-content()=12" style:apply-style-name="Blue_20_Flower" style:base-cell-address="City.BW55"/>
      <style:map style:condition="cell-content()=13" style:apply-style-name="Pink_20_Flowers" style:base-cell-address="City.BW55"/>
    </style:style>
    <style:style style:name="ce117" style:family="table-cell" style:parent-style-name="Default">
      <style:map style:condition="cell-content()=0" style:apply-style-name="Open_20_Space" style:base-cell-address="City.CG52"/>
      <style:map style:condition="cell-content()=1" style:apply-style-name="Excel_5f_CondFormat_5f_1_5f_1_5f_2" style:base-cell-address="City.CG52"/>
      <style:map style:condition="cell-content()=2" style:apply-style-name="Excel_5f_CondFormat_5f_1_5f_1_5f_3" style:base-cell-address="City.CG52"/>
      <style:map style:condition="cell-content()=3" style:apply-style-name="Excel_5f_CondFormat_5f_1_5f_1_5f_4" style:base-cell-address="City.CG52"/>
      <style:map style:condition="cell-content()=4" style:apply-style-name="Excel_5f_CondFormat_5f_1_5f_1_5f_5" style:base-cell-address="City.CG52"/>
      <style:map style:condition="cell-content()=100" style:apply-style-name="Excel_5f_CondFormat_5f_1_5f_1_5f_6" style:base-cell-address="City.CG52"/>
      <style:map style:condition="cell-content()&gt;101" style:apply-style-name="Excel_5f_CondFormat_5f_1_5f_1_5f_7" style:base-cell-address="City.CG52"/>
      <style:map style:condition="cell-content()=6" style:apply-style-name="Trees" style:base-cell-address="City.CG52"/>
      <style:map style:condition="cell-content()=5" style:apply-style-name="Trees1" style:base-cell-address="City.CG52"/>
      <style:map style:condition="cell-content()=11" style:apply-style-name="Yellow_20_Flower" style:base-cell-address="City.CG52"/>
      <style:map style:condition="cell-content()=12" style:apply-style-name="Blue_20_Flower" style:base-cell-address="City.CG52"/>
      <style:map style:condition="cell-content()=13" style:apply-style-name="Pink_20_Flowers" style:base-cell-address="City.CG52"/>
    </style:style>
    <style:style style:name="ce118" style:family="table-cell" style:parent-style-name="Default">
      <style:table-cell-properties fo:border="none" fo:padding="0.028in"/>
      <style:map style:condition="cell-content()=0" style:apply-style-name="Open_20_Space" style:base-cell-address="City.CG63"/>
      <style:map style:condition="cell-content()=1" style:apply-style-name="Excel_5f_CondFormat_5f_1_5f_1_5f_2" style:base-cell-address="City.CG63"/>
      <style:map style:condition="cell-content()=2" style:apply-style-name="Excel_5f_CondFormat_5f_1_5f_1_5f_3" style:base-cell-address="City.CG63"/>
      <style:map style:condition="cell-content()=3" style:apply-style-name="Excel_5f_CondFormat_5f_1_5f_1_5f_4" style:base-cell-address="City.CG63"/>
      <style:map style:condition="cell-content()=4" style:apply-style-name="Excel_5f_CondFormat_5f_1_5f_1_5f_5" style:base-cell-address="City.CG63"/>
      <style:map style:condition="cell-content()=100" style:apply-style-name="Excel_5f_CondFormat_5f_1_5f_1_5f_6" style:base-cell-address="City.CG63"/>
      <style:map style:condition="cell-content()&gt;101" style:apply-style-name="Excel_5f_CondFormat_5f_1_5f_1_5f_7" style:base-cell-address="City.CG63"/>
      <style:map style:condition="cell-content()=6" style:apply-style-name="Trees" style:base-cell-address="City.CG63"/>
      <style:map style:condition="cell-content()=5" style:apply-style-name="Trees1" style:base-cell-address="City.CG63"/>
      <style:map style:condition="cell-content()=11" style:apply-style-name="Yellow_20_Flower" style:base-cell-address="City.CG63"/>
      <style:map style:condition="cell-content()=12" style:apply-style-name="Blue_20_Flower" style:base-cell-address="City.CG63"/>
      <style:map style:condition="cell-content()=13" style:apply-style-name="Pink_20_Flowers" style:base-cell-address="City.CG63"/>
    </style:style>
    <style:style style:name="ce119" style:family="table-cell" style:parent-style-name="Default">
      <style:table-cell-properties fo:border="none" fo:padding="0.028in"/>
      <style:map style:condition="cell-content()=0" style:apply-style-name="Open_20_Space" style:base-cell-address="City.CG64"/>
      <style:map style:condition="cell-content()=1" style:apply-style-name="Excel_5f_CondFormat_5f_1_5f_1_5f_2" style:base-cell-address="City.CG64"/>
      <style:map style:condition="cell-content()=2" style:apply-style-name="Excel_5f_CondFormat_5f_1_5f_1_5f_3" style:base-cell-address="City.CG64"/>
      <style:map style:condition="cell-content()=3" style:apply-style-name="Excel_5f_CondFormat_5f_1_5f_1_5f_4" style:base-cell-address="City.CG64"/>
      <style:map style:condition="cell-content()=4" style:apply-style-name="Excel_5f_CondFormat_5f_1_5f_1_5f_5" style:base-cell-address="City.CG64"/>
      <style:map style:condition="cell-content()=100" style:apply-style-name="Excel_5f_CondFormat_5f_1_5f_1_5f_6" style:base-cell-address="City.CG64"/>
      <style:map style:condition="cell-content()&gt;101" style:apply-style-name="Excel_5f_CondFormat_5f_1_5f_1_5f_7" style:base-cell-address="City.CG64"/>
      <style:map style:condition="cell-content()=6" style:apply-style-name="Trees" style:base-cell-address="City.CG64"/>
      <style:map style:condition="cell-content()=5" style:apply-style-name="Trees1" style:base-cell-address="City.CG64"/>
      <style:map style:condition="cell-content()=11" style:apply-style-name="Yellow_20_Flower" style:base-cell-address="City.CG64"/>
      <style:map style:condition="cell-content()=12" style:apply-style-name="Blue_20_Flower" style:base-cell-address="City.CG64"/>
      <style:map style:condition="cell-content()=13" style:apply-style-name="Pink_20_Flowers" style:base-cell-address="City.CG64"/>
    </style:style>
    <style:style style:name="ce120" style:family="table-cell" style:parent-style-name="Default">
      <style:table-cell-properties fo:border="none" fo:padding="0.028in"/>
      <style:map style:condition="cell-content()=0" style:apply-style-name="Open_20_Space" style:base-cell-address="City.CG65"/>
      <style:map style:condition="cell-content()=1" style:apply-style-name="Excel_5f_CondFormat_5f_1_5f_1_5f_2" style:base-cell-address="City.CG65"/>
      <style:map style:condition="cell-content()=2" style:apply-style-name="Excel_5f_CondFormat_5f_1_5f_1_5f_3" style:base-cell-address="City.CG65"/>
      <style:map style:condition="cell-content()=3" style:apply-style-name="Excel_5f_CondFormat_5f_1_5f_1_5f_4" style:base-cell-address="City.CG65"/>
      <style:map style:condition="cell-content()=4" style:apply-style-name="Excel_5f_CondFormat_5f_1_5f_1_5f_5" style:base-cell-address="City.CG65"/>
      <style:map style:condition="cell-content()=100" style:apply-style-name="Excel_5f_CondFormat_5f_1_5f_1_5f_6" style:base-cell-address="City.CG65"/>
      <style:map style:condition="cell-content()&gt;101" style:apply-style-name="Excel_5f_CondFormat_5f_1_5f_1_5f_7" style:base-cell-address="City.CG65"/>
      <style:map style:condition="cell-content()=6" style:apply-style-name="Trees" style:base-cell-address="City.CG65"/>
      <style:map style:condition="cell-content()=5" style:apply-style-name="Trees1" style:base-cell-address="City.CG65"/>
      <style:map style:condition="cell-content()=11" style:apply-style-name="Yellow_20_Flower" style:base-cell-address="City.CG65"/>
      <style:map style:condition="cell-content()=12" style:apply-style-name="Blue_20_Flower" style:base-cell-address="City.CG65"/>
      <style:map style:condition="cell-content()=13" style:apply-style-name="Pink_20_Flowers" style:base-cell-address="City.CG65"/>
    </style:style>
    <style:style style:name="ce121" style:family="table-cell" style:parent-style-name="Default">
      <style:table-cell-properties fo:border="none" fo:padding="0.028in"/>
      <style:map style:condition="cell-content()=0" style:apply-style-name="Open_20_Space" style:base-cell-address="City.CG66"/>
      <style:map style:condition="cell-content()=1" style:apply-style-name="Excel_5f_CondFormat_5f_1_5f_1_5f_2" style:base-cell-address="City.CG66"/>
      <style:map style:condition="cell-content()=2" style:apply-style-name="Excel_5f_CondFormat_5f_1_5f_1_5f_3" style:base-cell-address="City.CG66"/>
      <style:map style:condition="cell-content()=3" style:apply-style-name="Excel_5f_CondFormat_5f_1_5f_1_5f_4" style:base-cell-address="City.CG66"/>
      <style:map style:condition="cell-content()=4" style:apply-style-name="Excel_5f_CondFormat_5f_1_5f_1_5f_5" style:base-cell-address="City.CG66"/>
      <style:map style:condition="cell-content()=100" style:apply-style-name="Excel_5f_CondFormat_5f_1_5f_1_5f_6" style:base-cell-address="City.CG66"/>
      <style:map style:condition="cell-content()&gt;101" style:apply-style-name="Excel_5f_CondFormat_5f_1_5f_1_5f_7" style:base-cell-address="City.CG66"/>
      <style:map style:condition="cell-content()=6" style:apply-style-name="Trees" style:base-cell-address="City.CG66"/>
      <style:map style:condition="cell-content()=5" style:apply-style-name="Trees1" style:base-cell-address="City.CG66"/>
      <style:map style:condition="cell-content()=11" style:apply-style-name="Yellow_20_Flower" style:base-cell-address="City.CG66"/>
      <style:map style:condition="cell-content()=12" style:apply-style-name="Blue_20_Flower" style:base-cell-address="City.CG66"/>
      <style:map style:condition="cell-content()=13" style:apply-style-name="Pink_20_Flowers" style:base-cell-address="City.CG66"/>
    </style:style>
    <style:style style:name="ce122" style:family="table-cell" style:parent-style-name="Default">
      <style:table-cell-properties fo:border="none" fo:padding="0.028in"/>
      <style:map style:condition="cell-content()=0" style:apply-style-name="Open_20_Space" style:base-cell-address="City.CG67"/>
      <style:map style:condition="cell-content()=1" style:apply-style-name="Excel_5f_CondFormat_5f_1_5f_1_5f_2" style:base-cell-address="City.CG67"/>
      <style:map style:condition="cell-content()=2" style:apply-style-name="Excel_5f_CondFormat_5f_1_5f_1_5f_3" style:base-cell-address="City.CG67"/>
      <style:map style:condition="cell-content()=3" style:apply-style-name="Excel_5f_CondFormat_5f_1_5f_1_5f_4" style:base-cell-address="City.CG67"/>
      <style:map style:condition="cell-content()=4" style:apply-style-name="Excel_5f_CondFormat_5f_1_5f_1_5f_5" style:base-cell-address="City.CG67"/>
      <style:map style:condition="cell-content()=100" style:apply-style-name="Excel_5f_CondFormat_5f_1_5f_1_5f_6" style:base-cell-address="City.CG67"/>
      <style:map style:condition="cell-content()&gt;101" style:apply-style-name="Excel_5f_CondFormat_5f_1_5f_1_5f_7" style:base-cell-address="City.CG67"/>
      <style:map style:condition="cell-content()=6" style:apply-style-name="Trees" style:base-cell-address="City.CG67"/>
      <style:map style:condition="cell-content()=5" style:apply-style-name="Trees1" style:base-cell-address="City.CG67"/>
      <style:map style:condition="cell-content()=11" style:apply-style-name="Yellow_20_Flower" style:base-cell-address="City.CG67"/>
      <style:map style:condition="cell-content()=12" style:apply-style-name="Blue_20_Flower" style:base-cell-address="City.CG67"/>
      <style:map style:condition="cell-content()=13" style:apply-style-name="Pink_20_Flowers" style:base-cell-address="City.CG67"/>
    </style:style>
    <style:style style:name="ce123" style:family="table-cell" style:parent-style-name="Default">
      <style:table-cell-properties fo:border="none" fo:padding="0.028in"/>
      <style:map style:condition="cell-content()=0" style:apply-style-name="Open_20_Space" style:base-cell-address="City.CG68"/>
      <style:map style:condition="cell-content()=1" style:apply-style-name="Excel_5f_CondFormat_5f_1_5f_1_5f_2" style:base-cell-address="City.CG68"/>
      <style:map style:condition="cell-content()=2" style:apply-style-name="Excel_5f_CondFormat_5f_1_5f_1_5f_3" style:base-cell-address="City.CG68"/>
      <style:map style:condition="cell-content()=3" style:apply-style-name="Excel_5f_CondFormat_5f_1_5f_1_5f_4" style:base-cell-address="City.CG68"/>
      <style:map style:condition="cell-content()=4" style:apply-style-name="Excel_5f_CondFormat_5f_1_5f_1_5f_5" style:base-cell-address="City.CG68"/>
      <style:map style:condition="cell-content()=100" style:apply-style-name="Excel_5f_CondFormat_5f_1_5f_1_5f_6" style:base-cell-address="City.CG68"/>
      <style:map style:condition="cell-content()&gt;101" style:apply-style-name="Excel_5f_CondFormat_5f_1_5f_1_5f_7" style:base-cell-address="City.CG68"/>
      <style:map style:condition="cell-content()=6" style:apply-style-name="Trees" style:base-cell-address="City.CG68"/>
      <style:map style:condition="cell-content()=5" style:apply-style-name="Trees1" style:base-cell-address="City.CG68"/>
      <style:map style:condition="cell-content()=11" style:apply-style-name="Yellow_20_Flower" style:base-cell-address="City.CG68"/>
      <style:map style:condition="cell-content()=12" style:apply-style-name="Blue_20_Flower" style:base-cell-address="City.CG68"/>
      <style:map style:condition="cell-content()=13" style:apply-style-name="Pink_20_Flowers" style:base-cell-address="City.CG68"/>
    </style:style>
    <style:style style:name="ce124" style:family="table-cell" style:parent-style-name="Default">
      <style:table-cell-properties fo:border="none" fo:padding="0.028in"/>
      <style:map style:condition="cell-content()=0" style:apply-style-name="Open_20_Space" style:base-cell-address="City.CG69"/>
      <style:map style:condition="cell-content()=1" style:apply-style-name="Excel_5f_CondFormat_5f_1_5f_1_5f_2" style:base-cell-address="City.CG69"/>
      <style:map style:condition="cell-content()=2" style:apply-style-name="Excel_5f_CondFormat_5f_1_5f_1_5f_3" style:base-cell-address="City.CG69"/>
      <style:map style:condition="cell-content()=3" style:apply-style-name="Excel_5f_CondFormat_5f_1_5f_1_5f_4" style:base-cell-address="City.CG69"/>
      <style:map style:condition="cell-content()=4" style:apply-style-name="Excel_5f_CondFormat_5f_1_5f_1_5f_5" style:base-cell-address="City.CG69"/>
      <style:map style:condition="cell-content()=100" style:apply-style-name="Excel_5f_CondFormat_5f_1_5f_1_5f_6" style:base-cell-address="City.CG69"/>
      <style:map style:condition="cell-content()&gt;101" style:apply-style-name="Excel_5f_CondFormat_5f_1_5f_1_5f_7" style:base-cell-address="City.CG69"/>
      <style:map style:condition="cell-content()=6" style:apply-style-name="Trees" style:base-cell-address="City.CG69"/>
      <style:map style:condition="cell-content()=5" style:apply-style-name="Trees1" style:base-cell-address="City.CG69"/>
      <style:map style:condition="cell-content()=11" style:apply-style-name="Yellow_20_Flower" style:base-cell-address="City.CG69"/>
      <style:map style:condition="cell-content()=12" style:apply-style-name="Blue_20_Flower" style:base-cell-address="City.CG69"/>
      <style:map style:condition="cell-content()=13" style:apply-style-name="Pink_20_Flowers" style:base-cell-address="City.CG69"/>
    </style:style>
    <style:style style:name="ce125" style:family="table-cell" style:parent-style-name="Default">
      <style:table-cell-properties fo:border="none" fo:padding="0.028in"/>
      <style:map style:condition="cell-content()=0" style:apply-style-name="Open_20_Space" style:base-cell-address="City.CG70"/>
      <style:map style:condition="cell-content()=1" style:apply-style-name="Excel_5f_CondFormat_5f_1_5f_1_5f_2" style:base-cell-address="City.CG70"/>
      <style:map style:condition="cell-content()=2" style:apply-style-name="Excel_5f_CondFormat_5f_1_5f_1_5f_3" style:base-cell-address="City.CG70"/>
      <style:map style:condition="cell-content()=3" style:apply-style-name="Excel_5f_CondFormat_5f_1_5f_1_5f_4" style:base-cell-address="City.CG70"/>
      <style:map style:condition="cell-content()=4" style:apply-style-name="Excel_5f_CondFormat_5f_1_5f_1_5f_5" style:base-cell-address="City.CG70"/>
      <style:map style:condition="cell-content()=100" style:apply-style-name="Excel_5f_CondFormat_5f_1_5f_1_5f_6" style:base-cell-address="City.CG70"/>
      <style:map style:condition="cell-content()&gt;101" style:apply-style-name="Excel_5f_CondFormat_5f_1_5f_1_5f_7" style:base-cell-address="City.CG70"/>
      <style:map style:condition="cell-content()=6" style:apply-style-name="Trees" style:base-cell-address="City.CG70"/>
      <style:map style:condition="cell-content()=5" style:apply-style-name="Trees1" style:base-cell-address="City.CG70"/>
      <style:map style:condition="cell-content()=11" style:apply-style-name="Yellow_20_Flower" style:base-cell-address="City.CG70"/>
      <style:map style:condition="cell-content()=12" style:apply-style-name="Blue_20_Flower" style:base-cell-address="City.CG70"/>
      <style:map style:condition="cell-content()=13" style:apply-style-name="Pink_20_Flowers" style:base-cell-address="City.CG70"/>
    </style:style>
    <style:style style:name="ce126" style:family="table-cell" style:parent-style-name="Default">
      <style:table-cell-properties fo:border="none" fo:padding="0.028in"/>
      <style:map style:condition="cell-content()=0" style:apply-style-name="Open_20_Space" style:base-cell-address="City.CG71"/>
      <style:map style:condition="cell-content()=1" style:apply-style-name="Excel_5f_CondFormat_5f_1_5f_1_5f_2" style:base-cell-address="City.CG71"/>
      <style:map style:condition="cell-content()=2" style:apply-style-name="Excel_5f_CondFormat_5f_1_5f_1_5f_3" style:base-cell-address="City.CG71"/>
      <style:map style:condition="cell-content()=3" style:apply-style-name="Excel_5f_CondFormat_5f_1_5f_1_5f_4" style:base-cell-address="City.CG71"/>
      <style:map style:condition="cell-content()=4" style:apply-style-name="Excel_5f_CondFormat_5f_1_5f_1_5f_5" style:base-cell-address="City.CG71"/>
      <style:map style:condition="cell-content()=100" style:apply-style-name="Excel_5f_CondFormat_5f_1_5f_1_5f_6" style:base-cell-address="City.CG71"/>
      <style:map style:condition="cell-content()&gt;101" style:apply-style-name="Excel_5f_CondFormat_5f_1_5f_1_5f_7" style:base-cell-address="City.CG71"/>
      <style:map style:condition="cell-content()=6" style:apply-style-name="Trees" style:base-cell-address="City.CG71"/>
      <style:map style:condition="cell-content()=5" style:apply-style-name="Trees1" style:base-cell-address="City.CG71"/>
      <style:map style:condition="cell-content()=11" style:apply-style-name="Yellow_20_Flower" style:base-cell-address="City.CG71"/>
      <style:map style:condition="cell-content()=12" style:apply-style-name="Blue_20_Flower" style:base-cell-address="City.CG71"/>
      <style:map style:condition="cell-content()=13" style:apply-style-name="Pink_20_Flowers" style:base-cell-address="City.CG71"/>
    </style:style>
    <style:style style:name="ce127" style:family="table-cell" style:parent-style-name="Default">
      <style:table-cell-properties fo:border="none" fo:padding="0.028in"/>
      <style:map style:condition="cell-content()=0" style:apply-style-name="Open_20_Space" style:base-cell-address="City.CG72"/>
      <style:map style:condition="cell-content()=1" style:apply-style-name="Excel_5f_CondFormat_5f_1_5f_1_5f_2" style:base-cell-address="City.CG72"/>
      <style:map style:condition="cell-content()=2" style:apply-style-name="Excel_5f_CondFormat_5f_1_5f_1_5f_3" style:base-cell-address="City.CG72"/>
      <style:map style:condition="cell-content()=3" style:apply-style-name="Excel_5f_CondFormat_5f_1_5f_1_5f_4" style:base-cell-address="City.CG72"/>
      <style:map style:condition="cell-content()=4" style:apply-style-name="Excel_5f_CondFormat_5f_1_5f_1_5f_5" style:base-cell-address="City.CG72"/>
      <style:map style:condition="cell-content()=100" style:apply-style-name="Excel_5f_CondFormat_5f_1_5f_1_5f_6" style:base-cell-address="City.CG72"/>
      <style:map style:condition="cell-content()&gt;101" style:apply-style-name="Excel_5f_CondFormat_5f_1_5f_1_5f_7" style:base-cell-address="City.CG72"/>
      <style:map style:condition="cell-content()=6" style:apply-style-name="Trees" style:base-cell-address="City.CG72"/>
      <style:map style:condition="cell-content()=5" style:apply-style-name="Trees1" style:base-cell-address="City.CG72"/>
      <style:map style:condition="cell-content()=11" style:apply-style-name="Yellow_20_Flower" style:base-cell-address="City.CG72"/>
      <style:map style:condition="cell-content()=12" style:apply-style-name="Blue_20_Flower" style:base-cell-address="City.CG72"/>
      <style:map style:condition="cell-content()=13" style:apply-style-name="Pink_20_Flowers" style:base-cell-address="City.CG72"/>
    </style:style>
    <style:style style:name="ce128" style:family="table-cell" style:parent-style-name="Default">
      <style:table-cell-properties fo:border="none" fo:padding="0.028in"/>
      <style:map style:condition="cell-content()=0" style:apply-style-name="Open_20_Space" style:base-cell-address="City.CH63"/>
      <style:map style:condition="cell-content()=1" style:apply-style-name="Excel_5f_CondFormat_5f_1_5f_1_5f_2" style:base-cell-address="City.CH63"/>
      <style:map style:condition="cell-content()=2" style:apply-style-name="Excel_5f_CondFormat_5f_1_5f_1_5f_3" style:base-cell-address="City.CH63"/>
      <style:map style:condition="cell-content()=3" style:apply-style-name="Excel_5f_CondFormat_5f_1_5f_1_5f_4" style:base-cell-address="City.CH63"/>
      <style:map style:condition="cell-content()=4" style:apply-style-name="Excel_5f_CondFormat_5f_1_5f_1_5f_5" style:base-cell-address="City.CH63"/>
      <style:map style:condition="cell-content()=100" style:apply-style-name="Excel_5f_CondFormat_5f_1_5f_1_5f_6" style:base-cell-address="City.CH63"/>
      <style:map style:condition="cell-content()&gt;101" style:apply-style-name="Excel_5f_CondFormat_5f_1_5f_1_5f_7" style:base-cell-address="City.CH63"/>
      <style:map style:condition="cell-content()=6" style:apply-style-name="Trees" style:base-cell-address="City.CH63"/>
      <style:map style:condition="cell-content()=5" style:apply-style-name="Trees1" style:base-cell-address="City.CH63"/>
      <style:map style:condition="cell-content()=11" style:apply-style-name="Yellow_20_Flower" style:base-cell-address="City.CH63"/>
      <style:map style:condition="cell-content()=12" style:apply-style-name="Blue_20_Flower" style:base-cell-address="City.CH63"/>
      <style:map style:condition="cell-content()=13" style:apply-style-name="Pink_20_Flowers" style:base-cell-address="City.CH63"/>
    </style:style>
    <style:style style:name="ce129" style:family="table-cell" style:parent-style-name="Default">
      <style:table-cell-properties fo:border="none" fo:padding="0.028in"/>
      <style:map style:condition="cell-content()=0" style:apply-style-name="Open_20_Space" style:base-cell-address="City.CH64"/>
      <style:map style:condition="cell-content()=1" style:apply-style-name="Excel_5f_CondFormat_5f_1_5f_1_5f_2" style:base-cell-address="City.CH64"/>
      <style:map style:condition="cell-content()=2" style:apply-style-name="Excel_5f_CondFormat_5f_1_5f_1_5f_3" style:base-cell-address="City.CH64"/>
      <style:map style:condition="cell-content()=3" style:apply-style-name="Excel_5f_CondFormat_5f_1_5f_1_5f_4" style:base-cell-address="City.CH64"/>
      <style:map style:condition="cell-content()=4" style:apply-style-name="Excel_5f_CondFormat_5f_1_5f_1_5f_5" style:base-cell-address="City.CH64"/>
      <style:map style:condition="cell-content()=100" style:apply-style-name="Excel_5f_CondFormat_5f_1_5f_1_5f_6" style:base-cell-address="City.CH64"/>
      <style:map style:condition="cell-content()&gt;101" style:apply-style-name="Excel_5f_CondFormat_5f_1_5f_1_5f_7" style:base-cell-address="City.CH64"/>
      <style:map style:condition="cell-content()=6" style:apply-style-name="Trees" style:base-cell-address="City.CH64"/>
      <style:map style:condition="cell-content()=5" style:apply-style-name="Trees1" style:base-cell-address="City.CH64"/>
      <style:map style:condition="cell-content()=11" style:apply-style-name="Yellow_20_Flower" style:base-cell-address="City.CH64"/>
      <style:map style:condition="cell-content()=12" style:apply-style-name="Blue_20_Flower" style:base-cell-address="City.CH64"/>
      <style:map style:condition="cell-content()=13" style:apply-style-name="Pink_20_Flowers" style:base-cell-address="City.CH64"/>
    </style:style>
    <style:style style:name="ce130" style:family="table-cell" style:parent-style-name="Default">
      <style:table-cell-properties fo:border="none" fo:padding="0.028in"/>
      <style:map style:condition="cell-content()=0" style:apply-style-name="Open_20_Space" style:base-cell-address="City.CH65"/>
      <style:map style:condition="cell-content()=1" style:apply-style-name="Excel_5f_CondFormat_5f_1_5f_1_5f_2" style:base-cell-address="City.CH65"/>
      <style:map style:condition="cell-content()=2" style:apply-style-name="Excel_5f_CondFormat_5f_1_5f_1_5f_3" style:base-cell-address="City.CH65"/>
      <style:map style:condition="cell-content()=3" style:apply-style-name="Excel_5f_CondFormat_5f_1_5f_1_5f_4" style:base-cell-address="City.CH65"/>
      <style:map style:condition="cell-content()=4" style:apply-style-name="Excel_5f_CondFormat_5f_1_5f_1_5f_5" style:base-cell-address="City.CH65"/>
      <style:map style:condition="cell-content()=100" style:apply-style-name="Excel_5f_CondFormat_5f_1_5f_1_5f_6" style:base-cell-address="City.CH65"/>
      <style:map style:condition="cell-content()&gt;101" style:apply-style-name="Excel_5f_CondFormat_5f_1_5f_1_5f_7" style:base-cell-address="City.CH65"/>
      <style:map style:condition="cell-content()=6" style:apply-style-name="Trees" style:base-cell-address="City.CH65"/>
      <style:map style:condition="cell-content()=5" style:apply-style-name="Trees1" style:base-cell-address="City.CH65"/>
      <style:map style:condition="cell-content()=11" style:apply-style-name="Yellow_20_Flower" style:base-cell-address="City.CH65"/>
      <style:map style:condition="cell-content()=12" style:apply-style-name="Blue_20_Flower" style:base-cell-address="City.CH65"/>
      <style:map style:condition="cell-content()=13" style:apply-style-name="Pink_20_Flowers" style:base-cell-address="City.CH65"/>
    </style:style>
    <style:style style:name="ce131" style:family="table-cell" style:parent-style-name="Default">
      <style:table-cell-properties fo:border="none" fo:padding="0.028in"/>
      <style:map style:condition="cell-content()=0" style:apply-style-name="Open_20_Space" style:base-cell-address="City.CH66"/>
      <style:map style:condition="cell-content()=1" style:apply-style-name="Excel_5f_CondFormat_5f_1_5f_1_5f_2" style:base-cell-address="City.CH66"/>
      <style:map style:condition="cell-content()=2" style:apply-style-name="Excel_5f_CondFormat_5f_1_5f_1_5f_3" style:base-cell-address="City.CH66"/>
      <style:map style:condition="cell-content()=3" style:apply-style-name="Excel_5f_CondFormat_5f_1_5f_1_5f_4" style:base-cell-address="City.CH66"/>
      <style:map style:condition="cell-content()=4" style:apply-style-name="Excel_5f_CondFormat_5f_1_5f_1_5f_5" style:base-cell-address="City.CH66"/>
      <style:map style:condition="cell-content()=100" style:apply-style-name="Excel_5f_CondFormat_5f_1_5f_1_5f_6" style:base-cell-address="City.CH66"/>
      <style:map style:condition="cell-content()&gt;101" style:apply-style-name="Excel_5f_CondFormat_5f_1_5f_1_5f_7" style:base-cell-address="City.CH66"/>
      <style:map style:condition="cell-content()=6" style:apply-style-name="Trees" style:base-cell-address="City.CH66"/>
      <style:map style:condition="cell-content()=5" style:apply-style-name="Trees1" style:base-cell-address="City.CH66"/>
      <style:map style:condition="cell-content()=11" style:apply-style-name="Yellow_20_Flower" style:base-cell-address="City.CH66"/>
      <style:map style:condition="cell-content()=12" style:apply-style-name="Blue_20_Flower" style:base-cell-address="City.CH66"/>
      <style:map style:condition="cell-content()=13" style:apply-style-name="Pink_20_Flowers" style:base-cell-address="City.CH66"/>
    </style:style>
    <style:style style:name="ce132" style:family="table-cell" style:parent-style-name="Default">
      <style:table-cell-properties fo:border="none" fo:padding="0.028in"/>
      <style:map style:condition="cell-content()=0" style:apply-style-name="Open_20_Space" style:base-cell-address="City.CH67"/>
      <style:map style:condition="cell-content()=1" style:apply-style-name="Excel_5f_CondFormat_5f_1_5f_1_5f_2" style:base-cell-address="City.CH67"/>
      <style:map style:condition="cell-content()=2" style:apply-style-name="Excel_5f_CondFormat_5f_1_5f_1_5f_3" style:base-cell-address="City.CH67"/>
      <style:map style:condition="cell-content()=3" style:apply-style-name="Excel_5f_CondFormat_5f_1_5f_1_5f_4" style:base-cell-address="City.CH67"/>
      <style:map style:condition="cell-content()=4" style:apply-style-name="Excel_5f_CondFormat_5f_1_5f_1_5f_5" style:base-cell-address="City.CH67"/>
      <style:map style:condition="cell-content()=100" style:apply-style-name="Excel_5f_CondFormat_5f_1_5f_1_5f_6" style:base-cell-address="City.CH67"/>
      <style:map style:condition="cell-content()&gt;101" style:apply-style-name="Excel_5f_CondFormat_5f_1_5f_1_5f_7" style:base-cell-address="City.CH67"/>
      <style:map style:condition="cell-content()=6" style:apply-style-name="Trees" style:base-cell-address="City.CH67"/>
      <style:map style:condition="cell-content()=5" style:apply-style-name="Trees1" style:base-cell-address="City.CH67"/>
      <style:map style:condition="cell-content()=11" style:apply-style-name="Yellow_20_Flower" style:base-cell-address="City.CH67"/>
      <style:map style:condition="cell-content()=12" style:apply-style-name="Blue_20_Flower" style:base-cell-address="City.CH67"/>
      <style:map style:condition="cell-content()=13" style:apply-style-name="Pink_20_Flowers" style:base-cell-address="City.CH67"/>
    </style:style>
    <style:style style:name="ce133" style:family="table-cell" style:parent-style-name="Default">
      <style:table-cell-properties fo:border="none" fo:padding="0.028in"/>
      <style:map style:condition="cell-content()=0" style:apply-style-name="Open_20_Space" style:base-cell-address="City.CH68"/>
      <style:map style:condition="cell-content()=1" style:apply-style-name="Excel_5f_CondFormat_5f_1_5f_1_5f_2" style:base-cell-address="City.CH68"/>
      <style:map style:condition="cell-content()=2" style:apply-style-name="Excel_5f_CondFormat_5f_1_5f_1_5f_3" style:base-cell-address="City.CH68"/>
      <style:map style:condition="cell-content()=3" style:apply-style-name="Excel_5f_CondFormat_5f_1_5f_1_5f_4" style:base-cell-address="City.CH68"/>
      <style:map style:condition="cell-content()=4" style:apply-style-name="Excel_5f_CondFormat_5f_1_5f_1_5f_5" style:base-cell-address="City.CH68"/>
      <style:map style:condition="cell-content()=100" style:apply-style-name="Excel_5f_CondFormat_5f_1_5f_1_5f_6" style:base-cell-address="City.CH68"/>
      <style:map style:condition="cell-content()&gt;101" style:apply-style-name="Excel_5f_CondFormat_5f_1_5f_1_5f_7" style:base-cell-address="City.CH68"/>
      <style:map style:condition="cell-content()=6" style:apply-style-name="Trees" style:base-cell-address="City.CH68"/>
      <style:map style:condition="cell-content()=5" style:apply-style-name="Trees1" style:base-cell-address="City.CH68"/>
      <style:map style:condition="cell-content()=11" style:apply-style-name="Yellow_20_Flower" style:base-cell-address="City.CH68"/>
      <style:map style:condition="cell-content()=12" style:apply-style-name="Blue_20_Flower" style:base-cell-address="City.CH68"/>
      <style:map style:condition="cell-content()=13" style:apply-style-name="Pink_20_Flowers" style:base-cell-address="City.CH68"/>
    </style:style>
    <style:style style:name="ce134" style:family="table-cell" style:parent-style-name="Default">
      <style:table-cell-properties fo:border="none" fo:padding="0.028in"/>
      <style:map style:condition="cell-content()=0" style:apply-style-name="Open_20_Space" style:base-cell-address="City.CH69"/>
      <style:map style:condition="cell-content()=1" style:apply-style-name="Excel_5f_CondFormat_5f_1_5f_1_5f_2" style:base-cell-address="City.CH69"/>
      <style:map style:condition="cell-content()=2" style:apply-style-name="Excel_5f_CondFormat_5f_1_5f_1_5f_3" style:base-cell-address="City.CH69"/>
      <style:map style:condition="cell-content()=3" style:apply-style-name="Excel_5f_CondFormat_5f_1_5f_1_5f_4" style:base-cell-address="City.CH69"/>
      <style:map style:condition="cell-content()=4" style:apply-style-name="Excel_5f_CondFormat_5f_1_5f_1_5f_5" style:base-cell-address="City.CH69"/>
      <style:map style:condition="cell-content()=100" style:apply-style-name="Excel_5f_CondFormat_5f_1_5f_1_5f_6" style:base-cell-address="City.CH69"/>
      <style:map style:condition="cell-content()&gt;101" style:apply-style-name="Excel_5f_CondFormat_5f_1_5f_1_5f_7" style:base-cell-address="City.CH69"/>
      <style:map style:condition="cell-content()=6" style:apply-style-name="Trees" style:base-cell-address="City.CH69"/>
      <style:map style:condition="cell-content()=5" style:apply-style-name="Trees1" style:base-cell-address="City.CH69"/>
      <style:map style:condition="cell-content()=11" style:apply-style-name="Yellow_20_Flower" style:base-cell-address="City.CH69"/>
      <style:map style:condition="cell-content()=12" style:apply-style-name="Blue_20_Flower" style:base-cell-address="City.CH69"/>
      <style:map style:condition="cell-content()=13" style:apply-style-name="Pink_20_Flowers" style:base-cell-address="City.CH69"/>
    </style:style>
    <style:style style:name="ce135" style:family="table-cell" style:parent-style-name="Default">
      <style:table-cell-properties fo:border="none" fo:padding="0.028in"/>
      <style:map style:condition="cell-content()=0" style:apply-style-name="Open_20_Space" style:base-cell-address="City.CH70"/>
      <style:map style:condition="cell-content()=1" style:apply-style-name="Excel_5f_CondFormat_5f_1_5f_1_5f_2" style:base-cell-address="City.CH70"/>
      <style:map style:condition="cell-content()=2" style:apply-style-name="Excel_5f_CondFormat_5f_1_5f_1_5f_3" style:base-cell-address="City.CH70"/>
      <style:map style:condition="cell-content()=3" style:apply-style-name="Excel_5f_CondFormat_5f_1_5f_1_5f_4" style:base-cell-address="City.CH70"/>
      <style:map style:condition="cell-content()=4" style:apply-style-name="Excel_5f_CondFormat_5f_1_5f_1_5f_5" style:base-cell-address="City.CH70"/>
      <style:map style:condition="cell-content()=100" style:apply-style-name="Excel_5f_CondFormat_5f_1_5f_1_5f_6" style:base-cell-address="City.CH70"/>
      <style:map style:condition="cell-content()&gt;101" style:apply-style-name="Excel_5f_CondFormat_5f_1_5f_1_5f_7" style:base-cell-address="City.CH70"/>
      <style:map style:condition="cell-content()=6" style:apply-style-name="Trees" style:base-cell-address="City.CH70"/>
      <style:map style:condition="cell-content()=5" style:apply-style-name="Trees1" style:base-cell-address="City.CH70"/>
      <style:map style:condition="cell-content()=11" style:apply-style-name="Yellow_20_Flower" style:base-cell-address="City.CH70"/>
      <style:map style:condition="cell-content()=12" style:apply-style-name="Blue_20_Flower" style:base-cell-address="City.CH70"/>
      <style:map style:condition="cell-content()=13" style:apply-style-name="Pink_20_Flowers" style:base-cell-address="City.CH70"/>
    </style:style>
    <style:style style:name="ce136" style:family="table-cell" style:parent-style-name="Default">
      <style:table-cell-properties fo:border="none" fo:padding="0.028in"/>
      <style:map style:condition="cell-content()=0" style:apply-style-name="Open_20_Space" style:base-cell-address="City.CH71"/>
      <style:map style:condition="cell-content()=1" style:apply-style-name="Excel_5f_CondFormat_5f_1_5f_1_5f_2" style:base-cell-address="City.CH71"/>
      <style:map style:condition="cell-content()=2" style:apply-style-name="Excel_5f_CondFormat_5f_1_5f_1_5f_3" style:base-cell-address="City.CH71"/>
      <style:map style:condition="cell-content()=3" style:apply-style-name="Excel_5f_CondFormat_5f_1_5f_1_5f_4" style:base-cell-address="City.CH71"/>
      <style:map style:condition="cell-content()=4" style:apply-style-name="Excel_5f_CondFormat_5f_1_5f_1_5f_5" style:base-cell-address="City.CH71"/>
      <style:map style:condition="cell-content()=100" style:apply-style-name="Excel_5f_CondFormat_5f_1_5f_1_5f_6" style:base-cell-address="City.CH71"/>
      <style:map style:condition="cell-content()&gt;101" style:apply-style-name="Excel_5f_CondFormat_5f_1_5f_1_5f_7" style:base-cell-address="City.CH71"/>
      <style:map style:condition="cell-content()=6" style:apply-style-name="Trees" style:base-cell-address="City.CH71"/>
      <style:map style:condition="cell-content()=5" style:apply-style-name="Trees1" style:base-cell-address="City.CH71"/>
      <style:map style:condition="cell-content()=11" style:apply-style-name="Yellow_20_Flower" style:base-cell-address="City.CH71"/>
      <style:map style:condition="cell-content()=12" style:apply-style-name="Blue_20_Flower" style:base-cell-address="City.CH71"/>
      <style:map style:condition="cell-content()=13" style:apply-style-name="Pink_20_Flowers" style:base-cell-address="City.CH71"/>
    </style:style>
    <style:style style:name="ce137" style:family="table-cell" style:parent-style-name="Default">
      <style:table-cell-properties fo:border="none" fo:padding="0.028in"/>
      <style:map style:condition="cell-content()=0" style:apply-style-name="Open_20_Space" style:base-cell-address="City.CH72"/>
      <style:map style:condition="cell-content()=1" style:apply-style-name="Excel_5f_CondFormat_5f_1_5f_1_5f_2" style:base-cell-address="City.CH72"/>
      <style:map style:condition="cell-content()=2" style:apply-style-name="Excel_5f_CondFormat_5f_1_5f_1_5f_3" style:base-cell-address="City.CH72"/>
      <style:map style:condition="cell-content()=3" style:apply-style-name="Excel_5f_CondFormat_5f_1_5f_1_5f_4" style:base-cell-address="City.CH72"/>
      <style:map style:condition="cell-content()=4" style:apply-style-name="Excel_5f_CondFormat_5f_1_5f_1_5f_5" style:base-cell-address="City.CH72"/>
      <style:map style:condition="cell-content()=100" style:apply-style-name="Excel_5f_CondFormat_5f_1_5f_1_5f_6" style:base-cell-address="City.CH72"/>
      <style:map style:condition="cell-content()&gt;101" style:apply-style-name="Excel_5f_CondFormat_5f_1_5f_1_5f_7" style:base-cell-address="City.CH72"/>
      <style:map style:condition="cell-content()=6" style:apply-style-name="Trees" style:base-cell-address="City.CH72"/>
      <style:map style:condition="cell-content()=5" style:apply-style-name="Trees1" style:base-cell-address="City.CH72"/>
      <style:map style:condition="cell-content()=11" style:apply-style-name="Yellow_20_Flower" style:base-cell-address="City.CH72"/>
      <style:map style:condition="cell-content()=12" style:apply-style-name="Blue_20_Flower" style:base-cell-address="City.CH72"/>
      <style:map style:condition="cell-content()=13" style:apply-style-name="Pink_20_Flowers" style:base-cell-address="City.CH72"/>
    </style:style>
    <style:style style:name="ce138" style:family="table-cell" style:parent-style-name="Default">
      <style:table-cell-properties fo:border="none" fo:padding="0.028in"/>
      <style:map style:condition="cell-content()=0" style:apply-style-name="Open_20_Space" style:base-cell-address="City.CI63"/>
      <style:map style:condition="cell-content()=1" style:apply-style-name="Excel_5f_CondFormat_5f_1_5f_1_5f_2" style:base-cell-address="City.CI63"/>
      <style:map style:condition="cell-content()=2" style:apply-style-name="Excel_5f_CondFormat_5f_1_5f_1_5f_3" style:base-cell-address="City.CI63"/>
      <style:map style:condition="cell-content()=3" style:apply-style-name="Excel_5f_CondFormat_5f_1_5f_1_5f_4" style:base-cell-address="City.CI63"/>
      <style:map style:condition="cell-content()=4" style:apply-style-name="Excel_5f_CondFormat_5f_1_5f_1_5f_5" style:base-cell-address="City.CI63"/>
      <style:map style:condition="cell-content()=100" style:apply-style-name="Excel_5f_CondFormat_5f_1_5f_1_5f_6" style:base-cell-address="City.CI63"/>
      <style:map style:condition="cell-content()&gt;101" style:apply-style-name="Excel_5f_CondFormat_5f_1_5f_1_5f_7" style:base-cell-address="City.CI63"/>
      <style:map style:condition="cell-content()=6" style:apply-style-name="Trees" style:base-cell-address="City.CI63"/>
      <style:map style:condition="cell-content()=5" style:apply-style-name="Trees1" style:base-cell-address="City.CI63"/>
      <style:map style:condition="cell-content()=11" style:apply-style-name="Yellow_20_Flower" style:base-cell-address="City.CI63"/>
      <style:map style:condition="cell-content()=12" style:apply-style-name="Blue_20_Flower" style:base-cell-address="City.CI63"/>
      <style:map style:condition="cell-content()=13" style:apply-style-name="Pink_20_Flowers" style:base-cell-address="City.CI63"/>
    </style:style>
    <style:style style:name="ce139" style:family="table-cell" style:parent-style-name="Default">
      <style:table-cell-properties fo:border="none" fo:padding="0.028in"/>
      <style:map style:condition="cell-content()=0" style:apply-style-name="Open_20_Space" style:base-cell-address="City.CI64"/>
      <style:map style:condition="cell-content()=1" style:apply-style-name="Excel_5f_CondFormat_5f_1_5f_1_5f_2" style:base-cell-address="City.CI64"/>
      <style:map style:condition="cell-content()=2" style:apply-style-name="Excel_5f_CondFormat_5f_1_5f_1_5f_3" style:base-cell-address="City.CI64"/>
      <style:map style:condition="cell-content()=3" style:apply-style-name="Excel_5f_CondFormat_5f_1_5f_1_5f_4" style:base-cell-address="City.CI64"/>
      <style:map style:condition="cell-content()=4" style:apply-style-name="Excel_5f_CondFormat_5f_1_5f_1_5f_5" style:base-cell-address="City.CI64"/>
      <style:map style:condition="cell-content()=100" style:apply-style-name="Excel_5f_CondFormat_5f_1_5f_1_5f_6" style:base-cell-address="City.CI64"/>
      <style:map style:condition="cell-content()&gt;101" style:apply-style-name="Excel_5f_CondFormat_5f_1_5f_1_5f_7" style:base-cell-address="City.CI64"/>
      <style:map style:condition="cell-content()=6" style:apply-style-name="Trees" style:base-cell-address="City.CI64"/>
      <style:map style:condition="cell-content()=5" style:apply-style-name="Trees1" style:base-cell-address="City.CI64"/>
      <style:map style:condition="cell-content()=11" style:apply-style-name="Yellow_20_Flower" style:base-cell-address="City.CI64"/>
      <style:map style:condition="cell-content()=12" style:apply-style-name="Blue_20_Flower" style:base-cell-address="City.CI64"/>
      <style:map style:condition="cell-content()=13" style:apply-style-name="Pink_20_Flowers" style:base-cell-address="City.CI64"/>
    </style:style>
    <style:style style:name="ce140" style:family="table-cell" style:parent-style-name="Default">
      <style:table-cell-properties fo:border="none" fo:padding="0.028in"/>
      <style:map style:condition="cell-content()=0" style:apply-style-name="Open_20_Space" style:base-cell-address="City.CI65"/>
      <style:map style:condition="cell-content()=1" style:apply-style-name="Excel_5f_CondFormat_5f_1_5f_1_5f_2" style:base-cell-address="City.CI65"/>
      <style:map style:condition="cell-content()=2" style:apply-style-name="Excel_5f_CondFormat_5f_1_5f_1_5f_3" style:base-cell-address="City.CI65"/>
      <style:map style:condition="cell-content()=3" style:apply-style-name="Excel_5f_CondFormat_5f_1_5f_1_5f_4" style:base-cell-address="City.CI65"/>
      <style:map style:condition="cell-content()=4" style:apply-style-name="Excel_5f_CondFormat_5f_1_5f_1_5f_5" style:base-cell-address="City.CI65"/>
      <style:map style:condition="cell-content()=100" style:apply-style-name="Excel_5f_CondFormat_5f_1_5f_1_5f_6" style:base-cell-address="City.CI65"/>
      <style:map style:condition="cell-content()&gt;101" style:apply-style-name="Excel_5f_CondFormat_5f_1_5f_1_5f_7" style:base-cell-address="City.CI65"/>
      <style:map style:condition="cell-content()=6" style:apply-style-name="Trees" style:base-cell-address="City.CI65"/>
      <style:map style:condition="cell-content()=5" style:apply-style-name="Trees1" style:base-cell-address="City.CI65"/>
      <style:map style:condition="cell-content()=11" style:apply-style-name="Yellow_20_Flower" style:base-cell-address="City.CI65"/>
      <style:map style:condition="cell-content()=12" style:apply-style-name="Blue_20_Flower" style:base-cell-address="City.CI65"/>
      <style:map style:condition="cell-content()=13" style:apply-style-name="Pink_20_Flowers" style:base-cell-address="City.CI65"/>
    </style:style>
    <style:style style:name="ce141" style:family="table-cell" style:parent-style-name="Default">
      <style:table-cell-properties fo:border="none" fo:padding="0.028in"/>
      <style:map style:condition="cell-content()=0" style:apply-style-name="Open_20_Space" style:base-cell-address="City.CI66"/>
      <style:map style:condition="cell-content()=1" style:apply-style-name="Excel_5f_CondFormat_5f_1_5f_1_5f_2" style:base-cell-address="City.CI66"/>
      <style:map style:condition="cell-content()=2" style:apply-style-name="Excel_5f_CondFormat_5f_1_5f_1_5f_3" style:base-cell-address="City.CI66"/>
      <style:map style:condition="cell-content()=3" style:apply-style-name="Excel_5f_CondFormat_5f_1_5f_1_5f_4" style:base-cell-address="City.CI66"/>
      <style:map style:condition="cell-content()=4" style:apply-style-name="Excel_5f_CondFormat_5f_1_5f_1_5f_5" style:base-cell-address="City.CI66"/>
      <style:map style:condition="cell-content()=100" style:apply-style-name="Excel_5f_CondFormat_5f_1_5f_1_5f_6" style:base-cell-address="City.CI66"/>
      <style:map style:condition="cell-content()&gt;101" style:apply-style-name="Excel_5f_CondFormat_5f_1_5f_1_5f_7" style:base-cell-address="City.CI66"/>
      <style:map style:condition="cell-content()=6" style:apply-style-name="Trees" style:base-cell-address="City.CI66"/>
      <style:map style:condition="cell-content()=5" style:apply-style-name="Trees1" style:base-cell-address="City.CI66"/>
      <style:map style:condition="cell-content()=11" style:apply-style-name="Yellow_20_Flower" style:base-cell-address="City.CI66"/>
      <style:map style:condition="cell-content()=12" style:apply-style-name="Blue_20_Flower" style:base-cell-address="City.CI66"/>
      <style:map style:condition="cell-content()=13" style:apply-style-name="Pink_20_Flowers" style:base-cell-address="City.CI66"/>
    </style:style>
    <style:style style:name="ce142" style:family="table-cell" style:parent-style-name="Default">
      <style:table-cell-properties fo:border="none" fo:padding="0.028in"/>
      <style:map style:condition="cell-content()=0" style:apply-style-name="Open_20_Space" style:base-cell-address="City.CI67"/>
      <style:map style:condition="cell-content()=1" style:apply-style-name="Excel_5f_CondFormat_5f_1_5f_1_5f_2" style:base-cell-address="City.CI67"/>
      <style:map style:condition="cell-content()=2" style:apply-style-name="Excel_5f_CondFormat_5f_1_5f_1_5f_3" style:base-cell-address="City.CI67"/>
      <style:map style:condition="cell-content()=3" style:apply-style-name="Excel_5f_CondFormat_5f_1_5f_1_5f_4" style:base-cell-address="City.CI67"/>
      <style:map style:condition="cell-content()=4" style:apply-style-name="Excel_5f_CondFormat_5f_1_5f_1_5f_5" style:base-cell-address="City.CI67"/>
      <style:map style:condition="cell-content()=100" style:apply-style-name="Excel_5f_CondFormat_5f_1_5f_1_5f_6" style:base-cell-address="City.CI67"/>
      <style:map style:condition="cell-content()&gt;101" style:apply-style-name="Excel_5f_CondFormat_5f_1_5f_1_5f_7" style:base-cell-address="City.CI67"/>
      <style:map style:condition="cell-content()=6" style:apply-style-name="Trees" style:base-cell-address="City.CI67"/>
      <style:map style:condition="cell-content()=5" style:apply-style-name="Trees1" style:base-cell-address="City.CI67"/>
      <style:map style:condition="cell-content()=11" style:apply-style-name="Yellow_20_Flower" style:base-cell-address="City.CI67"/>
      <style:map style:condition="cell-content()=12" style:apply-style-name="Blue_20_Flower" style:base-cell-address="City.CI67"/>
      <style:map style:condition="cell-content()=13" style:apply-style-name="Pink_20_Flowers" style:base-cell-address="City.CI67"/>
    </style:style>
    <style:style style:name="ce143" style:family="table-cell" style:parent-style-name="Default">
      <style:table-cell-properties fo:border="none" fo:padding="0.028in"/>
      <style:map style:condition="cell-content()=0" style:apply-style-name="Open_20_Space" style:base-cell-address="City.CI68"/>
      <style:map style:condition="cell-content()=1" style:apply-style-name="Excel_5f_CondFormat_5f_1_5f_1_5f_2" style:base-cell-address="City.CI68"/>
      <style:map style:condition="cell-content()=2" style:apply-style-name="Excel_5f_CondFormat_5f_1_5f_1_5f_3" style:base-cell-address="City.CI68"/>
      <style:map style:condition="cell-content()=3" style:apply-style-name="Excel_5f_CondFormat_5f_1_5f_1_5f_4" style:base-cell-address="City.CI68"/>
      <style:map style:condition="cell-content()=4" style:apply-style-name="Excel_5f_CondFormat_5f_1_5f_1_5f_5" style:base-cell-address="City.CI68"/>
      <style:map style:condition="cell-content()=100" style:apply-style-name="Excel_5f_CondFormat_5f_1_5f_1_5f_6" style:base-cell-address="City.CI68"/>
      <style:map style:condition="cell-content()&gt;101" style:apply-style-name="Excel_5f_CondFormat_5f_1_5f_1_5f_7" style:base-cell-address="City.CI68"/>
      <style:map style:condition="cell-content()=6" style:apply-style-name="Trees" style:base-cell-address="City.CI68"/>
      <style:map style:condition="cell-content()=5" style:apply-style-name="Trees1" style:base-cell-address="City.CI68"/>
      <style:map style:condition="cell-content()=11" style:apply-style-name="Yellow_20_Flower" style:base-cell-address="City.CI68"/>
      <style:map style:condition="cell-content()=12" style:apply-style-name="Blue_20_Flower" style:base-cell-address="City.CI68"/>
      <style:map style:condition="cell-content()=13" style:apply-style-name="Pink_20_Flowers" style:base-cell-address="City.CI68"/>
    </style:style>
    <style:style style:name="ce144" style:family="table-cell" style:parent-style-name="Default">
      <style:table-cell-properties fo:border="none" fo:padding="0.028in"/>
      <style:map style:condition="cell-content()=0" style:apply-style-name="Open_20_Space" style:base-cell-address="City.CI69"/>
      <style:map style:condition="cell-content()=1" style:apply-style-name="Excel_5f_CondFormat_5f_1_5f_1_5f_2" style:base-cell-address="City.CI69"/>
      <style:map style:condition="cell-content()=2" style:apply-style-name="Excel_5f_CondFormat_5f_1_5f_1_5f_3" style:base-cell-address="City.CI69"/>
      <style:map style:condition="cell-content()=3" style:apply-style-name="Excel_5f_CondFormat_5f_1_5f_1_5f_4" style:base-cell-address="City.CI69"/>
      <style:map style:condition="cell-content()=4" style:apply-style-name="Excel_5f_CondFormat_5f_1_5f_1_5f_5" style:base-cell-address="City.CI69"/>
      <style:map style:condition="cell-content()=100" style:apply-style-name="Excel_5f_CondFormat_5f_1_5f_1_5f_6" style:base-cell-address="City.CI69"/>
      <style:map style:condition="cell-content()&gt;101" style:apply-style-name="Excel_5f_CondFormat_5f_1_5f_1_5f_7" style:base-cell-address="City.CI69"/>
      <style:map style:condition="cell-content()=6" style:apply-style-name="Trees" style:base-cell-address="City.CI69"/>
      <style:map style:condition="cell-content()=5" style:apply-style-name="Trees1" style:base-cell-address="City.CI69"/>
      <style:map style:condition="cell-content()=11" style:apply-style-name="Yellow_20_Flower" style:base-cell-address="City.CI69"/>
      <style:map style:condition="cell-content()=12" style:apply-style-name="Blue_20_Flower" style:base-cell-address="City.CI69"/>
      <style:map style:condition="cell-content()=13" style:apply-style-name="Pink_20_Flowers" style:base-cell-address="City.CI69"/>
    </style:style>
    <style:style style:name="ce145" style:family="table-cell" style:parent-style-name="Default">
      <style:table-cell-properties fo:border="none" fo:padding="0.028in"/>
      <style:map style:condition="cell-content()=0" style:apply-style-name="Open_20_Space" style:base-cell-address="City.CI70"/>
      <style:map style:condition="cell-content()=1" style:apply-style-name="Excel_5f_CondFormat_5f_1_5f_1_5f_2" style:base-cell-address="City.CI70"/>
      <style:map style:condition="cell-content()=2" style:apply-style-name="Excel_5f_CondFormat_5f_1_5f_1_5f_3" style:base-cell-address="City.CI70"/>
      <style:map style:condition="cell-content()=3" style:apply-style-name="Excel_5f_CondFormat_5f_1_5f_1_5f_4" style:base-cell-address="City.CI70"/>
      <style:map style:condition="cell-content()=4" style:apply-style-name="Excel_5f_CondFormat_5f_1_5f_1_5f_5" style:base-cell-address="City.CI70"/>
      <style:map style:condition="cell-content()=100" style:apply-style-name="Excel_5f_CondFormat_5f_1_5f_1_5f_6" style:base-cell-address="City.CI70"/>
      <style:map style:condition="cell-content()&gt;101" style:apply-style-name="Excel_5f_CondFormat_5f_1_5f_1_5f_7" style:base-cell-address="City.CI70"/>
      <style:map style:condition="cell-content()=6" style:apply-style-name="Trees" style:base-cell-address="City.CI70"/>
      <style:map style:condition="cell-content()=5" style:apply-style-name="Trees1" style:base-cell-address="City.CI70"/>
      <style:map style:condition="cell-content()=11" style:apply-style-name="Yellow_20_Flower" style:base-cell-address="City.CI70"/>
      <style:map style:condition="cell-content()=12" style:apply-style-name="Blue_20_Flower" style:base-cell-address="City.CI70"/>
      <style:map style:condition="cell-content()=13" style:apply-style-name="Pink_20_Flowers" style:base-cell-address="City.CI70"/>
    </style:style>
    <style:style style:name="ce146" style:family="table-cell" style:parent-style-name="Default">
      <style:table-cell-properties fo:border="none" fo:padding="0.028in"/>
      <style:map style:condition="cell-content()=0" style:apply-style-name="Open_20_Space" style:base-cell-address="City.CI71"/>
      <style:map style:condition="cell-content()=1" style:apply-style-name="Excel_5f_CondFormat_5f_1_5f_1_5f_2" style:base-cell-address="City.CI71"/>
      <style:map style:condition="cell-content()=2" style:apply-style-name="Excel_5f_CondFormat_5f_1_5f_1_5f_3" style:base-cell-address="City.CI71"/>
      <style:map style:condition="cell-content()=3" style:apply-style-name="Excel_5f_CondFormat_5f_1_5f_1_5f_4" style:base-cell-address="City.CI71"/>
      <style:map style:condition="cell-content()=4" style:apply-style-name="Excel_5f_CondFormat_5f_1_5f_1_5f_5" style:base-cell-address="City.CI71"/>
      <style:map style:condition="cell-content()=100" style:apply-style-name="Excel_5f_CondFormat_5f_1_5f_1_5f_6" style:base-cell-address="City.CI71"/>
      <style:map style:condition="cell-content()&gt;101" style:apply-style-name="Excel_5f_CondFormat_5f_1_5f_1_5f_7" style:base-cell-address="City.CI71"/>
      <style:map style:condition="cell-content()=6" style:apply-style-name="Trees" style:base-cell-address="City.CI71"/>
      <style:map style:condition="cell-content()=5" style:apply-style-name="Trees1" style:base-cell-address="City.CI71"/>
      <style:map style:condition="cell-content()=11" style:apply-style-name="Yellow_20_Flower" style:base-cell-address="City.CI71"/>
      <style:map style:condition="cell-content()=12" style:apply-style-name="Blue_20_Flower" style:base-cell-address="City.CI71"/>
      <style:map style:condition="cell-content()=13" style:apply-style-name="Pink_20_Flowers" style:base-cell-address="City.CI71"/>
    </style:style>
    <style:style style:name="ce147" style:family="table-cell" style:parent-style-name="Default">
      <style:table-cell-properties fo:border="none" fo:padding="0.028in"/>
      <style:map style:condition="cell-content()=0" style:apply-style-name="Open_20_Space" style:base-cell-address="City.CI72"/>
      <style:map style:condition="cell-content()=1" style:apply-style-name="Excel_5f_CondFormat_5f_1_5f_1_5f_2" style:base-cell-address="City.CI72"/>
      <style:map style:condition="cell-content()=2" style:apply-style-name="Excel_5f_CondFormat_5f_1_5f_1_5f_3" style:base-cell-address="City.CI72"/>
      <style:map style:condition="cell-content()=3" style:apply-style-name="Excel_5f_CondFormat_5f_1_5f_1_5f_4" style:base-cell-address="City.CI72"/>
      <style:map style:condition="cell-content()=4" style:apply-style-name="Excel_5f_CondFormat_5f_1_5f_1_5f_5" style:base-cell-address="City.CI72"/>
      <style:map style:condition="cell-content()=100" style:apply-style-name="Excel_5f_CondFormat_5f_1_5f_1_5f_6" style:base-cell-address="City.CI72"/>
      <style:map style:condition="cell-content()&gt;101" style:apply-style-name="Excel_5f_CondFormat_5f_1_5f_1_5f_7" style:base-cell-address="City.CI72"/>
      <style:map style:condition="cell-content()=6" style:apply-style-name="Trees" style:base-cell-address="City.CI72"/>
      <style:map style:condition="cell-content()=5" style:apply-style-name="Trees1" style:base-cell-address="City.CI72"/>
      <style:map style:condition="cell-content()=11" style:apply-style-name="Yellow_20_Flower" style:base-cell-address="City.CI72"/>
      <style:map style:condition="cell-content()=12" style:apply-style-name="Blue_20_Flower" style:base-cell-address="City.CI72"/>
      <style:map style:condition="cell-content()=13" style:apply-style-name="Pink_20_Flowers" style:base-cell-address="City.CI72"/>
    </style:style>
    <style:style style:name="ce148" style:family="table-cell" style:parent-style-name="Default">
      <style:table-cell-properties fo:border="none" fo:padding="0.028in"/>
      <style:map style:condition="cell-content()=0" style:apply-style-name="Open_20_Space" style:base-cell-address="City.CJ63"/>
      <style:map style:condition="cell-content()=1" style:apply-style-name="Excel_5f_CondFormat_5f_1_5f_1_5f_2" style:base-cell-address="City.CJ63"/>
      <style:map style:condition="cell-content()=2" style:apply-style-name="Excel_5f_CondFormat_5f_1_5f_1_5f_3" style:base-cell-address="City.CJ63"/>
      <style:map style:condition="cell-content()=3" style:apply-style-name="Excel_5f_CondFormat_5f_1_5f_1_5f_4" style:base-cell-address="City.CJ63"/>
      <style:map style:condition="cell-content()=4" style:apply-style-name="Excel_5f_CondFormat_5f_1_5f_1_5f_5" style:base-cell-address="City.CJ63"/>
      <style:map style:condition="cell-content()=100" style:apply-style-name="Excel_5f_CondFormat_5f_1_5f_1_5f_6" style:base-cell-address="City.CJ63"/>
      <style:map style:condition="cell-content()&gt;101" style:apply-style-name="Excel_5f_CondFormat_5f_1_5f_1_5f_7" style:base-cell-address="City.CJ63"/>
      <style:map style:condition="cell-content()=6" style:apply-style-name="Trees" style:base-cell-address="City.CJ63"/>
      <style:map style:condition="cell-content()=5" style:apply-style-name="Trees1" style:base-cell-address="City.CJ63"/>
      <style:map style:condition="cell-content()=11" style:apply-style-name="Yellow_20_Flower" style:base-cell-address="City.CJ63"/>
      <style:map style:condition="cell-content()=12" style:apply-style-name="Blue_20_Flower" style:base-cell-address="City.CJ63"/>
      <style:map style:condition="cell-content()=13" style:apply-style-name="Pink_20_Flowers" style:base-cell-address="City.CJ63"/>
    </style:style>
    <style:style style:name="ce149" style:family="table-cell" style:parent-style-name="Default">
      <style:table-cell-properties fo:border="none" fo:padding="0.028in"/>
      <style:map style:condition="cell-content()=0" style:apply-style-name="Open_20_Space" style:base-cell-address="City.CJ64"/>
      <style:map style:condition="cell-content()=1" style:apply-style-name="Excel_5f_CondFormat_5f_1_5f_1_5f_2" style:base-cell-address="City.CJ64"/>
      <style:map style:condition="cell-content()=2" style:apply-style-name="Excel_5f_CondFormat_5f_1_5f_1_5f_3" style:base-cell-address="City.CJ64"/>
      <style:map style:condition="cell-content()=3" style:apply-style-name="Excel_5f_CondFormat_5f_1_5f_1_5f_4" style:base-cell-address="City.CJ64"/>
      <style:map style:condition="cell-content()=4" style:apply-style-name="Excel_5f_CondFormat_5f_1_5f_1_5f_5" style:base-cell-address="City.CJ64"/>
      <style:map style:condition="cell-content()=100" style:apply-style-name="Excel_5f_CondFormat_5f_1_5f_1_5f_6" style:base-cell-address="City.CJ64"/>
      <style:map style:condition="cell-content()&gt;101" style:apply-style-name="Excel_5f_CondFormat_5f_1_5f_1_5f_7" style:base-cell-address="City.CJ64"/>
      <style:map style:condition="cell-content()=6" style:apply-style-name="Trees" style:base-cell-address="City.CJ64"/>
      <style:map style:condition="cell-content()=5" style:apply-style-name="Trees1" style:base-cell-address="City.CJ64"/>
      <style:map style:condition="cell-content()=11" style:apply-style-name="Yellow_20_Flower" style:base-cell-address="City.CJ64"/>
      <style:map style:condition="cell-content()=12" style:apply-style-name="Blue_20_Flower" style:base-cell-address="City.CJ64"/>
      <style:map style:condition="cell-content()=13" style:apply-style-name="Pink_20_Flowers" style:base-cell-address="City.CJ64"/>
    </style:style>
    <style:style style:name="ce150" style:family="table-cell" style:parent-style-name="Default">
      <style:table-cell-properties fo:border="none" fo:padding="0.028in"/>
      <style:map style:condition="cell-content()=0" style:apply-style-name="Open_20_Space" style:base-cell-address="City.CJ65"/>
      <style:map style:condition="cell-content()=1" style:apply-style-name="Excel_5f_CondFormat_5f_1_5f_1_5f_2" style:base-cell-address="City.CJ65"/>
      <style:map style:condition="cell-content()=2" style:apply-style-name="Excel_5f_CondFormat_5f_1_5f_1_5f_3" style:base-cell-address="City.CJ65"/>
      <style:map style:condition="cell-content()=3" style:apply-style-name="Excel_5f_CondFormat_5f_1_5f_1_5f_4" style:base-cell-address="City.CJ65"/>
      <style:map style:condition="cell-content()=4" style:apply-style-name="Excel_5f_CondFormat_5f_1_5f_1_5f_5" style:base-cell-address="City.CJ65"/>
      <style:map style:condition="cell-content()=100" style:apply-style-name="Excel_5f_CondFormat_5f_1_5f_1_5f_6" style:base-cell-address="City.CJ65"/>
      <style:map style:condition="cell-content()&gt;101" style:apply-style-name="Excel_5f_CondFormat_5f_1_5f_1_5f_7" style:base-cell-address="City.CJ65"/>
      <style:map style:condition="cell-content()=6" style:apply-style-name="Trees" style:base-cell-address="City.CJ65"/>
      <style:map style:condition="cell-content()=5" style:apply-style-name="Trees1" style:base-cell-address="City.CJ65"/>
      <style:map style:condition="cell-content()=11" style:apply-style-name="Yellow_20_Flower" style:base-cell-address="City.CJ65"/>
      <style:map style:condition="cell-content()=12" style:apply-style-name="Blue_20_Flower" style:base-cell-address="City.CJ65"/>
      <style:map style:condition="cell-content()=13" style:apply-style-name="Pink_20_Flowers" style:base-cell-address="City.CJ65"/>
    </style:style>
    <style:style style:name="ce151" style:family="table-cell" style:parent-style-name="Default">
      <style:table-cell-properties fo:border="none" fo:padding="0.028in"/>
      <style:map style:condition="cell-content()=0" style:apply-style-name="Open_20_Space" style:base-cell-address="City.CJ66"/>
      <style:map style:condition="cell-content()=1" style:apply-style-name="Excel_5f_CondFormat_5f_1_5f_1_5f_2" style:base-cell-address="City.CJ66"/>
      <style:map style:condition="cell-content()=2" style:apply-style-name="Excel_5f_CondFormat_5f_1_5f_1_5f_3" style:base-cell-address="City.CJ66"/>
      <style:map style:condition="cell-content()=3" style:apply-style-name="Excel_5f_CondFormat_5f_1_5f_1_5f_4" style:base-cell-address="City.CJ66"/>
      <style:map style:condition="cell-content()=4" style:apply-style-name="Excel_5f_CondFormat_5f_1_5f_1_5f_5" style:base-cell-address="City.CJ66"/>
      <style:map style:condition="cell-content()=100" style:apply-style-name="Excel_5f_CondFormat_5f_1_5f_1_5f_6" style:base-cell-address="City.CJ66"/>
      <style:map style:condition="cell-content()&gt;101" style:apply-style-name="Excel_5f_CondFormat_5f_1_5f_1_5f_7" style:base-cell-address="City.CJ66"/>
      <style:map style:condition="cell-content()=6" style:apply-style-name="Trees" style:base-cell-address="City.CJ66"/>
      <style:map style:condition="cell-content()=5" style:apply-style-name="Trees1" style:base-cell-address="City.CJ66"/>
      <style:map style:condition="cell-content()=11" style:apply-style-name="Yellow_20_Flower" style:base-cell-address="City.CJ66"/>
      <style:map style:condition="cell-content()=12" style:apply-style-name="Blue_20_Flower" style:base-cell-address="City.CJ66"/>
      <style:map style:condition="cell-content()=13" style:apply-style-name="Pink_20_Flowers" style:base-cell-address="City.CJ66"/>
    </style:style>
    <style:style style:name="ce152" style:family="table-cell" style:parent-style-name="Default">
      <style:table-cell-properties fo:border="none" fo:padding="0.028in"/>
      <style:map style:condition="cell-content()=0" style:apply-style-name="Open_20_Space" style:base-cell-address="City.CJ67"/>
      <style:map style:condition="cell-content()=1" style:apply-style-name="Excel_5f_CondFormat_5f_1_5f_1_5f_2" style:base-cell-address="City.CJ67"/>
      <style:map style:condition="cell-content()=2" style:apply-style-name="Excel_5f_CondFormat_5f_1_5f_1_5f_3" style:base-cell-address="City.CJ67"/>
      <style:map style:condition="cell-content()=3" style:apply-style-name="Excel_5f_CondFormat_5f_1_5f_1_5f_4" style:base-cell-address="City.CJ67"/>
      <style:map style:condition="cell-content()=4" style:apply-style-name="Excel_5f_CondFormat_5f_1_5f_1_5f_5" style:base-cell-address="City.CJ67"/>
      <style:map style:condition="cell-content()=100" style:apply-style-name="Excel_5f_CondFormat_5f_1_5f_1_5f_6" style:base-cell-address="City.CJ67"/>
      <style:map style:condition="cell-content()&gt;101" style:apply-style-name="Excel_5f_CondFormat_5f_1_5f_1_5f_7" style:base-cell-address="City.CJ67"/>
      <style:map style:condition="cell-content()=6" style:apply-style-name="Trees" style:base-cell-address="City.CJ67"/>
      <style:map style:condition="cell-content()=5" style:apply-style-name="Trees1" style:base-cell-address="City.CJ67"/>
      <style:map style:condition="cell-content()=11" style:apply-style-name="Yellow_20_Flower" style:base-cell-address="City.CJ67"/>
      <style:map style:condition="cell-content()=12" style:apply-style-name="Blue_20_Flower" style:base-cell-address="City.CJ67"/>
      <style:map style:condition="cell-content()=13" style:apply-style-name="Pink_20_Flowers" style:base-cell-address="City.CJ67"/>
    </style:style>
    <style:style style:name="ce153" style:family="table-cell" style:parent-style-name="Default">
      <style:table-cell-properties fo:border="none" fo:padding="0.028in"/>
      <style:map style:condition="cell-content()=0" style:apply-style-name="Open_20_Space" style:base-cell-address="City.CJ68"/>
      <style:map style:condition="cell-content()=1" style:apply-style-name="Excel_5f_CondFormat_5f_1_5f_1_5f_2" style:base-cell-address="City.CJ68"/>
      <style:map style:condition="cell-content()=2" style:apply-style-name="Excel_5f_CondFormat_5f_1_5f_1_5f_3" style:base-cell-address="City.CJ68"/>
      <style:map style:condition="cell-content()=3" style:apply-style-name="Excel_5f_CondFormat_5f_1_5f_1_5f_4" style:base-cell-address="City.CJ68"/>
      <style:map style:condition="cell-content()=4" style:apply-style-name="Excel_5f_CondFormat_5f_1_5f_1_5f_5" style:base-cell-address="City.CJ68"/>
      <style:map style:condition="cell-content()=100" style:apply-style-name="Excel_5f_CondFormat_5f_1_5f_1_5f_6" style:base-cell-address="City.CJ68"/>
      <style:map style:condition="cell-content()&gt;101" style:apply-style-name="Excel_5f_CondFormat_5f_1_5f_1_5f_7" style:base-cell-address="City.CJ68"/>
      <style:map style:condition="cell-content()=6" style:apply-style-name="Trees" style:base-cell-address="City.CJ68"/>
      <style:map style:condition="cell-content()=5" style:apply-style-name="Trees1" style:base-cell-address="City.CJ68"/>
      <style:map style:condition="cell-content()=11" style:apply-style-name="Yellow_20_Flower" style:base-cell-address="City.CJ68"/>
      <style:map style:condition="cell-content()=12" style:apply-style-name="Blue_20_Flower" style:base-cell-address="City.CJ68"/>
      <style:map style:condition="cell-content()=13" style:apply-style-name="Pink_20_Flowers" style:base-cell-address="City.CJ68"/>
    </style:style>
    <style:style style:name="ce154" style:family="table-cell" style:parent-style-name="Default">
      <style:table-cell-properties fo:border="none" fo:padding="0.028in"/>
      <style:map style:condition="cell-content()=0" style:apply-style-name="Open_20_Space" style:base-cell-address="City.CJ69"/>
      <style:map style:condition="cell-content()=1" style:apply-style-name="Excel_5f_CondFormat_5f_1_5f_1_5f_2" style:base-cell-address="City.CJ69"/>
      <style:map style:condition="cell-content()=2" style:apply-style-name="Excel_5f_CondFormat_5f_1_5f_1_5f_3" style:base-cell-address="City.CJ69"/>
      <style:map style:condition="cell-content()=3" style:apply-style-name="Excel_5f_CondFormat_5f_1_5f_1_5f_4" style:base-cell-address="City.CJ69"/>
      <style:map style:condition="cell-content()=4" style:apply-style-name="Excel_5f_CondFormat_5f_1_5f_1_5f_5" style:base-cell-address="City.CJ69"/>
      <style:map style:condition="cell-content()=100" style:apply-style-name="Excel_5f_CondFormat_5f_1_5f_1_5f_6" style:base-cell-address="City.CJ69"/>
      <style:map style:condition="cell-content()&gt;101" style:apply-style-name="Excel_5f_CondFormat_5f_1_5f_1_5f_7" style:base-cell-address="City.CJ69"/>
      <style:map style:condition="cell-content()=6" style:apply-style-name="Trees" style:base-cell-address="City.CJ69"/>
      <style:map style:condition="cell-content()=5" style:apply-style-name="Trees1" style:base-cell-address="City.CJ69"/>
      <style:map style:condition="cell-content()=11" style:apply-style-name="Yellow_20_Flower" style:base-cell-address="City.CJ69"/>
      <style:map style:condition="cell-content()=12" style:apply-style-name="Blue_20_Flower" style:base-cell-address="City.CJ69"/>
      <style:map style:condition="cell-content()=13" style:apply-style-name="Pink_20_Flowers" style:base-cell-address="City.CJ69"/>
    </style:style>
    <style:style style:name="ce155" style:family="table-cell" style:parent-style-name="Default">
      <style:table-cell-properties fo:border="none" fo:padding="0.028in"/>
      <style:map style:condition="cell-content()=0" style:apply-style-name="Open_20_Space" style:base-cell-address="City.CJ70"/>
      <style:map style:condition="cell-content()=1" style:apply-style-name="Excel_5f_CondFormat_5f_1_5f_1_5f_2" style:base-cell-address="City.CJ70"/>
      <style:map style:condition="cell-content()=2" style:apply-style-name="Excel_5f_CondFormat_5f_1_5f_1_5f_3" style:base-cell-address="City.CJ70"/>
      <style:map style:condition="cell-content()=3" style:apply-style-name="Excel_5f_CondFormat_5f_1_5f_1_5f_4" style:base-cell-address="City.CJ70"/>
      <style:map style:condition="cell-content()=4" style:apply-style-name="Excel_5f_CondFormat_5f_1_5f_1_5f_5" style:base-cell-address="City.CJ70"/>
      <style:map style:condition="cell-content()=100" style:apply-style-name="Excel_5f_CondFormat_5f_1_5f_1_5f_6" style:base-cell-address="City.CJ70"/>
      <style:map style:condition="cell-content()&gt;101" style:apply-style-name="Excel_5f_CondFormat_5f_1_5f_1_5f_7" style:base-cell-address="City.CJ70"/>
      <style:map style:condition="cell-content()=6" style:apply-style-name="Trees" style:base-cell-address="City.CJ70"/>
      <style:map style:condition="cell-content()=5" style:apply-style-name="Trees1" style:base-cell-address="City.CJ70"/>
      <style:map style:condition="cell-content()=11" style:apply-style-name="Yellow_20_Flower" style:base-cell-address="City.CJ70"/>
      <style:map style:condition="cell-content()=12" style:apply-style-name="Blue_20_Flower" style:base-cell-address="City.CJ70"/>
      <style:map style:condition="cell-content()=13" style:apply-style-name="Pink_20_Flowers" style:base-cell-address="City.CJ70"/>
    </style:style>
    <style:style style:name="ce156" style:family="table-cell" style:parent-style-name="Default">
      <style:table-cell-properties fo:border="none" fo:padding="0.028in"/>
      <style:map style:condition="cell-content()=0" style:apply-style-name="Open_20_Space" style:base-cell-address="City.CJ71"/>
      <style:map style:condition="cell-content()=1" style:apply-style-name="Excel_5f_CondFormat_5f_1_5f_1_5f_2" style:base-cell-address="City.CJ71"/>
      <style:map style:condition="cell-content()=2" style:apply-style-name="Excel_5f_CondFormat_5f_1_5f_1_5f_3" style:base-cell-address="City.CJ71"/>
      <style:map style:condition="cell-content()=3" style:apply-style-name="Excel_5f_CondFormat_5f_1_5f_1_5f_4" style:base-cell-address="City.CJ71"/>
      <style:map style:condition="cell-content()=4" style:apply-style-name="Excel_5f_CondFormat_5f_1_5f_1_5f_5" style:base-cell-address="City.CJ71"/>
      <style:map style:condition="cell-content()=100" style:apply-style-name="Excel_5f_CondFormat_5f_1_5f_1_5f_6" style:base-cell-address="City.CJ71"/>
      <style:map style:condition="cell-content()&gt;101" style:apply-style-name="Excel_5f_CondFormat_5f_1_5f_1_5f_7" style:base-cell-address="City.CJ71"/>
      <style:map style:condition="cell-content()=6" style:apply-style-name="Trees" style:base-cell-address="City.CJ71"/>
      <style:map style:condition="cell-content()=5" style:apply-style-name="Trees1" style:base-cell-address="City.CJ71"/>
      <style:map style:condition="cell-content()=11" style:apply-style-name="Yellow_20_Flower" style:base-cell-address="City.CJ71"/>
      <style:map style:condition="cell-content()=12" style:apply-style-name="Blue_20_Flower" style:base-cell-address="City.CJ71"/>
      <style:map style:condition="cell-content()=13" style:apply-style-name="Pink_20_Flowers" style:base-cell-address="City.CJ71"/>
    </style:style>
    <style:style style:name="ce157" style:family="table-cell" style:parent-style-name="Default">
      <style:table-cell-properties fo:border="none" fo:padding="0.028in"/>
      <style:map style:condition="cell-content()=0" style:apply-style-name="Open_20_Space" style:base-cell-address="City.CJ72"/>
      <style:map style:condition="cell-content()=1" style:apply-style-name="Excel_5f_CondFormat_5f_1_5f_1_5f_2" style:base-cell-address="City.CJ72"/>
      <style:map style:condition="cell-content()=2" style:apply-style-name="Excel_5f_CondFormat_5f_1_5f_1_5f_3" style:base-cell-address="City.CJ72"/>
      <style:map style:condition="cell-content()=3" style:apply-style-name="Excel_5f_CondFormat_5f_1_5f_1_5f_4" style:base-cell-address="City.CJ72"/>
      <style:map style:condition="cell-content()=4" style:apply-style-name="Excel_5f_CondFormat_5f_1_5f_1_5f_5" style:base-cell-address="City.CJ72"/>
      <style:map style:condition="cell-content()=100" style:apply-style-name="Excel_5f_CondFormat_5f_1_5f_1_5f_6" style:base-cell-address="City.CJ72"/>
      <style:map style:condition="cell-content()&gt;101" style:apply-style-name="Excel_5f_CondFormat_5f_1_5f_1_5f_7" style:base-cell-address="City.CJ72"/>
      <style:map style:condition="cell-content()=6" style:apply-style-name="Trees" style:base-cell-address="City.CJ72"/>
      <style:map style:condition="cell-content()=5" style:apply-style-name="Trees1" style:base-cell-address="City.CJ72"/>
      <style:map style:condition="cell-content()=11" style:apply-style-name="Yellow_20_Flower" style:base-cell-address="City.CJ72"/>
      <style:map style:condition="cell-content()=12" style:apply-style-name="Blue_20_Flower" style:base-cell-address="City.CJ72"/>
      <style:map style:condition="cell-content()=13" style:apply-style-name="Pink_20_Flowers" style:base-cell-address="City.CJ72"/>
    </style:style>
    <style:style style:name="ce158" style:family="table-cell" style:parent-style-name="Default">
      <style:table-cell-properties fo:border="none" fo:padding="0.028in"/>
      <style:map style:condition="cell-content()=0" style:apply-style-name="Open_20_Space" style:base-cell-address="City.CK63"/>
      <style:map style:condition="cell-content()=1" style:apply-style-name="Excel_5f_CondFormat_5f_1_5f_1_5f_2" style:base-cell-address="City.CK63"/>
      <style:map style:condition="cell-content()=2" style:apply-style-name="Excel_5f_CondFormat_5f_1_5f_1_5f_3" style:base-cell-address="City.CK63"/>
      <style:map style:condition="cell-content()=3" style:apply-style-name="Excel_5f_CondFormat_5f_1_5f_1_5f_4" style:base-cell-address="City.CK63"/>
      <style:map style:condition="cell-content()=4" style:apply-style-name="Excel_5f_CondFormat_5f_1_5f_1_5f_5" style:base-cell-address="City.CK63"/>
      <style:map style:condition="cell-content()=100" style:apply-style-name="Excel_5f_CondFormat_5f_1_5f_1_5f_6" style:base-cell-address="City.CK63"/>
      <style:map style:condition="cell-content()&gt;101" style:apply-style-name="Excel_5f_CondFormat_5f_1_5f_1_5f_7" style:base-cell-address="City.CK63"/>
      <style:map style:condition="cell-content()=6" style:apply-style-name="Trees" style:base-cell-address="City.CK63"/>
      <style:map style:condition="cell-content()=5" style:apply-style-name="Trees1" style:base-cell-address="City.CK63"/>
      <style:map style:condition="cell-content()=11" style:apply-style-name="Yellow_20_Flower" style:base-cell-address="City.CK63"/>
      <style:map style:condition="cell-content()=12" style:apply-style-name="Blue_20_Flower" style:base-cell-address="City.CK63"/>
      <style:map style:condition="cell-content()=13" style:apply-style-name="Pink_20_Flowers" style:base-cell-address="City.CK63"/>
    </style:style>
    <style:style style:name="ce159" style:family="table-cell" style:parent-style-name="Default">
      <style:table-cell-properties fo:border="none" fo:padding="0.028in"/>
      <style:map style:condition="cell-content()=0" style:apply-style-name="Open_20_Space" style:base-cell-address="City.CK64"/>
      <style:map style:condition="cell-content()=1" style:apply-style-name="Excel_5f_CondFormat_5f_1_5f_1_5f_2" style:base-cell-address="City.CK64"/>
      <style:map style:condition="cell-content()=2" style:apply-style-name="Excel_5f_CondFormat_5f_1_5f_1_5f_3" style:base-cell-address="City.CK64"/>
      <style:map style:condition="cell-content()=3" style:apply-style-name="Excel_5f_CondFormat_5f_1_5f_1_5f_4" style:base-cell-address="City.CK64"/>
      <style:map style:condition="cell-content()=4" style:apply-style-name="Excel_5f_CondFormat_5f_1_5f_1_5f_5" style:base-cell-address="City.CK64"/>
      <style:map style:condition="cell-content()=100" style:apply-style-name="Excel_5f_CondFormat_5f_1_5f_1_5f_6" style:base-cell-address="City.CK64"/>
      <style:map style:condition="cell-content()&gt;101" style:apply-style-name="Excel_5f_CondFormat_5f_1_5f_1_5f_7" style:base-cell-address="City.CK64"/>
      <style:map style:condition="cell-content()=6" style:apply-style-name="Trees" style:base-cell-address="City.CK64"/>
      <style:map style:condition="cell-content()=5" style:apply-style-name="Trees1" style:base-cell-address="City.CK64"/>
      <style:map style:condition="cell-content()=11" style:apply-style-name="Yellow_20_Flower" style:base-cell-address="City.CK64"/>
      <style:map style:condition="cell-content()=12" style:apply-style-name="Blue_20_Flower" style:base-cell-address="City.CK64"/>
      <style:map style:condition="cell-content()=13" style:apply-style-name="Pink_20_Flowers" style:base-cell-address="City.CK64"/>
    </style:style>
    <style:style style:name="ce160" style:family="table-cell" style:parent-style-name="Default">
      <style:table-cell-properties fo:border="none" fo:padding="0.028in"/>
      <style:map style:condition="cell-content()=0" style:apply-style-name="Open_20_Space" style:base-cell-address="City.CK65"/>
      <style:map style:condition="cell-content()=1" style:apply-style-name="Excel_5f_CondFormat_5f_1_5f_1_5f_2" style:base-cell-address="City.CK65"/>
      <style:map style:condition="cell-content()=2" style:apply-style-name="Excel_5f_CondFormat_5f_1_5f_1_5f_3" style:base-cell-address="City.CK65"/>
      <style:map style:condition="cell-content()=3" style:apply-style-name="Excel_5f_CondFormat_5f_1_5f_1_5f_4" style:base-cell-address="City.CK65"/>
      <style:map style:condition="cell-content()=4" style:apply-style-name="Excel_5f_CondFormat_5f_1_5f_1_5f_5" style:base-cell-address="City.CK65"/>
      <style:map style:condition="cell-content()=100" style:apply-style-name="Excel_5f_CondFormat_5f_1_5f_1_5f_6" style:base-cell-address="City.CK65"/>
      <style:map style:condition="cell-content()&gt;101" style:apply-style-name="Excel_5f_CondFormat_5f_1_5f_1_5f_7" style:base-cell-address="City.CK65"/>
      <style:map style:condition="cell-content()=6" style:apply-style-name="Trees" style:base-cell-address="City.CK65"/>
      <style:map style:condition="cell-content()=5" style:apply-style-name="Trees1" style:base-cell-address="City.CK65"/>
      <style:map style:condition="cell-content()=11" style:apply-style-name="Yellow_20_Flower" style:base-cell-address="City.CK65"/>
      <style:map style:condition="cell-content()=12" style:apply-style-name="Blue_20_Flower" style:base-cell-address="City.CK65"/>
      <style:map style:condition="cell-content()=13" style:apply-style-name="Pink_20_Flowers" style:base-cell-address="City.CK65"/>
    </style:style>
    <style:style style:name="ce161" style:family="table-cell" style:parent-style-name="Default">
      <style:table-cell-properties fo:border="none" fo:padding="0.028in"/>
      <style:map style:condition="cell-content()=0" style:apply-style-name="Open_20_Space" style:base-cell-address="City.CK66"/>
      <style:map style:condition="cell-content()=1" style:apply-style-name="Excel_5f_CondFormat_5f_1_5f_1_5f_2" style:base-cell-address="City.CK66"/>
      <style:map style:condition="cell-content()=2" style:apply-style-name="Excel_5f_CondFormat_5f_1_5f_1_5f_3" style:base-cell-address="City.CK66"/>
      <style:map style:condition="cell-content()=3" style:apply-style-name="Excel_5f_CondFormat_5f_1_5f_1_5f_4" style:base-cell-address="City.CK66"/>
      <style:map style:condition="cell-content()=4" style:apply-style-name="Excel_5f_CondFormat_5f_1_5f_1_5f_5" style:base-cell-address="City.CK66"/>
      <style:map style:condition="cell-content()=100" style:apply-style-name="Excel_5f_CondFormat_5f_1_5f_1_5f_6" style:base-cell-address="City.CK66"/>
      <style:map style:condition="cell-content()&gt;101" style:apply-style-name="Excel_5f_CondFormat_5f_1_5f_1_5f_7" style:base-cell-address="City.CK66"/>
      <style:map style:condition="cell-content()=6" style:apply-style-name="Trees" style:base-cell-address="City.CK66"/>
      <style:map style:condition="cell-content()=5" style:apply-style-name="Trees1" style:base-cell-address="City.CK66"/>
      <style:map style:condition="cell-content()=11" style:apply-style-name="Yellow_20_Flower" style:base-cell-address="City.CK66"/>
      <style:map style:condition="cell-content()=12" style:apply-style-name="Blue_20_Flower" style:base-cell-address="City.CK66"/>
      <style:map style:condition="cell-content()=13" style:apply-style-name="Pink_20_Flowers" style:base-cell-address="City.CK66"/>
    </style:style>
    <style:style style:name="ce162" style:family="table-cell" style:parent-style-name="Default">
      <style:table-cell-properties fo:border="none" fo:padding="0.028in"/>
      <style:map style:condition="cell-content()=0" style:apply-style-name="Open_20_Space" style:base-cell-address="City.CK67"/>
      <style:map style:condition="cell-content()=1" style:apply-style-name="Excel_5f_CondFormat_5f_1_5f_1_5f_2" style:base-cell-address="City.CK67"/>
      <style:map style:condition="cell-content()=2" style:apply-style-name="Excel_5f_CondFormat_5f_1_5f_1_5f_3" style:base-cell-address="City.CK67"/>
      <style:map style:condition="cell-content()=3" style:apply-style-name="Excel_5f_CondFormat_5f_1_5f_1_5f_4" style:base-cell-address="City.CK67"/>
      <style:map style:condition="cell-content()=4" style:apply-style-name="Excel_5f_CondFormat_5f_1_5f_1_5f_5" style:base-cell-address="City.CK67"/>
      <style:map style:condition="cell-content()=100" style:apply-style-name="Excel_5f_CondFormat_5f_1_5f_1_5f_6" style:base-cell-address="City.CK67"/>
      <style:map style:condition="cell-content()&gt;101" style:apply-style-name="Excel_5f_CondFormat_5f_1_5f_1_5f_7" style:base-cell-address="City.CK67"/>
      <style:map style:condition="cell-content()=6" style:apply-style-name="Trees" style:base-cell-address="City.CK67"/>
      <style:map style:condition="cell-content()=5" style:apply-style-name="Trees1" style:base-cell-address="City.CK67"/>
      <style:map style:condition="cell-content()=11" style:apply-style-name="Yellow_20_Flower" style:base-cell-address="City.CK67"/>
      <style:map style:condition="cell-content()=12" style:apply-style-name="Blue_20_Flower" style:base-cell-address="City.CK67"/>
      <style:map style:condition="cell-content()=13" style:apply-style-name="Pink_20_Flowers" style:base-cell-address="City.CK67"/>
    </style:style>
    <style:style style:name="ce163" style:family="table-cell" style:parent-style-name="Default">
      <style:table-cell-properties fo:border="none" fo:padding="0.028in"/>
      <style:map style:condition="cell-content()=0" style:apply-style-name="Open_20_Space" style:base-cell-address="City.CK68"/>
      <style:map style:condition="cell-content()=1" style:apply-style-name="Excel_5f_CondFormat_5f_1_5f_1_5f_2" style:base-cell-address="City.CK68"/>
      <style:map style:condition="cell-content()=2" style:apply-style-name="Excel_5f_CondFormat_5f_1_5f_1_5f_3" style:base-cell-address="City.CK68"/>
      <style:map style:condition="cell-content()=3" style:apply-style-name="Excel_5f_CondFormat_5f_1_5f_1_5f_4" style:base-cell-address="City.CK68"/>
      <style:map style:condition="cell-content()=4" style:apply-style-name="Excel_5f_CondFormat_5f_1_5f_1_5f_5" style:base-cell-address="City.CK68"/>
      <style:map style:condition="cell-content()=100" style:apply-style-name="Excel_5f_CondFormat_5f_1_5f_1_5f_6" style:base-cell-address="City.CK68"/>
      <style:map style:condition="cell-content()&gt;101" style:apply-style-name="Excel_5f_CondFormat_5f_1_5f_1_5f_7" style:base-cell-address="City.CK68"/>
      <style:map style:condition="cell-content()=6" style:apply-style-name="Trees" style:base-cell-address="City.CK68"/>
      <style:map style:condition="cell-content()=5" style:apply-style-name="Trees1" style:base-cell-address="City.CK68"/>
      <style:map style:condition="cell-content()=11" style:apply-style-name="Yellow_20_Flower" style:base-cell-address="City.CK68"/>
      <style:map style:condition="cell-content()=12" style:apply-style-name="Blue_20_Flower" style:base-cell-address="City.CK68"/>
      <style:map style:condition="cell-content()=13" style:apply-style-name="Pink_20_Flowers" style:base-cell-address="City.CK68"/>
    </style:style>
    <style:style style:name="ce164" style:family="table-cell" style:parent-style-name="Default">
      <style:table-cell-properties fo:border="none" fo:padding="0.028in"/>
      <style:map style:condition="cell-content()=0" style:apply-style-name="Open_20_Space" style:base-cell-address="City.CK69"/>
      <style:map style:condition="cell-content()=1" style:apply-style-name="Excel_5f_CondFormat_5f_1_5f_1_5f_2" style:base-cell-address="City.CK69"/>
      <style:map style:condition="cell-content()=2" style:apply-style-name="Excel_5f_CondFormat_5f_1_5f_1_5f_3" style:base-cell-address="City.CK69"/>
      <style:map style:condition="cell-content()=3" style:apply-style-name="Excel_5f_CondFormat_5f_1_5f_1_5f_4" style:base-cell-address="City.CK69"/>
      <style:map style:condition="cell-content()=4" style:apply-style-name="Excel_5f_CondFormat_5f_1_5f_1_5f_5" style:base-cell-address="City.CK69"/>
      <style:map style:condition="cell-content()=100" style:apply-style-name="Excel_5f_CondFormat_5f_1_5f_1_5f_6" style:base-cell-address="City.CK69"/>
      <style:map style:condition="cell-content()&gt;101" style:apply-style-name="Excel_5f_CondFormat_5f_1_5f_1_5f_7" style:base-cell-address="City.CK69"/>
      <style:map style:condition="cell-content()=6" style:apply-style-name="Trees" style:base-cell-address="City.CK69"/>
      <style:map style:condition="cell-content()=5" style:apply-style-name="Trees1" style:base-cell-address="City.CK69"/>
      <style:map style:condition="cell-content()=11" style:apply-style-name="Yellow_20_Flower" style:base-cell-address="City.CK69"/>
      <style:map style:condition="cell-content()=12" style:apply-style-name="Blue_20_Flower" style:base-cell-address="City.CK69"/>
      <style:map style:condition="cell-content()=13" style:apply-style-name="Pink_20_Flowers" style:base-cell-address="City.CK69"/>
    </style:style>
    <style:style style:name="ce165" style:family="table-cell" style:parent-style-name="Default">
      <style:table-cell-properties fo:border="none" fo:padding="0.028in"/>
      <style:map style:condition="cell-content()=0" style:apply-style-name="Open_20_Space" style:base-cell-address="City.CK70"/>
      <style:map style:condition="cell-content()=1" style:apply-style-name="Excel_5f_CondFormat_5f_1_5f_1_5f_2" style:base-cell-address="City.CK70"/>
      <style:map style:condition="cell-content()=2" style:apply-style-name="Excel_5f_CondFormat_5f_1_5f_1_5f_3" style:base-cell-address="City.CK70"/>
      <style:map style:condition="cell-content()=3" style:apply-style-name="Excel_5f_CondFormat_5f_1_5f_1_5f_4" style:base-cell-address="City.CK70"/>
      <style:map style:condition="cell-content()=4" style:apply-style-name="Excel_5f_CondFormat_5f_1_5f_1_5f_5" style:base-cell-address="City.CK70"/>
      <style:map style:condition="cell-content()=100" style:apply-style-name="Excel_5f_CondFormat_5f_1_5f_1_5f_6" style:base-cell-address="City.CK70"/>
      <style:map style:condition="cell-content()&gt;101" style:apply-style-name="Excel_5f_CondFormat_5f_1_5f_1_5f_7" style:base-cell-address="City.CK70"/>
      <style:map style:condition="cell-content()=6" style:apply-style-name="Trees" style:base-cell-address="City.CK70"/>
      <style:map style:condition="cell-content()=5" style:apply-style-name="Trees1" style:base-cell-address="City.CK70"/>
      <style:map style:condition="cell-content()=11" style:apply-style-name="Yellow_20_Flower" style:base-cell-address="City.CK70"/>
      <style:map style:condition="cell-content()=12" style:apply-style-name="Blue_20_Flower" style:base-cell-address="City.CK70"/>
      <style:map style:condition="cell-content()=13" style:apply-style-name="Pink_20_Flowers" style:base-cell-address="City.CK70"/>
    </style:style>
    <style:style style:name="ce166" style:family="table-cell" style:parent-style-name="Default">
      <style:table-cell-properties fo:border="none" fo:padding="0.028in"/>
      <style:map style:condition="cell-content()=0" style:apply-style-name="Open_20_Space" style:base-cell-address="City.CK71"/>
      <style:map style:condition="cell-content()=1" style:apply-style-name="Excel_5f_CondFormat_5f_1_5f_1_5f_2" style:base-cell-address="City.CK71"/>
      <style:map style:condition="cell-content()=2" style:apply-style-name="Excel_5f_CondFormat_5f_1_5f_1_5f_3" style:base-cell-address="City.CK71"/>
      <style:map style:condition="cell-content()=3" style:apply-style-name="Excel_5f_CondFormat_5f_1_5f_1_5f_4" style:base-cell-address="City.CK71"/>
      <style:map style:condition="cell-content()=4" style:apply-style-name="Excel_5f_CondFormat_5f_1_5f_1_5f_5" style:base-cell-address="City.CK71"/>
      <style:map style:condition="cell-content()=100" style:apply-style-name="Excel_5f_CondFormat_5f_1_5f_1_5f_6" style:base-cell-address="City.CK71"/>
      <style:map style:condition="cell-content()&gt;101" style:apply-style-name="Excel_5f_CondFormat_5f_1_5f_1_5f_7" style:base-cell-address="City.CK71"/>
      <style:map style:condition="cell-content()=6" style:apply-style-name="Trees" style:base-cell-address="City.CK71"/>
      <style:map style:condition="cell-content()=5" style:apply-style-name="Trees1" style:base-cell-address="City.CK71"/>
      <style:map style:condition="cell-content()=11" style:apply-style-name="Yellow_20_Flower" style:base-cell-address="City.CK71"/>
      <style:map style:condition="cell-content()=12" style:apply-style-name="Blue_20_Flower" style:base-cell-address="City.CK71"/>
      <style:map style:condition="cell-content()=13" style:apply-style-name="Pink_20_Flowers" style:base-cell-address="City.CK71"/>
    </style:style>
    <style:style style:name="ce167" style:family="table-cell" style:parent-style-name="Default">
      <style:table-cell-properties fo:border="none" fo:padding="0.028in"/>
      <style:map style:condition="cell-content()=0" style:apply-style-name="Open_20_Space" style:base-cell-address="City.CK72"/>
      <style:map style:condition="cell-content()=1" style:apply-style-name="Excel_5f_CondFormat_5f_1_5f_1_5f_2" style:base-cell-address="City.CK72"/>
      <style:map style:condition="cell-content()=2" style:apply-style-name="Excel_5f_CondFormat_5f_1_5f_1_5f_3" style:base-cell-address="City.CK72"/>
      <style:map style:condition="cell-content()=3" style:apply-style-name="Excel_5f_CondFormat_5f_1_5f_1_5f_4" style:base-cell-address="City.CK72"/>
      <style:map style:condition="cell-content()=4" style:apply-style-name="Excel_5f_CondFormat_5f_1_5f_1_5f_5" style:base-cell-address="City.CK72"/>
      <style:map style:condition="cell-content()=100" style:apply-style-name="Excel_5f_CondFormat_5f_1_5f_1_5f_6" style:base-cell-address="City.CK72"/>
      <style:map style:condition="cell-content()&gt;101" style:apply-style-name="Excel_5f_CondFormat_5f_1_5f_1_5f_7" style:base-cell-address="City.CK72"/>
      <style:map style:condition="cell-content()=6" style:apply-style-name="Trees" style:base-cell-address="City.CK72"/>
      <style:map style:condition="cell-content()=5" style:apply-style-name="Trees1" style:base-cell-address="City.CK72"/>
      <style:map style:condition="cell-content()=11" style:apply-style-name="Yellow_20_Flower" style:base-cell-address="City.CK72"/>
      <style:map style:condition="cell-content()=12" style:apply-style-name="Blue_20_Flower" style:base-cell-address="City.CK72"/>
      <style:map style:condition="cell-content()=13" style:apply-style-name="Pink_20_Flowers" style:base-cell-address="City.CK72"/>
    </style:style>
    <style:style style:name="ce168" style:family="table-cell" style:parent-style-name="Default">
      <style:table-cell-properties fo:border="none" fo:padding="0.028in"/>
      <style:map style:condition="cell-content()=0" style:apply-style-name="Open_20_Space" style:base-cell-address="City.CL63"/>
      <style:map style:condition="cell-content()=1" style:apply-style-name="Excel_5f_CondFormat_5f_1_5f_1_5f_2" style:base-cell-address="City.CL63"/>
      <style:map style:condition="cell-content()=2" style:apply-style-name="Excel_5f_CondFormat_5f_1_5f_1_5f_3" style:base-cell-address="City.CL63"/>
      <style:map style:condition="cell-content()=3" style:apply-style-name="Excel_5f_CondFormat_5f_1_5f_1_5f_4" style:base-cell-address="City.CL63"/>
      <style:map style:condition="cell-content()=4" style:apply-style-name="Excel_5f_CondFormat_5f_1_5f_1_5f_5" style:base-cell-address="City.CL63"/>
      <style:map style:condition="cell-content()=100" style:apply-style-name="Excel_5f_CondFormat_5f_1_5f_1_5f_6" style:base-cell-address="City.CL63"/>
      <style:map style:condition="cell-content()&gt;101" style:apply-style-name="Excel_5f_CondFormat_5f_1_5f_1_5f_7" style:base-cell-address="City.CL63"/>
      <style:map style:condition="cell-content()=6" style:apply-style-name="Trees" style:base-cell-address="City.CL63"/>
      <style:map style:condition="cell-content()=5" style:apply-style-name="Trees1" style:base-cell-address="City.CL63"/>
      <style:map style:condition="cell-content()=11" style:apply-style-name="Yellow_20_Flower" style:base-cell-address="City.CL63"/>
      <style:map style:condition="cell-content()=12" style:apply-style-name="Blue_20_Flower" style:base-cell-address="City.CL63"/>
      <style:map style:condition="cell-content()=13" style:apply-style-name="Pink_20_Flowers" style:base-cell-address="City.CL63"/>
    </style:style>
    <style:style style:name="ce169" style:family="table-cell" style:parent-style-name="Default">
      <style:table-cell-properties fo:border="none" fo:padding="0.028in"/>
      <style:map style:condition="cell-content()=0" style:apply-style-name="Open_20_Space" style:base-cell-address="City.CL64"/>
      <style:map style:condition="cell-content()=1" style:apply-style-name="Excel_5f_CondFormat_5f_1_5f_1_5f_2" style:base-cell-address="City.CL64"/>
      <style:map style:condition="cell-content()=2" style:apply-style-name="Excel_5f_CondFormat_5f_1_5f_1_5f_3" style:base-cell-address="City.CL64"/>
      <style:map style:condition="cell-content()=3" style:apply-style-name="Excel_5f_CondFormat_5f_1_5f_1_5f_4" style:base-cell-address="City.CL64"/>
      <style:map style:condition="cell-content()=4" style:apply-style-name="Excel_5f_CondFormat_5f_1_5f_1_5f_5" style:base-cell-address="City.CL64"/>
      <style:map style:condition="cell-content()=100" style:apply-style-name="Excel_5f_CondFormat_5f_1_5f_1_5f_6" style:base-cell-address="City.CL64"/>
      <style:map style:condition="cell-content()&gt;101" style:apply-style-name="Excel_5f_CondFormat_5f_1_5f_1_5f_7" style:base-cell-address="City.CL64"/>
      <style:map style:condition="cell-content()=6" style:apply-style-name="Trees" style:base-cell-address="City.CL64"/>
      <style:map style:condition="cell-content()=5" style:apply-style-name="Trees1" style:base-cell-address="City.CL64"/>
      <style:map style:condition="cell-content()=11" style:apply-style-name="Yellow_20_Flower" style:base-cell-address="City.CL64"/>
      <style:map style:condition="cell-content()=12" style:apply-style-name="Blue_20_Flower" style:base-cell-address="City.CL64"/>
      <style:map style:condition="cell-content()=13" style:apply-style-name="Pink_20_Flowers" style:base-cell-address="City.CL64"/>
    </style:style>
    <style:style style:name="ce170" style:family="table-cell" style:parent-style-name="Default">
      <style:table-cell-properties fo:border="none" fo:padding="0.028in"/>
      <style:map style:condition="cell-content()=0" style:apply-style-name="Open_20_Space" style:base-cell-address="City.CL65"/>
      <style:map style:condition="cell-content()=1" style:apply-style-name="Excel_5f_CondFormat_5f_1_5f_1_5f_2" style:base-cell-address="City.CL65"/>
      <style:map style:condition="cell-content()=2" style:apply-style-name="Excel_5f_CondFormat_5f_1_5f_1_5f_3" style:base-cell-address="City.CL65"/>
      <style:map style:condition="cell-content()=3" style:apply-style-name="Excel_5f_CondFormat_5f_1_5f_1_5f_4" style:base-cell-address="City.CL65"/>
      <style:map style:condition="cell-content()=4" style:apply-style-name="Excel_5f_CondFormat_5f_1_5f_1_5f_5" style:base-cell-address="City.CL65"/>
      <style:map style:condition="cell-content()=100" style:apply-style-name="Excel_5f_CondFormat_5f_1_5f_1_5f_6" style:base-cell-address="City.CL65"/>
      <style:map style:condition="cell-content()&gt;101" style:apply-style-name="Excel_5f_CondFormat_5f_1_5f_1_5f_7" style:base-cell-address="City.CL65"/>
      <style:map style:condition="cell-content()=6" style:apply-style-name="Trees" style:base-cell-address="City.CL65"/>
      <style:map style:condition="cell-content()=5" style:apply-style-name="Trees1" style:base-cell-address="City.CL65"/>
      <style:map style:condition="cell-content()=11" style:apply-style-name="Yellow_20_Flower" style:base-cell-address="City.CL65"/>
      <style:map style:condition="cell-content()=12" style:apply-style-name="Blue_20_Flower" style:base-cell-address="City.CL65"/>
      <style:map style:condition="cell-content()=13" style:apply-style-name="Pink_20_Flowers" style:base-cell-address="City.CL65"/>
    </style:style>
    <style:style style:name="ce171" style:family="table-cell" style:parent-style-name="Default">
      <style:table-cell-properties fo:border="none" fo:padding="0.028in"/>
      <style:map style:condition="cell-content()=0" style:apply-style-name="Open_20_Space" style:base-cell-address="City.CL66"/>
      <style:map style:condition="cell-content()=1" style:apply-style-name="Excel_5f_CondFormat_5f_1_5f_1_5f_2" style:base-cell-address="City.CL66"/>
      <style:map style:condition="cell-content()=2" style:apply-style-name="Excel_5f_CondFormat_5f_1_5f_1_5f_3" style:base-cell-address="City.CL66"/>
      <style:map style:condition="cell-content()=3" style:apply-style-name="Excel_5f_CondFormat_5f_1_5f_1_5f_4" style:base-cell-address="City.CL66"/>
      <style:map style:condition="cell-content()=4" style:apply-style-name="Excel_5f_CondFormat_5f_1_5f_1_5f_5" style:base-cell-address="City.CL66"/>
      <style:map style:condition="cell-content()=100" style:apply-style-name="Excel_5f_CondFormat_5f_1_5f_1_5f_6" style:base-cell-address="City.CL66"/>
      <style:map style:condition="cell-content()&gt;101" style:apply-style-name="Excel_5f_CondFormat_5f_1_5f_1_5f_7" style:base-cell-address="City.CL66"/>
      <style:map style:condition="cell-content()=6" style:apply-style-name="Trees" style:base-cell-address="City.CL66"/>
      <style:map style:condition="cell-content()=5" style:apply-style-name="Trees1" style:base-cell-address="City.CL66"/>
      <style:map style:condition="cell-content()=11" style:apply-style-name="Yellow_20_Flower" style:base-cell-address="City.CL66"/>
      <style:map style:condition="cell-content()=12" style:apply-style-name="Blue_20_Flower" style:base-cell-address="City.CL66"/>
      <style:map style:condition="cell-content()=13" style:apply-style-name="Pink_20_Flowers" style:base-cell-address="City.CL66"/>
    </style:style>
    <style:style style:name="ce172" style:family="table-cell" style:parent-style-name="Default">
      <style:table-cell-properties fo:border="none" fo:padding="0.028in"/>
      <style:map style:condition="cell-content()=0" style:apply-style-name="Open_20_Space" style:base-cell-address="City.CL67"/>
      <style:map style:condition="cell-content()=1" style:apply-style-name="Excel_5f_CondFormat_5f_1_5f_1_5f_2" style:base-cell-address="City.CL67"/>
      <style:map style:condition="cell-content()=2" style:apply-style-name="Excel_5f_CondFormat_5f_1_5f_1_5f_3" style:base-cell-address="City.CL67"/>
      <style:map style:condition="cell-content()=3" style:apply-style-name="Excel_5f_CondFormat_5f_1_5f_1_5f_4" style:base-cell-address="City.CL67"/>
      <style:map style:condition="cell-content()=4" style:apply-style-name="Excel_5f_CondFormat_5f_1_5f_1_5f_5" style:base-cell-address="City.CL67"/>
      <style:map style:condition="cell-content()=100" style:apply-style-name="Excel_5f_CondFormat_5f_1_5f_1_5f_6" style:base-cell-address="City.CL67"/>
      <style:map style:condition="cell-content()&gt;101" style:apply-style-name="Excel_5f_CondFormat_5f_1_5f_1_5f_7" style:base-cell-address="City.CL67"/>
      <style:map style:condition="cell-content()=6" style:apply-style-name="Trees" style:base-cell-address="City.CL67"/>
      <style:map style:condition="cell-content()=5" style:apply-style-name="Trees1" style:base-cell-address="City.CL67"/>
      <style:map style:condition="cell-content()=11" style:apply-style-name="Yellow_20_Flower" style:base-cell-address="City.CL67"/>
      <style:map style:condition="cell-content()=12" style:apply-style-name="Blue_20_Flower" style:base-cell-address="City.CL67"/>
      <style:map style:condition="cell-content()=13" style:apply-style-name="Pink_20_Flowers" style:base-cell-address="City.CL67"/>
    </style:style>
    <style:style style:name="ce173" style:family="table-cell" style:parent-style-name="Default">
      <style:table-cell-properties fo:border="none" fo:padding="0.028in"/>
      <style:map style:condition="cell-content()=0" style:apply-style-name="Open_20_Space" style:base-cell-address="City.CL68"/>
      <style:map style:condition="cell-content()=1" style:apply-style-name="Excel_5f_CondFormat_5f_1_5f_1_5f_2" style:base-cell-address="City.CL68"/>
      <style:map style:condition="cell-content()=2" style:apply-style-name="Excel_5f_CondFormat_5f_1_5f_1_5f_3" style:base-cell-address="City.CL68"/>
      <style:map style:condition="cell-content()=3" style:apply-style-name="Excel_5f_CondFormat_5f_1_5f_1_5f_4" style:base-cell-address="City.CL68"/>
      <style:map style:condition="cell-content()=4" style:apply-style-name="Excel_5f_CondFormat_5f_1_5f_1_5f_5" style:base-cell-address="City.CL68"/>
      <style:map style:condition="cell-content()=100" style:apply-style-name="Excel_5f_CondFormat_5f_1_5f_1_5f_6" style:base-cell-address="City.CL68"/>
      <style:map style:condition="cell-content()&gt;101" style:apply-style-name="Excel_5f_CondFormat_5f_1_5f_1_5f_7" style:base-cell-address="City.CL68"/>
      <style:map style:condition="cell-content()=6" style:apply-style-name="Trees" style:base-cell-address="City.CL68"/>
      <style:map style:condition="cell-content()=5" style:apply-style-name="Trees1" style:base-cell-address="City.CL68"/>
      <style:map style:condition="cell-content()=11" style:apply-style-name="Yellow_20_Flower" style:base-cell-address="City.CL68"/>
      <style:map style:condition="cell-content()=12" style:apply-style-name="Blue_20_Flower" style:base-cell-address="City.CL68"/>
      <style:map style:condition="cell-content()=13" style:apply-style-name="Pink_20_Flowers" style:base-cell-address="City.CL68"/>
    </style:style>
    <style:style style:name="ce174" style:family="table-cell" style:parent-style-name="Default">
      <style:table-cell-properties fo:border="none" fo:padding="0.028in"/>
      <style:map style:condition="cell-content()=0" style:apply-style-name="Open_20_Space" style:base-cell-address="City.CL69"/>
      <style:map style:condition="cell-content()=1" style:apply-style-name="Excel_5f_CondFormat_5f_1_5f_1_5f_2" style:base-cell-address="City.CL69"/>
      <style:map style:condition="cell-content()=2" style:apply-style-name="Excel_5f_CondFormat_5f_1_5f_1_5f_3" style:base-cell-address="City.CL69"/>
      <style:map style:condition="cell-content()=3" style:apply-style-name="Excel_5f_CondFormat_5f_1_5f_1_5f_4" style:base-cell-address="City.CL69"/>
      <style:map style:condition="cell-content()=4" style:apply-style-name="Excel_5f_CondFormat_5f_1_5f_1_5f_5" style:base-cell-address="City.CL69"/>
      <style:map style:condition="cell-content()=100" style:apply-style-name="Excel_5f_CondFormat_5f_1_5f_1_5f_6" style:base-cell-address="City.CL69"/>
      <style:map style:condition="cell-content()&gt;101" style:apply-style-name="Excel_5f_CondFormat_5f_1_5f_1_5f_7" style:base-cell-address="City.CL69"/>
      <style:map style:condition="cell-content()=6" style:apply-style-name="Trees" style:base-cell-address="City.CL69"/>
      <style:map style:condition="cell-content()=5" style:apply-style-name="Trees1" style:base-cell-address="City.CL69"/>
      <style:map style:condition="cell-content()=11" style:apply-style-name="Yellow_20_Flower" style:base-cell-address="City.CL69"/>
      <style:map style:condition="cell-content()=12" style:apply-style-name="Blue_20_Flower" style:base-cell-address="City.CL69"/>
      <style:map style:condition="cell-content()=13" style:apply-style-name="Pink_20_Flowers" style:base-cell-address="City.CL69"/>
    </style:style>
    <style:style style:name="ce175" style:family="table-cell" style:parent-style-name="Default">
      <style:table-cell-properties fo:border="none" fo:padding="0.028in"/>
      <style:map style:condition="cell-content()=0" style:apply-style-name="Open_20_Space" style:base-cell-address="City.CL70"/>
      <style:map style:condition="cell-content()=1" style:apply-style-name="Excel_5f_CondFormat_5f_1_5f_1_5f_2" style:base-cell-address="City.CL70"/>
      <style:map style:condition="cell-content()=2" style:apply-style-name="Excel_5f_CondFormat_5f_1_5f_1_5f_3" style:base-cell-address="City.CL70"/>
      <style:map style:condition="cell-content()=3" style:apply-style-name="Excel_5f_CondFormat_5f_1_5f_1_5f_4" style:base-cell-address="City.CL70"/>
      <style:map style:condition="cell-content()=4" style:apply-style-name="Excel_5f_CondFormat_5f_1_5f_1_5f_5" style:base-cell-address="City.CL70"/>
      <style:map style:condition="cell-content()=100" style:apply-style-name="Excel_5f_CondFormat_5f_1_5f_1_5f_6" style:base-cell-address="City.CL70"/>
      <style:map style:condition="cell-content()&gt;101" style:apply-style-name="Excel_5f_CondFormat_5f_1_5f_1_5f_7" style:base-cell-address="City.CL70"/>
      <style:map style:condition="cell-content()=6" style:apply-style-name="Trees" style:base-cell-address="City.CL70"/>
      <style:map style:condition="cell-content()=5" style:apply-style-name="Trees1" style:base-cell-address="City.CL70"/>
      <style:map style:condition="cell-content()=11" style:apply-style-name="Yellow_20_Flower" style:base-cell-address="City.CL70"/>
      <style:map style:condition="cell-content()=12" style:apply-style-name="Blue_20_Flower" style:base-cell-address="City.CL70"/>
      <style:map style:condition="cell-content()=13" style:apply-style-name="Pink_20_Flowers" style:base-cell-address="City.CL70"/>
    </style:style>
    <style:style style:name="ce176" style:family="table-cell" style:parent-style-name="Default">
      <style:table-cell-properties fo:border="none" fo:padding="0.028in"/>
      <style:map style:condition="cell-content()=0" style:apply-style-name="Open_20_Space" style:base-cell-address="City.CL71"/>
      <style:map style:condition="cell-content()=1" style:apply-style-name="Excel_5f_CondFormat_5f_1_5f_1_5f_2" style:base-cell-address="City.CL71"/>
      <style:map style:condition="cell-content()=2" style:apply-style-name="Excel_5f_CondFormat_5f_1_5f_1_5f_3" style:base-cell-address="City.CL71"/>
      <style:map style:condition="cell-content()=3" style:apply-style-name="Excel_5f_CondFormat_5f_1_5f_1_5f_4" style:base-cell-address="City.CL71"/>
      <style:map style:condition="cell-content()=4" style:apply-style-name="Excel_5f_CondFormat_5f_1_5f_1_5f_5" style:base-cell-address="City.CL71"/>
      <style:map style:condition="cell-content()=100" style:apply-style-name="Excel_5f_CondFormat_5f_1_5f_1_5f_6" style:base-cell-address="City.CL71"/>
      <style:map style:condition="cell-content()&gt;101" style:apply-style-name="Excel_5f_CondFormat_5f_1_5f_1_5f_7" style:base-cell-address="City.CL71"/>
      <style:map style:condition="cell-content()=6" style:apply-style-name="Trees" style:base-cell-address="City.CL71"/>
      <style:map style:condition="cell-content()=5" style:apply-style-name="Trees1" style:base-cell-address="City.CL71"/>
      <style:map style:condition="cell-content()=11" style:apply-style-name="Yellow_20_Flower" style:base-cell-address="City.CL71"/>
      <style:map style:condition="cell-content()=12" style:apply-style-name="Blue_20_Flower" style:base-cell-address="City.CL71"/>
      <style:map style:condition="cell-content()=13" style:apply-style-name="Pink_20_Flowers" style:base-cell-address="City.CL71"/>
    </style:style>
    <style:style style:name="ce177" style:family="table-cell" style:parent-style-name="Default">
      <style:table-cell-properties fo:border="none" fo:padding="0.028in"/>
      <style:map style:condition="cell-content()=0" style:apply-style-name="Open_20_Space" style:base-cell-address="City.CL72"/>
      <style:map style:condition="cell-content()=1" style:apply-style-name="Excel_5f_CondFormat_5f_1_5f_1_5f_2" style:base-cell-address="City.CL72"/>
      <style:map style:condition="cell-content()=2" style:apply-style-name="Excel_5f_CondFormat_5f_1_5f_1_5f_3" style:base-cell-address="City.CL72"/>
      <style:map style:condition="cell-content()=3" style:apply-style-name="Excel_5f_CondFormat_5f_1_5f_1_5f_4" style:base-cell-address="City.CL72"/>
      <style:map style:condition="cell-content()=4" style:apply-style-name="Excel_5f_CondFormat_5f_1_5f_1_5f_5" style:base-cell-address="City.CL72"/>
      <style:map style:condition="cell-content()=100" style:apply-style-name="Excel_5f_CondFormat_5f_1_5f_1_5f_6" style:base-cell-address="City.CL72"/>
      <style:map style:condition="cell-content()&gt;101" style:apply-style-name="Excel_5f_CondFormat_5f_1_5f_1_5f_7" style:base-cell-address="City.CL72"/>
      <style:map style:condition="cell-content()=6" style:apply-style-name="Trees" style:base-cell-address="City.CL72"/>
      <style:map style:condition="cell-content()=5" style:apply-style-name="Trees1" style:base-cell-address="City.CL72"/>
      <style:map style:condition="cell-content()=11" style:apply-style-name="Yellow_20_Flower" style:base-cell-address="City.CL72"/>
      <style:map style:condition="cell-content()=12" style:apply-style-name="Blue_20_Flower" style:base-cell-address="City.CL72"/>
      <style:map style:condition="cell-content()=13" style:apply-style-name="Pink_20_Flowers" style:base-cell-address="City.CL72"/>
    </style:style>
    <style:style style:name="ce178" style:family="table-cell" style:parent-style-name="Default">
      <style:table-cell-properties fo:border="none" fo:padding="0.028in"/>
      <style:map style:condition="cell-content()=0" style:apply-style-name="Open_20_Space" style:base-cell-address="City.CM63"/>
      <style:map style:condition="cell-content()=1" style:apply-style-name="Excel_5f_CondFormat_5f_1_5f_1_5f_2" style:base-cell-address="City.CM63"/>
      <style:map style:condition="cell-content()=2" style:apply-style-name="Excel_5f_CondFormat_5f_1_5f_1_5f_3" style:base-cell-address="City.CM63"/>
      <style:map style:condition="cell-content()=3" style:apply-style-name="Excel_5f_CondFormat_5f_1_5f_1_5f_4" style:base-cell-address="City.CM63"/>
      <style:map style:condition="cell-content()=4" style:apply-style-name="Excel_5f_CondFormat_5f_1_5f_1_5f_5" style:base-cell-address="City.CM63"/>
      <style:map style:condition="cell-content()=100" style:apply-style-name="Excel_5f_CondFormat_5f_1_5f_1_5f_6" style:base-cell-address="City.CM63"/>
      <style:map style:condition="cell-content()&gt;101" style:apply-style-name="Excel_5f_CondFormat_5f_1_5f_1_5f_7" style:base-cell-address="City.CM63"/>
      <style:map style:condition="cell-content()=6" style:apply-style-name="Trees" style:base-cell-address="City.CM63"/>
      <style:map style:condition="cell-content()=5" style:apply-style-name="Trees1" style:base-cell-address="City.CM63"/>
      <style:map style:condition="cell-content()=11" style:apply-style-name="Yellow_20_Flower" style:base-cell-address="City.CM63"/>
      <style:map style:condition="cell-content()=12" style:apply-style-name="Blue_20_Flower" style:base-cell-address="City.CM63"/>
      <style:map style:condition="cell-content()=13" style:apply-style-name="Pink_20_Flowers" style:base-cell-address="City.CM63"/>
    </style:style>
    <style:style style:name="ce179" style:family="table-cell" style:parent-style-name="Default">
      <style:table-cell-properties fo:border="none" fo:padding="0.028in"/>
      <style:map style:condition="cell-content()=0" style:apply-style-name="Open_20_Space" style:base-cell-address="City.CM64"/>
      <style:map style:condition="cell-content()=1" style:apply-style-name="Excel_5f_CondFormat_5f_1_5f_1_5f_2" style:base-cell-address="City.CM64"/>
      <style:map style:condition="cell-content()=2" style:apply-style-name="Excel_5f_CondFormat_5f_1_5f_1_5f_3" style:base-cell-address="City.CM64"/>
      <style:map style:condition="cell-content()=3" style:apply-style-name="Excel_5f_CondFormat_5f_1_5f_1_5f_4" style:base-cell-address="City.CM64"/>
      <style:map style:condition="cell-content()=4" style:apply-style-name="Excel_5f_CondFormat_5f_1_5f_1_5f_5" style:base-cell-address="City.CM64"/>
      <style:map style:condition="cell-content()=100" style:apply-style-name="Excel_5f_CondFormat_5f_1_5f_1_5f_6" style:base-cell-address="City.CM64"/>
      <style:map style:condition="cell-content()&gt;101" style:apply-style-name="Excel_5f_CondFormat_5f_1_5f_1_5f_7" style:base-cell-address="City.CM64"/>
      <style:map style:condition="cell-content()=6" style:apply-style-name="Trees" style:base-cell-address="City.CM64"/>
      <style:map style:condition="cell-content()=5" style:apply-style-name="Trees1" style:base-cell-address="City.CM64"/>
      <style:map style:condition="cell-content()=11" style:apply-style-name="Yellow_20_Flower" style:base-cell-address="City.CM64"/>
      <style:map style:condition="cell-content()=12" style:apply-style-name="Blue_20_Flower" style:base-cell-address="City.CM64"/>
      <style:map style:condition="cell-content()=13" style:apply-style-name="Pink_20_Flowers" style:base-cell-address="City.CM64"/>
    </style:style>
    <style:style style:name="ce180" style:family="table-cell" style:parent-style-name="Default">
      <style:table-cell-properties fo:border="none" fo:padding="0.028in"/>
      <style:map style:condition="cell-content()=0" style:apply-style-name="Open_20_Space" style:base-cell-address="City.CM65"/>
      <style:map style:condition="cell-content()=1" style:apply-style-name="Excel_5f_CondFormat_5f_1_5f_1_5f_2" style:base-cell-address="City.CM65"/>
      <style:map style:condition="cell-content()=2" style:apply-style-name="Excel_5f_CondFormat_5f_1_5f_1_5f_3" style:base-cell-address="City.CM65"/>
      <style:map style:condition="cell-content()=3" style:apply-style-name="Excel_5f_CondFormat_5f_1_5f_1_5f_4" style:base-cell-address="City.CM65"/>
      <style:map style:condition="cell-content()=4" style:apply-style-name="Excel_5f_CondFormat_5f_1_5f_1_5f_5" style:base-cell-address="City.CM65"/>
      <style:map style:condition="cell-content()=100" style:apply-style-name="Excel_5f_CondFormat_5f_1_5f_1_5f_6" style:base-cell-address="City.CM65"/>
      <style:map style:condition="cell-content()&gt;101" style:apply-style-name="Excel_5f_CondFormat_5f_1_5f_1_5f_7" style:base-cell-address="City.CM65"/>
      <style:map style:condition="cell-content()=6" style:apply-style-name="Trees" style:base-cell-address="City.CM65"/>
      <style:map style:condition="cell-content()=5" style:apply-style-name="Trees1" style:base-cell-address="City.CM65"/>
      <style:map style:condition="cell-content()=11" style:apply-style-name="Yellow_20_Flower" style:base-cell-address="City.CM65"/>
      <style:map style:condition="cell-content()=12" style:apply-style-name="Blue_20_Flower" style:base-cell-address="City.CM65"/>
      <style:map style:condition="cell-content()=13" style:apply-style-name="Pink_20_Flowers" style:base-cell-address="City.CM65"/>
    </style:style>
    <style:style style:name="ce181" style:family="table-cell" style:parent-style-name="Default">
      <style:table-cell-properties fo:border="none" fo:padding="0.028in"/>
      <style:map style:condition="cell-content()=0" style:apply-style-name="Open_20_Space" style:base-cell-address="City.CM66"/>
      <style:map style:condition="cell-content()=1" style:apply-style-name="Excel_5f_CondFormat_5f_1_5f_1_5f_2" style:base-cell-address="City.CM66"/>
      <style:map style:condition="cell-content()=2" style:apply-style-name="Excel_5f_CondFormat_5f_1_5f_1_5f_3" style:base-cell-address="City.CM66"/>
      <style:map style:condition="cell-content()=3" style:apply-style-name="Excel_5f_CondFormat_5f_1_5f_1_5f_4" style:base-cell-address="City.CM66"/>
      <style:map style:condition="cell-content()=4" style:apply-style-name="Excel_5f_CondFormat_5f_1_5f_1_5f_5" style:base-cell-address="City.CM66"/>
      <style:map style:condition="cell-content()=100" style:apply-style-name="Excel_5f_CondFormat_5f_1_5f_1_5f_6" style:base-cell-address="City.CM66"/>
      <style:map style:condition="cell-content()&gt;101" style:apply-style-name="Excel_5f_CondFormat_5f_1_5f_1_5f_7" style:base-cell-address="City.CM66"/>
      <style:map style:condition="cell-content()=6" style:apply-style-name="Trees" style:base-cell-address="City.CM66"/>
      <style:map style:condition="cell-content()=5" style:apply-style-name="Trees1" style:base-cell-address="City.CM66"/>
      <style:map style:condition="cell-content()=11" style:apply-style-name="Yellow_20_Flower" style:base-cell-address="City.CM66"/>
      <style:map style:condition="cell-content()=12" style:apply-style-name="Blue_20_Flower" style:base-cell-address="City.CM66"/>
      <style:map style:condition="cell-content()=13" style:apply-style-name="Pink_20_Flowers" style:base-cell-address="City.CM66"/>
    </style:style>
    <style:style style:name="ce182" style:family="table-cell" style:parent-style-name="Default">
      <style:table-cell-properties fo:border="none" fo:padding="0.028in"/>
      <style:map style:condition="cell-content()=0" style:apply-style-name="Open_20_Space" style:base-cell-address="City.CM67"/>
      <style:map style:condition="cell-content()=1" style:apply-style-name="Excel_5f_CondFormat_5f_1_5f_1_5f_2" style:base-cell-address="City.CM67"/>
      <style:map style:condition="cell-content()=2" style:apply-style-name="Excel_5f_CondFormat_5f_1_5f_1_5f_3" style:base-cell-address="City.CM67"/>
      <style:map style:condition="cell-content()=3" style:apply-style-name="Excel_5f_CondFormat_5f_1_5f_1_5f_4" style:base-cell-address="City.CM67"/>
      <style:map style:condition="cell-content()=4" style:apply-style-name="Excel_5f_CondFormat_5f_1_5f_1_5f_5" style:base-cell-address="City.CM67"/>
      <style:map style:condition="cell-content()=100" style:apply-style-name="Excel_5f_CondFormat_5f_1_5f_1_5f_6" style:base-cell-address="City.CM67"/>
      <style:map style:condition="cell-content()&gt;101" style:apply-style-name="Excel_5f_CondFormat_5f_1_5f_1_5f_7" style:base-cell-address="City.CM67"/>
      <style:map style:condition="cell-content()=6" style:apply-style-name="Trees" style:base-cell-address="City.CM67"/>
      <style:map style:condition="cell-content()=5" style:apply-style-name="Trees1" style:base-cell-address="City.CM67"/>
      <style:map style:condition="cell-content()=11" style:apply-style-name="Yellow_20_Flower" style:base-cell-address="City.CM67"/>
      <style:map style:condition="cell-content()=12" style:apply-style-name="Blue_20_Flower" style:base-cell-address="City.CM67"/>
      <style:map style:condition="cell-content()=13" style:apply-style-name="Pink_20_Flowers" style:base-cell-address="City.CM67"/>
    </style:style>
    <style:style style:name="ce183" style:family="table-cell" style:parent-style-name="Default">
      <style:table-cell-properties fo:border="none" fo:padding="0.028in"/>
      <style:map style:condition="cell-content()=0" style:apply-style-name="Open_20_Space" style:base-cell-address="City.CM68"/>
      <style:map style:condition="cell-content()=1" style:apply-style-name="Excel_5f_CondFormat_5f_1_5f_1_5f_2" style:base-cell-address="City.CM68"/>
      <style:map style:condition="cell-content()=2" style:apply-style-name="Excel_5f_CondFormat_5f_1_5f_1_5f_3" style:base-cell-address="City.CM68"/>
      <style:map style:condition="cell-content()=3" style:apply-style-name="Excel_5f_CondFormat_5f_1_5f_1_5f_4" style:base-cell-address="City.CM68"/>
      <style:map style:condition="cell-content()=4" style:apply-style-name="Excel_5f_CondFormat_5f_1_5f_1_5f_5" style:base-cell-address="City.CM68"/>
      <style:map style:condition="cell-content()=100" style:apply-style-name="Excel_5f_CondFormat_5f_1_5f_1_5f_6" style:base-cell-address="City.CM68"/>
      <style:map style:condition="cell-content()&gt;101" style:apply-style-name="Excel_5f_CondFormat_5f_1_5f_1_5f_7" style:base-cell-address="City.CM68"/>
      <style:map style:condition="cell-content()=6" style:apply-style-name="Trees" style:base-cell-address="City.CM68"/>
      <style:map style:condition="cell-content()=5" style:apply-style-name="Trees1" style:base-cell-address="City.CM68"/>
      <style:map style:condition="cell-content()=11" style:apply-style-name="Yellow_20_Flower" style:base-cell-address="City.CM68"/>
      <style:map style:condition="cell-content()=12" style:apply-style-name="Blue_20_Flower" style:base-cell-address="City.CM68"/>
      <style:map style:condition="cell-content()=13" style:apply-style-name="Pink_20_Flowers" style:base-cell-address="City.CM68"/>
    </style:style>
    <style:style style:name="ce184" style:family="table-cell" style:parent-style-name="Default">
      <style:table-cell-properties fo:border="none" fo:padding="0.028in"/>
      <style:map style:condition="cell-content()=0" style:apply-style-name="Open_20_Space" style:base-cell-address="City.CM69"/>
      <style:map style:condition="cell-content()=1" style:apply-style-name="Excel_5f_CondFormat_5f_1_5f_1_5f_2" style:base-cell-address="City.CM69"/>
      <style:map style:condition="cell-content()=2" style:apply-style-name="Excel_5f_CondFormat_5f_1_5f_1_5f_3" style:base-cell-address="City.CM69"/>
      <style:map style:condition="cell-content()=3" style:apply-style-name="Excel_5f_CondFormat_5f_1_5f_1_5f_4" style:base-cell-address="City.CM69"/>
      <style:map style:condition="cell-content()=4" style:apply-style-name="Excel_5f_CondFormat_5f_1_5f_1_5f_5" style:base-cell-address="City.CM69"/>
      <style:map style:condition="cell-content()=100" style:apply-style-name="Excel_5f_CondFormat_5f_1_5f_1_5f_6" style:base-cell-address="City.CM69"/>
      <style:map style:condition="cell-content()&gt;101" style:apply-style-name="Excel_5f_CondFormat_5f_1_5f_1_5f_7" style:base-cell-address="City.CM69"/>
      <style:map style:condition="cell-content()=6" style:apply-style-name="Trees" style:base-cell-address="City.CM69"/>
      <style:map style:condition="cell-content()=5" style:apply-style-name="Trees1" style:base-cell-address="City.CM69"/>
      <style:map style:condition="cell-content()=11" style:apply-style-name="Yellow_20_Flower" style:base-cell-address="City.CM69"/>
      <style:map style:condition="cell-content()=12" style:apply-style-name="Blue_20_Flower" style:base-cell-address="City.CM69"/>
      <style:map style:condition="cell-content()=13" style:apply-style-name="Pink_20_Flowers" style:base-cell-address="City.CM69"/>
    </style:style>
    <style:style style:name="ce185" style:family="table-cell" style:parent-style-name="Default">
      <style:table-cell-properties fo:border="none" fo:padding="0.028in"/>
      <style:map style:condition="cell-content()=0" style:apply-style-name="Open_20_Space" style:base-cell-address="City.CM70"/>
      <style:map style:condition="cell-content()=1" style:apply-style-name="Excel_5f_CondFormat_5f_1_5f_1_5f_2" style:base-cell-address="City.CM70"/>
      <style:map style:condition="cell-content()=2" style:apply-style-name="Excel_5f_CondFormat_5f_1_5f_1_5f_3" style:base-cell-address="City.CM70"/>
      <style:map style:condition="cell-content()=3" style:apply-style-name="Excel_5f_CondFormat_5f_1_5f_1_5f_4" style:base-cell-address="City.CM70"/>
      <style:map style:condition="cell-content()=4" style:apply-style-name="Excel_5f_CondFormat_5f_1_5f_1_5f_5" style:base-cell-address="City.CM70"/>
      <style:map style:condition="cell-content()=100" style:apply-style-name="Excel_5f_CondFormat_5f_1_5f_1_5f_6" style:base-cell-address="City.CM70"/>
      <style:map style:condition="cell-content()&gt;101" style:apply-style-name="Excel_5f_CondFormat_5f_1_5f_1_5f_7" style:base-cell-address="City.CM70"/>
      <style:map style:condition="cell-content()=6" style:apply-style-name="Trees" style:base-cell-address="City.CM70"/>
      <style:map style:condition="cell-content()=5" style:apply-style-name="Trees1" style:base-cell-address="City.CM70"/>
      <style:map style:condition="cell-content()=11" style:apply-style-name="Yellow_20_Flower" style:base-cell-address="City.CM70"/>
      <style:map style:condition="cell-content()=12" style:apply-style-name="Blue_20_Flower" style:base-cell-address="City.CM70"/>
      <style:map style:condition="cell-content()=13" style:apply-style-name="Pink_20_Flowers" style:base-cell-address="City.CM70"/>
    </style:style>
    <style:style style:name="ce186" style:family="table-cell" style:parent-style-name="Default">
      <style:table-cell-properties fo:border="none" fo:padding="0.028in"/>
      <style:map style:condition="cell-content()=0" style:apply-style-name="Open_20_Space" style:base-cell-address="City.CM71"/>
      <style:map style:condition="cell-content()=1" style:apply-style-name="Excel_5f_CondFormat_5f_1_5f_1_5f_2" style:base-cell-address="City.CM71"/>
      <style:map style:condition="cell-content()=2" style:apply-style-name="Excel_5f_CondFormat_5f_1_5f_1_5f_3" style:base-cell-address="City.CM71"/>
      <style:map style:condition="cell-content()=3" style:apply-style-name="Excel_5f_CondFormat_5f_1_5f_1_5f_4" style:base-cell-address="City.CM71"/>
      <style:map style:condition="cell-content()=4" style:apply-style-name="Excel_5f_CondFormat_5f_1_5f_1_5f_5" style:base-cell-address="City.CM71"/>
      <style:map style:condition="cell-content()=100" style:apply-style-name="Excel_5f_CondFormat_5f_1_5f_1_5f_6" style:base-cell-address="City.CM71"/>
      <style:map style:condition="cell-content()&gt;101" style:apply-style-name="Excel_5f_CondFormat_5f_1_5f_1_5f_7" style:base-cell-address="City.CM71"/>
      <style:map style:condition="cell-content()=6" style:apply-style-name="Trees" style:base-cell-address="City.CM71"/>
      <style:map style:condition="cell-content()=5" style:apply-style-name="Trees1" style:base-cell-address="City.CM71"/>
      <style:map style:condition="cell-content()=11" style:apply-style-name="Yellow_20_Flower" style:base-cell-address="City.CM71"/>
      <style:map style:condition="cell-content()=12" style:apply-style-name="Blue_20_Flower" style:base-cell-address="City.CM71"/>
      <style:map style:condition="cell-content()=13" style:apply-style-name="Pink_20_Flowers" style:base-cell-address="City.CM71"/>
    </style:style>
    <style:style style:name="ce187" style:family="table-cell" style:parent-style-name="Default">
      <style:table-cell-properties fo:border="none" fo:padding="0.028in"/>
      <style:map style:condition="cell-content()=0" style:apply-style-name="Open_20_Space" style:base-cell-address="City.CM72"/>
      <style:map style:condition="cell-content()=1" style:apply-style-name="Excel_5f_CondFormat_5f_1_5f_1_5f_2" style:base-cell-address="City.CM72"/>
      <style:map style:condition="cell-content()=2" style:apply-style-name="Excel_5f_CondFormat_5f_1_5f_1_5f_3" style:base-cell-address="City.CM72"/>
      <style:map style:condition="cell-content()=3" style:apply-style-name="Excel_5f_CondFormat_5f_1_5f_1_5f_4" style:base-cell-address="City.CM72"/>
      <style:map style:condition="cell-content()=4" style:apply-style-name="Excel_5f_CondFormat_5f_1_5f_1_5f_5" style:base-cell-address="City.CM72"/>
      <style:map style:condition="cell-content()=100" style:apply-style-name="Excel_5f_CondFormat_5f_1_5f_1_5f_6" style:base-cell-address="City.CM72"/>
      <style:map style:condition="cell-content()&gt;101" style:apply-style-name="Excel_5f_CondFormat_5f_1_5f_1_5f_7" style:base-cell-address="City.CM72"/>
      <style:map style:condition="cell-content()=6" style:apply-style-name="Trees" style:base-cell-address="City.CM72"/>
      <style:map style:condition="cell-content()=5" style:apply-style-name="Trees1" style:base-cell-address="City.CM72"/>
      <style:map style:condition="cell-content()=11" style:apply-style-name="Yellow_20_Flower" style:base-cell-address="City.CM72"/>
      <style:map style:condition="cell-content()=12" style:apply-style-name="Blue_20_Flower" style:base-cell-address="City.CM72"/>
      <style:map style:condition="cell-content()=13" style:apply-style-name="Pink_20_Flowers" style:base-cell-address="City.CM72"/>
    </style:style>
    <style:style style:name="ce188" style:family="table-cell" style:parent-style-name="Default">
      <style:table-cell-properties fo:border="none" fo:padding="0.028in"/>
      <style:map style:condition="cell-content()=0" style:apply-style-name="Open_20_Space" style:base-cell-address="City.CN63"/>
      <style:map style:condition="cell-content()=1" style:apply-style-name="Excel_5f_CondFormat_5f_1_5f_1_5f_2" style:base-cell-address="City.CN63"/>
      <style:map style:condition="cell-content()=2" style:apply-style-name="Excel_5f_CondFormat_5f_1_5f_1_5f_3" style:base-cell-address="City.CN63"/>
      <style:map style:condition="cell-content()=3" style:apply-style-name="Excel_5f_CondFormat_5f_1_5f_1_5f_4" style:base-cell-address="City.CN63"/>
      <style:map style:condition="cell-content()=4" style:apply-style-name="Excel_5f_CondFormat_5f_1_5f_1_5f_5" style:base-cell-address="City.CN63"/>
      <style:map style:condition="cell-content()=100" style:apply-style-name="Excel_5f_CondFormat_5f_1_5f_1_5f_6" style:base-cell-address="City.CN63"/>
      <style:map style:condition="cell-content()&gt;101" style:apply-style-name="Excel_5f_CondFormat_5f_1_5f_1_5f_7" style:base-cell-address="City.CN63"/>
      <style:map style:condition="cell-content()=6" style:apply-style-name="Trees" style:base-cell-address="City.CN63"/>
      <style:map style:condition="cell-content()=5" style:apply-style-name="Trees1" style:base-cell-address="City.CN63"/>
      <style:map style:condition="cell-content()=11" style:apply-style-name="Yellow_20_Flower" style:base-cell-address="City.CN63"/>
      <style:map style:condition="cell-content()=12" style:apply-style-name="Blue_20_Flower" style:base-cell-address="City.CN63"/>
      <style:map style:condition="cell-content()=13" style:apply-style-name="Pink_20_Flowers" style:base-cell-address="City.CN63"/>
    </style:style>
    <style:style style:name="ce189" style:family="table-cell" style:parent-style-name="Default">
      <style:table-cell-properties fo:border="none" fo:padding="0.028in"/>
      <style:map style:condition="cell-content()=0" style:apply-style-name="Open_20_Space" style:base-cell-address="City.CN64"/>
      <style:map style:condition="cell-content()=1" style:apply-style-name="Excel_5f_CondFormat_5f_1_5f_1_5f_2" style:base-cell-address="City.CN64"/>
      <style:map style:condition="cell-content()=2" style:apply-style-name="Excel_5f_CondFormat_5f_1_5f_1_5f_3" style:base-cell-address="City.CN64"/>
      <style:map style:condition="cell-content()=3" style:apply-style-name="Excel_5f_CondFormat_5f_1_5f_1_5f_4" style:base-cell-address="City.CN64"/>
      <style:map style:condition="cell-content()=4" style:apply-style-name="Excel_5f_CondFormat_5f_1_5f_1_5f_5" style:base-cell-address="City.CN64"/>
      <style:map style:condition="cell-content()=100" style:apply-style-name="Excel_5f_CondFormat_5f_1_5f_1_5f_6" style:base-cell-address="City.CN64"/>
      <style:map style:condition="cell-content()&gt;101" style:apply-style-name="Excel_5f_CondFormat_5f_1_5f_1_5f_7" style:base-cell-address="City.CN64"/>
      <style:map style:condition="cell-content()=6" style:apply-style-name="Trees" style:base-cell-address="City.CN64"/>
      <style:map style:condition="cell-content()=5" style:apply-style-name="Trees1" style:base-cell-address="City.CN64"/>
      <style:map style:condition="cell-content()=11" style:apply-style-name="Yellow_20_Flower" style:base-cell-address="City.CN64"/>
      <style:map style:condition="cell-content()=12" style:apply-style-name="Blue_20_Flower" style:base-cell-address="City.CN64"/>
      <style:map style:condition="cell-content()=13" style:apply-style-name="Pink_20_Flowers" style:base-cell-address="City.CN64"/>
    </style:style>
    <style:style style:name="ce190" style:family="table-cell" style:parent-style-name="Default">
      <style:table-cell-properties fo:border="none" fo:padding="0.028in"/>
      <style:map style:condition="cell-content()=0" style:apply-style-name="Open_20_Space" style:base-cell-address="City.CN65"/>
      <style:map style:condition="cell-content()=1" style:apply-style-name="Excel_5f_CondFormat_5f_1_5f_1_5f_2" style:base-cell-address="City.CN65"/>
      <style:map style:condition="cell-content()=2" style:apply-style-name="Excel_5f_CondFormat_5f_1_5f_1_5f_3" style:base-cell-address="City.CN65"/>
      <style:map style:condition="cell-content()=3" style:apply-style-name="Excel_5f_CondFormat_5f_1_5f_1_5f_4" style:base-cell-address="City.CN65"/>
      <style:map style:condition="cell-content()=4" style:apply-style-name="Excel_5f_CondFormat_5f_1_5f_1_5f_5" style:base-cell-address="City.CN65"/>
      <style:map style:condition="cell-content()=100" style:apply-style-name="Excel_5f_CondFormat_5f_1_5f_1_5f_6" style:base-cell-address="City.CN65"/>
      <style:map style:condition="cell-content()&gt;101" style:apply-style-name="Excel_5f_CondFormat_5f_1_5f_1_5f_7" style:base-cell-address="City.CN65"/>
      <style:map style:condition="cell-content()=6" style:apply-style-name="Trees" style:base-cell-address="City.CN65"/>
      <style:map style:condition="cell-content()=5" style:apply-style-name="Trees1" style:base-cell-address="City.CN65"/>
      <style:map style:condition="cell-content()=11" style:apply-style-name="Yellow_20_Flower" style:base-cell-address="City.CN65"/>
      <style:map style:condition="cell-content()=12" style:apply-style-name="Blue_20_Flower" style:base-cell-address="City.CN65"/>
      <style:map style:condition="cell-content()=13" style:apply-style-name="Pink_20_Flowers" style:base-cell-address="City.CN65"/>
    </style:style>
    <style:style style:name="ce191" style:family="table-cell" style:parent-style-name="Default">
      <style:table-cell-properties fo:border="none" fo:padding="0.028in"/>
      <style:map style:condition="cell-content()=0" style:apply-style-name="Open_20_Space" style:base-cell-address="City.CN66"/>
      <style:map style:condition="cell-content()=1" style:apply-style-name="Excel_5f_CondFormat_5f_1_5f_1_5f_2" style:base-cell-address="City.CN66"/>
      <style:map style:condition="cell-content()=2" style:apply-style-name="Excel_5f_CondFormat_5f_1_5f_1_5f_3" style:base-cell-address="City.CN66"/>
      <style:map style:condition="cell-content()=3" style:apply-style-name="Excel_5f_CondFormat_5f_1_5f_1_5f_4" style:base-cell-address="City.CN66"/>
      <style:map style:condition="cell-content()=4" style:apply-style-name="Excel_5f_CondFormat_5f_1_5f_1_5f_5" style:base-cell-address="City.CN66"/>
      <style:map style:condition="cell-content()=100" style:apply-style-name="Excel_5f_CondFormat_5f_1_5f_1_5f_6" style:base-cell-address="City.CN66"/>
      <style:map style:condition="cell-content()&gt;101" style:apply-style-name="Excel_5f_CondFormat_5f_1_5f_1_5f_7" style:base-cell-address="City.CN66"/>
      <style:map style:condition="cell-content()=6" style:apply-style-name="Trees" style:base-cell-address="City.CN66"/>
      <style:map style:condition="cell-content()=5" style:apply-style-name="Trees1" style:base-cell-address="City.CN66"/>
      <style:map style:condition="cell-content()=11" style:apply-style-name="Yellow_20_Flower" style:base-cell-address="City.CN66"/>
      <style:map style:condition="cell-content()=12" style:apply-style-name="Blue_20_Flower" style:base-cell-address="City.CN66"/>
      <style:map style:condition="cell-content()=13" style:apply-style-name="Pink_20_Flowers" style:base-cell-address="City.CN66"/>
    </style:style>
    <style:style style:name="ce192" style:family="table-cell" style:parent-style-name="Default">
      <style:table-cell-properties fo:border="none" fo:padding="0.028in"/>
      <style:map style:condition="cell-content()=0" style:apply-style-name="Open_20_Space" style:base-cell-address="City.CN67"/>
      <style:map style:condition="cell-content()=1" style:apply-style-name="Excel_5f_CondFormat_5f_1_5f_1_5f_2" style:base-cell-address="City.CN67"/>
      <style:map style:condition="cell-content()=2" style:apply-style-name="Excel_5f_CondFormat_5f_1_5f_1_5f_3" style:base-cell-address="City.CN67"/>
      <style:map style:condition="cell-content()=3" style:apply-style-name="Excel_5f_CondFormat_5f_1_5f_1_5f_4" style:base-cell-address="City.CN67"/>
      <style:map style:condition="cell-content()=4" style:apply-style-name="Excel_5f_CondFormat_5f_1_5f_1_5f_5" style:base-cell-address="City.CN67"/>
      <style:map style:condition="cell-content()=100" style:apply-style-name="Excel_5f_CondFormat_5f_1_5f_1_5f_6" style:base-cell-address="City.CN67"/>
      <style:map style:condition="cell-content()&gt;101" style:apply-style-name="Excel_5f_CondFormat_5f_1_5f_1_5f_7" style:base-cell-address="City.CN67"/>
      <style:map style:condition="cell-content()=6" style:apply-style-name="Trees" style:base-cell-address="City.CN67"/>
      <style:map style:condition="cell-content()=5" style:apply-style-name="Trees1" style:base-cell-address="City.CN67"/>
      <style:map style:condition="cell-content()=11" style:apply-style-name="Yellow_20_Flower" style:base-cell-address="City.CN67"/>
      <style:map style:condition="cell-content()=12" style:apply-style-name="Blue_20_Flower" style:base-cell-address="City.CN67"/>
      <style:map style:condition="cell-content()=13" style:apply-style-name="Pink_20_Flowers" style:base-cell-address="City.CN67"/>
    </style:style>
    <style:style style:name="ce193" style:family="table-cell" style:parent-style-name="Default">
      <style:table-cell-properties fo:border="none" fo:padding="0.028in"/>
      <style:map style:condition="cell-content()=0" style:apply-style-name="Open_20_Space" style:base-cell-address="City.CN68"/>
      <style:map style:condition="cell-content()=1" style:apply-style-name="Excel_5f_CondFormat_5f_1_5f_1_5f_2" style:base-cell-address="City.CN68"/>
      <style:map style:condition="cell-content()=2" style:apply-style-name="Excel_5f_CondFormat_5f_1_5f_1_5f_3" style:base-cell-address="City.CN68"/>
      <style:map style:condition="cell-content()=3" style:apply-style-name="Excel_5f_CondFormat_5f_1_5f_1_5f_4" style:base-cell-address="City.CN68"/>
      <style:map style:condition="cell-content()=4" style:apply-style-name="Excel_5f_CondFormat_5f_1_5f_1_5f_5" style:base-cell-address="City.CN68"/>
      <style:map style:condition="cell-content()=100" style:apply-style-name="Excel_5f_CondFormat_5f_1_5f_1_5f_6" style:base-cell-address="City.CN68"/>
      <style:map style:condition="cell-content()&gt;101" style:apply-style-name="Excel_5f_CondFormat_5f_1_5f_1_5f_7" style:base-cell-address="City.CN68"/>
      <style:map style:condition="cell-content()=6" style:apply-style-name="Trees" style:base-cell-address="City.CN68"/>
      <style:map style:condition="cell-content()=5" style:apply-style-name="Trees1" style:base-cell-address="City.CN68"/>
      <style:map style:condition="cell-content()=11" style:apply-style-name="Yellow_20_Flower" style:base-cell-address="City.CN68"/>
      <style:map style:condition="cell-content()=12" style:apply-style-name="Blue_20_Flower" style:base-cell-address="City.CN68"/>
      <style:map style:condition="cell-content()=13" style:apply-style-name="Pink_20_Flowers" style:base-cell-address="City.CN68"/>
    </style:style>
    <style:style style:name="ce194" style:family="table-cell" style:parent-style-name="Default">
      <style:table-cell-properties fo:border="none" fo:padding="0.028in"/>
      <style:map style:condition="cell-content()=0" style:apply-style-name="Open_20_Space" style:base-cell-address="City.CN69"/>
      <style:map style:condition="cell-content()=1" style:apply-style-name="Excel_5f_CondFormat_5f_1_5f_1_5f_2" style:base-cell-address="City.CN69"/>
      <style:map style:condition="cell-content()=2" style:apply-style-name="Excel_5f_CondFormat_5f_1_5f_1_5f_3" style:base-cell-address="City.CN69"/>
      <style:map style:condition="cell-content()=3" style:apply-style-name="Excel_5f_CondFormat_5f_1_5f_1_5f_4" style:base-cell-address="City.CN69"/>
      <style:map style:condition="cell-content()=4" style:apply-style-name="Excel_5f_CondFormat_5f_1_5f_1_5f_5" style:base-cell-address="City.CN69"/>
      <style:map style:condition="cell-content()=100" style:apply-style-name="Excel_5f_CondFormat_5f_1_5f_1_5f_6" style:base-cell-address="City.CN69"/>
      <style:map style:condition="cell-content()&gt;101" style:apply-style-name="Excel_5f_CondFormat_5f_1_5f_1_5f_7" style:base-cell-address="City.CN69"/>
      <style:map style:condition="cell-content()=6" style:apply-style-name="Trees" style:base-cell-address="City.CN69"/>
      <style:map style:condition="cell-content()=5" style:apply-style-name="Trees1" style:base-cell-address="City.CN69"/>
      <style:map style:condition="cell-content()=11" style:apply-style-name="Yellow_20_Flower" style:base-cell-address="City.CN69"/>
      <style:map style:condition="cell-content()=12" style:apply-style-name="Blue_20_Flower" style:base-cell-address="City.CN69"/>
      <style:map style:condition="cell-content()=13" style:apply-style-name="Pink_20_Flowers" style:base-cell-address="City.CN69"/>
    </style:style>
    <style:style style:name="ce195" style:family="table-cell" style:parent-style-name="Default">
      <style:table-cell-properties fo:border="none" fo:padding="0.028in"/>
      <style:map style:condition="cell-content()=0" style:apply-style-name="Open_20_Space" style:base-cell-address="City.CN70"/>
      <style:map style:condition="cell-content()=1" style:apply-style-name="Excel_5f_CondFormat_5f_1_5f_1_5f_2" style:base-cell-address="City.CN70"/>
      <style:map style:condition="cell-content()=2" style:apply-style-name="Excel_5f_CondFormat_5f_1_5f_1_5f_3" style:base-cell-address="City.CN70"/>
      <style:map style:condition="cell-content()=3" style:apply-style-name="Excel_5f_CondFormat_5f_1_5f_1_5f_4" style:base-cell-address="City.CN70"/>
      <style:map style:condition="cell-content()=4" style:apply-style-name="Excel_5f_CondFormat_5f_1_5f_1_5f_5" style:base-cell-address="City.CN70"/>
      <style:map style:condition="cell-content()=100" style:apply-style-name="Excel_5f_CondFormat_5f_1_5f_1_5f_6" style:base-cell-address="City.CN70"/>
      <style:map style:condition="cell-content()&gt;101" style:apply-style-name="Excel_5f_CondFormat_5f_1_5f_1_5f_7" style:base-cell-address="City.CN70"/>
      <style:map style:condition="cell-content()=6" style:apply-style-name="Trees" style:base-cell-address="City.CN70"/>
      <style:map style:condition="cell-content()=5" style:apply-style-name="Trees1" style:base-cell-address="City.CN70"/>
      <style:map style:condition="cell-content()=11" style:apply-style-name="Yellow_20_Flower" style:base-cell-address="City.CN70"/>
      <style:map style:condition="cell-content()=12" style:apply-style-name="Blue_20_Flower" style:base-cell-address="City.CN70"/>
      <style:map style:condition="cell-content()=13" style:apply-style-name="Pink_20_Flowers" style:base-cell-address="City.CN70"/>
    </style:style>
    <style:style style:name="ce196" style:family="table-cell" style:parent-style-name="Default">
      <style:table-cell-properties fo:border="none" fo:padding="0.028in"/>
      <style:map style:condition="cell-content()=0" style:apply-style-name="Open_20_Space" style:base-cell-address="City.CN71"/>
      <style:map style:condition="cell-content()=1" style:apply-style-name="Excel_5f_CondFormat_5f_1_5f_1_5f_2" style:base-cell-address="City.CN71"/>
      <style:map style:condition="cell-content()=2" style:apply-style-name="Excel_5f_CondFormat_5f_1_5f_1_5f_3" style:base-cell-address="City.CN71"/>
      <style:map style:condition="cell-content()=3" style:apply-style-name="Excel_5f_CondFormat_5f_1_5f_1_5f_4" style:base-cell-address="City.CN71"/>
      <style:map style:condition="cell-content()=4" style:apply-style-name="Excel_5f_CondFormat_5f_1_5f_1_5f_5" style:base-cell-address="City.CN71"/>
      <style:map style:condition="cell-content()=100" style:apply-style-name="Excel_5f_CondFormat_5f_1_5f_1_5f_6" style:base-cell-address="City.CN71"/>
      <style:map style:condition="cell-content()&gt;101" style:apply-style-name="Excel_5f_CondFormat_5f_1_5f_1_5f_7" style:base-cell-address="City.CN71"/>
      <style:map style:condition="cell-content()=6" style:apply-style-name="Trees" style:base-cell-address="City.CN71"/>
      <style:map style:condition="cell-content()=5" style:apply-style-name="Trees1" style:base-cell-address="City.CN71"/>
      <style:map style:condition="cell-content()=11" style:apply-style-name="Yellow_20_Flower" style:base-cell-address="City.CN71"/>
      <style:map style:condition="cell-content()=12" style:apply-style-name="Blue_20_Flower" style:base-cell-address="City.CN71"/>
      <style:map style:condition="cell-content()=13" style:apply-style-name="Pink_20_Flowers" style:base-cell-address="City.CN71"/>
    </style:style>
    <style:style style:name="ce197" style:family="table-cell" style:parent-style-name="Default">
      <style:table-cell-properties fo:border="none" fo:padding="0.028in"/>
      <style:map style:condition="cell-content()=0" style:apply-style-name="Open_20_Space" style:base-cell-address="City.CN72"/>
      <style:map style:condition="cell-content()=1" style:apply-style-name="Excel_5f_CondFormat_5f_1_5f_1_5f_2" style:base-cell-address="City.CN72"/>
      <style:map style:condition="cell-content()=2" style:apply-style-name="Excel_5f_CondFormat_5f_1_5f_1_5f_3" style:base-cell-address="City.CN72"/>
      <style:map style:condition="cell-content()=3" style:apply-style-name="Excel_5f_CondFormat_5f_1_5f_1_5f_4" style:base-cell-address="City.CN72"/>
      <style:map style:condition="cell-content()=4" style:apply-style-name="Excel_5f_CondFormat_5f_1_5f_1_5f_5" style:base-cell-address="City.CN72"/>
      <style:map style:condition="cell-content()=100" style:apply-style-name="Excel_5f_CondFormat_5f_1_5f_1_5f_6" style:base-cell-address="City.CN72"/>
      <style:map style:condition="cell-content()&gt;101" style:apply-style-name="Excel_5f_CondFormat_5f_1_5f_1_5f_7" style:base-cell-address="City.CN72"/>
      <style:map style:condition="cell-content()=6" style:apply-style-name="Trees" style:base-cell-address="City.CN72"/>
      <style:map style:condition="cell-content()=5" style:apply-style-name="Trees1" style:base-cell-address="City.CN72"/>
      <style:map style:condition="cell-content()=11" style:apply-style-name="Yellow_20_Flower" style:base-cell-address="City.CN72"/>
      <style:map style:condition="cell-content()=12" style:apply-style-name="Blue_20_Flower" style:base-cell-address="City.CN72"/>
      <style:map style:condition="cell-content()=13" style:apply-style-name="Pink_20_Flowers" style:base-cell-address="City.CN72"/>
    </style:style>
    <style:style style:name="ce198" style:family="table-cell" style:parent-style-name="Default">
      <style:table-cell-properties fo:border="none" fo:padding="0.028in"/>
      <style:map style:condition="cell-content()=0" style:apply-style-name="Open_20_Space" style:base-cell-address="City.CN76"/>
      <style:map style:condition="cell-content()=1" style:apply-style-name="Excel_5f_CondFormat_5f_1_5f_1_5f_2" style:base-cell-address="City.CN76"/>
      <style:map style:condition="cell-content()=2" style:apply-style-name="Excel_5f_CondFormat_5f_1_5f_1_5f_3" style:base-cell-address="City.CN76"/>
      <style:map style:condition="cell-content()=3" style:apply-style-name="Excel_5f_CondFormat_5f_1_5f_1_5f_4" style:base-cell-address="City.CN76"/>
      <style:map style:condition="cell-content()=4" style:apply-style-name="Excel_5f_CondFormat_5f_1_5f_1_5f_5" style:base-cell-address="City.CN76"/>
      <style:map style:condition="cell-content()=100" style:apply-style-name="Excel_5f_CondFormat_5f_1_5f_1_5f_6" style:base-cell-address="City.CN76"/>
      <style:map style:condition="cell-content()&gt;101" style:apply-style-name="Excel_5f_CondFormat_5f_1_5f_1_5f_7" style:base-cell-address="City.CN76"/>
      <style:map style:condition="cell-content()=6" style:apply-style-name="Trees" style:base-cell-address="City.CN76"/>
      <style:map style:condition="cell-content()=5" style:apply-style-name="Trees1" style:base-cell-address="City.CN76"/>
      <style:map style:condition="cell-content()=11" style:apply-style-name="Yellow_20_Flower" style:base-cell-address="City.CN76"/>
      <style:map style:condition="cell-content()=12" style:apply-style-name="Blue_20_Flower" style:base-cell-address="City.CN76"/>
      <style:map style:condition="cell-content()=13" style:apply-style-name="Pink_20_Flowers" style:base-cell-address="City.CN76"/>
    </style:style>
    <style:style style:name="ce199" style:family="table-cell" style:parent-style-name="Default">
      <style:table-cell-properties fo:border="none" fo:padding="0.028in"/>
      <style:map style:condition="cell-content()=0" style:apply-style-name="Open_20_Space" style:base-cell-address="City.CN77"/>
      <style:map style:condition="cell-content()=1" style:apply-style-name="Excel_5f_CondFormat_5f_1_5f_1_5f_2" style:base-cell-address="City.CN77"/>
      <style:map style:condition="cell-content()=2" style:apply-style-name="Excel_5f_CondFormat_5f_1_5f_1_5f_3" style:base-cell-address="City.CN77"/>
      <style:map style:condition="cell-content()=3" style:apply-style-name="Excel_5f_CondFormat_5f_1_5f_1_5f_4" style:base-cell-address="City.CN77"/>
      <style:map style:condition="cell-content()=4" style:apply-style-name="Excel_5f_CondFormat_5f_1_5f_1_5f_5" style:base-cell-address="City.CN77"/>
      <style:map style:condition="cell-content()=100" style:apply-style-name="Excel_5f_CondFormat_5f_1_5f_1_5f_6" style:base-cell-address="City.CN77"/>
      <style:map style:condition="cell-content()&gt;101" style:apply-style-name="Excel_5f_CondFormat_5f_1_5f_1_5f_7" style:base-cell-address="City.CN77"/>
      <style:map style:condition="cell-content()=6" style:apply-style-name="Trees" style:base-cell-address="City.CN77"/>
      <style:map style:condition="cell-content()=5" style:apply-style-name="Trees1" style:base-cell-address="City.CN77"/>
      <style:map style:condition="cell-content()=11" style:apply-style-name="Yellow_20_Flower" style:base-cell-address="City.CN77"/>
      <style:map style:condition="cell-content()=12" style:apply-style-name="Blue_20_Flower" style:base-cell-address="City.CN77"/>
      <style:map style:condition="cell-content()=13" style:apply-style-name="Pink_20_Flowers" style:base-cell-address="City.CN77"/>
    </style:style>
    <style:style style:name="ce200" style:family="table-cell" style:parent-style-name="Default">
      <style:table-cell-properties fo:border="none" fo:padding="0.028in"/>
      <style:map style:condition="cell-content()=0" style:apply-style-name="Open_20_Space" style:base-cell-address="City.CN78"/>
      <style:map style:condition="cell-content()=1" style:apply-style-name="Excel_5f_CondFormat_5f_1_5f_1_5f_2" style:base-cell-address="City.CN78"/>
      <style:map style:condition="cell-content()=2" style:apply-style-name="Excel_5f_CondFormat_5f_1_5f_1_5f_3" style:base-cell-address="City.CN78"/>
      <style:map style:condition="cell-content()=3" style:apply-style-name="Excel_5f_CondFormat_5f_1_5f_1_5f_4" style:base-cell-address="City.CN78"/>
      <style:map style:condition="cell-content()=4" style:apply-style-name="Excel_5f_CondFormat_5f_1_5f_1_5f_5" style:base-cell-address="City.CN78"/>
      <style:map style:condition="cell-content()=100" style:apply-style-name="Excel_5f_CondFormat_5f_1_5f_1_5f_6" style:base-cell-address="City.CN78"/>
      <style:map style:condition="cell-content()&gt;101" style:apply-style-name="Excel_5f_CondFormat_5f_1_5f_1_5f_7" style:base-cell-address="City.CN78"/>
      <style:map style:condition="cell-content()=6" style:apply-style-name="Trees" style:base-cell-address="City.CN78"/>
      <style:map style:condition="cell-content()=5" style:apply-style-name="Trees1" style:base-cell-address="City.CN78"/>
      <style:map style:condition="cell-content()=11" style:apply-style-name="Yellow_20_Flower" style:base-cell-address="City.CN78"/>
      <style:map style:condition="cell-content()=12" style:apply-style-name="Blue_20_Flower" style:base-cell-address="City.CN78"/>
      <style:map style:condition="cell-content()=13" style:apply-style-name="Pink_20_Flowers" style:base-cell-address="City.CN78"/>
    </style:style>
    <style:style style:name="ce201" style:family="table-cell" style:parent-style-name="Default">
      <style:table-cell-properties fo:border="none" fo:padding="0.028in"/>
      <style:map style:condition="cell-content()=0" style:apply-style-name="Open_20_Space" style:base-cell-address="City.CN79"/>
      <style:map style:condition="cell-content()=1" style:apply-style-name="Excel_5f_CondFormat_5f_1_5f_1_5f_2" style:base-cell-address="City.CN79"/>
      <style:map style:condition="cell-content()=2" style:apply-style-name="Excel_5f_CondFormat_5f_1_5f_1_5f_3" style:base-cell-address="City.CN79"/>
      <style:map style:condition="cell-content()=3" style:apply-style-name="Excel_5f_CondFormat_5f_1_5f_1_5f_4" style:base-cell-address="City.CN79"/>
      <style:map style:condition="cell-content()=4" style:apply-style-name="Excel_5f_CondFormat_5f_1_5f_1_5f_5" style:base-cell-address="City.CN79"/>
      <style:map style:condition="cell-content()=100" style:apply-style-name="Excel_5f_CondFormat_5f_1_5f_1_5f_6" style:base-cell-address="City.CN79"/>
      <style:map style:condition="cell-content()&gt;101" style:apply-style-name="Excel_5f_CondFormat_5f_1_5f_1_5f_7" style:base-cell-address="City.CN79"/>
      <style:map style:condition="cell-content()=6" style:apply-style-name="Trees" style:base-cell-address="City.CN79"/>
      <style:map style:condition="cell-content()=5" style:apply-style-name="Trees1" style:base-cell-address="City.CN79"/>
      <style:map style:condition="cell-content()=11" style:apply-style-name="Yellow_20_Flower" style:base-cell-address="City.CN79"/>
      <style:map style:condition="cell-content()=12" style:apply-style-name="Blue_20_Flower" style:base-cell-address="City.CN79"/>
      <style:map style:condition="cell-content()=13" style:apply-style-name="Pink_20_Flowers" style:base-cell-address="City.CN79"/>
    </style:style>
    <style:style style:name="ce202" style:family="table-cell" style:parent-style-name="Default">
      <style:table-cell-properties fo:border="none" fo:padding="0.028in"/>
      <style:map style:condition="cell-content()=0" style:apply-style-name="Open_20_Space" style:base-cell-address="City.CO63"/>
      <style:map style:condition="cell-content()=1" style:apply-style-name="Excel_5f_CondFormat_5f_1_5f_1_5f_2" style:base-cell-address="City.CO63"/>
      <style:map style:condition="cell-content()=2" style:apply-style-name="Excel_5f_CondFormat_5f_1_5f_1_5f_3" style:base-cell-address="City.CO63"/>
      <style:map style:condition="cell-content()=3" style:apply-style-name="Excel_5f_CondFormat_5f_1_5f_1_5f_4" style:base-cell-address="City.CO63"/>
      <style:map style:condition="cell-content()=4" style:apply-style-name="Excel_5f_CondFormat_5f_1_5f_1_5f_5" style:base-cell-address="City.CO63"/>
      <style:map style:condition="cell-content()=100" style:apply-style-name="Excel_5f_CondFormat_5f_1_5f_1_5f_6" style:base-cell-address="City.CO63"/>
      <style:map style:condition="cell-content()&gt;101" style:apply-style-name="Excel_5f_CondFormat_5f_1_5f_1_5f_7" style:base-cell-address="City.CO63"/>
      <style:map style:condition="cell-content()=6" style:apply-style-name="Trees" style:base-cell-address="City.CO63"/>
      <style:map style:condition="cell-content()=5" style:apply-style-name="Trees1" style:base-cell-address="City.CO63"/>
      <style:map style:condition="cell-content()=11" style:apply-style-name="Yellow_20_Flower" style:base-cell-address="City.CO63"/>
      <style:map style:condition="cell-content()=12" style:apply-style-name="Blue_20_Flower" style:base-cell-address="City.CO63"/>
      <style:map style:condition="cell-content()=13" style:apply-style-name="Pink_20_Flowers" style:base-cell-address="City.CO63"/>
    </style:style>
    <style:style style:name="ce203" style:family="table-cell" style:parent-style-name="Default">
      <style:table-cell-properties fo:border="none" fo:padding="0.028in"/>
      <style:map style:condition="cell-content()=0" style:apply-style-name="Open_20_Space" style:base-cell-address="City.CO64"/>
      <style:map style:condition="cell-content()=1" style:apply-style-name="Excel_5f_CondFormat_5f_1_5f_1_5f_2" style:base-cell-address="City.CO64"/>
      <style:map style:condition="cell-content()=2" style:apply-style-name="Excel_5f_CondFormat_5f_1_5f_1_5f_3" style:base-cell-address="City.CO64"/>
      <style:map style:condition="cell-content()=3" style:apply-style-name="Excel_5f_CondFormat_5f_1_5f_1_5f_4" style:base-cell-address="City.CO64"/>
      <style:map style:condition="cell-content()=4" style:apply-style-name="Excel_5f_CondFormat_5f_1_5f_1_5f_5" style:base-cell-address="City.CO64"/>
      <style:map style:condition="cell-content()=100" style:apply-style-name="Excel_5f_CondFormat_5f_1_5f_1_5f_6" style:base-cell-address="City.CO64"/>
      <style:map style:condition="cell-content()&gt;101" style:apply-style-name="Excel_5f_CondFormat_5f_1_5f_1_5f_7" style:base-cell-address="City.CO64"/>
      <style:map style:condition="cell-content()=6" style:apply-style-name="Trees" style:base-cell-address="City.CO64"/>
      <style:map style:condition="cell-content()=5" style:apply-style-name="Trees1" style:base-cell-address="City.CO64"/>
      <style:map style:condition="cell-content()=11" style:apply-style-name="Yellow_20_Flower" style:base-cell-address="City.CO64"/>
      <style:map style:condition="cell-content()=12" style:apply-style-name="Blue_20_Flower" style:base-cell-address="City.CO64"/>
      <style:map style:condition="cell-content()=13" style:apply-style-name="Pink_20_Flowers" style:base-cell-address="City.CO64"/>
    </style:style>
    <style:style style:name="ce204" style:family="table-cell" style:parent-style-name="Default">
      <style:table-cell-properties fo:border="none" fo:padding="0.028in"/>
      <style:map style:condition="cell-content()=0" style:apply-style-name="Open_20_Space" style:base-cell-address="City.CO65"/>
      <style:map style:condition="cell-content()=1" style:apply-style-name="Excel_5f_CondFormat_5f_1_5f_1_5f_2" style:base-cell-address="City.CO65"/>
      <style:map style:condition="cell-content()=2" style:apply-style-name="Excel_5f_CondFormat_5f_1_5f_1_5f_3" style:base-cell-address="City.CO65"/>
      <style:map style:condition="cell-content()=3" style:apply-style-name="Excel_5f_CondFormat_5f_1_5f_1_5f_4" style:base-cell-address="City.CO65"/>
      <style:map style:condition="cell-content()=4" style:apply-style-name="Excel_5f_CondFormat_5f_1_5f_1_5f_5" style:base-cell-address="City.CO65"/>
      <style:map style:condition="cell-content()=100" style:apply-style-name="Excel_5f_CondFormat_5f_1_5f_1_5f_6" style:base-cell-address="City.CO65"/>
      <style:map style:condition="cell-content()&gt;101" style:apply-style-name="Excel_5f_CondFormat_5f_1_5f_1_5f_7" style:base-cell-address="City.CO65"/>
      <style:map style:condition="cell-content()=6" style:apply-style-name="Trees" style:base-cell-address="City.CO65"/>
      <style:map style:condition="cell-content()=5" style:apply-style-name="Trees1" style:base-cell-address="City.CO65"/>
      <style:map style:condition="cell-content()=11" style:apply-style-name="Yellow_20_Flower" style:base-cell-address="City.CO65"/>
      <style:map style:condition="cell-content()=12" style:apply-style-name="Blue_20_Flower" style:base-cell-address="City.CO65"/>
      <style:map style:condition="cell-content()=13" style:apply-style-name="Pink_20_Flowers" style:base-cell-address="City.CO65"/>
    </style:style>
    <style:style style:name="ce205" style:family="table-cell" style:parent-style-name="Default">
      <style:table-cell-properties fo:border="none" fo:padding="0.028in"/>
      <style:map style:condition="cell-content()=0" style:apply-style-name="Open_20_Space" style:base-cell-address="City.CO66"/>
      <style:map style:condition="cell-content()=1" style:apply-style-name="Excel_5f_CondFormat_5f_1_5f_1_5f_2" style:base-cell-address="City.CO66"/>
      <style:map style:condition="cell-content()=2" style:apply-style-name="Excel_5f_CondFormat_5f_1_5f_1_5f_3" style:base-cell-address="City.CO66"/>
      <style:map style:condition="cell-content()=3" style:apply-style-name="Excel_5f_CondFormat_5f_1_5f_1_5f_4" style:base-cell-address="City.CO66"/>
      <style:map style:condition="cell-content()=4" style:apply-style-name="Excel_5f_CondFormat_5f_1_5f_1_5f_5" style:base-cell-address="City.CO66"/>
      <style:map style:condition="cell-content()=100" style:apply-style-name="Excel_5f_CondFormat_5f_1_5f_1_5f_6" style:base-cell-address="City.CO66"/>
      <style:map style:condition="cell-content()&gt;101" style:apply-style-name="Excel_5f_CondFormat_5f_1_5f_1_5f_7" style:base-cell-address="City.CO66"/>
      <style:map style:condition="cell-content()=6" style:apply-style-name="Trees" style:base-cell-address="City.CO66"/>
      <style:map style:condition="cell-content()=5" style:apply-style-name="Trees1" style:base-cell-address="City.CO66"/>
      <style:map style:condition="cell-content()=11" style:apply-style-name="Yellow_20_Flower" style:base-cell-address="City.CO66"/>
      <style:map style:condition="cell-content()=12" style:apply-style-name="Blue_20_Flower" style:base-cell-address="City.CO66"/>
      <style:map style:condition="cell-content()=13" style:apply-style-name="Pink_20_Flowers" style:base-cell-address="City.CO66"/>
    </style:style>
    <style:style style:name="ce206" style:family="table-cell" style:parent-style-name="Default">
      <style:table-cell-properties fo:border="none" fo:padding="0.028in"/>
      <style:map style:condition="cell-content()=0" style:apply-style-name="Open_20_Space" style:base-cell-address="City.CO67"/>
      <style:map style:condition="cell-content()=1" style:apply-style-name="Excel_5f_CondFormat_5f_1_5f_1_5f_2" style:base-cell-address="City.CO67"/>
      <style:map style:condition="cell-content()=2" style:apply-style-name="Excel_5f_CondFormat_5f_1_5f_1_5f_3" style:base-cell-address="City.CO67"/>
      <style:map style:condition="cell-content()=3" style:apply-style-name="Excel_5f_CondFormat_5f_1_5f_1_5f_4" style:base-cell-address="City.CO67"/>
      <style:map style:condition="cell-content()=4" style:apply-style-name="Excel_5f_CondFormat_5f_1_5f_1_5f_5" style:base-cell-address="City.CO67"/>
      <style:map style:condition="cell-content()=100" style:apply-style-name="Excel_5f_CondFormat_5f_1_5f_1_5f_6" style:base-cell-address="City.CO67"/>
      <style:map style:condition="cell-content()&gt;101" style:apply-style-name="Excel_5f_CondFormat_5f_1_5f_1_5f_7" style:base-cell-address="City.CO67"/>
      <style:map style:condition="cell-content()=6" style:apply-style-name="Trees" style:base-cell-address="City.CO67"/>
      <style:map style:condition="cell-content()=5" style:apply-style-name="Trees1" style:base-cell-address="City.CO67"/>
      <style:map style:condition="cell-content()=11" style:apply-style-name="Yellow_20_Flower" style:base-cell-address="City.CO67"/>
      <style:map style:condition="cell-content()=12" style:apply-style-name="Blue_20_Flower" style:base-cell-address="City.CO67"/>
      <style:map style:condition="cell-content()=13" style:apply-style-name="Pink_20_Flowers" style:base-cell-address="City.CO67"/>
    </style:style>
    <style:style style:name="ce207" style:family="table-cell" style:parent-style-name="Default">
      <style:table-cell-properties fo:border="none" fo:padding="0.028in"/>
      <style:map style:condition="cell-content()=0" style:apply-style-name="Open_20_Space" style:base-cell-address="City.CO68"/>
      <style:map style:condition="cell-content()=1" style:apply-style-name="Excel_5f_CondFormat_5f_1_5f_1_5f_2" style:base-cell-address="City.CO68"/>
      <style:map style:condition="cell-content()=2" style:apply-style-name="Excel_5f_CondFormat_5f_1_5f_1_5f_3" style:base-cell-address="City.CO68"/>
      <style:map style:condition="cell-content()=3" style:apply-style-name="Excel_5f_CondFormat_5f_1_5f_1_5f_4" style:base-cell-address="City.CO68"/>
      <style:map style:condition="cell-content()=4" style:apply-style-name="Excel_5f_CondFormat_5f_1_5f_1_5f_5" style:base-cell-address="City.CO68"/>
      <style:map style:condition="cell-content()=100" style:apply-style-name="Excel_5f_CondFormat_5f_1_5f_1_5f_6" style:base-cell-address="City.CO68"/>
      <style:map style:condition="cell-content()&gt;101" style:apply-style-name="Excel_5f_CondFormat_5f_1_5f_1_5f_7" style:base-cell-address="City.CO68"/>
      <style:map style:condition="cell-content()=6" style:apply-style-name="Trees" style:base-cell-address="City.CO68"/>
      <style:map style:condition="cell-content()=5" style:apply-style-name="Trees1" style:base-cell-address="City.CO68"/>
      <style:map style:condition="cell-content()=11" style:apply-style-name="Yellow_20_Flower" style:base-cell-address="City.CO68"/>
      <style:map style:condition="cell-content()=12" style:apply-style-name="Blue_20_Flower" style:base-cell-address="City.CO68"/>
      <style:map style:condition="cell-content()=13" style:apply-style-name="Pink_20_Flowers" style:base-cell-address="City.CO68"/>
    </style:style>
    <style:style style:name="ce208" style:family="table-cell" style:parent-style-name="Default">
      <style:table-cell-properties fo:border="none" fo:padding="0.028in"/>
      <style:map style:condition="cell-content()=0" style:apply-style-name="Open_20_Space" style:base-cell-address="City.CO69"/>
      <style:map style:condition="cell-content()=1" style:apply-style-name="Excel_5f_CondFormat_5f_1_5f_1_5f_2" style:base-cell-address="City.CO69"/>
      <style:map style:condition="cell-content()=2" style:apply-style-name="Excel_5f_CondFormat_5f_1_5f_1_5f_3" style:base-cell-address="City.CO69"/>
      <style:map style:condition="cell-content()=3" style:apply-style-name="Excel_5f_CondFormat_5f_1_5f_1_5f_4" style:base-cell-address="City.CO69"/>
      <style:map style:condition="cell-content()=4" style:apply-style-name="Excel_5f_CondFormat_5f_1_5f_1_5f_5" style:base-cell-address="City.CO69"/>
      <style:map style:condition="cell-content()=100" style:apply-style-name="Excel_5f_CondFormat_5f_1_5f_1_5f_6" style:base-cell-address="City.CO69"/>
      <style:map style:condition="cell-content()&gt;101" style:apply-style-name="Excel_5f_CondFormat_5f_1_5f_1_5f_7" style:base-cell-address="City.CO69"/>
      <style:map style:condition="cell-content()=6" style:apply-style-name="Trees" style:base-cell-address="City.CO69"/>
      <style:map style:condition="cell-content()=5" style:apply-style-name="Trees1" style:base-cell-address="City.CO69"/>
      <style:map style:condition="cell-content()=11" style:apply-style-name="Yellow_20_Flower" style:base-cell-address="City.CO69"/>
      <style:map style:condition="cell-content()=12" style:apply-style-name="Blue_20_Flower" style:base-cell-address="City.CO69"/>
      <style:map style:condition="cell-content()=13" style:apply-style-name="Pink_20_Flowers" style:base-cell-address="City.CO69"/>
    </style:style>
    <style:style style:name="ce209" style:family="table-cell" style:parent-style-name="Default">
      <style:table-cell-properties fo:border="none" fo:padding="0.028in"/>
      <style:map style:condition="cell-content()=0" style:apply-style-name="Open_20_Space" style:base-cell-address="City.CO70"/>
      <style:map style:condition="cell-content()=1" style:apply-style-name="Excel_5f_CondFormat_5f_1_5f_1_5f_2" style:base-cell-address="City.CO70"/>
      <style:map style:condition="cell-content()=2" style:apply-style-name="Excel_5f_CondFormat_5f_1_5f_1_5f_3" style:base-cell-address="City.CO70"/>
      <style:map style:condition="cell-content()=3" style:apply-style-name="Excel_5f_CondFormat_5f_1_5f_1_5f_4" style:base-cell-address="City.CO70"/>
      <style:map style:condition="cell-content()=4" style:apply-style-name="Excel_5f_CondFormat_5f_1_5f_1_5f_5" style:base-cell-address="City.CO70"/>
      <style:map style:condition="cell-content()=100" style:apply-style-name="Excel_5f_CondFormat_5f_1_5f_1_5f_6" style:base-cell-address="City.CO70"/>
      <style:map style:condition="cell-content()&gt;101" style:apply-style-name="Excel_5f_CondFormat_5f_1_5f_1_5f_7" style:base-cell-address="City.CO70"/>
      <style:map style:condition="cell-content()=6" style:apply-style-name="Trees" style:base-cell-address="City.CO70"/>
      <style:map style:condition="cell-content()=5" style:apply-style-name="Trees1" style:base-cell-address="City.CO70"/>
      <style:map style:condition="cell-content()=11" style:apply-style-name="Yellow_20_Flower" style:base-cell-address="City.CO70"/>
      <style:map style:condition="cell-content()=12" style:apply-style-name="Blue_20_Flower" style:base-cell-address="City.CO70"/>
      <style:map style:condition="cell-content()=13" style:apply-style-name="Pink_20_Flowers" style:base-cell-address="City.CO70"/>
    </style:style>
    <style:style style:name="ce210" style:family="table-cell" style:parent-style-name="Default">
      <style:table-cell-properties fo:border="none" fo:padding="0.028in"/>
      <style:map style:condition="cell-content()=0" style:apply-style-name="Open_20_Space" style:base-cell-address="City.CO71"/>
      <style:map style:condition="cell-content()=1" style:apply-style-name="Excel_5f_CondFormat_5f_1_5f_1_5f_2" style:base-cell-address="City.CO71"/>
      <style:map style:condition="cell-content()=2" style:apply-style-name="Excel_5f_CondFormat_5f_1_5f_1_5f_3" style:base-cell-address="City.CO71"/>
      <style:map style:condition="cell-content()=3" style:apply-style-name="Excel_5f_CondFormat_5f_1_5f_1_5f_4" style:base-cell-address="City.CO71"/>
      <style:map style:condition="cell-content()=4" style:apply-style-name="Excel_5f_CondFormat_5f_1_5f_1_5f_5" style:base-cell-address="City.CO71"/>
      <style:map style:condition="cell-content()=100" style:apply-style-name="Excel_5f_CondFormat_5f_1_5f_1_5f_6" style:base-cell-address="City.CO71"/>
      <style:map style:condition="cell-content()&gt;101" style:apply-style-name="Excel_5f_CondFormat_5f_1_5f_1_5f_7" style:base-cell-address="City.CO71"/>
      <style:map style:condition="cell-content()=6" style:apply-style-name="Trees" style:base-cell-address="City.CO71"/>
      <style:map style:condition="cell-content()=5" style:apply-style-name="Trees1" style:base-cell-address="City.CO71"/>
      <style:map style:condition="cell-content()=11" style:apply-style-name="Yellow_20_Flower" style:base-cell-address="City.CO71"/>
      <style:map style:condition="cell-content()=12" style:apply-style-name="Blue_20_Flower" style:base-cell-address="City.CO71"/>
      <style:map style:condition="cell-content()=13" style:apply-style-name="Pink_20_Flowers" style:base-cell-address="City.CO71"/>
    </style:style>
    <style:style style:name="ce211" style:family="table-cell" style:parent-style-name="Default">
      <style:table-cell-properties fo:border="none" fo:padding="0.028in"/>
      <style:map style:condition="cell-content()=0" style:apply-style-name="Open_20_Space" style:base-cell-address="City.CO72"/>
      <style:map style:condition="cell-content()=1" style:apply-style-name="Excel_5f_CondFormat_5f_1_5f_1_5f_2" style:base-cell-address="City.CO72"/>
      <style:map style:condition="cell-content()=2" style:apply-style-name="Excel_5f_CondFormat_5f_1_5f_1_5f_3" style:base-cell-address="City.CO72"/>
      <style:map style:condition="cell-content()=3" style:apply-style-name="Excel_5f_CondFormat_5f_1_5f_1_5f_4" style:base-cell-address="City.CO72"/>
      <style:map style:condition="cell-content()=4" style:apply-style-name="Excel_5f_CondFormat_5f_1_5f_1_5f_5" style:base-cell-address="City.CO72"/>
      <style:map style:condition="cell-content()=100" style:apply-style-name="Excel_5f_CondFormat_5f_1_5f_1_5f_6" style:base-cell-address="City.CO72"/>
      <style:map style:condition="cell-content()&gt;101" style:apply-style-name="Excel_5f_CondFormat_5f_1_5f_1_5f_7" style:base-cell-address="City.CO72"/>
      <style:map style:condition="cell-content()=6" style:apply-style-name="Trees" style:base-cell-address="City.CO72"/>
      <style:map style:condition="cell-content()=5" style:apply-style-name="Trees1" style:base-cell-address="City.CO72"/>
      <style:map style:condition="cell-content()=11" style:apply-style-name="Yellow_20_Flower" style:base-cell-address="City.CO72"/>
      <style:map style:condition="cell-content()=12" style:apply-style-name="Blue_20_Flower" style:base-cell-address="City.CO72"/>
      <style:map style:condition="cell-content()=13" style:apply-style-name="Pink_20_Flowers" style:base-cell-address="City.CO72"/>
    </style:style>
    <style:style style:name="ce212" style:family="table-cell" style:parent-style-name="Default">
      <style:table-cell-properties fo:border="none" fo:padding="0.028in"/>
      <style:map style:condition="cell-content()=0" style:apply-style-name="Open_20_Space" style:base-cell-address="City.CO73"/>
      <style:map style:condition="cell-content()=1" style:apply-style-name="Excel_5f_CondFormat_5f_1_5f_1_5f_2" style:base-cell-address="City.CO73"/>
      <style:map style:condition="cell-content()=2" style:apply-style-name="Excel_5f_CondFormat_5f_1_5f_1_5f_3" style:base-cell-address="City.CO73"/>
      <style:map style:condition="cell-content()=3" style:apply-style-name="Excel_5f_CondFormat_5f_1_5f_1_5f_4" style:base-cell-address="City.CO73"/>
      <style:map style:condition="cell-content()=4" style:apply-style-name="Excel_5f_CondFormat_5f_1_5f_1_5f_5" style:base-cell-address="City.CO73"/>
      <style:map style:condition="cell-content()=100" style:apply-style-name="Excel_5f_CondFormat_5f_1_5f_1_5f_6" style:base-cell-address="City.CO73"/>
      <style:map style:condition="cell-content()&gt;101" style:apply-style-name="Excel_5f_CondFormat_5f_1_5f_1_5f_7" style:base-cell-address="City.CO73"/>
      <style:map style:condition="cell-content()=6" style:apply-style-name="Trees" style:base-cell-address="City.CO73"/>
      <style:map style:condition="cell-content()=5" style:apply-style-name="Trees1" style:base-cell-address="City.CO73"/>
      <style:map style:condition="cell-content()=11" style:apply-style-name="Yellow_20_Flower" style:base-cell-address="City.CO73"/>
      <style:map style:condition="cell-content()=12" style:apply-style-name="Blue_20_Flower" style:base-cell-address="City.CO73"/>
      <style:map style:condition="cell-content()=13" style:apply-style-name="Pink_20_Flowers" style:base-cell-address="City.CO73"/>
    </style:style>
    <style:style style:name="ce213" style:family="table-cell" style:parent-style-name="Default">
      <style:table-cell-properties fo:border="none" fo:padding="0.028in"/>
      <style:map style:condition="cell-content()=0" style:apply-style-name="Open_20_Space" style:base-cell-address="City.CO74"/>
      <style:map style:condition="cell-content()=1" style:apply-style-name="Excel_5f_CondFormat_5f_1_5f_1_5f_2" style:base-cell-address="City.CO74"/>
      <style:map style:condition="cell-content()=2" style:apply-style-name="Excel_5f_CondFormat_5f_1_5f_1_5f_3" style:base-cell-address="City.CO74"/>
      <style:map style:condition="cell-content()=3" style:apply-style-name="Excel_5f_CondFormat_5f_1_5f_1_5f_4" style:base-cell-address="City.CO74"/>
      <style:map style:condition="cell-content()=4" style:apply-style-name="Excel_5f_CondFormat_5f_1_5f_1_5f_5" style:base-cell-address="City.CO74"/>
      <style:map style:condition="cell-content()=100" style:apply-style-name="Excel_5f_CondFormat_5f_1_5f_1_5f_6" style:base-cell-address="City.CO74"/>
      <style:map style:condition="cell-content()&gt;101" style:apply-style-name="Excel_5f_CondFormat_5f_1_5f_1_5f_7" style:base-cell-address="City.CO74"/>
      <style:map style:condition="cell-content()=6" style:apply-style-name="Trees" style:base-cell-address="City.CO74"/>
      <style:map style:condition="cell-content()=5" style:apply-style-name="Trees1" style:base-cell-address="City.CO74"/>
      <style:map style:condition="cell-content()=11" style:apply-style-name="Yellow_20_Flower" style:base-cell-address="City.CO74"/>
      <style:map style:condition="cell-content()=12" style:apply-style-name="Blue_20_Flower" style:base-cell-address="City.CO74"/>
      <style:map style:condition="cell-content()=13" style:apply-style-name="Pink_20_Flowers" style:base-cell-address="City.CO74"/>
    </style:style>
    <style:style style:name="ce214" style:family="table-cell" style:parent-style-name="Default">
      <style:table-cell-properties fo:border="none" fo:padding="0.028in"/>
      <style:map style:condition="cell-content()=0" style:apply-style-name="Open_20_Space" style:base-cell-address="City.CO75"/>
      <style:map style:condition="cell-content()=1" style:apply-style-name="Excel_5f_CondFormat_5f_1_5f_1_5f_2" style:base-cell-address="City.CO75"/>
      <style:map style:condition="cell-content()=2" style:apply-style-name="Excel_5f_CondFormat_5f_1_5f_1_5f_3" style:base-cell-address="City.CO75"/>
      <style:map style:condition="cell-content()=3" style:apply-style-name="Excel_5f_CondFormat_5f_1_5f_1_5f_4" style:base-cell-address="City.CO75"/>
      <style:map style:condition="cell-content()=4" style:apply-style-name="Excel_5f_CondFormat_5f_1_5f_1_5f_5" style:base-cell-address="City.CO75"/>
      <style:map style:condition="cell-content()=100" style:apply-style-name="Excel_5f_CondFormat_5f_1_5f_1_5f_6" style:base-cell-address="City.CO75"/>
      <style:map style:condition="cell-content()&gt;101" style:apply-style-name="Excel_5f_CondFormat_5f_1_5f_1_5f_7" style:base-cell-address="City.CO75"/>
      <style:map style:condition="cell-content()=6" style:apply-style-name="Trees" style:base-cell-address="City.CO75"/>
      <style:map style:condition="cell-content()=5" style:apply-style-name="Trees1" style:base-cell-address="City.CO75"/>
      <style:map style:condition="cell-content()=11" style:apply-style-name="Yellow_20_Flower" style:base-cell-address="City.CO75"/>
      <style:map style:condition="cell-content()=12" style:apply-style-name="Blue_20_Flower" style:base-cell-address="City.CO75"/>
      <style:map style:condition="cell-content()=13" style:apply-style-name="Pink_20_Flowers" style:base-cell-address="City.CO75"/>
    </style:style>
    <style:style style:name="ce215" style:family="table-cell" style:parent-style-name="Default">
      <style:table-cell-properties fo:border="none" fo:padding="0.028in"/>
      <style:map style:condition="cell-content()=0" style:apply-style-name="Open_20_Space" style:base-cell-address="City.CO76"/>
      <style:map style:condition="cell-content()=1" style:apply-style-name="Excel_5f_CondFormat_5f_1_5f_1_5f_2" style:base-cell-address="City.CO76"/>
      <style:map style:condition="cell-content()=2" style:apply-style-name="Excel_5f_CondFormat_5f_1_5f_1_5f_3" style:base-cell-address="City.CO76"/>
      <style:map style:condition="cell-content()=3" style:apply-style-name="Excel_5f_CondFormat_5f_1_5f_1_5f_4" style:base-cell-address="City.CO76"/>
      <style:map style:condition="cell-content()=4" style:apply-style-name="Excel_5f_CondFormat_5f_1_5f_1_5f_5" style:base-cell-address="City.CO76"/>
      <style:map style:condition="cell-content()=100" style:apply-style-name="Excel_5f_CondFormat_5f_1_5f_1_5f_6" style:base-cell-address="City.CO76"/>
      <style:map style:condition="cell-content()&gt;101" style:apply-style-name="Excel_5f_CondFormat_5f_1_5f_1_5f_7" style:base-cell-address="City.CO76"/>
      <style:map style:condition="cell-content()=6" style:apply-style-name="Trees" style:base-cell-address="City.CO76"/>
      <style:map style:condition="cell-content()=5" style:apply-style-name="Trees1" style:base-cell-address="City.CO76"/>
      <style:map style:condition="cell-content()=11" style:apply-style-name="Yellow_20_Flower" style:base-cell-address="City.CO76"/>
      <style:map style:condition="cell-content()=12" style:apply-style-name="Blue_20_Flower" style:base-cell-address="City.CO76"/>
      <style:map style:condition="cell-content()=13" style:apply-style-name="Pink_20_Flowers" style:base-cell-address="City.CO76"/>
    </style:style>
    <style:style style:name="ce216" style:family="table-cell" style:parent-style-name="Default">
      <style:table-cell-properties fo:border="none" fo:padding="0.028in"/>
      <style:map style:condition="cell-content()=0" style:apply-style-name="Open_20_Space" style:base-cell-address="City.CO77"/>
      <style:map style:condition="cell-content()=1" style:apply-style-name="Excel_5f_CondFormat_5f_1_5f_1_5f_2" style:base-cell-address="City.CO77"/>
      <style:map style:condition="cell-content()=2" style:apply-style-name="Excel_5f_CondFormat_5f_1_5f_1_5f_3" style:base-cell-address="City.CO77"/>
      <style:map style:condition="cell-content()=3" style:apply-style-name="Excel_5f_CondFormat_5f_1_5f_1_5f_4" style:base-cell-address="City.CO77"/>
      <style:map style:condition="cell-content()=4" style:apply-style-name="Excel_5f_CondFormat_5f_1_5f_1_5f_5" style:base-cell-address="City.CO77"/>
      <style:map style:condition="cell-content()=100" style:apply-style-name="Excel_5f_CondFormat_5f_1_5f_1_5f_6" style:base-cell-address="City.CO77"/>
      <style:map style:condition="cell-content()&gt;101" style:apply-style-name="Excel_5f_CondFormat_5f_1_5f_1_5f_7" style:base-cell-address="City.CO77"/>
      <style:map style:condition="cell-content()=6" style:apply-style-name="Trees" style:base-cell-address="City.CO77"/>
      <style:map style:condition="cell-content()=5" style:apply-style-name="Trees1" style:base-cell-address="City.CO77"/>
      <style:map style:condition="cell-content()=11" style:apply-style-name="Yellow_20_Flower" style:base-cell-address="City.CO77"/>
      <style:map style:condition="cell-content()=12" style:apply-style-name="Blue_20_Flower" style:base-cell-address="City.CO77"/>
      <style:map style:condition="cell-content()=13" style:apply-style-name="Pink_20_Flowers" style:base-cell-address="City.CO77"/>
    </style:style>
    <style:style style:name="ce217" style:family="table-cell" style:parent-style-name="Default">
      <style:table-cell-properties fo:border="none" fo:padding="0.028in"/>
      <style:map style:condition="cell-content()=0" style:apply-style-name="Open_20_Space" style:base-cell-address="City.CO78"/>
      <style:map style:condition="cell-content()=1" style:apply-style-name="Excel_5f_CondFormat_5f_1_5f_1_5f_2" style:base-cell-address="City.CO78"/>
      <style:map style:condition="cell-content()=2" style:apply-style-name="Excel_5f_CondFormat_5f_1_5f_1_5f_3" style:base-cell-address="City.CO78"/>
      <style:map style:condition="cell-content()=3" style:apply-style-name="Excel_5f_CondFormat_5f_1_5f_1_5f_4" style:base-cell-address="City.CO78"/>
      <style:map style:condition="cell-content()=4" style:apply-style-name="Excel_5f_CondFormat_5f_1_5f_1_5f_5" style:base-cell-address="City.CO78"/>
      <style:map style:condition="cell-content()=100" style:apply-style-name="Excel_5f_CondFormat_5f_1_5f_1_5f_6" style:base-cell-address="City.CO78"/>
      <style:map style:condition="cell-content()&gt;101" style:apply-style-name="Excel_5f_CondFormat_5f_1_5f_1_5f_7" style:base-cell-address="City.CO78"/>
      <style:map style:condition="cell-content()=6" style:apply-style-name="Trees" style:base-cell-address="City.CO78"/>
      <style:map style:condition="cell-content()=5" style:apply-style-name="Trees1" style:base-cell-address="City.CO78"/>
      <style:map style:condition="cell-content()=11" style:apply-style-name="Yellow_20_Flower" style:base-cell-address="City.CO78"/>
      <style:map style:condition="cell-content()=12" style:apply-style-name="Blue_20_Flower" style:base-cell-address="City.CO78"/>
      <style:map style:condition="cell-content()=13" style:apply-style-name="Pink_20_Flowers" style:base-cell-address="City.CO78"/>
    </style:style>
    <style:style style:name="ce218" style:family="table-cell" style:parent-style-name="Default">
      <style:table-cell-properties fo:border="none" fo:padding="0.028in"/>
      <style:map style:condition="cell-content()=0" style:apply-style-name="Open_20_Space" style:base-cell-address="City.CO79"/>
      <style:map style:condition="cell-content()=1" style:apply-style-name="Excel_5f_CondFormat_5f_1_5f_1_5f_2" style:base-cell-address="City.CO79"/>
      <style:map style:condition="cell-content()=2" style:apply-style-name="Excel_5f_CondFormat_5f_1_5f_1_5f_3" style:base-cell-address="City.CO79"/>
      <style:map style:condition="cell-content()=3" style:apply-style-name="Excel_5f_CondFormat_5f_1_5f_1_5f_4" style:base-cell-address="City.CO79"/>
      <style:map style:condition="cell-content()=4" style:apply-style-name="Excel_5f_CondFormat_5f_1_5f_1_5f_5" style:base-cell-address="City.CO79"/>
      <style:map style:condition="cell-content()=100" style:apply-style-name="Excel_5f_CondFormat_5f_1_5f_1_5f_6" style:base-cell-address="City.CO79"/>
      <style:map style:condition="cell-content()&gt;101" style:apply-style-name="Excel_5f_CondFormat_5f_1_5f_1_5f_7" style:base-cell-address="City.CO79"/>
      <style:map style:condition="cell-content()=6" style:apply-style-name="Trees" style:base-cell-address="City.CO79"/>
      <style:map style:condition="cell-content()=5" style:apply-style-name="Trees1" style:base-cell-address="City.CO79"/>
      <style:map style:condition="cell-content()=11" style:apply-style-name="Yellow_20_Flower" style:base-cell-address="City.CO79"/>
      <style:map style:condition="cell-content()=12" style:apply-style-name="Blue_20_Flower" style:base-cell-address="City.CO79"/>
      <style:map style:condition="cell-content()=13" style:apply-style-name="Pink_20_Flowers" style:base-cell-address="City.CO79"/>
    </style:style>
    <style:style style:name="ce219" style:family="table-cell" style:parent-style-name="Default">
      <style:table-cell-properties fo:border="none" fo:padding="0.028in"/>
      <style:map style:condition="cell-content()=0" style:apply-style-name="Open_20_Space" style:base-cell-address="City.CP63"/>
      <style:map style:condition="cell-content()=1" style:apply-style-name="Excel_5f_CondFormat_5f_1_5f_1_5f_2" style:base-cell-address="City.CP63"/>
      <style:map style:condition="cell-content()=2" style:apply-style-name="Excel_5f_CondFormat_5f_1_5f_1_5f_3" style:base-cell-address="City.CP63"/>
      <style:map style:condition="cell-content()=3" style:apply-style-name="Excel_5f_CondFormat_5f_1_5f_1_5f_4" style:base-cell-address="City.CP63"/>
      <style:map style:condition="cell-content()=4" style:apply-style-name="Excel_5f_CondFormat_5f_1_5f_1_5f_5" style:base-cell-address="City.CP63"/>
      <style:map style:condition="cell-content()=100" style:apply-style-name="Excel_5f_CondFormat_5f_1_5f_1_5f_6" style:base-cell-address="City.CP63"/>
      <style:map style:condition="cell-content()&gt;101" style:apply-style-name="Excel_5f_CondFormat_5f_1_5f_1_5f_7" style:base-cell-address="City.CP63"/>
      <style:map style:condition="cell-content()=6" style:apply-style-name="Trees" style:base-cell-address="City.CP63"/>
      <style:map style:condition="cell-content()=5" style:apply-style-name="Trees1" style:base-cell-address="City.CP63"/>
      <style:map style:condition="cell-content()=11" style:apply-style-name="Yellow_20_Flower" style:base-cell-address="City.CP63"/>
      <style:map style:condition="cell-content()=12" style:apply-style-name="Blue_20_Flower" style:base-cell-address="City.CP63"/>
      <style:map style:condition="cell-content()=13" style:apply-style-name="Pink_20_Flowers" style:base-cell-address="City.CP63"/>
    </style:style>
    <style:style style:name="ce220" style:family="table-cell" style:parent-style-name="Default">
      <style:table-cell-properties fo:border="none" fo:padding="0.028in"/>
      <style:map style:condition="cell-content()=0" style:apply-style-name="Open_20_Space" style:base-cell-address="City.CP64"/>
      <style:map style:condition="cell-content()=1" style:apply-style-name="Excel_5f_CondFormat_5f_1_5f_1_5f_2" style:base-cell-address="City.CP64"/>
      <style:map style:condition="cell-content()=2" style:apply-style-name="Excel_5f_CondFormat_5f_1_5f_1_5f_3" style:base-cell-address="City.CP64"/>
      <style:map style:condition="cell-content()=3" style:apply-style-name="Excel_5f_CondFormat_5f_1_5f_1_5f_4" style:base-cell-address="City.CP64"/>
      <style:map style:condition="cell-content()=4" style:apply-style-name="Excel_5f_CondFormat_5f_1_5f_1_5f_5" style:base-cell-address="City.CP64"/>
      <style:map style:condition="cell-content()=100" style:apply-style-name="Excel_5f_CondFormat_5f_1_5f_1_5f_6" style:base-cell-address="City.CP64"/>
      <style:map style:condition="cell-content()&gt;101" style:apply-style-name="Excel_5f_CondFormat_5f_1_5f_1_5f_7" style:base-cell-address="City.CP64"/>
      <style:map style:condition="cell-content()=6" style:apply-style-name="Trees" style:base-cell-address="City.CP64"/>
      <style:map style:condition="cell-content()=5" style:apply-style-name="Trees1" style:base-cell-address="City.CP64"/>
      <style:map style:condition="cell-content()=11" style:apply-style-name="Yellow_20_Flower" style:base-cell-address="City.CP64"/>
      <style:map style:condition="cell-content()=12" style:apply-style-name="Blue_20_Flower" style:base-cell-address="City.CP64"/>
      <style:map style:condition="cell-content()=13" style:apply-style-name="Pink_20_Flowers" style:base-cell-address="City.CP64"/>
    </style:style>
    <style:style style:name="ce221" style:family="table-cell" style:parent-style-name="Default">
      <style:table-cell-properties fo:border="none" fo:padding="0.028in"/>
      <style:map style:condition="cell-content()=0" style:apply-style-name="Open_20_Space" style:base-cell-address="City.CP65"/>
      <style:map style:condition="cell-content()=1" style:apply-style-name="Excel_5f_CondFormat_5f_1_5f_1_5f_2" style:base-cell-address="City.CP65"/>
      <style:map style:condition="cell-content()=2" style:apply-style-name="Excel_5f_CondFormat_5f_1_5f_1_5f_3" style:base-cell-address="City.CP65"/>
      <style:map style:condition="cell-content()=3" style:apply-style-name="Excel_5f_CondFormat_5f_1_5f_1_5f_4" style:base-cell-address="City.CP65"/>
      <style:map style:condition="cell-content()=4" style:apply-style-name="Excel_5f_CondFormat_5f_1_5f_1_5f_5" style:base-cell-address="City.CP65"/>
      <style:map style:condition="cell-content()=100" style:apply-style-name="Excel_5f_CondFormat_5f_1_5f_1_5f_6" style:base-cell-address="City.CP65"/>
      <style:map style:condition="cell-content()&gt;101" style:apply-style-name="Excel_5f_CondFormat_5f_1_5f_1_5f_7" style:base-cell-address="City.CP65"/>
      <style:map style:condition="cell-content()=6" style:apply-style-name="Trees" style:base-cell-address="City.CP65"/>
      <style:map style:condition="cell-content()=5" style:apply-style-name="Trees1" style:base-cell-address="City.CP65"/>
      <style:map style:condition="cell-content()=11" style:apply-style-name="Yellow_20_Flower" style:base-cell-address="City.CP65"/>
      <style:map style:condition="cell-content()=12" style:apply-style-name="Blue_20_Flower" style:base-cell-address="City.CP65"/>
      <style:map style:condition="cell-content()=13" style:apply-style-name="Pink_20_Flowers" style:base-cell-address="City.CP65"/>
    </style:style>
    <style:style style:name="ce222" style:family="table-cell" style:parent-style-name="Default">
      <style:table-cell-properties fo:border="none" fo:padding="0.028in"/>
      <style:map style:condition="cell-content()=0" style:apply-style-name="Open_20_Space" style:base-cell-address="City.CP66"/>
      <style:map style:condition="cell-content()=1" style:apply-style-name="Excel_5f_CondFormat_5f_1_5f_1_5f_2" style:base-cell-address="City.CP66"/>
      <style:map style:condition="cell-content()=2" style:apply-style-name="Excel_5f_CondFormat_5f_1_5f_1_5f_3" style:base-cell-address="City.CP66"/>
      <style:map style:condition="cell-content()=3" style:apply-style-name="Excel_5f_CondFormat_5f_1_5f_1_5f_4" style:base-cell-address="City.CP66"/>
      <style:map style:condition="cell-content()=4" style:apply-style-name="Excel_5f_CondFormat_5f_1_5f_1_5f_5" style:base-cell-address="City.CP66"/>
      <style:map style:condition="cell-content()=100" style:apply-style-name="Excel_5f_CondFormat_5f_1_5f_1_5f_6" style:base-cell-address="City.CP66"/>
      <style:map style:condition="cell-content()&gt;101" style:apply-style-name="Excel_5f_CondFormat_5f_1_5f_1_5f_7" style:base-cell-address="City.CP66"/>
      <style:map style:condition="cell-content()=6" style:apply-style-name="Trees" style:base-cell-address="City.CP66"/>
      <style:map style:condition="cell-content()=5" style:apply-style-name="Trees1" style:base-cell-address="City.CP66"/>
      <style:map style:condition="cell-content()=11" style:apply-style-name="Yellow_20_Flower" style:base-cell-address="City.CP66"/>
      <style:map style:condition="cell-content()=12" style:apply-style-name="Blue_20_Flower" style:base-cell-address="City.CP66"/>
      <style:map style:condition="cell-content()=13" style:apply-style-name="Pink_20_Flowers" style:base-cell-address="City.CP66"/>
    </style:style>
    <style:style style:name="ce223" style:family="table-cell" style:parent-style-name="Default">
      <style:table-cell-properties fo:border="none" fo:padding="0.028in"/>
      <style:map style:condition="cell-content()=0" style:apply-style-name="Open_20_Space" style:base-cell-address="City.CP67"/>
      <style:map style:condition="cell-content()=1" style:apply-style-name="Excel_5f_CondFormat_5f_1_5f_1_5f_2" style:base-cell-address="City.CP67"/>
      <style:map style:condition="cell-content()=2" style:apply-style-name="Excel_5f_CondFormat_5f_1_5f_1_5f_3" style:base-cell-address="City.CP67"/>
      <style:map style:condition="cell-content()=3" style:apply-style-name="Excel_5f_CondFormat_5f_1_5f_1_5f_4" style:base-cell-address="City.CP67"/>
      <style:map style:condition="cell-content()=4" style:apply-style-name="Excel_5f_CondFormat_5f_1_5f_1_5f_5" style:base-cell-address="City.CP67"/>
      <style:map style:condition="cell-content()=100" style:apply-style-name="Excel_5f_CondFormat_5f_1_5f_1_5f_6" style:base-cell-address="City.CP67"/>
      <style:map style:condition="cell-content()&gt;101" style:apply-style-name="Excel_5f_CondFormat_5f_1_5f_1_5f_7" style:base-cell-address="City.CP67"/>
      <style:map style:condition="cell-content()=6" style:apply-style-name="Trees" style:base-cell-address="City.CP67"/>
      <style:map style:condition="cell-content()=5" style:apply-style-name="Trees1" style:base-cell-address="City.CP67"/>
      <style:map style:condition="cell-content()=11" style:apply-style-name="Yellow_20_Flower" style:base-cell-address="City.CP67"/>
      <style:map style:condition="cell-content()=12" style:apply-style-name="Blue_20_Flower" style:base-cell-address="City.CP67"/>
      <style:map style:condition="cell-content()=13" style:apply-style-name="Pink_20_Flowers" style:base-cell-address="City.CP67"/>
    </style:style>
    <style:style style:name="ce224" style:family="table-cell" style:parent-style-name="Default">
      <style:table-cell-properties fo:border="none" fo:padding="0.028in"/>
      <style:map style:condition="cell-content()=0" style:apply-style-name="Open_20_Space" style:base-cell-address="City.CP68"/>
      <style:map style:condition="cell-content()=1" style:apply-style-name="Excel_5f_CondFormat_5f_1_5f_1_5f_2" style:base-cell-address="City.CP68"/>
      <style:map style:condition="cell-content()=2" style:apply-style-name="Excel_5f_CondFormat_5f_1_5f_1_5f_3" style:base-cell-address="City.CP68"/>
      <style:map style:condition="cell-content()=3" style:apply-style-name="Excel_5f_CondFormat_5f_1_5f_1_5f_4" style:base-cell-address="City.CP68"/>
      <style:map style:condition="cell-content()=4" style:apply-style-name="Excel_5f_CondFormat_5f_1_5f_1_5f_5" style:base-cell-address="City.CP68"/>
      <style:map style:condition="cell-content()=100" style:apply-style-name="Excel_5f_CondFormat_5f_1_5f_1_5f_6" style:base-cell-address="City.CP68"/>
      <style:map style:condition="cell-content()&gt;101" style:apply-style-name="Excel_5f_CondFormat_5f_1_5f_1_5f_7" style:base-cell-address="City.CP68"/>
      <style:map style:condition="cell-content()=6" style:apply-style-name="Trees" style:base-cell-address="City.CP68"/>
      <style:map style:condition="cell-content()=5" style:apply-style-name="Trees1" style:base-cell-address="City.CP68"/>
      <style:map style:condition="cell-content()=11" style:apply-style-name="Yellow_20_Flower" style:base-cell-address="City.CP68"/>
      <style:map style:condition="cell-content()=12" style:apply-style-name="Blue_20_Flower" style:base-cell-address="City.CP68"/>
      <style:map style:condition="cell-content()=13" style:apply-style-name="Pink_20_Flowers" style:base-cell-address="City.CP68"/>
    </style:style>
    <style:style style:name="ce225" style:family="table-cell" style:parent-style-name="Default">
      <style:table-cell-properties fo:border="none" fo:padding="0.028in"/>
      <style:map style:condition="cell-content()=0" style:apply-style-name="Open_20_Space" style:base-cell-address="City.CP69"/>
      <style:map style:condition="cell-content()=1" style:apply-style-name="Excel_5f_CondFormat_5f_1_5f_1_5f_2" style:base-cell-address="City.CP69"/>
      <style:map style:condition="cell-content()=2" style:apply-style-name="Excel_5f_CondFormat_5f_1_5f_1_5f_3" style:base-cell-address="City.CP69"/>
      <style:map style:condition="cell-content()=3" style:apply-style-name="Excel_5f_CondFormat_5f_1_5f_1_5f_4" style:base-cell-address="City.CP69"/>
      <style:map style:condition="cell-content()=4" style:apply-style-name="Excel_5f_CondFormat_5f_1_5f_1_5f_5" style:base-cell-address="City.CP69"/>
      <style:map style:condition="cell-content()=100" style:apply-style-name="Excel_5f_CondFormat_5f_1_5f_1_5f_6" style:base-cell-address="City.CP69"/>
      <style:map style:condition="cell-content()&gt;101" style:apply-style-name="Excel_5f_CondFormat_5f_1_5f_1_5f_7" style:base-cell-address="City.CP69"/>
      <style:map style:condition="cell-content()=6" style:apply-style-name="Trees" style:base-cell-address="City.CP69"/>
      <style:map style:condition="cell-content()=5" style:apply-style-name="Trees1" style:base-cell-address="City.CP69"/>
      <style:map style:condition="cell-content()=11" style:apply-style-name="Yellow_20_Flower" style:base-cell-address="City.CP69"/>
      <style:map style:condition="cell-content()=12" style:apply-style-name="Blue_20_Flower" style:base-cell-address="City.CP69"/>
      <style:map style:condition="cell-content()=13" style:apply-style-name="Pink_20_Flowers" style:base-cell-address="City.CP69"/>
    </style:style>
    <style:style style:name="ce226" style:family="table-cell" style:parent-style-name="Default">
      <style:table-cell-properties fo:border="none" fo:padding="0.028in"/>
      <style:map style:condition="cell-content()=0" style:apply-style-name="Open_20_Space" style:base-cell-address="City.CP70"/>
      <style:map style:condition="cell-content()=1" style:apply-style-name="Excel_5f_CondFormat_5f_1_5f_1_5f_2" style:base-cell-address="City.CP70"/>
      <style:map style:condition="cell-content()=2" style:apply-style-name="Excel_5f_CondFormat_5f_1_5f_1_5f_3" style:base-cell-address="City.CP70"/>
      <style:map style:condition="cell-content()=3" style:apply-style-name="Excel_5f_CondFormat_5f_1_5f_1_5f_4" style:base-cell-address="City.CP70"/>
      <style:map style:condition="cell-content()=4" style:apply-style-name="Excel_5f_CondFormat_5f_1_5f_1_5f_5" style:base-cell-address="City.CP70"/>
      <style:map style:condition="cell-content()=100" style:apply-style-name="Excel_5f_CondFormat_5f_1_5f_1_5f_6" style:base-cell-address="City.CP70"/>
      <style:map style:condition="cell-content()&gt;101" style:apply-style-name="Excel_5f_CondFormat_5f_1_5f_1_5f_7" style:base-cell-address="City.CP70"/>
      <style:map style:condition="cell-content()=6" style:apply-style-name="Trees" style:base-cell-address="City.CP70"/>
      <style:map style:condition="cell-content()=5" style:apply-style-name="Trees1" style:base-cell-address="City.CP70"/>
      <style:map style:condition="cell-content()=11" style:apply-style-name="Yellow_20_Flower" style:base-cell-address="City.CP70"/>
      <style:map style:condition="cell-content()=12" style:apply-style-name="Blue_20_Flower" style:base-cell-address="City.CP70"/>
      <style:map style:condition="cell-content()=13" style:apply-style-name="Pink_20_Flowers" style:base-cell-address="City.CP70"/>
    </style:style>
    <style:style style:name="ce227" style:family="table-cell" style:parent-style-name="Default">
      <style:table-cell-properties fo:border="none" fo:padding="0.028in"/>
      <style:map style:condition="cell-content()=0" style:apply-style-name="Open_20_Space" style:base-cell-address="City.CP71"/>
      <style:map style:condition="cell-content()=1" style:apply-style-name="Excel_5f_CondFormat_5f_1_5f_1_5f_2" style:base-cell-address="City.CP71"/>
      <style:map style:condition="cell-content()=2" style:apply-style-name="Excel_5f_CondFormat_5f_1_5f_1_5f_3" style:base-cell-address="City.CP71"/>
      <style:map style:condition="cell-content()=3" style:apply-style-name="Excel_5f_CondFormat_5f_1_5f_1_5f_4" style:base-cell-address="City.CP71"/>
      <style:map style:condition="cell-content()=4" style:apply-style-name="Excel_5f_CondFormat_5f_1_5f_1_5f_5" style:base-cell-address="City.CP71"/>
      <style:map style:condition="cell-content()=100" style:apply-style-name="Excel_5f_CondFormat_5f_1_5f_1_5f_6" style:base-cell-address="City.CP71"/>
      <style:map style:condition="cell-content()&gt;101" style:apply-style-name="Excel_5f_CondFormat_5f_1_5f_1_5f_7" style:base-cell-address="City.CP71"/>
      <style:map style:condition="cell-content()=6" style:apply-style-name="Trees" style:base-cell-address="City.CP71"/>
      <style:map style:condition="cell-content()=5" style:apply-style-name="Trees1" style:base-cell-address="City.CP71"/>
      <style:map style:condition="cell-content()=11" style:apply-style-name="Yellow_20_Flower" style:base-cell-address="City.CP71"/>
      <style:map style:condition="cell-content()=12" style:apply-style-name="Blue_20_Flower" style:base-cell-address="City.CP71"/>
      <style:map style:condition="cell-content()=13" style:apply-style-name="Pink_20_Flowers" style:base-cell-address="City.CP71"/>
    </style:style>
    <style:style style:name="ce228" style:family="table-cell" style:parent-style-name="Default">
      <style:table-cell-properties fo:border="none" fo:padding="0.028in"/>
      <style:map style:condition="cell-content()=0" style:apply-style-name="Open_20_Space" style:base-cell-address="City.CP72"/>
      <style:map style:condition="cell-content()=1" style:apply-style-name="Excel_5f_CondFormat_5f_1_5f_1_5f_2" style:base-cell-address="City.CP72"/>
      <style:map style:condition="cell-content()=2" style:apply-style-name="Excel_5f_CondFormat_5f_1_5f_1_5f_3" style:base-cell-address="City.CP72"/>
      <style:map style:condition="cell-content()=3" style:apply-style-name="Excel_5f_CondFormat_5f_1_5f_1_5f_4" style:base-cell-address="City.CP72"/>
      <style:map style:condition="cell-content()=4" style:apply-style-name="Excel_5f_CondFormat_5f_1_5f_1_5f_5" style:base-cell-address="City.CP72"/>
      <style:map style:condition="cell-content()=100" style:apply-style-name="Excel_5f_CondFormat_5f_1_5f_1_5f_6" style:base-cell-address="City.CP72"/>
      <style:map style:condition="cell-content()&gt;101" style:apply-style-name="Excel_5f_CondFormat_5f_1_5f_1_5f_7" style:base-cell-address="City.CP72"/>
      <style:map style:condition="cell-content()=6" style:apply-style-name="Trees" style:base-cell-address="City.CP72"/>
      <style:map style:condition="cell-content()=5" style:apply-style-name="Trees1" style:base-cell-address="City.CP72"/>
      <style:map style:condition="cell-content()=11" style:apply-style-name="Yellow_20_Flower" style:base-cell-address="City.CP72"/>
      <style:map style:condition="cell-content()=12" style:apply-style-name="Blue_20_Flower" style:base-cell-address="City.CP72"/>
      <style:map style:condition="cell-content()=13" style:apply-style-name="Pink_20_Flowers" style:base-cell-address="City.CP72"/>
    </style:style>
    <style:style style:name="ce229" style:family="table-cell" style:parent-style-name="Default">
      <style:table-cell-properties fo:border="none" fo:padding="0.028in"/>
      <style:map style:condition="cell-content()=0" style:apply-style-name="Open_20_Space" style:base-cell-address="City.CP73"/>
      <style:map style:condition="cell-content()=1" style:apply-style-name="Excel_5f_CondFormat_5f_1_5f_1_5f_2" style:base-cell-address="City.CP73"/>
      <style:map style:condition="cell-content()=2" style:apply-style-name="Excel_5f_CondFormat_5f_1_5f_1_5f_3" style:base-cell-address="City.CP73"/>
      <style:map style:condition="cell-content()=3" style:apply-style-name="Excel_5f_CondFormat_5f_1_5f_1_5f_4" style:base-cell-address="City.CP73"/>
      <style:map style:condition="cell-content()=4" style:apply-style-name="Excel_5f_CondFormat_5f_1_5f_1_5f_5" style:base-cell-address="City.CP73"/>
      <style:map style:condition="cell-content()=100" style:apply-style-name="Excel_5f_CondFormat_5f_1_5f_1_5f_6" style:base-cell-address="City.CP73"/>
      <style:map style:condition="cell-content()&gt;101" style:apply-style-name="Excel_5f_CondFormat_5f_1_5f_1_5f_7" style:base-cell-address="City.CP73"/>
      <style:map style:condition="cell-content()=6" style:apply-style-name="Trees" style:base-cell-address="City.CP73"/>
      <style:map style:condition="cell-content()=5" style:apply-style-name="Trees1" style:base-cell-address="City.CP73"/>
      <style:map style:condition="cell-content()=11" style:apply-style-name="Yellow_20_Flower" style:base-cell-address="City.CP73"/>
      <style:map style:condition="cell-content()=12" style:apply-style-name="Blue_20_Flower" style:base-cell-address="City.CP73"/>
      <style:map style:condition="cell-content()=13" style:apply-style-name="Pink_20_Flowers" style:base-cell-address="City.CP73"/>
    </style:style>
    <style:style style:name="ce230" style:family="table-cell" style:parent-style-name="Default">
      <style:table-cell-properties fo:border="none" fo:padding="0.028in"/>
      <style:map style:condition="cell-content()=0" style:apply-style-name="Open_20_Space" style:base-cell-address="City.CP74"/>
      <style:map style:condition="cell-content()=1" style:apply-style-name="Excel_5f_CondFormat_5f_1_5f_1_5f_2" style:base-cell-address="City.CP74"/>
      <style:map style:condition="cell-content()=2" style:apply-style-name="Excel_5f_CondFormat_5f_1_5f_1_5f_3" style:base-cell-address="City.CP74"/>
      <style:map style:condition="cell-content()=3" style:apply-style-name="Excel_5f_CondFormat_5f_1_5f_1_5f_4" style:base-cell-address="City.CP74"/>
      <style:map style:condition="cell-content()=4" style:apply-style-name="Excel_5f_CondFormat_5f_1_5f_1_5f_5" style:base-cell-address="City.CP74"/>
      <style:map style:condition="cell-content()=100" style:apply-style-name="Excel_5f_CondFormat_5f_1_5f_1_5f_6" style:base-cell-address="City.CP74"/>
      <style:map style:condition="cell-content()&gt;101" style:apply-style-name="Excel_5f_CondFormat_5f_1_5f_1_5f_7" style:base-cell-address="City.CP74"/>
      <style:map style:condition="cell-content()=6" style:apply-style-name="Trees" style:base-cell-address="City.CP74"/>
      <style:map style:condition="cell-content()=5" style:apply-style-name="Trees1" style:base-cell-address="City.CP74"/>
      <style:map style:condition="cell-content()=11" style:apply-style-name="Yellow_20_Flower" style:base-cell-address="City.CP74"/>
      <style:map style:condition="cell-content()=12" style:apply-style-name="Blue_20_Flower" style:base-cell-address="City.CP74"/>
      <style:map style:condition="cell-content()=13" style:apply-style-name="Pink_20_Flowers" style:base-cell-address="City.CP74"/>
    </style:style>
    <style:style style:name="ce231" style:family="table-cell" style:parent-style-name="Default">
      <style:table-cell-properties fo:border="none" fo:padding="0.028in"/>
      <style:map style:condition="cell-content()=0" style:apply-style-name="Open_20_Space" style:base-cell-address="City.CP75"/>
      <style:map style:condition="cell-content()=1" style:apply-style-name="Excel_5f_CondFormat_5f_1_5f_1_5f_2" style:base-cell-address="City.CP75"/>
      <style:map style:condition="cell-content()=2" style:apply-style-name="Excel_5f_CondFormat_5f_1_5f_1_5f_3" style:base-cell-address="City.CP75"/>
      <style:map style:condition="cell-content()=3" style:apply-style-name="Excel_5f_CondFormat_5f_1_5f_1_5f_4" style:base-cell-address="City.CP75"/>
      <style:map style:condition="cell-content()=4" style:apply-style-name="Excel_5f_CondFormat_5f_1_5f_1_5f_5" style:base-cell-address="City.CP75"/>
      <style:map style:condition="cell-content()=100" style:apply-style-name="Excel_5f_CondFormat_5f_1_5f_1_5f_6" style:base-cell-address="City.CP75"/>
      <style:map style:condition="cell-content()&gt;101" style:apply-style-name="Excel_5f_CondFormat_5f_1_5f_1_5f_7" style:base-cell-address="City.CP75"/>
      <style:map style:condition="cell-content()=6" style:apply-style-name="Trees" style:base-cell-address="City.CP75"/>
      <style:map style:condition="cell-content()=5" style:apply-style-name="Trees1" style:base-cell-address="City.CP75"/>
      <style:map style:condition="cell-content()=11" style:apply-style-name="Yellow_20_Flower" style:base-cell-address="City.CP75"/>
      <style:map style:condition="cell-content()=12" style:apply-style-name="Blue_20_Flower" style:base-cell-address="City.CP75"/>
      <style:map style:condition="cell-content()=13" style:apply-style-name="Pink_20_Flowers" style:base-cell-address="City.CP75"/>
    </style:style>
    <style:style style:name="ce232" style:family="table-cell" style:parent-style-name="Default">
      <style:table-cell-properties fo:border="none" fo:padding="0.028in"/>
      <style:map style:condition="cell-content()=0" style:apply-style-name="Open_20_Space" style:base-cell-address="City.CP76"/>
      <style:map style:condition="cell-content()=1" style:apply-style-name="Excel_5f_CondFormat_5f_1_5f_1_5f_2" style:base-cell-address="City.CP76"/>
      <style:map style:condition="cell-content()=2" style:apply-style-name="Excel_5f_CondFormat_5f_1_5f_1_5f_3" style:base-cell-address="City.CP76"/>
      <style:map style:condition="cell-content()=3" style:apply-style-name="Excel_5f_CondFormat_5f_1_5f_1_5f_4" style:base-cell-address="City.CP76"/>
      <style:map style:condition="cell-content()=4" style:apply-style-name="Excel_5f_CondFormat_5f_1_5f_1_5f_5" style:base-cell-address="City.CP76"/>
      <style:map style:condition="cell-content()=100" style:apply-style-name="Excel_5f_CondFormat_5f_1_5f_1_5f_6" style:base-cell-address="City.CP76"/>
      <style:map style:condition="cell-content()&gt;101" style:apply-style-name="Excel_5f_CondFormat_5f_1_5f_1_5f_7" style:base-cell-address="City.CP76"/>
      <style:map style:condition="cell-content()=6" style:apply-style-name="Trees" style:base-cell-address="City.CP76"/>
      <style:map style:condition="cell-content()=5" style:apply-style-name="Trees1" style:base-cell-address="City.CP76"/>
      <style:map style:condition="cell-content()=11" style:apply-style-name="Yellow_20_Flower" style:base-cell-address="City.CP76"/>
      <style:map style:condition="cell-content()=12" style:apply-style-name="Blue_20_Flower" style:base-cell-address="City.CP76"/>
      <style:map style:condition="cell-content()=13" style:apply-style-name="Pink_20_Flowers" style:base-cell-address="City.CP76"/>
    </style:style>
    <style:style style:name="ce233" style:family="table-cell" style:parent-style-name="Default">
      <style:table-cell-properties fo:border="none" fo:padding="0.028in"/>
      <style:map style:condition="cell-content()=0" style:apply-style-name="Open_20_Space" style:base-cell-address="City.CP77"/>
      <style:map style:condition="cell-content()=1" style:apply-style-name="Excel_5f_CondFormat_5f_1_5f_1_5f_2" style:base-cell-address="City.CP77"/>
      <style:map style:condition="cell-content()=2" style:apply-style-name="Excel_5f_CondFormat_5f_1_5f_1_5f_3" style:base-cell-address="City.CP77"/>
      <style:map style:condition="cell-content()=3" style:apply-style-name="Excel_5f_CondFormat_5f_1_5f_1_5f_4" style:base-cell-address="City.CP77"/>
      <style:map style:condition="cell-content()=4" style:apply-style-name="Excel_5f_CondFormat_5f_1_5f_1_5f_5" style:base-cell-address="City.CP77"/>
      <style:map style:condition="cell-content()=100" style:apply-style-name="Excel_5f_CondFormat_5f_1_5f_1_5f_6" style:base-cell-address="City.CP77"/>
      <style:map style:condition="cell-content()&gt;101" style:apply-style-name="Excel_5f_CondFormat_5f_1_5f_1_5f_7" style:base-cell-address="City.CP77"/>
      <style:map style:condition="cell-content()=6" style:apply-style-name="Trees" style:base-cell-address="City.CP77"/>
      <style:map style:condition="cell-content()=5" style:apply-style-name="Trees1" style:base-cell-address="City.CP77"/>
      <style:map style:condition="cell-content()=11" style:apply-style-name="Yellow_20_Flower" style:base-cell-address="City.CP77"/>
      <style:map style:condition="cell-content()=12" style:apply-style-name="Blue_20_Flower" style:base-cell-address="City.CP77"/>
      <style:map style:condition="cell-content()=13" style:apply-style-name="Pink_20_Flowers" style:base-cell-address="City.CP77"/>
    </style:style>
    <style:style style:name="ce234" style:family="table-cell" style:parent-style-name="Default">
      <style:table-cell-properties fo:border="none" fo:padding="0.028in"/>
      <style:map style:condition="cell-content()=0" style:apply-style-name="Open_20_Space" style:base-cell-address="City.CP78"/>
      <style:map style:condition="cell-content()=1" style:apply-style-name="Excel_5f_CondFormat_5f_1_5f_1_5f_2" style:base-cell-address="City.CP78"/>
      <style:map style:condition="cell-content()=2" style:apply-style-name="Excel_5f_CondFormat_5f_1_5f_1_5f_3" style:base-cell-address="City.CP78"/>
      <style:map style:condition="cell-content()=3" style:apply-style-name="Excel_5f_CondFormat_5f_1_5f_1_5f_4" style:base-cell-address="City.CP78"/>
      <style:map style:condition="cell-content()=4" style:apply-style-name="Excel_5f_CondFormat_5f_1_5f_1_5f_5" style:base-cell-address="City.CP78"/>
      <style:map style:condition="cell-content()=100" style:apply-style-name="Excel_5f_CondFormat_5f_1_5f_1_5f_6" style:base-cell-address="City.CP78"/>
      <style:map style:condition="cell-content()&gt;101" style:apply-style-name="Excel_5f_CondFormat_5f_1_5f_1_5f_7" style:base-cell-address="City.CP78"/>
      <style:map style:condition="cell-content()=6" style:apply-style-name="Trees" style:base-cell-address="City.CP78"/>
      <style:map style:condition="cell-content()=5" style:apply-style-name="Trees1" style:base-cell-address="City.CP78"/>
      <style:map style:condition="cell-content()=11" style:apply-style-name="Yellow_20_Flower" style:base-cell-address="City.CP78"/>
      <style:map style:condition="cell-content()=12" style:apply-style-name="Blue_20_Flower" style:base-cell-address="City.CP78"/>
      <style:map style:condition="cell-content()=13" style:apply-style-name="Pink_20_Flowers" style:base-cell-address="City.CP78"/>
    </style:style>
    <style:style style:name="ce235" style:family="table-cell" style:parent-style-name="Default">
      <style:table-cell-properties fo:border="none" fo:padding="0.028in"/>
      <style:map style:condition="cell-content()=0" style:apply-style-name="Open_20_Space" style:base-cell-address="City.CP79"/>
      <style:map style:condition="cell-content()=1" style:apply-style-name="Excel_5f_CondFormat_5f_1_5f_1_5f_2" style:base-cell-address="City.CP79"/>
      <style:map style:condition="cell-content()=2" style:apply-style-name="Excel_5f_CondFormat_5f_1_5f_1_5f_3" style:base-cell-address="City.CP79"/>
      <style:map style:condition="cell-content()=3" style:apply-style-name="Excel_5f_CondFormat_5f_1_5f_1_5f_4" style:base-cell-address="City.CP79"/>
      <style:map style:condition="cell-content()=4" style:apply-style-name="Excel_5f_CondFormat_5f_1_5f_1_5f_5" style:base-cell-address="City.CP79"/>
      <style:map style:condition="cell-content()=100" style:apply-style-name="Excel_5f_CondFormat_5f_1_5f_1_5f_6" style:base-cell-address="City.CP79"/>
      <style:map style:condition="cell-content()&gt;101" style:apply-style-name="Excel_5f_CondFormat_5f_1_5f_1_5f_7" style:base-cell-address="City.CP79"/>
      <style:map style:condition="cell-content()=6" style:apply-style-name="Trees" style:base-cell-address="City.CP79"/>
      <style:map style:condition="cell-content()=5" style:apply-style-name="Trees1" style:base-cell-address="City.CP79"/>
      <style:map style:condition="cell-content()=11" style:apply-style-name="Yellow_20_Flower" style:base-cell-address="City.CP79"/>
      <style:map style:condition="cell-content()=12" style:apply-style-name="Blue_20_Flower" style:base-cell-address="City.CP79"/>
      <style:map style:condition="cell-content()=13" style:apply-style-name="Pink_20_Flowers" style:base-cell-address="City.CP79"/>
    </style:style>
    <style:style style:name="ce236" style:family="table-cell" style:parent-style-name="Default">
      <style:table-cell-properties fo:border="none" fo:padding="0.028in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237" style:family="table-cell" style:parent-style-name="Default">
      <style:table-cell-properties fo:border="none" fo:padding="0.028in"/>
      <style:map style:condition="cell-content()=0" style:apply-style-name="Open_20_Space" style:base-cell-address="City.CQ67"/>
      <style:map style:condition="cell-content()=1" style:apply-style-name="Excel_5f_CondFormat_5f_1_5f_1_5f_2" style:base-cell-address="City.CQ67"/>
      <style:map style:condition="cell-content()=2" style:apply-style-name="Excel_5f_CondFormat_5f_1_5f_1_5f_3" style:base-cell-address="City.CQ67"/>
      <style:map style:condition="cell-content()=3" style:apply-style-name="Excel_5f_CondFormat_5f_1_5f_1_5f_4" style:base-cell-address="City.CQ67"/>
      <style:map style:condition="cell-content()=4" style:apply-style-name="Excel_5f_CondFormat_5f_1_5f_1_5f_5" style:base-cell-address="City.CQ67"/>
      <style:map style:condition="cell-content()=100" style:apply-style-name="Excel_5f_CondFormat_5f_1_5f_1_5f_6" style:base-cell-address="City.CQ67"/>
      <style:map style:condition="cell-content()&gt;101" style:apply-style-name="Excel_5f_CondFormat_5f_1_5f_1_5f_7" style:base-cell-address="City.CQ67"/>
      <style:map style:condition="cell-content()=6" style:apply-style-name="Trees" style:base-cell-address="City.CQ67"/>
      <style:map style:condition="cell-content()=5" style:apply-style-name="Trees1" style:base-cell-address="City.CQ67"/>
      <style:map style:condition="cell-content()=11" style:apply-style-name="Yellow_20_Flower" style:base-cell-address="City.CQ67"/>
      <style:map style:condition="cell-content()=12" style:apply-style-name="Blue_20_Flower" style:base-cell-address="City.CQ67"/>
      <style:map style:condition="cell-content()=13" style:apply-style-name="Pink_20_Flowers" style:base-cell-address="City.CQ67"/>
    </style:style>
    <style:style style:name="ce238" style:family="table-cell" style:parent-style-name="Default">
      <style:table-cell-properties fo:border="none" fo:padding="0.028in"/>
      <style:map style:condition="cell-content()=0" style:apply-style-name="Open_20_Space" style:base-cell-address="City.CQ68"/>
      <style:map style:condition="cell-content()=1" style:apply-style-name="Excel_5f_CondFormat_5f_1_5f_1_5f_2" style:base-cell-address="City.CQ68"/>
      <style:map style:condition="cell-content()=2" style:apply-style-name="Excel_5f_CondFormat_5f_1_5f_1_5f_3" style:base-cell-address="City.CQ68"/>
      <style:map style:condition="cell-content()=3" style:apply-style-name="Excel_5f_CondFormat_5f_1_5f_1_5f_4" style:base-cell-address="City.CQ68"/>
      <style:map style:condition="cell-content()=4" style:apply-style-name="Excel_5f_CondFormat_5f_1_5f_1_5f_5" style:base-cell-address="City.CQ68"/>
      <style:map style:condition="cell-content()=100" style:apply-style-name="Excel_5f_CondFormat_5f_1_5f_1_5f_6" style:base-cell-address="City.CQ68"/>
      <style:map style:condition="cell-content()&gt;101" style:apply-style-name="Excel_5f_CondFormat_5f_1_5f_1_5f_7" style:base-cell-address="City.CQ68"/>
      <style:map style:condition="cell-content()=6" style:apply-style-name="Trees" style:base-cell-address="City.CQ68"/>
      <style:map style:condition="cell-content()=5" style:apply-style-name="Trees1" style:base-cell-address="City.CQ68"/>
      <style:map style:condition="cell-content()=11" style:apply-style-name="Yellow_20_Flower" style:base-cell-address="City.CQ68"/>
      <style:map style:condition="cell-content()=12" style:apply-style-name="Blue_20_Flower" style:base-cell-address="City.CQ68"/>
      <style:map style:condition="cell-content()=13" style:apply-style-name="Pink_20_Flowers" style:base-cell-address="City.CQ68"/>
    </style:style>
    <style:style style:name="ce239" style:family="table-cell" style:parent-style-name="Default">
      <style:table-cell-properties fo:border="none" fo:padding="0.028in"/>
      <style:map style:condition="cell-content()=0" style:apply-style-name="Open_20_Space" style:base-cell-address="City.CQ69"/>
      <style:map style:condition="cell-content()=1" style:apply-style-name="Excel_5f_CondFormat_5f_1_5f_1_5f_2" style:base-cell-address="City.CQ69"/>
      <style:map style:condition="cell-content()=2" style:apply-style-name="Excel_5f_CondFormat_5f_1_5f_1_5f_3" style:base-cell-address="City.CQ69"/>
      <style:map style:condition="cell-content()=3" style:apply-style-name="Excel_5f_CondFormat_5f_1_5f_1_5f_4" style:base-cell-address="City.CQ69"/>
      <style:map style:condition="cell-content()=4" style:apply-style-name="Excel_5f_CondFormat_5f_1_5f_1_5f_5" style:base-cell-address="City.CQ69"/>
      <style:map style:condition="cell-content()=100" style:apply-style-name="Excel_5f_CondFormat_5f_1_5f_1_5f_6" style:base-cell-address="City.CQ69"/>
      <style:map style:condition="cell-content()&gt;101" style:apply-style-name="Excel_5f_CondFormat_5f_1_5f_1_5f_7" style:base-cell-address="City.CQ69"/>
      <style:map style:condition="cell-content()=6" style:apply-style-name="Trees" style:base-cell-address="City.CQ69"/>
      <style:map style:condition="cell-content()=5" style:apply-style-name="Trees1" style:base-cell-address="City.CQ69"/>
      <style:map style:condition="cell-content()=11" style:apply-style-name="Yellow_20_Flower" style:base-cell-address="City.CQ69"/>
      <style:map style:condition="cell-content()=12" style:apply-style-name="Blue_20_Flower" style:base-cell-address="City.CQ69"/>
      <style:map style:condition="cell-content()=13" style:apply-style-name="Pink_20_Flowers" style:base-cell-address="City.CQ69"/>
    </style:style>
    <style:style style:name="ce240" style:family="table-cell" style:parent-style-name="Default">
      <style:table-cell-properties fo:border="none" fo:padding="0.028in"/>
      <style:map style:condition="cell-content()=0" style:apply-style-name="Open_20_Space" style:base-cell-address="City.CQ70"/>
      <style:map style:condition="cell-content()=1" style:apply-style-name="Excel_5f_CondFormat_5f_1_5f_1_5f_2" style:base-cell-address="City.CQ70"/>
      <style:map style:condition="cell-content()=2" style:apply-style-name="Excel_5f_CondFormat_5f_1_5f_1_5f_3" style:base-cell-address="City.CQ70"/>
      <style:map style:condition="cell-content()=3" style:apply-style-name="Excel_5f_CondFormat_5f_1_5f_1_5f_4" style:base-cell-address="City.CQ70"/>
      <style:map style:condition="cell-content()=4" style:apply-style-name="Excel_5f_CondFormat_5f_1_5f_1_5f_5" style:base-cell-address="City.CQ70"/>
      <style:map style:condition="cell-content()=100" style:apply-style-name="Excel_5f_CondFormat_5f_1_5f_1_5f_6" style:base-cell-address="City.CQ70"/>
      <style:map style:condition="cell-content()&gt;101" style:apply-style-name="Excel_5f_CondFormat_5f_1_5f_1_5f_7" style:base-cell-address="City.CQ70"/>
      <style:map style:condition="cell-content()=6" style:apply-style-name="Trees" style:base-cell-address="City.CQ70"/>
      <style:map style:condition="cell-content()=5" style:apply-style-name="Trees1" style:base-cell-address="City.CQ70"/>
      <style:map style:condition="cell-content()=11" style:apply-style-name="Yellow_20_Flower" style:base-cell-address="City.CQ70"/>
      <style:map style:condition="cell-content()=12" style:apply-style-name="Blue_20_Flower" style:base-cell-address="City.CQ70"/>
      <style:map style:condition="cell-content()=13" style:apply-style-name="Pink_20_Flowers" style:base-cell-address="City.CQ70"/>
    </style:style>
    <style:style style:name="ce241" style:family="table-cell" style:parent-style-name="Default">
      <style:table-cell-properties fo:border="none" fo:padding="0.028in"/>
      <style:map style:condition="cell-content()=0" style:apply-style-name="Open_20_Space" style:base-cell-address="City.CQ71"/>
      <style:map style:condition="cell-content()=1" style:apply-style-name="Excel_5f_CondFormat_5f_1_5f_1_5f_2" style:base-cell-address="City.CQ71"/>
      <style:map style:condition="cell-content()=2" style:apply-style-name="Excel_5f_CondFormat_5f_1_5f_1_5f_3" style:base-cell-address="City.CQ71"/>
      <style:map style:condition="cell-content()=3" style:apply-style-name="Excel_5f_CondFormat_5f_1_5f_1_5f_4" style:base-cell-address="City.CQ71"/>
      <style:map style:condition="cell-content()=4" style:apply-style-name="Excel_5f_CondFormat_5f_1_5f_1_5f_5" style:base-cell-address="City.CQ71"/>
      <style:map style:condition="cell-content()=100" style:apply-style-name="Excel_5f_CondFormat_5f_1_5f_1_5f_6" style:base-cell-address="City.CQ71"/>
      <style:map style:condition="cell-content()&gt;101" style:apply-style-name="Excel_5f_CondFormat_5f_1_5f_1_5f_7" style:base-cell-address="City.CQ71"/>
      <style:map style:condition="cell-content()=6" style:apply-style-name="Trees" style:base-cell-address="City.CQ71"/>
      <style:map style:condition="cell-content()=5" style:apply-style-name="Trees1" style:base-cell-address="City.CQ71"/>
      <style:map style:condition="cell-content()=11" style:apply-style-name="Yellow_20_Flower" style:base-cell-address="City.CQ71"/>
      <style:map style:condition="cell-content()=12" style:apply-style-name="Blue_20_Flower" style:base-cell-address="City.CQ71"/>
      <style:map style:condition="cell-content()=13" style:apply-style-name="Pink_20_Flowers" style:base-cell-address="City.CQ71"/>
    </style:style>
    <style:style style:name="ce242" style:family="table-cell" style:parent-style-name="Default">
      <style:table-cell-properties fo:border="none" fo:padding="0.028in"/>
      <style:map style:condition="cell-content()=0" style:apply-style-name="Open_20_Space" style:base-cell-address="City.CQ72"/>
      <style:map style:condition="cell-content()=1" style:apply-style-name="Excel_5f_CondFormat_5f_1_5f_1_5f_2" style:base-cell-address="City.CQ72"/>
      <style:map style:condition="cell-content()=2" style:apply-style-name="Excel_5f_CondFormat_5f_1_5f_1_5f_3" style:base-cell-address="City.CQ72"/>
      <style:map style:condition="cell-content()=3" style:apply-style-name="Excel_5f_CondFormat_5f_1_5f_1_5f_4" style:base-cell-address="City.CQ72"/>
      <style:map style:condition="cell-content()=4" style:apply-style-name="Excel_5f_CondFormat_5f_1_5f_1_5f_5" style:base-cell-address="City.CQ72"/>
      <style:map style:condition="cell-content()=100" style:apply-style-name="Excel_5f_CondFormat_5f_1_5f_1_5f_6" style:base-cell-address="City.CQ72"/>
      <style:map style:condition="cell-content()&gt;101" style:apply-style-name="Excel_5f_CondFormat_5f_1_5f_1_5f_7" style:base-cell-address="City.CQ72"/>
      <style:map style:condition="cell-content()=6" style:apply-style-name="Trees" style:base-cell-address="City.CQ72"/>
      <style:map style:condition="cell-content()=5" style:apply-style-name="Trees1" style:base-cell-address="City.CQ72"/>
      <style:map style:condition="cell-content()=11" style:apply-style-name="Yellow_20_Flower" style:base-cell-address="City.CQ72"/>
      <style:map style:condition="cell-content()=12" style:apply-style-name="Blue_20_Flower" style:base-cell-address="City.CQ72"/>
      <style:map style:condition="cell-content()=13" style:apply-style-name="Pink_20_Flowers" style:base-cell-address="City.CQ72"/>
    </style:style>
    <style:style style:name="ce243" style:family="table-cell" style:parent-style-name="Default">
      <style:table-cell-properties fo:border="none" fo:padding="0.028in"/>
      <style:map style:condition="cell-content()=0" style:apply-style-name="Open_20_Space" style:base-cell-address="City.CQ73"/>
      <style:map style:condition="cell-content()=1" style:apply-style-name="Excel_5f_CondFormat_5f_1_5f_1_5f_2" style:base-cell-address="City.CQ73"/>
      <style:map style:condition="cell-content()=2" style:apply-style-name="Excel_5f_CondFormat_5f_1_5f_1_5f_3" style:base-cell-address="City.CQ73"/>
      <style:map style:condition="cell-content()=3" style:apply-style-name="Excel_5f_CondFormat_5f_1_5f_1_5f_4" style:base-cell-address="City.CQ73"/>
      <style:map style:condition="cell-content()=4" style:apply-style-name="Excel_5f_CondFormat_5f_1_5f_1_5f_5" style:base-cell-address="City.CQ73"/>
      <style:map style:condition="cell-content()=100" style:apply-style-name="Excel_5f_CondFormat_5f_1_5f_1_5f_6" style:base-cell-address="City.CQ73"/>
      <style:map style:condition="cell-content()&gt;101" style:apply-style-name="Excel_5f_CondFormat_5f_1_5f_1_5f_7" style:base-cell-address="City.CQ73"/>
      <style:map style:condition="cell-content()=6" style:apply-style-name="Trees" style:base-cell-address="City.CQ73"/>
      <style:map style:condition="cell-content()=5" style:apply-style-name="Trees1" style:base-cell-address="City.CQ73"/>
      <style:map style:condition="cell-content()=11" style:apply-style-name="Yellow_20_Flower" style:base-cell-address="City.CQ73"/>
      <style:map style:condition="cell-content()=12" style:apply-style-name="Blue_20_Flower" style:base-cell-address="City.CQ73"/>
      <style:map style:condition="cell-content()=13" style:apply-style-name="Pink_20_Flowers" style:base-cell-address="City.CQ73"/>
    </style:style>
    <style:style style:name="ce244" style:family="table-cell" style:parent-style-name="Default">
      <style:table-cell-properties fo:border="none" fo:padding="0.028in"/>
      <style:map style:condition="cell-content()=0" style:apply-style-name="Open_20_Space" style:base-cell-address="City.CQ74"/>
      <style:map style:condition="cell-content()=1" style:apply-style-name="Excel_5f_CondFormat_5f_1_5f_1_5f_2" style:base-cell-address="City.CQ74"/>
      <style:map style:condition="cell-content()=2" style:apply-style-name="Excel_5f_CondFormat_5f_1_5f_1_5f_3" style:base-cell-address="City.CQ74"/>
      <style:map style:condition="cell-content()=3" style:apply-style-name="Excel_5f_CondFormat_5f_1_5f_1_5f_4" style:base-cell-address="City.CQ74"/>
      <style:map style:condition="cell-content()=4" style:apply-style-name="Excel_5f_CondFormat_5f_1_5f_1_5f_5" style:base-cell-address="City.CQ74"/>
      <style:map style:condition="cell-content()=100" style:apply-style-name="Excel_5f_CondFormat_5f_1_5f_1_5f_6" style:base-cell-address="City.CQ74"/>
      <style:map style:condition="cell-content()&gt;101" style:apply-style-name="Excel_5f_CondFormat_5f_1_5f_1_5f_7" style:base-cell-address="City.CQ74"/>
      <style:map style:condition="cell-content()=6" style:apply-style-name="Trees" style:base-cell-address="City.CQ74"/>
      <style:map style:condition="cell-content()=5" style:apply-style-name="Trees1" style:base-cell-address="City.CQ74"/>
      <style:map style:condition="cell-content()=11" style:apply-style-name="Yellow_20_Flower" style:base-cell-address="City.CQ74"/>
      <style:map style:condition="cell-content()=12" style:apply-style-name="Blue_20_Flower" style:base-cell-address="City.CQ74"/>
      <style:map style:condition="cell-content()=13" style:apply-style-name="Pink_20_Flowers" style:base-cell-address="City.CQ74"/>
    </style:style>
    <style:style style:name="ce245" style:family="table-cell" style:parent-style-name="Default">
      <style:table-cell-properties fo:border="none" fo:padding="0.028in"/>
      <style:map style:condition="cell-content()=0" style:apply-style-name="Open_20_Space" style:base-cell-address="City.CQ75"/>
      <style:map style:condition="cell-content()=1" style:apply-style-name="Excel_5f_CondFormat_5f_1_5f_1_5f_2" style:base-cell-address="City.CQ75"/>
      <style:map style:condition="cell-content()=2" style:apply-style-name="Excel_5f_CondFormat_5f_1_5f_1_5f_3" style:base-cell-address="City.CQ75"/>
      <style:map style:condition="cell-content()=3" style:apply-style-name="Excel_5f_CondFormat_5f_1_5f_1_5f_4" style:base-cell-address="City.CQ75"/>
      <style:map style:condition="cell-content()=4" style:apply-style-name="Excel_5f_CondFormat_5f_1_5f_1_5f_5" style:base-cell-address="City.CQ75"/>
      <style:map style:condition="cell-content()=100" style:apply-style-name="Excel_5f_CondFormat_5f_1_5f_1_5f_6" style:base-cell-address="City.CQ75"/>
      <style:map style:condition="cell-content()&gt;101" style:apply-style-name="Excel_5f_CondFormat_5f_1_5f_1_5f_7" style:base-cell-address="City.CQ75"/>
      <style:map style:condition="cell-content()=6" style:apply-style-name="Trees" style:base-cell-address="City.CQ75"/>
      <style:map style:condition="cell-content()=5" style:apply-style-name="Trees1" style:base-cell-address="City.CQ75"/>
      <style:map style:condition="cell-content()=11" style:apply-style-name="Yellow_20_Flower" style:base-cell-address="City.CQ75"/>
      <style:map style:condition="cell-content()=12" style:apply-style-name="Blue_20_Flower" style:base-cell-address="City.CQ75"/>
      <style:map style:condition="cell-content()=13" style:apply-style-name="Pink_20_Flowers" style:base-cell-address="City.CQ75"/>
    </style:style>
    <style:style style:name="ce246" style:family="table-cell" style:parent-style-name="Default">
      <style:table-cell-properties fo:border="none" fo:padding="0.028in"/>
      <style:map style:condition="cell-content()=0" style:apply-style-name="Open_20_Space" style:base-cell-address="City.CQ76"/>
      <style:map style:condition="cell-content()=1" style:apply-style-name="Excel_5f_CondFormat_5f_1_5f_1_5f_2" style:base-cell-address="City.CQ76"/>
      <style:map style:condition="cell-content()=2" style:apply-style-name="Excel_5f_CondFormat_5f_1_5f_1_5f_3" style:base-cell-address="City.CQ76"/>
      <style:map style:condition="cell-content()=3" style:apply-style-name="Excel_5f_CondFormat_5f_1_5f_1_5f_4" style:base-cell-address="City.CQ76"/>
      <style:map style:condition="cell-content()=4" style:apply-style-name="Excel_5f_CondFormat_5f_1_5f_1_5f_5" style:base-cell-address="City.CQ76"/>
      <style:map style:condition="cell-content()=100" style:apply-style-name="Excel_5f_CondFormat_5f_1_5f_1_5f_6" style:base-cell-address="City.CQ76"/>
      <style:map style:condition="cell-content()&gt;101" style:apply-style-name="Excel_5f_CondFormat_5f_1_5f_1_5f_7" style:base-cell-address="City.CQ76"/>
      <style:map style:condition="cell-content()=6" style:apply-style-name="Trees" style:base-cell-address="City.CQ76"/>
      <style:map style:condition="cell-content()=5" style:apply-style-name="Trees1" style:base-cell-address="City.CQ76"/>
      <style:map style:condition="cell-content()=11" style:apply-style-name="Yellow_20_Flower" style:base-cell-address="City.CQ76"/>
      <style:map style:condition="cell-content()=12" style:apply-style-name="Blue_20_Flower" style:base-cell-address="City.CQ76"/>
      <style:map style:condition="cell-content()=13" style:apply-style-name="Pink_20_Flowers" style:base-cell-address="City.CQ76"/>
    </style:style>
    <style:style style:name="ce247" style:family="table-cell" style:parent-style-name="Default">
      <style:table-cell-properties fo:border="none" fo:padding="0.028in"/>
      <style:map style:condition="cell-content()=0" style:apply-style-name="Open_20_Space" style:base-cell-address="City.CQ77"/>
      <style:map style:condition="cell-content()=1" style:apply-style-name="Excel_5f_CondFormat_5f_1_5f_1_5f_2" style:base-cell-address="City.CQ77"/>
      <style:map style:condition="cell-content()=2" style:apply-style-name="Excel_5f_CondFormat_5f_1_5f_1_5f_3" style:base-cell-address="City.CQ77"/>
      <style:map style:condition="cell-content()=3" style:apply-style-name="Excel_5f_CondFormat_5f_1_5f_1_5f_4" style:base-cell-address="City.CQ77"/>
      <style:map style:condition="cell-content()=4" style:apply-style-name="Excel_5f_CondFormat_5f_1_5f_1_5f_5" style:base-cell-address="City.CQ77"/>
      <style:map style:condition="cell-content()=100" style:apply-style-name="Excel_5f_CondFormat_5f_1_5f_1_5f_6" style:base-cell-address="City.CQ77"/>
      <style:map style:condition="cell-content()&gt;101" style:apply-style-name="Excel_5f_CondFormat_5f_1_5f_1_5f_7" style:base-cell-address="City.CQ77"/>
      <style:map style:condition="cell-content()=6" style:apply-style-name="Trees" style:base-cell-address="City.CQ77"/>
      <style:map style:condition="cell-content()=5" style:apply-style-name="Trees1" style:base-cell-address="City.CQ77"/>
      <style:map style:condition="cell-content()=11" style:apply-style-name="Yellow_20_Flower" style:base-cell-address="City.CQ77"/>
      <style:map style:condition="cell-content()=12" style:apply-style-name="Blue_20_Flower" style:base-cell-address="City.CQ77"/>
      <style:map style:condition="cell-content()=13" style:apply-style-name="Pink_20_Flowers" style:base-cell-address="City.CQ77"/>
    </style:style>
    <style:style style:name="ce248" style:family="table-cell" style:parent-style-name="Default">
      <style:table-cell-properties fo:border="none" fo:padding="0.028in"/>
      <style:map style:condition="cell-content()=0" style:apply-style-name="Open_20_Space" style:base-cell-address="City.CQ78"/>
      <style:map style:condition="cell-content()=1" style:apply-style-name="Excel_5f_CondFormat_5f_1_5f_1_5f_2" style:base-cell-address="City.CQ78"/>
      <style:map style:condition="cell-content()=2" style:apply-style-name="Excel_5f_CondFormat_5f_1_5f_1_5f_3" style:base-cell-address="City.CQ78"/>
      <style:map style:condition="cell-content()=3" style:apply-style-name="Excel_5f_CondFormat_5f_1_5f_1_5f_4" style:base-cell-address="City.CQ78"/>
      <style:map style:condition="cell-content()=4" style:apply-style-name="Excel_5f_CondFormat_5f_1_5f_1_5f_5" style:base-cell-address="City.CQ78"/>
      <style:map style:condition="cell-content()=100" style:apply-style-name="Excel_5f_CondFormat_5f_1_5f_1_5f_6" style:base-cell-address="City.CQ78"/>
      <style:map style:condition="cell-content()&gt;101" style:apply-style-name="Excel_5f_CondFormat_5f_1_5f_1_5f_7" style:base-cell-address="City.CQ78"/>
      <style:map style:condition="cell-content()=6" style:apply-style-name="Trees" style:base-cell-address="City.CQ78"/>
      <style:map style:condition="cell-content()=5" style:apply-style-name="Trees1" style:base-cell-address="City.CQ78"/>
      <style:map style:condition="cell-content()=11" style:apply-style-name="Yellow_20_Flower" style:base-cell-address="City.CQ78"/>
      <style:map style:condition="cell-content()=12" style:apply-style-name="Blue_20_Flower" style:base-cell-address="City.CQ78"/>
      <style:map style:condition="cell-content()=13" style:apply-style-name="Pink_20_Flowers" style:base-cell-address="City.CQ78"/>
    </style:style>
    <style:style style:name="ce249" style:family="table-cell" style:parent-style-name="Default">
      <style:table-cell-properties fo:border="none" fo:padding="0.028in"/>
      <style:map style:condition="cell-content()=0" style:apply-style-name="Open_20_Space" style:base-cell-address="City.CQ79"/>
      <style:map style:condition="cell-content()=1" style:apply-style-name="Excel_5f_CondFormat_5f_1_5f_1_5f_2" style:base-cell-address="City.CQ79"/>
      <style:map style:condition="cell-content()=2" style:apply-style-name="Excel_5f_CondFormat_5f_1_5f_1_5f_3" style:base-cell-address="City.CQ79"/>
      <style:map style:condition="cell-content()=3" style:apply-style-name="Excel_5f_CondFormat_5f_1_5f_1_5f_4" style:base-cell-address="City.CQ79"/>
      <style:map style:condition="cell-content()=4" style:apply-style-name="Excel_5f_CondFormat_5f_1_5f_1_5f_5" style:base-cell-address="City.CQ79"/>
      <style:map style:condition="cell-content()=100" style:apply-style-name="Excel_5f_CondFormat_5f_1_5f_1_5f_6" style:base-cell-address="City.CQ79"/>
      <style:map style:condition="cell-content()&gt;101" style:apply-style-name="Excel_5f_CondFormat_5f_1_5f_1_5f_7" style:base-cell-address="City.CQ79"/>
      <style:map style:condition="cell-content()=6" style:apply-style-name="Trees" style:base-cell-address="City.CQ79"/>
      <style:map style:condition="cell-content()=5" style:apply-style-name="Trees1" style:base-cell-address="City.CQ79"/>
      <style:map style:condition="cell-content()=11" style:apply-style-name="Yellow_20_Flower" style:base-cell-address="City.CQ79"/>
      <style:map style:condition="cell-content()=12" style:apply-style-name="Blue_20_Flower" style:base-cell-address="City.CQ79"/>
      <style:map style:condition="cell-content()=13" style:apply-style-name="Pink_20_Flowers" style:base-cell-address="City.CQ79"/>
    </style:style>
    <style:style style:name="ce250" style:family="table-cell" style:parent-style-name="Default">
      <style:table-cell-properties fo:border="none" fo:padding="0.028in"/>
      <style:map style:condition="cell-content()=0" style:apply-style-name="Open_20_Space" style:base-cell-address="City.CR65"/>
      <style:map style:condition="cell-content()=1" style:apply-style-name="Excel_5f_CondFormat_5f_1_5f_1_5f_2" style:base-cell-address="City.CR65"/>
      <style:map style:condition="cell-content()=2" style:apply-style-name="Excel_5f_CondFormat_5f_1_5f_1_5f_3" style:base-cell-address="City.CR65"/>
      <style:map style:condition="cell-content()=3" style:apply-style-name="Excel_5f_CondFormat_5f_1_5f_1_5f_4" style:base-cell-address="City.CR65"/>
      <style:map style:condition="cell-content()=4" style:apply-style-name="Excel_5f_CondFormat_5f_1_5f_1_5f_5" style:base-cell-address="City.CR65"/>
      <style:map style:condition="cell-content()=100" style:apply-style-name="Excel_5f_CondFormat_5f_1_5f_1_5f_6" style:base-cell-address="City.CR65"/>
      <style:map style:condition="cell-content()&gt;101" style:apply-style-name="Excel_5f_CondFormat_5f_1_5f_1_5f_7" style:base-cell-address="City.CR65"/>
      <style:map style:condition="cell-content()=6" style:apply-style-name="Trees" style:base-cell-address="City.CR65"/>
      <style:map style:condition="cell-content()=5" style:apply-style-name="Trees1" style:base-cell-address="City.CR65"/>
      <style:map style:condition="cell-content()=11" style:apply-style-name="Yellow_20_Flower" style:base-cell-address="City.CR65"/>
      <style:map style:condition="cell-content()=12" style:apply-style-name="Blue_20_Flower" style:base-cell-address="City.CR65"/>
      <style:map style:condition="cell-content()=13" style:apply-style-name="Pink_20_Flowers" style:base-cell-address="City.CR65"/>
    </style:style>
    <style:style style:name="ce251" style:family="table-cell" style:parent-style-name="Default">
      <style:table-cell-properties fo:border="none" fo:padding="0.028in"/>
      <style:map style:condition="cell-content()=0" style:apply-style-name="Open_20_Space" style:base-cell-address="City.CR66"/>
      <style:map style:condition="cell-content()=1" style:apply-style-name="Excel_5f_CondFormat_5f_1_5f_1_5f_2" style:base-cell-address="City.CR66"/>
      <style:map style:condition="cell-content()=2" style:apply-style-name="Excel_5f_CondFormat_5f_1_5f_1_5f_3" style:base-cell-address="City.CR66"/>
      <style:map style:condition="cell-content()=3" style:apply-style-name="Excel_5f_CondFormat_5f_1_5f_1_5f_4" style:base-cell-address="City.CR66"/>
      <style:map style:condition="cell-content()=4" style:apply-style-name="Excel_5f_CondFormat_5f_1_5f_1_5f_5" style:base-cell-address="City.CR66"/>
      <style:map style:condition="cell-content()=100" style:apply-style-name="Excel_5f_CondFormat_5f_1_5f_1_5f_6" style:base-cell-address="City.CR66"/>
      <style:map style:condition="cell-content()&gt;101" style:apply-style-name="Excel_5f_CondFormat_5f_1_5f_1_5f_7" style:base-cell-address="City.CR66"/>
      <style:map style:condition="cell-content()=6" style:apply-style-name="Trees" style:base-cell-address="City.CR66"/>
      <style:map style:condition="cell-content()=5" style:apply-style-name="Trees1" style:base-cell-address="City.CR66"/>
      <style:map style:condition="cell-content()=11" style:apply-style-name="Yellow_20_Flower" style:base-cell-address="City.CR66"/>
      <style:map style:condition="cell-content()=12" style:apply-style-name="Blue_20_Flower" style:base-cell-address="City.CR66"/>
      <style:map style:condition="cell-content()=13" style:apply-style-name="Pink_20_Flowers" style:base-cell-address="City.CR66"/>
    </style:style>
    <style:style style:name="ce252" style:family="table-cell" style:parent-style-name="Default">
      <style:table-cell-properties fo:border="none" fo:padding="0.028in"/>
      <style:map style:condition="cell-content()=0" style:apply-style-name="Open_20_Space" style:base-cell-address="City.CR67"/>
      <style:map style:condition="cell-content()=1" style:apply-style-name="Excel_5f_CondFormat_5f_1_5f_1_5f_2" style:base-cell-address="City.CR67"/>
      <style:map style:condition="cell-content()=2" style:apply-style-name="Excel_5f_CondFormat_5f_1_5f_1_5f_3" style:base-cell-address="City.CR67"/>
      <style:map style:condition="cell-content()=3" style:apply-style-name="Excel_5f_CondFormat_5f_1_5f_1_5f_4" style:base-cell-address="City.CR67"/>
      <style:map style:condition="cell-content()=4" style:apply-style-name="Excel_5f_CondFormat_5f_1_5f_1_5f_5" style:base-cell-address="City.CR67"/>
      <style:map style:condition="cell-content()=100" style:apply-style-name="Excel_5f_CondFormat_5f_1_5f_1_5f_6" style:base-cell-address="City.CR67"/>
      <style:map style:condition="cell-content()&gt;101" style:apply-style-name="Excel_5f_CondFormat_5f_1_5f_1_5f_7" style:base-cell-address="City.CR67"/>
      <style:map style:condition="cell-content()=6" style:apply-style-name="Trees" style:base-cell-address="City.CR67"/>
      <style:map style:condition="cell-content()=5" style:apply-style-name="Trees1" style:base-cell-address="City.CR67"/>
      <style:map style:condition="cell-content()=11" style:apply-style-name="Yellow_20_Flower" style:base-cell-address="City.CR67"/>
      <style:map style:condition="cell-content()=12" style:apply-style-name="Blue_20_Flower" style:base-cell-address="City.CR67"/>
      <style:map style:condition="cell-content()=13" style:apply-style-name="Pink_20_Flowers" style:base-cell-address="City.CR67"/>
    </style:style>
    <style:style style:name="ce253" style:family="table-cell" style:parent-style-name="Default">
      <style:table-cell-properties fo:border="none" fo:padding="0.028in"/>
      <style:map style:condition="cell-content()=0" style:apply-style-name="Open_20_Space" style:base-cell-address="City.CR68"/>
      <style:map style:condition="cell-content()=1" style:apply-style-name="Excel_5f_CondFormat_5f_1_5f_1_5f_2" style:base-cell-address="City.CR68"/>
      <style:map style:condition="cell-content()=2" style:apply-style-name="Excel_5f_CondFormat_5f_1_5f_1_5f_3" style:base-cell-address="City.CR68"/>
      <style:map style:condition="cell-content()=3" style:apply-style-name="Excel_5f_CondFormat_5f_1_5f_1_5f_4" style:base-cell-address="City.CR68"/>
      <style:map style:condition="cell-content()=4" style:apply-style-name="Excel_5f_CondFormat_5f_1_5f_1_5f_5" style:base-cell-address="City.CR68"/>
      <style:map style:condition="cell-content()=100" style:apply-style-name="Excel_5f_CondFormat_5f_1_5f_1_5f_6" style:base-cell-address="City.CR68"/>
      <style:map style:condition="cell-content()&gt;101" style:apply-style-name="Excel_5f_CondFormat_5f_1_5f_1_5f_7" style:base-cell-address="City.CR68"/>
      <style:map style:condition="cell-content()=6" style:apply-style-name="Trees" style:base-cell-address="City.CR68"/>
      <style:map style:condition="cell-content()=5" style:apply-style-name="Trees1" style:base-cell-address="City.CR68"/>
      <style:map style:condition="cell-content()=11" style:apply-style-name="Yellow_20_Flower" style:base-cell-address="City.CR68"/>
      <style:map style:condition="cell-content()=12" style:apply-style-name="Blue_20_Flower" style:base-cell-address="City.CR68"/>
      <style:map style:condition="cell-content()=13" style:apply-style-name="Pink_20_Flowers" style:base-cell-address="City.CR68"/>
    </style:style>
    <style:style style:name="ce254" style:family="table-cell" style:parent-style-name="Default">
      <style:table-cell-properties fo:border="none" fo:padding="0.028in"/>
      <style:map style:condition="cell-content()=0" style:apply-style-name="Open_20_Space" style:base-cell-address="City.CR69"/>
      <style:map style:condition="cell-content()=1" style:apply-style-name="Excel_5f_CondFormat_5f_1_5f_1_5f_2" style:base-cell-address="City.CR69"/>
      <style:map style:condition="cell-content()=2" style:apply-style-name="Excel_5f_CondFormat_5f_1_5f_1_5f_3" style:base-cell-address="City.CR69"/>
      <style:map style:condition="cell-content()=3" style:apply-style-name="Excel_5f_CondFormat_5f_1_5f_1_5f_4" style:base-cell-address="City.CR69"/>
      <style:map style:condition="cell-content()=4" style:apply-style-name="Excel_5f_CondFormat_5f_1_5f_1_5f_5" style:base-cell-address="City.CR69"/>
      <style:map style:condition="cell-content()=100" style:apply-style-name="Excel_5f_CondFormat_5f_1_5f_1_5f_6" style:base-cell-address="City.CR69"/>
      <style:map style:condition="cell-content()&gt;101" style:apply-style-name="Excel_5f_CondFormat_5f_1_5f_1_5f_7" style:base-cell-address="City.CR69"/>
      <style:map style:condition="cell-content()=6" style:apply-style-name="Trees" style:base-cell-address="City.CR69"/>
      <style:map style:condition="cell-content()=5" style:apply-style-name="Trees1" style:base-cell-address="City.CR69"/>
      <style:map style:condition="cell-content()=11" style:apply-style-name="Yellow_20_Flower" style:base-cell-address="City.CR69"/>
      <style:map style:condition="cell-content()=12" style:apply-style-name="Blue_20_Flower" style:base-cell-address="City.CR69"/>
      <style:map style:condition="cell-content()=13" style:apply-style-name="Pink_20_Flowers" style:base-cell-address="City.CR69"/>
    </style:style>
    <style:style style:name="ce255" style:family="table-cell" style:parent-style-name="Default">
      <style:table-cell-properties fo:border="none" fo:padding="0.028in"/>
      <style:map style:condition="cell-content()=0" style:apply-style-name="Open_20_Space" style:base-cell-address="City.CR70"/>
      <style:map style:condition="cell-content()=1" style:apply-style-name="Excel_5f_CondFormat_5f_1_5f_1_5f_2" style:base-cell-address="City.CR70"/>
      <style:map style:condition="cell-content()=2" style:apply-style-name="Excel_5f_CondFormat_5f_1_5f_1_5f_3" style:base-cell-address="City.CR70"/>
      <style:map style:condition="cell-content()=3" style:apply-style-name="Excel_5f_CondFormat_5f_1_5f_1_5f_4" style:base-cell-address="City.CR70"/>
      <style:map style:condition="cell-content()=4" style:apply-style-name="Excel_5f_CondFormat_5f_1_5f_1_5f_5" style:base-cell-address="City.CR70"/>
      <style:map style:condition="cell-content()=100" style:apply-style-name="Excel_5f_CondFormat_5f_1_5f_1_5f_6" style:base-cell-address="City.CR70"/>
      <style:map style:condition="cell-content()&gt;101" style:apply-style-name="Excel_5f_CondFormat_5f_1_5f_1_5f_7" style:base-cell-address="City.CR70"/>
      <style:map style:condition="cell-content()=6" style:apply-style-name="Trees" style:base-cell-address="City.CR70"/>
      <style:map style:condition="cell-content()=5" style:apply-style-name="Trees1" style:base-cell-address="City.CR70"/>
      <style:map style:condition="cell-content()=11" style:apply-style-name="Yellow_20_Flower" style:base-cell-address="City.CR70"/>
      <style:map style:condition="cell-content()=12" style:apply-style-name="Blue_20_Flower" style:base-cell-address="City.CR70"/>
      <style:map style:condition="cell-content()=13" style:apply-style-name="Pink_20_Flowers" style:base-cell-address="City.CR70"/>
    </style:style>
    <style:style style:name="ce256" style:family="table-cell" style:parent-style-name="Default">
      <style:table-cell-properties fo:border="none" fo:padding="0.028in"/>
      <style:map style:condition="cell-content()=0" style:apply-style-name="Open_20_Space" style:base-cell-address="City.CR71"/>
      <style:map style:condition="cell-content()=1" style:apply-style-name="Excel_5f_CondFormat_5f_1_5f_1_5f_2" style:base-cell-address="City.CR71"/>
      <style:map style:condition="cell-content()=2" style:apply-style-name="Excel_5f_CondFormat_5f_1_5f_1_5f_3" style:base-cell-address="City.CR71"/>
      <style:map style:condition="cell-content()=3" style:apply-style-name="Excel_5f_CondFormat_5f_1_5f_1_5f_4" style:base-cell-address="City.CR71"/>
      <style:map style:condition="cell-content()=4" style:apply-style-name="Excel_5f_CondFormat_5f_1_5f_1_5f_5" style:base-cell-address="City.CR71"/>
      <style:map style:condition="cell-content()=100" style:apply-style-name="Excel_5f_CondFormat_5f_1_5f_1_5f_6" style:base-cell-address="City.CR71"/>
      <style:map style:condition="cell-content()&gt;101" style:apply-style-name="Excel_5f_CondFormat_5f_1_5f_1_5f_7" style:base-cell-address="City.CR71"/>
      <style:map style:condition="cell-content()=6" style:apply-style-name="Trees" style:base-cell-address="City.CR71"/>
      <style:map style:condition="cell-content()=5" style:apply-style-name="Trees1" style:base-cell-address="City.CR71"/>
      <style:map style:condition="cell-content()=11" style:apply-style-name="Yellow_20_Flower" style:base-cell-address="City.CR71"/>
      <style:map style:condition="cell-content()=12" style:apply-style-name="Blue_20_Flower" style:base-cell-address="City.CR71"/>
      <style:map style:condition="cell-content()=13" style:apply-style-name="Pink_20_Flowers" style:base-cell-address="City.CR71"/>
    </style:style>
    <style:style style:name="ce257" style:family="table-cell" style:parent-style-name="Default">
      <style:table-cell-properties fo:border="none" fo:padding="0.028in"/>
      <style:map style:condition="cell-content()=0" style:apply-style-name="Open_20_Space" style:base-cell-address="City.CR72"/>
      <style:map style:condition="cell-content()=1" style:apply-style-name="Excel_5f_CondFormat_5f_1_5f_1_5f_2" style:base-cell-address="City.CR72"/>
      <style:map style:condition="cell-content()=2" style:apply-style-name="Excel_5f_CondFormat_5f_1_5f_1_5f_3" style:base-cell-address="City.CR72"/>
      <style:map style:condition="cell-content()=3" style:apply-style-name="Excel_5f_CondFormat_5f_1_5f_1_5f_4" style:base-cell-address="City.CR72"/>
      <style:map style:condition="cell-content()=4" style:apply-style-name="Excel_5f_CondFormat_5f_1_5f_1_5f_5" style:base-cell-address="City.CR72"/>
      <style:map style:condition="cell-content()=100" style:apply-style-name="Excel_5f_CondFormat_5f_1_5f_1_5f_6" style:base-cell-address="City.CR72"/>
      <style:map style:condition="cell-content()&gt;101" style:apply-style-name="Excel_5f_CondFormat_5f_1_5f_1_5f_7" style:base-cell-address="City.CR72"/>
      <style:map style:condition="cell-content()=6" style:apply-style-name="Trees" style:base-cell-address="City.CR72"/>
      <style:map style:condition="cell-content()=5" style:apply-style-name="Trees1" style:base-cell-address="City.CR72"/>
      <style:map style:condition="cell-content()=11" style:apply-style-name="Yellow_20_Flower" style:base-cell-address="City.CR72"/>
      <style:map style:condition="cell-content()=12" style:apply-style-name="Blue_20_Flower" style:base-cell-address="City.CR72"/>
      <style:map style:condition="cell-content()=13" style:apply-style-name="Pink_20_Flowers" style:base-cell-address="City.CR72"/>
    </style:style>
    <style:style style:name="ce258" style:family="table-cell" style:parent-style-name="Default">
      <style:table-cell-properties fo:border="none" fo:padding="0.028in"/>
      <style:map style:condition="cell-content()=0" style:apply-style-name="Open_20_Space" style:base-cell-address="City.CR73"/>
      <style:map style:condition="cell-content()=1" style:apply-style-name="Excel_5f_CondFormat_5f_1_5f_1_5f_2" style:base-cell-address="City.CR73"/>
      <style:map style:condition="cell-content()=2" style:apply-style-name="Excel_5f_CondFormat_5f_1_5f_1_5f_3" style:base-cell-address="City.CR73"/>
      <style:map style:condition="cell-content()=3" style:apply-style-name="Excel_5f_CondFormat_5f_1_5f_1_5f_4" style:base-cell-address="City.CR73"/>
      <style:map style:condition="cell-content()=4" style:apply-style-name="Excel_5f_CondFormat_5f_1_5f_1_5f_5" style:base-cell-address="City.CR73"/>
      <style:map style:condition="cell-content()=100" style:apply-style-name="Excel_5f_CondFormat_5f_1_5f_1_5f_6" style:base-cell-address="City.CR73"/>
      <style:map style:condition="cell-content()&gt;101" style:apply-style-name="Excel_5f_CondFormat_5f_1_5f_1_5f_7" style:base-cell-address="City.CR73"/>
      <style:map style:condition="cell-content()=6" style:apply-style-name="Trees" style:base-cell-address="City.CR73"/>
      <style:map style:condition="cell-content()=5" style:apply-style-name="Trees1" style:base-cell-address="City.CR73"/>
      <style:map style:condition="cell-content()=11" style:apply-style-name="Yellow_20_Flower" style:base-cell-address="City.CR73"/>
      <style:map style:condition="cell-content()=12" style:apply-style-name="Blue_20_Flower" style:base-cell-address="City.CR73"/>
      <style:map style:condition="cell-content()=13" style:apply-style-name="Pink_20_Flowers" style:base-cell-address="City.CR73"/>
    </style:style>
    <style:style style:name="ce259" style:family="table-cell" style:parent-style-name="Default">
      <style:table-cell-properties fo:border="none" fo:padding="0.028in"/>
      <style:map style:condition="cell-content()=0" style:apply-style-name="Open_20_Space" style:base-cell-address="City.CR74"/>
      <style:map style:condition="cell-content()=1" style:apply-style-name="Excel_5f_CondFormat_5f_1_5f_1_5f_2" style:base-cell-address="City.CR74"/>
      <style:map style:condition="cell-content()=2" style:apply-style-name="Excel_5f_CondFormat_5f_1_5f_1_5f_3" style:base-cell-address="City.CR74"/>
      <style:map style:condition="cell-content()=3" style:apply-style-name="Excel_5f_CondFormat_5f_1_5f_1_5f_4" style:base-cell-address="City.CR74"/>
      <style:map style:condition="cell-content()=4" style:apply-style-name="Excel_5f_CondFormat_5f_1_5f_1_5f_5" style:base-cell-address="City.CR74"/>
      <style:map style:condition="cell-content()=100" style:apply-style-name="Excel_5f_CondFormat_5f_1_5f_1_5f_6" style:base-cell-address="City.CR74"/>
      <style:map style:condition="cell-content()&gt;101" style:apply-style-name="Excel_5f_CondFormat_5f_1_5f_1_5f_7" style:base-cell-address="City.CR74"/>
      <style:map style:condition="cell-content()=6" style:apply-style-name="Trees" style:base-cell-address="City.CR74"/>
      <style:map style:condition="cell-content()=5" style:apply-style-name="Trees1" style:base-cell-address="City.CR74"/>
      <style:map style:condition="cell-content()=11" style:apply-style-name="Yellow_20_Flower" style:base-cell-address="City.CR74"/>
      <style:map style:condition="cell-content()=12" style:apply-style-name="Blue_20_Flower" style:base-cell-address="City.CR74"/>
      <style:map style:condition="cell-content()=13" style:apply-style-name="Pink_20_Flowers" style:base-cell-address="City.CR74"/>
    </style:style>
    <style:style style:name="ce260" style:family="table-cell" style:parent-style-name="Default">
      <style:table-cell-properties fo:border="none" fo:padding="0.028in"/>
      <style:map style:condition="cell-content()=0" style:apply-style-name="Open_20_Space" style:base-cell-address="City.CR75"/>
      <style:map style:condition="cell-content()=1" style:apply-style-name="Excel_5f_CondFormat_5f_1_5f_1_5f_2" style:base-cell-address="City.CR75"/>
      <style:map style:condition="cell-content()=2" style:apply-style-name="Excel_5f_CondFormat_5f_1_5f_1_5f_3" style:base-cell-address="City.CR75"/>
      <style:map style:condition="cell-content()=3" style:apply-style-name="Excel_5f_CondFormat_5f_1_5f_1_5f_4" style:base-cell-address="City.CR75"/>
      <style:map style:condition="cell-content()=4" style:apply-style-name="Excel_5f_CondFormat_5f_1_5f_1_5f_5" style:base-cell-address="City.CR75"/>
      <style:map style:condition="cell-content()=100" style:apply-style-name="Excel_5f_CondFormat_5f_1_5f_1_5f_6" style:base-cell-address="City.CR75"/>
      <style:map style:condition="cell-content()&gt;101" style:apply-style-name="Excel_5f_CondFormat_5f_1_5f_1_5f_7" style:base-cell-address="City.CR75"/>
      <style:map style:condition="cell-content()=6" style:apply-style-name="Trees" style:base-cell-address="City.CR75"/>
      <style:map style:condition="cell-content()=5" style:apply-style-name="Trees1" style:base-cell-address="City.CR75"/>
      <style:map style:condition="cell-content()=11" style:apply-style-name="Yellow_20_Flower" style:base-cell-address="City.CR75"/>
      <style:map style:condition="cell-content()=12" style:apply-style-name="Blue_20_Flower" style:base-cell-address="City.CR75"/>
      <style:map style:condition="cell-content()=13" style:apply-style-name="Pink_20_Flowers" style:base-cell-address="City.CR75"/>
    </style:style>
    <style:style style:name="ce261" style:family="table-cell" style:parent-style-name="Default">
      <style:table-cell-properties fo:border="none" fo:padding="0.028in"/>
      <style:map style:condition="cell-content()=0" style:apply-style-name="Open_20_Space" style:base-cell-address="City.CR76"/>
      <style:map style:condition="cell-content()=1" style:apply-style-name="Excel_5f_CondFormat_5f_1_5f_1_5f_2" style:base-cell-address="City.CR76"/>
      <style:map style:condition="cell-content()=2" style:apply-style-name="Excel_5f_CondFormat_5f_1_5f_1_5f_3" style:base-cell-address="City.CR76"/>
      <style:map style:condition="cell-content()=3" style:apply-style-name="Excel_5f_CondFormat_5f_1_5f_1_5f_4" style:base-cell-address="City.CR76"/>
      <style:map style:condition="cell-content()=4" style:apply-style-name="Excel_5f_CondFormat_5f_1_5f_1_5f_5" style:base-cell-address="City.CR76"/>
      <style:map style:condition="cell-content()=100" style:apply-style-name="Excel_5f_CondFormat_5f_1_5f_1_5f_6" style:base-cell-address="City.CR76"/>
      <style:map style:condition="cell-content()&gt;101" style:apply-style-name="Excel_5f_CondFormat_5f_1_5f_1_5f_7" style:base-cell-address="City.CR76"/>
      <style:map style:condition="cell-content()=6" style:apply-style-name="Trees" style:base-cell-address="City.CR76"/>
      <style:map style:condition="cell-content()=5" style:apply-style-name="Trees1" style:base-cell-address="City.CR76"/>
      <style:map style:condition="cell-content()=11" style:apply-style-name="Yellow_20_Flower" style:base-cell-address="City.CR76"/>
      <style:map style:condition="cell-content()=12" style:apply-style-name="Blue_20_Flower" style:base-cell-address="City.CR76"/>
      <style:map style:condition="cell-content()=13" style:apply-style-name="Pink_20_Flowers" style:base-cell-address="City.CR76"/>
    </style:style>
    <style:style style:name="ce262" style:family="table-cell" style:parent-style-name="Default">
      <style:table-cell-properties fo:border="none" fo:padding="0.028in"/>
      <style:map style:condition="cell-content()=0" style:apply-style-name="Open_20_Space" style:base-cell-address="City.CR77"/>
      <style:map style:condition="cell-content()=1" style:apply-style-name="Excel_5f_CondFormat_5f_1_5f_1_5f_2" style:base-cell-address="City.CR77"/>
      <style:map style:condition="cell-content()=2" style:apply-style-name="Excel_5f_CondFormat_5f_1_5f_1_5f_3" style:base-cell-address="City.CR77"/>
      <style:map style:condition="cell-content()=3" style:apply-style-name="Excel_5f_CondFormat_5f_1_5f_1_5f_4" style:base-cell-address="City.CR77"/>
      <style:map style:condition="cell-content()=4" style:apply-style-name="Excel_5f_CondFormat_5f_1_5f_1_5f_5" style:base-cell-address="City.CR77"/>
      <style:map style:condition="cell-content()=100" style:apply-style-name="Excel_5f_CondFormat_5f_1_5f_1_5f_6" style:base-cell-address="City.CR77"/>
      <style:map style:condition="cell-content()&gt;101" style:apply-style-name="Excel_5f_CondFormat_5f_1_5f_1_5f_7" style:base-cell-address="City.CR77"/>
      <style:map style:condition="cell-content()=6" style:apply-style-name="Trees" style:base-cell-address="City.CR77"/>
      <style:map style:condition="cell-content()=5" style:apply-style-name="Trees1" style:base-cell-address="City.CR77"/>
      <style:map style:condition="cell-content()=11" style:apply-style-name="Yellow_20_Flower" style:base-cell-address="City.CR77"/>
      <style:map style:condition="cell-content()=12" style:apply-style-name="Blue_20_Flower" style:base-cell-address="City.CR77"/>
      <style:map style:condition="cell-content()=13" style:apply-style-name="Pink_20_Flowers" style:base-cell-address="City.CR77"/>
    </style:style>
    <style:style style:name="ce263" style:family="table-cell" style:parent-style-name="Default">
      <style:table-cell-properties fo:border="none" fo:padding="0.028in"/>
      <style:map style:condition="cell-content()=0" style:apply-style-name="Open_20_Space" style:base-cell-address="City.CR78"/>
      <style:map style:condition="cell-content()=1" style:apply-style-name="Excel_5f_CondFormat_5f_1_5f_1_5f_2" style:base-cell-address="City.CR78"/>
      <style:map style:condition="cell-content()=2" style:apply-style-name="Excel_5f_CondFormat_5f_1_5f_1_5f_3" style:base-cell-address="City.CR78"/>
      <style:map style:condition="cell-content()=3" style:apply-style-name="Excel_5f_CondFormat_5f_1_5f_1_5f_4" style:base-cell-address="City.CR78"/>
      <style:map style:condition="cell-content()=4" style:apply-style-name="Excel_5f_CondFormat_5f_1_5f_1_5f_5" style:base-cell-address="City.CR78"/>
      <style:map style:condition="cell-content()=100" style:apply-style-name="Excel_5f_CondFormat_5f_1_5f_1_5f_6" style:base-cell-address="City.CR78"/>
      <style:map style:condition="cell-content()&gt;101" style:apply-style-name="Excel_5f_CondFormat_5f_1_5f_1_5f_7" style:base-cell-address="City.CR78"/>
      <style:map style:condition="cell-content()=6" style:apply-style-name="Trees" style:base-cell-address="City.CR78"/>
      <style:map style:condition="cell-content()=5" style:apply-style-name="Trees1" style:base-cell-address="City.CR78"/>
      <style:map style:condition="cell-content()=11" style:apply-style-name="Yellow_20_Flower" style:base-cell-address="City.CR78"/>
      <style:map style:condition="cell-content()=12" style:apply-style-name="Blue_20_Flower" style:base-cell-address="City.CR78"/>
      <style:map style:condition="cell-content()=13" style:apply-style-name="Pink_20_Flowers" style:base-cell-address="City.CR78"/>
    </style:style>
    <style:style style:name="ce264" style:family="table-cell" style:parent-style-name="Default">
      <style:table-cell-properties fo:border="none" fo:padding="0.028in"/>
      <style:map style:condition="cell-content()=0" style:apply-style-name="Open_20_Space" style:base-cell-address="City.CR79"/>
      <style:map style:condition="cell-content()=1" style:apply-style-name="Excel_5f_CondFormat_5f_1_5f_1_5f_2" style:base-cell-address="City.CR79"/>
      <style:map style:condition="cell-content()=2" style:apply-style-name="Excel_5f_CondFormat_5f_1_5f_1_5f_3" style:base-cell-address="City.CR79"/>
      <style:map style:condition="cell-content()=3" style:apply-style-name="Excel_5f_CondFormat_5f_1_5f_1_5f_4" style:base-cell-address="City.CR79"/>
      <style:map style:condition="cell-content()=4" style:apply-style-name="Excel_5f_CondFormat_5f_1_5f_1_5f_5" style:base-cell-address="City.CR79"/>
      <style:map style:condition="cell-content()=100" style:apply-style-name="Excel_5f_CondFormat_5f_1_5f_1_5f_6" style:base-cell-address="City.CR79"/>
      <style:map style:condition="cell-content()&gt;101" style:apply-style-name="Excel_5f_CondFormat_5f_1_5f_1_5f_7" style:base-cell-address="City.CR79"/>
      <style:map style:condition="cell-content()=6" style:apply-style-name="Trees" style:base-cell-address="City.CR79"/>
      <style:map style:condition="cell-content()=5" style:apply-style-name="Trees1" style:base-cell-address="City.CR79"/>
      <style:map style:condition="cell-content()=11" style:apply-style-name="Yellow_20_Flower" style:base-cell-address="City.CR79"/>
      <style:map style:condition="cell-content()=12" style:apply-style-name="Blue_20_Flower" style:base-cell-address="City.CR79"/>
      <style:map style:condition="cell-content()=13" style:apply-style-name="Pink_20_Flowers" style:base-cell-address="City.CR79"/>
    </style:style>
    <style:style style:name="ce265" style:family="table-cell" style:parent-style-name="Default">
      <style:table-cell-properties fo:border="none" fo:padding="0.028in"/>
      <style:map style:condition="cell-content()=0" style:apply-style-name="Open_20_Space" style:base-cell-address="City.CS65"/>
      <style:map style:condition="cell-content()=1" style:apply-style-name="Excel_5f_CondFormat_5f_1_5f_1_5f_2" style:base-cell-address="City.CS65"/>
      <style:map style:condition="cell-content()=2" style:apply-style-name="Excel_5f_CondFormat_5f_1_5f_1_5f_3" style:base-cell-address="City.CS65"/>
      <style:map style:condition="cell-content()=3" style:apply-style-name="Excel_5f_CondFormat_5f_1_5f_1_5f_4" style:base-cell-address="City.CS65"/>
      <style:map style:condition="cell-content()=4" style:apply-style-name="Excel_5f_CondFormat_5f_1_5f_1_5f_5" style:base-cell-address="City.CS65"/>
      <style:map style:condition="cell-content()=100" style:apply-style-name="Excel_5f_CondFormat_5f_1_5f_1_5f_6" style:base-cell-address="City.CS65"/>
      <style:map style:condition="cell-content()&gt;101" style:apply-style-name="Excel_5f_CondFormat_5f_1_5f_1_5f_7" style:base-cell-address="City.CS65"/>
      <style:map style:condition="cell-content()=6" style:apply-style-name="Trees" style:base-cell-address="City.CS65"/>
      <style:map style:condition="cell-content()=5" style:apply-style-name="Trees1" style:base-cell-address="City.CS65"/>
      <style:map style:condition="cell-content()=11" style:apply-style-name="Yellow_20_Flower" style:base-cell-address="City.CS65"/>
      <style:map style:condition="cell-content()=12" style:apply-style-name="Blue_20_Flower" style:base-cell-address="City.CS65"/>
      <style:map style:condition="cell-content()=13" style:apply-style-name="Pink_20_Flowers" style:base-cell-address="City.CS65"/>
    </style:style>
    <style:style style:name="ce266" style:family="table-cell" style:parent-style-name="Default">
      <style:table-cell-properties fo:border="none" fo:padding="0.028in"/>
      <style:map style:condition="cell-content()=0" style:apply-style-name="Open_20_Space" style:base-cell-address="City.CS66"/>
      <style:map style:condition="cell-content()=1" style:apply-style-name="Excel_5f_CondFormat_5f_1_5f_1_5f_2" style:base-cell-address="City.CS66"/>
      <style:map style:condition="cell-content()=2" style:apply-style-name="Excel_5f_CondFormat_5f_1_5f_1_5f_3" style:base-cell-address="City.CS66"/>
      <style:map style:condition="cell-content()=3" style:apply-style-name="Excel_5f_CondFormat_5f_1_5f_1_5f_4" style:base-cell-address="City.CS66"/>
      <style:map style:condition="cell-content()=4" style:apply-style-name="Excel_5f_CondFormat_5f_1_5f_1_5f_5" style:base-cell-address="City.CS66"/>
      <style:map style:condition="cell-content()=100" style:apply-style-name="Excel_5f_CondFormat_5f_1_5f_1_5f_6" style:base-cell-address="City.CS66"/>
      <style:map style:condition="cell-content()&gt;101" style:apply-style-name="Excel_5f_CondFormat_5f_1_5f_1_5f_7" style:base-cell-address="City.CS66"/>
      <style:map style:condition="cell-content()=6" style:apply-style-name="Trees" style:base-cell-address="City.CS66"/>
      <style:map style:condition="cell-content()=5" style:apply-style-name="Trees1" style:base-cell-address="City.CS66"/>
      <style:map style:condition="cell-content()=11" style:apply-style-name="Yellow_20_Flower" style:base-cell-address="City.CS66"/>
      <style:map style:condition="cell-content()=12" style:apply-style-name="Blue_20_Flower" style:base-cell-address="City.CS66"/>
      <style:map style:condition="cell-content()=13" style:apply-style-name="Pink_20_Flowers" style:base-cell-address="City.CS66"/>
    </style:style>
    <style:style style:name="ce267" style:family="table-cell" style:parent-style-name="Default">
      <style:table-cell-properties fo:border="none" fo:padding="0.028in"/>
      <style:map style:condition="cell-content()=0" style:apply-style-name="Open_20_Space" style:base-cell-address="City.CS67"/>
      <style:map style:condition="cell-content()=1" style:apply-style-name="Excel_5f_CondFormat_5f_1_5f_1_5f_2" style:base-cell-address="City.CS67"/>
      <style:map style:condition="cell-content()=2" style:apply-style-name="Excel_5f_CondFormat_5f_1_5f_1_5f_3" style:base-cell-address="City.CS67"/>
      <style:map style:condition="cell-content()=3" style:apply-style-name="Excel_5f_CondFormat_5f_1_5f_1_5f_4" style:base-cell-address="City.CS67"/>
      <style:map style:condition="cell-content()=4" style:apply-style-name="Excel_5f_CondFormat_5f_1_5f_1_5f_5" style:base-cell-address="City.CS67"/>
      <style:map style:condition="cell-content()=100" style:apply-style-name="Excel_5f_CondFormat_5f_1_5f_1_5f_6" style:base-cell-address="City.CS67"/>
      <style:map style:condition="cell-content()&gt;101" style:apply-style-name="Excel_5f_CondFormat_5f_1_5f_1_5f_7" style:base-cell-address="City.CS67"/>
      <style:map style:condition="cell-content()=6" style:apply-style-name="Trees" style:base-cell-address="City.CS67"/>
      <style:map style:condition="cell-content()=5" style:apply-style-name="Trees1" style:base-cell-address="City.CS67"/>
      <style:map style:condition="cell-content()=11" style:apply-style-name="Yellow_20_Flower" style:base-cell-address="City.CS67"/>
      <style:map style:condition="cell-content()=12" style:apply-style-name="Blue_20_Flower" style:base-cell-address="City.CS67"/>
      <style:map style:condition="cell-content()=13" style:apply-style-name="Pink_20_Flowers" style:base-cell-address="City.CS67"/>
    </style:style>
    <style:style style:name="ce268" style:family="table-cell" style:parent-style-name="Default">
      <style:table-cell-properties fo:border="none" fo:padding="0.028in"/>
      <style:map style:condition="cell-content()=0" style:apply-style-name="Open_20_Space" style:base-cell-address="City.CS68"/>
      <style:map style:condition="cell-content()=1" style:apply-style-name="Excel_5f_CondFormat_5f_1_5f_1_5f_2" style:base-cell-address="City.CS68"/>
      <style:map style:condition="cell-content()=2" style:apply-style-name="Excel_5f_CondFormat_5f_1_5f_1_5f_3" style:base-cell-address="City.CS68"/>
      <style:map style:condition="cell-content()=3" style:apply-style-name="Excel_5f_CondFormat_5f_1_5f_1_5f_4" style:base-cell-address="City.CS68"/>
      <style:map style:condition="cell-content()=4" style:apply-style-name="Excel_5f_CondFormat_5f_1_5f_1_5f_5" style:base-cell-address="City.CS68"/>
      <style:map style:condition="cell-content()=100" style:apply-style-name="Excel_5f_CondFormat_5f_1_5f_1_5f_6" style:base-cell-address="City.CS68"/>
      <style:map style:condition="cell-content()&gt;101" style:apply-style-name="Excel_5f_CondFormat_5f_1_5f_1_5f_7" style:base-cell-address="City.CS68"/>
      <style:map style:condition="cell-content()=6" style:apply-style-name="Trees" style:base-cell-address="City.CS68"/>
      <style:map style:condition="cell-content()=5" style:apply-style-name="Trees1" style:base-cell-address="City.CS68"/>
      <style:map style:condition="cell-content()=11" style:apply-style-name="Yellow_20_Flower" style:base-cell-address="City.CS68"/>
      <style:map style:condition="cell-content()=12" style:apply-style-name="Blue_20_Flower" style:base-cell-address="City.CS68"/>
      <style:map style:condition="cell-content()=13" style:apply-style-name="Pink_20_Flowers" style:base-cell-address="City.CS68"/>
    </style:style>
    <style:style style:name="ce269" style:family="table-cell" style:parent-style-name="Default">
      <style:table-cell-properties fo:border="none" fo:padding="0.028in"/>
      <style:map style:condition="cell-content()=0" style:apply-style-name="Open_20_Space" style:base-cell-address="City.CS69"/>
      <style:map style:condition="cell-content()=1" style:apply-style-name="Excel_5f_CondFormat_5f_1_5f_1_5f_2" style:base-cell-address="City.CS69"/>
      <style:map style:condition="cell-content()=2" style:apply-style-name="Excel_5f_CondFormat_5f_1_5f_1_5f_3" style:base-cell-address="City.CS69"/>
      <style:map style:condition="cell-content()=3" style:apply-style-name="Excel_5f_CondFormat_5f_1_5f_1_5f_4" style:base-cell-address="City.CS69"/>
      <style:map style:condition="cell-content()=4" style:apply-style-name="Excel_5f_CondFormat_5f_1_5f_1_5f_5" style:base-cell-address="City.CS69"/>
      <style:map style:condition="cell-content()=100" style:apply-style-name="Excel_5f_CondFormat_5f_1_5f_1_5f_6" style:base-cell-address="City.CS69"/>
      <style:map style:condition="cell-content()&gt;101" style:apply-style-name="Excel_5f_CondFormat_5f_1_5f_1_5f_7" style:base-cell-address="City.CS69"/>
      <style:map style:condition="cell-content()=6" style:apply-style-name="Trees" style:base-cell-address="City.CS69"/>
      <style:map style:condition="cell-content()=5" style:apply-style-name="Trees1" style:base-cell-address="City.CS69"/>
      <style:map style:condition="cell-content()=11" style:apply-style-name="Yellow_20_Flower" style:base-cell-address="City.CS69"/>
      <style:map style:condition="cell-content()=12" style:apply-style-name="Blue_20_Flower" style:base-cell-address="City.CS69"/>
      <style:map style:condition="cell-content()=13" style:apply-style-name="Pink_20_Flowers" style:base-cell-address="City.CS69"/>
    </style:style>
    <style:style style:name="ce270" style:family="table-cell" style:parent-style-name="Default">
      <style:table-cell-properties fo:border="none" fo:padding="0.028in"/>
      <style:map style:condition="cell-content()=0" style:apply-style-name="Open_20_Space" style:base-cell-address="City.CS70"/>
      <style:map style:condition="cell-content()=1" style:apply-style-name="Excel_5f_CondFormat_5f_1_5f_1_5f_2" style:base-cell-address="City.CS70"/>
      <style:map style:condition="cell-content()=2" style:apply-style-name="Excel_5f_CondFormat_5f_1_5f_1_5f_3" style:base-cell-address="City.CS70"/>
      <style:map style:condition="cell-content()=3" style:apply-style-name="Excel_5f_CondFormat_5f_1_5f_1_5f_4" style:base-cell-address="City.CS70"/>
      <style:map style:condition="cell-content()=4" style:apply-style-name="Excel_5f_CondFormat_5f_1_5f_1_5f_5" style:base-cell-address="City.CS70"/>
      <style:map style:condition="cell-content()=100" style:apply-style-name="Excel_5f_CondFormat_5f_1_5f_1_5f_6" style:base-cell-address="City.CS70"/>
      <style:map style:condition="cell-content()&gt;101" style:apply-style-name="Excel_5f_CondFormat_5f_1_5f_1_5f_7" style:base-cell-address="City.CS70"/>
      <style:map style:condition="cell-content()=6" style:apply-style-name="Trees" style:base-cell-address="City.CS70"/>
      <style:map style:condition="cell-content()=5" style:apply-style-name="Trees1" style:base-cell-address="City.CS70"/>
      <style:map style:condition="cell-content()=11" style:apply-style-name="Yellow_20_Flower" style:base-cell-address="City.CS70"/>
      <style:map style:condition="cell-content()=12" style:apply-style-name="Blue_20_Flower" style:base-cell-address="City.CS70"/>
      <style:map style:condition="cell-content()=13" style:apply-style-name="Pink_20_Flowers" style:base-cell-address="City.CS70"/>
    </style:style>
    <style:style style:name="ce271" style:family="table-cell" style:parent-style-name="Default">
      <style:table-cell-properties fo:border="none" fo:padding="0.028in"/>
      <style:map style:condition="cell-content()=0" style:apply-style-name="Open_20_Space" style:base-cell-address="City.CS71"/>
      <style:map style:condition="cell-content()=1" style:apply-style-name="Excel_5f_CondFormat_5f_1_5f_1_5f_2" style:base-cell-address="City.CS71"/>
      <style:map style:condition="cell-content()=2" style:apply-style-name="Excel_5f_CondFormat_5f_1_5f_1_5f_3" style:base-cell-address="City.CS71"/>
      <style:map style:condition="cell-content()=3" style:apply-style-name="Excel_5f_CondFormat_5f_1_5f_1_5f_4" style:base-cell-address="City.CS71"/>
      <style:map style:condition="cell-content()=4" style:apply-style-name="Excel_5f_CondFormat_5f_1_5f_1_5f_5" style:base-cell-address="City.CS71"/>
      <style:map style:condition="cell-content()=100" style:apply-style-name="Excel_5f_CondFormat_5f_1_5f_1_5f_6" style:base-cell-address="City.CS71"/>
      <style:map style:condition="cell-content()&gt;101" style:apply-style-name="Excel_5f_CondFormat_5f_1_5f_1_5f_7" style:base-cell-address="City.CS71"/>
      <style:map style:condition="cell-content()=6" style:apply-style-name="Trees" style:base-cell-address="City.CS71"/>
      <style:map style:condition="cell-content()=5" style:apply-style-name="Trees1" style:base-cell-address="City.CS71"/>
      <style:map style:condition="cell-content()=11" style:apply-style-name="Yellow_20_Flower" style:base-cell-address="City.CS71"/>
      <style:map style:condition="cell-content()=12" style:apply-style-name="Blue_20_Flower" style:base-cell-address="City.CS71"/>
      <style:map style:condition="cell-content()=13" style:apply-style-name="Pink_20_Flowers" style:base-cell-address="City.CS71"/>
    </style:style>
    <style:style style:name="ce272" style:family="table-cell" style:parent-style-name="Default">
      <style:table-cell-properties fo:border="none" fo:padding="0.028in"/>
      <style:map style:condition="cell-content()=0" style:apply-style-name="Open_20_Space" style:base-cell-address="City.CS72"/>
      <style:map style:condition="cell-content()=1" style:apply-style-name="Excel_5f_CondFormat_5f_1_5f_1_5f_2" style:base-cell-address="City.CS72"/>
      <style:map style:condition="cell-content()=2" style:apply-style-name="Excel_5f_CondFormat_5f_1_5f_1_5f_3" style:base-cell-address="City.CS72"/>
      <style:map style:condition="cell-content()=3" style:apply-style-name="Excel_5f_CondFormat_5f_1_5f_1_5f_4" style:base-cell-address="City.CS72"/>
      <style:map style:condition="cell-content()=4" style:apply-style-name="Excel_5f_CondFormat_5f_1_5f_1_5f_5" style:base-cell-address="City.CS72"/>
      <style:map style:condition="cell-content()=100" style:apply-style-name="Excel_5f_CondFormat_5f_1_5f_1_5f_6" style:base-cell-address="City.CS72"/>
      <style:map style:condition="cell-content()&gt;101" style:apply-style-name="Excel_5f_CondFormat_5f_1_5f_1_5f_7" style:base-cell-address="City.CS72"/>
      <style:map style:condition="cell-content()=6" style:apply-style-name="Trees" style:base-cell-address="City.CS72"/>
      <style:map style:condition="cell-content()=5" style:apply-style-name="Trees1" style:base-cell-address="City.CS72"/>
      <style:map style:condition="cell-content()=11" style:apply-style-name="Yellow_20_Flower" style:base-cell-address="City.CS72"/>
      <style:map style:condition="cell-content()=12" style:apply-style-name="Blue_20_Flower" style:base-cell-address="City.CS72"/>
      <style:map style:condition="cell-content()=13" style:apply-style-name="Pink_20_Flowers" style:base-cell-address="City.CS72"/>
    </style:style>
    <style:style style:name="ce273" style:family="table-cell" style:parent-style-name="Default">
      <style:table-cell-properties fo:border="none" fo:padding="0.028in"/>
      <style:map style:condition="cell-content()=0" style:apply-style-name="Open_20_Space" style:base-cell-address="City.CS73"/>
      <style:map style:condition="cell-content()=1" style:apply-style-name="Excel_5f_CondFormat_5f_1_5f_1_5f_2" style:base-cell-address="City.CS73"/>
      <style:map style:condition="cell-content()=2" style:apply-style-name="Excel_5f_CondFormat_5f_1_5f_1_5f_3" style:base-cell-address="City.CS73"/>
      <style:map style:condition="cell-content()=3" style:apply-style-name="Excel_5f_CondFormat_5f_1_5f_1_5f_4" style:base-cell-address="City.CS73"/>
      <style:map style:condition="cell-content()=4" style:apply-style-name="Excel_5f_CondFormat_5f_1_5f_1_5f_5" style:base-cell-address="City.CS73"/>
      <style:map style:condition="cell-content()=100" style:apply-style-name="Excel_5f_CondFormat_5f_1_5f_1_5f_6" style:base-cell-address="City.CS73"/>
      <style:map style:condition="cell-content()&gt;101" style:apply-style-name="Excel_5f_CondFormat_5f_1_5f_1_5f_7" style:base-cell-address="City.CS73"/>
      <style:map style:condition="cell-content()=6" style:apply-style-name="Trees" style:base-cell-address="City.CS73"/>
      <style:map style:condition="cell-content()=5" style:apply-style-name="Trees1" style:base-cell-address="City.CS73"/>
      <style:map style:condition="cell-content()=11" style:apply-style-name="Yellow_20_Flower" style:base-cell-address="City.CS73"/>
      <style:map style:condition="cell-content()=12" style:apply-style-name="Blue_20_Flower" style:base-cell-address="City.CS73"/>
      <style:map style:condition="cell-content()=13" style:apply-style-name="Pink_20_Flowers" style:base-cell-address="City.CS73"/>
    </style:style>
    <style:style style:name="ce274" style:family="table-cell" style:parent-style-name="Default">
      <style:table-cell-properties fo:border="none" fo:padding="0.028in"/>
      <style:map style:condition="cell-content()=0" style:apply-style-name="Open_20_Space" style:base-cell-address="City.CS74"/>
      <style:map style:condition="cell-content()=1" style:apply-style-name="Excel_5f_CondFormat_5f_1_5f_1_5f_2" style:base-cell-address="City.CS74"/>
      <style:map style:condition="cell-content()=2" style:apply-style-name="Excel_5f_CondFormat_5f_1_5f_1_5f_3" style:base-cell-address="City.CS74"/>
      <style:map style:condition="cell-content()=3" style:apply-style-name="Excel_5f_CondFormat_5f_1_5f_1_5f_4" style:base-cell-address="City.CS74"/>
      <style:map style:condition="cell-content()=4" style:apply-style-name="Excel_5f_CondFormat_5f_1_5f_1_5f_5" style:base-cell-address="City.CS74"/>
      <style:map style:condition="cell-content()=100" style:apply-style-name="Excel_5f_CondFormat_5f_1_5f_1_5f_6" style:base-cell-address="City.CS74"/>
      <style:map style:condition="cell-content()&gt;101" style:apply-style-name="Excel_5f_CondFormat_5f_1_5f_1_5f_7" style:base-cell-address="City.CS74"/>
      <style:map style:condition="cell-content()=6" style:apply-style-name="Trees" style:base-cell-address="City.CS74"/>
      <style:map style:condition="cell-content()=5" style:apply-style-name="Trees1" style:base-cell-address="City.CS74"/>
      <style:map style:condition="cell-content()=11" style:apply-style-name="Yellow_20_Flower" style:base-cell-address="City.CS74"/>
      <style:map style:condition="cell-content()=12" style:apply-style-name="Blue_20_Flower" style:base-cell-address="City.CS74"/>
      <style:map style:condition="cell-content()=13" style:apply-style-name="Pink_20_Flowers" style:base-cell-address="City.CS74"/>
    </style:style>
    <style:style style:name="ce275" style:family="table-cell" style:parent-style-name="Default">
      <style:table-cell-properties fo:border="none" fo:padding="0.028in"/>
      <style:map style:condition="cell-content()=0" style:apply-style-name="Open_20_Space" style:base-cell-address="City.CS75"/>
      <style:map style:condition="cell-content()=1" style:apply-style-name="Excel_5f_CondFormat_5f_1_5f_1_5f_2" style:base-cell-address="City.CS75"/>
      <style:map style:condition="cell-content()=2" style:apply-style-name="Excel_5f_CondFormat_5f_1_5f_1_5f_3" style:base-cell-address="City.CS75"/>
      <style:map style:condition="cell-content()=3" style:apply-style-name="Excel_5f_CondFormat_5f_1_5f_1_5f_4" style:base-cell-address="City.CS75"/>
      <style:map style:condition="cell-content()=4" style:apply-style-name="Excel_5f_CondFormat_5f_1_5f_1_5f_5" style:base-cell-address="City.CS75"/>
      <style:map style:condition="cell-content()=100" style:apply-style-name="Excel_5f_CondFormat_5f_1_5f_1_5f_6" style:base-cell-address="City.CS75"/>
      <style:map style:condition="cell-content()&gt;101" style:apply-style-name="Excel_5f_CondFormat_5f_1_5f_1_5f_7" style:base-cell-address="City.CS75"/>
      <style:map style:condition="cell-content()=6" style:apply-style-name="Trees" style:base-cell-address="City.CS75"/>
      <style:map style:condition="cell-content()=5" style:apply-style-name="Trees1" style:base-cell-address="City.CS75"/>
      <style:map style:condition="cell-content()=11" style:apply-style-name="Yellow_20_Flower" style:base-cell-address="City.CS75"/>
      <style:map style:condition="cell-content()=12" style:apply-style-name="Blue_20_Flower" style:base-cell-address="City.CS75"/>
      <style:map style:condition="cell-content()=13" style:apply-style-name="Pink_20_Flowers" style:base-cell-address="City.CS75"/>
    </style:style>
    <style:style style:name="ce276" style:family="table-cell" style:parent-style-name="Default">
      <style:table-cell-properties fo:border="none" fo:padding="0.028in"/>
      <style:map style:condition="cell-content()=0" style:apply-style-name="Open_20_Space" style:base-cell-address="City.CS76"/>
      <style:map style:condition="cell-content()=1" style:apply-style-name="Excel_5f_CondFormat_5f_1_5f_1_5f_2" style:base-cell-address="City.CS76"/>
      <style:map style:condition="cell-content()=2" style:apply-style-name="Excel_5f_CondFormat_5f_1_5f_1_5f_3" style:base-cell-address="City.CS76"/>
      <style:map style:condition="cell-content()=3" style:apply-style-name="Excel_5f_CondFormat_5f_1_5f_1_5f_4" style:base-cell-address="City.CS76"/>
      <style:map style:condition="cell-content()=4" style:apply-style-name="Excel_5f_CondFormat_5f_1_5f_1_5f_5" style:base-cell-address="City.CS76"/>
      <style:map style:condition="cell-content()=100" style:apply-style-name="Excel_5f_CondFormat_5f_1_5f_1_5f_6" style:base-cell-address="City.CS76"/>
      <style:map style:condition="cell-content()&gt;101" style:apply-style-name="Excel_5f_CondFormat_5f_1_5f_1_5f_7" style:base-cell-address="City.CS76"/>
      <style:map style:condition="cell-content()=6" style:apply-style-name="Trees" style:base-cell-address="City.CS76"/>
      <style:map style:condition="cell-content()=5" style:apply-style-name="Trees1" style:base-cell-address="City.CS76"/>
      <style:map style:condition="cell-content()=11" style:apply-style-name="Yellow_20_Flower" style:base-cell-address="City.CS76"/>
      <style:map style:condition="cell-content()=12" style:apply-style-name="Blue_20_Flower" style:base-cell-address="City.CS76"/>
      <style:map style:condition="cell-content()=13" style:apply-style-name="Pink_20_Flowers" style:base-cell-address="City.CS76"/>
    </style:style>
    <style:style style:name="ce277" style:family="table-cell" style:parent-style-name="Default">
      <style:table-cell-properties fo:border="none" fo:padding="0.028in"/>
      <style:map style:condition="cell-content()=0" style:apply-style-name="Open_20_Space" style:base-cell-address="City.CS77"/>
      <style:map style:condition="cell-content()=1" style:apply-style-name="Excel_5f_CondFormat_5f_1_5f_1_5f_2" style:base-cell-address="City.CS77"/>
      <style:map style:condition="cell-content()=2" style:apply-style-name="Excel_5f_CondFormat_5f_1_5f_1_5f_3" style:base-cell-address="City.CS77"/>
      <style:map style:condition="cell-content()=3" style:apply-style-name="Excel_5f_CondFormat_5f_1_5f_1_5f_4" style:base-cell-address="City.CS77"/>
      <style:map style:condition="cell-content()=4" style:apply-style-name="Excel_5f_CondFormat_5f_1_5f_1_5f_5" style:base-cell-address="City.CS77"/>
      <style:map style:condition="cell-content()=100" style:apply-style-name="Excel_5f_CondFormat_5f_1_5f_1_5f_6" style:base-cell-address="City.CS77"/>
      <style:map style:condition="cell-content()&gt;101" style:apply-style-name="Excel_5f_CondFormat_5f_1_5f_1_5f_7" style:base-cell-address="City.CS77"/>
      <style:map style:condition="cell-content()=6" style:apply-style-name="Trees" style:base-cell-address="City.CS77"/>
      <style:map style:condition="cell-content()=5" style:apply-style-name="Trees1" style:base-cell-address="City.CS77"/>
      <style:map style:condition="cell-content()=11" style:apply-style-name="Yellow_20_Flower" style:base-cell-address="City.CS77"/>
      <style:map style:condition="cell-content()=12" style:apply-style-name="Blue_20_Flower" style:base-cell-address="City.CS77"/>
      <style:map style:condition="cell-content()=13" style:apply-style-name="Pink_20_Flowers" style:base-cell-address="City.CS77"/>
    </style:style>
    <style:style style:name="ce278" style:family="table-cell" style:parent-style-name="Default">
      <style:table-cell-properties fo:border="none" fo:padding="0.028in"/>
      <style:map style:condition="cell-content()=0" style:apply-style-name="Open_20_Space" style:base-cell-address="City.CS78"/>
      <style:map style:condition="cell-content()=1" style:apply-style-name="Excel_5f_CondFormat_5f_1_5f_1_5f_2" style:base-cell-address="City.CS78"/>
      <style:map style:condition="cell-content()=2" style:apply-style-name="Excel_5f_CondFormat_5f_1_5f_1_5f_3" style:base-cell-address="City.CS78"/>
      <style:map style:condition="cell-content()=3" style:apply-style-name="Excel_5f_CondFormat_5f_1_5f_1_5f_4" style:base-cell-address="City.CS78"/>
      <style:map style:condition="cell-content()=4" style:apply-style-name="Excel_5f_CondFormat_5f_1_5f_1_5f_5" style:base-cell-address="City.CS78"/>
      <style:map style:condition="cell-content()=100" style:apply-style-name="Excel_5f_CondFormat_5f_1_5f_1_5f_6" style:base-cell-address="City.CS78"/>
      <style:map style:condition="cell-content()&gt;101" style:apply-style-name="Excel_5f_CondFormat_5f_1_5f_1_5f_7" style:base-cell-address="City.CS78"/>
      <style:map style:condition="cell-content()=6" style:apply-style-name="Trees" style:base-cell-address="City.CS78"/>
      <style:map style:condition="cell-content()=5" style:apply-style-name="Trees1" style:base-cell-address="City.CS78"/>
      <style:map style:condition="cell-content()=11" style:apply-style-name="Yellow_20_Flower" style:base-cell-address="City.CS78"/>
      <style:map style:condition="cell-content()=12" style:apply-style-name="Blue_20_Flower" style:base-cell-address="City.CS78"/>
      <style:map style:condition="cell-content()=13" style:apply-style-name="Pink_20_Flowers" style:base-cell-address="City.CS78"/>
    </style:style>
    <style:style style:name="ce279" style:family="table-cell" style:parent-style-name="Default">
      <style:table-cell-properties fo:border="none" fo:padding="0.028in"/>
      <style:map style:condition="cell-content()=0" style:apply-style-name="Open_20_Space" style:base-cell-address="City.CS79"/>
      <style:map style:condition="cell-content()=1" style:apply-style-name="Excel_5f_CondFormat_5f_1_5f_1_5f_2" style:base-cell-address="City.CS79"/>
      <style:map style:condition="cell-content()=2" style:apply-style-name="Excel_5f_CondFormat_5f_1_5f_1_5f_3" style:base-cell-address="City.CS79"/>
      <style:map style:condition="cell-content()=3" style:apply-style-name="Excel_5f_CondFormat_5f_1_5f_1_5f_4" style:base-cell-address="City.CS79"/>
      <style:map style:condition="cell-content()=4" style:apply-style-name="Excel_5f_CondFormat_5f_1_5f_1_5f_5" style:base-cell-address="City.CS79"/>
      <style:map style:condition="cell-content()=100" style:apply-style-name="Excel_5f_CondFormat_5f_1_5f_1_5f_6" style:base-cell-address="City.CS79"/>
      <style:map style:condition="cell-content()&gt;101" style:apply-style-name="Excel_5f_CondFormat_5f_1_5f_1_5f_7" style:base-cell-address="City.CS79"/>
      <style:map style:condition="cell-content()=6" style:apply-style-name="Trees" style:base-cell-address="City.CS79"/>
      <style:map style:condition="cell-content()=5" style:apply-style-name="Trees1" style:base-cell-address="City.CS79"/>
      <style:map style:condition="cell-content()=11" style:apply-style-name="Yellow_20_Flower" style:base-cell-address="City.CS79"/>
      <style:map style:condition="cell-content()=12" style:apply-style-name="Blue_20_Flower" style:base-cell-address="City.CS79"/>
      <style:map style:condition="cell-content()=13" style:apply-style-name="Pink_20_Flowers" style:base-cell-address="City.CS79"/>
    </style:style>
    <style:style style:name="ce280" style:family="table-cell" style:parent-style-name="Default">
      <style:table-cell-properties fo:border="none" fo:padding="0.028in"/>
      <style:map style:condition="cell-content()=0" style:apply-style-name="Open_20_Space" style:base-cell-address="City.CT44"/>
      <style:map style:condition="cell-content()=1" style:apply-style-name="Excel_5f_CondFormat_5f_1_5f_1_5f_2" style:base-cell-address="City.CT44"/>
      <style:map style:condition="cell-content()=2" style:apply-style-name="Excel_5f_CondFormat_5f_1_5f_1_5f_3" style:base-cell-address="City.CT44"/>
      <style:map style:condition="cell-content()=3" style:apply-style-name="Excel_5f_CondFormat_5f_1_5f_1_5f_4" style:base-cell-address="City.CT44"/>
      <style:map style:condition="cell-content()=4" style:apply-style-name="Excel_5f_CondFormat_5f_1_5f_1_5f_5" style:base-cell-address="City.CT44"/>
      <style:map style:condition="cell-content()=100" style:apply-style-name="Excel_5f_CondFormat_5f_1_5f_1_5f_6" style:base-cell-address="City.CT44"/>
      <style:map style:condition="cell-content()&gt;101" style:apply-style-name="Excel_5f_CondFormat_5f_1_5f_1_5f_7" style:base-cell-address="City.CT44"/>
      <style:map style:condition="cell-content()=6" style:apply-style-name="Trees" style:base-cell-address="City.CT44"/>
      <style:map style:condition="cell-content()=5" style:apply-style-name="Trees1" style:base-cell-address="City.CT44"/>
      <style:map style:condition="cell-content()=11" style:apply-style-name="Yellow_20_Flower" style:base-cell-address="City.CT44"/>
      <style:map style:condition="cell-content()=12" style:apply-style-name="Blue_20_Flower" style:base-cell-address="City.CT44"/>
      <style:map style:condition="cell-content()=13" style:apply-style-name="Pink_20_Flowers" style:base-cell-address="City.CT44"/>
    </style:style>
    <style:style style:name="ce281" style:family="table-cell" style:parent-style-name="Default">
      <style:table-cell-properties fo:border="none" fo:padding="0.028in"/>
      <style:map style:condition="cell-content()=0" style:apply-style-name="Open_20_Space" style:base-cell-address="City.CT47"/>
      <style:map style:condition="cell-content()=1" style:apply-style-name="Excel_5f_CondFormat_5f_1_5f_1_5f_2" style:base-cell-address="City.CT47"/>
      <style:map style:condition="cell-content()=2" style:apply-style-name="Excel_5f_CondFormat_5f_1_5f_1_5f_3" style:base-cell-address="City.CT47"/>
      <style:map style:condition="cell-content()=3" style:apply-style-name="Excel_5f_CondFormat_5f_1_5f_1_5f_4" style:base-cell-address="City.CT47"/>
      <style:map style:condition="cell-content()=4" style:apply-style-name="Excel_5f_CondFormat_5f_1_5f_1_5f_5" style:base-cell-address="City.CT47"/>
      <style:map style:condition="cell-content()=100" style:apply-style-name="Excel_5f_CondFormat_5f_1_5f_1_5f_6" style:base-cell-address="City.CT47"/>
      <style:map style:condition="cell-content()&gt;101" style:apply-style-name="Excel_5f_CondFormat_5f_1_5f_1_5f_7" style:base-cell-address="City.CT47"/>
      <style:map style:condition="cell-content()=6" style:apply-style-name="Trees" style:base-cell-address="City.CT47"/>
      <style:map style:condition="cell-content()=5" style:apply-style-name="Trees1" style:base-cell-address="City.CT47"/>
      <style:map style:condition="cell-content()=11" style:apply-style-name="Yellow_20_Flower" style:base-cell-address="City.CT47"/>
      <style:map style:condition="cell-content()=12" style:apply-style-name="Blue_20_Flower" style:base-cell-address="City.CT47"/>
      <style:map style:condition="cell-content()=13" style:apply-style-name="Pink_20_Flowers" style:base-cell-address="City.CT47"/>
    </style:style>
    <style:style style:name="ce282" style:family="table-cell" style:parent-style-name="Default">
      <style:table-cell-properties fo:border="none" fo:padding="0.028in"/>
      <style:map style:condition="cell-content()=0" style:apply-style-name="Open_20_Space" style:base-cell-address="City.CT50"/>
      <style:map style:condition="cell-content()=1" style:apply-style-name="Excel_5f_CondFormat_5f_1_5f_1_5f_2" style:base-cell-address="City.CT50"/>
      <style:map style:condition="cell-content()=2" style:apply-style-name="Excel_5f_CondFormat_5f_1_5f_1_5f_3" style:base-cell-address="City.CT50"/>
      <style:map style:condition="cell-content()=3" style:apply-style-name="Excel_5f_CondFormat_5f_1_5f_1_5f_4" style:base-cell-address="City.CT50"/>
      <style:map style:condition="cell-content()=4" style:apply-style-name="Excel_5f_CondFormat_5f_1_5f_1_5f_5" style:base-cell-address="City.CT50"/>
      <style:map style:condition="cell-content()=100" style:apply-style-name="Excel_5f_CondFormat_5f_1_5f_1_5f_6" style:base-cell-address="City.CT50"/>
      <style:map style:condition="cell-content()&gt;101" style:apply-style-name="Excel_5f_CondFormat_5f_1_5f_1_5f_7" style:base-cell-address="City.CT50"/>
      <style:map style:condition="cell-content()=6" style:apply-style-name="Trees" style:base-cell-address="City.CT50"/>
      <style:map style:condition="cell-content()=5" style:apply-style-name="Trees1" style:base-cell-address="City.CT50"/>
      <style:map style:condition="cell-content()=11" style:apply-style-name="Yellow_20_Flower" style:base-cell-address="City.CT50"/>
      <style:map style:condition="cell-content()=12" style:apply-style-name="Blue_20_Flower" style:base-cell-address="City.CT50"/>
      <style:map style:condition="cell-content()=13" style:apply-style-name="Pink_20_Flowers" style:base-cell-address="City.CT50"/>
    </style:style>
    <style:style style:name="ce283" style:family="table-cell" style:parent-style-name="Default">
      <style:table-cell-properties fo:border="none" fo:padding="0.028in"/>
      <style:map style:condition="cell-content()=0" style:apply-style-name="Open_20_Space" style:base-cell-address="City.CT53"/>
      <style:map style:condition="cell-content()=1" style:apply-style-name="Excel_5f_CondFormat_5f_1_5f_1_5f_2" style:base-cell-address="City.CT53"/>
      <style:map style:condition="cell-content()=2" style:apply-style-name="Excel_5f_CondFormat_5f_1_5f_1_5f_3" style:base-cell-address="City.CT53"/>
      <style:map style:condition="cell-content()=3" style:apply-style-name="Excel_5f_CondFormat_5f_1_5f_1_5f_4" style:base-cell-address="City.CT53"/>
      <style:map style:condition="cell-content()=4" style:apply-style-name="Excel_5f_CondFormat_5f_1_5f_1_5f_5" style:base-cell-address="City.CT53"/>
      <style:map style:condition="cell-content()=100" style:apply-style-name="Excel_5f_CondFormat_5f_1_5f_1_5f_6" style:base-cell-address="City.CT53"/>
      <style:map style:condition="cell-content()&gt;101" style:apply-style-name="Excel_5f_CondFormat_5f_1_5f_1_5f_7" style:base-cell-address="City.CT53"/>
      <style:map style:condition="cell-content()=6" style:apply-style-name="Trees" style:base-cell-address="City.CT53"/>
      <style:map style:condition="cell-content()=5" style:apply-style-name="Trees1" style:base-cell-address="City.CT53"/>
      <style:map style:condition="cell-content()=11" style:apply-style-name="Yellow_20_Flower" style:base-cell-address="City.CT53"/>
      <style:map style:condition="cell-content()=12" style:apply-style-name="Blue_20_Flower" style:base-cell-address="City.CT53"/>
      <style:map style:condition="cell-content()=13" style:apply-style-name="Pink_20_Flowers" style:base-cell-address="City.CT53"/>
    </style:style>
    <style:style style:name="ce284" style:family="table-cell" style:parent-style-name="Default">
      <style:table-cell-properties fo:border="none" fo:padding="0.028in"/>
      <style:map style:condition="cell-content()=0" style:apply-style-name="Open_20_Space" style:base-cell-address="City.CT56"/>
      <style:map style:condition="cell-content()=1" style:apply-style-name="Excel_5f_CondFormat_5f_1_5f_1_5f_2" style:base-cell-address="City.CT56"/>
      <style:map style:condition="cell-content()=2" style:apply-style-name="Excel_5f_CondFormat_5f_1_5f_1_5f_3" style:base-cell-address="City.CT56"/>
      <style:map style:condition="cell-content()=3" style:apply-style-name="Excel_5f_CondFormat_5f_1_5f_1_5f_4" style:base-cell-address="City.CT56"/>
      <style:map style:condition="cell-content()=4" style:apply-style-name="Excel_5f_CondFormat_5f_1_5f_1_5f_5" style:base-cell-address="City.CT56"/>
      <style:map style:condition="cell-content()=100" style:apply-style-name="Excel_5f_CondFormat_5f_1_5f_1_5f_6" style:base-cell-address="City.CT56"/>
      <style:map style:condition="cell-content()&gt;101" style:apply-style-name="Excel_5f_CondFormat_5f_1_5f_1_5f_7" style:base-cell-address="City.CT56"/>
      <style:map style:condition="cell-content()=6" style:apply-style-name="Trees" style:base-cell-address="City.CT56"/>
      <style:map style:condition="cell-content()=5" style:apply-style-name="Trees1" style:base-cell-address="City.CT56"/>
      <style:map style:condition="cell-content()=11" style:apply-style-name="Yellow_20_Flower" style:base-cell-address="City.CT56"/>
      <style:map style:condition="cell-content()=12" style:apply-style-name="Blue_20_Flower" style:base-cell-address="City.CT56"/>
      <style:map style:condition="cell-content()=13" style:apply-style-name="Pink_20_Flowers" style:base-cell-address="City.CT56"/>
    </style:style>
    <style:style style:name="ce285" style:family="table-cell" style:parent-style-name="Default">
      <style:table-cell-properties fo:border="none" fo:padding="0.028in"/>
      <style:map style:condition="cell-content()=0" style:apply-style-name="Open_20_Space" style:base-cell-address="City.CT59"/>
      <style:map style:condition="cell-content()=1" style:apply-style-name="Excel_5f_CondFormat_5f_1_5f_1_5f_2" style:base-cell-address="City.CT59"/>
      <style:map style:condition="cell-content()=2" style:apply-style-name="Excel_5f_CondFormat_5f_1_5f_1_5f_3" style:base-cell-address="City.CT59"/>
      <style:map style:condition="cell-content()=3" style:apply-style-name="Excel_5f_CondFormat_5f_1_5f_1_5f_4" style:base-cell-address="City.CT59"/>
      <style:map style:condition="cell-content()=4" style:apply-style-name="Excel_5f_CondFormat_5f_1_5f_1_5f_5" style:base-cell-address="City.CT59"/>
      <style:map style:condition="cell-content()=100" style:apply-style-name="Excel_5f_CondFormat_5f_1_5f_1_5f_6" style:base-cell-address="City.CT59"/>
      <style:map style:condition="cell-content()&gt;101" style:apply-style-name="Excel_5f_CondFormat_5f_1_5f_1_5f_7" style:base-cell-address="City.CT59"/>
      <style:map style:condition="cell-content()=6" style:apply-style-name="Trees" style:base-cell-address="City.CT59"/>
      <style:map style:condition="cell-content()=5" style:apply-style-name="Trees1" style:base-cell-address="City.CT59"/>
      <style:map style:condition="cell-content()=11" style:apply-style-name="Yellow_20_Flower" style:base-cell-address="City.CT59"/>
      <style:map style:condition="cell-content()=12" style:apply-style-name="Blue_20_Flower" style:base-cell-address="City.CT59"/>
      <style:map style:condition="cell-content()=13" style:apply-style-name="Pink_20_Flowers" style:base-cell-address="City.CT59"/>
    </style:style>
    <style:style style:name="ce286" style:family="table-cell" style:parent-style-name="Default">
      <style:table-cell-properties fo:border="none" fo:padding="0.028in"/>
      <style:map style:condition="cell-content()=0" style:apply-style-name="Open_20_Space" style:base-cell-address="City.CT62"/>
      <style:map style:condition="cell-content()=1" style:apply-style-name="Excel_5f_CondFormat_5f_1_5f_1_5f_2" style:base-cell-address="City.CT62"/>
      <style:map style:condition="cell-content()=2" style:apply-style-name="Excel_5f_CondFormat_5f_1_5f_1_5f_3" style:base-cell-address="City.CT62"/>
      <style:map style:condition="cell-content()=3" style:apply-style-name="Excel_5f_CondFormat_5f_1_5f_1_5f_4" style:base-cell-address="City.CT62"/>
      <style:map style:condition="cell-content()=4" style:apply-style-name="Excel_5f_CondFormat_5f_1_5f_1_5f_5" style:base-cell-address="City.CT62"/>
      <style:map style:condition="cell-content()=100" style:apply-style-name="Excel_5f_CondFormat_5f_1_5f_1_5f_6" style:base-cell-address="City.CT62"/>
      <style:map style:condition="cell-content()&gt;101" style:apply-style-name="Excel_5f_CondFormat_5f_1_5f_1_5f_7" style:base-cell-address="City.CT62"/>
      <style:map style:condition="cell-content()=6" style:apply-style-name="Trees" style:base-cell-address="City.CT62"/>
      <style:map style:condition="cell-content()=5" style:apply-style-name="Trees1" style:base-cell-address="City.CT62"/>
      <style:map style:condition="cell-content()=11" style:apply-style-name="Yellow_20_Flower" style:base-cell-address="City.CT62"/>
      <style:map style:condition="cell-content()=12" style:apply-style-name="Blue_20_Flower" style:base-cell-address="City.CT62"/>
      <style:map style:condition="cell-content()=13" style:apply-style-name="Pink_20_Flowers" style:base-cell-address="City.CT62"/>
    </style:style>
    <style:style style:name="ce287" style:family="table-cell" style:parent-style-name="Default">
      <style:table-cell-properties fo:border="none" fo:padding="0.028in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288" style:family="table-cell" style:parent-style-name="Default">
      <style:table-cell-properties fo:border="none" fo:padding="0.028in"/>
      <style:map style:condition="cell-content()=0" style:apply-style-name="Open_20_Space" style:base-cell-address="City.CT65"/>
      <style:map style:condition="cell-content()=1" style:apply-style-name="Excel_5f_CondFormat_5f_1_5f_1_5f_2" style:base-cell-address="City.CT65"/>
      <style:map style:condition="cell-content()=2" style:apply-style-name="Excel_5f_CondFormat_5f_1_5f_1_5f_3" style:base-cell-address="City.CT65"/>
      <style:map style:condition="cell-content()=3" style:apply-style-name="Excel_5f_CondFormat_5f_1_5f_1_5f_4" style:base-cell-address="City.CT65"/>
      <style:map style:condition="cell-content()=4" style:apply-style-name="Excel_5f_CondFormat_5f_1_5f_1_5f_5" style:base-cell-address="City.CT65"/>
      <style:map style:condition="cell-content()=100" style:apply-style-name="Excel_5f_CondFormat_5f_1_5f_1_5f_6" style:base-cell-address="City.CT65"/>
      <style:map style:condition="cell-content()&gt;101" style:apply-style-name="Excel_5f_CondFormat_5f_1_5f_1_5f_7" style:base-cell-address="City.CT65"/>
      <style:map style:condition="cell-content()=6" style:apply-style-name="Trees" style:base-cell-address="City.CT65"/>
      <style:map style:condition="cell-content()=5" style:apply-style-name="Trees1" style:base-cell-address="City.CT65"/>
      <style:map style:condition="cell-content()=11" style:apply-style-name="Yellow_20_Flower" style:base-cell-address="City.CT65"/>
      <style:map style:condition="cell-content()=12" style:apply-style-name="Blue_20_Flower" style:base-cell-address="City.CT65"/>
      <style:map style:condition="cell-content()=13" style:apply-style-name="Pink_20_Flowers" style:base-cell-address="City.CT65"/>
    </style:style>
    <style:style style:name="ce289" style:family="table-cell" style:parent-style-name="Default">
      <style:table-cell-properties fo:border="none" fo:padding="0.028in"/>
      <style:map style:condition="cell-content()=0" style:apply-style-name="Open_20_Space" style:base-cell-address="City.CT66"/>
      <style:map style:condition="cell-content()=1" style:apply-style-name="Excel_5f_CondFormat_5f_1_5f_1_5f_2" style:base-cell-address="City.CT66"/>
      <style:map style:condition="cell-content()=2" style:apply-style-name="Excel_5f_CondFormat_5f_1_5f_1_5f_3" style:base-cell-address="City.CT66"/>
      <style:map style:condition="cell-content()=3" style:apply-style-name="Excel_5f_CondFormat_5f_1_5f_1_5f_4" style:base-cell-address="City.CT66"/>
      <style:map style:condition="cell-content()=4" style:apply-style-name="Excel_5f_CondFormat_5f_1_5f_1_5f_5" style:base-cell-address="City.CT66"/>
      <style:map style:condition="cell-content()=100" style:apply-style-name="Excel_5f_CondFormat_5f_1_5f_1_5f_6" style:base-cell-address="City.CT66"/>
      <style:map style:condition="cell-content()&gt;101" style:apply-style-name="Excel_5f_CondFormat_5f_1_5f_1_5f_7" style:base-cell-address="City.CT66"/>
      <style:map style:condition="cell-content()=6" style:apply-style-name="Trees" style:base-cell-address="City.CT66"/>
      <style:map style:condition="cell-content()=5" style:apply-style-name="Trees1" style:base-cell-address="City.CT66"/>
      <style:map style:condition="cell-content()=11" style:apply-style-name="Yellow_20_Flower" style:base-cell-address="City.CT66"/>
      <style:map style:condition="cell-content()=12" style:apply-style-name="Blue_20_Flower" style:base-cell-address="City.CT66"/>
      <style:map style:condition="cell-content()=13" style:apply-style-name="Pink_20_Flowers" style:base-cell-address="City.CT66"/>
    </style:style>
    <style:style style:name="ce290" style:family="table-cell" style:parent-style-name="Default">
      <style:table-cell-properties fo:border="none" fo:padding="0.028in"/>
      <style:map style:condition="cell-content()=0" style:apply-style-name="Open_20_Space" style:base-cell-address="City.CT67"/>
      <style:map style:condition="cell-content()=1" style:apply-style-name="Excel_5f_CondFormat_5f_1_5f_1_5f_2" style:base-cell-address="City.CT67"/>
      <style:map style:condition="cell-content()=2" style:apply-style-name="Excel_5f_CondFormat_5f_1_5f_1_5f_3" style:base-cell-address="City.CT67"/>
      <style:map style:condition="cell-content()=3" style:apply-style-name="Excel_5f_CondFormat_5f_1_5f_1_5f_4" style:base-cell-address="City.CT67"/>
      <style:map style:condition="cell-content()=4" style:apply-style-name="Excel_5f_CondFormat_5f_1_5f_1_5f_5" style:base-cell-address="City.CT67"/>
      <style:map style:condition="cell-content()=100" style:apply-style-name="Excel_5f_CondFormat_5f_1_5f_1_5f_6" style:base-cell-address="City.CT67"/>
      <style:map style:condition="cell-content()&gt;101" style:apply-style-name="Excel_5f_CondFormat_5f_1_5f_1_5f_7" style:base-cell-address="City.CT67"/>
      <style:map style:condition="cell-content()=6" style:apply-style-name="Trees" style:base-cell-address="City.CT67"/>
      <style:map style:condition="cell-content()=5" style:apply-style-name="Trees1" style:base-cell-address="City.CT67"/>
      <style:map style:condition="cell-content()=11" style:apply-style-name="Yellow_20_Flower" style:base-cell-address="City.CT67"/>
      <style:map style:condition="cell-content()=12" style:apply-style-name="Blue_20_Flower" style:base-cell-address="City.CT67"/>
      <style:map style:condition="cell-content()=13" style:apply-style-name="Pink_20_Flowers" style:base-cell-address="City.CT67"/>
    </style:style>
    <style:style style:name="ce291" style:family="table-cell" style:parent-style-name="Default">
      <style:table-cell-properties fo:border="none" fo:padding="0.028in"/>
      <style:map style:condition="cell-content()=0" style:apply-style-name="Open_20_Space" style:base-cell-address="City.CT68"/>
      <style:map style:condition="cell-content()=1" style:apply-style-name="Excel_5f_CondFormat_5f_1_5f_1_5f_2" style:base-cell-address="City.CT68"/>
      <style:map style:condition="cell-content()=2" style:apply-style-name="Excel_5f_CondFormat_5f_1_5f_1_5f_3" style:base-cell-address="City.CT68"/>
      <style:map style:condition="cell-content()=3" style:apply-style-name="Excel_5f_CondFormat_5f_1_5f_1_5f_4" style:base-cell-address="City.CT68"/>
      <style:map style:condition="cell-content()=4" style:apply-style-name="Excel_5f_CondFormat_5f_1_5f_1_5f_5" style:base-cell-address="City.CT68"/>
      <style:map style:condition="cell-content()=100" style:apply-style-name="Excel_5f_CondFormat_5f_1_5f_1_5f_6" style:base-cell-address="City.CT68"/>
      <style:map style:condition="cell-content()&gt;101" style:apply-style-name="Excel_5f_CondFormat_5f_1_5f_1_5f_7" style:base-cell-address="City.CT68"/>
      <style:map style:condition="cell-content()=6" style:apply-style-name="Trees" style:base-cell-address="City.CT68"/>
      <style:map style:condition="cell-content()=5" style:apply-style-name="Trees1" style:base-cell-address="City.CT68"/>
      <style:map style:condition="cell-content()=11" style:apply-style-name="Yellow_20_Flower" style:base-cell-address="City.CT68"/>
      <style:map style:condition="cell-content()=12" style:apply-style-name="Blue_20_Flower" style:base-cell-address="City.CT68"/>
      <style:map style:condition="cell-content()=13" style:apply-style-name="Pink_20_Flowers" style:base-cell-address="City.CT68"/>
    </style:style>
    <style:style style:name="ce292" style:family="table-cell" style:parent-style-name="Default">
      <style:table-cell-properties fo:border="none" fo:padding="0.028in"/>
      <style:map style:condition="cell-content()=0" style:apply-style-name="Open_20_Space" style:base-cell-address="City.CT69"/>
      <style:map style:condition="cell-content()=1" style:apply-style-name="Excel_5f_CondFormat_5f_1_5f_1_5f_2" style:base-cell-address="City.CT69"/>
      <style:map style:condition="cell-content()=2" style:apply-style-name="Excel_5f_CondFormat_5f_1_5f_1_5f_3" style:base-cell-address="City.CT69"/>
      <style:map style:condition="cell-content()=3" style:apply-style-name="Excel_5f_CondFormat_5f_1_5f_1_5f_4" style:base-cell-address="City.CT69"/>
      <style:map style:condition="cell-content()=4" style:apply-style-name="Excel_5f_CondFormat_5f_1_5f_1_5f_5" style:base-cell-address="City.CT69"/>
      <style:map style:condition="cell-content()=100" style:apply-style-name="Excel_5f_CondFormat_5f_1_5f_1_5f_6" style:base-cell-address="City.CT69"/>
      <style:map style:condition="cell-content()&gt;101" style:apply-style-name="Excel_5f_CondFormat_5f_1_5f_1_5f_7" style:base-cell-address="City.CT69"/>
      <style:map style:condition="cell-content()=6" style:apply-style-name="Trees" style:base-cell-address="City.CT69"/>
      <style:map style:condition="cell-content()=5" style:apply-style-name="Trees1" style:base-cell-address="City.CT69"/>
      <style:map style:condition="cell-content()=11" style:apply-style-name="Yellow_20_Flower" style:base-cell-address="City.CT69"/>
      <style:map style:condition="cell-content()=12" style:apply-style-name="Blue_20_Flower" style:base-cell-address="City.CT69"/>
      <style:map style:condition="cell-content()=13" style:apply-style-name="Pink_20_Flowers" style:base-cell-address="City.CT69"/>
    </style:style>
    <style:style style:name="ce293" style:family="table-cell" style:parent-style-name="Default">
      <style:table-cell-properties fo:border="none" fo:padding="0.028in"/>
      <style:map style:condition="cell-content()=0" style:apply-style-name="Open_20_Space" style:base-cell-address="City.CT70"/>
      <style:map style:condition="cell-content()=1" style:apply-style-name="Excel_5f_CondFormat_5f_1_5f_1_5f_2" style:base-cell-address="City.CT70"/>
      <style:map style:condition="cell-content()=2" style:apply-style-name="Excel_5f_CondFormat_5f_1_5f_1_5f_3" style:base-cell-address="City.CT70"/>
      <style:map style:condition="cell-content()=3" style:apply-style-name="Excel_5f_CondFormat_5f_1_5f_1_5f_4" style:base-cell-address="City.CT70"/>
      <style:map style:condition="cell-content()=4" style:apply-style-name="Excel_5f_CondFormat_5f_1_5f_1_5f_5" style:base-cell-address="City.CT70"/>
      <style:map style:condition="cell-content()=100" style:apply-style-name="Excel_5f_CondFormat_5f_1_5f_1_5f_6" style:base-cell-address="City.CT70"/>
      <style:map style:condition="cell-content()&gt;101" style:apply-style-name="Excel_5f_CondFormat_5f_1_5f_1_5f_7" style:base-cell-address="City.CT70"/>
      <style:map style:condition="cell-content()=6" style:apply-style-name="Trees" style:base-cell-address="City.CT70"/>
      <style:map style:condition="cell-content()=5" style:apply-style-name="Trees1" style:base-cell-address="City.CT70"/>
      <style:map style:condition="cell-content()=11" style:apply-style-name="Yellow_20_Flower" style:base-cell-address="City.CT70"/>
      <style:map style:condition="cell-content()=12" style:apply-style-name="Blue_20_Flower" style:base-cell-address="City.CT70"/>
      <style:map style:condition="cell-content()=13" style:apply-style-name="Pink_20_Flowers" style:base-cell-address="City.CT70"/>
    </style:style>
    <style:style style:name="ce294" style:family="table-cell" style:parent-style-name="Default">
      <style:table-cell-properties fo:border="none" fo:padding="0.028in"/>
      <style:map style:condition="cell-content()=0" style:apply-style-name="Open_20_Space" style:base-cell-address="City.CT71"/>
      <style:map style:condition="cell-content()=1" style:apply-style-name="Excel_5f_CondFormat_5f_1_5f_1_5f_2" style:base-cell-address="City.CT71"/>
      <style:map style:condition="cell-content()=2" style:apply-style-name="Excel_5f_CondFormat_5f_1_5f_1_5f_3" style:base-cell-address="City.CT71"/>
      <style:map style:condition="cell-content()=3" style:apply-style-name="Excel_5f_CondFormat_5f_1_5f_1_5f_4" style:base-cell-address="City.CT71"/>
      <style:map style:condition="cell-content()=4" style:apply-style-name="Excel_5f_CondFormat_5f_1_5f_1_5f_5" style:base-cell-address="City.CT71"/>
      <style:map style:condition="cell-content()=100" style:apply-style-name="Excel_5f_CondFormat_5f_1_5f_1_5f_6" style:base-cell-address="City.CT71"/>
      <style:map style:condition="cell-content()&gt;101" style:apply-style-name="Excel_5f_CondFormat_5f_1_5f_1_5f_7" style:base-cell-address="City.CT71"/>
      <style:map style:condition="cell-content()=6" style:apply-style-name="Trees" style:base-cell-address="City.CT71"/>
      <style:map style:condition="cell-content()=5" style:apply-style-name="Trees1" style:base-cell-address="City.CT71"/>
      <style:map style:condition="cell-content()=11" style:apply-style-name="Yellow_20_Flower" style:base-cell-address="City.CT71"/>
      <style:map style:condition="cell-content()=12" style:apply-style-name="Blue_20_Flower" style:base-cell-address="City.CT71"/>
      <style:map style:condition="cell-content()=13" style:apply-style-name="Pink_20_Flowers" style:base-cell-address="City.CT71"/>
    </style:style>
    <style:style style:name="ce295" style:family="table-cell" style:parent-style-name="Default">
      <style:table-cell-properties fo:border="none" fo:padding="0.028in"/>
      <style:map style:condition="cell-content()=0" style:apply-style-name="Open_20_Space" style:base-cell-address="City.CT72"/>
      <style:map style:condition="cell-content()=1" style:apply-style-name="Excel_5f_CondFormat_5f_1_5f_1_5f_2" style:base-cell-address="City.CT72"/>
      <style:map style:condition="cell-content()=2" style:apply-style-name="Excel_5f_CondFormat_5f_1_5f_1_5f_3" style:base-cell-address="City.CT72"/>
      <style:map style:condition="cell-content()=3" style:apply-style-name="Excel_5f_CondFormat_5f_1_5f_1_5f_4" style:base-cell-address="City.CT72"/>
      <style:map style:condition="cell-content()=4" style:apply-style-name="Excel_5f_CondFormat_5f_1_5f_1_5f_5" style:base-cell-address="City.CT72"/>
      <style:map style:condition="cell-content()=100" style:apply-style-name="Excel_5f_CondFormat_5f_1_5f_1_5f_6" style:base-cell-address="City.CT72"/>
      <style:map style:condition="cell-content()&gt;101" style:apply-style-name="Excel_5f_CondFormat_5f_1_5f_1_5f_7" style:base-cell-address="City.CT72"/>
      <style:map style:condition="cell-content()=6" style:apply-style-name="Trees" style:base-cell-address="City.CT72"/>
      <style:map style:condition="cell-content()=5" style:apply-style-name="Trees1" style:base-cell-address="City.CT72"/>
      <style:map style:condition="cell-content()=11" style:apply-style-name="Yellow_20_Flower" style:base-cell-address="City.CT72"/>
      <style:map style:condition="cell-content()=12" style:apply-style-name="Blue_20_Flower" style:base-cell-address="City.CT72"/>
      <style:map style:condition="cell-content()=13" style:apply-style-name="Pink_20_Flowers" style:base-cell-address="City.CT72"/>
    </style:style>
    <style:style style:name="ce296" style:family="table-cell" style:parent-style-name="Default">
      <style:table-cell-properties fo:border="none" fo:padding="0.028in"/>
      <style:map style:condition="cell-content()=0" style:apply-style-name="Open_20_Space" style:base-cell-address="City.CT73"/>
      <style:map style:condition="cell-content()=1" style:apply-style-name="Excel_5f_CondFormat_5f_1_5f_1_5f_2" style:base-cell-address="City.CT73"/>
      <style:map style:condition="cell-content()=2" style:apply-style-name="Excel_5f_CondFormat_5f_1_5f_1_5f_3" style:base-cell-address="City.CT73"/>
      <style:map style:condition="cell-content()=3" style:apply-style-name="Excel_5f_CondFormat_5f_1_5f_1_5f_4" style:base-cell-address="City.CT73"/>
      <style:map style:condition="cell-content()=4" style:apply-style-name="Excel_5f_CondFormat_5f_1_5f_1_5f_5" style:base-cell-address="City.CT73"/>
      <style:map style:condition="cell-content()=100" style:apply-style-name="Excel_5f_CondFormat_5f_1_5f_1_5f_6" style:base-cell-address="City.CT73"/>
      <style:map style:condition="cell-content()&gt;101" style:apply-style-name="Excel_5f_CondFormat_5f_1_5f_1_5f_7" style:base-cell-address="City.CT73"/>
      <style:map style:condition="cell-content()=6" style:apply-style-name="Trees" style:base-cell-address="City.CT73"/>
      <style:map style:condition="cell-content()=5" style:apply-style-name="Trees1" style:base-cell-address="City.CT73"/>
      <style:map style:condition="cell-content()=11" style:apply-style-name="Yellow_20_Flower" style:base-cell-address="City.CT73"/>
      <style:map style:condition="cell-content()=12" style:apply-style-name="Blue_20_Flower" style:base-cell-address="City.CT73"/>
      <style:map style:condition="cell-content()=13" style:apply-style-name="Pink_20_Flowers" style:base-cell-address="City.CT73"/>
    </style:style>
    <style:style style:name="ce297" style:family="table-cell" style:parent-style-name="Default">
      <style:table-cell-properties fo:border="none" fo:padding="0.028in"/>
      <style:map style:condition="cell-content()=0" style:apply-style-name="Open_20_Space" style:base-cell-address="City.CT74"/>
      <style:map style:condition="cell-content()=1" style:apply-style-name="Excel_5f_CondFormat_5f_1_5f_1_5f_2" style:base-cell-address="City.CT74"/>
      <style:map style:condition="cell-content()=2" style:apply-style-name="Excel_5f_CondFormat_5f_1_5f_1_5f_3" style:base-cell-address="City.CT74"/>
      <style:map style:condition="cell-content()=3" style:apply-style-name="Excel_5f_CondFormat_5f_1_5f_1_5f_4" style:base-cell-address="City.CT74"/>
      <style:map style:condition="cell-content()=4" style:apply-style-name="Excel_5f_CondFormat_5f_1_5f_1_5f_5" style:base-cell-address="City.CT74"/>
      <style:map style:condition="cell-content()=100" style:apply-style-name="Excel_5f_CondFormat_5f_1_5f_1_5f_6" style:base-cell-address="City.CT74"/>
      <style:map style:condition="cell-content()&gt;101" style:apply-style-name="Excel_5f_CondFormat_5f_1_5f_1_5f_7" style:base-cell-address="City.CT74"/>
      <style:map style:condition="cell-content()=6" style:apply-style-name="Trees" style:base-cell-address="City.CT74"/>
      <style:map style:condition="cell-content()=5" style:apply-style-name="Trees1" style:base-cell-address="City.CT74"/>
      <style:map style:condition="cell-content()=11" style:apply-style-name="Yellow_20_Flower" style:base-cell-address="City.CT74"/>
      <style:map style:condition="cell-content()=12" style:apply-style-name="Blue_20_Flower" style:base-cell-address="City.CT74"/>
      <style:map style:condition="cell-content()=13" style:apply-style-name="Pink_20_Flowers" style:base-cell-address="City.CT74"/>
    </style:style>
    <style:style style:name="ce298" style:family="table-cell" style:parent-style-name="Default">
      <style:table-cell-properties fo:border="none" fo:padding="0.028in"/>
      <style:map style:condition="cell-content()=0" style:apply-style-name="Open_20_Space" style:base-cell-address="City.CT75"/>
      <style:map style:condition="cell-content()=1" style:apply-style-name="Excel_5f_CondFormat_5f_1_5f_1_5f_2" style:base-cell-address="City.CT75"/>
      <style:map style:condition="cell-content()=2" style:apply-style-name="Excel_5f_CondFormat_5f_1_5f_1_5f_3" style:base-cell-address="City.CT75"/>
      <style:map style:condition="cell-content()=3" style:apply-style-name="Excel_5f_CondFormat_5f_1_5f_1_5f_4" style:base-cell-address="City.CT75"/>
      <style:map style:condition="cell-content()=4" style:apply-style-name="Excel_5f_CondFormat_5f_1_5f_1_5f_5" style:base-cell-address="City.CT75"/>
      <style:map style:condition="cell-content()=100" style:apply-style-name="Excel_5f_CondFormat_5f_1_5f_1_5f_6" style:base-cell-address="City.CT75"/>
      <style:map style:condition="cell-content()&gt;101" style:apply-style-name="Excel_5f_CondFormat_5f_1_5f_1_5f_7" style:base-cell-address="City.CT75"/>
      <style:map style:condition="cell-content()=6" style:apply-style-name="Trees" style:base-cell-address="City.CT75"/>
      <style:map style:condition="cell-content()=5" style:apply-style-name="Trees1" style:base-cell-address="City.CT75"/>
      <style:map style:condition="cell-content()=11" style:apply-style-name="Yellow_20_Flower" style:base-cell-address="City.CT75"/>
      <style:map style:condition="cell-content()=12" style:apply-style-name="Blue_20_Flower" style:base-cell-address="City.CT75"/>
      <style:map style:condition="cell-content()=13" style:apply-style-name="Pink_20_Flowers" style:base-cell-address="City.CT75"/>
    </style:style>
    <style:style style:name="ce299" style:family="table-cell" style:parent-style-name="Default">
      <style:table-cell-properties fo:border="none" fo:padding="0.028in"/>
      <style:map style:condition="cell-content()=0" style:apply-style-name="Open_20_Space" style:base-cell-address="City.CU65"/>
      <style:map style:condition="cell-content()=1" style:apply-style-name="Excel_5f_CondFormat_5f_1_5f_1_5f_2" style:base-cell-address="City.CU65"/>
      <style:map style:condition="cell-content()=2" style:apply-style-name="Excel_5f_CondFormat_5f_1_5f_1_5f_3" style:base-cell-address="City.CU65"/>
      <style:map style:condition="cell-content()=3" style:apply-style-name="Excel_5f_CondFormat_5f_1_5f_1_5f_4" style:base-cell-address="City.CU65"/>
      <style:map style:condition="cell-content()=4" style:apply-style-name="Excel_5f_CondFormat_5f_1_5f_1_5f_5" style:base-cell-address="City.CU65"/>
      <style:map style:condition="cell-content()=100" style:apply-style-name="Excel_5f_CondFormat_5f_1_5f_1_5f_6" style:base-cell-address="City.CU65"/>
      <style:map style:condition="cell-content()&gt;101" style:apply-style-name="Excel_5f_CondFormat_5f_1_5f_1_5f_7" style:base-cell-address="City.CU65"/>
      <style:map style:condition="cell-content()=6" style:apply-style-name="Trees" style:base-cell-address="City.CU65"/>
      <style:map style:condition="cell-content()=5" style:apply-style-name="Trees1" style:base-cell-address="City.CU65"/>
      <style:map style:condition="cell-content()=11" style:apply-style-name="Yellow_20_Flower" style:base-cell-address="City.CU65"/>
      <style:map style:condition="cell-content()=12" style:apply-style-name="Blue_20_Flower" style:base-cell-address="City.CU65"/>
      <style:map style:condition="cell-content()=13" style:apply-style-name="Pink_20_Flowers" style:base-cell-address="City.CU65"/>
    </style:style>
    <style:style style:name="ce300" style:family="table-cell" style:parent-style-name="Default">
      <style:table-cell-properties fo:border="none" fo:padding="0.028in"/>
      <style:map style:condition="cell-content()=0" style:apply-style-name="Open_20_Space" style:base-cell-address="City.CU66"/>
      <style:map style:condition="cell-content()=1" style:apply-style-name="Excel_5f_CondFormat_5f_1_5f_1_5f_2" style:base-cell-address="City.CU66"/>
      <style:map style:condition="cell-content()=2" style:apply-style-name="Excel_5f_CondFormat_5f_1_5f_1_5f_3" style:base-cell-address="City.CU66"/>
      <style:map style:condition="cell-content()=3" style:apply-style-name="Excel_5f_CondFormat_5f_1_5f_1_5f_4" style:base-cell-address="City.CU66"/>
      <style:map style:condition="cell-content()=4" style:apply-style-name="Excel_5f_CondFormat_5f_1_5f_1_5f_5" style:base-cell-address="City.CU66"/>
      <style:map style:condition="cell-content()=100" style:apply-style-name="Excel_5f_CondFormat_5f_1_5f_1_5f_6" style:base-cell-address="City.CU66"/>
      <style:map style:condition="cell-content()&gt;101" style:apply-style-name="Excel_5f_CondFormat_5f_1_5f_1_5f_7" style:base-cell-address="City.CU66"/>
      <style:map style:condition="cell-content()=6" style:apply-style-name="Trees" style:base-cell-address="City.CU66"/>
      <style:map style:condition="cell-content()=5" style:apply-style-name="Trees1" style:base-cell-address="City.CU66"/>
      <style:map style:condition="cell-content()=11" style:apply-style-name="Yellow_20_Flower" style:base-cell-address="City.CU66"/>
      <style:map style:condition="cell-content()=12" style:apply-style-name="Blue_20_Flower" style:base-cell-address="City.CU66"/>
      <style:map style:condition="cell-content()=13" style:apply-style-name="Pink_20_Flowers" style:base-cell-address="City.CU66"/>
    </style:style>
    <style:style style:name="ce301" style:family="table-cell" style:parent-style-name="Default">
      <style:table-cell-properties fo:border="none" fo:padding="0.028in"/>
      <style:map style:condition="cell-content()=0" style:apply-style-name="Open_20_Space" style:base-cell-address="City.CU67"/>
      <style:map style:condition="cell-content()=1" style:apply-style-name="Excel_5f_CondFormat_5f_1_5f_1_5f_2" style:base-cell-address="City.CU67"/>
      <style:map style:condition="cell-content()=2" style:apply-style-name="Excel_5f_CondFormat_5f_1_5f_1_5f_3" style:base-cell-address="City.CU67"/>
      <style:map style:condition="cell-content()=3" style:apply-style-name="Excel_5f_CondFormat_5f_1_5f_1_5f_4" style:base-cell-address="City.CU67"/>
      <style:map style:condition="cell-content()=4" style:apply-style-name="Excel_5f_CondFormat_5f_1_5f_1_5f_5" style:base-cell-address="City.CU67"/>
      <style:map style:condition="cell-content()=100" style:apply-style-name="Excel_5f_CondFormat_5f_1_5f_1_5f_6" style:base-cell-address="City.CU67"/>
      <style:map style:condition="cell-content()&gt;101" style:apply-style-name="Excel_5f_CondFormat_5f_1_5f_1_5f_7" style:base-cell-address="City.CU67"/>
      <style:map style:condition="cell-content()=6" style:apply-style-name="Trees" style:base-cell-address="City.CU67"/>
      <style:map style:condition="cell-content()=5" style:apply-style-name="Trees1" style:base-cell-address="City.CU67"/>
      <style:map style:condition="cell-content()=11" style:apply-style-name="Yellow_20_Flower" style:base-cell-address="City.CU67"/>
      <style:map style:condition="cell-content()=12" style:apply-style-name="Blue_20_Flower" style:base-cell-address="City.CU67"/>
      <style:map style:condition="cell-content()=13" style:apply-style-name="Pink_20_Flowers" style:base-cell-address="City.CU67"/>
    </style:style>
    <style:style style:name="ce302" style:family="table-cell" style:parent-style-name="Default">
      <style:table-cell-properties fo:border="none" fo:padding="0.028in"/>
      <style:map style:condition="cell-content()=0" style:apply-style-name="Open_20_Space" style:base-cell-address="City.CU68"/>
      <style:map style:condition="cell-content()=1" style:apply-style-name="Excel_5f_CondFormat_5f_1_5f_1_5f_2" style:base-cell-address="City.CU68"/>
      <style:map style:condition="cell-content()=2" style:apply-style-name="Excel_5f_CondFormat_5f_1_5f_1_5f_3" style:base-cell-address="City.CU68"/>
      <style:map style:condition="cell-content()=3" style:apply-style-name="Excel_5f_CondFormat_5f_1_5f_1_5f_4" style:base-cell-address="City.CU68"/>
      <style:map style:condition="cell-content()=4" style:apply-style-name="Excel_5f_CondFormat_5f_1_5f_1_5f_5" style:base-cell-address="City.CU68"/>
      <style:map style:condition="cell-content()=100" style:apply-style-name="Excel_5f_CondFormat_5f_1_5f_1_5f_6" style:base-cell-address="City.CU68"/>
      <style:map style:condition="cell-content()&gt;101" style:apply-style-name="Excel_5f_CondFormat_5f_1_5f_1_5f_7" style:base-cell-address="City.CU68"/>
      <style:map style:condition="cell-content()=6" style:apply-style-name="Trees" style:base-cell-address="City.CU68"/>
      <style:map style:condition="cell-content()=5" style:apply-style-name="Trees1" style:base-cell-address="City.CU68"/>
      <style:map style:condition="cell-content()=11" style:apply-style-name="Yellow_20_Flower" style:base-cell-address="City.CU68"/>
      <style:map style:condition="cell-content()=12" style:apply-style-name="Blue_20_Flower" style:base-cell-address="City.CU68"/>
      <style:map style:condition="cell-content()=13" style:apply-style-name="Pink_20_Flowers" style:base-cell-address="City.CU68"/>
    </style:style>
    <style:style style:name="ce303" style:family="table-cell" style:parent-style-name="Default">
      <style:table-cell-properties fo:border="none" fo:padding="0.028in"/>
      <style:map style:condition="cell-content()=0" style:apply-style-name="Open_20_Space" style:base-cell-address="City.CU69"/>
      <style:map style:condition="cell-content()=1" style:apply-style-name="Excel_5f_CondFormat_5f_1_5f_1_5f_2" style:base-cell-address="City.CU69"/>
      <style:map style:condition="cell-content()=2" style:apply-style-name="Excel_5f_CondFormat_5f_1_5f_1_5f_3" style:base-cell-address="City.CU69"/>
      <style:map style:condition="cell-content()=3" style:apply-style-name="Excel_5f_CondFormat_5f_1_5f_1_5f_4" style:base-cell-address="City.CU69"/>
      <style:map style:condition="cell-content()=4" style:apply-style-name="Excel_5f_CondFormat_5f_1_5f_1_5f_5" style:base-cell-address="City.CU69"/>
      <style:map style:condition="cell-content()=100" style:apply-style-name="Excel_5f_CondFormat_5f_1_5f_1_5f_6" style:base-cell-address="City.CU69"/>
      <style:map style:condition="cell-content()&gt;101" style:apply-style-name="Excel_5f_CondFormat_5f_1_5f_1_5f_7" style:base-cell-address="City.CU69"/>
      <style:map style:condition="cell-content()=6" style:apply-style-name="Trees" style:base-cell-address="City.CU69"/>
      <style:map style:condition="cell-content()=5" style:apply-style-name="Trees1" style:base-cell-address="City.CU69"/>
      <style:map style:condition="cell-content()=11" style:apply-style-name="Yellow_20_Flower" style:base-cell-address="City.CU69"/>
      <style:map style:condition="cell-content()=12" style:apply-style-name="Blue_20_Flower" style:base-cell-address="City.CU69"/>
      <style:map style:condition="cell-content()=13" style:apply-style-name="Pink_20_Flowers" style:base-cell-address="City.CU69"/>
    </style:style>
    <style:style style:name="ce304" style:family="table-cell" style:parent-style-name="Default">
      <style:table-cell-properties fo:border="none" fo:padding="0.028in"/>
      <style:map style:condition="cell-content()=0" style:apply-style-name="Open_20_Space" style:base-cell-address="City.CU70"/>
      <style:map style:condition="cell-content()=1" style:apply-style-name="Excel_5f_CondFormat_5f_1_5f_1_5f_2" style:base-cell-address="City.CU70"/>
      <style:map style:condition="cell-content()=2" style:apply-style-name="Excel_5f_CondFormat_5f_1_5f_1_5f_3" style:base-cell-address="City.CU70"/>
      <style:map style:condition="cell-content()=3" style:apply-style-name="Excel_5f_CondFormat_5f_1_5f_1_5f_4" style:base-cell-address="City.CU70"/>
      <style:map style:condition="cell-content()=4" style:apply-style-name="Excel_5f_CondFormat_5f_1_5f_1_5f_5" style:base-cell-address="City.CU70"/>
      <style:map style:condition="cell-content()=100" style:apply-style-name="Excel_5f_CondFormat_5f_1_5f_1_5f_6" style:base-cell-address="City.CU70"/>
      <style:map style:condition="cell-content()&gt;101" style:apply-style-name="Excel_5f_CondFormat_5f_1_5f_1_5f_7" style:base-cell-address="City.CU70"/>
      <style:map style:condition="cell-content()=6" style:apply-style-name="Trees" style:base-cell-address="City.CU70"/>
      <style:map style:condition="cell-content()=5" style:apply-style-name="Trees1" style:base-cell-address="City.CU70"/>
      <style:map style:condition="cell-content()=11" style:apply-style-name="Yellow_20_Flower" style:base-cell-address="City.CU70"/>
      <style:map style:condition="cell-content()=12" style:apply-style-name="Blue_20_Flower" style:base-cell-address="City.CU70"/>
      <style:map style:condition="cell-content()=13" style:apply-style-name="Pink_20_Flowers" style:base-cell-address="City.CU70"/>
    </style:style>
    <style:style style:name="ce305" style:family="table-cell" style:parent-style-name="Default">
      <style:table-cell-properties fo:border="none" fo:padding="0.028in"/>
      <style:map style:condition="cell-content()=0" style:apply-style-name="Open_20_Space" style:base-cell-address="City.CU71"/>
      <style:map style:condition="cell-content()=1" style:apply-style-name="Excel_5f_CondFormat_5f_1_5f_1_5f_2" style:base-cell-address="City.CU71"/>
      <style:map style:condition="cell-content()=2" style:apply-style-name="Excel_5f_CondFormat_5f_1_5f_1_5f_3" style:base-cell-address="City.CU71"/>
      <style:map style:condition="cell-content()=3" style:apply-style-name="Excel_5f_CondFormat_5f_1_5f_1_5f_4" style:base-cell-address="City.CU71"/>
      <style:map style:condition="cell-content()=4" style:apply-style-name="Excel_5f_CondFormat_5f_1_5f_1_5f_5" style:base-cell-address="City.CU71"/>
      <style:map style:condition="cell-content()=100" style:apply-style-name="Excel_5f_CondFormat_5f_1_5f_1_5f_6" style:base-cell-address="City.CU71"/>
      <style:map style:condition="cell-content()&gt;101" style:apply-style-name="Excel_5f_CondFormat_5f_1_5f_1_5f_7" style:base-cell-address="City.CU71"/>
      <style:map style:condition="cell-content()=6" style:apply-style-name="Trees" style:base-cell-address="City.CU71"/>
      <style:map style:condition="cell-content()=5" style:apply-style-name="Trees1" style:base-cell-address="City.CU71"/>
      <style:map style:condition="cell-content()=11" style:apply-style-name="Yellow_20_Flower" style:base-cell-address="City.CU71"/>
      <style:map style:condition="cell-content()=12" style:apply-style-name="Blue_20_Flower" style:base-cell-address="City.CU71"/>
      <style:map style:condition="cell-content()=13" style:apply-style-name="Pink_20_Flowers" style:base-cell-address="City.CU71"/>
    </style:style>
    <style:style style:name="ce306" style:family="table-cell" style:parent-style-name="Default">
      <style:table-cell-properties fo:border="none" fo:padding="0.028in"/>
      <style:map style:condition="cell-content()=0" style:apply-style-name="Open_20_Space" style:base-cell-address="City.CU72"/>
      <style:map style:condition="cell-content()=1" style:apply-style-name="Excel_5f_CondFormat_5f_1_5f_1_5f_2" style:base-cell-address="City.CU72"/>
      <style:map style:condition="cell-content()=2" style:apply-style-name="Excel_5f_CondFormat_5f_1_5f_1_5f_3" style:base-cell-address="City.CU72"/>
      <style:map style:condition="cell-content()=3" style:apply-style-name="Excel_5f_CondFormat_5f_1_5f_1_5f_4" style:base-cell-address="City.CU72"/>
      <style:map style:condition="cell-content()=4" style:apply-style-name="Excel_5f_CondFormat_5f_1_5f_1_5f_5" style:base-cell-address="City.CU72"/>
      <style:map style:condition="cell-content()=100" style:apply-style-name="Excel_5f_CondFormat_5f_1_5f_1_5f_6" style:base-cell-address="City.CU72"/>
      <style:map style:condition="cell-content()&gt;101" style:apply-style-name="Excel_5f_CondFormat_5f_1_5f_1_5f_7" style:base-cell-address="City.CU72"/>
      <style:map style:condition="cell-content()=6" style:apply-style-name="Trees" style:base-cell-address="City.CU72"/>
      <style:map style:condition="cell-content()=5" style:apply-style-name="Trees1" style:base-cell-address="City.CU72"/>
      <style:map style:condition="cell-content()=11" style:apply-style-name="Yellow_20_Flower" style:base-cell-address="City.CU72"/>
      <style:map style:condition="cell-content()=12" style:apply-style-name="Blue_20_Flower" style:base-cell-address="City.CU72"/>
      <style:map style:condition="cell-content()=13" style:apply-style-name="Pink_20_Flowers" style:base-cell-address="City.CU72"/>
    </style:style>
    <style:style style:name="ce307" style:family="table-cell" style:parent-style-name="Default">
      <style:table-cell-properties fo:border="none" fo:padding="0.028in"/>
      <style:map style:condition="cell-content()=0" style:apply-style-name="Open_20_Space" style:base-cell-address="City.CU73"/>
      <style:map style:condition="cell-content()=1" style:apply-style-name="Excel_5f_CondFormat_5f_1_5f_1_5f_2" style:base-cell-address="City.CU73"/>
      <style:map style:condition="cell-content()=2" style:apply-style-name="Excel_5f_CondFormat_5f_1_5f_1_5f_3" style:base-cell-address="City.CU73"/>
      <style:map style:condition="cell-content()=3" style:apply-style-name="Excel_5f_CondFormat_5f_1_5f_1_5f_4" style:base-cell-address="City.CU73"/>
      <style:map style:condition="cell-content()=4" style:apply-style-name="Excel_5f_CondFormat_5f_1_5f_1_5f_5" style:base-cell-address="City.CU73"/>
      <style:map style:condition="cell-content()=100" style:apply-style-name="Excel_5f_CondFormat_5f_1_5f_1_5f_6" style:base-cell-address="City.CU73"/>
      <style:map style:condition="cell-content()&gt;101" style:apply-style-name="Excel_5f_CondFormat_5f_1_5f_1_5f_7" style:base-cell-address="City.CU73"/>
      <style:map style:condition="cell-content()=6" style:apply-style-name="Trees" style:base-cell-address="City.CU73"/>
      <style:map style:condition="cell-content()=5" style:apply-style-name="Trees1" style:base-cell-address="City.CU73"/>
      <style:map style:condition="cell-content()=11" style:apply-style-name="Yellow_20_Flower" style:base-cell-address="City.CU73"/>
      <style:map style:condition="cell-content()=12" style:apply-style-name="Blue_20_Flower" style:base-cell-address="City.CU73"/>
      <style:map style:condition="cell-content()=13" style:apply-style-name="Pink_20_Flowers" style:base-cell-address="City.CU73"/>
    </style:style>
    <style:style style:name="ce308" style:family="table-cell" style:parent-style-name="Default">
      <style:table-cell-properties fo:border="none" fo:padding="0.028in"/>
      <style:map style:condition="cell-content()=0" style:apply-style-name="Open_20_Space" style:base-cell-address="City.CU74"/>
      <style:map style:condition="cell-content()=1" style:apply-style-name="Excel_5f_CondFormat_5f_1_5f_1_5f_2" style:base-cell-address="City.CU74"/>
      <style:map style:condition="cell-content()=2" style:apply-style-name="Excel_5f_CondFormat_5f_1_5f_1_5f_3" style:base-cell-address="City.CU74"/>
      <style:map style:condition="cell-content()=3" style:apply-style-name="Excel_5f_CondFormat_5f_1_5f_1_5f_4" style:base-cell-address="City.CU74"/>
      <style:map style:condition="cell-content()=4" style:apply-style-name="Excel_5f_CondFormat_5f_1_5f_1_5f_5" style:base-cell-address="City.CU74"/>
      <style:map style:condition="cell-content()=100" style:apply-style-name="Excel_5f_CondFormat_5f_1_5f_1_5f_6" style:base-cell-address="City.CU74"/>
      <style:map style:condition="cell-content()&gt;101" style:apply-style-name="Excel_5f_CondFormat_5f_1_5f_1_5f_7" style:base-cell-address="City.CU74"/>
      <style:map style:condition="cell-content()=6" style:apply-style-name="Trees" style:base-cell-address="City.CU74"/>
      <style:map style:condition="cell-content()=5" style:apply-style-name="Trees1" style:base-cell-address="City.CU74"/>
      <style:map style:condition="cell-content()=11" style:apply-style-name="Yellow_20_Flower" style:base-cell-address="City.CU74"/>
      <style:map style:condition="cell-content()=12" style:apply-style-name="Blue_20_Flower" style:base-cell-address="City.CU74"/>
      <style:map style:condition="cell-content()=13" style:apply-style-name="Pink_20_Flowers" style:base-cell-address="City.CU74"/>
    </style:style>
    <style:style style:name="ce309" style:family="table-cell" style:parent-style-name="Default">
      <style:table-cell-properties fo:border="none" fo:padding="0.028in"/>
      <style:map style:condition="cell-content()=0" style:apply-style-name="Open_20_Space" style:base-cell-address="City.CU75"/>
      <style:map style:condition="cell-content()=1" style:apply-style-name="Excel_5f_CondFormat_5f_1_5f_1_5f_2" style:base-cell-address="City.CU75"/>
      <style:map style:condition="cell-content()=2" style:apply-style-name="Excel_5f_CondFormat_5f_1_5f_1_5f_3" style:base-cell-address="City.CU75"/>
      <style:map style:condition="cell-content()=3" style:apply-style-name="Excel_5f_CondFormat_5f_1_5f_1_5f_4" style:base-cell-address="City.CU75"/>
      <style:map style:condition="cell-content()=4" style:apply-style-name="Excel_5f_CondFormat_5f_1_5f_1_5f_5" style:base-cell-address="City.CU75"/>
      <style:map style:condition="cell-content()=100" style:apply-style-name="Excel_5f_CondFormat_5f_1_5f_1_5f_6" style:base-cell-address="City.CU75"/>
      <style:map style:condition="cell-content()&gt;101" style:apply-style-name="Excel_5f_CondFormat_5f_1_5f_1_5f_7" style:base-cell-address="City.CU75"/>
      <style:map style:condition="cell-content()=6" style:apply-style-name="Trees" style:base-cell-address="City.CU75"/>
      <style:map style:condition="cell-content()=5" style:apply-style-name="Trees1" style:base-cell-address="City.CU75"/>
      <style:map style:condition="cell-content()=11" style:apply-style-name="Yellow_20_Flower" style:base-cell-address="City.CU75"/>
      <style:map style:condition="cell-content()=12" style:apply-style-name="Blue_20_Flower" style:base-cell-address="City.CU75"/>
      <style:map style:condition="cell-content()=13" style:apply-style-name="Pink_20_Flowers" style:base-cell-address="City.CU75"/>
    </style:style>
    <style:style style:name="ce310" style:family="table-cell" style:parent-style-name="Default">
      <style:table-cell-properties fo:border-bottom="none" fo:border-left="none" fo:padding="0.028in" fo:border-right="0.99pt solid #000000" fo:border-top="0.99pt solid #000000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311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  <style:style style:name="ce312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Open_20_Space" style:base-cell-address="City.CV48"/>
      <style:map style:condition="cell-content()=1" style:apply-style-name="Excel_5f_CondFormat_5f_1_5f_1_5f_2" style:base-cell-address="City.CV48"/>
      <style:map style:condition="cell-content()=2" style:apply-style-name="Excel_5f_CondFormat_5f_1_5f_1_5f_3" style:base-cell-address="City.CV48"/>
      <style:map style:condition="cell-content()=3" style:apply-style-name="Excel_5f_CondFormat_5f_1_5f_1_5f_4" style:base-cell-address="City.CV48"/>
      <style:map style:condition="cell-content()=4" style:apply-style-name="Excel_5f_CondFormat_5f_1_5f_1_5f_5" style:base-cell-address="City.CV48"/>
      <style:map style:condition="cell-content()=100" style:apply-style-name="Excel_5f_CondFormat_5f_1_5f_1_5f_6" style:base-cell-address="City.CV48"/>
      <style:map style:condition="cell-content()&gt;101" style:apply-style-name="Excel_5f_CondFormat_5f_1_5f_1_5f_7" style:base-cell-address="City.CV48"/>
      <style:map style:condition="cell-content()=6" style:apply-style-name="Trees" style:base-cell-address="City.CV48"/>
      <style:map style:condition="cell-content()=5" style:apply-style-name="Trees1" style:base-cell-address="City.CV48"/>
      <style:map style:condition="cell-content()=11" style:apply-style-name="Yellow_20_Flower" style:base-cell-address="City.CV48"/>
      <style:map style:condition="cell-content()=12" style:apply-style-name="Blue_20_Flower" style:base-cell-address="City.CV48"/>
      <style:map style:condition="cell-content()=13" style:apply-style-name="Pink_20_Flowers" style:base-cell-address="City.CV48"/>
    </style:style>
    <style:style style:name="ce313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Open_20_Space" style:base-cell-address="City.CV67"/>
      <style:map style:condition="cell-content()=1" style:apply-style-name="Excel_5f_CondFormat_5f_1_5f_1_5f_2" style:base-cell-address="City.CV67"/>
      <style:map style:condition="cell-content()=2" style:apply-style-name="Excel_5f_CondFormat_5f_1_5f_1_5f_3" style:base-cell-address="City.CV67"/>
      <style:map style:condition="cell-content()=3" style:apply-style-name="Excel_5f_CondFormat_5f_1_5f_1_5f_4" style:base-cell-address="City.CV67"/>
      <style:map style:condition="cell-content()=4" style:apply-style-name="Excel_5f_CondFormat_5f_1_5f_1_5f_5" style:base-cell-address="City.CV67"/>
      <style:map style:condition="cell-content()=100" style:apply-style-name="Excel_5f_CondFormat_5f_1_5f_1_5f_6" style:base-cell-address="City.CV67"/>
      <style:map style:condition="cell-content()&gt;101" style:apply-style-name="Excel_5f_CondFormat_5f_1_5f_1_5f_7" style:base-cell-address="City.CV67"/>
      <style:map style:condition="cell-content()=6" style:apply-style-name="Trees" style:base-cell-address="City.CV67"/>
      <style:map style:condition="cell-content()=5" style:apply-style-name="Trees1" style:base-cell-address="City.CV67"/>
      <style:map style:condition="cell-content()=11" style:apply-style-name="Yellow_20_Flower" style:base-cell-address="City.CV67"/>
      <style:map style:condition="cell-content()=12" style:apply-style-name="Blue_20_Flower" style:base-cell-address="City.CV67"/>
      <style:map style:condition="cell-content()=13" style:apply-style-name="Pink_20_Flowers" style:base-cell-address="City.CV67"/>
    </style:style>
    <style:style style:name="ce314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Open_20_Space" style:base-cell-address="City.CV68"/>
      <style:map style:condition="cell-content()=1" style:apply-style-name="Excel_5f_CondFormat_5f_1_5f_1_5f_2" style:base-cell-address="City.CV68"/>
      <style:map style:condition="cell-content()=2" style:apply-style-name="Excel_5f_CondFormat_5f_1_5f_1_5f_3" style:base-cell-address="City.CV68"/>
      <style:map style:condition="cell-content()=3" style:apply-style-name="Excel_5f_CondFormat_5f_1_5f_1_5f_4" style:base-cell-address="City.CV68"/>
      <style:map style:condition="cell-content()=4" style:apply-style-name="Excel_5f_CondFormat_5f_1_5f_1_5f_5" style:base-cell-address="City.CV68"/>
      <style:map style:condition="cell-content()=100" style:apply-style-name="Excel_5f_CondFormat_5f_1_5f_1_5f_6" style:base-cell-address="City.CV68"/>
      <style:map style:condition="cell-content()&gt;101" style:apply-style-name="Excel_5f_CondFormat_5f_1_5f_1_5f_7" style:base-cell-address="City.CV68"/>
      <style:map style:condition="cell-content()=6" style:apply-style-name="Trees" style:base-cell-address="City.CV68"/>
      <style:map style:condition="cell-content()=5" style:apply-style-name="Trees1" style:base-cell-address="City.CV68"/>
      <style:map style:condition="cell-content()=11" style:apply-style-name="Yellow_20_Flower" style:base-cell-address="City.CV68"/>
      <style:map style:condition="cell-content()=12" style:apply-style-name="Blue_20_Flower" style:base-cell-address="City.CV68"/>
      <style:map style:condition="cell-content()=13" style:apply-style-name="Pink_20_Flowers" style:base-cell-address="City.CV68"/>
    </style:style>
    <style:style style:name="ce315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Open_20_Space" style:base-cell-address="City.CV69"/>
      <style:map style:condition="cell-content()=1" style:apply-style-name="Excel_5f_CondFormat_5f_1_5f_1_5f_2" style:base-cell-address="City.CV69"/>
      <style:map style:condition="cell-content()=2" style:apply-style-name="Excel_5f_CondFormat_5f_1_5f_1_5f_3" style:base-cell-address="City.CV69"/>
      <style:map style:condition="cell-content()=3" style:apply-style-name="Excel_5f_CondFormat_5f_1_5f_1_5f_4" style:base-cell-address="City.CV69"/>
      <style:map style:condition="cell-content()=4" style:apply-style-name="Excel_5f_CondFormat_5f_1_5f_1_5f_5" style:base-cell-address="City.CV69"/>
      <style:map style:condition="cell-content()=100" style:apply-style-name="Excel_5f_CondFormat_5f_1_5f_1_5f_6" style:base-cell-address="City.CV69"/>
      <style:map style:condition="cell-content()&gt;101" style:apply-style-name="Excel_5f_CondFormat_5f_1_5f_1_5f_7" style:base-cell-address="City.CV69"/>
      <style:map style:condition="cell-content()=6" style:apply-style-name="Trees" style:base-cell-address="City.CV69"/>
      <style:map style:condition="cell-content()=5" style:apply-style-name="Trees1" style:base-cell-address="City.CV69"/>
      <style:map style:condition="cell-content()=11" style:apply-style-name="Yellow_20_Flower" style:base-cell-address="City.CV69"/>
      <style:map style:condition="cell-content()=12" style:apply-style-name="Blue_20_Flower" style:base-cell-address="City.CV69"/>
      <style:map style:condition="cell-content()=13" style:apply-style-name="Pink_20_Flowers" style:base-cell-address="City.CV69"/>
    </style:style>
    <style:style style:name="ce316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Open_20_Space" style:base-cell-address="City.CV70"/>
      <style:map style:condition="cell-content()=1" style:apply-style-name="Excel_5f_CondFormat_5f_1_5f_1_5f_2" style:base-cell-address="City.CV70"/>
      <style:map style:condition="cell-content()=2" style:apply-style-name="Excel_5f_CondFormat_5f_1_5f_1_5f_3" style:base-cell-address="City.CV70"/>
      <style:map style:condition="cell-content()=3" style:apply-style-name="Excel_5f_CondFormat_5f_1_5f_1_5f_4" style:base-cell-address="City.CV70"/>
      <style:map style:condition="cell-content()=4" style:apply-style-name="Excel_5f_CondFormat_5f_1_5f_1_5f_5" style:base-cell-address="City.CV70"/>
      <style:map style:condition="cell-content()=100" style:apply-style-name="Excel_5f_CondFormat_5f_1_5f_1_5f_6" style:base-cell-address="City.CV70"/>
      <style:map style:condition="cell-content()&gt;101" style:apply-style-name="Excel_5f_CondFormat_5f_1_5f_1_5f_7" style:base-cell-address="City.CV70"/>
      <style:map style:condition="cell-content()=6" style:apply-style-name="Trees" style:base-cell-address="City.CV70"/>
      <style:map style:condition="cell-content()=5" style:apply-style-name="Trees1" style:base-cell-address="City.CV70"/>
      <style:map style:condition="cell-content()=11" style:apply-style-name="Yellow_20_Flower" style:base-cell-address="City.CV70"/>
      <style:map style:condition="cell-content()=12" style:apply-style-name="Blue_20_Flower" style:base-cell-address="City.CV70"/>
      <style:map style:condition="cell-content()=13" style:apply-style-name="Pink_20_Flowers" style:base-cell-address="City.CV70"/>
    </style:style>
    <style:style style:name="ce317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Open_20_Space" style:base-cell-address="City.CV71"/>
      <style:map style:condition="cell-content()=1" style:apply-style-name="Excel_5f_CondFormat_5f_1_5f_1_5f_2" style:base-cell-address="City.CV71"/>
      <style:map style:condition="cell-content()=2" style:apply-style-name="Excel_5f_CondFormat_5f_1_5f_1_5f_3" style:base-cell-address="City.CV71"/>
      <style:map style:condition="cell-content()=3" style:apply-style-name="Excel_5f_CondFormat_5f_1_5f_1_5f_4" style:base-cell-address="City.CV71"/>
      <style:map style:condition="cell-content()=4" style:apply-style-name="Excel_5f_CondFormat_5f_1_5f_1_5f_5" style:base-cell-address="City.CV71"/>
      <style:map style:condition="cell-content()=100" style:apply-style-name="Excel_5f_CondFormat_5f_1_5f_1_5f_6" style:base-cell-address="City.CV71"/>
      <style:map style:condition="cell-content()&gt;101" style:apply-style-name="Excel_5f_CondFormat_5f_1_5f_1_5f_7" style:base-cell-address="City.CV71"/>
      <style:map style:condition="cell-content()=6" style:apply-style-name="Trees" style:base-cell-address="City.CV71"/>
      <style:map style:condition="cell-content()=5" style:apply-style-name="Trees1" style:base-cell-address="City.CV71"/>
      <style:map style:condition="cell-content()=11" style:apply-style-name="Yellow_20_Flower" style:base-cell-address="City.CV71"/>
      <style:map style:condition="cell-content()=12" style:apply-style-name="Blue_20_Flower" style:base-cell-address="City.CV71"/>
      <style:map style:condition="cell-content()=13" style:apply-style-name="Pink_20_Flowers" style:base-cell-address="City.CV71"/>
    </style:style>
    <style:style style:name="ce318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Open_20_Space" style:base-cell-address="City.CV72"/>
      <style:map style:condition="cell-content()=1" style:apply-style-name="Excel_5f_CondFormat_5f_1_5f_1_5f_2" style:base-cell-address="City.CV72"/>
      <style:map style:condition="cell-content()=2" style:apply-style-name="Excel_5f_CondFormat_5f_1_5f_1_5f_3" style:base-cell-address="City.CV72"/>
      <style:map style:condition="cell-content()=3" style:apply-style-name="Excel_5f_CondFormat_5f_1_5f_1_5f_4" style:base-cell-address="City.CV72"/>
      <style:map style:condition="cell-content()=4" style:apply-style-name="Excel_5f_CondFormat_5f_1_5f_1_5f_5" style:base-cell-address="City.CV72"/>
      <style:map style:condition="cell-content()=100" style:apply-style-name="Excel_5f_CondFormat_5f_1_5f_1_5f_6" style:base-cell-address="City.CV72"/>
      <style:map style:condition="cell-content()&gt;101" style:apply-style-name="Excel_5f_CondFormat_5f_1_5f_1_5f_7" style:base-cell-address="City.CV72"/>
      <style:map style:condition="cell-content()=6" style:apply-style-name="Trees" style:base-cell-address="City.CV72"/>
      <style:map style:condition="cell-content()=5" style:apply-style-name="Trees1" style:base-cell-address="City.CV72"/>
      <style:map style:condition="cell-content()=11" style:apply-style-name="Yellow_20_Flower" style:base-cell-address="City.CV72"/>
      <style:map style:condition="cell-content()=12" style:apply-style-name="Blue_20_Flower" style:base-cell-address="City.CV72"/>
      <style:map style:condition="cell-content()=13" style:apply-style-name="Pink_20_Flowers" style:base-cell-address="City.CV72"/>
    </style:style>
    <style:style style:name="ce319" style:family="table-cell" style:parent-style-name="Default">
      <style:table-cell-properties fo:border-bottom="0.99pt solid #000000" fo:border-left="none" fo:padding="0.028in" fo:border-right="0.99pt solid #000000" fo:border-top="none"/>
      <style:map style:condition="cell-content()=0" style:apply-style-name="Open_20_Space" style:base-cell-address="City.A41"/>
      <style:map style:condition="cell-content()=1" style:apply-style-name="Excel_5f_CondFormat_5f_1_5f_1_5f_2" style:base-cell-address="City.A41"/>
      <style:map style:condition="cell-content()=2" style:apply-style-name="Excel_5f_CondFormat_5f_1_5f_1_5f_3" style:base-cell-address="City.A41"/>
      <style:map style:condition="cell-content()=3" style:apply-style-name="Excel_5f_CondFormat_5f_1_5f_1_5f_4" style:base-cell-address="City.A41"/>
      <style:map style:condition="cell-content()=4" style:apply-style-name="Excel_5f_CondFormat_5f_1_5f_1_5f_5" style:base-cell-address="City.A41"/>
      <style:map style:condition="cell-content()=100" style:apply-style-name="Excel_5f_CondFormat_5f_1_5f_1_5f_6" style:base-cell-address="City.A41"/>
      <style:map style:condition="cell-content()&gt;101" style:apply-style-name="Excel_5f_CondFormat_5f_1_5f_1_5f_7" style:base-cell-address="City.A41"/>
      <style:map style:condition="cell-content()=6" style:apply-style-name="Trees" style:base-cell-address="City.A41"/>
      <style:map style:condition="cell-content()=5" style:apply-style-name="Trees1" style:base-cell-address="City.A41"/>
      <style:map style:condition="cell-content()=11" style:apply-style-name="Yellow_20_Flower" style:base-cell-address="City.A41"/>
      <style:map style:condition="cell-content()=12" style:apply-style-name="Blue_20_Flower" style:base-cell-address="City.A41"/>
      <style:map style:condition="cell-content()=13" style:apply-style-name="Pink_20_Flowers" style:base-cell-address="City.A41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7" table:default-cell-style-name="ce5"/>
        <table:table-column table:style-name="co2" table:default-cell-style-name="ce5"/>
        <table:table-column table:style-name="co1" table:number-columns-repeated="12" table:default-cell-style-name="ce5"/>
        <table:table-column table:style-name="co3" table:number-columns-repeated="80" table:default-cell-style-name="ce5"/>
        <table:table-column table:style-name="co4" table:number-columns-repeated="157" table:default-cell-style-name="ce5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79"/>
          <table:table-cell table:style-name="ce8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 table:number-rows-repeated="20">
          <table:table-cell table:style-name="ce2"/>
          <table:table-cell table:style-name="ce4" table:number-columns-repeated="98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3"/>
          <table:table-cell table:style-name="ce7" table:number-columns-repeated="98"/>
          <table:table-cell table:style-name="ce10"/>
          <table:table-cell table:style-name="ce4" table:number-columns-repeated="156"/>
          <table:table-cell/>
        </table:table-row>
        <table:table-row table:style-name="ro2" table:number-rows-repeated="460">
          <table:table-cell table:style-name="ce4" table:number-columns-repeated="256"/>
          <table:table-cell/>
        </table:table-row>
        <table:table-row table:style-name="ro2" table:number-rows-repeated="1048075">
          <table:table-cell table:number-columns-repeated="257"/>
        </table:table-row>
        <table:table-row table:style-name="ro2">
          <table:table-cell table:number-columns-repeated="257"/>
        </table:table-row>
        <calcext:conditional-formats>
          <calcext:conditional-format calcext:target-range-address="Sheet1.A1:Sheet1.IV500">
            <calcext:condition calcext:apply-style-name="Excel_CondFormat_1_1_1" calcext:value="=0" calcext:base-cell-address="Sheet1.A1"/>
            <calcext:condition calcext:apply-style-name="Excel_CondFormat_1_1_2" calcext:value="=1" calcext:base-cell-address="Sheet1.A1"/>
            <calcext:condition calcext:apply-style-name="Excel_CondFormat_1_1_3" calcext:value="=2" calcext:base-cell-address="Sheet1.A1"/>
            <calcext:condition calcext:apply-style-name="Excel_CondFormat_1_1_4" calcext:value="=3" calcext:base-cell-address="Sheet1.A1"/>
            <calcext:condition calcext:apply-style-name="Excel_CondFormat_1_1_5" calcext:value="=4" calcext:base-cell-address="Sheet1.A1"/>
            <calcext:condition calcext:apply-style-name="Excel_CondFormat_1_1_6" calcext:value="=100" calcext:base-cell-address="Sheet1.A1"/>
            <calcext:condition calcext:apply-style-name="Excel_CondFormat_1_1_7" calcext:value="&gt;101" calcext:base-cell-address="Sheet1.A1"/>
            <calcext:condition calcext:apply-style-name="Trees" calcext:value="=6" calcext:base-cell-address="Sheet1.A1"/>
            <calcext:condition calcext:apply-style-name="Trees1" calcext:value="=5" calcext:base-cell-address="Sheet1.A1"/>
          </calcext:conditional-format>
        </calcext:conditional-formats>
      </table:table>
      <table:table table:name="City" table:style-name="ta2">
        <office:forms form:automatic-focus="false" form:apply-design-mode="false"/>
        <table:table-column table:style-name="co3" table:default-cell-style-name="ce12"/>
        <table:table-column table:style-name="co3" table:number-columns-repeated="98" table:default-cell-style-name="ce15"/>
        <table:table-column table:style-name="co3" table:default-cell-style-name="ce310"/>
        <table:table-column table:style-name="co4" table:number-columns-repeated="2" table:default-cell-style-name="Default"/>
        <table:table-column table:style-name="co5" table:default-cell-style-name="Default"/>
        <table:table-row table:style-name="ro4" table:number-rows-repeated="40">
          <table:table-cell table:number-columns-repeated="103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number-columns-repeated="44"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503" calcext:value-type="float">
            <text:p>503</text:p>
          </table:table-cell>
          <table:table-cell table:number-columns-repeated="44" table:style-name="ce16" office:value-type="float" office:value="1" calcext:value-type="float">
            <text:p>1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number-columns-repeated="44"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44" table:style-name="ce16" office:value-type="float" office:value="1" calcext:value-type="float">
            <text:p>1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94" table:style-name="ce16" office:value-type="float" office:value="0" calcext:value-type="float">
            <text:p>0</text:p>
          </table:table-cell>
          <table:table-cell table:style-name="ce280" office:value-type="float" office:value="11" calcext:value-type="float">
            <text:p>11</text:p>
          </table:table-cell>
          <table:table-cell table:style-name="ce280" office:value-type="float" office:value="12" calcext:value-type="float">
            <text:p>12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94" table:style-name="ce16" office:value-type="float" office:value="0" calcext:value-type="float">
            <text:p>0</text:p>
          </table:table-cell>
          <table:table-cell table:style-name="ce280" office:value-type="float" office:value="12" calcext:value-type="float">
            <text:p>12</text:p>
          </table:table-cell>
          <table:table-cell table:style-name="ce280" office:value-type="float" office:value="13" calcext:value-type="float">
            <text:p>13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2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84" table:style-name="ce16" office:value-type="float" office:value="0" calcext:value-type="float">
            <text:p>0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11" calcext:value-type="float">
            <text:p>11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5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17" table:style-name="ce16" office:value-type="float" office:value="0" calcext:value-type="float">
            <text:p>0</text:p>
          </table:table-cell>
          <table:table-cell table:style-name="ce281" office:value-type="float" office:value="11" calcext:value-type="float">
            <text:p>11</text:p>
          </table:table-cell>
          <table:table-cell table:style-name="ce281" office:value-type="float" office:value="12" calcext:value-type="float">
            <text:p>12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5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number-columns-repeated="17" table:style-name="ce16" office:value-type="float" office:value="0" calcext:value-type="float">
            <text:p>0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float" office:value="13" calcext:value-type="float">
            <text:p>13</text:p>
          </table:table-cell>
          <table:table-cell table:style-name="ce312" office:value-type="float" office:value="502" calcext:value-type="float">
            <text:p>502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number-columns-repeated="17" table:style-name="ce16" office:value-type="float" office:value="0" calcext:value-type="float">
            <text:p>0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11" calcext:value-type="float">
            <text:p>11</text:p>
          </table:table-cell>
          <table:table-cell table:style-name="ce312" office:value-type="float" office:value="502" calcext:value-type="float">
            <text:p>502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number-columns-repeated="17" table:style-name="ce16" office:value-type="float" office:value="0" calcext:value-type="float">
            <text:p>0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312" office:value-type="float" office:value="502" calcext:value-type="float">
            <text:p>502</text:p>
          </table:table-cell>
          <table:table-cell table:number-columns-repeated="3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509" calcext:value-type="float">
            <text:p>509</text:p>
          </table:table-cell>
          <table:table-cell table:number-columns-repeated="17" table:style-name="ce16" office:value-type="float" office:value="0" calcext:value-type="float">
            <text:p>0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312" office:value-type="float" office:value="502" calcext:value-type="float">
            <text:p>502</text:p>
          </table:table-cell>
          <table:table-cell table:number-columns-repeated="3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1" calcext:value-type="float">
            <text:p>1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509" calcext:value-type="float">
            <text:p>509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1" calcext:value-type="float">
            <text:p>11</text:p>
          </table:table-cell>
          <table:table-cell table:style-name="ce312" office:value-type="float" office:value="502" calcext:value-type="float">
            <text:p>502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3" office:value-type="float" office:value="11" calcext:value-type="float">
            <text:p>11</text:p>
          </table:table-cell>
          <table:table-cell table:style-name="ce283" office:value-type="float" office:value="12" calcext:value-type="float">
            <text:p>12</text:p>
          </table:table-cell>
          <table:table-cell table:style-name="ce311" office:value-type="float" office:value="502" calcext:value-type="float">
            <text:p>502</text:p>
          </table:table-cell>
          <table:table-cell table:number-columns-repeated="3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508" calcext:value-type="float">
            <text:p>508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3" office:value-type="float" office:value="12" calcext:value-type="float">
            <text:p>12</text:p>
          </table:table-cell>
          <table:table-cell table:style-name="ce283" office:value-type="float" office:value="13" calcext:value-type="float">
            <text:p>13</text:p>
          </table:table-cell>
          <table:table-cell table:style-name="ce311" office:value-type="float" office:value="502" calcext:value-type="float">
            <text:p>502</text:p>
          </table:table-cell>
          <table:table-cell table:number-columns-repeated="3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1" calcext:value-type="float">
            <text:p>1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508" calcext:value-type="float">
            <text:p>508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3" office:value-type="float" office:value="13" calcext:value-type="float">
            <text:p>13</text:p>
          </table:table-cell>
          <table:table-cell table:style-name="ce283" office:value-type="float" office:value="11" calcext:value-type="float">
            <text:p>11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float" office:value="12" calcext:value-type="float">
            <text:p>12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" table:style-name="ce41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" table:style-name="ce51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4" office:value-type="float" office:value="12" calcext:value-type="float">
            <text:p>12</text:p>
          </table:table-cell>
          <table:table-cell table:style-name="ce284" office:value-type="float" office:value="13" calcext:value-type="float">
            <text:p>13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9" table:style-name="ce16" office:value-type="float" office:value="0" calcext:value-type="float">
            <text:p>0</text:p>
          </table:table-cell>
          <table:table-cell table:number-columns-repeated="10" table:style-name="ce52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4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9" table:style-name="ce16" office:value-type="float" office:value="0" calcext:value-type="float">
            <text:p>0</text:p>
          </table:table-cell>
          <table:table-cell table:number-columns-repeated="10" table:style-name="ce52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5" office:value-type="float" office:value="11" calcext:value-type="float">
            <text:p>11</text:p>
          </table:table-cell>
          <table:table-cell table:style-name="ce285" office:value-type="float" office:value="12" calcext:value-type="float">
            <text:p>12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19" table:style-name="ce16" office:value-type="float" office:value="0" calcext:value-type="float">
            <text:p>0</text:p>
          </table:table-cell>
          <table:table-cell table:number-columns-repeated="10" table:style-name="ce52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5" office:value-type="float" office:value="12" calcext:value-type="float">
            <text:p>12</text:p>
          </table:table-cell>
          <table:table-cell table:style-name="ce285" office:value-type="float" office:value="13" calcext:value-type="float">
            <text:p>13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9" table:style-name="ce16" office:value-type="float" office:value="0" calcext:value-type="float">
            <text:p>0</text:p>
          </table:table-cell>
          <table:table-cell table:number-columns-repeated="10" table:style-name="ce52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10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5" office:value-type="float" office:value="13" calcext:value-type="float">
            <text:p>13</text:p>
          </table:table-cell>
          <table:table-cell table:style-name="ce285" office:value-type="float" office:value="11" calcext:value-type="float">
            <text:p>11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9" table:style-name="ce16" office:value-type="float" office:value="0" calcext:value-type="float">
            <text:p>0</text:p>
          </table:table-cell>
          <table:table-cell table:number-columns-repeated="10" table:style-name="ce52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4" table:style-name="ce117" office:value-type="float" office:value="1" calcext:value-type="float">
            <text:p>1</text:p>
          </table:table-cell>
          <table:table-cell table:style-name="ce117" office:value-type="float" office:value="507" calcext:value-type="float">
            <text:p>507</text:p>
          </table:table-cell>
          <table:table-cell table:number-columns-repeated="5" table:style-name="ce11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6" office:value-type="float" office:value="11" calcext:value-type="float">
            <text:p>11</text:p>
          </table:table-cell>
          <table:table-cell table:style-name="ce286" office:value-type="float" office:value="12" calcext:value-type="float">
            <text:p>12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" table:style-name="ce52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9" table:style-name="ce58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36" office:value-type="float" office:value="0" calcext:value-type="float">
            <text:p>0</text:p>
          </table:table-cell>
          <table:table-cell table:style-name="ce287" office:value-type="float" office:value="12" calcext:value-type="float">
            <text:p>12</text:p>
          </table:table-cell>
          <table:table-cell table:style-name="ce287" office:value-type="float" office:value="6" calcext:value-type="float">
            <text:p>6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" table:style-name="ce52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36" office:value-type="float" office:value="0" calcext:value-type="float">
            <text:p>0</text:p>
          </table:table-cell>
          <table:table-cell table:number-columns-repeated="2" table:style-name="ce287" office:value-type="float" office:value="6" calcext:value-type="float">
            <text:p>6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22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50" office:value-type="float" office:value="6" calcext:value-type="float">
            <text:p>6</text:p>
          </table:table-cell>
          <table:table-cell table:style-name="ce265" office:value-type="float" office:value="6" calcext:value-type="float">
            <text:p>6</text:p>
          </table:table-cell>
          <table:table-cell table:style-name="ce288" office:value-type="float" office:value="6" calcext:value-type="float">
            <text:p>6</text:p>
          </table:table-cell>
          <table:table-cell table:style-name="ce299" office:value-type="float" office:value="6" calcext:value-type="float">
            <text:p>6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22"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51" office:value-type="float" office:value="6" calcext:value-type="float">
            <text:p>6</text:p>
          </table:table-cell>
          <table:table-cell table:style-name="ce266" office:value-type="float" office:value="6" calcext:value-type="float">
            <text:p>6</text:p>
          </table:table-cell>
          <table:table-cell table:style-name="ce289" office:value-type="float" office:value="6" calcext:value-type="float">
            <text:p>6</text:p>
          </table:table-cell>
          <table:table-cell table:style-name="ce300" office:value-type="float" office:value="6" calcext:value-type="float">
            <text:p>6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41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37" office:value-type="float" office:value="6" calcext:value-type="float">
            <text:p>6</text:p>
          </table:table-cell>
          <table:table-cell table:style-name="ce252" office:value-type="float" office:value="6" calcext:value-type="float">
            <text:p>6</text:p>
          </table:table-cell>
          <table:table-cell table:style-name="ce267" office:value-type="float" office:value="6" calcext:value-type="float">
            <text:p>6</text:p>
          </table:table-cell>
          <table:table-cell table:style-name="ce290" office:value-type="float" office:value="6" calcext:value-type="float">
            <text:p>6</text:p>
          </table:table-cell>
          <table:table-cell table:style-name="ce301" office:value-type="float" office:value="6" calcext:value-type="float">
            <text:p>6</text:p>
          </table:table-cell>
          <table:table-cell table:style-name="ce313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38" office:value-type="float" office:value="6" calcext:value-type="float">
            <text:p>6</text:p>
          </table:table-cell>
          <table:table-cell table:style-name="ce253" office:value-type="float" office:value="6" calcext:value-type="float">
            <text:p>6</text:p>
          </table:table-cell>
          <table:table-cell table:style-name="ce268" office:value-type="float" office:value="6" calcext:value-type="float">
            <text:p>6</text:p>
          </table:table-cell>
          <table:table-cell table:style-name="ce291" office:value-type="float" office:value="6" calcext:value-type="float">
            <text:p>6</text:p>
          </table:table-cell>
          <table:table-cell table:style-name="ce302" office:value-type="float" office:value="6" calcext:value-type="float">
            <text:p>6</text:p>
          </table:table-cell>
          <table:table-cell table:style-name="ce314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39" office:value-type="float" office:value="6" calcext:value-type="float">
            <text:p>6</text:p>
          </table:table-cell>
          <table:table-cell table:style-name="ce254" office:value-type="float" office:value="6" calcext:value-type="float">
            <text:p>6</text:p>
          </table:table-cell>
          <table:table-cell table:style-name="ce269" office:value-type="float" office:value="6" calcext:value-type="float">
            <text:p>6</text:p>
          </table:table-cell>
          <table:table-cell table:style-name="ce292" office:value-type="float" office:value="6" calcext:value-type="float">
            <text:p>6</text:p>
          </table:table-cell>
          <table:table-cell table:style-name="ce303" office:value-type="float" office:value="6" calcext:value-type="float">
            <text:p>6</text:p>
          </table:table-cell>
          <table:table-cell table:style-name="ce315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09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style-name="ce240" office:value-type="float" office:value="6" calcext:value-type="float">
            <text:p>6</text:p>
          </table:table-cell>
          <table:table-cell table:style-name="ce255" office:value-type="float" office:value="6" calcext:value-type="float">
            <text:p>6</text:p>
          </table:table-cell>
          <table:table-cell table:style-name="ce270" office:value-type="float" office:value="6" calcext:value-type="float">
            <text:p>6</text:p>
          </table:table-cell>
          <table:table-cell table:style-name="ce293" office:value-type="float" office:value="6" calcext:value-type="float">
            <text:p>6</text:p>
          </table:table-cell>
          <table:table-cell table:style-name="ce304" office:value-type="float" office:value="6" calcext:value-type="float">
            <text:p>6</text:p>
          </table:table-cell>
          <table:table-cell table:style-name="ce316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10" office:value-type="float" office:value="6" calcext:value-type="float">
            <text:p>6</text:p>
          </table:table-cell>
          <table:table-cell table:style-name="ce227" office:value-type="float" office:value="6" calcext:value-type="float">
            <text:p>6</text:p>
          </table:table-cell>
          <table:table-cell table:style-name="ce241" office:value-type="float" office:value="6" calcext:value-type="float">
            <text:p>6</text:p>
          </table:table-cell>
          <table:table-cell table:style-name="ce256" office:value-type="float" office:value="6" calcext:value-type="float">
            <text:p>6</text:p>
          </table:table-cell>
          <table:table-cell table:style-name="ce271" office:value-type="float" office:value="6" calcext:value-type="float">
            <text:p>6</text:p>
          </table:table-cell>
          <table:table-cell table:style-name="ce294" office:value-type="float" office:value="6" calcext:value-type="float">
            <text:p>6</text:p>
          </table:table-cell>
          <table:table-cell table:style-name="ce305" office:value-type="float" office:value="6" calcext:value-type="float">
            <text:p>6</text:p>
          </table:table-cell>
          <table:table-cell table:style-name="ce317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" table:style-name="ce4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28" table:style-name="ce16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11" office:value-type="float" office:value="6" calcext:value-type="float">
            <text:p>6</text:p>
          </table:table-cell>
          <table:table-cell table:style-name="ce228" office:value-type="float" office:value="6" calcext:value-type="float">
            <text:p>6</text:p>
          </table:table-cell>
          <table:table-cell table:style-name="ce242" office:value-type="float" office:value="6" calcext:value-type="float">
            <text:p>6</text:p>
          </table:table-cell>
          <table:table-cell table:style-name="ce257" office:value-type="float" office:value="6" calcext:value-type="float">
            <text:p>6</text:p>
          </table:table-cell>
          <table:table-cell table:style-name="ce272" office:value-type="float" office:value="6" calcext:value-type="float">
            <text:p>6</text:p>
          </table:table-cell>
          <table:table-cell table:style-name="ce295" office:value-type="float" office:value="6" calcext:value-type="float">
            <text:p>6</text:p>
          </table:table-cell>
          <table:table-cell table:style-name="ce306" office:value-type="float" office:value="6" calcext:value-type="float">
            <text:p>6</text:p>
          </table:table-cell>
          <table:table-cell table:style-name="ce318" office:value-type="float" office:value="6" calcext:value-type="float">
            <text:p>6</text:p>
          </table:table-cell>
          <table:table-cell table:number-columns-repeated="3"/>
        </table:table-row>
        <table:table-row table:style-name="ro7">
          <table:table-cell table:style-name="ce13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05" calcext:value-type="float">
            <text:p>505</text:p>
          </table:table-cell>
          <table:table-cell table:number-columns-repeated="6" table:style-name="ce47" office:value-type="float" office:value="1" calcext:value-type="float">
            <text:p>1</text:p>
          </table:table-cell>
          <table:table-cell table:style-name="ce47" office:value-type="float" office:value="504" calcext:value-type="float">
            <text:p>504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1" calcext:value-type="float">
            <text:p>11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13" calcext:value-type="float">
            <text:p>13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4"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5" table:style-name="ce84" office:value-type="float" office:value="1" calcext:value-type="float">
            <text:p>1</text:p>
          </table:table-cell>
          <table:table-cell table:number-columns-repeated="22" table:style-name="ce16" office:value-type="float" office:value="0" calcext:value-type="float">
            <text:p>0</text:p>
          </table:table-cell>
          <table:table-cell table:style-name="ce212" office:value-type="float" office:value="6" calcext:value-type="float">
            <text:p>6</text:p>
          </table:table-cell>
          <table:table-cell table:style-name="ce229" office:value-type="float" office:value="6" calcext:value-type="float">
            <text:p>6</text:p>
          </table:table-cell>
          <table:table-cell table:style-name="ce243" office:value-type="float" office:value="6" calcext:value-type="float">
            <text:p>6</text:p>
          </table:table-cell>
          <table:table-cell table:style-name="ce258" office:value-type="float" office:value="6" calcext:value-type="float">
            <text:p>6</text:p>
          </table:table-cell>
          <table:table-cell table:style-name="ce273" office:value-type="float" office:value="6" calcext:value-type="float">
            <text:p>6</text:p>
          </table:table-cell>
          <table:table-cell table:style-name="ce296" office:value-type="float" office:value="6" calcext:value-type="float">
            <text:p>6</text:p>
          </table:table-cell>
          <table:table-cell table:style-name="ce307" office:value-type="float" office:value="6" calcext:value-type="float">
            <text:p>6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3"/>
        </table:table-row>
        <table:table-row table:style-name="ro7">
          <table:table-cell table:style-name="ce13" office:value-type="float" office:value="1" calcext:value-type="float">
            <text:p>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9" table:style-name="ce16" office:value-type="float" office:value="0" calcext:value-type="float">
            <text:p>0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9" office:value-type="float" office:value="11" calcext:value-type="float">
            <text:p>11</text:p>
          </table:table-cell>
          <table:table-cell table:number-columns-repeated="36"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213" office:value-type="float" office:value="6" calcext:value-type="float">
            <text:p>6</text:p>
          </table:table-cell>
          <table:table-cell table:style-name="ce230" office:value-type="float" office:value="6" calcext:value-type="float">
            <text:p>6</text:p>
          </table:table-cell>
          <table:table-cell table:style-name="ce244" office:value-type="float" office:value="6" calcext:value-type="float">
            <text:p>6</text:p>
          </table:table-cell>
          <table:table-cell table:style-name="ce259" office:value-type="float" office:value="6" calcext:value-type="float">
            <text:p>6</text:p>
          </table:table-cell>
          <table:table-cell table:style-name="ce274" office:value-type="float" office:value="6" calcext:value-type="float">
            <text:p>6</text:p>
          </table:table-cell>
          <table:table-cell table:style-name="ce297" office:value-type="float" office:value="6" calcext:value-type="float">
            <text:p>6</text:p>
          </table:table-cell>
          <table:table-cell table:style-name="ce308" office:value-type="float" office:value="6" calcext:value-type="float">
            <text:p>6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3"/>
        </table:table-row>
        <table:table-row table:style-name="ro7">
          <table:table-cell table:style-name="ce13" office:value-type="float" office:value="1" calcext:value-type="float">
            <text:p>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9" table:style-name="ce16" office:value-type="float" office:value="0" calcext:value-type="float">
            <text:p>0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34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214" office:value-type="float" office:value="6" calcext:value-type="float">
            <text:p>6</text:p>
          </table:table-cell>
          <table:table-cell table:style-name="ce231" office:value-type="float" office:value="6" calcext:value-type="float">
            <text:p>6</text:p>
          </table:table-cell>
          <table:table-cell table:style-name="ce245" office:value-type="float" office:value="6" calcext:value-type="float">
            <text:p>6</text:p>
          </table:table-cell>
          <table:table-cell table:style-name="ce260" office:value-type="float" office:value="6" calcext:value-type="float">
            <text:p>6</text:p>
          </table:table-cell>
          <table:table-cell table:style-name="ce275" office:value-type="float" office:value="6" calcext:value-type="float">
            <text:p>6</text:p>
          </table:table-cell>
          <table:table-cell table:style-name="ce298" office:value-type="float" office:value="6" calcext:value-type="float">
            <text:p>6</text:p>
          </table:table-cell>
          <table:table-cell table:style-name="ce309" office:value-type="float" office:value="6" calcext:value-type="float">
            <text:p>6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3"/>
        </table:table-row>
        <table:table-row table:style-name="ro7">
          <table:table-cell table:style-name="ce13"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9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506" calcext:value-type="float">
            <text:p>506</text:p>
          </table:table-cell>
          <table:table-cell table:number-columns-repeated="7" table:style-name="ce16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98" office:value-type="float" office:value="6" calcext:value-type="float">
            <text:p>6</text:p>
          </table:table-cell>
          <table:table-cell table:style-name="ce215" office:value-type="float" office:value="6" calcext:value-type="float">
            <text:p>6</text:p>
          </table:table-cell>
          <table:table-cell table:style-name="ce232" office:value-type="float" office:value="6" calcext:value-type="float">
            <text:p>6</text:p>
          </table:table-cell>
          <table:table-cell table:style-name="ce246" office:value-type="float" office:value="6" calcext:value-type="float">
            <text:p>6</text:p>
          </table:table-cell>
          <table:table-cell table:style-name="ce261" office:value-type="float" office:value="6" calcext:value-type="float">
            <text:p>6</text:p>
          </table:table-cell>
          <table:table-cell table:style-name="ce276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311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table:style-name="ce13" office:value-type="float" office:value="1" calcext:value-type="float">
            <text:p>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36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1" calcext:value-type="float">
            <text:p>11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number-columns-repeated="32"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99" office:value-type="float" office:value="6" calcext:value-type="float">
            <text:p>6</text:p>
          </table:table-cell>
          <table:table-cell table:style-name="ce216" office:value-type="float" office:value="6" calcext:value-type="float">
            <text:p>6</text:p>
          </table:table-cell>
          <table:table-cell table:style-name="ce233" office:value-type="float" office:value="6" calcext:value-type="float">
            <text:p>6</text:p>
          </table:table-cell>
          <table:table-cell table:style-name="ce247" office:value-type="float" office:value="6" calcext:value-type="float">
            <text:p>6</text:p>
          </table:table-cell>
          <table:table-cell table:style-name="ce262" office:value-type="float" office:value="6" calcext:value-type="float">
            <text:p>6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311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table:style-name="ce13" office:value-type="float" office:value="1" calcext:value-type="float">
            <text:p>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35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3" calcext:value-type="float">
            <text:p>13</text:p>
          </table:table-cell>
          <table:table-cell table:number-columns-repeated="30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200" office:value-type="float" office:value="6" calcext:value-type="float">
            <text:p>6</text:p>
          </table:table-cell>
          <table:table-cell table:style-name="ce217" office:value-type="float" office:value="6" calcext:value-type="float">
            <text:p>6</text:p>
          </table:table-cell>
          <table:table-cell table:style-name="ce234" office:value-type="float" office:value="6" calcext:value-type="float">
            <text:p>6</text:p>
          </table:table-cell>
          <table:table-cell table:style-name="ce248" office:value-type="float" office:value="6" calcext:value-type="float">
            <text:p>6</text:p>
          </table:table-cell>
          <table:table-cell table:style-name="ce263" office:value-type="float" office:value="6" calcext:value-type="float">
            <text:p>6</text:p>
          </table:table-cell>
          <table:table-cell table:style-name="ce278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311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number-columns-repeated="73"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201" office:value-type="float" office:value="6" calcext:value-type="float">
            <text:p>6</text:p>
          </table:table-cell>
          <table:table-cell table:style-name="ce218" office:value-type="float" office:value="6" calcext:value-type="float">
            <text:p>6</text:p>
          </table:table-cell>
          <table:table-cell table:style-name="ce235" office:value-type="float" office:value="6" calcext:value-type="float">
            <text:p>6</text:p>
          </table:table-cell>
          <table:table-cell table:style-name="ce249" office:value-type="float" office:value="6" calcext:value-type="float">
            <text:p>6</text:p>
          </table:table-cell>
          <table:table-cell table:style-name="ce264" office:value-type="float" office:value="6" calcext:value-type="float">
            <text:p>6</text:p>
          </table:table-cell>
          <table:table-cell table:style-name="ce279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311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number-columns-repeated="73" table:style-name="ce28" office:value-type="float" office:value="1" calcext:value-type="float">
            <text:p>1</text:p>
          </table:table-cell>
          <table:table-cell table:number-columns-repeated="10" table:style-name="ce28" office:value-type="float" office:value="501" calcext:value-type="float">
            <text:p>501</text:p>
          </table:table-cell>
          <table:table-cell table:number-columns-repeated="5" table:style-name="ce28" office:value-type="float" office:value="1" calcext:value-type="float">
            <text:p>1</text:p>
          </table:table-cell>
          <table:table-cell table:number-columns-repeated="9"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19" office:value-type="float" office:value="0" calcext:value-type="float">
            <text:p>0</text:p>
          </table:table-cell>
          <table:table-cell table:number-columns-repeated="3"/>
        </table:table-row>
        <table:table-row table:style-name="ro8" table:number-rows-repeated="5">
          <table:table-cell table:style-name="Default" table:number-columns-repeated="100"/>
          <table:table-cell table:number-columns-repeated="3"/>
        </table:table-row>
        <table:table-row table:style-name="ro4">
          <table:table-cell table:style-name="Default" table:number-columns-repeated="100"/>
          <table:table-cell table:number-columns-repeated="3"/>
        </table:table-row>
        <calcext:conditional-formats>
          <calcext:conditional-format calcext:target-range-address="City.A41:City.CV43 City.CV74:City.CV75 City.D65:City.BH72 City.CV73:City.CV73 City.D58:City.V64 City.CV44:City.CV47 City.AJ63:City.BH64 City.BS63:City.CF72 City.CQ63:City.CV64 City.AJ56:City.CF62 City.BX48:City.CS51 City.CQ63:City.CU64 City.A80:City.CV80 City.A79:City.CM79 City.CT76:City.CV79 City.BD74:City.CN74 City.BS73:City.CN73 City.CQ65:City.CQ66 City.CV65:City.CV66 City.AJ48:City.BS55 City.BX52:City.CF55 City.A46:City.C46 City.O47:City.V57 City.D57:City.D57 City.BF76:City.CM76 City.A47:City.A78 City.A44:City.CS45 City.AJ47:City.CS47 City.CQ52:City.CS64 City.CV53:City.CV62 City.N46:City.CS46 City.D75:City.AR75 City.BE75:City.CN75 City.D78:City.AO78 City.BH78:City.CM78 City.D77:City.AP77 City.BG77:City.CM77 City.D76:City.AQ76 City.D74:City.AS74 City.D73:City.AT73 City.BC73:City.BH73">
            <calcext:condition calcext:apply-style-name="Open Space" calcext:value="=0" calcext:base-cell-address="City.A41"/>
            <calcext:condition calcext:apply-style-name="Excel_CondFormat_1_1_2" calcext:value="=1" calcext:base-cell-address="City.A41"/>
            <calcext:condition calcext:apply-style-name="Excel_CondFormat_1_1_3" calcext:value="=2" calcext:base-cell-address="City.A41"/>
            <calcext:condition calcext:apply-style-name="Excel_CondFormat_1_1_4" calcext:value="=3" calcext:base-cell-address="City.A41"/>
            <calcext:condition calcext:apply-style-name="Excel_CondFormat_1_1_5" calcext:value="=4" calcext:base-cell-address="City.A41"/>
            <calcext:condition calcext:apply-style-name="Excel_CondFormat_1_1_6" calcext:value="=100" calcext:base-cell-address="City.A41"/>
            <calcext:condition calcext:apply-style-name="Excel_CondFormat_1_1_7" calcext:value="&gt;101" calcext:base-cell-address="City.A41"/>
            <calcext:condition calcext:apply-style-name="Trees" calcext:value="=6" calcext:base-cell-address="City.A41"/>
            <calcext:condition calcext:apply-style-name="Trees1" calcext:value="=5" calcext:base-cell-address="City.A41"/>
            <calcext:condition calcext:apply-style-name="Yellow Flower" calcext:value="=11" calcext:base-cell-address="City.A41"/>
            <calcext:condition calcext:apply-style-name="Blue Flower" calcext:value="=12" calcext:base-cell-address="City.A41"/>
            <calcext:condition calcext:apply-style-name="Pink Flowers" calcext:value="=13" calcext:base-cell-address="City.A41"/>
          </calcext:conditional-format>
          <calcext:conditional-format calcext:target-range-address="City.BI63:City.BR73">
            <calcext:condition calcext:apply-style-name="Open Space" calcext:value="=0" calcext:base-cell-address="City.BI63"/>
            <calcext:condition calcext:apply-style-name="Excel_CondFormat_1_1_2" calcext:value="=1" calcext:base-cell-address="City.BI63"/>
            <calcext:condition calcext:apply-style-name="Excel_CondFormat_1_1_3" calcext:value="=2" calcext:base-cell-address="City.BI63"/>
            <calcext:condition calcext:apply-style-name="Excel_CondFormat_1_1_4" calcext:value="=3" calcext:base-cell-address="City.BI63"/>
            <calcext:condition calcext:apply-style-name="Excel_CondFormat_1_1_5" calcext:value="=4" calcext:base-cell-address="City.BI63"/>
            <calcext:condition calcext:apply-style-name="Excel_CondFormat_1_1_6" calcext:value="=100" calcext:base-cell-address="City.BI63"/>
            <calcext:condition calcext:apply-style-name="Excel_CondFormat_1_1_7" calcext:value="&gt;101" calcext:base-cell-address="City.BI63"/>
            <calcext:condition calcext:apply-style-name="Trees" calcext:value="=6" calcext:base-cell-address="City.BI63"/>
            <calcext:condition calcext:apply-style-name="Trees1" calcext:value="=5" calcext:base-cell-address="City.BI63"/>
            <calcext:condition calcext:apply-style-name="Yellow Flower" calcext:value="=11" calcext:base-cell-address="City.BI63"/>
            <calcext:condition calcext:apply-style-name="Blue Flower" calcext:value="=12" calcext:base-cell-address="City.BI63"/>
            <calcext:condition calcext:apply-style-name="Pink Flowers" calcext:value="=13" calcext:base-cell-address="City.BI63"/>
          </calcext:conditional-format>
          <calcext:conditional-format calcext:target-range-address="City.W47:City.AF57">
            <calcext:condition calcext:apply-style-name="Open Space" calcext:value="=0" calcext:base-cell-address="City.W47"/>
            <calcext:condition calcext:apply-style-name="Excel_CondFormat_1_1_2" calcext:value="=1" calcext:base-cell-address="City.W47"/>
            <calcext:condition calcext:apply-style-name="Excel_CondFormat_1_1_3" calcext:value="=2" calcext:base-cell-address="City.W47"/>
            <calcext:condition calcext:apply-style-name="Excel_CondFormat_1_1_4" calcext:value="=3" calcext:base-cell-address="City.W47"/>
            <calcext:condition calcext:apply-style-name="Excel_CondFormat_1_1_5" calcext:value="=4" calcext:base-cell-address="City.W47"/>
            <calcext:condition calcext:apply-style-name="Excel_CondFormat_1_1_6" calcext:value="=100" calcext:base-cell-address="City.W47"/>
            <calcext:condition calcext:apply-style-name="Excel_CondFormat_1_1_7" calcext:value="&gt;101" calcext:base-cell-address="City.W47"/>
            <calcext:condition calcext:apply-style-name="Trees" calcext:value="=6" calcext:base-cell-address="City.W47"/>
            <calcext:condition calcext:apply-style-name="Trees1" calcext:value="=5" calcext:base-cell-address="City.W47"/>
            <calcext:condition calcext:apply-style-name="Yellow Flower" calcext:value="=11" calcext:base-cell-address="City.W47"/>
            <calcext:condition calcext:apply-style-name="Blue Flower" calcext:value="=12" calcext:base-cell-address="City.W47"/>
            <calcext:condition calcext:apply-style-name="Pink Flowers" calcext:value="=13" calcext:base-cell-address="City.W47"/>
          </calcext:conditional-format>
          <calcext:conditional-format calcext:target-range-address="City.AG47:City.AI57">
            <calcext:condition calcext:apply-style-name="Open Space" calcext:value="=0" calcext:base-cell-address="City.AG47"/>
            <calcext:condition calcext:apply-style-name="Excel_CondFormat_1_1_2" calcext:value="=1" calcext:base-cell-address="City.AG47"/>
            <calcext:condition calcext:apply-style-name="Excel_CondFormat_1_1_3" calcext:value="=2" calcext:base-cell-address="City.AG47"/>
            <calcext:condition calcext:apply-style-name="Excel_CondFormat_1_1_4" calcext:value="=3" calcext:base-cell-address="City.AG47"/>
            <calcext:condition calcext:apply-style-name="Excel_CondFormat_1_1_5" calcext:value="=4" calcext:base-cell-address="City.AG47"/>
            <calcext:condition calcext:apply-style-name="Excel_CondFormat_1_1_6" calcext:value="=100" calcext:base-cell-address="City.AG47"/>
            <calcext:condition calcext:apply-style-name="Excel_CondFormat_1_1_7" calcext:value="&gt;101" calcext:base-cell-address="City.AG47"/>
            <calcext:condition calcext:apply-style-name="Trees" calcext:value="=6" calcext:base-cell-address="City.AG47"/>
            <calcext:condition calcext:apply-style-name="Trees1" calcext:value="=5" calcext:base-cell-address="City.AG47"/>
            <calcext:condition calcext:apply-style-name="Yellow Flower" calcext:value="=11" calcext:base-cell-address="City.AG47"/>
            <calcext:condition calcext:apply-style-name="Blue Flower" calcext:value="=12" calcext:base-cell-address="City.AG47"/>
            <calcext:condition calcext:apply-style-name="Pink Flowers" calcext:value="=13" calcext:base-cell-address="City.AG47"/>
          </calcext:conditional-format>
          <calcext:conditional-format calcext:target-range-address="City.W58:City.AF64">
            <calcext:condition calcext:apply-style-name="Open Space" calcext:value="=0" calcext:base-cell-address="City.W58"/>
            <calcext:condition calcext:apply-style-name="Excel_CondFormat_1_1_2" calcext:value="=1" calcext:base-cell-address="City.W58"/>
            <calcext:condition calcext:apply-style-name="Excel_CondFormat_1_1_3" calcext:value="=2" calcext:base-cell-address="City.W58"/>
            <calcext:condition calcext:apply-style-name="Excel_CondFormat_1_1_4" calcext:value="=3" calcext:base-cell-address="City.W58"/>
            <calcext:condition calcext:apply-style-name="Excel_CondFormat_1_1_5" calcext:value="=4" calcext:base-cell-address="City.W58"/>
            <calcext:condition calcext:apply-style-name="Excel_CondFormat_1_1_6" calcext:value="=100" calcext:base-cell-address="City.W58"/>
            <calcext:condition calcext:apply-style-name="Excel_CondFormat_1_1_7" calcext:value="&gt;101" calcext:base-cell-address="City.W58"/>
            <calcext:condition calcext:apply-style-name="Trees" calcext:value="=6" calcext:base-cell-address="City.W58"/>
            <calcext:condition calcext:apply-style-name="Trees1" calcext:value="=5" calcext:base-cell-address="City.W58"/>
            <calcext:condition calcext:apply-style-name="Yellow Flower" calcext:value="=11" calcext:base-cell-address="City.W58"/>
            <calcext:condition calcext:apply-style-name="Blue Flower" calcext:value="=12" calcext:base-cell-address="City.W58"/>
            <calcext:condition calcext:apply-style-name="Pink Flowers" calcext:value="=13" calcext:base-cell-address="City.W58"/>
          </calcext:conditional-format>
          <calcext:conditional-format calcext:target-range-address="City.AG58:City.AI64">
            <calcext:condition calcext:apply-style-name="Open Space" calcext:value="=0" calcext:base-cell-address="City.AG58"/>
            <calcext:condition calcext:apply-style-name="Excel_CondFormat_1_1_2" calcext:value="=1" calcext:base-cell-address="City.AG58"/>
            <calcext:condition calcext:apply-style-name="Excel_CondFormat_1_1_3" calcext:value="=2" calcext:base-cell-address="City.AG58"/>
            <calcext:condition calcext:apply-style-name="Excel_CondFormat_1_1_4" calcext:value="=3" calcext:base-cell-address="City.AG58"/>
            <calcext:condition calcext:apply-style-name="Excel_CondFormat_1_1_5" calcext:value="=4" calcext:base-cell-address="City.AG58"/>
            <calcext:condition calcext:apply-style-name="Excel_CondFormat_1_1_6" calcext:value="=100" calcext:base-cell-address="City.AG58"/>
            <calcext:condition calcext:apply-style-name="Excel_CondFormat_1_1_7" calcext:value="&gt;101" calcext:base-cell-address="City.AG58"/>
            <calcext:condition calcext:apply-style-name="Trees" calcext:value="=6" calcext:base-cell-address="City.AG58"/>
            <calcext:condition calcext:apply-style-name="Trees1" calcext:value="=5" calcext:base-cell-address="City.AG58"/>
            <calcext:condition calcext:apply-style-name="Yellow Flower" calcext:value="=11" calcext:base-cell-address="City.AG58"/>
            <calcext:condition calcext:apply-style-name="Blue Flower" calcext:value="=12" calcext:base-cell-address="City.AG58"/>
            <calcext:condition calcext:apply-style-name="Pink Flowers" calcext:value="=13" calcext:base-cell-address="City.AG58"/>
          </calcext:conditional-format>
          <calcext:conditional-format calcext:target-range-address="City.CG52:City.CP62">
            <calcext:condition calcext:apply-style-name="Open Space" calcext:value="=0" calcext:base-cell-address="City.CG52"/>
            <calcext:condition calcext:apply-style-name="Excel_CondFormat_1_1_2" calcext:value="=1" calcext:base-cell-address="City.CG52"/>
            <calcext:condition calcext:apply-style-name="Excel_CondFormat_1_1_3" calcext:value="=2" calcext:base-cell-address="City.CG52"/>
            <calcext:condition calcext:apply-style-name="Excel_CondFormat_1_1_4" calcext:value="=3" calcext:base-cell-address="City.CG52"/>
            <calcext:condition calcext:apply-style-name="Excel_CondFormat_1_1_5" calcext:value="=4" calcext:base-cell-address="City.CG52"/>
            <calcext:condition calcext:apply-style-name="Excel_CondFormat_1_1_6" calcext:value="=100" calcext:base-cell-address="City.CG52"/>
            <calcext:condition calcext:apply-style-name="Excel_CondFormat_1_1_7" calcext:value="&gt;101" calcext:base-cell-address="City.CG52"/>
            <calcext:condition calcext:apply-style-name="Trees" calcext:value="=6" calcext:base-cell-address="City.CG52"/>
            <calcext:condition calcext:apply-style-name="Trees1" calcext:value="=5" calcext:base-cell-address="City.CG52"/>
            <calcext:condition calcext:apply-style-name="Yellow Flower" calcext:value="=11" calcext:base-cell-address="City.CG52"/>
            <calcext:condition calcext:apply-style-name="Blue Flower" calcext:value="=12" calcext:base-cell-address="City.CG52"/>
            <calcext:condition calcext:apply-style-name="Pink Flowers" calcext:value="=13" calcext:base-cell-address="City.CG52"/>
          </calcext:conditional-format>
          <calcext:conditional-format calcext:target-range-address="City.CG63:City.CG63">
            <calcext:condition calcext:apply-style-name="Open Space" calcext:value="=0" calcext:base-cell-address="City.CG63"/>
            <calcext:condition calcext:apply-style-name="Excel_CondFormat_1_1_2" calcext:value="=1" calcext:base-cell-address="City.CG63"/>
            <calcext:condition calcext:apply-style-name="Excel_CondFormat_1_1_3" calcext:value="=2" calcext:base-cell-address="City.CG63"/>
            <calcext:condition calcext:apply-style-name="Excel_CondFormat_1_1_4" calcext:value="=3" calcext:base-cell-address="City.CG63"/>
            <calcext:condition calcext:apply-style-name="Excel_CondFormat_1_1_5" calcext:value="=4" calcext:base-cell-address="City.CG63"/>
            <calcext:condition calcext:apply-style-name="Excel_CondFormat_1_1_6" calcext:value="=100" calcext:base-cell-address="City.CG63"/>
            <calcext:condition calcext:apply-style-name="Excel_CondFormat_1_1_7" calcext:value="&gt;101" calcext:base-cell-address="City.CG63"/>
            <calcext:condition calcext:apply-style-name="Trees" calcext:value="=6" calcext:base-cell-address="City.CG63"/>
            <calcext:condition calcext:apply-style-name="Trees1" calcext:value="=5" calcext:base-cell-address="City.CG63"/>
            <calcext:condition calcext:apply-style-name="Yellow Flower" calcext:value="=11" calcext:base-cell-address="City.CG63"/>
            <calcext:condition calcext:apply-style-name="Blue Flower" calcext:value="=12" calcext:base-cell-address="City.CG63"/>
            <calcext:condition calcext:apply-style-name="Pink Flowers" calcext:value="=13" calcext:base-cell-address="City.CG63"/>
          </calcext:conditional-format>
          <calcext:conditional-format calcext:target-range-address="City.CH63:City.CH63">
            <calcext:condition calcext:apply-style-name="Open Space" calcext:value="=0" calcext:base-cell-address="City.CH63"/>
            <calcext:condition calcext:apply-style-name="Excel_CondFormat_1_1_2" calcext:value="=1" calcext:base-cell-address="City.CH63"/>
            <calcext:condition calcext:apply-style-name="Excel_CondFormat_1_1_3" calcext:value="=2" calcext:base-cell-address="City.CH63"/>
            <calcext:condition calcext:apply-style-name="Excel_CondFormat_1_1_4" calcext:value="=3" calcext:base-cell-address="City.CH63"/>
            <calcext:condition calcext:apply-style-name="Excel_CondFormat_1_1_5" calcext:value="=4" calcext:base-cell-address="City.CH63"/>
            <calcext:condition calcext:apply-style-name="Excel_CondFormat_1_1_6" calcext:value="=100" calcext:base-cell-address="City.CH63"/>
            <calcext:condition calcext:apply-style-name="Excel_CondFormat_1_1_7" calcext:value="&gt;101" calcext:base-cell-address="City.CH63"/>
            <calcext:condition calcext:apply-style-name="Trees" calcext:value="=6" calcext:base-cell-address="City.CH63"/>
            <calcext:condition calcext:apply-style-name="Trees1" calcext:value="=5" calcext:base-cell-address="City.CH63"/>
            <calcext:condition calcext:apply-style-name="Yellow Flower" calcext:value="=11" calcext:base-cell-address="City.CH63"/>
            <calcext:condition calcext:apply-style-name="Blue Flower" calcext:value="=12" calcext:base-cell-address="City.CH63"/>
            <calcext:condition calcext:apply-style-name="Pink Flowers" calcext:value="=13" calcext:base-cell-address="City.CH63"/>
          </calcext:conditional-format>
          <calcext:conditional-format calcext:target-range-address="City.CI63:City.CI63">
            <calcext:condition calcext:apply-style-name="Open Space" calcext:value="=0" calcext:base-cell-address="City.CI63"/>
            <calcext:condition calcext:apply-style-name="Excel_CondFormat_1_1_2" calcext:value="=1" calcext:base-cell-address="City.CI63"/>
            <calcext:condition calcext:apply-style-name="Excel_CondFormat_1_1_3" calcext:value="=2" calcext:base-cell-address="City.CI63"/>
            <calcext:condition calcext:apply-style-name="Excel_CondFormat_1_1_4" calcext:value="=3" calcext:base-cell-address="City.CI63"/>
            <calcext:condition calcext:apply-style-name="Excel_CondFormat_1_1_5" calcext:value="=4" calcext:base-cell-address="City.CI63"/>
            <calcext:condition calcext:apply-style-name="Excel_CondFormat_1_1_6" calcext:value="=100" calcext:base-cell-address="City.CI63"/>
            <calcext:condition calcext:apply-style-name="Excel_CondFormat_1_1_7" calcext:value="&gt;101" calcext:base-cell-address="City.CI63"/>
            <calcext:condition calcext:apply-style-name="Trees" calcext:value="=6" calcext:base-cell-address="City.CI63"/>
            <calcext:condition calcext:apply-style-name="Trees1" calcext:value="=5" calcext:base-cell-address="City.CI63"/>
            <calcext:condition calcext:apply-style-name="Yellow Flower" calcext:value="=11" calcext:base-cell-address="City.CI63"/>
            <calcext:condition calcext:apply-style-name="Blue Flower" calcext:value="=12" calcext:base-cell-address="City.CI63"/>
            <calcext:condition calcext:apply-style-name="Pink Flowers" calcext:value="=13" calcext:base-cell-address="City.CI63"/>
          </calcext:conditional-format>
          <calcext:conditional-format calcext:target-range-address="City.CJ63:City.CJ63">
            <calcext:condition calcext:apply-style-name="Open Space" calcext:value="=0" calcext:base-cell-address="City.CJ63"/>
            <calcext:condition calcext:apply-style-name="Excel_CondFormat_1_1_2" calcext:value="=1" calcext:base-cell-address="City.CJ63"/>
            <calcext:condition calcext:apply-style-name="Excel_CondFormat_1_1_3" calcext:value="=2" calcext:base-cell-address="City.CJ63"/>
            <calcext:condition calcext:apply-style-name="Excel_CondFormat_1_1_4" calcext:value="=3" calcext:base-cell-address="City.CJ63"/>
            <calcext:condition calcext:apply-style-name="Excel_CondFormat_1_1_5" calcext:value="=4" calcext:base-cell-address="City.CJ63"/>
            <calcext:condition calcext:apply-style-name="Excel_CondFormat_1_1_6" calcext:value="=100" calcext:base-cell-address="City.CJ63"/>
            <calcext:condition calcext:apply-style-name="Excel_CondFormat_1_1_7" calcext:value="&gt;101" calcext:base-cell-address="City.CJ63"/>
            <calcext:condition calcext:apply-style-name="Trees" calcext:value="=6" calcext:base-cell-address="City.CJ63"/>
            <calcext:condition calcext:apply-style-name="Trees1" calcext:value="=5" calcext:base-cell-address="City.CJ63"/>
            <calcext:condition calcext:apply-style-name="Yellow Flower" calcext:value="=11" calcext:base-cell-address="City.CJ63"/>
            <calcext:condition calcext:apply-style-name="Blue Flower" calcext:value="=12" calcext:base-cell-address="City.CJ63"/>
            <calcext:condition calcext:apply-style-name="Pink Flowers" calcext:value="=13" calcext:base-cell-address="City.CJ63"/>
          </calcext:conditional-format>
          <calcext:conditional-format calcext:target-range-address="City.CK63:City.CK63">
            <calcext:condition calcext:apply-style-name="Open Space" calcext:value="=0" calcext:base-cell-address="City.CK63"/>
            <calcext:condition calcext:apply-style-name="Excel_CondFormat_1_1_2" calcext:value="=1" calcext:base-cell-address="City.CK63"/>
            <calcext:condition calcext:apply-style-name="Excel_CondFormat_1_1_3" calcext:value="=2" calcext:base-cell-address="City.CK63"/>
            <calcext:condition calcext:apply-style-name="Excel_CondFormat_1_1_4" calcext:value="=3" calcext:base-cell-address="City.CK63"/>
            <calcext:condition calcext:apply-style-name="Excel_CondFormat_1_1_5" calcext:value="=4" calcext:base-cell-address="City.CK63"/>
            <calcext:condition calcext:apply-style-name="Excel_CondFormat_1_1_6" calcext:value="=100" calcext:base-cell-address="City.CK63"/>
            <calcext:condition calcext:apply-style-name="Excel_CondFormat_1_1_7" calcext:value="&gt;101" calcext:base-cell-address="City.CK63"/>
            <calcext:condition calcext:apply-style-name="Trees" calcext:value="=6" calcext:base-cell-address="City.CK63"/>
            <calcext:condition calcext:apply-style-name="Trees1" calcext:value="=5" calcext:base-cell-address="City.CK63"/>
            <calcext:condition calcext:apply-style-name="Yellow Flower" calcext:value="=11" calcext:base-cell-address="City.CK63"/>
            <calcext:condition calcext:apply-style-name="Blue Flower" calcext:value="=12" calcext:base-cell-address="City.CK63"/>
            <calcext:condition calcext:apply-style-name="Pink Flowers" calcext:value="=13" calcext:base-cell-address="City.CK63"/>
          </calcext:conditional-format>
          <calcext:conditional-format calcext:target-range-address="City.CL63:City.CL63">
            <calcext:condition calcext:apply-style-name="Open Space" calcext:value="=0" calcext:base-cell-address="City.CL63"/>
            <calcext:condition calcext:apply-style-name="Excel_CondFormat_1_1_2" calcext:value="=1" calcext:base-cell-address="City.CL63"/>
            <calcext:condition calcext:apply-style-name="Excel_CondFormat_1_1_3" calcext:value="=2" calcext:base-cell-address="City.CL63"/>
            <calcext:condition calcext:apply-style-name="Excel_CondFormat_1_1_4" calcext:value="=3" calcext:base-cell-address="City.CL63"/>
            <calcext:condition calcext:apply-style-name="Excel_CondFormat_1_1_5" calcext:value="=4" calcext:base-cell-address="City.CL63"/>
            <calcext:condition calcext:apply-style-name="Excel_CondFormat_1_1_6" calcext:value="=100" calcext:base-cell-address="City.CL63"/>
            <calcext:condition calcext:apply-style-name="Excel_CondFormat_1_1_7" calcext:value="&gt;101" calcext:base-cell-address="City.CL63"/>
            <calcext:condition calcext:apply-style-name="Trees" calcext:value="=6" calcext:base-cell-address="City.CL63"/>
            <calcext:condition calcext:apply-style-name="Trees1" calcext:value="=5" calcext:base-cell-address="City.CL63"/>
            <calcext:condition calcext:apply-style-name="Yellow Flower" calcext:value="=11" calcext:base-cell-address="City.CL63"/>
            <calcext:condition calcext:apply-style-name="Blue Flower" calcext:value="=12" calcext:base-cell-address="City.CL63"/>
            <calcext:condition calcext:apply-style-name="Pink Flowers" calcext:value="=13" calcext:base-cell-address="City.CL63"/>
          </calcext:conditional-format>
          <calcext:conditional-format calcext:target-range-address="City.CM63:City.CM63">
            <calcext:condition calcext:apply-style-name="Open Space" calcext:value="=0" calcext:base-cell-address="City.CM63"/>
            <calcext:condition calcext:apply-style-name="Excel_CondFormat_1_1_2" calcext:value="=1" calcext:base-cell-address="City.CM63"/>
            <calcext:condition calcext:apply-style-name="Excel_CondFormat_1_1_3" calcext:value="=2" calcext:base-cell-address="City.CM63"/>
            <calcext:condition calcext:apply-style-name="Excel_CondFormat_1_1_4" calcext:value="=3" calcext:base-cell-address="City.CM63"/>
            <calcext:condition calcext:apply-style-name="Excel_CondFormat_1_1_5" calcext:value="=4" calcext:base-cell-address="City.CM63"/>
            <calcext:condition calcext:apply-style-name="Excel_CondFormat_1_1_6" calcext:value="=100" calcext:base-cell-address="City.CM63"/>
            <calcext:condition calcext:apply-style-name="Excel_CondFormat_1_1_7" calcext:value="&gt;101" calcext:base-cell-address="City.CM63"/>
            <calcext:condition calcext:apply-style-name="Trees" calcext:value="=6" calcext:base-cell-address="City.CM63"/>
            <calcext:condition calcext:apply-style-name="Trees1" calcext:value="=5" calcext:base-cell-address="City.CM63"/>
            <calcext:condition calcext:apply-style-name="Yellow Flower" calcext:value="=11" calcext:base-cell-address="City.CM63"/>
            <calcext:condition calcext:apply-style-name="Blue Flower" calcext:value="=12" calcext:base-cell-address="City.CM63"/>
            <calcext:condition calcext:apply-style-name="Pink Flowers" calcext:value="=13" calcext:base-cell-address="City.CM63"/>
          </calcext:conditional-format>
          <calcext:conditional-format calcext:target-range-address="City.CN63:City.CN63">
            <calcext:condition calcext:apply-style-name="Open Space" calcext:value="=0" calcext:base-cell-address="City.CN63"/>
            <calcext:condition calcext:apply-style-name="Excel_CondFormat_1_1_2" calcext:value="=1" calcext:base-cell-address="City.CN63"/>
            <calcext:condition calcext:apply-style-name="Excel_CondFormat_1_1_3" calcext:value="=2" calcext:base-cell-address="City.CN63"/>
            <calcext:condition calcext:apply-style-name="Excel_CondFormat_1_1_4" calcext:value="=3" calcext:base-cell-address="City.CN63"/>
            <calcext:condition calcext:apply-style-name="Excel_CondFormat_1_1_5" calcext:value="=4" calcext:base-cell-address="City.CN63"/>
            <calcext:condition calcext:apply-style-name="Excel_CondFormat_1_1_6" calcext:value="=100" calcext:base-cell-address="City.CN63"/>
            <calcext:condition calcext:apply-style-name="Excel_CondFormat_1_1_7" calcext:value="&gt;101" calcext:base-cell-address="City.CN63"/>
            <calcext:condition calcext:apply-style-name="Trees" calcext:value="=6" calcext:base-cell-address="City.CN63"/>
            <calcext:condition calcext:apply-style-name="Trees1" calcext:value="=5" calcext:base-cell-address="City.CN63"/>
            <calcext:condition calcext:apply-style-name="Yellow Flower" calcext:value="=11" calcext:base-cell-address="City.CN63"/>
            <calcext:condition calcext:apply-style-name="Blue Flower" calcext:value="=12" calcext:base-cell-address="City.CN63"/>
            <calcext:condition calcext:apply-style-name="Pink Flowers" calcext:value="=13" calcext:base-cell-address="City.CN63"/>
          </calcext:conditional-format>
          <calcext:conditional-format calcext:target-range-address="City.CO63:City.CO63">
            <calcext:condition calcext:apply-style-name="Open Space" calcext:value="=0" calcext:base-cell-address="City.CO63"/>
            <calcext:condition calcext:apply-style-name="Excel_CondFormat_1_1_2" calcext:value="=1" calcext:base-cell-address="City.CO63"/>
            <calcext:condition calcext:apply-style-name="Excel_CondFormat_1_1_3" calcext:value="=2" calcext:base-cell-address="City.CO63"/>
            <calcext:condition calcext:apply-style-name="Excel_CondFormat_1_1_4" calcext:value="=3" calcext:base-cell-address="City.CO63"/>
            <calcext:condition calcext:apply-style-name="Excel_CondFormat_1_1_5" calcext:value="=4" calcext:base-cell-address="City.CO63"/>
            <calcext:condition calcext:apply-style-name="Excel_CondFormat_1_1_6" calcext:value="=100" calcext:base-cell-address="City.CO63"/>
            <calcext:condition calcext:apply-style-name="Excel_CondFormat_1_1_7" calcext:value="&gt;101" calcext:base-cell-address="City.CO63"/>
            <calcext:condition calcext:apply-style-name="Trees" calcext:value="=6" calcext:base-cell-address="City.CO63"/>
            <calcext:condition calcext:apply-style-name="Trees1" calcext:value="=5" calcext:base-cell-address="City.CO63"/>
            <calcext:condition calcext:apply-style-name="Yellow Flower" calcext:value="=11" calcext:base-cell-address="City.CO63"/>
            <calcext:condition calcext:apply-style-name="Blue Flower" calcext:value="=12" calcext:base-cell-address="City.CO63"/>
            <calcext:condition calcext:apply-style-name="Pink Flowers" calcext:value="=13" calcext:base-cell-address="City.CO63"/>
          </calcext:conditional-format>
          <calcext:conditional-format calcext:target-range-address="City.CP63:City.CP63">
            <calcext:condition calcext:apply-style-name="Open Space" calcext:value="=0" calcext:base-cell-address="City.CP63"/>
            <calcext:condition calcext:apply-style-name="Excel_CondFormat_1_1_2" calcext:value="=1" calcext:base-cell-address="City.CP63"/>
            <calcext:condition calcext:apply-style-name="Excel_CondFormat_1_1_3" calcext:value="=2" calcext:base-cell-address="City.CP63"/>
            <calcext:condition calcext:apply-style-name="Excel_CondFormat_1_1_4" calcext:value="=3" calcext:base-cell-address="City.CP63"/>
            <calcext:condition calcext:apply-style-name="Excel_CondFormat_1_1_5" calcext:value="=4" calcext:base-cell-address="City.CP63"/>
            <calcext:condition calcext:apply-style-name="Excel_CondFormat_1_1_6" calcext:value="=100" calcext:base-cell-address="City.CP63"/>
            <calcext:condition calcext:apply-style-name="Excel_CondFormat_1_1_7" calcext:value="&gt;101" calcext:base-cell-address="City.CP63"/>
            <calcext:condition calcext:apply-style-name="Trees" calcext:value="=6" calcext:base-cell-address="City.CP63"/>
            <calcext:condition calcext:apply-style-name="Trees1" calcext:value="=5" calcext:base-cell-address="City.CP63"/>
            <calcext:condition calcext:apply-style-name="Yellow Flower" calcext:value="=11" calcext:base-cell-address="City.CP63"/>
            <calcext:condition calcext:apply-style-name="Blue Flower" calcext:value="=12" calcext:base-cell-address="City.CP63"/>
            <calcext:condition calcext:apply-style-name="Pink Flowers" calcext:value="=13" calcext:base-cell-address="City.CP63"/>
          </calcext:conditional-format>
          <calcext:conditional-format calcext:target-range-address="City.CG64:City.CG64">
            <calcext:condition calcext:apply-style-name="Open Space" calcext:value="=0" calcext:base-cell-address="City.CG64"/>
            <calcext:condition calcext:apply-style-name="Excel_CondFormat_1_1_2" calcext:value="=1" calcext:base-cell-address="City.CG64"/>
            <calcext:condition calcext:apply-style-name="Excel_CondFormat_1_1_3" calcext:value="=2" calcext:base-cell-address="City.CG64"/>
            <calcext:condition calcext:apply-style-name="Excel_CondFormat_1_1_4" calcext:value="=3" calcext:base-cell-address="City.CG64"/>
            <calcext:condition calcext:apply-style-name="Excel_CondFormat_1_1_5" calcext:value="=4" calcext:base-cell-address="City.CG64"/>
            <calcext:condition calcext:apply-style-name="Excel_CondFormat_1_1_6" calcext:value="=100" calcext:base-cell-address="City.CG64"/>
            <calcext:condition calcext:apply-style-name="Excel_CondFormat_1_1_7" calcext:value="&gt;101" calcext:base-cell-address="City.CG64"/>
            <calcext:condition calcext:apply-style-name="Trees" calcext:value="=6" calcext:base-cell-address="City.CG64"/>
            <calcext:condition calcext:apply-style-name="Trees1" calcext:value="=5" calcext:base-cell-address="City.CG64"/>
            <calcext:condition calcext:apply-style-name="Yellow Flower" calcext:value="=11" calcext:base-cell-address="City.CG64"/>
            <calcext:condition calcext:apply-style-name="Blue Flower" calcext:value="=12" calcext:base-cell-address="City.CG64"/>
            <calcext:condition calcext:apply-style-name="Pink Flowers" calcext:value="=13" calcext:base-cell-address="City.CG64"/>
          </calcext:conditional-format>
          <calcext:conditional-format calcext:target-range-address="City.CH64:City.CH64">
            <calcext:condition calcext:apply-style-name="Open Space" calcext:value="=0" calcext:base-cell-address="City.CH64"/>
            <calcext:condition calcext:apply-style-name="Excel_CondFormat_1_1_2" calcext:value="=1" calcext:base-cell-address="City.CH64"/>
            <calcext:condition calcext:apply-style-name="Excel_CondFormat_1_1_3" calcext:value="=2" calcext:base-cell-address="City.CH64"/>
            <calcext:condition calcext:apply-style-name="Excel_CondFormat_1_1_4" calcext:value="=3" calcext:base-cell-address="City.CH64"/>
            <calcext:condition calcext:apply-style-name="Excel_CondFormat_1_1_5" calcext:value="=4" calcext:base-cell-address="City.CH64"/>
            <calcext:condition calcext:apply-style-name="Excel_CondFormat_1_1_6" calcext:value="=100" calcext:base-cell-address="City.CH64"/>
            <calcext:condition calcext:apply-style-name="Excel_CondFormat_1_1_7" calcext:value="&gt;101" calcext:base-cell-address="City.CH64"/>
            <calcext:condition calcext:apply-style-name="Trees" calcext:value="=6" calcext:base-cell-address="City.CH64"/>
            <calcext:condition calcext:apply-style-name="Trees1" calcext:value="=5" calcext:base-cell-address="City.CH64"/>
            <calcext:condition calcext:apply-style-name="Yellow Flower" calcext:value="=11" calcext:base-cell-address="City.CH64"/>
            <calcext:condition calcext:apply-style-name="Blue Flower" calcext:value="=12" calcext:base-cell-address="City.CH64"/>
            <calcext:condition calcext:apply-style-name="Pink Flowers" calcext:value="=13" calcext:base-cell-address="City.CH64"/>
          </calcext:conditional-format>
          <calcext:conditional-format calcext:target-range-address="City.CI64:City.CI64">
            <calcext:condition calcext:apply-style-name="Open Space" calcext:value="=0" calcext:base-cell-address="City.CI64"/>
            <calcext:condition calcext:apply-style-name="Excel_CondFormat_1_1_2" calcext:value="=1" calcext:base-cell-address="City.CI64"/>
            <calcext:condition calcext:apply-style-name="Excel_CondFormat_1_1_3" calcext:value="=2" calcext:base-cell-address="City.CI64"/>
            <calcext:condition calcext:apply-style-name="Excel_CondFormat_1_1_4" calcext:value="=3" calcext:base-cell-address="City.CI64"/>
            <calcext:condition calcext:apply-style-name="Excel_CondFormat_1_1_5" calcext:value="=4" calcext:base-cell-address="City.CI64"/>
            <calcext:condition calcext:apply-style-name="Excel_CondFormat_1_1_6" calcext:value="=100" calcext:base-cell-address="City.CI64"/>
            <calcext:condition calcext:apply-style-name="Excel_CondFormat_1_1_7" calcext:value="&gt;101" calcext:base-cell-address="City.CI64"/>
            <calcext:condition calcext:apply-style-name="Trees" calcext:value="=6" calcext:base-cell-address="City.CI64"/>
            <calcext:condition calcext:apply-style-name="Trees1" calcext:value="=5" calcext:base-cell-address="City.CI64"/>
            <calcext:condition calcext:apply-style-name="Yellow Flower" calcext:value="=11" calcext:base-cell-address="City.CI64"/>
            <calcext:condition calcext:apply-style-name="Blue Flower" calcext:value="=12" calcext:base-cell-address="City.CI64"/>
            <calcext:condition calcext:apply-style-name="Pink Flowers" calcext:value="=13" calcext:base-cell-address="City.CI64"/>
          </calcext:conditional-format>
          <calcext:conditional-format calcext:target-range-address="City.CJ64:City.CJ64">
            <calcext:condition calcext:apply-style-name="Open Space" calcext:value="=0" calcext:base-cell-address="City.CJ64"/>
            <calcext:condition calcext:apply-style-name="Excel_CondFormat_1_1_2" calcext:value="=1" calcext:base-cell-address="City.CJ64"/>
            <calcext:condition calcext:apply-style-name="Excel_CondFormat_1_1_3" calcext:value="=2" calcext:base-cell-address="City.CJ64"/>
            <calcext:condition calcext:apply-style-name="Excel_CondFormat_1_1_4" calcext:value="=3" calcext:base-cell-address="City.CJ64"/>
            <calcext:condition calcext:apply-style-name="Excel_CondFormat_1_1_5" calcext:value="=4" calcext:base-cell-address="City.CJ64"/>
            <calcext:condition calcext:apply-style-name="Excel_CondFormat_1_1_6" calcext:value="=100" calcext:base-cell-address="City.CJ64"/>
            <calcext:condition calcext:apply-style-name="Excel_CondFormat_1_1_7" calcext:value="&gt;101" calcext:base-cell-address="City.CJ64"/>
            <calcext:condition calcext:apply-style-name="Trees" calcext:value="=6" calcext:base-cell-address="City.CJ64"/>
            <calcext:condition calcext:apply-style-name="Trees1" calcext:value="=5" calcext:base-cell-address="City.CJ64"/>
            <calcext:condition calcext:apply-style-name="Yellow Flower" calcext:value="=11" calcext:base-cell-address="City.CJ64"/>
            <calcext:condition calcext:apply-style-name="Blue Flower" calcext:value="=12" calcext:base-cell-address="City.CJ64"/>
            <calcext:condition calcext:apply-style-name="Pink Flowers" calcext:value="=13" calcext:base-cell-address="City.CJ64"/>
          </calcext:conditional-format>
          <calcext:conditional-format calcext:target-range-address="City.CK64:City.CK64">
            <calcext:condition calcext:apply-style-name="Open Space" calcext:value="=0" calcext:base-cell-address="City.CK64"/>
            <calcext:condition calcext:apply-style-name="Excel_CondFormat_1_1_2" calcext:value="=1" calcext:base-cell-address="City.CK64"/>
            <calcext:condition calcext:apply-style-name="Excel_CondFormat_1_1_3" calcext:value="=2" calcext:base-cell-address="City.CK64"/>
            <calcext:condition calcext:apply-style-name="Excel_CondFormat_1_1_4" calcext:value="=3" calcext:base-cell-address="City.CK64"/>
            <calcext:condition calcext:apply-style-name="Excel_CondFormat_1_1_5" calcext:value="=4" calcext:base-cell-address="City.CK64"/>
            <calcext:condition calcext:apply-style-name="Excel_CondFormat_1_1_6" calcext:value="=100" calcext:base-cell-address="City.CK64"/>
            <calcext:condition calcext:apply-style-name="Excel_CondFormat_1_1_7" calcext:value="&gt;101" calcext:base-cell-address="City.CK64"/>
            <calcext:condition calcext:apply-style-name="Trees" calcext:value="=6" calcext:base-cell-address="City.CK64"/>
            <calcext:condition calcext:apply-style-name="Trees1" calcext:value="=5" calcext:base-cell-address="City.CK64"/>
            <calcext:condition calcext:apply-style-name="Yellow Flower" calcext:value="=11" calcext:base-cell-address="City.CK64"/>
            <calcext:condition calcext:apply-style-name="Blue Flower" calcext:value="=12" calcext:base-cell-address="City.CK64"/>
            <calcext:condition calcext:apply-style-name="Pink Flowers" calcext:value="=13" calcext:base-cell-address="City.CK64"/>
          </calcext:conditional-format>
          <calcext:conditional-format calcext:target-range-address="City.CL64:City.CL64">
            <calcext:condition calcext:apply-style-name="Open Space" calcext:value="=0" calcext:base-cell-address="City.CL64"/>
            <calcext:condition calcext:apply-style-name="Excel_CondFormat_1_1_2" calcext:value="=1" calcext:base-cell-address="City.CL64"/>
            <calcext:condition calcext:apply-style-name="Excel_CondFormat_1_1_3" calcext:value="=2" calcext:base-cell-address="City.CL64"/>
            <calcext:condition calcext:apply-style-name="Excel_CondFormat_1_1_4" calcext:value="=3" calcext:base-cell-address="City.CL64"/>
            <calcext:condition calcext:apply-style-name="Excel_CondFormat_1_1_5" calcext:value="=4" calcext:base-cell-address="City.CL64"/>
            <calcext:condition calcext:apply-style-name="Excel_CondFormat_1_1_6" calcext:value="=100" calcext:base-cell-address="City.CL64"/>
            <calcext:condition calcext:apply-style-name="Excel_CondFormat_1_1_7" calcext:value="&gt;101" calcext:base-cell-address="City.CL64"/>
            <calcext:condition calcext:apply-style-name="Trees" calcext:value="=6" calcext:base-cell-address="City.CL64"/>
            <calcext:condition calcext:apply-style-name="Trees1" calcext:value="=5" calcext:base-cell-address="City.CL64"/>
            <calcext:condition calcext:apply-style-name="Yellow Flower" calcext:value="=11" calcext:base-cell-address="City.CL64"/>
            <calcext:condition calcext:apply-style-name="Blue Flower" calcext:value="=12" calcext:base-cell-address="City.CL64"/>
            <calcext:condition calcext:apply-style-name="Pink Flowers" calcext:value="=13" calcext:base-cell-address="City.CL64"/>
          </calcext:conditional-format>
          <calcext:conditional-format calcext:target-range-address="City.CM64:City.CM64">
            <calcext:condition calcext:apply-style-name="Open Space" calcext:value="=0" calcext:base-cell-address="City.CM64"/>
            <calcext:condition calcext:apply-style-name="Excel_CondFormat_1_1_2" calcext:value="=1" calcext:base-cell-address="City.CM64"/>
            <calcext:condition calcext:apply-style-name="Excel_CondFormat_1_1_3" calcext:value="=2" calcext:base-cell-address="City.CM64"/>
            <calcext:condition calcext:apply-style-name="Excel_CondFormat_1_1_4" calcext:value="=3" calcext:base-cell-address="City.CM64"/>
            <calcext:condition calcext:apply-style-name="Excel_CondFormat_1_1_5" calcext:value="=4" calcext:base-cell-address="City.CM64"/>
            <calcext:condition calcext:apply-style-name="Excel_CondFormat_1_1_6" calcext:value="=100" calcext:base-cell-address="City.CM64"/>
            <calcext:condition calcext:apply-style-name="Excel_CondFormat_1_1_7" calcext:value="&gt;101" calcext:base-cell-address="City.CM64"/>
            <calcext:condition calcext:apply-style-name="Trees" calcext:value="=6" calcext:base-cell-address="City.CM64"/>
            <calcext:condition calcext:apply-style-name="Trees1" calcext:value="=5" calcext:base-cell-address="City.CM64"/>
            <calcext:condition calcext:apply-style-name="Yellow Flower" calcext:value="=11" calcext:base-cell-address="City.CM64"/>
            <calcext:condition calcext:apply-style-name="Blue Flower" calcext:value="=12" calcext:base-cell-address="City.CM64"/>
            <calcext:condition calcext:apply-style-name="Pink Flowers" calcext:value="=13" calcext:base-cell-address="City.CM64"/>
          </calcext:conditional-format>
          <calcext:conditional-format calcext:target-range-address="City.CN64:City.CN64">
            <calcext:condition calcext:apply-style-name="Open Space" calcext:value="=0" calcext:base-cell-address="City.CN64"/>
            <calcext:condition calcext:apply-style-name="Excel_CondFormat_1_1_2" calcext:value="=1" calcext:base-cell-address="City.CN64"/>
            <calcext:condition calcext:apply-style-name="Excel_CondFormat_1_1_3" calcext:value="=2" calcext:base-cell-address="City.CN64"/>
            <calcext:condition calcext:apply-style-name="Excel_CondFormat_1_1_4" calcext:value="=3" calcext:base-cell-address="City.CN64"/>
            <calcext:condition calcext:apply-style-name="Excel_CondFormat_1_1_5" calcext:value="=4" calcext:base-cell-address="City.CN64"/>
            <calcext:condition calcext:apply-style-name="Excel_CondFormat_1_1_6" calcext:value="=100" calcext:base-cell-address="City.CN64"/>
            <calcext:condition calcext:apply-style-name="Excel_CondFormat_1_1_7" calcext:value="&gt;101" calcext:base-cell-address="City.CN64"/>
            <calcext:condition calcext:apply-style-name="Trees" calcext:value="=6" calcext:base-cell-address="City.CN64"/>
            <calcext:condition calcext:apply-style-name="Trees1" calcext:value="=5" calcext:base-cell-address="City.CN64"/>
            <calcext:condition calcext:apply-style-name="Yellow Flower" calcext:value="=11" calcext:base-cell-address="City.CN64"/>
            <calcext:condition calcext:apply-style-name="Blue Flower" calcext:value="=12" calcext:base-cell-address="City.CN64"/>
            <calcext:condition calcext:apply-style-name="Pink Flowers" calcext:value="=13" calcext:base-cell-address="City.CN64"/>
          </calcext:conditional-format>
          <calcext:conditional-format calcext:target-range-address="City.CO64:City.CO64">
            <calcext:condition calcext:apply-style-name="Open Space" calcext:value="=0" calcext:base-cell-address="City.CO64"/>
            <calcext:condition calcext:apply-style-name="Excel_CondFormat_1_1_2" calcext:value="=1" calcext:base-cell-address="City.CO64"/>
            <calcext:condition calcext:apply-style-name="Excel_CondFormat_1_1_3" calcext:value="=2" calcext:base-cell-address="City.CO64"/>
            <calcext:condition calcext:apply-style-name="Excel_CondFormat_1_1_4" calcext:value="=3" calcext:base-cell-address="City.CO64"/>
            <calcext:condition calcext:apply-style-name="Excel_CondFormat_1_1_5" calcext:value="=4" calcext:base-cell-address="City.CO64"/>
            <calcext:condition calcext:apply-style-name="Excel_CondFormat_1_1_6" calcext:value="=100" calcext:base-cell-address="City.CO64"/>
            <calcext:condition calcext:apply-style-name="Excel_CondFormat_1_1_7" calcext:value="&gt;101" calcext:base-cell-address="City.CO64"/>
            <calcext:condition calcext:apply-style-name="Trees" calcext:value="=6" calcext:base-cell-address="City.CO64"/>
            <calcext:condition calcext:apply-style-name="Trees1" calcext:value="=5" calcext:base-cell-address="City.CO64"/>
            <calcext:condition calcext:apply-style-name="Yellow Flower" calcext:value="=11" calcext:base-cell-address="City.CO64"/>
            <calcext:condition calcext:apply-style-name="Blue Flower" calcext:value="=12" calcext:base-cell-address="City.CO64"/>
            <calcext:condition calcext:apply-style-name="Pink Flowers" calcext:value="=13" calcext:base-cell-address="City.CO64"/>
          </calcext:conditional-format>
          <calcext:conditional-format calcext:target-range-address="City.CP64:City.CP64">
            <calcext:condition calcext:apply-style-name="Open Space" calcext:value="=0" calcext:base-cell-address="City.CP64"/>
            <calcext:condition calcext:apply-style-name="Excel_CondFormat_1_1_2" calcext:value="=1" calcext:base-cell-address="City.CP64"/>
            <calcext:condition calcext:apply-style-name="Excel_CondFormat_1_1_3" calcext:value="=2" calcext:base-cell-address="City.CP64"/>
            <calcext:condition calcext:apply-style-name="Excel_CondFormat_1_1_4" calcext:value="=3" calcext:base-cell-address="City.CP64"/>
            <calcext:condition calcext:apply-style-name="Excel_CondFormat_1_1_5" calcext:value="=4" calcext:base-cell-address="City.CP64"/>
            <calcext:condition calcext:apply-style-name="Excel_CondFormat_1_1_6" calcext:value="=100" calcext:base-cell-address="City.CP64"/>
            <calcext:condition calcext:apply-style-name="Excel_CondFormat_1_1_7" calcext:value="&gt;101" calcext:base-cell-address="City.CP64"/>
            <calcext:condition calcext:apply-style-name="Trees" calcext:value="=6" calcext:base-cell-address="City.CP64"/>
            <calcext:condition calcext:apply-style-name="Trees1" calcext:value="=5" calcext:base-cell-address="City.CP64"/>
            <calcext:condition calcext:apply-style-name="Yellow Flower" calcext:value="=11" calcext:base-cell-address="City.CP64"/>
            <calcext:condition calcext:apply-style-name="Blue Flower" calcext:value="=12" calcext:base-cell-address="City.CP64"/>
            <calcext:condition calcext:apply-style-name="Pink Flowers" calcext:value="=13" calcext:base-cell-address="City.CP64"/>
          </calcext:conditional-format>
          <calcext:conditional-format calcext:target-range-address="City.CG65:City.CG65">
            <calcext:condition calcext:apply-style-name="Open Space" calcext:value="=0" calcext:base-cell-address="City.CG65"/>
            <calcext:condition calcext:apply-style-name="Excel_CondFormat_1_1_2" calcext:value="=1" calcext:base-cell-address="City.CG65"/>
            <calcext:condition calcext:apply-style-name="Excel_CondFormat_1_1_3" calcext:value="=2" calcext:base-cell-address="City.CG65"/>
            <calcext:condition calcext:apply-style-name="Excel_CondFormat_1_1_4" calcext:value="=3" calcext:base-cell-address="City.CG65"/>
            <calcext:condition calcext:apply-style-name="Excel_CondFormat_1_1_5" calcext:value="=4" calcext:base-cell-address="City.CG65"/>
            <calcext:condition calcext:apply-style-name="Excel_CondFormat_1_1_6" calcext:value="=100" calcext:base-cell-address="City.CG65"/>
            <calcext:condition calcext:apply-style-name="Excel_CondFormat_1_1_7" calcext:value="&gt;101" calcext:base-cell-address="City.CG65"/>
            <calcext:condition calcext:apply-style-name="Trees" calcext:value="=6" calcext:base-cell-address="City.CG65"/>
            <calcext:condition calcext:apply-style-name="Trees1" calcext:value="=5" calcext:base-cell-address="City.CG65"/>
            <calcext:condition calcext:apply-style-name="Yellow Flower" calcext:value="=11" calcext:base-cell-address="City.CG65"/>
            <calcext:condition calcext:apply-style-name="Blue Flower" calcext:value="=12" calcext:base-cell-address="City.CG65"/>
            <calcext:condition calcext:apply-style-name="Pink Flowers" calcext:value="=13" calcext:base-cell-address="City.CG65"/>
          </calcext:conditional-format>
          <calcext:conditional-format calcext:target-range-address="City.CH65:City.CH65">
            <calcext:condition calcext:apply-style-name="Open Space" calcext:value="=0" calcext:base-cell-address="City.CH65"/>
            <calcext:condition calcext:apply-style-name="Excel_CondFormat_1_1_2" calcext:value="=1" calcext:base-cell-address="City.CH65"/>
            <calcext:condition calcext:apply-style-name="Excel_CondFormat_1_1_3" calcext:value="=2" calcext:base-cell-address="City.CH65"/>
            <calcext:condition calcext:apply-style-name="Excel_CondFormat_1_1_4" calcext:value="=3" calcext:base-cell-address="City.CH65"/>
            <calcext:condition calcext:apply-style-name="Excel_CondFormat_1_1_5" calcext:value="=4" calcext:base-cell-address="City.CH65"/>
            <calcext:condition calcext:apply-style-name="Excel_CondFormat_1_1_6" calcext:value="=100" calcext:base-cell-address="City.CH65"/>
            <calcext:condition calcext:apply-style-name="Excel_CondFormat_1_1_7" calcext:value="&gt;101" calcext:base-cell-address="City.CH65"/>
            <calcext:condition calcext:apply-style-name="Trees" calcext:value="=6" calcext:base-cell-address="City.CH65"/>
            <calcext:condition calcext:apply-style-name="Trees1" calcext:value="=5" calcext:base-cell-address="City.CH65"/>
            <calcext:condition calcext:apply-style-name="Yellow Flower" calcext:value="=11" calcext:base-cell-address="City.CH65"/>
            <calcext:condition calcext:apply-style-name="Blue Flower" calcext:value="=12" calcext:base-cell-address="City.CH65"/>
            <calcext:condition calcext:apply-style-name="Pink Flowers" calcext:value="=13" calcext:base-cell-address="City.CH65"/>
          </calcext:conditional-format>
          <calcext:conditional-format calcext:target-range-address="City.CI65:City.CI65">
            <calcext:condition calcext:apply-style-name="Open Space" calcext:value="=0" calcext:base-cell-address="City.CI65"/>
            <calcext:condition calcext:apply-style-name="Excel_CondFormat_1_1_2" calcext:value="=1" calcext:base-cell-address="City.CI65"/>
            <calcext:condition calcext:apply-style-name="Excel_CondFormat_1_1_3" calcext:value="=2" calcext:base-cell-address="City.CI65"/>
            <calcext:condition calcext:apply-style-name="Excel_CondFormat_1_1_4" calcext:value="=3" calcext:base-cell-address="City.CI65"/>
            <calcext:condition calcext:apply-style-name="Excel_CondFormat_1_1_5" calcext:value="=4" calcext:base-cell-address="City.CI65"/>
            <calcext:condition calcext:apply-style-name="Excel_CondFormat_1_1_6" calcext:value="=100" calcext:base-cell-address="City.CI65"/>
            <calcext:condition calcext:apply-style-name="Excel_CondFormat_1_1_7" calcext:value="&gt;101" calcext:base-cell-address="City.CI65"/>
            <calcext:condition calcext:apply-style-name="Trees" calcext:value="=6" calcext:base-cell-address="City.CI65"/>
            <calcext:condition calcext:apply-style-name="Trees1" calcext:value="=5" calcext:base-cell-address="City.CI65"/>
            <calcext:condition calcext:apply-style-name="Yellow Flower" calcext:value="=11" calcext:base-cell-address="City.CI65"/>
            <calcext:condition calcext:apply-style-name="Blue Flower" calcext:value="=12" calcext:base-cell-address="City.CI65"/>
            <calcext:condition calcext:apply-style-name="Pink Flowers" calcext:value="=13" calcext:base-cell-address="City.CI65"/>
          </calcext:conditional-format>
          <calcext:conditional-format calcext:target-range-address="City.CJ65:City.CJ65">
            <calcext:condition calcext:apply-style-name="Open Space" calcext:value="=0" calcext:base-cell-address="City.CJ65"/>
            <calcext:condition calcext:apply-style-name="Excel_CondFormat_1_1_2" calcext:value="=1" calcext:base-cell-address="City.CJ65"/>
            <calcext:condition calcext:apply-style-name="Excel_CondFormat_1_1_3" calcext:value="=2" calcext:base-cell-address="City.CJ65"/>
            <calcext:condition calcext:apply-style-name="Excel_CondFormat_1_1_4" calcext:value="=3" calcext:base-cell-address="City.CJ65"/>
            <calcext:condition calcext:apply-style-name="Excel_CondFormat_1_1_5" calcext:value="=4" calcext:base-cell-address="City.CJ65"/>
            <calcext:condition calcext:apply-style-name="Excel_CondFormat_1_1_6" calcext:value="=100" calcext:base-cell-address="City.CJ65"/>
            <calcext:condition calcext:apply-style-name="Excel_CondFormat_1_1_7" calcext:value="&gt;101" calcext:base-cell-address="City.CJ65"/>
            <calcext:condition calcext:apply-style-name="Trees" calcext:value="=6" calcext:base-cell-address="City.CJ65"/>
            <calcext:condition calcext:apply-style-name="Trees1" calcext:value="=5" calcext:base-cell-address="City.CJ65"/>
            <calcext:condition calcext:apply-style-name="Yellow Flower" calcext:value="=11" calcext:base-cell-address="City.CJ65"/>
            <calcext:condition calcext:apply-style-name="Blue Flower" calcext:value="=12" calcext:base-cell-address="City.CJ65"/>
            <calcext:condition calcext:apply-style-name="Pink Flowers" calcext:value="=13" calcext:base-cell-address="City.CJ65"/>
          </calcext:conditional-format>
          <calcext:conditional-format calcext:target-range-address="City.CK65:City.CK65">
            <calcext:condition calcext:apply-style-name="Open Space" calcext:value="=0" calcext:base-cell-address="City.CK65"/>
            <calcext:condition calcext:apply-style-name="Excel_CondFormat_1_1_2" calcext:value="=1" calcext:base-cell-address="City.CK65"/>
            <calcext:condition calcext:apply-style-name="Excel_CondFormat_1_1_3" calcext:value="=2" calcext:base-cell-address="City.CK65"/>
            <calcext:condition calcext:apply-style-name="Excel_CondFormat_1_1_4" calcext:value="=3" calcext:base-cell-address="City.CK65"/>
            <calcext:condition calcext:apply-style-name="Excel_CondFormat_1_1_5" calcext:value="=4" calcext:base-cell-address="City.CK65"/>
            <calcext:condition calcext:apply-style-name="Excel_CondFormat_1_1_6" calcext:value="=100" calcext:base-cell-address="City.CK65"/>
            <calcext:condition calcext:apply-style-name="Excel_CondFormat_1_1_7" calcext:value="&gt;101" calcext:base-cell-address="City.CK65"/>
            <calcext:condition calcext:apply-style-name="Trees" calcext:value="=6" calcext:base-cell-address="City.CK65"/>
            <calcext:condition calcext:apply-style-name="Trees1" calcext:value="=5" calcext:base-cell-address="City.CK65"/>
            <calcext:condition calcext:apply-style-name="Yellow Flower" calcext:value="=11" calcext:base-cell-address="City.CK65"/>
            <calcext:condition calcext:apply-style-name="Blue Flower" calcext:value="=12" calcext:base-cell-address="City.CK65"/>
            <calcext:condition calcext:apply-style-name="Pink Flowers" calcext:value="=13" calcext:base-cell-address="City.CK65"/>
          </calcext:conditional-format>
          <calcext:conditional-format calcext:target-range-address="City.CL65:City.CL65">
            <calcext:condition calcext:apply-style-name="Open Space" calcext:value="=0" calcext:base-cell-address="City.CL65"/>
            <calcext:condition calcext:apply-style-name="Excel_CondFormat_1_1_2" calcext:value="=1" calcext:base-cell-address="City.CL65"/>
            <calcext:condition calcext:apply-style-name="Excel_CondFormat_1_1_3" calcext:value="=2" calcext:base-cell-address="City.CL65"/>
            <calcext:condition calcext:apply-style-name="Excel_CondFormat_1_1_4" calcext:value="=3" calcext:base-cell-address="City.CL65"/>
            <calcext:condition calcext:apply-style-name="Excel_CondFormat_1_1_5" calcext:value="=4" calcext:base-cell-address="City.CL65"/>
            <calcext:condition calcext:apply-style-name="Excel_CondFormat_1_1_6" calcext:value="=100" calcext:base-cell-address="City.CL65"/>
            <calcext:condition calcext:apply-style-name="Excel_CondFormat_1_1_7" calcext:value="&gt;101" calcext:base-cell-address="City.CL65"/>
            <calcext:condition calcext:apply-style-name="Trees" calcext:value="=6" calcext:base-cell-address="City.CL65"/>
            <calcext:condition calcext:apply-style-name="Trees1" calcext:value="=5" calcext:base-cell-address="City.CL65"/>
            <calcext:condition calcext:apply-style-name="Yellow Flower" calcext:value="=11" calcext:base-cell-address="City.CL65"/>
            <calcext:condition calcext:apply-style-name="Blue Flower" calcext:value="=12" calcext:base-cell-address="City.CL65"/>
            <calcext:condition calcext:apply-style-name="Pink Flowers" calcext:value="=13" calcext:base-cell-address="City.CL65"/>
          </calcext:conditional-format>
          <calcext:conditional-format calcext:target-range-address="City.CM65:City.CM65">
            <calcext:condition calcext:apply-style-name="Open Space" calcext:value="=0" calcext:base-cell-address="City.CM65"/>
            <calcext:condition calcext:apply-style-name="Excel_CondFormat_1_1_2" calcext:value="=1" calcext:base-cell-address="City.CM65"/>
            <calcext:condition calcext:apply-style-name="Excel_CondFormat_1_1_3" calcext:value="=2" calcext:base-cell-address="City.CM65"/>
            <calcext:condition calcext:apply-style-name="Excel_CondFormat_1_1_4" calcext:value="=3" calcext:base-cell-address="City.CM65"/>
            <calcext:condition calcext:apply-style-name="Excel_CondFormat_1_1_5" calcext:value="=4" calcext:base-cell-address="City.CM65"/>
            <calcext:condition calcext:apply-style-name="Excel_CondFormat_1_1_6" calcext:value="=100" calcext:base-cell-address="City.CM65"/>
            <calcext:condition calcext:apply-style-name="Excel_CondFormat_1_1_7" calcext:value="&gt;101" calcext:base-cell-address="City.CM65"/>
            <calcext:condition calcext:apply-style-name="Trees" calcext:value="=6" calcext:base-cell-address="City.CM65"/>
            <calcext:condition calcext:apply-style-name="Trees1" calcext:value="=5" calcext:base-cell-address="City.CM65"/>
            <calcext:condition calcext:apply-style-name="Yellow Flower" calcext:value="=11" calcext:base-cell-address="City.CM65"/>
            <calcext:condition calcext:apply-style-name="Blue Flower" calcext:value="=12" calcext:base-cell-address="City.CM65"/>
            <calcext:condition calcext:apply-style-name="Pink Flowers" calcext:value="=13" calcext:base-cell-address="City.CM65"/>
          </calcext:conditional-format>
          <calcext:conditional-format calcext:target-range-address="City.CN65:City.CN65">
            <calcext:condition calcext:apply-style-name="Open Space" calcext:value="=0" calcext:base-cell-address="City.CN65"/>
            <calcext:condition calcext:apply-style-name="Excel_CondFormat_1_1_2" calcext:value="=1" calcext:base-cell-address="City.CN65"/>
            <calcext:condition calcext:apply-style-name="Excel_CondFormat_1_1_3" calcext:value="=2" calcext:base-cell-address="City.CN65"/>
            <calcext:condition calcext:apply-style-name="Excel_CondFormat_1_1_4" calcext:value="=3" calcext:base-cell-address="City.CN65"/>
            <calcext:condition calcext:apply-style-name="Excel_CondFormat_1_1_5" calcext:value="=4" calcext:base-cell-address="City.CN65"/>
            <calcext:condition calcext:apply-style-name="Excel_CondFormat_1_1_6" calcext:value="=100" calcext:base-cell-address="City.CN65"/>
            <calcext:condition calcext:apply-style-name="Excel_CondFormat_1_1_7" calcext:value="&gt;101" calcext:base-cell-address="City.CN65"/>
            <calcext:condition calcext:apply-style-name="Trees" calcext:value="=6" calcext:base-cell-address="City.CN65"/>
            <calcext:condition calcext:apply-style-name="Trees1" calcext:value="=5" calcext:base-cell-address="City.CN65"/>
            <calcext:condition calcext:apply-style-name="Yellow Flower" calcext:value="=11" calcext:base-cell-address="City.CN65"/>
            <calcext:condition calcext:apply-style-name="Blue Flower" calcext:value="=12" calcext:base-cell-address="City.CN65"/>
            <calcext:condition calcext:apply-style-name="Pink Flowers" calcext:value="=13" calcext:base-cell-address="City.CN65"/>
          </calcext:conditional-format>
          <calcext:conditional-format calcext:target-range-address="City.CO65:City.CO65">
            <calcext:condition calcext:apply-style-name="Open Space" calcext:value="=0" calcext:base-cell-address="City.CO65"/>
            <calcext:condition calcext:apply-style-name="Excel_CondFormat_1_1_2" calcext:value="=1" calcext:base-cell-address="City.CO65"/>
            <calcext:condition calcext:apply-style-name="Excel_CondFormat_1_1_3" calcext:value="=2" calcext:base-cell-address="City.CO65"/>
            <calcext:condition calcext:apply-style-name="Excel_CondFormat_1_1_4" calcext:value="=3" calcext:base-cell-address="City.CO65"/>
            <calcext:condition calcext:apply-style-name="Excel_CondFormat_1_1_5" calcext:value="=4" calcext:base-cell-address="City.CO65"/>
            <calcext:condition calcext:apply-style-name="Excel_CondFormat_1_1_6" calcext:value="=100" calcext:base-cell-address="City.CO65"/>
            <calcext:condition calcext:apply-style-name="Excel_CondFormat_1_1_7" calcext:value="&gt;101" calcext:base-cell-address="City.CO65"/>
            <calcext:condition calcext:apply-style-name="Trees" calcext:value="=6" calcext:base-cell-address="City.CO65"/>
            <calcext:condition calcext:apply-style-name="Trees1" calcext:value="=5" calcext:base-cell-address="City.CO65"/>
            <calcext:condition calcext:apply-style-name="Yellow Flower" calcext:value="=11" calcext:base-cell-address="City.CO65"/>
            <calcext:condition calcext:apply-style-name="Blue Flower" calcext:value="=12" calcext:base-cell-address="City.CO65"/>
            <calcext:condition calcext:apply-style-name="Pink Flowers" calcext:value="=13" calcext:base-cell-address="City.CO65"/>
          </calcext:conditional-format>
          <calcext:conditional-format calcext:target-range-address="City.CP65:City.CP65">
            <calcext:condition calcext:apply-style-name="Open Space" calcext:value="=0" calcext:base-cell-address="City.CP65"/>
            <calcext:condition calcext:apply-style-name="Excel_CondFormat_1_1_2" calcext:value="=1" calcext:base-cell-address="City.CP65"/>
            <calcext:condition calcext:apply-style-name="Excel_CondFormat_1_1_3" calcext:value="=2" calcext:base-cell-address="City.CP65"/>
            <calcext:condition calcext:apply-style-name="Excel_CondFormat_1_1_4" calcext:value="=3" calcext:base-cell-address="City.CP65"/>
            <calcext:condition calcext:apply-style-name="Excel_CondFormat_1_1_5" calcext:value="=4" calcext:base-cell-address="City.CP65"/>
            <calcext:condition calcext:apply-style-name="Excel_CondFormat_1_1_6" calcext:value="=100" calcext:base-cell-address="City.CP65"/>
            <calcext:condition calcext:apply-style-name="Excel_CondFormat_1_1_7" calcext:value="&gt;101" calcext:base-cell-address="City.CP65"/>
            <calcext:condition calcext:apply-style-name="Trees" calcext:value="=6" calcext:base-cell-address="City.CP65"/>
            <calcext:condition calcext:apply-style-name="Trees1" calcext:value="=5" calcext:base-cell-address="City.CP65"/>
            <calcext:condition calcext:apply-style-name="Yellow Flower" calcext:value="=11" calcext:base-cell-address="City.CP65"/>
            <calcext:condition calcext:apply-style-name="Blue Flower" calcext:value="=12" calcext:base-cell-address="City.CP65"/>
            <calcext:condition calcext:apply-style-name="Pink Flowers" calcext:value="=13" calcext:base-cell-address="City.CP65"/>
          </calcext:conditional-format>
          <calcext:conditional-format calcext:target-range-address="City.CG66:City.CG66">
            <calcext:condition calcext:apply-style-name="Open Space" calcext:value="=0" calcext:base-cell-address="City.CG66"/>
            <calcext:condition calcext:apply-style-name="Excel_CondFormat_1_1_2" calcext:value="=1" calcext:base-cell-address="City.CG66"/>
            <calcext:condition calcext:apply-style-name="Excel_CondFormat_1_1_3" calcext:value="=2" calcext:base-cell-address="City.CG66"/>
            <calcext:condition calcext:apply-style-name="Excel_CondFormat_1_1_4" calcext:value="=3" calcext:base-cell-address="City.CG66"/>
            <calcext:condition calcext:apply-style-name="Excel_CondFormat_1_1_5" calcext:value="=4" calcext:base-cell-address="City.CG66"/>
            <calcext:condition calcext:apply-style-name="Excel_CondFormat_1_1_6" calcext:value="=100" calcext:base-cell-address="City.CG66"/>
            <calcext:condition calcext:apply-style-name="Excel_CondFormat_1_1_7" calcext:value="&gt;101" calcext:base-cell-address="City.CG66"/>
            <calcext:condition calcext:apply-style-name="Trees" calcext:value="=6" calcext:base-cell-address="City.CG66"/>
            <calcext:condition calcext:apply-style-name="Trees1" calcext:value="=5" calcext:base-cell-address="City.CG66"/>
            <calcext:condition calcext:apply-style-name="Yellow Flower" calcext:value="=11" calcext:base-cell-address="City.CG66"/>
            <calcext:condition calcext:apply-style-name="Blue Flower" calcext:value="=12" calcext:base-cell-address="City.CG66"/>
            <calcext:condition calcext:apply-style-name="Pink Flowers" calcext:value="=13" calcext:base-cell-address="City.CG66"/>
          </calcext:conditional-format>
          <calcext:conditional-format calcext:target-range-address="City.CH66:City.CH66">
            <calcext:condition calcext:apply-style-name="Open Space" calcext:value="=0" calcext:base-cell-address="City.CH66"/>
            <calcext:condition calcext:apply-style-name="Excel_CondFormat_1_1_2" calcext:value="=1" calcext:base-cell-address="City.CH66"/>
            <calcext:condition calcext:apply-style-name="Excel_CondFormat_1_1_3" calcext:value="=2" calcext:base-cell-address="City.CH66"/>
            <calcext:condition calcext:apply-style-name="Excel_CondFormat_1_1_4" calcext:value="=3" calcext:base-cell-address="City.CH66"/>
            <calcext:condition calcext:apply-style-name="Excel_CondFormat_1_1_5" calcext:value="=4" calcext:base-cell-address="City.CH66"/>
            <calcext:condition calcext:apply-style-name="Excel_CondFormat_1_1_6" calcext:value="=100" calcext:base-cell-address="City.CH66"/>
            <calcext:condition calcext:apply-style-name="Excel_CondFormat_1_1_7" calcext:value="&gt;101" calcext:base-cell-address="City.CH66"/>
            <calcext:condition calcext:apply-style-name="Trees" calcext:value="=6" calcext:base-cell-address="City.CH66"/>
            <calcext:condition calcext:apply-style-name="Trees1" calcext:value="=5" calcext:base-cell-address="City.CH66"/>
            <calcext:condition calcext:apply-style-name="Yellow Flower" calcext:value="=11" calcext:base-cell-address="City.CH66"/>
            <calcext:condition calcext:apply-style-name="Blue Flower" calcext:value="=12" calcext:base-cell-address="City.CH66"/>
            <calcext:condition calcext:apply-style-name="Pink Flowers" calcext:value="=13" calcext:base-cell-address="City.CH66"/>
          </calcext:conditional-format>
          <calcext:conditional-format calcext:target-range-address="City.CI66:City.CI66">
            <calcext:condition calcext:apply-style-name="Open Space" calcext:value="=0" calcext:base-cell-address="City.CI66"/>
            <calcext:condition calcext:apply-style-name="Excel_CondFormat_1_1_2" calcext:value="=1" calcext:base-cell-address="City.CI66"/>
            <calcext:condition calcext:apply-style-name="Excel_CondFormat_1_1_3" calcext:value="=2" calcext:base-cell-address="City.CI66"/>
            <calcext:condition calcext:apply-style-name="Excel_CondFormat_1_1_4" calcext:value="=3" calcext:base-cell-address="City.CI66"/>
            <calcext:condition calcext:apply-style-name="Excel_CondFormat_1_1_5" calcext:value="=4" calcext:base-cell-address="City.CI66"/>
            <calcext:condition calcext:apply-style-name="Excel_CondFormat_1_1_6" calcext:value="=100" calcext:base-cell-address="City.CI66"/>
            <calcext:condition calcext:apply-style-name="Excel_CondFormat_1_1_7" calcext:value="&gt;101" calcext:base-cell-address="City.CI66"/>
            <calcext:condition calcext:apply-style-name="Trees" calcext:value="=6" calcext:base-cell-address="City.CI66"/>
            <calcext:condition calcext:apply-style-name="Trees1" calcext:value="=5" calcext:base-cell-address="City.CI66"/>
            <calcext:condition calcext:apply-style-name="Yellow Flower" calcext:value="=11" calcext:base-cell-address="City.CI66"/>
            <calcext:condition calcext:apply-style-name="Blue Flower" calcext:value="=12" calcext:base-cell-address="City.CI66"/>
            <calcext:condition calcext:apply-style-name="Pink Flowers" calcext:value="=13" calcext:base-cell-address="City.CI66"/>
          </calcext:conditional-format>
          <calcext:conditional-format calcext:target-range-address="City.CJ66:City.CJ66">
            <calcext:condition calcext:apply-style-name="Open Space" calcext:value="=0" calcext:base-cell-address="City.CJ66"/>
            <calcext:condition calcext:apply-style-name="Excel_CondFormat_1_1_2" calcext:value="=1" calcext:base-cell-address="City.CJ66"/>
            <calcext:condition calcext:apply-style-name="Excel_CondFormat_1_1_3" calcext:value="=2" calcext:base-cell-address="City.CJ66"/>
            <calcext:condition calcext:apply-style-name="Excel_CondFormat_1_1_4" calcext:value="=3" calcext:base-cell-address="City.CJ66"/>
            <calcext:condition calcext:apply-style-name="Excel_CondFormat_1_1_5" calcext:value="=4" calcext:base-cell-address="City.CJ66"/>
            <calcext:condition calcext:apply-style-name="Excel_CondFormat_1_1_6" calcext:value="=100" calcext:base-cell-address="City.CJ66"/>
            <calcext:condition calcext:apply-style-name="Excel_CondFormat_1_1_7" calcext:value="&gt;101" calcext:base-cell-address="City.CJ66"/>
            <calcext:condition calcext:apply-style-name="Trees" calcext:value="=6" calcext:base-cell-address="City.CJ66"/>
            <calcext:condition calcext:apply-style-name="Trees1" calcext:value="=5" calcext:base-cell-address="City.CJ66"/>
            <calcext:condition calcext:apply-style-name="Yellow Flower" calcext:value="=11" calcext:base-cell-address="City.CJ66"/>
            <calcext:condition calcext:apply-style-name="Blue Flower" calcext:value="=12" calcext:base-cell-address="City.CJ66"/>
            <calcext:condition calcext:apply-style-name="Pink Flowers" calcext:value="=13" calcext:base-cell-address="City.CJ66"/>
          </calcext:conditional-format>
          <calcext:conditional-format calcext:target-range-address="City.CK66:City.CK66">
            <calcext:condition calcext:apply-style-name="Open Space" calcext:value="=0" calcext:base-cell-address="City.CK66"/>
            <calcext:condition calcext:apply-style-name="Excel_CondFormat_1_1_2" calcext:value="=1" calcext:base-cell-address="City.CK66"/>
            <calcext:condition calcext:apply-style-name="Excel_CondFormat_1_1_3" calcext:value="=2" calcext:base-cell-address="City.CK66"/>
            <calcext:condition calcext:apply-style-name="Excel_CondFormat_1_1_4" calcext:value="=3" calcext:base-cell-address="City.CK66"/>
            <calcext:condition calcext:apply-style-name="Excel_CondFormat_1_1_5" calcext:value="=4" calcext:base-cell-address="City.CK66"/>
            <calcext:condition calcext:apply-style-name="Excel_CondFormat_1_1_6" calcext:value="=100" calcext:base-cell-address="City.CK66"/>
            <calcext:condition calcext:apply-style-name="Excel_CondFormat_1_1_7" calcext:value="&gt;101" calcext:base-cell-address="City.CK66"/>
            <calcext:condition calcext:apply-style-name="Trees" calcext:value="=6" calcext:base-cell-address="City.CK66"/>
            <calcext:condition calcext:apply-style-name="Trees1" calcext:value="=5" calcext:base-cell-address="City.CK66"/>
            <calcext:condition calcext:apply-style-name="Yellow Flower" calcext:value="=11" calcext:base-cell-address="City.CK66"/>
            <calcext:condition calcext:apply-style-name="Blue Flower" calcext:value="=12" calcext:base-cell-address="City.CK66"/>
            <calcext:condition calcext:apply-style-name="Pink Flowers" calcext:value="=13" calcext:base-cell-address="City.CK66"/>
          </calcext:conditional-format>
          <calcext:conditional-format calcext:target-range-address="City.CL66:City.CL66">
            <calcext:condition calcext:apply-style-name="Open Space" calcext:value="=0" calcext:base-cell-address="City.CL66"/>
            <calcext:condition calcext:apply-style-name="Excel_CondFormat_1_1_2" calcext:value="=1" calcext:base-cell-address="City.CL66"/>
            <calcext:condition calcext:apply-style-name="Excel_CondFormat_1_1_3" calcext:value="=2" calcext:base-cell-address="City.CL66"/>
            <calcext:condition calcext:apply-style-name="Excel_CondFormat_1_1_4" calcext:value="=3" calcext:base-cell-address="City.CL66"/>
            <calcext:condition calcext:apply-style-name="Excel_CondFormat_1_1_5" calcext:value="=4" calcext:base-cell-address="City.CL66"/>
            <calcext:condition calcext:apply-style-name="Excel_CondFormat_1_1_6" calcext:value="=100" calcext:base-cell-address="City.CL66"/>
            <calcext:condition calcext:apply-style-name="Excel_CondFormat_1_1_7" calcext:value="&gt;101" calcext:base-cell-address="City.CL66"/>
            <calcext:condition calcext:apply-style-name="Trees" calcext:value="=6" calcext:base-cell-address="City.CL66"/>
            <calcext:condition calcext:apply-style-name="Trees1" calcext:value="=5" calcext:base-cell-address="City.CL66"/>
            <calcext:condition calcext:apply-style-name="Yellow Flower" calcext:value="=11" calcext:base-cell-address="City.CL66"/>
            <calcext:condition calcext:apply-style-name="Blue Flower" calcext:value="=12" calcext:base-cell-address="City.CL66"/>
            <calcext:condition calcext:apply-style-name="Pink Flowers" calcext:value="=13" calcext:base-cell-address="City.CL66"/>
          </calcext:conditional-format>
          <calcext:conditional-format calcext:target-range-address="City.CM66:City.CM66">
            <calcext:condition calcext:apply-style-name="Open Space" calcext:value="=0" calcext:base-cell-address="City.CM66"/>
            <calcext:condition calcext:apply-style-name="Excel_CondFormat_1_1_2" calcext:value="=1" calcext:base-cell-address="City.CM66"/>
            <calcext:condition calcext:apply-style-name="Excel_CondFormat_1_1_3" calcext:value="=2" calcext:base-cell-address="City.CM66"/>
            <calcext:condition calcext:apply-style-name="Excel_CondFormat_1_1_4" calcext:value="=3" calcext:base-cell-address="City.CM66"/>
            <calcext:condition calcext:apply-style-name="Excel_CondFormat_1_1_5" calcext:value="=4" calcext:base-cell-address="City.CM66"/>
            <calcext:condition calcext:apply-style-name="Excel_CondFormat_1_1_6" calcext:value="=100" calcext:base-cell-address="City.CM66"/>
            <calcext:condition calcext:apply-style-name="Excel_CondFormat_1_1_7" calcext:value="&gt;101" calcext:base-cell-address="City.CM66"/>
            <calcext:condition calcext:apply-style-name="Trees" calcext:value="=6" calcext:base-cell-address="City.CM66"/>
            <calcext:condition calcext:apply-style-name="Trees1" calcext:value="=5" calcext:base-cell-address="City.CM66"/>
            <calcext:condition calcext:apply-style-name="Yellow Flower" calcext:value="=11" calcext:base-cell-address="City.CM66"/>
            <calcext:condition calcext:apply-style-name="Blue Flower" calcext:value="=12" calcext:base-cell-address="City.CM66"/>
            <calcext:condition calcext:apply-style-name="Pink Flowers" calcext:value="=13" calcext:base-cell-address="City.CM66"/>
          </calcext:conditional-format>
          <calcext:conditional-format calcext:target-range-address="City.CN66:City.CN66">
            <calcext:condition calcext:apply-style-name="Open Space" calcext:value="=0" calcext:base-cell-address="City.CN66"/>
            <calcext:condition calcext:apply-style-name="Excel_CondFormat_1_1_2" calcext:value="=1" calcext:base-cell-address="City.CN66"/>
            <calcext:condition calcext:apply-style-name="Excel_CondFormat_1_1_3" calcext:value="=2" calcext:base-cell-address="City.CN66"/>
            <calcext:condition calcext:apply-style-name="Excel_CondFormat_1_1_4" calcext:value="=3" calcext:base-cell-address="City.CN66"/>
            <calcext:condition calcext:apply-style-name="Excel_CondFormat_1_1_5" calcext:value="=4" calcext:base-cell-address="City.CN66"/>
            <calcext:condition calcext:apply-style-name="Excel_CondFormat_1_1_6" calcext:value="=100" calcext:base-cell-address="City.CN66"/>
            <calcext:condition calcext:apply-style-name="Excel_CondFormat_1_1_7" calcext:value="&gt;101" calcext:base-cell-address="City.CN66"/>
            <calcext:condition calcext:apply-style-name="Trees" calcext:value="=6" calcext:base-cell-address="City.CN66"/>
            <calcext:condition calcext:apply-style-name="Trees1" calcext:value="=5" calcext:base-cell-address="City.CN66"/>
            <calcext:condition calcext:apply-style-name="Yellow Flower" calcext:value="=11" calcext:base-cell-address="City.CN66"/>
            <calcext:condition calcext:apply-style-name="Blue Flower" calcext:value="=12" calcext:base-cell-address="City.CN66"/>
            <calcext:condition calcext:apply-style-name="Pink Flowers" calcext:value="=13" calcext:base-cell-address="City.CN66"/>
          </calcext:conditional-format>
          <calcext:conditional-format calcext:target-range-address="City.CO66:City.CO66">
            <calcext:condition calcext:apply-style-name="Open Space" calcext:value="=0" calcext:base-cell-address="City.CO66"/>
            <calcext:condition calcext:apply-style-name="Excel_CondFormat_1_1_2" calcext:value="=1" calcext:base-cell-address="City.CO66"/>
            <calcext:condition calcext:apply-style-name="Excel_CondFormat_1_1_3" calcext:value="=2" calcext:base-cell-address="City.CO66"/>
            <calcext:condition calcext:apply-style-name="Excel_CondFormat_1_1_4" calcext:value="=3" calcext:base-cell-address="City.CO66"/>
            <calcext:condition calcext:apply-style-name="Excel_CondFormat_1_1_5" calcext:value="=4" calcext:base-cell-address="City.CO66"/>
            <calcext:condition calcext:apply-style-name="Excel_CondFormat_1_1_6" calcext:value="=100" calcext:base-cell-address="City.CO66"/>
            <calcext:condition calcext:apply-style-name="Excel_CondFormat_1_1_7" calcext:value="&gt;101" calcext:base-cell-address="City.CO66"/>
            <calcext:condition calcext:apply-style-name="Trees" calcext:value="=6" calcext:base-cell-address="City.CO66"/>
            <calcext:condition calcext:apply-style-name="Trees1" calcext:value="=5" calcext:base-cell-address="City.CO66"/>
            <calcext:condition calcext:apply-style-name="Yellow Flower" calcext:value="=11" calcext:base-cell-address="City.CO66"/>
            <calcext:condition calcext:apply-style-name="Blue Flower" calcext:value="=12" calcext:base-cell-address="City.CO66"/>
            <calcext:condition calcext:apply-style-name="Pink Flowers" calcext:value="=13" calcext:base-cell-address="City.CO66"/>
          </calcext:conditional-format>
          <calcext:conditional-format calcext:target-range-address="City.CP66:City.CP66">
            <calcext:condition calcext:apply-style-name="Open Space" calcext:value="=0" calcext:base-cell-address="City.CP66"/>
            <calcext:condition calcext:apply-style-name="Excel_CondFormat_1_1_2" calcext:value="=1" calcext:base-cell-address="City.CP66"/>
            <calcext:condition calcext:apply-style-name="Excel_CondFormat_1_1_3" calcext:value="=2" calcext:base-cell-address="City.CP66"/>
            <calcext:condition calcext:apply-style-name="Excel_CondFormat_1_1_4" calcext:value="=3" calcext:base-cell-address="City.CP66"/>
            <calcext:condition calcext:apply-style-name="Excel_CondFormat_1_1_5" calcext:value="=4" calcext:base-cell-address="City.CP66"/>
            <calcext:condition calcext:apply-style-name="Excel_CondFormat_1_1_6" calcext:value="=100" calcext:base-cell-address="City.CP66"/>
            <calcext:condition calcext:apply-style-name="Excel_CondFormat_1_1_7" calcext:value="&gt;101" calcext:base-cell-address="City.CP66"/>
            <calcext:condition calcext:apply-style-name="Trees" calcext:value="=6" calcext:base-cell-address="City.CP66"/>
            <calcext:condition calcext:apply-style-name="Trees1" calcext:value="=5" calcext:base-cell-address="City.CP66"/>
            <calcext:condition calcext:apply-style-name="Yellow Flower" calcext:value="=11" calcext:base-cell-address="City.CP66"/>
            <calcext:condition calcext:apply-style-name="Blue Flower" calcext:value="=12" calcext:base-cell-address="City.CP66"/>
            <calcext:condition calcext:apply-style-name="Pink Flowers" calcext:value="=13" calcext:base-cell-address="City.CP66"/>
          </calcext:conditional-format>
          <calcext:conditional-format calcext:target-range-address="City.CG67:City.CG67">
            <calcext:condition calcext:apply-style-name="Open Space" calcext:value="=0" calcext:base-cell-address="City.CG67"/>
            <calcext:condition calcext:apply-style-name="Excel_CondFormat_1_1_2" calcext:value="=1" calcext:base-cell-address="City.CG67"/>
            <calcext:condition calcext:apply-style-name="Excel_CondFormat_1_1_3" calcext:value="=2" calcext:base-cell-address="City.CG67"/>
            <calcext:condition calcext:apply-style-name="Excel_CondFormat_1_1_4" calcext:value="=3" calcext:base-cell-address="City.CG67"/>
            <calcext:condition calcext:apply-style-name="Excel_CondFormat_1_1_5" calcext:value="=4" calcext:base-cell-address="City.CG67"/>
            <calcext:condition calcext:apply-style-name="Excel_CondFormat_1_1_6" calcext:value="=100" calcext:base-cell-address="City.CG67"/>
            <calcext:condition calcext:apply-style-name="Excel_CondFormat_1_1_7" calcext:value="&gt;101" calcext:base-cell-address="City.CG67"/>
            <calcext:condition calcext:apply-style-name="Trees" calcext:value="=6" calcext:base-cell-address="City.CG67"/>
            <calcext:condition calcext:apply-style-name="Trees1" calcext:value="=5" calcext:base-cell-address="City.CG67"/>
            <calcext:condition calcext:apply-style-name="Yellow Flower" calcext:value="=11" calcext:base-cell-address="City.CG67"/>
            <calcext:condition calcext:apply-style-name="Blue Flower" calcext:value="=12" calcext:base-cell-address="City.CG67"/>
            <calcext:condition calcext:apply-style-name="Pink Flowers" calcext:value="=13" calcext:base-cell-address="City.CG67"/>
          </calcext:conditional-format>
          <calcext:conditional-format calcext:target-range-address="City.CH67:City.CH67">
            <calcext:condition calcext:apply-style-name="Open Space" calcext:value="=0" calcext:base-cell-address="City.CH67"/>
            <calcext:condition calcext:apply-style-name="Excel_CondFormat_1_1_2" calcext:value="=1" calcext:base-cell-address="City.CH67"/>
            <calcext:condition calcext:apply-style-name="Excel_CondFormat_1_1_3" calcext:value="=2" calcext:base-cell-address="City.CH67"/>
            <calcext:condition calcext:apply-style-name="Excel_CondFormat_1_1_4" calcext:value="=3" calcext:base-cell-address="City.CH67"/>
            <calcext:condition calcext:apply-style-name="Excel_CondFormat_1_1_5" calcext:value="=4" calcext:base-cell-address="City.CH67"/>
            <calcext:condition calcext:apply-style-name="Excel_CondFormat_1_1_6" calcext:value="=100" calcext:base-cell-address="City.CH67"/>
            <calcext:condition calcext:apply-style-name="Excel_CondFormat_1_1_7" calcext:value="&gt;101" calcext:base-cell-address="City.CH67"/>
            <calcext:condition calcext:apply-style-name="Trees" calcext:value="=6" calcext:base-cell-address="City.CH67"/>
            <calcext:condition calcext:apply-style-name="Trees1" calcext:value="=5" calcext:base-cell-address="City.CH67"/>
            <calcext:condition calcext:apply-style-name="Yellow Flower" calcext:value="=11" calcext:base-cell-address="City.CH67"/>
            <calcext:condition calcext:apply-style-name="Blue Flower" calcext:value="=12" calcext:base-cell-address="City.CH67"/>
            <calcext:condition calcext:apply-style-name="Pink Flowers" calcext:value="=13" calcext:base-cell-address="City.CH67"/>
          </calcext:conditional-format>
          <calcext:conditional-format calcext:target-range-address="City.CI67:City.CI67">
            <calcext:condition calcext:apply-style-name="Open Space" calcext:value="=0" calcext:base-cell-address="City.CI67"/>
            <calcext:condition calcext:apply-style-name="Excel_CondFormat_1_1_2" calcext:value="=1" calcext:base-cell-address="City.CI67"/>
            <calcext:condition calcext:apply-style-name="Excel_CondFormat_1_1_3" calcext:value="=2" calcext:base-cell-address="City.CI67"/>
            <calcext:condition calcext:apply-style-name="Excel_CondFormat_1_1_4" calcext:value="=3" calcext:base-cell-address="City.CI67"/>
            <calcext:condition calcext:apply-style-name="Excel_CondFormat_1_1_5" calcext:value="=4" calcext:base-cell-address="City.CI67"/>
            <calcext:condition calcext:apply-style-name="Excel_CondFormat_1_1_6" calcext:value="=100" calcext:base-cell-address="City.CI67"/>
            <calcext:condition calcext:apply-style-name="Excel_CondFormat_1_1_7" calcext:value="&gt;101" calcext:base-cell-address="City.CI67"/>
            <calcext:condition calcext:apply-style-name="Trees" calcext:value="=6" calcext:base-cell-address="City.CI67"/>
            <calcext:condition calcext:apply-style-name="Trees1" calcext:value="=5" calcext:base-cell-address="City.CI67"/>
            <calcext:condition calcext:apply-style-name="Yellow Flower" calcext:value="=11" calcext:base-cell-address="City.CI67"/>
            <calcext:condition calcext:apply-style-name="Blue Flower" calcext:value="=12" calcext:base-cell-address="City.CI67"/>
            <calcext:condition calcext:apply-style-name="Pink Flowers" calcext:value="=13" calcext:base-cell-address="City.CI67"/>
          </calcext:conditional-format>
          <calcext:conditional-format calcext:target-range-address="City.CJ67:City.CJ67">
            <calcext:condition calcext:apply-style-name="Open Space" calcext:value="=0" calcext:base-cell-address="City.CJ67"/>
            <calcext:condition calcext:apply-style-name="Excel_CondFormat_1_1_2" calcext:value="=1" calcext:base-cell-address="City.CJ67"/>
            <calcext:condition calcext:apply-style-name="Excel_CondFormat_1_1_3" calcext:value="=2" calcext:base-cell-address="City.CJ67"/>
            <calcext:condition calcext:apply-style-name="Excel_CondFormat_1_1_4" calcext:value="=3" calcext:base-cell-address="City.CJ67"/>
            <calcext:condition calcext:apply-style-name="Excel_CondFormat_1_1_5" calcext:value="=4" calcext:base-cell-address="City.CJ67"/>
            <calcext:condition calcext:apply-style-name="Excel_CondFormat_1_1_6" calcext:value="=100" calcext:base-cell-address="City.CJ67"/>
            <calcext:condition calcext:apply-style-name="Excel_CondFormat_1_1_7" calcext:value="&gt;101" calcext:base-cell-address="City.CJ67"/>
            <calcext:condition calcext:apply-style-name="Trees" calcext:value="=6" calcext:base-cell-address="City.CJ67"/>
            <calcext:condition calcext:apply-style-name="Trees1" calcext:value="=5" calcext:base-cell-address="City.CJ67"/>
            <calcext:condition calcext:apply-style-name="Yellow Flower" calcext:value="=11" calcext:base-cell-address="City.CJ67"/>
            <calcext:condition calcext:apply-style-name="Blue Flower" calcext:value="=12" calcext:base-cell-address="City.CJ67"/>
            <calcext:condition calcext:apply-style-name="Pink Flowers" calcext:value="=13" calcext:base-cell-address="City.CJ67"/>
          </calcext:conditional-format>
          <calcext:conditional-format calcext:target-range-address="City.CK67:City.CK67">
            <calcext:condition calcext:apply-style-name="Open Space" calcext:value="=0" calcext:base-cell-address="City.CK67"/>
            <calcext:condition calcext:apply-style-name="Excel_CondFormat_1_1_2" calcext:value="=1" calcext:base-cell-address="City.CK67"/>
            <calcext:condition calcext:apply-style-name="Excel_CondFormat_1_1_3" calcext:value="=2" calcext:base-cell-address="City.CK67"/>
            <calcext:condition calcext:apply-style-name="Excel_CondFormat_1_1_4" calcext:value="=3" calcext:base-cell-address="City.CK67"/>
            <calcext:condition calcext:apply-style-name="Excel_CondFormat_1_1_5" calcext:value="=4" calcext:base-cell-address="City.CK67"/>
            <calcext:condition calcext:apply-style-name="Excel_CondFormat_1_1_6" calcext:value="=100" calcext:base-cell-address="City.CK67"/>
            <calcext:condition calcext:apply-style-name="Excel_CondFormat_1_1_7" calcext:value="&gt;101" calcext:base-cell-address="City.CK67"/>
            <calcext:condition calcext:apply-style-name="Trees" calcext:value="=6" calcext:base-cell-address="City.CK67"/>
            <calcext:condition calcext:apply-style-name="Trees1" calcext:value="=5" calcext:base-cell-address="City.CK67"/>
            <calcext:condition calcext:apply-style-name="Yellow Flower" calcext:value="=11" calcext:base-cell-address="City.CK67"/>
            <calcext:condition calcext:apply-style-name="Blue Flower" calcext:value="=12" calcext:base-cell-address="City.CK67"/>
            <calcext:condition calcext:apply-style-name="Pink Flowers" calcext:value="=13" calcext:base-cell-address="City.CK67"/>
          </calcext:conditional-format>
          <calcext:conditional-format calcext:target-range-address="City.CL67:City.CL67">
            <calcext:condition calcext:apply-style-name="Open Space" calcext:value="=0" calcext:base-cell-address="City.CL67"/>
            <calcext:condition calcext:apply-style-name="Excel_CondFormat_1_1_2" calcext:value="=1" calcext:base-cell-address="City.CL67"/>
            <calcext:condition calcext:apply-style-name="Excel_CondFormat_1_1_3" calcext:value="=2" calcext:base-cell-address="City.CL67"/>
            <calcext:condition calcext:apply-style-name="Excel_CondFormat_1_1_4" calcext:value="=3" calcext:base-cell-address="City.CL67"/>
            <calcext:condition calcext:apply-style-name="Excel_CondFormat_1_1_5" calcext:value="=4" calcext:base-cell-address="City.CL67"/>
            <calcext:condition calcext:apply-style-name="Excel_CondFormat_1_1_6" calcext:value="=100" calcext:base-cell-address="City.CL67"/>
            <calcext:condition calcext:apply-style-name="Excel_CondFormat_1_1_7" calcext:value="&gt;101" calcext:base-cell-address="City.CL67"/>
            <calcext:condition calcext:apply-style-name="Trees" calcext:value="=6" calcext:base-cell-address="City.CL67"/>
            <calcext:condition calcext:apply-style-name="Trees1" calcext:value="=5" calcext:base-cell-address="City.CL67"/>
            <calcext:condition calcext:apply-style-name="Yellow Flower" calcext:value="=11" calcext:base-cell-address="City.CL67"/>
            <calcext:condition calcext:apply-style-name="Blue Flower" calcext:value="=12" calcext:base-cell-address="City.CL67"/>
            <calcext:condition calcext:apply-style-name="Pink Flowers" calcext:value="=13" calcext:base-cell-address="City.CL67"/>
          </calcext:conditional-format>
          <calcext:conditional-format calcext:target-range-address="City.CM67:City.CM67">
            <calcext:condition calcext:apply-style-name="Open Space" calcext:value="=0" calcext:base-cell-address="City.CM67"/>
            <calcext:condition calcext:apply-style-name="Excel_CondFormat_1_1_2" calcext:value="=1" calcext:base-cell-address="City.CM67"/>
            <calcext:condition calcext:apply-style-name="Excel_CondFormat_1_1_3" calcext:value="=2" calcext:base-cell-address="City.CM67"/>
            <calcext:condition calcext:apply-style-name="Excel_CondFormat_1_1_4" calcext:value="=3" calcext:base-cell-address="City.CM67"/>
            <calcext:condition calcext:apply-style-name="Excel_CondFormat_1_1_5" calcext:value="=4" calcext:base-cell-address="City.CM67"/>
            <calcext:condition calcext:apply-style-name="Excel_CondFormat_1_1_6" calcext:value="=100" calcext:base-cell-address="City.CM67"/>
            <calcext:condition calcext:apply-style-name="Excel_CondFormat_1_1_7" calcext:value="&gt;101" calcext:base-cell-address="City.CM67"/>
            <calcext:condition calcext:apply-style-name="Trees" calcext:value="=6" calcext:base-cell-address="City.CM67"/>
            <calcext:condition calcext:apply-style-name="Trees1" calcext:value="=5" calcext:base-cell-address="City.CM67"/>
            <calcext:condition calcext:apply-style-name="Yellow Flower" calcext:value="=11" calcext:base-cell-address="City.CM67"/>
            <calcext:condition calcext:apply-style-name="Blue Flower" calcext:value="=12" calcext:base-cell-address="City.CM67"/>
            <calcext:condition calcext:apply-style-name="Pink Flowers" calcext:value="=13" calcext:base-cell-address="City.CM67"/>
          </calcext:conditional-format>
          <calcext:conditional-format calcext:target-range-address="City.CN67:City.CN67">
            <calcext:condition calcext:apply-style-name="Open Space" calcext:value="=0" calcext:base-cell-address="City.CN67"/>
            <calcext:condition calcext:apply-style-name="Excel_CondFormat_1_1_2" calcext:value="=1" calcext:base-cell-address="City.CN67"/>
            <calcext:condition calcext:apply-style-name="Excel_CondFormat_1_1_3" calcext:value="=2" calcext:base-cell-address="City.CN67"/>
            <calcext:condition calcext:apply-style-name="Excel_CondFormat_1_1_4" calcext:value="=3" calcext:base-cell-address="City.CN67"/>
            <calcext:condition calcext:apply-style-name="Excel_CondFormat_1_1_5" calcext:value="=4" calcext:base-cell-address="City.CN67"/>
            <calcext:condition calcext:apply-style-name="Excel_CondFormat_1_1_6" calcext:value="=100" calcext:base-cell-address="City.CN67"/>
            <calcext:condition calcext:apply-style-name="Excel_CondFormat_1_1_7" calcext:value="&gt;101" calcext:base-cell-address="City.CN67"/>
            <calcext:condition calcext:apply-style-name="Trees" calcext:value="=6" calcext:base-cell-address="City.CN67"/>
            <calcext:condition calcext:apply-style-name="Trees1" calcext:value="=5" calcext:base-cell-address="City.CN67"/>
            <calcext:condition calcext:apply-style-name="Yellow Flower" calcext:value="=11" calcext:base-cell-address="City.CN67"/>
            <calcext:condition calcext:apply-style-name="Blue Flower" calcext:value="=12" calcext:base-cell-address="City.CN67"/>
            <calcext:condition calcext:apply-style-name="Pink Flowers" calcext:value="=13" calcext:base-cell-address="City.CN67"/>
          </calcext:conditional-format>
          <calcext:conditional-format calcext:target-range-address="City.CO67:City.CO67">
            <calcext:condition calcext:apply-style-name="Open Space" calcext:value="=0" calcext:base-cell-address="City.CO67"/>
            <calcext:condition calcext:apply-style-name="Excel_CondFormat_1_1_2" calcext:value="=1" calcext:base-cell-address="City.CO67"/>
            <calcext:condition calcext:apply-style-name="Excel_CondFormat_1_1_3" calcext:value="=2" calcext:base-cell-address="City.CO67"/>
            <calcext:condition calcext:apply-style-name="Excel_CondFormat_1_1_4" calcext:value="=3" calcext:base-cell-address="City.CO67"/>
            <calcext:condition calcext:apply-style-name="Excel_CondFormat_1_1_5" calcext:value="=4" calcext:base-cell-address="City.CO67"/>
            <calcext:condition calcext:apply-style-name="Excel_CondFormat_1_1_6" calcext:value="=100" calcext:base-cell-address="City.CO67"/>
            <calcext:condition calcext:apply-style-name="Excel_CondFormat_1_1_7" calcext:value="&gt;101" calcext:base-cell-address="City.CO67"/>
            <calcext:condition calcext:apply-style-name="Trees" calcext:value="=6" calcext:base-cell-address="City.CO67"/>
            <calcext:condition calcext:apply-style-name="Trees1" calcext:value="=5" calcext:base-cell-address="City.CO67"/>
            <calcext:condition calcext:apply-style-name="Yellow Flower" calcext:value="=11" calcext:base-cell-address="City.CO67"/>
            <calcext:condition calcext:apply-style-name="Blue Flower" calcext:value="=12" calcext:base-cell-address="City.CO67"/>
            <calcext:condition calcext:apply-style-name="Pink Flowers" calcext:value="=13" calcext:base-cell-address="City.CO67"/>
          </calcext:conditional-format>
          <calcext:conditional-format calcext:target-range-address="City.CP67:City.CP67">
            <calcext:condition calcext:apply-style-name="Open Space" calcext:value="=0" calcext:base-cell-address="City.CP67"/>
            <calcext:condition calcext:apply-style-name="Excel_CondFormat_1_1_2" calcext:value="=1" calcext:base-cell-address="City.CP67"/>
            <calcext:condition calcext:apply-style-name="Excel_CondFormat_1_1_3" calcext:value="=2" calcext:base-cell-address="City.CP67"/>
            <calcext:condition calcext:apply-style-name="Excel_CondFormat_1_1_4" calcext:value="=3" calcext:base-cell-address="City.CP67"/>
            <calcext:condition calcext:apply-style-name="Excel_CondFormat_1_1_5" calcext:value="=4" calcext:base-cell-address="City.CP67"/>
            <calcext:condition calcext:apply-style-name="Excel_CondFormat_1_1_6" calcext:value="=100" calcext:base-cell-address="City.CP67"/>
            <calcext:condition calcext:apply-style-name="Excel_CondFormat_1_1_7" calcext:value="&gt;101" calcext:base-cell-address="City.CP67"/>
            <calcext:condition calcext:apply-style-name="Trees" calcext:value="=6" calcext:base-cell-address="City.CP67"/>
            <calcext:condition calcext:apply-style-name="Trees1" calcext:value="=5" calcext:base-cell-address="City.CP67"/>
            <calcext:condition calcext:apply-style-name="Yellow Flower" calcext:value="=11" calcext:base-cell-address="City.CP67"/>
            <calcext:condition calcext:apply-style-name="Blue Flower" calcext:value="=12" calcext:base-cell-address="City.CP67"/>
            <calcext:condition calcext:apply-style-name="Pink Flowers" calcext:value="=13" calcext:base-cell-address="City.CP67"/>
          </calcext:conditional-format>
          <calcext:conditional-format calcext:target-range-address="City.CG68:City.CG68">
            <calcext:condition calcext:apply-style-name="Open Space" calcext:value="=0" calcext:base-cell-address="City.CG68"/>
            <calcext:condition calcext:apply-style-name="Excel_CondFormat_1_1_2" calcext:value="=1" calcext:base-cell-address="City.CG68"/>
            <calcext:condition calcext:apply-style-name="Excel_CondFormat_1_1_3" calcext:value="=2" calcext:base-cell-address="City.CG68"/>
            <calcext:condition calcext:apply-style-name="Excel_CondFormat_1_1_4" calcext:value="=3" calcext:base-cell-address="City.CG68"/>
            <calcext:condition calcext:apply-style-name="Excel_CondFormat_1_1_5" calcext:value="=4" calcext:base-cell-address="City.CG68"/>
            <calcext:condition calcext:apply-style-name="Excel_CondFormat_1_1_6" calcext:value="=100" calcext:base-cell-address="City.CG68"/>
            <calcext:condition calcext:apply-style-name="Excel_CondFormat_1_1_7" calcext:value="&gt;101" calcext:base-cell-address="City.CG68"/>
            <calcext:condition calcext:apply-style-name="Trees" calcext:value="=6" calcext:base-cell-address="City.CG68"/>
            <calcext:condition calcext:apply-style-name="Trees1" calcext:value="=5" calcext:base-cell-address="City.CG68"/>
            <calcext:condition calcext:apply-style-name="Yellow Flower" calcext:value="=11" calcext:base-cell-address="City.CG68"/>
            <calcext:condition calcext:apply-style-name="Blue Flower" calcext:value="=12" calcext:base-cell-address="City.CG68"/>
            <calcext:condition calcext:apply-style-name="Pink Flowers" calcext:value="=13" calcext:base-cell-address="City.CG68"/>
          </calcext:conditional-format>
          <calcext:conditional-format calcext:target-range-address="City.CH68:City.CH68">
            <calcext:condition calcext:apply-style-name="Open Space" calcext:value="=0" calcext:base-cell-address="City.CH68"/>
            <calcext:condition calcext:apply-style-name="Excel_CondFormat_1_1_2" calcext:value="=1" calcext:base-cell-address="City.CH68"/>
            <calcext:condition calcext:apply-style-name="Excel_CondFormat_1_1_3" calcext:value="=2" calcext:base-cell-address="City.CH68"/>
            <calcext:condition calcext:apply-style-name="Excel_CondFormat_1_1_4" calcext:value="=3" calcext:base-cell-address="City.CH68"/>
            <calcext:condition calcext:apply-style-name="Excel_CondFormat_1_1_5" calcext:value="=4" calcext:base-cell-address="City.CH68"/>
            <calcext:condition calcext:apply-style-name="Excel_CondFormat_1_1_6" calcext:value="=100" calcext:base-cell-address="City.CH68"/>
            <calcext:condition calcext:apply-style-name="Excel_CondFormat_1_1_7" calcext:value="&gt;101" calcext:base-cell-address="City.CH68"/>
            <calcext:condition calcext:apply-style-name="Trees" calcext:value="=6" calcext:base-cell-address="City.CH68"/>
            <calcext:condition calcext:apply-style-name="Trees1" calcext:value="=5" calcext:base-cell-address="City.CH68"/>
            <calcext:condition calcext:apply-style-name="Yellow Flower" calcext:value="=11" calcext:base-cell-address="City.CH68"/>
            <calcext:condition calcext:apply-style-name="Blue Flower" calcext:value="=12" calcext:base-cell-address="City.CH68"/>
            <calcext:condition calcext:apply-style-name="Pink Flowers" calcext:value="=13" calcext:base-cell-address="City.CH68"/>
          </calcext:conditional-format>
          <calcext:conditional-format calcext:target-range-address="City.CI68:City.CI68">
            <calcext:condition calcext:apply-style-name="Open Space" calcext:value="=0" calcext:base-cell-address="City.CI68"/>
            <calcext:condition calcext:apply-style-name="Excel_CondFormat_1_1_2" calcext:value="=1" calcext:base-cell-address="City.CI68"/>
            <calcext:condition calcext:apply-style-name="Excel_CondFormat_1_1_3" calcext:value="=2" calcext:base-cell-address="City.CI68"/>
            <calcext:condition calcext:apply-style-name="Excel_CondFormat_1_1_4" calcext:value="=3" calcext:base-cell-address="City.CI68"/>
            <calcext:condition calcext:apply-style-name="Excel_CondFormat_1_1_5" calcext:value="=4" calcext:base-cell-address="City.CI68"/>
            <calcext:condition calcext:apply-style-name="Excel_CondFormat_1_1_6" calcext:value="=100" calcext:base-cell-address="City.CI68"/>
            <calcext:condition calcext:apply-style-name="Excel_CondFormat_1_1_7" calcext:value="&gt;101" calcext:base-cell-address="City.CI68"/>
            <calcext:condition calcext:apply-style-name="Trees" calcext:value="=6" calcext:base-cell-address="City.CI68"/>
            <calcext:condition calcext:apply-style-name="Trees1" calcext:value="=5" calcext:base-cell-address="City.CI68"/>
            <calcext:condition calcext:apply-style-name="Yellow Flower" calcext:value="=11" calcext:base-cell-address="City.CI68"/>
            <calcext:condition calcext:apply-style-name="Blue Flower" calcext:value="=12" calcext:base-cell-address="City.CI68"/>
            <calcext:condition calcext:apply-style-name="Pink Flowers" calcext:value="=13" calcext:base-cell-address="City.CI68"/>
          </calcext:conditional-format>
          <calcext:conditional-format calcext:target-range-address="City.CJ68:City.CJ68">
            <calcext:condition calcext:apply-style-name="Open Space" calcext:value="=0" calcext:base-cell-address="City.CJ68"/>
            <calcext:condition calcext:apply-style-name="Excel_CondFormat_1_1_2" calcext:value="=1" calcext:base-cell-address="City.CJ68"/>
            <calcext:condition calcext:apply-style-name="Excel_CondFormat_1_1_3" calcext:value="=2" calcext:base-cell-address="City.CJ68"/>
            <calcext:condition calcext:apply-style-name="Excel_CondFormat_1_1_4" calcext:value="=3" calcext:base-cell-address="City.CJ68"/>
            <calcext:condition calcext:apply-style-name="Excel_CondFormat_1_1_5" calcext:value="=4" calcext:base-cell-address="City.CJ68"/>
            <calcext:condition calcext:apply-style-name="Excel_CondFormat_1_1_6" calcext:value="=100" calcext:base-cell-address="City.CJ68"/>
            <calcext:condition calcext:apply-style-name="Excel_CondFormat_1_1_7" calcext:value="&gt;101" calcext:base-cell-address="City.CJ68"/>
            <calcext:condition calcext:apply-style-name="Trees" calcext:value="=6" calcext:base-cell-address="City.CJ68"/>
            <calcext:condition calcext:apply-style-name="Trees1" calcext:value="=5" calcext:base-cell-address="City.CJ68"/>
            <calcext:condition calcext:apply-style-name="Yellow Flower" calcext:value="=11" calcext:base-cell-address="City.CJ68"/>
            <calcext:condition calcext:apply-style-name="Blue Flower" calcext:value="=12" calcext:base-cell-address="City.CJ68"/>
            <calcext:condition calcext:apply-style-name="Pink Flowers" calcext:value="=13" calcext:base-cell-address="City.CJ68"/>
          </calcext:conditional-format>
          <calcext:conditional-format calcext:target-range-address="City.CK68:City.CK68">
            <calcext:condition calcext:apply-style-name="Open Space" calcext:value="=0" calcext:base-cell-address="City.CK68"/>
            <calcext:condition calcext:apply-style-name="Excel_CondFormat_1_1_2" calcext:value="=1" calcext:base-cell-address="City.CK68"/>
            <calcext:condition calcext:apply-style-name="Excel_CondFormat_1_1_3" calcext:value="=2" calcext:base-cell-address="City.CK68"/>
            <calcext:condition calcext:apply-style-name="Excel_CondFormat_1_1_4" calcext:value="=3" calcext:base-cell-address="City.CK68"/>
            <calcext:condition calcext:apply-style-name="Excel_CondFormat_1_1_5" calcext:value="=4" calcext:base-cell-address="City.CK68"/>
            <calcext:condition calcext:apply-style-name="Excel_CondFormat_1_1_6" calcext:value="=100" calcext:base-cell-address="City.CK68"/>
            <calcext:condition calcext:apply-style-name="Excel_CondFormat_1_1_7" calcext:value="&gt;101" calcext:base-cell-address="City.CK68"/>
            <calcext:condition calcext:apply-style-name="Trees" calcext:value="=6" calcext:base-cell-address="City.CK68"/>
            <calcext:condition calcext:apply-style-name="Trees1" calcext:value="=5" calcext:base-cell-address="City.CK68"/>
            <calcext:condition calcext:apply-style-name="Yellow Flower" calcext:value="=11" calcext:base-cell-address="City.CK68"/>
            <calcext:condition calcext:apply-style-name="Blue Flower" calcext:value="=12" calcext:base-cell-address="City.CK68"/>
            <calcext:condition calcext:apply-style-name="Pink Flowers" calcext:value="=13" calcext:base-cell-address="City.CK68"/>
          </calcext:conditional-format>
          <calcext:conditional-format calcext:target-range-address="City.CL68:City.CL68">
            <calcext:condition calcext:apply-style-name="Open Space" calcext:value="=0" calcext:base-cell-address="City.CL68"/>
            <calcext:condition calcext:apply-style-name="Excel_CondFormat_1_1_2" calcext:value="=1" calcext:base-cell-address="City.CL68"/>
            <calcext:condition calcext:apply-style-name="Excel_CondFormat_1_1_3" calcext:value="=2" calcext:base-cell-address="City.CL68"/>
            <calcext:condition calcext:apply-style-name="Excel_CondFormat_1_1_4" calcext:value="=3" calcext:base-cell-address="City.CL68"/>
            <calcext:condition calcext:apply-style-name="Excel_CondFormat_1_1_5" calcext:value="=4" calcext:base-cell-address="City.CL68"/>
            <calcext:condition calcext:apply-style-name="Excel_CondFormat_1_1_6" calcext:value="=100" calcext:base-cell-address="City.CL68"/>
            <calcext:condition calcext:apply-style-name="Excel_CondFormat_1_1_7" calcext:value="&gt;101" calcext:base-cell-address="City.CL68"/>
            <calcext:condition calcext:apply-style-name="Trees" calcext:value="=6" calcext:base-cell-address="City.CL68"/>
            <calcext:condition calcext:apply-style-name="Trees1" calcext:value="=5" calcext:base-cell-address="City.CL68"/>
            <calcext:condition calcext:apply-style-name="Yellow Flower" calcext:value="=11" calcext:base-cell-address="City.CL68"/>
            <calcext:condition calcext:apply-style-name="Blue Flower" calcext:value="=12" calcext:base-cell-address="City.CL68"/>
            <calcext:condition calcext:apply-style-name="Pink Flowers" calcext:value="=13" calcext:base-cell-address="City.CL68"/>
          </calcext:conditional-format>
          <calcext:conditional-format calcext:target-range-address="City.CM68:City.CM68">
            <calcext:condition calcext:apply-style-name="Open Space" calcext:value="=0" calcext:base-cell-address="City.CM68"/>
            <calcext:condition calcext:apply-style-name="Excel_CondFormat_1_1_2" calcext:value="=1" calcext:base-cell-address="City.CM68"/>
            <calcext:condition calcext:apply-style-name="Excel_CondFormat_1_1_3" calcext:value="=2" calcext:base-cell-address="City.CM68"/>
            <calcext:condition calcext:apply-style-name="Excel_CondFormat_1_1_4" calcext:value="=3" calcext:base-cell-address="City.CM68"/>
            <calcext:condition calcext:apply-style-name="Excel_CondFormat_1_1_5" calcext:value="=4" calcext:base-cell-address="City.CM68"/>
            <calcext:condition calcext:apply-style-name="Excel_CondFormat_1_1_6" calcext:value="=100" calcext:base-cell-address="City.CM68"/>
            <calcext:condition calcext:apply-style-name="Excel_CondFormat_1_1_7" calcext:value="&gt;101" calcext:base-cell-address="City.CM68"/>
            <calcext:condition calcext:apply-style-name="Trees" calcext:value="=6" calcext:base-cell-address="City.CM68"/>
            <calcext:condition calcext:apply-style-name="Trees1" calcext:value="=5" calcext:base-cell-address="City.CM68"/>
            <calcext:condition calcext:apply-style-name="Yellow Flower" calcext:value="=11" calcext:base-cell-address="City.CM68"/>
            <calcext:condition calcext:apply-style-name="Blue Flower" calcext:value="=12" calcext:base-cell-address="City.CM68"/>
            <calcext:condition calcext:apply-style-name="Pink Flowers" calcext:value="=13" calcext:base-cell-address="City.CM68"/>
          </calcext:conditional-format>
          <calcext:conditional-format calcext:target-range-address="City.CN68:City.CN68">
            <calcext:condition calcext:apply-style-name="Open Space" calcext:value="=0" calcext:base-cell-address="City.CN68"/>
            <calcext:condition calcext:apply-style-name="Excel_CondFormat_1_1_2" calcext:value="=1" calcext:base-cell-address="City.CN68"/>
            <calcext:condition calcext:apply-style-name="Excel_CondFormat_1_1_3" calcext:value="=2" calcext:base-cell-address="City.CN68"/>
            <calcext:condition calcext:apply-style-name="Excel_CondFormat_1_1_4" calcext:value="=3" calcext:base-cell-address="City.CN68"/>
            <calcext:condition calcext:apply-style-name="Excel_CondFormat_1_1_5" calcext:value="=4" calcext:base-cell-address="City.CN68"/>
            <calcext:condition calcext:apply-style-name="Excel_CondFormat_1_1_6" calcext:value="=100" calcext:base-cell-address="City.CN68"/>
            <calcext:condition calcext:apply-style-name="Excel_CondFormat_1_1_7" calcext:value="&gt;101" calcext:base-cell-address="City.CN68"/>
            <calcext:condition calcext:apply-style-name="Trees" calcext:value="=6" calcext:base-cell-address="City.CN68"/>
            <calcext:condition calcext:apply-style-name="Trees1" calcext:value="=5" calcext:base-cell-address="City.CN68"/>
            <calcext:condition calcext:apply-style-name="Yellow Flower" calcext:value="=11" calcext:base-cell-address="City.CN68"/>
            <calcext:condition calcext:apply-style-name="Blue Flower" calcext:value="=12" calcext:base-cell-address="City.CN68"/>
            <calcext:condition calcext:apply-style-name="Pink Flowers" calcext:value="=13" calcext:base-cell-address="City.CN68"/>
          </calcext:conditional-format>
          <calcext:conditional-format calcext:target-range-address="City.CO68:City.CO68">
            <calcext:condition calcext:apply-style-name="Open Space" calcext:value="=0" calcext:base-cell-address="City.CO68"/>
            <calcext:condition calcext:apply-style-name="Excel_CondFormat_1_1_2" calcext:value="=1" calcext:base-cell-address="City.CO68"/>
            <calcext:condition calcext:apply-style-name="Excel_CondFormat_1_1_3" calcext:value="=2" calcext:base-cell-address="City.CO68"/>
            <calcext:condition calcext:apply-style-name="Excel_CondFormat_1_1_4" calcext:value="=3" calcext:base-cell-address="City.CO68"/>
            <calcext:condition calcext:apply-style-name="Excel_CondFormat_1_1_5" calcext:value="=4" calcext:base-cell-address="City.CO68"/>
            <calcext:condition calcext:apply-style-name="Excel_CondFormat_1_1_6" calcext:value="=100" calcext:base-cell-address="City.CO68"/>
            <calcext:condition calcext:apply-style-name="Excel_CondFormat_1_1_7" calcext:value="&gt;101" calcext:base-cell-address="City.CO68"/>
            <calcext:condition calcext:apply-style-name="Trees" calcext:value="=6" calcext:base-cell-address="City.CO68"/>
            <calcext:condition calcext:apply-style-name="Trees1" calcext:value="=5" calcext:base-cell-address="City.CO68"/>
            <calcext:condition calcext:apply-style-name="Yellow Flower" calcext:value="=11" calcext:base-cell-address="City.CO68"/>
            <calcext:condition calcext:apply-style-name="Blue Flower" calcext:value="=12" calcext:base-cell-address="City.CO68"/>
            <calcext:condition calcext:apply-style-name="Pink Flowers" calcext:value="=13" calcext:base-cell-address="City.CO68"/>
          </calcext:conditional-format>
          <calcext:conditional-format calcext:target-range-address="City.CP68:City.CP68">
            <calcext:condition calcext:apply-style-name="Open Space" calcext:value="=0" calcext:base-cell-address="City.CP68"/>
            <calcext:condition calcext:apply-style-name="Excel_CondFormat_1_1_2" calcext:value="=1" calcext:base-cell-address="City.CP68"/>
            <calcext:condition calcext:apply-style-name="Excel_CondFormat_1_1_3" calcext:value="=2" calcext:base-cell-address="City.CP68"/>
            <calcext:condition calcext:apply-style-name="Excel_CondFormat_1_1_4" calcext:value="=3" calcext:base-cell-address="City.CP68"/>
            <calcext:condition calcext:apply-style-name="Excel_CondFormat_1_1_5" calcext:value="=4" calcext:base-cell-address="City.CP68"/>
            <calcext:condition calcext:apply-style-name="Excel_CondFormat_1_1_6" calcext:value="=100" calcext:base-cell-address="City.CP68"/>
            <calcext:condition calcext:apply-style-name="Excel_CondFormat_1_1_7" calcext:value="&gt;101" calcext:base-cell-address="City.CP68"/>
            <calcext:condition calcext:apply-style-name="Trees" calcext:value="=6" calcext:base-cell-address="City.CP68"/>
            <calcext:condition calcext:apply-style-name="Trees1" calcext:value="=5" calcext:base-cell-address="City.CP68"/>
            <calcext:condition calcext:apply-style-name="Yellow Flower" calcext:value="=11" calcext:base-cell-address="City.CP68"/>
            <calcext:condition calcext:apply-style-name="Blue Flower" calcext:value="=12" calcext:base-cell-address="City.CP68"/>
            <calcext:condition calcext:apply-style-name="Pink Flowers" calcext:value="=13" calcext:base-cell-address="City.CP68"/>
          </calcext:conditional-format>
          <calcext:conditional-format calcext:target-range-address="City.CG69:City.CG69">
            <calcext:condition calcext:apply-style-name="Open Space" calcext:value="=0" calcext:base-cell-address="City.CG69"/>
            <calcext:condition calcext:apply-style-name="Excel_CondFormat_1_1_2" calcext:value="=1" calcext:base-cell-address="City.CG69"/>
            <calcext:condition calcext:apply-style-name="Excel_CondFormat_1_1_3" calcext:value="=2" calcext:base-cell-address="City.CG69"/>
            <calcext:condition calcext:apply-style-name="Excel_CondFormat_1_1_4" calcext:value="=3" calcext:base-cell-address="City.CG69"/>
            <calcext:condition calcext:apply-style-name="Excel_CondFormat_1_1_5" calcext:value="=4" calcext:base-cell-address="City.CG69"/>
            <calcext:condition calcext:apply-style-name="Excel_CondFormat_1_1_6" calcext:value="=100" calcext:base-cell-address="City.CG69"/>
            <calcext:condition calcext:apply-style-name="Excel_CondFormat_1_1_7" calcext:value="&gt;101" calcext:base-cell-address="City.CG69"/>
            <calcext:condition calcext:apply-style-name="Trees" calcext:value="=6" calcext:base-cell-address="City.CG69"/>
            <calcext:condition calcext:apply-style-name="Trees1" calcext:value="=5" calcext:base-cell-address="City.CG69"/>
            <calcext:condition calcext:apply-style-name="Yellow Flower" calcext:value="=11" calcext:base-cell-address="City.CG69"/>
            <calcext:condition calcext:apply-style-name="Blue Flower" calcext:value="=12" calcext:base-cell-address="City.CG69"/>
            <calcext:condition calcext:apply-style-name="Pink Flowers" calcext:value="=13" calcext:base-cell-address="City.CG69"/>
          </calcext:conditional-format>
          <calcext:conditional-format calcext:target-range-address="City.CH69:City.CH69">
            <calcext:condition calcext:apply-style-name="Open Space" calcext:value="=0" calcext:base-cell-address="City.CH69"/>
            <calcext:condition calcext:apply-style-name="Excel_CondFormat_1_1_2" calcext:value="=1" calcext:base-cell-address="City.CH69"/>
            <calcext:condition calcext:apply-style-name="Excel_CondFormat_1_1_3" calcext:value="=2" calcext:base-cell-address="City.CH69"/>
            <calcext:condition calcext:apply-style-name="Excel_CondFormat_1_1_4" calcext:value="=3" calcext:base-cell-address="City.CH69"/>
            <calcext:condition calcext:apply-style-name="Excel_CondFormat_1_1_5" calcext:value="=4" calcext:base-cell-address="City.CH69"/>
            <calcext:condition calcext:apply-style-name="Excel_CondFormat_1_1_6" calcext:value="=100" calcext:base-cell-address="City.CH69"/>
            <calcext:condition calcext:apply-style-name="Excel_CondFormat_1_1_7" calcext:value="&gt;101" calcext:base-cell-address="City.CH69"/>
            <calcext:condition calcext:apply-style-name="Trees" calcext:value="=6" calcext:base-cell-address="City.CH69"/>
            <calcext:condition calcext:apply-style-name="Trees1" calcext:value="=5" calcext:base-cell-address="City.CH69"/>
            <calcext:condition calcext:apply-style-name="Yellow Flower" calcext:value="=11" calcext:base-cell-address="City.CH69"/>
            <calcext:condition calcext:apply-style-name="Blue Flower" calcext:value="=12" calcext:base-cell-address="City.CH69"/>
            <calcext:condition calcext:apply-style-name="Pink Flowers" calcext:value="=13" calcext:base-cell-address="City.CH69"/>
          </calcext:conditional-format>
          <calcext:conditional-format calcext:target-range-address="City.CI69:City.CI69">
            <calcext:condition calcext:apply-style-name="Open Space" calcext:value="=0" calcext:base-cell-address="City.CI69"/>
            <calcext:condition calcext:apply-style-name="Excel_CondFormat_1_1_2" calcext:value="=1" calcext:base-cell-address="City.CI69"/>
            <calcext:condition calcext:apply-style-name="Excel_CondFormat_1_1_3" calcext:value="=2" calcext:base-cell-address="City.CI69"/>
            <calcext:condition calcext:apply-style-name="Excel_CondFormat_1_1_4" calcext:value="=3" calcext:base-cell-address="City.CI69"/>
            <calcext:condition calcext:apply-style-name="Excel_CondFormat_1_1_5" calcext:value="=4" calcext:base-cell-address="City.CI69"/>
            <calcext:condition calcext:apply-style-name="Excel_CondFormat_1_1_6" calcext:value="=100" calcext:base-cell-address="City.CI69"/>
            <calcext:condition calcext:apply-style-name="Excel_CondFormat_1_1_7" calcext:value="&gt;101" calcext:base-cell-address="City.CI69"/>
            <calcext:condition calcext:apply-style-name="Trees" calcext:value="=6" calcext:base-cell-address="City.CI69"/>
            <calcext:condition calcext:apply-style-name="Trees1" calcext:value="=5" calcext:base-cell-address="City.CI69"/>
            <calcext:condition calcext:apply-style-name="Yellow Flower" calcext:value="=11" calcext:base-cell-address="City.CI69"/>
            <calcext:condition calcext:apply-style-name="Blue Flower" calcext:value="=12" calcext:base-cell-address="City.CI69"/>
            <calcext:condition calcext:apply-style-name="Pink Flowers" calcext:value="=13" calcext:base-cell-address="City.CI69"/>
          </calcext:conditional-format>
          <calcext:conditional-format calcext:target-range-address="City.CJ69:City.CJ69">
            <calcext:condition calcext:apply-style-name="Open Space" calcext:value="=0" calcext:base-cell-address="City.CJ69"/>
            <calcext:condition calcext:apply-style-name="Excel_CondFormat_1_1_2" calcext:value="=1" calcext:base-cell-address="City.CJ69"/>
            <calcext:condition calcext:apply-style-name="Excel_CondFormat_1_1_3" calcext:value="=2" calcext:base-cell-address="City.CJ69"/>
            <calcext:condition calcext:apply-style-name="Excel_CondFormat_1_1_4" calcext:value="=3" calcext:base-cell-address="City.CJ69"/>
            <calcext:condition calcext:apply-style-name="Excel_CondFormat_1_1_5" calcext:value="=4" calcext:base-cell-address="City.CJ69"/>
            <calcext:condition calcext:apply-style-name="Excel_CondFormat_1_1_6" calcext:value="=100" calcext:base-cell-address="City.CJ69"/>
            <calcext:condition calcext:apply-style-name="Excel_CondFormat_1_1_7" calcext:value="&gt;101" calcext:base-cell-address="City.CJ69"/>
            <calcext:condition calcext:apply-style-name="Trees" calcext:value="=6" calcext:base-cell-address="City.CJ69"/>
            <calcext:condition calcext:apply-style-name="Trees1" calcext:value="=5" calcext:base-cell-address="City.CJ69"/>
            <calcext:condition calcext:apply-style-name="Yellow Flower" calcext:value="=11" calcext:base-cell-address="City.CJ69"/>
            <calcext:condition calcext:apply-style-name="Blue Flower" calcext:value="=12" calcext:base-cell-address="City.CJ69"/>
            <calcext:condition calcext:apply-style-name="Pink Flowers" calcext:value="=13" calcext:base-cell-address="City.CJ69"/>
          </calcext:conditional-format>
          <calcext:conditional-format calcext:target-range-address="City.CK69:City.CK69">
            <calcext:condition calcext:apply-style-name="Open Space" calcext:value="=0" calcext:base-cell-address="City.CK69"/>
            <calcext:condition calcext:apply-style-name="Excel_CondFormat_1_1_2" calcext:value="=1" calcext:base-cell-address="City.CK69"/>
            <calcext:condition calcext:apply-style-name="Excel_CondFormat_1_1_3" calcext:value="=2" calcext:base-cell-address="City.CK69"/>
            <calcext:condition calcext:apply-style-name="Excel_CondFormat_1_1_4" calcext:value="=3" calcext:base-cell-address="City.CK69"/>
            <calcext:condition calcext:apply-style-name="Excel_CondFormat_1_1_5" calcext:value="=4" calcext:base-cell-address="City.CK69"/>
            <calcext:condition calcext:apply-style-name="Excel_CondFormat_1_1_6" calcext:value="=100" calcext:base-cell-address="City.CK69"/>
            <calcext:condition calcext:apply-style-name="Excel_CondFormat_1_1_7" calcext:value="&gt;101" calcext:base-cell-address="City.CK69"/>
            <calcext:condition calcext:apply-style-name="Trees" calcext:value="=6" calcext:base-cell-address="City.CK69"/>
            <calcext:condition calcext:apply-style-name="Trees1" calcext:value="=5" calcext:base-cell-address="City.CK69"/>
            <calcext:condition calcext:apply-style-name="Yellow Flower" calcext:value="=11" calcext:base-cell-address="City.CK69"/>
            <calcext:condition calcext:apply-style-name="Blue Flower" calcext:value="=12" calcext:base-cell-address="City.CK69"/>
            <calcext:condition calcext:apply-style-name="Pink Flowers" calcext:value="=13" calcext:base-cell-address="City.CK69"/>
          </calcext:conditional-format>
          <calcext:conditional-format calcext:target-range-address="City.CL69:City.CL69">
            <calcext:condition calcext:apply-style-name="Open Space" calcext:value="=0" calcext:base-cell-address="City.CL69"/>
            <calcext:condition calcext:apply-style-name="Excel_CondFormat_1_1_2" calcext:value="=1" calcext:base-cell-address="City.CL69"/>
            <calcext:condition calcext:apply-style-name="Excel_CondFormat_1_1_3" calcext:value="=2" calcext:base-cell-address="City.CL69"/>
            <calcext:condition calcext:apply-style-name="Excel_CondFormat_1_1_4" calcext:value="=3" calcext:base-cell-address="City.CL69"/>
            <calcext:condition calcext:apply-style-name="Excel_CondFormat_1_1_5" calcext:value="=4" calcext:base-cell-address="City.CL69"/>
            <calcext:condition calcext:apply-style-name="Excel_CondFormat_1_1_6" calcext:value="=100" calcext:base-cell-address="City.CL69"/>
            <calcext:condition calcext:apply-style-name="Excel_CondFormat_1_1_7" calcext:value="&gt;101" calcext:base-cell-address="City.CL69"/>
            <calcext:condition calcext:apply-style-name="Trees" calcext:value="=6" calcext:base-cell-address="City.CL69"/>
            <calcext:condition calcext:apply-style-name="Trees1" calcext:value="=5" calcext:base-cell-address="City.CL69"/>
            <calcext:condition calcext:apply-style-name="Yellow Flower" calcext:value="=11" calcext:base-cell-address="City.CL69"/>
            <calcext:condition calcext:apply-style-name="Blue Flower" calcext:value="=12" calcext:base-cell-address="City.CL69"/>
            <calcext:condition calcext:apply-style-name="Pink Flowers" calcext:value="=13" calcext:base-cell-address="City.CL69"/>
          </calcext:conditional-format>
          <calcext:conditional-format calcext:target-range-address="City.CM69:City.CM69">
            <calcext:condition calcext:apply-style-name="Open Space" calcext:value="=0" calcext:base-cell-address="City.CM69"/>
            <calcext:condition calcext:apply-style-name="Excel_CondFormat_1_1_2" calcext:value="=1" calcext:base-cell-address="City.CM69"/>
            <calcext:condition calcext:apply-style-name="Excel_CondFormat_1_1_3" calcext:value="=2" calcext:base-cell-address="City.CM69"/>
            <calcext:condition calcext:apply-style-name="Excel_CondFormat_1_1_4" calcext:value="=3" calcext:base-cell-address="City.CM69"/>
            <calcext:condition calcext:apply-style-name="Excel_CondFormat_1_1_5" calcext:value="=4" calcext:base-cell-address="City.CM69"/>
            <calcext:condition calcext:apply-style-name="Excel_CondFormat_1_1_6" calcext:value="=100" calcext:base-cell-address="City.CM69"/>
            <calcext:condition calcext:apply-style-name="Excel_CondFormat_1_1_7" calcext:value="&gt;101" calcext:base-cell-address="City.CM69"/>
            <calcext:condition calcext:apply-style-name="Trees" calcext:value="=6" calcext:base-cell-address="City.CM69"/>
            <calcext:condition calcext:apply-style-name="Trees1" calcext:value="=5" calcext:base-cell-address="City.CM69"/>
            <calcext:condition calcext:apply-style-name="Yellow Flower" calcext:value="=11" calcext:base-cell-address="City.CM69"/>
            <calcext:condition calcext:apply-style-name="Blue Flower" calcext:value="=12" calcext:base-cell-address="City.CM69"/>
            <calcext:condition calcext:apply-style-name="Pink Flowers" calcext:value="=13" calcext:base-cell-address="City.CM69"/>
          </calcext:conditional-format>
          <calcext:conditional-format calcext:target-range-address="City.CN69:City.CN69">
            <calcext:condition calcext:apply-style-name="Open Space" calcext:value="=0" calcext:base-cell-address="City.CN69"/>
            <calcext:condition calcext:apply-style-name="Excel_CondFormat_1_1_2" calcext:value="=1" calcext:base-cell-address="City.CN69"/>
            <calcext:condition calcext:apply-style-name="Excel_CondFormat_1_1_3" calcext:value="=2" calcext:base-cell-address="City.CN69"/>
            <calcext:condition calcext:apply-style-name="Excel_CondFormat_1_1_4" calcext:value="=3" calcext:base-cell-address="City.CN69"/>
            <calcext:condition calcext:apply-style-name="Excel_CondFormat_1_1_5" calcext:value="=4" calcext:base-cell-address="City.CN69"/>
            <calcext:condition calcext:apply-style-name="Excel_CondFormat_1_1_6" calcext:value="=100" calcext:base-cell-address="City.CN69"/>
            <calcext:condition calcext:apply-style-name="Excel_CondFormat_1_1_7" calcext:value="&gt;101" calcext:base-cell-address="City.CN69"/>
            <calcext:condition calcext:apply-style-name="Trees" calcext:value="=6" calcext:base-cell-address="City.CN69"/>
            <calcext:condition calcext:apply-style-name="Trees1" calcext:value="=5" calcext:base-cell-address="City.CN69"/>
            <calcext:condition calcext:apply-style-name="Yellow Flower" calcext:value="=11" calcext:base-cell-address="City.CN69"/>
            <calcext:condition calcext:apply-style-name="Blue Flower" calcext:value="=12" calcext:base-cell-address="City.CN69"/>
            <calcext:condition calcext:apply-style-name="Pink Flowers" calcext:value="=13" calcext:base-cell-address="City.CN69"/>
          </calcext:conditional-format>
          <calcext:conditional-format calcext:target-range-address="City.CO69:City.CO69">
            <calcext:condition calcext:apply-style-name="Open Space" calcext:value="=0" calcext:base-cell-address="City.CO69"/>
            <calcext:condition calcext:apply-style-name="Excel_CondFormat_1_1_2" calcext:value="=1" calcext:base-cell-address="City.CO69"/>
            <calcext:condition calcext:apply-style-name="Excel_CondFormat_1_1_3" calcext:value="=2" calcext:base-cell-address="City.CO69"/>
            <calcext:condition calcext:apply-style-name="Excel_CondFormat_1_1_4" calcext:value="=3" calcext:base-cell-address="City.CO69"/>
            <calcext:condition calcext:apply-style-name="Excel_CondFormat_1_1_5" calcext:value="=4" calcext:base-cell-address="City.CO69"/>
            <calcext:condition calcext:apply-style-name="Excel_CondFormat_1_1_6" calcext:value="=100" calcext:base-cell-address="City.CO69"/>
            <calcext:condition calcext:apply-style-name="Excel_CondFormat_1_1_7" calcext:value="&gt;101" calcext:base-cell-address="City.CO69"/>
            <calcext:condition calcext:apply-style-name="Trees" calcext:value="=6" calcext:base-cell-address="City.CO69"/>
            <calcext:condition calcext:apply-style-name="Trees1" calcext:value="=5" calcext:base-cell-address="City.CO69"/>
            <calcext:condition calcext:apply-style-name="Yellow Flower" calcext:value="=11" calcext:base-cell-address="City.CO69"/>
            <calcext:condition calcext:apply-style-name="Blue Flower" calcext:value="=12" calcext:base-cell-address="City.CO69"/>
            <calcext:condition calcext:apply-style-name="Pink Flowers" calcext:value="=13" calcext:base-cell-address="City.CO69"/>
          </calcext:conditional-format>
          <calcext:conditional-format calcext:target-range-address="City.CP69:City.CP69">
            <calcext:condition calcext:apply-style-name="Open Space" calcext:value="=0" calcext:base-cell-address="City.CP69"/>
            <calcext:condition calcext:apply-style-name="Excel_CondFormat_1_1_2" calcext:value="=1" calcext:base-cell-address="City.CP69"/>
            <calcext:condition calcext:apply-style-name="Excel_CondFormat_1_1_3" calcext:value="=2" calcext:base-cell-address="City.CP69"/>
            <calcext:condition calcext:apply-style-name="Excel_CondFormat_1_1_4" calcext:value="=3" calcext:base-cell-address="City.CP69"/>
            <calcext:condition calcext:apply-style-name="Excel_CondFormat_1_1_5" calcext:value="=4" calcext:base-cell-address="City.CP69"/>
            <calcext:condition calcext:apply-style-name="Excel_CondFormat_1_1_6" calcext:value="=100" calcext:base-cell-address="City.CP69"/>
            <calcext:condition calcext:apply-style-name="Excel_CondFormat_1_1_7" calcext:value="&gt;101" calcext:base-cell-address="City.CP69"/>
            <calcext:condition calcext:apply-style-name="Trees" calcext:value="=6" calcext:base-cell-address="City.CP69"/>
            <calcext:condition calcext:apply-style-name="Trees1" calcext:value="=5" calcext:base-cell-address="City.CP69"/>
            <calcext:condition calcext:apply-style-name="Yellow Flower" calcext:value="=11" calcext:base-cell-address="City.CP69"/>
            <calcext:condition calcext:apply-style-name="Blue Flower" calcext:value="=12" calcext:base-cell-address="City.CP69"/>
            <calcext:condition calcext:apply-style-name="Pink Flowers" calcext:value="=13" calcext:base-cell-address="City.CP69"/>
          </calcext:conditional-format>
          <calcext:conditional-format calcext:target-range-address="City.CG70:City.CG70">
            <calcext:condition calcext:apply-style-name="Open Space" calcext:value="=0" calcext:base-cell-address="City.CG70"/>
            <calcext:condition calcext:apply-style-name="Excel_CondFormat_1_1_2" calcext:value="=1" calcext:base-cell-address="City.CG70"/>
            <calcext:condition calcext:apply-style-name="Excel_CondFormat_1_1_3" calcext:value="=2" calcext:base-cell-address="City.CG70"/>
            <calcext:condition calcext:apply-style-name="Excel_CondFormat_1_1_4" calcext:value="=3" calcext:base-cell-address="City.CG70"/>
            <calcext:condition calcext:apply-style-name="Excel_CondFormat_1_1_5" calcext:value="=4" calcext:base-cell-address="City.CG70"/>
            <calcext:condition calcext:apply-style-name="Excel_CondFormat_1_1_6" calcext:value="=100" calcext:base-cell-address="City.CG70"/>
            <calcext:condition calcext:apply-style-name="Excel_CondFormat_1_1_7" calcext:value="&gt;101" calcext:base-cell-address="City.CG70"/>
            <calcext:condition calcext:apply-style-name="Trees" calcext:value="=6" calcext:base-cell-address="City.CG70"/>
            <calcext:condition calcext:apply-style-name="Trees1" calcext:value="=5" calcext:base-cell-address="City.CG70"/>
            <calcext:condition calcext:apply-style-name="Yellow Flower" calcext:value="=11" calcext:base-cell-address="City.CG70"/>
            <calcext:condition calcext:apply-style-name="Blue Flower" calcext:value="=12" calcext:base-cell-address="City.CG70"/>
            <calcext:condition calcext:apply-style-name="Pink Flowers" calcext:value="=13" calcext:base-cell-address="City.CG70"/>
          </calcext:conditional-format>
          <calcext:conditional-format calcext:target-range-address="City.CH70:City.CH70">
            <calcext:condition calcext:apply-style-name="Open Space" calcext:value="=0" calcext:base-cell-address="City.CH70"/>
            <calcext:condition calcext:apply-style-name="Excel_CondFormat_1_1_2" calcext:value="=1" calcext:base-cell-address="City.CH70"/>
            <calcext:condition calcext:apply-style-name="Excel_CondFormat_1_1_3" calcext:value="=2" calcext:base-cell-address="City.CH70"/>
            <calcext:condition calcext:apply-style-name="Excel_CondFormat_1_1_4" calcext:value="=3" calcext:base-cell-address="City.CH70"/>
            <calcext:condition calcext:apply-style-name="Excel_CondFormat_1_1_5" calcext:value="=4" calcext:base-cell-address="City.CH70"/>
            <calcext:condition calcext:apply-style-name="Excel_CondFormat_1_1_6" calcext:value="=100" calcext:base-cell-address="City.CH70"/>
            <calcext:condition calcext:apply-style-name="Excel_CondFormat_1_1_7" calcext:value="&gt;101" calcext:base-cell-address="City.CH70"/>
            <calcext:condition calcext:apply-style-name="Trees" calcext:value="=6" calcext:base-cell-address="City.CH70"/>
            <calcext:condition calcext:apply-style-name="Trees1" calcext:value="=5" calcext:base-cell-address="City.CH70"/>
            <calcext:condition calcext:apply-style-name="Yellow Flower" calcext:value="=11" calcext:base-cell-address="City.CH70"/>
            <calcext:condition calcext:apply-style-name="Blue Flower" calcext:value="=12" calcext:base-cell-address="City.CH70"/>
            <calcext:condition calcext:apply-style-name="Pink Flowers" calcext:value="=13" calcext:base-cell-address="City.CH70"/>
          </calcext:conditional-format>
          <calcext:conditional-format calcext:target-range-address="City.CI70:City.CI70">
            <calcext:condition calcext:apply-style-name="Open Space" calcext:value="=0" calcext:base-cell-address="City.CI70"/>
            <calcext:condition calcext:apply-style-name="Excel_CondFormat_1_1_2" calcext:value="=1" calcext:base-cell-address="City.CI70"/>
            <calcext:condition calcext:apply-style-name="Excel_CondFormat_1_1_3" calcext:value="=2" calcext:base-cell-address="City.CI70"/>
            <calcext:condition calcext:apply-style-name="Excel_CondFormat_1_1_4" calcext:value="=3" calcext:base-cell-address="City.CI70"/>
            <calcext:condition calcext:apply-style-name="Excel_CondFormat_1_1_5" calcext:value="=4" calcext:base-cell-address="City.CI70"/>
            <calcext:condition calcext:apply-style-name="Excel_CondFormat_1_1_6" calcext:value="=100" calcext:base-cell-address="City.CI70"/>
            <calcext:condition calcext:apply-style-name="Excel_CondFormat_1_1_7" calcext:value="&gt;101" calcext:base-cell-address="City.CI70"/>
            <calcext:condition calcext:apply-style-name="Trees" calcext:value="=6" calcext:base-cell-address="City.CI70"/>
            <calcext:condition calcext:apply-style-name="Trees1" calcext:value="=5" calcext:base-cell-address="City.CI70"/>
            <calcext:condition calcext:apply-style-name="Yellow Flower" calcext:value="=11" calcext:base-cell-address="City.CI70"/>
            <calcext:condition calcext:apply-style-name="Blue Flower" calcext:value="=12" calcext:base-cell-address="City.CI70"/>
            <calcext:condition calcext:apply-style-name="Pink Flowers" calcext:value="=13" calcext:base-cell-address="City.CI70"/>
          </calcext:conditional-format>
          <calcext:conditional-format calcext:target-range-address="City.CJ70:City.CJ70">
            <calcext:condition calcext:apply-style-name="Open Space" calcext:value="=0" calcext:base-cell-address="City.CJ70"/>
            <calcext:condition calcext:apply-style-name="Excel_CondFormat_1_1_2" calcext:value="=1" calcext:base-cell-address="City.CJ70"/>
            <calcext:condition calcext:apply-style-name="Excel_CondFormat_1_1_3" calcext:value="=2" calcext:base-cell-address="City.CJ70"/>
            <calcext:condition calcext:apply-style-name="Excel_CondFormat_1_1_4" calcext:value="=3" calcext:base-cell-address="City.CJ70"/>
            <calcext:condition calcext:apply-style-name="Excel_CondFormat_1_1_5" calcext:value="=4" calcext:base-cell-address="City.CJ70"/>
            <calcext:condition calcext:apply-style-name="Excel_CondFormat_1_1_6" calcext:value="=100" calcext:base-cell-address="City.CJ70"/>
            <calcext:condition calcext:apply-style-name="Excel_CondFormat_1_1_7" calcext:value="&gt;101" calcext:base-cell-address="City.CJ70"/>
            <calcext:condition calcext:apply-style-name="Trees" calcext:value="=6" calcext:base-cell-address="City.CJ70"/>
            <calcext:condition calcext:apply-style-name="Trees1" calcext:value="=5" calcext:base-cell-address="City.CJ70"/>
            <calcext:condition calcext:apply-style-name="Yellow Flower" calcext:value="=11" calcext:base-cell-address="City.CJ70"/>
            <calcext:condition calcext:apply-style-name="Blue Flower" calcext:value="=12" calcext:base-cell-address="City.CJ70"/>
            <calcext:condition calcext:apply-style-name="Pink Flowers" calcext:value="=13" calcext:base-cell-address="City.CJ70"/>
          </calcext:conditional-format>
          <calcext:conditional-format calcext:target-range-address="City.CK70:City.CK70">
            <calcext:condition calcext:apply-style-name="Open Space" calcext:value="=0" calcext:base-cell-address="City.CK70"/>
            <calcext:condition calcext:apply-style-name="Excel_CondFormat_1_1_2" calcext:value="=1" calcext:base-cell-address="City.CK70"/>
            <calcext:condition calcext:apply-style-name="Excel_CondFormat_1_1_3" calcext:value="=2" calcext:base-cell-address="City.CK70"/>
            <calcext:condition calcext:apply-style-name="Excel_CondFormat_1_1_4" calcext:value="=3" calcext:base-cell-address="City.CK70"/>
            <calcext:condition calcext:apply-style-name="Excel_CondFormat_1_1_5" calcext:value="=4" calcext:base-cell-address="City.CK70"/>
            <calcext:condition calcext:apply-style-name="Excel_CondFormat_1_1_6" calcext:value="=100" calcext:base-cell-address="City.CK70"/>
            <calcext:condition calcext:apply-style-name="Excel_CondFormat_1_1_7" calcext:value="&gt;101" calcext:base-cell-address="City.CK70"/>
            <calcext:condition calcext:apply-style-name="Trees" calcext:value="=6" calcext:base-cell-address="City.CK70"/>
            <calcext:condition calcext:apply-style-name="Trees1" calcext:value="=5" calcext:base-cell-address="City.CK70"/>
            <calcext:condition calcext:apply-style-name="Yellow Flower" calcext:value="=11" calcext:base-cell-address="City.CK70"/>
            <calcext:condition calcext:apply-style-name="Blue Flower" calcext:value="=12" calcext:base-cell-address="City.CK70"/>
            <calcext:condition calcext:apply-style-name="Pink Flowers" calcext:value="=13" calcext:base-cell-address="City.CK70"/>
          </calcext:conditional-format>
          <calcext:conditional-format calcext:target-range-address="City.CL70:City.CL70">
            <calcext:condition calcext:apply-style-name="Open Space" calcext:value="=0" calcext:base-cell-address="City.CL70"/>
            <calcext:condition calcext:apply-style-name="Excel_CondFormat_1_1_2" calcext:value="=1" calcext:base-cell-address="City.CL70"/>
            <calcext:condition calcext:apply-style-name="Excel_CondFormat_1_1_3" calcext:value="=2" calcext:base-cell-address="City.CL70"/>
            <calcext:condition calcext:apply-style-name="Excel_CondFormat_1_1_4" calcext:value="=3" calcext:base-cell-address="City.CL70"/>
            <calcext:condition calcext:apply-style-name="Excel_CondFormat_1_1_5" calcext:value="=4" calcext:base-cell-address="City.CL70"/>
            <calcext:condition calcext:apply-style-name="Excel_CondFormat_1_1_6" calcext:value="=100" calcext:base-cell-address="City.CL70"/>
            <calcext:condition calcext:apply-style-name="Excel_CondFormat_1_1_7" calcext:value="&gt;101" calcext:base-cell-address="City.CL70"/>
            <calcext:condition calcext:apply-style-name="Trees" calcext:value="=6" calcext:base-cell-address="City.CL70"/>
            <calcext:condition calcext:apply-style-name="Trees1" calcext:value="=5" calcext:base-cell-address="City.CL70"/>
            <calcext:condition calcext:apply-style-name="Yellow Flower" calcext:value="=11" calcext:base-cell-address="City.CL70"/>
            <calcext:condition calcext:apply-style-name="Blue Flower" calcext:value="=12" calcext:base-cell-address="City.CL70"/>
            <calcext:condition calcext:apply-style-name="Pink Flowers" calcext:value="=13" calcext:base-cell-address="City.CL70"/>
          </calcext:conditional-format>
          <calcext:conditional-format calcext:target-range-address="City.CM70:City.CM70">
            <calcext:condition calcext:apply-style-name="Open Space" calcext:value="=0" calcext:base-cell-address="City.CM70"/>
            <calcext:condition calcext:apply-style-name="Excel_CondFormat_1_1_2" calcext:value="=1" calcext:base-cell-address="City.CM70"/>
            <calcext:condition calcext:apply-style-name="Excel_CondFormat_1_1_3" calcext:value="=2" calcext:base-cell-address="City.CM70"/>
            <calcext:condition calcext:apply-style-name="Excel_CondFormat_1_1_4" calcext:value="=3" calcext:base-cell-address="City.CM70"/>
            <calcext:condition calcext:apply-style-name="Excel_CondFormat_1_1_5" calcext:value="=4" calcext:base-cell-address="City.CM70"/>
            <calcext:condition calcext:apply-style-name="Excel_CondFormat_1_1_6" calcext:value="=100" calcext:base-cell-address="City.CM70"/>
            <calcext:condition calcext:apply-style-name="Excel_CondFormat_1_1_7" calcext:value="&gt;101" calcext:base-cell-address="City.CM70"/>
            <calcext:condition calcext:apply-style-name="Trees" calcext:value="=6" calcext:base-cell-address="City.CM70"/>
            <calcext:condition calcext:apply-style-name="Trees1" calcext:value="=5" calcext:base-cell-address="City.CM70"/>
            <calcext:condition calcext:apply-style-name="Yellow Flower" calcext:value="=11" calcext:base-cell-address="City.CM70"/>
            <calcext:condition calcext:apply-style-name="Blue Flower" calcext:value="=12" calcext:base-cell-address="City.CM70"/>
            <calcext:condition calcext:apply-style-name="Pink Flowers" calcext:value="=13" calcext:base-cell-address="City.CM70"/>
          </calcext:conditional-format>
          <calcext:conditional-format calcext:target-range-address="City.CN70:City.CN70">
            <calcext:condition calcext:apply-style-name="Open Space" calcext:value="=0" calcext:base-cell-address="City.CN70"/>
            <calcext:condition calcext:apply-style-name="Excel_CondFormat_1_1_2" calcext:value="=1" calcext:base-cell-address="City.CN70"/>
            <calcext:condition calcext:apply-style-name="Excel_CondFormat_1_1_3" calcext:value="=2" calcext:base-cell-address="City.CN70"/>
            <calcext:condition calcext:apply-style-name="Excel_CondFormat_1_1_4" calcext:value="=3" calcext:base-cell-address="City.CN70"/>
            <calcext:condition calcext:apply-style-name="Excel_CondFormat_1_1_5" calcext:value="=4" calcext:base-cell-address="City.CN70"/>
            <calcext:condition calcext:apply-style-name="Excel_CondFormat_1_1_6" calcext:value="=100" calcext:base-cell-address="City.CN70"/>
            <calcext:condition calcext:apply-style-name="Excel_CondFormat_1_1_7" calcext:value="&gt;101" calcext:base-cell-address="City.CN70"/>
            <calcext:condition calcext:apply-style-name="Trees" calcext:value="=6" calcext:base-cell-address="City.CN70"/>
            <calcext:condition calcext:apply-style-name="Trees1" calcext:value="=5" calcext:base-cell-address="City.CN70"/>
            <calcext:condition calcext:apply-style-name="Yellow Flower" calcext:value="=11" calcext:base-cell-address="City.CN70"/>
            <calcext:condition calcext:apply-style-name="Blue Flower" calcext:value="=12" calcext:base-cell-address="City.CN70"/>
            <calcext:condition calcext:apply-style-name="Pink Flowers" calcext:value="=13" calcext:base-cell-address="City.CN70"/>
          </calcext:conditional-format>
          <calcext:conditional-format calcext:target-range-address="City.CO70:City.CO70">
            <calcext:condition calcext:apply-style-name="Open Space" calcext:value="=0" calcext:base-cell-address="City.CO70"/>
            <calcext:condition calcext:apply-style-name="Excel_CondFormat_1_1_2" calcext:value="=1" calcext:base-cell-address="City.CO70"/>
            <calcext:condition calcext:apply-style-name="Excel_CondFormat_1_1_3" calcext:value="=2" calcext:base-cell-address="City.CO70"/>
            <calcext:condition calcext:apply-style-name="Excel_CondFormat_1_1_4" calcext:value="=3" calcext:base-cell-address="City.CO70"/>
            <calcext:condition calcext:apply-style-name="Excel_CondFormat_1_1_5" calcext:value="=4" calcext:base-cell-address="City.CO70"/>
            <calcext:condition calcext:apply-style-name="Excel_CondFormat_1_1_6" calcext:value="=100" calcext:base-cell-address="City.CO70"/>
            <calcext:condition calcext:apply-style-name="Excel_CondFormat_1_1_7" calcext:value="&gt;101" calcext:base-cell-address="City.CO70"/>
            <calcext:condition calcext:apply-style-name="Trees" calcext:value="=6" calcext:base-cell-address="City.CO70"/>
            <calcext:condition calcext:apply-style-name="Trees1" calcext:value="=5" calcext:base-cell-address="City.CO70"/>
            <calcext:condition calcext:apply-style-name="Yellow Flower" calcext:value="=11" calcext:base-cell-address="City.CO70"/>
            <calcext:condition calcext:apply-style-name="Blue Flower" calcext:value="=12" calcext:base-cell-address="City.CO70"/>
            <calcext:condition calcext:apply-style-name="Pink Flowers" calcext:value="=13" calcext:base-cell-address="City.CO70"/>
          </calcext:conditional-format>
          <calcext:conditional-format calcext:target-range-address="City.CP70:City.CP70">
            <calcext:condition calcext:apply-style-name="Open Space" calcext:value="=0" calcext:base-cell-address="City.CP70"/>
            <calcext:condition calcext:apply-style-name="Excel_CondFormat_1_1_2" calcext:value="=1" calcext:base-cell-address="City.CP70"/>
            <calcext:condition calcext:apply-style-name="Excel_CondFormat_1_1_3" calcext:value="=2" calcext:base-cell-address="City.CP70"/>
            <calcext:condition calcext:apply-style-name="Excel_CondFormat_1_1_4" calcext:value="=3" calcext:base-cell-address="City.CP70"/>
            <calcext:condition calcext:apply-style-name="Excel_CondFormat_1_1_5" calcext:value="=4" calcext:base-cell-address="City.CP70"/>
            <calcext:condition calcext:apply-style-name="Excel_CondFormat_1_1_6" calcext:value="=100" calcext:base-cell-address="City.CP70"/>
            <calcext:condition calcext:apply-style-name="Excel_CondFormat_1_1_7" calcext:value="&gt;101" calcext:base-cell-address="City.CP70"/>
            <calcext:condition calcext:apply-style-name="Trees" calcext:value="=6" calcext:base-cell-address="City.CP70"/>
            <calcext:condition calcext:apply-style-name="Trees1" calcext:value="=5" calcext:base-cell-address="City.CP70"/>
            <calcext:condition calcext:apply-style-name="Yellow Flower" calcext:value="=11" calcext:base-cell-address="City.CP70"/>
            <calcext:condition calcext:apply-style-name="Blue Flower" calcext:value="=12" calcext:base-cell-address="City.CP70"/>
            <calcext:condition calcext:apply-style-name="Pink Flowers" calcext:value="=13" calcext:base-cell-address="City.CP70"/>
          </calcext:conditional-format>
          <calcext:conditional-format calcext:target-range-address="City.CG71:City.CG71">
            <calcext:condition calcext:apply-style-name="Open Space" calcext:value="=0" calcext:base-cell-address="City.CG71"/>
            <calcext:condition calcext:apply-style-name="Excel_CondFormat_1_1_2" calcext:value="=1" calcext:base-cell-address="City.CG71"/>
            <calcext:condition calcext:apply-style-name="Excel_CondFormat_1_1_3" calcext:value="=2" calcext:base-cell-address="City.CG71"/>
            <calcext:condition calcext:apply-style-name="Excel_CondFormat_1_1_4" calcext:value="=3" calcext:base-cell-address="City.CG71"/>
            <calcext:condition calcext:apply-style-name="Excel_CondFormat_1_1_5" calcext:value="=4" calcext:base-cell-address="City.CG71"/>
            <calcext:condition calcext:apply-style-name="Excel_CondFormat_1_1_6" calcext:value="=100" calcext:base-cell-address="City.CG71"/>
            <calcext:condition calcext:apply-style-name="Excel_CondFormat_1_1_7" calcext:value="&gt;101" calcext:base-cell-address="City.CG71"/>
            <calcext:condition calcext:apply-style-name="Trees" calcext:value="=6" calcext:base-cell-address="City.CG71"/>
            <calcext:condition calcext:apply-style-name="Trees1" calcext:value="=5" calcext:base-cell-address="City.CG71"/>
            <calcext:condition calcext:apply-style-name="Yellow Flower" calcext:value="=11" calcext:base-cell-address="City.CG71"/>
            <calcext:condition calcext:apply-style-name="Blue Flower" calcext:value="=12" calcext:base-cell-address="City.CG71"/>
            <calcext:condition calcext:apply-style-name="Pink Flowers" calcext:value="=13" calcext:base-cell-address="City.CG71"/>
          </calcext:conditional-format>
          <calcext:conditional-format calcext:target-range-address="City.CH71:City.CH71">
            <calcext:condition calcext:apply-style-name="Open Space" calcext:value="=0" calcext:base-cell-address="City.CH71"/>
            <calcext:condition calcext:apply-style-name="Excel_CondFormat_1_1_2" calcext:value="=1" calcext:base-cell-address="City.CH71"/>
            <calcext:condition calcext:apply-style-name="Excel_CondFormat_1_1_3" calcext:value="=2" calcext:base-cell-address="City.CH71"/>
            <calcext:condition calcext:apply-style-name="Excel_CondFormat_1_1_4" calcext:value="=3" calcext:base-cell-address="City.CH71"/>
            <calcext:condition calcext:apply-style-name="Excel_CondFormat_1_1_5" calcext:value="=4" calcext:base-cell-address="City.CH71"/>
            <calcext:condition calcext:apply-style-name="Excel_CondFormat_1_1_6" calcext:value="=100" calcext:base-cell-address="City.CH71"/>
            <calcext:condition calcext:apply-style-name="Excel_CondFormat_1_1_7" calcext:value="&gt;101" calcext:base-cell-address="City.CH71"/>
            <calcext:condition calcext:apply-style-name="Trees" calcext:value="=6" calcext:base-cell-address="City.CH71"/>
            <calcext:condition calcext:apply-style-name="Trees1" calcext:value="=5" calcext:base-cell-address="City.CH71"/>
            <calcext:condition calcext:apply-style-name="Yellow Flower" calcext:value="=11" calcext:base-cell-address="City.CH71"/>
            <calcext:condition calcext:apply-style-name="Blue Flower" calcext:value="=12" calcext:base-cell-address="City.CH71"/>
            <calcext:condition calcext:apply-style-name="Pink Flowers" calcext:value="=13" calcext:base-cell-address="City.CH71"/>
          </calcext:conditional-format>
          <calcext:conditional-format calcext:target-range-address="City.CI71:City.CI71">
            <calcext:condition calcext:apply-style-name="Open Space" calcext:value="=0" calcext:base-cell-address="City.CI71"/>
            <calcext:condition calcext:apply-style-name="Excel_CondFormat_1_1_2" calcext:value="=1" calcext:base-cell-address="City.CI71"/>
            <calcext:condition calcext:apply-style-name="Excel_CondFormat_1_1_3" calcext:value="=2" calcext:base-cell-address="City.CI71"/>
            <calcext:condition calcext:apply-style-name="Excel_CondFormat_1_1_4" calcext:value="=3" calcext:base-cell-address="City.CI71"/>
            <calcext:condition calcext:apply-style-name="Excel_CondFormat_1_1_5" calcext:value="=4" calcext:base-cell-address="City.CI71"/>
            <calcext:condition calcext:apply-style-name="Excel_CondFormat_1_1_6" calcext:value="=100" calcext:base-cell-address="City.CI71"/>
            <calcext:condition calcext:apply-style-name="Excel_CondFormat_1_1_7" calcext:value="&gt;101" calcext:base-cell-address="City.CI71"/>
            <calcext:condition calcext:apply-style-name="Trees" calcext:value="=6" calcext:base-cell-address="City.CI71"/>
            <calcext:condition calcext:apply-style-name="Trees1" calcext:value="=5" calcext:base-cell-address="City.CI71"/>
            <calcext:condition calcext:apply-style-name="Yellow Flower" calcext:value="=11" calcext:base-cell-address="City.CI71"/>
            <calcext:condition calcext:apply-style-name="Blue Flower" calcext:value="=12" calcext:base-cell-address="City.CI71"/>
            <calcext:condition calcext:apply-style-name="Pink Flowers" calcext:value="=13" calcext:base-cell-address="City.CI71"/>
          </calcext:conditional-format>
          <calcext:conditional-format calcext:target-range-address="City.CJ71:City.CJ71">
            <calcext:condition calcext:apply-style-name="Open Space" calcext:value="=0" calcext:base-cell-address="City.CJ71"/>
            <calcext:condition calcext:apply-style-name="Excel_CondFormat_1_1_2" calcext:value="=1" calcext:base-cell-address="City.CJ71"/>
            <calcext:condition calcext:apply-style-name="Excel_CondFormat_1_1_3" calcext:value="=2" calcext:base-cell-address="City.CJ71"/>
            <calcext:condition calcext:apply-style-name="Excel_CondFormat_1_1_4" calcext:value="=3" calcext:base-cell-address="City.CJ71"/>
            <calcext:condition calcext:apply-style-name="Excel_CondFormat_1_1_5" calcext:value="=4" calcext:base-cell-address="City.CJ71"/>
            <calcext:condition calcext:apply-style-name="Excel_CondFormat_1_1_6" calcext:value="=100" calcext:base-cell-address="City.CJ71"/>
            <calcext:condition calcext:apply-style-name="Excel_CondFormat_1_1_7" calcext:value="&gt;101" calcext:base-cell-address="City.CJ71"/>
            <calcext:condition calcext:apply-style-name="Trees" calcext:value="=6" calcext:base-cell-address="City.CJ71"/>
            <calcext:condition calcext:apply-style-name="Trees1" calcext:value="=5" calcext:base-cell-address="City.CJ71"/>
            <calcext:condition calcext:apply-style-name="Yellow Flower" calcext:value="=11" calcext:base-cell-address="City.CJ71"/>
            <calcext:condition calcext:apply-style-name="Blue Flower" calcext:value="=12" calcext:base-cell-address="City.CJ71"/>
            <calcext:condition calcext:apply-style-name="Pink Flowers" calcext:value="=13" calcext:base-cell-address="City.CJ71"/>
          </calcext:conditional-format>
          <calcext:conditional-format calcext:target-range-address="City.CK71:City.CK71">
            <calcext:condition calcext:apply-style-name="Open Space" calcext:value="=0" calcext:base-cell-address="City.CK71"/>
            <calcext:condition calcext:apply-style-name="Excel_CondFormat_1_1_2" calcext:value="=1" calcext:base-cell-address="City.CK71"/>
            <calcext:condition calcext:apply-style-name="Excel_CondFormat_1_1_3" calcext:value="=2" calcext:base-cell-address="City.CK71"/>
            <calcext:condition calcext:apply-style-name="Excel_CondFormat_1_1_4" calcext:value="=3" calcext:base-cell-address="City.CK71"/>
            <calcext:condition calcext:apply-style-name="Excel_CondFormat_1_1_5" calcext:value="=4" calcext:base-cell-address="City.CK71"/>
            <calcext:condition calcext:apply-style-name="Excel_CondFormat_1_1_6" calcext:value="=100" calcext:base-cell-address="City.CK71"/>
            <calcext:condition calcext:apply-style-name="Excel_CondFormat_1_1_7" calcext:value="&gt;101" calcext:base-cell-address="City.CK71"/>
            <calcext:condition calcext:apply-style-name="Trees" calcext:value="=6" calcext:base-cell-address="City.CK71"/>
            <calcext:condition calcext:apply-style-name="Trees1" calcext:value="=5" calcext:base-cell-address="City.CK71"/>
            <calcext:condition calcext:apply-style-name="Yellow Flower" calcext:value="=11" calcext:base-cell-address="City.CK71"/>
            <calcext:condition calcext:apply-style-name="Blue Flower" calcext:value="=12" calcext:base-cell-address="City.CK71"/>
            <calcext:condition calcext:apply-style-name="Pink Flowers" calcext:value="=13" calcext:base-cell-address="City.CK71"/>
          </calcext:conditional-format>
          <calcext:conditional-format calcext:target-range-address="City.CL71:City.CL71">
            <calcext:condition calcext:apply-style-name="Open Space" calcext:value="=0" calcext:base-cell-address="City.CL71"/>
            <calcext:condition calcext:apply-style-name="Excel_CondFormat_1_1_2" calcext:value="=1" calcext:base-cell-address="City.CL71"/>
            <calcext:condition calcext:apply-style-name="Excel_CondFormat_1_1_3" calcext:value="=2" calcext:base-cell-address="City.CL71"/>
            <calcext:condition calcext:apply-style-name="Excel_CondFormat_1_1_4" calcext:value="=3" calcext:base-cell-address="City.CL71"/>
            <calcext:condition calcext:apply-style-name="Excel_CondFormat_1_1_5" calcext:value="=4" calcext:base-cell-address="City.CL71"/>
            <calcext:condition calcext:apply-style-name="Excel_CondFormat_1_1_6" calcext:value="=100" calcext:base-cell-address="City.CL71"/>
            <calcext:condition calcext:apply-style-name="Excel_CondFormat_1_1_7" calcext:value="&gt;101" calcext:base-cell-address="City.CL71"/>
            <calcext:condition calcext:apply-style-name="Trees" calcext:value="=6" calcext:base-cell-address="City.CL71"/>
            <calcext:condition calcext:apply-style-name="Trees1" calcext:value="=5" calcext:base-cell-address="City.CL71"/>
            <calcext:condition calcext:apply-style-name="Yellow Flower" calcext:value="=11" calcext:base-cell-address="City.CL71"/>
            <calcext:condition calcext:apply-style-name="Blue Flower" calcext:value="=12" calcext:base-cell-address="City.CL71"/>
            <calcext:condition calcext:apply-style-name="Pink Flowers" calcext:value="=13" calcext:base-cell-address="City.CL71"/>
          </calcext:conditional-format>
          <calcext:conditional-format calcext:target-range-address="City.CM71:City.CM71">
            <calcext:condition calcext:apply-style-name="Open Space" calcext:value="=0" calcext:base-cell-address="City.CM71"/>
            <calcext:condition calcext:apply-style-name="Excel_CondFormat_1_1_2" calcext:value="=1" calcext:base-cell-address="City.CM71"/>
            <calcext:condition calcext:apply-style-name="Excel_CondFormat_1_1_3" calcext:value="=2" calcext:base-cell-address="City.CM71"/>
            <calcext:condition calcext:apply-style-name="Excel_CondFormat_1_1_4" calcext:value="=3" calcext:base-cell-address="City.CM71"/>
            <calcext:condition calcext:apply-style-name="Excel_CondFormat_1_1_5" calcext:value="=4" calcext:base-cell-address="City.CM71"/>
            <calcext:condition calcext:apply-style-name="Excel_CondFormat_1_1_6" calcext:value="=100" calcext:base-cell-address="City.CM71"/>
            <calcext:condition calcext:apply-style-name="Excel_CondFormat_1_1_7" calcext:value="&gt;101" calcext:base-cell-address="City.CM71"/>
            <calcext:condition calcext:apply-style-name="Trees" calcext:value="=6" calcext:base-cell-address="City.CM71"/>
            <calcext:condition calcext:apply-style-name="Trees1" calcext:value="=5" calcext:base-cell-address="City.CM71"/>
            <calcext:condition calcext:apply-style-name="Yellow Flower" calcext:value="=11" calcext:base-cell-address="City.CM71"/>
            <calcext:condition calcext:apply-style-name="Blue Flower" calcext:value="=12" calcext:base-cell-address="City.CM71"/>
            <calcext:condition calcext:apply-style-name="Pink Flowers" calcext:value="=13" calcext:base-cell-address="City.CM71"/>
          </calcext:conditional-format>
          <calcext:conditional-format calcext:target-range-address="City.CN71:City.CN71">
            <calcext:condition calcext:apply-style-name="Open Space" calcext:value="=0" calcext:base-cell-address="City.CN71"/>
            <calcext:condition calcext:apply-style-name="Excel_CondFormat_1_1_2" calcext:value="=1" calcext:base-cell-address="City.CN71"/>
            <calcext:condition calcext:apply-style-name="Excel_CondFormat_1_1_3" calcext:value="=2" calcext:base-cell-address="City.CN71"/>
            <calcext:condition calcext:apply-style-name="Excel_CondFormat_1_1_4" calcext:value="=3" calcext:base-cell-address="City.CN71"/>
            <calcext:condition calcext:apply-style-name="Excel_CondFormat_1_1_5" calcext:value="=4" calcext:base-cell-address="City.CN71"/>
            <calcext:condition calcext:apply-style-name="Excel_CondFormat_1_1_6" calcext:value="=100" calcext:base-cell-address="City.CN71"/>
            <calcext:condition calcext:apply-style-name="Excel_CondFormat_1_1_7" calcext:value="&gt;101" calcext:base-cell-address="City.CN71"/>
            <calcext:condition calcext:apply-style-name="Trees" calcext:value="=6" calcext:base-cell-address="City.CN71"/>
            <calcext:condition calcext:apply-style-name="Trees1" calcext:value="=5" calcext:base-cell-address="City.CN71"/>
            <calcext:condition calcext:apply-style-name="Yellow Flower" calcext:value="=11" calcext:base-cell-address="City.CN71"/>
            <calcext:condition calcext:apply-style-name="Blue Flower" calcext:value="=12" calcext:base-cell-address="City.CN71"/>
            <calcext:condition calcext:apply-style-name="Pink Flowers" calcext:value="=13" calcext:base-cell-address="City.CN71"/>
          </calcext:conditional-format>
          <calcext:conditional-format calcext:target-range-address="City.CO71:City.CO71">
            <calcext:condition calcext:apply-style-name="Open Space" calcext:value="=0" calcext:base-cell-address="City.CO71"/>
            <calcext:condition calcext:apply-style-name="Excel_CondFormat_1_1_2" calcext:value="=1" calcext:base-cell-address="City.CO71"/>
            <calcext:condition calcext:apply-style-name="Excel_CondFormat_1_1_3" calcext:value="=2" calcext:base-cell-address="City.CO71"/>
            <calcext:condition calcext:apply-style-name="Excel_CondFormat_1_1_4" calcext:value="=3" calcext:base-cell-address="City.CO71"/>
            <calcext:condition calcext:apply-style-name="Excel_CondFormat_1_1_5" calcext:value="=4" calcext:base-cell-address="City.CO71"/>
            <calcext:condition calcext:apply-style-name="Excel_CondFormat_1_1_6" calcext:value="=100" calcext:base-cell-address="City.CO71"/>
            <calcext:condition calcext:apply-style-name="Excel_CondFormat_1_1_7" calcext:value="&gt;101" calcext:base-cell-address="City.CO71"/>
            <calcext:condition calcext:apply-style-name="Trees" calcext:value="=6" calcext:base-cell-address="City.CO71"/>
            <calcext:condition calcext:apply-style-name="Trees1" calcext:value="=5" calcext:base-cell-address="City.CO71"/>
            <calcext:condition calcext:apply-style-name="Yellow Flower" calcext:value="=11" calcext:base-cell-address="City.CO71"/>
            <calcext:condition calcext:apply-style-name="Blue Flower" calcext:value="=12" calcext:base-cell-address="City.CO71"/>
            <calcext:condition calcext:apply-style-name="Pink Flowers" calcext:value="=13" calcext:base-cell-address="City.CO71"/>
          </calcext:conditional-format>
          <calcext:conditional-format calcext:target-range-address="City.CP71:City.CP71">
            <calcext:condition calcext:apply-style-name="Open Space" calcext:value="=0" calcext:base-cell-address="City.CP71"/>
            <calcext:condition calcext:apply-style-name="Excel_CondFormat_1_1_2" calcext:value="=1" calcext:base-cell-address="City.CP71"/>
            <calcext:condition calcext:apply-style-name="Excel_CondFormat_1_1_3" calcext:value="=2" calcext:base-cell-address="City.CP71"/>
            <calcext:condition calcext:apply-style-name="Excel_CondFormat_1_1_4" calcext:value="=3" calcext:base-cell-address="City.CP71"/>
            <calcext:condition calcext:apply-style-name="Excel_CondFormat_1_1_5" calcext:value="=4" calcext:base-cell-address="City.CP71"/>
            <calcext:condition calcext:apply-style-name="Excel_CondFormat_1_1_6" calcext:value="=100" calcext:base-cell-address="City.CP71"/>
            <calcext:condition calcext:apply-style-name="Excel_CondFormat_1_1_7" calcext:value="&gt;101" calcext:base-cell-address="City.CP71"/>
            <calcext:condition calcext:apply-style-name="Trees" calcext:value="=6" calcext:base-cell-address="City.CP71"/>
            <calcext:condition calcext:apply-style-name="Trees1" calcext:value="=5" calcext:base-cell-address="City.CP71"/>
            <calcext:condition calcext:apply-style-name="Yellow Flower" calcext:value="=11" calcext:base-cell-address="City.CP71"/>
            <calcext:condition calcext:apply-style-name="Blue Flower" calcext:value="=12" calcext:base-cell-address="City.CP71"/>
            <calcext:condition calcext:apply-style-name="Pink Flowers" calcext:value="=13" calcext:base-cell-address="City.CP71"/>
          </calcext:conditional-format>
          <calcext:conditional-format calcext:target-range-address="City.CG72:City.CG72">
            <calcext:condition calcext:apply-style-name="Open Space" calcext:value="=0" calcext:base-cell-address="City.CG72"/>
            <calcext:condition calcext:apply-style-name="Excel_CondFormat_1_1_2" calcext:value="=1" calcext:base-cell-address="City.CG72"/>
            <calcext:condition calcext:apply-style-name="Excel_CondFormat_1_1_3" calcext:value="=2" calcext:base-cell-address="City.CG72"/>
            <calcext:condition calcext:apply-style-name="Excel_CondFormat_1_1_4" calcext:value="=3" calcext:base-cell-address="City.CG72"/>
            <calcext:condition calcext:apply-style-name="Excel_CondFormat_1_1_5" calcext:value="=4" calcext:base-cell-address="City.CG72"/>
            <calcext:condition calcext:apply-style-name="Excel_CondFormat_1_1_6" calcext:value="=100" calcext:base-cell-address="City.CG72"/>
            <calcext:condition calcext:apply-style-name="Excel_CondFormat_1_1_7" calcext:value="&gt;101" calcext:base-cell-address="City.CG72"/>
            <calcext:condition calcext:apply-style-name="Trees" calcext:value="=6" calcext:base-cell-address="City.CG72"/>
            <calcext:condition calcext:apply-style-name="Trees1" calcext:value="=5" calcext:base-cell-address="City.CG72"/>
            <calcext:condition calcext:apply-style-name="Yellow Flower" calcext:value="=11" calcext:base-cell-address="City.CG72"/>
            <calcext:condition calcext:apply-style-name="Blue Flower" calcext:value="=12" calcext:base-cell-address="City.CG72"/>
            <calcext:condition calcext:apply-style-name="Pink Flowers" calcext:value="=13" calcext:base-cell-address="City.CG72"/>
          </calcext:conditional-format>
          <calcext:conditional-format calcext:target-range-address="City.CH72:City.CH72">
            <calcext:condition calcext:apply-style-name="Open Space" calcext:value="=0" calcext:base-cell-address="City.CH72"/>
            <calcext:condition calcext:apply-style-name="Excel_CondFormat_1_1_2" calcext:value="=1" calcext:base-cell-address="City.CH72"/>
            <calcext:condition calcext:apply-style-name="Excel_CondFormat_1_1_3" calcext:value="=2" calcext:base-cell-address="City.CH72"/>
            <calcext:condition calcext:apply-style-name="Excel_CondFormat_1_1_4" calcext:value="=3" calcext:base-cell-address="City.CH72"/>
            <calcext:condition calcext:apply-style-name="Excel_CondFormat_1_1_5" calcext:value="=4" calcext:base-cell-address="City.CH72"/>
            <calcext:condition calcext:apply-style-name="Excel_CondFormat_1_1_6" calcext:value="=100" calcext:base-cell-address="City.CH72"/>
            <calcext:condition calcext:apply-style-name="Excel_CondFormat_1_1_7" calcext:value="&gt;101" calcext:base-cell-address="City.CH72"/>
            <calcext:condition calcext:apply-style-name="Trees" calcext:value="=6" calcext:base-cell-address="City.CH72"/>
            <calcext:condition calcext:apply-style-name="Trees1" calcext:value="=5" calcext:base-cell-address="City.CH72"/>
            <calcext:condition calcext:apply-style-name="Yellow Flower" calcext:value="=11" calcext:base-cell-address="City.CH72"/>
            <calcext:condition calcext:apply-style-name="Blue Flower" calcext:value="=12" calcext:base-cell-address="City.CH72"/>
            <calcext:condition calcext:apply-style-name="Pink Flowers" calcext:value="=13" calcext:base-cell-address="City.CH72"/>
          </calcext:conditional-format>
          <calcext:conditional-format calcext:target-range-address="City.CI72:City.CI72">
            <calcext:condition calcext:apply-style-name="Open Space" calcext:value="=0" calcext:base-cell-address="City.CI72"/>
            <calcext:condition calcext:apply-style-name="Excel_CondFormat_1_1_2" calcext:value="=1" calcext:base-cell-address="City.CI72"/>
            <calcext:condition calcext:apply-style-name="Excel_CondFormat_1_1_3" calcext:value="=2" calcext:base-cell-address="City.CI72"/>
            <calcext:condition calcext:apply-style-name="Excel_CondFormat_1_1_4" calcext:value="=3" calcext:base-cell-address="City.CI72"/>
            <calcext:condition calcext:apply-style-name="Excel_CondFormat_1_1_5" calcext:value="=4" calcext:base-cell-address="City.CI72"/>
            <calcext:condition calcext:apply-style-name="Excel_CondFormat_1_1_6" calcext:value="=100" calcext:base-cell-address="City.CI72"/>
            <calcext:condition calcext:apply-style-name="Excel_CondFormat_1_1_7" calcext:value="&gt;101" calcext:base-cell-address="City.CI72"/>
            <calcext:condition calcext:apply-style-name="Trees" calcext:value="=6" calcext:base-cell-address="City.CI72"/>
            <calcext:condition calcext:apply-style-name="Trees1" calcext:value="=5" calcext:base-cell-address="City.CI72"/>
            <calcext:condition calcext:apply-style-name="Yellow Flower" calcext:value="=11" calcext:base-cell-address="City.CI72"/>
            <calcext:condition calcext:apply-style-name="Blue Flower" calcext:value="=12" calcext:base-cell-address="City.CI72"/>
            <calcext:condition calcext:apply-style-name="Pink Flowers" calcext:value="=13" calcext:base-cell-address="City.CI72"/>
          </calcext:conditional-format>
          <calcext:conditional-format calcext:target-range-address="City.CJ72:City.CJ72">
            <calcext:condition calcext:apply-style-name="Open Space" calcext:value="=0" calcext:base-cell-address="City.CJ72"/>
            <calcext:condition calcext:apply-style-name="Excel_CondFormat_1_1_2" calcext:value="=1" calcext:base-cell-address="City.CJ72"/>
            <calcext:condition calcext:apply-style-name="Excel_CondFormat_1_1_3" calcext:value="=2" calcext:base-cell-address="City.CJ72"/>
            <calcext:condition calcext:apply-style-name="Excel_CondFormat_1_1_4" calcext:value="=3" calcext:base-cell-address="City.CJ72"/>
            <calcext:condition calcext:apply-style-name="Excel_CondFormat_1_1_5" calcext:value="=4" calcext:base-cell-address="City.CJ72"/>
            <calcext:condition calcext:apply-style-name="Excel_CondFormat_1_1_6" calcext:value="=100" calcext:base-cell-address="City.CJ72"/>
            <calcext:condition calcext:apply-style-name="Excel_CondFormat_1_1_7" calcext:value="&gt;101" calcext:base-cell-address="City.CJ72"/>
            <calcext:condition calcext:apply-style-name="Trees" calcext:value="=6" calcext:base-cell-address="City.CJ72"/>
            <calcext:condition calcext:apply-style-name="Trees1" calcext:value="=5" calcext:base-cell-address="City.CJ72"/>
            <calcext:condition calcext:apply-style-name="Yellow Flower" calcext:value="=11" calcext:base-cell-address="City.CJ72"/>
            <calcext:condition calcext:apply-style-name="Blue Flower" calcext:value="=12" calcext:base-cell-address="City.CJ72"/>
            <calcext:condition calcext:apply-style-name="Pink Flowers" calcext:value="=13" calcext:base-cell-address="City.CJ72"/>
          </calcext:conditional-format>
          <calcext:conditional-format calcext:target-range-address="City.CK72:City.CK72">
            <calcext:condition calcext:apply-style-name="Open Space" calcext:value="=0" calcext:base-cell-address="City.CK72"/>
            <calcext:condition calcext:apply-style-name="Excel_CondFormat_1_1_2" calcext:value="=1" calcext:base-cell-address="City.CK72"/>
            <calcext:condition calcext:apply-style-name="Excel_CondFormat_1_1_3" calcext:value="=2" calcext:base-cell-address="City.CK72"/>
            <calcext:condition calcext:apply-style-name="Excel_CondFormat_1_1_4" calcext:value="=3" calcext:base-cell-address="City.CK72"/>
            <calcext:condition calcext:apply-style-name="Excel_CondFormat_1_1_5" calcext:value="=4" calcext:base-cell-address="City.CK72"/>
            <calcext:condition calcext:apply-style-name="Excel_CondFormat_1_1_6" calcext:value="=100" calcext:base-cell-address="City.CK72"/>
            <calcext:condition calcext:apply-style-name="Excel_CondFormat_1_1_7" calcext:value="&gt;101" calcext:base-cell-address="City.CK72"/>
            <calcext:condition calcext:apply-style-name="Trees" calcext:value="=6" calcext:base-cell-address="City.CK72"/>
            <calcext:condition calcext:apply-style-name="Trees1" calcext:value="=5" calcext:base-cell-address="City.CK72"/>
            <calcext:condition calcext:apply-style-name="Yellow Flower" calcext:value="=11" calcext:base-cell-address="City.CK72"/>
            <calcext:condition calcext:apply-style-name="Blue Flower" calcext:value="=12" calcext:base-cell-address="City.CK72"/>
            <calcext:condition calcext:apply-style-name="Pink Flowers" calcext:value="=13" calcext:base-cell-address="City.CK72"/>
          </calcext:conditional-format>
          <calcext:conditional-format calcext:target-range-address="City.CL72:City.CL72">
            <calcext:condition calcext:apply-style-name="Open Space" calcext:value="=0" calcext:base-cell-address="City.CL72"/>
            <calcext:condition calcext:apply-style-name="Excel_CondFormat_1_1_2" calcext:value="=1" calcext:base-cell-address="City.CL72"/>
            <calcext:condition calcext:apply-style-name="Excel_CondFormat_1_1_3" calcext:value="=2" calcext:base-cell-address="City.CL72"/>
            <calcext:condition calcext:apply-style-name="Excel_CondFormat_1_1_4" calcext:value="=3" calcext:base-cell-address="City.CL72"/>
            <calcext:condition calcext:apply-style-name="Excel_CondFormat_1_1_5" calcext:value="=4" calcext:base-cell-address="City.CL72"/>
            <calcext:condition calcext:apply-style-name="Excel_CondFormat_1_1_6" calcext:value="=100" calcext:base-cell-address="City.CL72"/>
            <calcext:condition calcext:apply-style-name="Excel_CondFormat_1_1_7" calcext:value="&gt;101" calcext:base-cell-address="City.CL72"/>
            <calcext:condition calcext:apply-style-name="Trees" calcext:value="=6" calcext:base-cell-address="City.CL72"/>
            <calcext:condition calcext:apply-style-name="Trees1" calcext:value="=5" calcext:base-cell-address="City.CL72"/>
            <calcext:condition calcext:apply-style-name="Yellow Flower" calcext:value="=11" calcext:base-cell-address="City.CL72"/>
            <calcext:condition calcext:apply-style-name="Blue Flower" calcext:value="=12" calcext:base-cell-address="City.CL72"/>
            <calcext:condition calcext:apply-style-name="Pink Flowers" calcext:value="=13" calcext:base-cell-address="City.CL72"/>
          </calcext:conditional-format>
          <calcext:conditional-format calcext:target-range-address="City.CM72:City.CM72">
            <calcext:condition calcext:apply-style-name="Open Space" calcext:value="=0" calcext:base-cell-address="City.CM72"/>
            <calcext:condition calcext:apply-style-name="Excel_CondFormat_1_1_2" calcext:value="=1" calcext:base-cell-address="City.CM72"/>
            <calcext:condition calcext:apply-style-name="Excel_CondFormat_1_1_3" calcext:value="=2" calcext:base-cell-address="City.CM72"/>
            <calcext:condition calcext:apply-style-name="Excel_CondFormat_1_1_4" calcext:value="=3" calcext:base-cell-address="City.CM72"/>
            <calcext:condition calcext:apply-style-name="Excel_CondFormat_1_1_5" calcext:value="=4" calcext:base-cell-address="City.CM72"/>
            <calcext:condition calcext:apply-style-name="Excel_CondFormat_1_1_6" calcext:value="=100" calcext:base-cell-address="City.CM72"/>
            <calcext:condition calcext:apply-style-name="Excel_CondFormat_1_1_7" calcext:value="&gt;101" calcext:base-cell-address="City.CM72"/>
            <calcext:condition calcext:apply-style-name="Trees" calcext:value="=6" calcext:base-cell-address="City.CM72"/>
            <calcext:condition calcext:apply-style-name="Trees1" calcext:value="=5" calcext:base-cell-address="City.CM72"/>
            <calcext:condition calcext:apply-style-name="Yellow Flower" calcext:value="=11" calcext:base-cell-address="City.CM72"/>
            <calcext:condition calcext:apply-style-name="Blue Flower" calcext:value="=12" calcext:base-cell-address="City.CM72"/>
            <calcext:condition calcext:apply-style-name="Pink Flowers" calcext:value="=13" calcext:base-cell-address="City.CM72"/>
          </calcext:conditional-format>
          <calcext:conditional-format calcext:target-range-address="City.CN72:City.CN72">
            <calcext:condition calcext:apply-style-name="Open Space" calcext:value="=0" calcext:base-cell-address="City.CN72"/>
            <calcext:condition calcext:apply-style-name="Excel_CondFormat_1_1_2" calcext:value="=1" calcext:base-cell-address="City.CN72"/>
            <calcext:condition calcext:apply-style-name="Excel_CondFormat_1_1_3" calcext:value="=2" calcext:base-cell-address="City.CN72"/>
            <calcext:condition calcext:apply-style-name="Excel_CondFormat_1_1_4" calcext:value="=3" calcext:base-cell-address="City.CN72"/>
            <calcext:condition calcext:apply-style-name="Excel_CondFormat_1_1_5" calcext:value="=4" calcext:base-cell-address="City.CN72"/>
            <calcext:condition calcext:apply-style-name="Excel_CondFormat_1_1_6" calcext:value="=100" calcext:base-cell-address="City.CN72"/>
            <calcext:condition calcext:apply-style-name="Excel_CondFormat_1_1_7" calcext:value="&gt;101" calcext:base-cell-address="City.CN72"/>
            <calcext:condition calcext:apply-style-name="Trees" calcext:value="=6" calcext:base-cell-address="City.CN72"/>
            <calcext:condition calcext:apply-style-name="Trees1" calcext:value="=5" calcext:base-cell-address="City.CN72"/>
            <calcext:condition calcext:apply-style-name="Yellow Flower" calcext:value="=11" calcext:base-cell-address="City.CN72"/>
            <calcext:condition calcext:apply-style-name="Blue Flower" calcext:value="=12" calcext:base-cell-address="City.CN72"/>
            <calcext:condition calcext:apply-style-name="Pink Flowers" calcext:value="=13" calcext:base-cell-address="City.CN72"/>
          </calcext:conditional-format>
          <calcext:conditional-format calcext:target-range-address="City.CO72:City.CO72">
            <calcext:condition calcext:apply-style-name="Open Space" calcext:value="=0" calcext:base-cell-address="City.CO72"/>
            <calcext:condition calcext:apply-style-name="Excel_CondFormat_1_1_2" calcext:value="=1" calcext:base-cell-address="City.CO72"/>
            <calcext:condition calcext:apply-style-name="Excel_CondFormat_1_1_3" calcext:value="=2" calcext:base-cell-address="City.CO72"/>
            <calcext:condition calcext:apply-style-name="Excel_CondFormat_1_1_4" calcext:value="=3" calcext:base-cell-address="City.CO72"/>
            <calcext:condition calcext:apply-style-name="Excel_CondFormat_1_1_5" calcext:value="=4" calcext:base-cell-address="City.CO72"/>
            <calcext:condition calcext:apply-style-name="Excel_CondFormat_1_1_6" calcext:value="=100" calcext:base-cell-address="City.CO72"/>
            <calcext:condition calcext:apply-style-name="Excel_CondFormat_1_1_7" calcext:value="&gt;101" calcext:base-cell-address="City.CO72"/>
            <calcext:condition calcext:apply-style-name="Trees" calcext:value="=6" calcext:base-cell-address="City.CO72"/>
            <calcext:condition calcext:apply-style-name="Trees1" calcext:value="=5" calcext:base-cell-address="City.CO72"/>
            <calcext:condition calcext:apply-style-name="Yellow Flower" calcext:value="=11" calcext:base-cell-address="City.CO72"/>
            <calcext:condition calcext:apply-style-name="Blue Flower" calcext:value="=12" calcext:base-cell-address="City.CO72"/>
            <calcext:condition calcext:apply-style-name="Pink Flowers" calcext:value="=13" calcext:base-cell-address="City.CO72"/>
          </calcext:conditional-format>
          <calcext:conditional-format calcext:target-range-address="City.CP72:City.CP72">
            <calcext:condition calcext:apply-style-name="Open Space" calcext:value="=0" calcext:base-cell-address="City.CP72"/>
            <calcext:condition calcext:apply-style-name="Excel_CondFormat_1_1_2" calcext:value="=1" calcext:base-cell-address="City.CP72"/>
            <calcext:condition calcext:apply-style-name="Excel_CondFormat_1_1_3" calcext:value="=2" calcext:base-cell-address="City.CP72"/>
            <calcext:condition calcext:apply-style-name="Excel_CondFormat_1_1_4" calcext:value="=3" calcext:base-cell-address="City.CP72"/>
            <calcext:condition calcext:apply-style-name="Excel_CondFormat_1_1_5" calcext:value="=4" calcext:base-cell-address="City.CP72"/>
            <calcext:condition calcext:apply-style-name="Excel_CondFormat_1_1_6" calcext:value="=100" calcext:base-cell-address="City.CP72"/>
            <calcext:condition calcext:apply-style-name="Excel_CondFormat_1_1_7" calcext:value="&gt;101" calcext:base-cell-address="City.CP72"/>
            <calcext:condition calcext:apply-style-name="Trees" calcext:value="=6" calcext:base-cell-address="City.CP72"/>
            <calcext:condition calcext:apply-style-name="Trees1" calcext:value="=5" calcext:base-cell-address="City.CP72"/>
            <calcext:condition calcext:apply-style-name="Yellow Flower" calcext:value="=11" calcext:base-cell-address="City.CP72"/>
            <calcext:condition calcext:apply-style-name="Blue Flower" calcext:value="=12" calcext:base-cell-address="City.CP72"/>
            <calcext:condition calcext:apply-style-name="Pink Flowers" calcext:value="=13" calcext:base-cell-address="City.CP72"/>
          </calcext:conditional-format>
          <calcext:conditional-format calcext:target-range-address="City.CV48:City.CV52">
            <calcext:condition calcext:apply-style-name="Open Space" calcext:value="=0" calcext:base-cell-address="City.CV48"/>
            <calcext:condition calcext:apply-style-name="Excel_CondFormat_1_1_2" calcext:value="=1" calcext:base-cell-address="City.CV48"/>
            <calcext:condition calcext:apply-style-name="Excel_CondFormat_1_1_3" calcext:value="=2" calcext:base-cell-address="City.CV48"/>
            <calcext:condition calcext:apply-style-name="Excel_CondFormat_1_1_4" calcext:value="=3" calcext:base-cell-address="City.CV48"/>
            <calcext:condition calcext:apply-style-name="Excel_CondFormat_1_1_5" calcext:value="=4" calcext:base-cell-address="City.CV48"/>
            <calcext:condition calcext:apply-style-name="Excel_CondFormat_1_1_6" calcext:value="=100" calcext:base-cell-address="City.CV48"/>
            <calcext:condition calcext:apply-style-name="Excel_CondFormat_1_1_7" calcext:value="&gt;101" calcext:base-cell-address="City.CV48"/>
            <calcext:condition calcext:apply-style-name="Trees" calcext:value="=6" calcext:base-cell-address="City.CV48"/>
            <calcext:condition calcext:apply-style-name="Trees1" calcext:value="=5" calcext:base-cell-address="City.CV48"/>
            <calcext:condition calcext:apply-style-name="Yellow Flower" calcext:value="=11" calcext:base-cell-address="City.CV48"/>
            <calcext:condition calcext:apply-style-name="Blue Flower" calcext:value="=12" calcext:base-cell-address="City.CV48"/>
            <calcext:condition calcext:apply-style-name="Pink Flowers" calcext:value="=13" calcext:base-cell-address="City.CV48"/>
          </calcext:conditional-format>
          <calcext:conditional-format calcext:target-range-address="City.CN76:City.CN76">
            <calcext:condition calcext:apply-style-name="Open Space" calcext:value="=0" calcext:base-cell-address="City.CN76"/>
            <calcext:condition calcext:apply-style-name="Excel_CondFormat_1_1_2" calcext:value="=1" calcext:base-cell-address="City.CN76"/>
            <calcext:condition calcext:apply-style-name="Excel_CondFormat_1_1_3" calcext:value="=2" calcext:base-cell-address="City.CN76"/>
            <calcext:condition calcext:apply-style-name="Excel_CondFormat_1_1_4" calcext:value="=3" calcext:base-cell-address="City.CN76"/>
            <calcext:condition calcext:apply-style-name="Excel_CondFormat_1_1_5" calcext:value="=4" calcext:base-cell-address="City.CN76"/>
            <calcext:condition calcext:apply-style-name="Excel_CondFormat_1_1_6" calcext:value="=100" calcext:base-cell-address="City.CN76"/>
            <calcext:condition calcext:apply-style-name="Excel_CondFormat_1_1_7" calcext:value="&gt;101" calcext:base-cell-address="City.CN76"/>
            <calcext:condition calcext:apply-style-name="Trees" calcext:value="=6" calcext:base-cell-address="City.CN76"/>
            <calcext:condition calcext:apply-style-name="Trees1" calcext:value="=5" calcext:base-cell-address="City.CN76"/>
            <calcext:condition calcext:apply-style-name="Yellow Flower" calcext:value="=11" calcext:base-cell-address="City.CN76"/>
            <calcext:condition calcext:apply-style-name="Blue Flower" calcext:value="=12" calcext:base-cell-address="City.CN76"/>
            <calcext:condition calcext:apply-style-name="Pink Flowers" calcext:value="=13" calcext:base-cell-address="City.CN76"/>
          </calcext:conditional-format>
          <calcext:conditional-format calcext:target-range-address="City.CO76:City.CO76">
            <calcext:condition calcext:apply-style-name="Open Space" calcext:value="=0" calcext:base-cell-address="City.CO76"/>
            <calcext:condition calcext:apply-style-name="Excel_CondFormat_1_1_2" calcext:value="=1" calcext:base-cell-address="City.CO76"/>
            <calcext:condition calcext:apply-style-name="Excel_CondFormat_1_1_3" calcext:value="=2" calcext:base-cell-address="City.CO76"/>
            <calcext:condition calcext:apply-style-name="Excel_CondFormat_1_1_4" calcext:value="=3" calcext:base-cell-address="City.CO76"/>
            <calcext:condition calcext:apply-style-name="Excel_CondFormat_1_1_5" calcext:value="=4" calcext:base-cell-address="City.CO76"/>
            <calcext:condition calcext:apply-style-name="Excel_CondFormat_1_1_6" calcext:value="=100" calcext:base-cell-address="City.CO76"/>
            <calcext:condition calcext:apply-style-name="Excel_CondFormat_1_1_7" calcext:value="&gt;101" calcext:base-cell-address="City.CO76"/>
            <calcext:condition calcext:apply-style-name="Trees" calcext:value="=6" calcext:base-cell-address="City.CO76"/>
            <calcext:condition calcext:apply-style-name="Trees1" calcext:value="=5" calcext:base-cell-address="City.CO76"/>
            <calcext:condition calcext:apply-style-name="Yellow Flower" calcext:value="=11" calcext:base-cell-address="City.CO76"/>
            <calcext:condition calcext:apply-style-name="Blue Flower" calcext:value="=12" calcext:base-cell-address="City.CO76"/>
            <calcext:condition calcext:apply-style-name="Pink Flowers" calcext:value="=13" calcext:base-cell-address="City.CO76"/>
          </calcext:conditional-format>
          <calcext:conditional-format calcext:target-range-address="City.CP76:City.CP76">
            <calcext:condition calcext:apply-style-name="Open Space" calcext:value="=0" calcext:base-cell-address="City.CP76"/>
            <calcext:condition calcext:apply-style-name="Excel_CondFormat_1_1_2" calcext:value="=1" calcext:base-cell-address="City.CP76"/>
            <calcext:condition calcext:apply-style-name="Excel_CondFormat_1_1_3" calcext:value="=2" calcext:base-cell-address="City.CP76"/>
            <calcext:condition calcext:apply-style-name="Excel_CondFormat_1_1_4" calcext:value="=3" calcext:base-cell-address="City.CP76"/>
            <calcext:condition calcext:apply-style-name="Excel_CondFormat_1_1_5" calcext:value="=4" calcext:base-cell-address="City.CP76"/>
            <calcext:condition calcext:apply-style-name="Excel_CondFormat_1_1_6" calcext:value="=100" calcext:base-cell-address="City.CP76"/>
            <calcext:condition calcext:apply-style-name="Excel_CondFormat_1_1_7" calcext:value="&gt;101" calcext:base-cell-address="City.CP76"/>
            <calcext:condition calcext:apply-style-name="Trees" calcext:value="=6" calcext:base-cell-address="City.CP76"/>
            <calcext:condition calcext:apply-style-name="Trees1" calcext:value="=5" calcext:base-cell-address="City.CP76"/>
            <calcext:condition calcext:apply-style-name="Yellow Flower" calcext:value="=11" calcext:base-cell-address="City.CP76"/>
            <calcext:condition calcext:apply-style-name="Blue Flower" calcext:value="=12" calcext:base-cell-address="City.CP76"/>
            <calcext:condition calcext:apply-style-name="Pink Flowers" calcext:value="=13" calcext:base-cell-address="City.CP76"/>
          </calcext:conditional-format>
          <calcext:conditional-format calcext:target-range-address="City.CQ76:City.CQ76">
            <calcext:condition calcext:apply-style-name="Open Space" calcext:value="=0" calcext:base-cell-address="City.CQ76"/>
            <calcext:condition calcext:apply-style-name="Excel_CondFormat_1_1_2" calcext:value="=1" calcext:base-cell-address="City.CQ76"/>
            <calcext:condition calcext:apply-style-name="Excel_CondFormat_1_1_3" calcext:value="=2" calcext:base-cell-address="City.CQ76"/>
            <calcext:condition calcext:apply-style-name="Excel_CondFormat_1_1_4" calcext:value="=3" calcext:base-cell-address="City.CQ76"/>
            <calcext:condition calcext:apply-style-name="Excel_CondFormat_1_1_5" calcext:value="=4" calcext:base-cell-address="City.CQ76"/>
            <calcext:condition calcext:apply-style-name="Excel_CondFormat_1_1_6" calcext:value="=100" calcext:base-cell-address="City.CQ76"/>
            <calcext:condition calcext:apply-style-name="Excel_CondFormat_1_1_7" calcext:value="&gt;101" calcext:base-cell-address="City.CQ76"/>
            <calcext:condition calcext:apply-style-name="Trees" calcext:value="=6" calcext:base-cell-address="City.CQ76"/>
            <calcext:condition calcext:apply-style-name="Trees1" calcext:value="=5" calcext:base-cell-address="City.CQ76"/>
            <calcext:condition calcext:apply-style-name="Yellow Flower" calcext:value="=11" calcext:base-cell-address="City.CQ76"/>
            <calcext:condition calcext:apply-style-name="Blue Flower" calcext:value="=12" calcext:base-cell-address="City.CQ76"/>
            <calcext:condition calcext:apply-style-name="Pink Flowers" calcext:value="=13" calcext:base-cell-address="City.CQ76"/>
          </calcext:conditional-format>
          <calcext:conditional-format calcext:target-range-address="City.CR76:City.CR76">
            <calcext:condition calcext:apply-style-name="Open Space" calcext:value="=0" calcext:base-cell-address="City.CR76"/>
            <calcext:condition calcext:apply-style-name="Excel_CondFormat_1_1_2" calcext:value="=1" calcext:base-cell-address="City.CR76"/>
            <calcext:condition calcext:apply-style-name="Excel_CondFormat_1_1_3" calcext:value="=2" calcext:base-cell-address="City.CR76"/>
            <calcext:condition calcext:apply-style-name="Excel_CondFormat_1_1_4" calcext:value="=3" calcext:base-cell-address="City.CR76"/>
            <calcext:condition calcext:apply-style-name="Excel_CondFormat_1_1_5" calcext:value="=4" calcext:base-cell-address="City.CR76"/>
            <calcext:condition calcext:apply-style-name="Excel_CondFormat_1_1_6" calcext:value="=100" calcext:base-cell-address="City.CR76"/>
            <calcext:condition calcext:apply-style-name="Excel_CondFormat_1_1_7" calcext:value="&gt;101" calcext:base-cell-address="City.CR76"/>
            <calcext:condition calcext:apply-style-name="Trees" calcext:value="=6" calcext:base-cell-address="City.CR76"/>
            <calcext:condition calcext:apply-style-name="Trees1" calcext:value="=5" calcext:base-cell-address="City.CR76"/>
            <calcext:condition calcext:apply-style-name="Yellow Flower" calcext:value="=11" calcext:base-cell-address="City.CR76"/>
            <calcext:condition calcext:apply-style-name="Blue Flower" calcext:value="=12" calcext:base-cell-address="City.CR76"/>
            <calcext:condition calcext:apply-style-name="Pink Flowers" calcext:value="=13" calcext:base-cell-address="City.CR76"/>
          </calcext:conditional-format>
          <calcext:conditional-format calcext:target-range-address="City.CS76:City.CS76">
            <calcext:condition calcext:apply-style-name="Open Space" calcext:value="=0" calcext:base-cell-address="City.CS76"/>
            <calcext:condition calcext:apply-style-name="Excel_CondFormat_1_1_2" calcext:value="=1" calcext:base-cell-address="City.CS76"/>
            <calcext:condition calcext:apply-style-name="Excel_CondFormat_1_1_3" calcext:value="=2" calcext:base-cell-address="City.CS76"/>
            <calcext:condition calcext:apply-style-name="Excel_CondFormat_1_1_4" calcext:value="=3" calcext:base-cell-address="City.CS76"/>
            <calcext:condition calcext:apply-style-name="Excel_CondFormat_1_1_5" calcext:value="=4" calcext:base-cell-address="City.CS76"/>
            <calcext:condition calcext:apply-style-name="Excel_CondFormat_1_1_6" calcext:value="=100" calcext:base-cell-address="City.CS76"/>
            <calcext:condition calcext:apply-style-name="Excel_CondFormat_1_1_7" calcext:value="&gt;101" calcext:base-cell-address="City.CS76"/>
            <calcext:condition calcext:apply-style-name="Trees" calcext:value="=6" calcext:base-cell-address="City.CS76"/>
            <calcext:condition calcext:apply-style-name="Trees1" calcext:value="=5" calcext:base-cell-address="City.CS76"/>
            <calcext:condition calcext:apply-style-name="Yellow Flower" calcext:value="=11" calcext:base-cell-address="City.CS76"/>
            <calcext:condition calcext:apply-style-name="Blue Flower" calcext:value="=12" calcext:base-cell-address="City.CS76"/>
            <calcext:condition calcext:apply-style-name="Pink Flowers" calcext:value="=13" calcext:base-cell-address="City.CS76"/>
          </calcext:conditional-format>
          <calcext:conditional-format calcext:target-range-address="City.CN77:City.CN77">
            <calcext:condition calcext:apply-style-name="Open Space" calcext:value="=0" calcext:base-cell-address="City.CN77"/>
            <calcext:condition calcext:apply-style-name="Excel_CondFormat_1_1_2" calcext:value="=1" calcext:base-cell-address="City.CN77"/>
            <calcext:condition calcext:apply-style-name="Excel_CondFormat_1_1_3" calcext:value="=2" calcext:base-cell-address="City.CN77"/>
            <calcext:condition calcext:apply-style-name="Excel_CondFormat_1_1_4" calcext:value="=3" calcext:base-cell-address="City.CN77"/>
            <calcext:condition calcext:apply-style-name="Excel_CondFormat_1_1_5" calcext:value="=4" calcext:base-cell-address="City.CN77"/>
            <calcext:condition calcext:apply-style-name="Excel_CondFormat_1_1_6" calcext:value="=100" calcext:base-cell-address="City.CN77"/>
            <calcext:condition calcext:apply-style-name="Excel_CondFormat_1_1_7" calcext:value="&gt;101" calcext:base-cell-address="City.CN77"/>
            <calcext:condition calcext:apply-style-name="Trees" calcext:value="=6" calcext:base-cell-address="City.CN77"/>
            <calcext:condition calcext:apply-style-name="Trees1" calcext:value="=5" calcext:base-cell-address="City.CN77"/>
            <calcext:condition calcext:apply-style-name="Yellow Flower" calcext:value="=11" calcext:base-cell-address="City.CN77"/>
            <calcext:condition calcext:apply-style-name="Blue Flower" calcext:value="=12" calcext:base-cell-address="City.CN77"/>
            <calcext:condition calcext:apply-style-name="Pink Flowers" calcext:value="=13" calcext:base-cell-address="City.CN77"/>
          </calcext:conditional-format>
          <calcext:conditional-format calcext:target-range-address="City.CO77:City.CO77">
            <calcext:condition calcext:apply-style-name="Open Space" calcext:value="=0" calcext:base-cell-address="City.CO77"/>
            <calcext:condition calcext:apply-style-name="Excel_CondFormat_1_1_2" calcext:value="=1" calcext:base-cell-address="City.CO77"/>
            <calcext:condition calcext:apply-style-name="Excel_CondFormat_1_1_3" calcext:value="=2" calcext:base-cell-address="City.CO77"/>
            <calcext:condition calcext:apply-style-name="Excel_CondFormat_1_1_4" calcext:value="=3" calcext:base-cell-address="City.CO77"/>
            <calcext:condition calcext:apply-style-name="Excel_CondFormat_1_1_5" calcext:value="=4" calcext:base-cell-address="City.CO77"/>
            <calcext:condition calcext:apply-style-name="Excel_CondFormat_1_1_6" calcext:value="=100" calcext:base-cell-address="City.CO77"/>
            <calcext:condition calcext:apply-style-name="Excel_CondFormat_1_1_7" calcext:value="&gt;101" calcext:base-cell-address="City.CO77"/>
            <calcext:condition calcext:apply-style-name="Trees" calcext:value="=6" calcext:base-cell-address="City.CO77"/>
            <calcext:condition calcext:apply-style-name="Trees1" calcext:value="=5" calcext:base-cell-address="City.CO77"/>
            <calcext:condition calcext:apply-style-name="Yellow Flower" calcext:value="=11" calcext:base-cell-address="City.CO77"/>
            <calcext:condition calcext:apply-style-name="Blue Flower" calcext:value="=12" calcext:base-cell-address="City.CO77"/>
            <calcext:condition calcext:apply-style-name="Pink Flowers" calcext:value="=13" calcext:base-cell-address="City.CO77"/>
          </calcext:conditional-format>
          <calcext:conditional-format calcext:target-range-address="City.CP77:City.CP77">
            <calcext:condition calcext:apply-style-name="Open Space" calcext:value="=0" calcext:base-cell-address="City.CP77"/>
            <calcext:condition calcext:apply-style-name="Excel_CondFormat_1_1_2" calcext:value="=1" calcext:base-cell-address="City.CP77"/>
            <calcext:condition calcext:apply-style-name="Excel_CondFormat_1_1_3" calcext:value="=2" calcext:base-cell-address="City.CP77"/>
            <calcext:condition calcext:apply-style-name="Excel_CondFormat_1_1_4" calcext:value="=3" calcext:base-cell-address="City.CP77"/>
            <calcext:condition calcext:apply-style-name="Excel_CondFormat_1_1_5" calcext:value="=4" calcext:base-cell-address="City.CP77"/>
            <calcext:condition calcext:apply-style-name="Excel_CondFormat_1_1_6" calcext:value="=100" calcext:base-cell-address="City.CP77"/>
            <calcext:condition calcext:apply-style-name="Excel_CondFormat_1_1_7" calcext:value="&gt;101" calcext:base-cell-address="City.CP77"/>
            <calcext:condition calcext:apply-style-name="Trees" calcext:value="=6" calcext:base-cell-address="City.CP77"/>
            <calcext:condition calcext:apply-style-name="Trees1" calcext:value="=5" calcext:base-cell-address="City.CP77"/>
            <calcext:condition calcext:apply-style-name="Yellow Flower" calcext:value="=11" calcext:base-cell-address="City.CP77"/>
            <calcext:condition calcext:apply-style-name="Blue Flower" calcext:value="=12" calcext:base-cell-address="City.CP77"/>
            <calcext:condition calcext:apply-style-name="Pink Flowers" calcext:value="=13" calcext:base-cell-address="City.CP77"/>
          </calcext:conditional-format>
          <calcext:conditional-format calcext:target-range-address="City.CQ77:City.CQ77">
            <calcext:condition calcext:apply-style-name="Open Space" calcext:value="=0" calcext:base-cell-address="City.CQ77"/>
            <calcext:condition calcext:apply-style-name="Excel_CondFormat_1_1_2" calcext:value="=1" calcext:base-cell-address="City.CQ77"/>
            <calcext:condition calcext:apply-style-name="Excel_CondFormat_1_1_3" calcext:value="=2" calcext:base-cell-address="City.CQ77"/>
            <calcext:condition calcext:apply-style-name="Excel_CondFormat_1_1_4" calcext:value="=3" calcext:base-cell-address="City.CQ77"/>
            <calcext:condition calcext:apply-style-name="Excel_CondFormat_1_1_5" calcext:value="=4" calcext:base-cell-address="City.CQ77"/>
            <calcext:condition calcext:apply-style-name="Excel_CondFormat_1_1_6" calcext:value="=100" calcext:base-cell-address="City.CQ77"/>
            <calcext:condition calcext:apply-style-name="Excel_CondFormat_1_1_7" calcext:value="&gt;101" calcext:base-cell-address="City.CQ77"/>
            <calcext:condition calcext:apply-style-name="Trees" calcext:value="=6" calcext:base-cell-address="City.CQ77"/>
            <calcext:condition calcext:apply-style-name="Trees1" calcext:value="=5" calcext:base-cell-address="City.CQ77"/>
            <calcext:condition calcext:apply-style-name="Yellow Flower" calcext:value="=11" calcext:base-cell-address="City.CQ77"/>
            <calcext:condition calcext:apply-style-name="Blue Flower" calcext:value="=12" calcext:base-cell-address="City.CQ77"/>
            <calcext:condition calcext:apply-style-name="Pink Flowers" calcext:value="=13" calcext:base-cell-address="City.CQ77"/>
          </calcext:conditional-format>
          <calcext:conditional-format calcext:target-range-address="City.CR77:City.CR77">
            <calcext:condition calcext:apply-style-name="Open Space" calcext:value="=0" calcext:base-cell-address="City.CR77"/>
            <calcext:condition calcext:apply-style-name="Excel_CondFormat_1_1_2" calcext:value="=1" calcext:base-cell-address="City.CR77"/>
            <calcext:condition calcext:apply-style-name="Excel_CondFormat_1_1_3" calcext:value="=2" calcext:base-cell-address="City.CR77"/>
            <calcext:condition calcext:apply-style-name="Excel_CondFormat_1_1_4" calcext:value="=3" calcext:base-cell-address="City.CR77"/>
            <calcext:condition calcext:apply-style-name="Excel_CondFormat_1_1_5" calcext:value="=4" calcext:base-cell-address="City.CR77"/>
            <calcext:condition calcext:apply-style-name="Excel_CondFormat_1_1_6" calcext:value="=100" calcext:base-cell-address="City.CR77"/>
            <calcext:condition calcext:apply-style-name="Excel_CondFormat_1_1_7" calcext:value="&gt;101" calcext:base-cell-address="City.CR77"/>
            <calcext:condition calcext:apply-style-name="Trees" calcext:value="=6" calcext:base-cell-address="City.CR77"/>
            <calcext:condition calcext:apply-style-name="Trees1" calcext:value="=5" calcext:base-cell-address="City.CR77"/>
            <calcext:condition calcext:apply-style-name="Yellow Flower" calcext:value="=11" calcext:base-cell-address="City.CR77"/>
            <calcext:condition calcext:apply-style-name="Blue Flower" calcext:value="=12" calcext:base-cell-address="City.CR77"/>
            <calcext:condition calcext:apply-style-name="Pink Flowers" calcext:value="=13" calcext:base-cell-address="City.CR77"/>
          </calcext:conditional-format>
          <calcext:conditional-format calcext:target-range-address="City.CS77:City.CS77">
            <calcext:condition calcext:apply-style-name="Open Space" calcext:value="=0" calcext:base-cell-address="City.CS77"/>
            <calcext:condition calcext:apply-style-name="Excel_CondFormat_1_1_2" calcext:value="=1" calcext:base-cell-address="City.CS77"/>
            <calcext:condition calcext:apply-style-name="Excel_CondFormat_1_1_3" calcext:value="=2" calcext:base-cell-address="City.CS77"/>
            <calcext:condition calcext:apply-style-name="Excel_CondFormat_1_1_4" calcext:value="=3" calcext:base-cell-address="City.CS77"/>
            <calcext:condition calcext:apply-style-name="Excel_CondFormat_1_1_5" calcext:value="=4" calcext:base-cell-address="City.CS77"/>
            <calcext:condition calcext:apply-style-name="Excel_CondFormat_1_1_6" calcext:value="=100" calcext:base-cell-address="City.CS77"/>
            <calcext:condition calcext:apply-style-name="Excel_CondFormat_1_1_7" calcext:value="&gt;101" calcext:base-cell-address="City.CS77"/>
            <calcext:condition calcext:apply-style-name="Trees" calcext:value="=6" calcext:base-cell-address="City.CS77"/>
            <calcext:condition calcext:apply-style-name="Trees1" calcext:value="=5" calcext:base-cell-address="City.CS77"/>
            <calcext:condition calcext:apply-style-name="Yellow Flower" calcext:value="=11" calcext:base-cell-address="City.CS77"/>
            <calcext:condition calcext:apply-style-name="Blue Flower" calcext:value="=12" calcext:base-cell-address="City.CS77"/>
            <calcext:condition calcext:apply-style-name="Pink Flowers" calcext:value="=13" calcext:base-cell-address="City.CS77"/>
          </calcext:conditional-format>
          <calcext:conditional-format calcext:target-range-address="City.CN78:City.CN78">
            <calcext:condition calcext:apply-style-name="Open Space" calcext:value="=0" calcext:base-cell-address="City.CN78"/>
            <calcext:condition calcext:apply-style-name="Excel_CondFormat_1_1_2" calcext:value="=1" calcext:base-cell-address="City.CN78"/>
            <calcext:condition calcext:apply-style-name="Excel_CondFormat_1_1_3" calcext:value="=2" calcext:base-cell-address="City.CN78"/>
            <calcext:condition calcext:apply-style-name="Excel_CondFormat_1_1_4" calcext:value="=3" calcext:base-cell-address="City.CN78"/>
            <calcext:condition calcext:apply-style-name="Excel_CondFormat_1_1_5" calcext:value="=4" calcext:base-cell-address="City.CN78"/>
            <calcext:condition calcext:apply-style-name="Excel_CondFormat_1_1_6" calcext:value="=100" calcext:base-cell-address="City.CN78"/>
            <calcext:condition calcext:apply-style-name="Excel_CondFormat_1_1_7" calcext:value="&gt;101" calcext:base-cell-address="City.CN78"/>
            <calcext:condition calcext:apply-style-name="Trees" calcext:value="=6" calcext:base-cell-address="City.CN78"/>
            <calcext:condition calcext:apply-style-name="Trees1" calcext:value="=5" calcext:base-cell-address="City.CN78"/>
            <calcext:condition calcext:apply-style-name="Yellow Flower" calcext:value="=11" calcext:base-cell-address="City.CN78"/>
            <calcext:condition calcext:apply-style-name="Blue Flower" calcext:value="=12" calcext:base-cell-address="City.CN78"/>
            <calcext:condition calcext:apply-style-name="Pink Flowers" calcext:value="=13" calcext:base-cell-address="City.CN78"/>
          </calcext:conditional-format>
          <calcext:conditional-format calcext:target-range-address="City.CO78:City.CO78">
            <calcext:condition calcext:apply-style-name="Open Space" calcext:value="=0" calcext:base-cell-address="City.CO78"/>
            <calcext:condition calcext:apply-style-name="Excel_CondFormat_1_1_2" calcext:value="=1" calcext:base-cell-address="City.CO78"/>
            <calcext:condition calcext:apply-style-name="Excel_CondFormat_1_1_3" calcext:value="=2" calcext:base-cell-address="City.CO78"/>
            <calcext:condition calcext:apply-style-name="Excel_CondFormat_1_1_4" calcext:value="=3" calcext:base-cell-address="City.CO78"/>
            <calcext:condition calcext:apply-style-name="Excel_CondFormat_1_1_5" calcext:value="=4" calcext:base-cell-address="City.CO78"/>
            <calcext:condition calcext:apply-style-name="Excel_CondFormat_1_1_6" calcext:value="=100" calcext:base-cell-address="City.CO78"/>
            <calcext:condition calcext:apply-style-name="Excel_CondFormat_1_1_7" calcext:value="&gt;101" calcext:base-cell-address="City.CO78"/>
            <calcext:condition calcext:apply-style-name="Trees" calcext:value="=6" calcext:base-cell-address="City.CO78"/>
            <calcext:condition calcext:apply-style-name="Trees1" calcext:value="=5" calcext:base-cell-address="City.CO78"/>
            <calcext:condition calcext:apply-style-name="Yellow Flower" calcext:value="=11" calcext:base-cell-address="City.CO78"/>
            <calcext:condition calcext:apply-style-name="Blue Flower" calcext:value="=12" calcext:base-cell-address="City.CO78"/>
            <calcext:condition calcext:apply-style-name="Pink Flowers" calcext:value="=13" calcext:base-cell-address="City.CO78"/>
          </calcext:conditional-format>
          <calcext:conditional-format calcext:target-range-address="City.CP78:City.CP78">
            <calcext:condition calcext:apply-style-name="Open Space" calcext:value="=0" calcext:base-cell-address="City.CP78"/>
            <calcext:condition calcext:apply-style-name="Excel_CondFormat_1_1_2" calcext:value="=1" calcext:base-cell-address="City.CP78"/>
            <calcext:condition calcext:apply-style-name="Excel_CondFormat_1_1_3" calcext:value="=2" calcext:base-cell-address="City.CP78"/>
            <calcext:condition calcext:apply-style-name="Excel_CondFormat_1_1_4" calcext:value="=3" calcext:base-cell-address="City.CP78"/>
            <calcext:condition calcext:apply-style-name="Excel_CondFormat_1_1_5" calcext:value="=4" calcext:base-cell-address="City.CP78"/>
            <calcext:condition calcext:apply-style-name="Excel_CondFormat_1_1_6" calcext:value="=100" calcext:base-cell-address="City.CP78"/>
            <calcext:condition calcext:apply-style-name="Excel_CondFormat_1_1_7" calcext:value="&gt;101" calcext:base-cell-address="City.CP78"/>
            <calcext:condition calcext:apply-style-name="Trees" calcext:value="=6" calcext:base-cell-address="City.CP78"/>
            <calcext:condition calcext:apply-style-name="Trees1" calcext:value="=5" calcext:base-cell-address="City.CP78"/>
            <calcext:condition calcext:apply-style-name="Yellow Flower" calcext:value="=11" calcext:base-cell-address="City.CP78"/>
            <calcext:condition calcext:apply-style-name="Blue Flower" calcext:value="=12" calcext:base-cell-address="City.CP78"/>
            <calcext:condition calcext:apply-style-name="Pink Flowers" calcext:value="=13" calcext:base-cell-address="City.CP78"/>
          </calcext:conditional-format>
          <calcext:conditional-format calcext:target-range-address="City.CQ78:City.CQ78">
            <calcext:condition calcext:apply-style-name="Open Space" calcext:value="=0" calcext:base-cell-address="City.CQ78"/>
            <calcext:condition calcext:apply-style-name="Excel_CondFormat_1_1_2" calcext:value="=1" calcext:base-cell-address="City.CQ78"/>
            <calcext:condition calcext:apply-style-name="Excel_CondFormat_1_1_3" calcext:value="=2" calcext:base-cell-address="City.CQ78"/>
            <calcext:condition calcext:apply-style-name="Excel_CondFormat_1_1_4" calcext:value="=3" calcext:base-cell-address="City.CQ78"/>
            <calcext:condition calcext:apply-style-name="Excel_CondFormat_1_1_5" calcext:value="=4" calcext:base-cell-address="City.CQ78"/>
            <calcext:condition calcext:apply-style-name="Excel_CondFormat_1_1_6" calcext:value="=100" calcext:base-cell-address="City.CQ78"/>
            <calcext:condition calcext:apply-style-name="Excel_CondFormat_1_1_7" calcext:value="&gt;101" calcext:base-cell-address="City.CQ78"/>
            <calcext:condition calcext:apply-style-name="Trees" calcext:value="=6" calcext:base-cell-address="City.CQ78"/>
            <calcext:condition calcext:apply-style-name="Trees1" calcext:value="=5" calcext:base-cell-address="City.CQ78"/>
            <calcext:condition calcext:apply-style-name="Yellow Flower" calcext:value="=11" calcext:base-cell-address="City.CQ78"/>
            <calcext:condition calcext:apply-style-name="Blue Flower" calcext:value="=12" calcext:base-cell-address="City.CQ78"/>
            <calcext:condition calcext:apply-style-name="Pink Flowers" calcext:value="=13" calcext:base-cell-address="City.CQ78"/>
          </calcext:conditional-format>
          <calcext:conditional-format calcext:target-range-address="City.CR78:City.CR78">
            <calcext:condition calcext:apply-style-name="Open Space" calcext:value="=0" calcext:base-cell-address="City.CR78"/>
            <calcext:condition calcext:apply-style-name="Excel_CondFormat_1_1_2" calcext:value="=1" calcext:base-cell-address="City.CR78"/>
            <calcext:condition calcext:apply-style-name="Excel_CondFormat_1_1_3" calcext:value="=2" calcext:base-cell-address="City.CR78"/>
            <calcext:condition calcext:apply-style-name="Excel_CondFormat_1_1_4" calcext:value="=3" calcext:base-cell-address="City.CR78"/>
            <calcext:condition calcext:apply-style-name="Excel_CondFormat_1_1_5" calcext:value="=4" calcext:base-cell-address="City.CR78"/>
            <calcext:condition calcext:apply-style-name="Excel_CondFormat_1_1_6" calcext:value="=100" calcext:base-cell-address="City.CR78"/>
            <calcext:condition calcext:apply-style-name="Excel_CondFormat_1_1_7" calcext:value="&gt;101" calcext:base-cell-address="City.CR78"/>
            <calcext:condition calcext:apply-style-name="Trees" calcext:value="=6" calcext:base-cell-address="City.CR78"/>
            <calcext:condition calcext:apply-style-name="Trees1" calcext:value="=5" calcext:base-cell-address="City.CR78"/>
            <calcext:condition calcext:apply-style-name="Yellow Flower" calcext:value="=11" calcext:base-cell-address="City.CR78"/>
            <calcext:condition calcext:apply-style-name="Blue Flower" calcext:value="=12" calcext:base-cell-address="City.CR78"/>
            <calcext:condition calcext:apply-style-name="Pink Flowers" calcext:value="=13" calcext:base-cell-address="City.CR78"/>
          </calcext:conditional-format>
          <calcext:conditional-format calcext:target-range-address="City.CS78:City.CS78">
            <calcext:condition calcext:apply-style-name="Open Space" calcext:value="=0" calcext:base-cell-address="City.CS78"/>
            <calcext:condition calcext:apply-style-name="Excel_CondFormat_1_1_2" calcext:value="=1" calcext:base-cell-address="City.CS78"/>
            <calcext:condition calcext:apply-style-name="Excel_CondFormat_1_1_3" calcext:value="=2" calcext:base-cell-address="City.CS78"/>
            <calcext:condition calcext:apply-style-name="Excel_CondFormat_1_1_4" calcext:value="=3" calcext:base-cell-address="City.CS78"/>
            <calcext:condition calcext:apply-style-name="Excel_CondFormat_1_1_5" calcext:value="=4" calcext:base-cell-address="City.CS78"/>
            <calcext:condition calcext:apply-style-name="Excel_CondFormat_1_1_6" calcext:value="=100" calcext:base-cell-address="City.CS78"/>
            <calcext:condition calcext:apply-style-name="Excel_CondFormat_1_1_7" calcext:value="&gt;101" calcext:base-cell-address="City.CS78"/>
            <calcext:condition calcext:apply-style-name="Trees" calcext:value="=6" calcext:base-cell-address="City.CS78"/>
            <calcext:condition calcext:apply-style-name="Trees1" calcext:value="=5" calcext:base-cell-address="City.CS78"/>
            <calcext:condition calcext:apply-style-name="Yellow Flower" calcext:value="=11" calcext:base-cell-address="City.CS78"/>
            <calcext:condition calcext:apply-style-name="Blue Flower" calcext:value="=12" calcext:base-cell-address="City.CS78"/>
            <calcext:condition calcext:apply-style-name="Pink Flowers" calcext:value="=13" calcext:base-cell-address="City.CS78"/>
          </calcext:conditional-format>
          <calcext:conditional-format calcext:target-range-address="City.CN79:City.CN79">
            <calcext:condition calcext:apply-style-name="Open Space" calcext:value="=0" calcext:base-cell-address="City.CN79"/>
            <calcext:condition calcext:apply-style-name="Excel_CondFormat_1_1_2" calcext:value="=1" calcext:base-cell-address="City.CN79"/>
            <calcext:condition calcext:apply-style-name="Excel_CondFormat_1_1_3" calcext:value="=2" calcext:base-cell-address="City.CN79"/>
            <calcext:condition calcext:apply-style-name="Excel_CondFormat_1_1_4" calcext:value="=3" calcext:base-cell-address="City.CN79"/>
            <calcext:condition calcext:apply-style-name="Excel_CondFormat_1_1_5" calcext:value="=4" calcext:base-cell-address="City.CN79"/>
            <calcext:condition calcext:apply-style-name="Excel_CondFormat_1_1_6" calcext:value="=100" calcext:base-cell-address="City.CN79"/>
            <calcext:condition calcext:apply-style-name="Excel_CondFormat_1_1_7" calcext:value="&gt;101" calcext:base-cell-address="City.CN79"/>
            <calcext:condition calcext:apply-style-name="Trees" calcext:value="=6" calcext:base-cell-address="City.CN79"/>
            <calcext:condition calcext:apply-style-name="Trees1" calcext:value="=5" calcext:base-cell-address="City.CN79"/>
            <calcext:condition calcext:apply-style-name="Yellow Flower" calcext:value="=11" calcext:base-cell-address="City.CN79"/>
            <calcext:condition calcext:apply-style-name="Blue Flower" calcext:value="=12" calcext:base-cell-address="City.CN79"/>
            <calcext:condition calcext:apply-style-name="Pink Flowers" calcext:value="=13" calcext:base-cell-address="City.CN79"/>
          </calcext:conditional-format>
          <calcext:conditional-format calcext:target-range-address="City.CO79:City.CO79">
            <calcext:condition calcext:apply-style-name="Open Space" calcext:value="=0" calcext:base-cell-address="City.CO79"/>
            <calcext:condition calcext:apply-style-name="Excel_CondFormat_1_1_2" calcext:value="=1" calcext:base-cell-address="City.CO79"/>
            <calcext:condition calcext:apply-style-name="Excel_CondFormat_1_1_3" calcext:value="=2" calcext:base-cell-address="City.CO79"/>
            <calcext:condition calcext:apply-style-name="Excel_CondFormat_1_1_4" calcext:value="=3" calcext:base-cell-address="City.CO79"/>
            <calcext:condition calcext:apply-style-name="Excel_CondFormat_1_1_5" calcext:value="=4" calcext:base-cell-address="City.CO79"/>
            <calcext:condition calcext:apply-style-name="Excel_CondFormat_1_1_6" calcext:value="=100" calcext:base-cell-address="City.CO79"/>
            <calcext:condition calcext:apply-style-name="Excel_CondFormat_1_1_7" calcext:value="&gt;101" calcext:base-cell-address="City.CO79"/>
            <calcext:condition calcext:apply-style-name="Trees" calcext:value="=6" calcext:base-cell-address="City.CO79"/>
            <calcext:condition calcext:apply-style-name="Trees1" calcext:value="=5" calcext:base-cell-address="City.CO79"/>
            <calcext:condition calcext:apply-style-name="Yellow Flower" calcext:value="=11" calcext:base-cell-address="City.CO79"/>
            <calcext:condition calcext:apply-style-name="Blue Flower" calcext:value="=12" calcext:base-cell-address="City.CO79"/>
            <calcext:condition calcext:apply-style-name="Pink Flowers" calcext:value="=13" calcext:base-cell-address="City.CO79"/>
          </calcext:conditional-format>
          <calcext:conditional-format calcext:target-range-address="City.CP79:City.CP79">
            <calcext:condition calcext:apply-style-name="Open Space" calcext:value="=0" calcext:base-cell-address="City.CP79"/>
            <calcext:condition calcext:apply-style-name="Excel_CondFormat_1_1_2" calcext:value="=1" calcext:base-cell-address="City.CP79"/>
            <calcext:condition calcext:apply-style-name="Excel_CondFormat_1_1_3" calcext:value="=2" calcext:base-cell-address="City.CP79"/>
            <calcext:condition calcext:apply-style-name="Excel_CondFormat_1_1_4" calcext:value="=3" calcext:base-cell-address="City.CP79"/>
            <calcext:condition calcext:apply-style-name="Excel_CondFormat_1_1_5" calcext:value="=4" calcext:base-cell-address="City.CP79"/>
            <calcext:condition calcext:apply-style-name="Excel_CondFormat_1_1_6" calcext:value="=100" calcext:base-cell-address="City.CP79"/>
            <calcext:condition calcext:apply-style-name="Excel_CondFormat_1_1_7" calcext:value="&gt;101" calcext:base-cell-address="City.CP79"/>
            <calcext:condition calcext:apply-style-name="Trees" calcext:value="=6" calcext:base-cell-address="City.CP79"/>
            <calcext:condition calcext:apply-style-name="Trees1" calcext:value="=5" calcext:base-cell-address="City.CP79"/>
            <calcext:condition calcext:apply-style-name="Yellow Flower" calcext:value="=11" calcext:base-cell-address="City.CP79"/>
            <calcext:condition calcext:apply-style-name="Blue Flower" calcext:value="=12" calcext:base-cell-address="City.CP79"/>
            <calcext:condition calcext:apply-style-name="Pink Flowers" calcext:value="=13" calcext:base-cell-address="City.CP79"/>
          </calcext:conditional-format>
          <calcext:conditional-format calcext:target-range-address="City.CQ79:City.CQ79">
            <calcext:condition calcext:apply-style-name="Open Space" calcext:value="=0" calcext:base-cell-address="City.CQ79"/>
            <calcext:condition calcext:apply-style-name="Excel_CondFormat_1_1_2" calcext:value="=1" calcext:base-cell-address="City.CQ79"/>
            <calcext:condition calcext:apply-style-name="Excel_CondFormat_1_1_3" calcext:value="=2" calcext:base-cell-address="City.CQ79"/>
            <calcext:condition calcext:apply-style-name="Excel_CondFormat_1_1_4" calcext:value="=3" calcext:base-cell-address="City.CQ79"/>
            <calcext:condition calcext:apply-style-name="Excel_CondFormat_1_1_5" calcext:value="=4" calcext:base-cell-address="City.CQ79"/>
            <calcext:condition calcext:apply-style-name="Excel_CondFormat_1_1_6" calcext:value="=100" calcext:base-cell-address="City.CQ79"/>
            <calcext:condition calcext:apply-style-name="Excel_CondFormat_1_1_7" calcext:value="&gt;101" calcext:base-cell-address="City.CQ79"/>
            <calcext:condition calcext:apply-style-name="Trees" calcext:value="=6" calcext:base-cell-address="City.CQ79"/>
            <calcext:condition calcext:apply-style-name="Trees1" calcext:value="=5" calcext:base-cell-address="City.CQ79"/>
            <calcext:condition calcext:apply-style-name="Yellow Flower" calcext:value="=11" calcext:base-cell-address="City.CQ79"/>
            <calcext:condition calcext:apply-style-name="Blue Flower" calcext:value="=12" calcext:base-cell-address="City.CQ79"/>
            <calcext:condition calcext:apply-style-name="Pink Flowers" calcext:value="=13" calcext:base-cell-address="City.CQ79"/>
          </calcext:conditional-format>
          <calcext:conditional-format calcext:target-range-address="City.CR79:City.CR79">
            <calcext:condition calcext:apply-style-name="Open Space" calcext:value="=0" calcext:base-cell-address="City.CR79"/>
            <calcext:condition calcext:apply-style-name="Excel_CondFormat_1_1_2" calcext:value="=1" calcext:base-cell-address="City.CR79"/>
            <calcext:condition calcext:apply-style-name="Excel_CondFormat_1_1_3" calcext:value="=2" calcext:base-cell-address="City.CR79"/>
            <calcext:condition calcext:apply-style-name="Excel_CondFormat_1_1_4" calcext:value="=3" calcext:base-cell-address="City.CR79"/>
            <calcext:condition calcext:apply-style-name="Excel_CondFormat_1_1_5" calcext:value="=4" calcext:base-cell-address="City.CR79"/>
            <calcext:condition calcext:apply-style-name="Excel_CondFormat_1_1_6" calcext:value="=100" calcext:base-cell-address="City.CR79"/>
            <calcext:condition calcext:apply-style-name="Excel_CondFormat_1_1_7" calcext:value="&gt;101" calcext:base-cell-address="City.CR79"/>
            <calcext:condition calcext:apply-style-name="Trees" calcext:value="=6" calcext:base-cell-address="City.CR79"/>
            <calcext:condition calcext:apply-style-name="Trees1" calcext:value="=5" calcext:base-cell-address="City.CR79"/>
            <calcext:condition calcext:apply-style-name="Yellow Flower" calcext:value="=11" calcext:base-cell-address="City.CR79"/>
            <calcext:condition calcext:apply-style-name="Blue Flower" calcext:value="=12" calcext:base-cell-address="City.CR79"/>
            <calcext:condition calcext:apply-style-name="Pink Flowers" calcext:value="=13" calcext:base-cell-address="City.CR79"/>
          </calcext:conditional-format>
          <calcext:conditional-format calcext:target-range-address="City.CS79:City.CS79">
            <calcext:condition calcext:apply-style-name="Open Space" calcext:value="=0" calcext:base-cell-address="City.CS79"/>
            <calcext:condition calcext:apply-style-name="Excel_CondFormat_1_1_2" calcext:value="=1" calcext:base-cell-address="City.CS79"/>
            <calcext:condition calcext:apply-style-name="Excel_CondFormat_1_1_3" calcext:value="=2" calcext:base-cell-address="City.CS79"/>
            <calcext:condition calcext:apply-style-name="Excel_CondFormat_1_1_4" calcext:value="=3" calcext:base-cell-address="City.CS79"/>
            <calcext:condition calcext:apply-style-name="Excel_CondFormat_1_1_5" calcext:value="=4" calcext:base-cell-address="City.CS79"/>
            <calcext:condition calcext:apply-style-name="Excel_CondFormat_1_1_6" calcext:value="=100" calcext:base-cell-address="City.CS79"/>
            <calcext:condition calcext:apply-style-name="Excel_CondFormat_1_1_7" calcext:value="&gt;101" calcext:base-cell-address="City.CS79"/>
            <calcext:condition calcext:apply-style-name="Trees" calcext:value="=6" calcext:base-cell-address="City.CS79"/>
            <calcext:condition calcext:apply-style-name="Trees1" calcext:value="=5" calcext:base-cell-address="City.CS79"/>
            <calcext:condition calcext:apply-style-name="Yellow Flower" calcext:value="=11" calcext:base-cell-address="City.CS79"/>
            <calcext:condition calcext:apply-style-name="Blue Flower" calcext:value="=12" calcext:base-cell-address="City.CS79"/>
            <calcext:condition calcext:apply-style-name="Pink Flowers" calcext:value="=13" calcext:base-cell-address="City.CS79"/>
          </calcext:conditional-format>
          <calcext:conditional-format calcext:target-range-address="City.CO73:City.CO73">
            <calcext:condition calcext:apply-style-name="Open Space" calcext:value="=0" calcext:base-cell-address="City.CO73"/>
            <calcext:condition calcext:apply-style-name="Excel_CondFormat_1_1_2" calcext:value="=1" calcext:base-cell-address="City.CO73"/>
            <calcext:condition calcext:apply-style-name="Excel_CondFormat_1_1_3" calcext:value="=2" calcext:base-cell-address="City.CO73"/>
            <calcext:condition calcext:apply-style-name="Excel_CondFormat_1_1_4" calcext:value="=3" calcext:base-cell-address="City.CO73"/>
            <calcext:condition calcext:apply-style-name="Excel_CondFormat_1_1_5" calcext:value="=4" calcext:base-cell-address="City.CO73"/>
            <calcext:condition calcext:apply-style-name="Excel_CondFormat_1_1_6" calcext:value="=100" calcext:base-cell-address="City.CO73"/>
            <calcext:condition calcext:apply-style-name="Excel_CondFormat_1_1_7" calcext:value="&gt;101" calcext:base-cell-address="City.CO73"/>
            <calcext:condition calcext:apply-style-name="Trees" calcext:value="=6" calcext:base-cell-address="City.CO73"/>
            <calcext:condition calcext:apply-style-name="Trees1" calcext:value="=5" calcext:base-cell-address="City.CO73"/>
            <calcext:condition calcext:apply-style-name="Yellow Flower" calcext:value="=11" calcext:base-cell-address="City.CO73"/>
            <calcext:condition calcext:apply-style-name="Blue Flower" calcext:value="=12" calcext:base-cell-address="City.CO73"/>
            <calcext:condition calcext:apply-style-name="Pink Flowers" calcext:value="=13" calcext:base-cell-address="City.CO73"/>
          </calcext:conditional-format>
          <calcext:conditional-format calcext:target-range-address="City.CP73:City.CP73">
            <calcext:condition calcext:apply-style-name="Open Space" calcext:value="=0" calcext:base-cell-address="City.CP73"/>
            <calcext:condition calcext:apply-style-name="Excel_CondFormat_1_1_2" calcext:value="=1" calcext:base-cell-address="City.CP73"/>
            <calcext:condition calcext:apply-style-name="Excel_CondFormat_1_1_3" calcext:value="=2" calcext:base-cell-address="City.CP73"/>
            <calcext:condition calcext:apply-style-name="Excel_CondFormat_1_1_4" calcext:value="=3" calcext:base-cell-address="City.CP73"/>
            <calcext:condition calcext:apply-style-name="Excel_CondFormat_1_1_5" calcext:value="=4" calcext:base-cell-address="City.CP73"/>
            <calcext:condition calcext:apply-style-name="Excel_CondFormat_1_1_6" calcext:value="=100" calcext:base-cell-address="City.CP73"/>
            <calcext:condition calcext:apply-style-name="Excel_CondFormat_1_1_7" calcext:value="&gt;101" calcext:base-cell-address="City.CP73"/>
            <calcext:condition calcext:apply-style-name="Trees" calcext:value="=6" calcext:base-cell-address="City.CP73"/>
            <calcext:condition calcext:apply-style-name="Trees1" calcext:value="=5" calcext:base-cell-address="City.CP73"/>
            <calcext:condition calcext:apply-style-name="Yellow Flower" calcext:value="=11" calcext:base-cell-address="City.CP73"/>
            <calcext:condition calcext:apply-style-name="Blue Flower" calcext:value="=12" calcext:base-cell-address="City.CP73"/>
            <calcext:condition calcext:apply-style-name="Pink Flowers" calcext:value="=13" calcext:base-cell-address="City.CP73"/>
          </calcext:conditional-format>
          <calcext:conditional-format calcext:target-range-address="City.CQ73:City.CQ73">
            <calcext:condition calcext:apply-style-name="Open Space" calcext:value="=0" calcext:base-cell-address="City.CQ73"/>
            <calcext:condition calcext:apply-style-name="Excel_CondFormat_1_1_2" calcext:value="=1" calcext:base-cell-address="City.CQ73"/>
            <calcext:condition calcext:apply-style-name="Excel_CondFormat_1_1_3" calcext:value="=2" calcext:base-cell-address="City.CQ73"/>
            <calcext:condition calcext:apply-style-name="Excel_CondFormat_1_1_4" calcext:value="=3" calcext:base-cell-address="City.CQ73"/>
            <calcext:condition calcext:apply-style-name="Excel_CondFormat_1_1_5" calcext:value="=4" calcext:base-cell-address="City.CQ73"/>
            <calcext:condition calcext:apply-style-name="Excel_CondFormat_1_1_6" calcext:value="=100" calcext:base-cell-address="City.CQ73"/>
            <calcext:condition calcext:apply-style-name="Excel_CondFormat_1_1_7" calcext:value="&gt;101" calcext:base-cell-address="City.CQ73"/>
            <calcext:condition calcext:apply-style-name="Trees" calcext:value="=6" calcext:base-cell-address="City.CQ73"/>
            <calcext:condition calcext:apply-style-name="Trees1" calcext:value="=5" calcext:base-cell-address="City.CQ73"/>
            <calcext:condition calcext:apply-style-name="Yellow Flower" calcext:value="=11" calcext:base-cell-address="City.CQ73"/>
            <calcext:condition calcext:apply-style-name="Blue Flower" calcext:value="=12" calcext:base-cell-address="City.CQ73"/>
            <calcext:condition calcext:apply-style-name="Pink Flowers" calcext:value="=13" calcext:base-cell-address="City.CQ73"/>
          </calcext:conditional-format>
          <calcext:conditional-format calcext:target-range-address="City.CR73:City.CR73">
            <calcext:condition calcext:apply-style-name="Open Space" calcext:value="=0" calcext:base-cell-address="City.CR73"/>
            <calcext:condition calcext:apply-style-name="Excel_CondFormat_1_1_2" calcext:value="=1" calcext:base-cell-address="City.CR73"/>
            <calcext:condition calcext:apply-style-name="Excel_CondFormat_1_1_3" calcext:value="=2" calcext:base-cell-address="City.CR73"/>
            <calcext:condition calcext:apply-style-name="Excel_CondFormat_1_1_4" calcext:value="=3" calcext:base-cell-address="City.CR73"/>
            <calcext:condition calcext:apply-style-name="Excel_CondFormat_1_1_5" calcext:value="=4" calcext:base-cell-address="City.CR73"/>
            <calcext:condition calcext:apply-style-name="Excel_CondFormat_1_1_6" calcext:value="=100" calcext:base-cell-address="City.CR73"/>
            <calcext:condition calcext:apply-style-name="Excel_CondFormat_1_1_7" calcext:value="&gt;101" calcext:base-cell-address="City.CR73"/>
            <calcext:condition calcext:apply-style-name="Trees" calcext:value="=6" calcext:base-cell-address="City.CR73"/>
            <calcext:condition calcext:apply-style-name="Trees1" calcext:value="=5" calcext:base-cell-address="City.CR73"/>
            <calcext:condition calcext:apply-style-name="Yellow Flower" calcext:value="=11" calcext:base-cell-address="City.CR73"/>
            <calcext:condition calcext:apply-style-name="Blue Flower" calcext:value="=12" calcext:base-cell-address="City.CR73"/>
            <calcext:condition calcext:apply-style-name="Pink Flowers" calcext:value="=13" calcext:base-cell-address="City.CR73"/>
          </calcext:conditional-format>
          <calcext:conditional-format calcext:target-range-address="City.CS73:City.CS73">
            <calcext:condition calcext:apply-style-name="Open Space" calcext:value="=0" calcext:base-cell-address="City.CS73"/>
            <calcext:condition calcext:apply-style-name="Excel_CondFormat_1_1_2" calcext:value="=1" calcext:base-cell-address="City.CS73"/>
            <calcext:condition calcext:apply-style-name="Excel_CondFormat_1_1_3" calcext:value="=2" calcext:base-cell-address="City.CS73"/>
            <calcext:condition calcext:apply-style-name="Excel_CondFormat_1_1_4" calcext:value="=3" calcext:base-cell-address="City.CS73"/>
            <calcext:condition calcext:apply-style-name="Excel_CondFormat_1_1_5" calcext:value="=4" calcext:base-cell-address="City.CS73"/>
            <calcext:condition calcext:apply-style-name="Excel_CondFormat_1_1_6" calcext:value="=100" calcext:base-cell-address="City.CS73"/>
            <calcext:condition calcext:apply-style-name="Excel_CondFormat_1_1_7" calcext:value="&gt;101" calcext:base-cell-address="City.CS73"/>
            <calcext:condition calcext:apply-style-name="Trees" calcext:value="=6" calcext:base-cell-address="City.CS73"/>
            <calcext:condition calcext:apply-style-name="Trees1" calcext:value="=5" calcext:base-cell-address="City.CS73"/>
            <calcext:condition calcext:apply-style-name="Yellow Flower" calcext:value="=11" calcext:base-cell-address="City.CS73"/>
            <calcext:condition calcext:apply-style-name="Blue Flower" calcext:value="=12" calcext:base-cell-address="City.CS73"/>
            <calcext:condition calcext:apply-style-name="Pink Flowers" calcext:value="=13" calcext:base-cell-address="City.CS73"/>
          </calcext:conditional-format>
          <calcext:conditional-format calcext:target-range-address="City.CT73:City.CT73">
            <calcext:condition calcext:apply-style-name="Open Space" calcext:value="=0" calcext:base-cell-address="City.CT73"/>
            <calcext:condition calcext:apply-style-name="Excel_CondFormat_1_1_2" calcext:value="=1" calcext:base-cell-address="City.CT73"/>
            <calcext:condition calcext:apply-style-name="Excel_CondFormat_1_1_3" calcext:value="=2" calcext:base-cell-address="City.CT73"/>
            <calcext:condition calcext:apply-style-name="Excel_CondFormat_1_1_4" calcext:value="=3" calcext:base-cell-address="City.CT73"/>
            <calcext:condition calcext:apply-style-name="Excel_CondFormat_1_1_5" calcext:value="=4" calcext:base-cell-address="City.CT73"/>
            <calcext:condition calcext:apply-style-name="Excel_CondFormat_1_1_6" calcext:value="=100" calcext:base-cell-address="City.CT73"/>
            <calcext:condition calcext:apply-style-name="Excel_CondFormat_1_1_7" calcext:value="&gt;101" calcext:base-cell-address="City.CT73"/>
            <calcext:condition calcext:apply-style-name="Trees" calcext:value="=6" calcext:base-cell-address="City.CT73"/>
            <calcext:condition calcext:apply-style-name="Trees1" calcext:value="=5" calcext:base-cell-address="City.CT73"/>
            <calcext:condition calcext:apply-style-name="Yellow Flower" calcext:value="=11" calcext:base-cell-address="City.CT73"/>
            <calcext:condition calcext:apply-style-name="Blue Flower" calcext:value="=12" calcext:base-cell-address="City.CT73"/>
            <calcext:condition calcext:apply-style-name="Pink Flowers" calcext:value="=13" calcext:base-cell-address="City.CT73"/>
          </calcext:conditional-format>
          <calcext:conditional-format calcext:target-range-address="City.CU73:City.CU73">
            <calcext:condition calcext:apply-style-name="Open Space" calcext:value="=0" calcext:base-cell-address="City.CU73"/>
            <calcext:condition calcext:apply-style-name="Excel_CondFormat_1_1_2" calcext:value="=1" calcext:base-cell-address="City.CU73"/>
            <calcext:condition calcext:apply-style-name="Excel_CondFormat_1_1_3" calcext:value="=2" calcext:base-cell-address="City.CU73"/>
            <calcext:condition calcext:apply-style-name="Excel_CondFormat_1_1_4" calcext:value="=3" calcext:base-cell-address="City.CU73"/>
            <calcext:condition calcext:apply-style-name="Excel_CondFormat_1_1_5" calcext:value="=4" calcext:base-cell-address="City.CU73"/>
            <calcext:condition calcext:apply-style-name="Excel_CondFormat_1_1_6" calcext:value="=100" calcext:base-cell-address="City.CU73"/>
            <calcext:condition calcext:apply-style-name="Excel_CondFormat_1_1_7" calcext:value="&gt;101" calcext:base-cell-address="City.CU73"/>
            <calcext:condition calcext:apply-style-name="Trees" calcext:value="=6" calcext:base-cell-address="City.CU73"/>
            <calcext:condition calcext:apply-style-name="Trees1" calcext:value="=5" calcext:base-cell-address="City.CU73"/>
            <calcext:condition calcext:apply-style-name="Yellow Flower" calcext:value="=11" calcext:base-cell-address="City.CU73"/>
            <calcext:condition calcext:apply-style-name="Blue Flower" calcext:value="=12" calcext:base-cell-address="City.CU73"/>
            <calcext:condition calcext:apply-style-name="Pink Flowers" calcext:value="=13" calcext:base-cell-address="City.CU73"/>
          </calcext:conditional-format>
          <calcext:conditional-format calcext:target-range-address="City.CO74:City.CO74">
            <calcext:condition calcext:apply-style-name="Open Space" calcext:value="=0" calcext:base-cell-address="City.CO74"/>
            <calcext:condition calcext:apply-style-name="Excel_CondFormat_1_1_2" calcext:value="=1" calcext:base-cell-address="City.CO74"/>
            <calcext:condition calcext:apply-style-name="Excel_CondFormat_1_1_3" calcext:value="=2" calcext:base-cell-address="City.CO74"/>
            <calcext:condition calcext:apply-style-name="Excel_CondFormat_1_1_4" calcext:value="=3" calcext:base-cell-address="City.CO74"/>
            <calcext:condition calcext:apply-style-name="Excel_CondFormat_1_1_5" calcext:value="=4" calcext:base-cell-address="City.CO74"/>
            <calcext:condition calcext:apply-style-name="Excel_CondFormat_1_1_6" calcext:value="=100" calcext:base-cell-address="City.CO74"/>
            <calcext:condition calcext:apply-style-name="Excel_CondFormat_1_1_7" calcext:value="&gt;101" calcext:base-cell-address="City.CO74"/>
            <calcext:condition calcext:apply-style-name="Trees" calcext:value="=6" calcext:base-cell-address="City.CO74"/>
            <calcext:condition calcext:apply-style-name="Trees1" calcext:value="=5" calcext:base-cell-address="City.CO74"/>
            <calcext:condition calcext:apply-style-name="Yellow Flower" calcext:value="=11" calcext:base-cell-address="City.CO74"/>
            <calcext:condition calcext:apply-style-name="Blue Flower" calcext:value="=12" calcext:base-cell-address="City.CO74"/>
            <calcext:condition calcext:apply-style-name="Pink Flowers" calcext:value="=13" calcext:base-cell-address="City.CO74"/>
          </calcext:conditional-format>
          <calcext:conditional-format calcext:target-range-address="City.CP74:City.CP74">
            <calcext:condition calcext:apply-style-name="Open Space" calcext:value="=0" calcext:base-cell-address="City.CP74"/>
            <calcext:condition calcext:apply-style-name="Excel_CondFormat_1_1_2" calcext:value="=1" calcext:base-cell-address="City.CP74"/>
            <calcext:condition calcext:apply-style-name="Excel_CondFormat_1_1_3" calcext:value="=2" calcext:base-cell-address="City.CP74"/>
            <calcext:condition calcext:apply-style-name="Excel_CondFormat_1_1_4" calcext:value="=3" calcext:base-cell-address="City.CP74"/>
            <calcext:condition calcext:apply-style-name="Excel_CondFormat_1_1_5" calcext:value="=4" calcext:base-cell-address="City.CP74"/>
            <calcext:condition calcext:apply-style-name="Excel_CondFormat_1_1_6" calcext:value="=100" calcext:base-cell-address="City.CP74"/>
            <calcext:condition calcext:apply-style-name="Excel_CondFormat_1_1_7" calcext:value="&gt;101" calcext:base-cell-address="City.CP74"/>
            <calcext:condition calcext:apply-style-name="Trees" calcext:value="=6" calcext:base-cell-address="City.CP74"/>
            <calcext:condition calcext:apply-style-name="Trees1" calcext:value="=5" calcext:base-cell-address="City.CP74"/>
            <calcext:condition calcext:apply-style-name="Yellow Flower" calcext:value="=11" calcext:base-cell-address="City.CP74"/>
            <calcext:condition calcext:apply-style-name="Blue Flower" calcext:value="=12" calcext:base-cell-address="City.CP74"/>
            <calcext:condition calcext:apply-style-name="Pink Flowers" calcext:value="=13" calcext:base-cell-address="City.CP74"/>
          </calcext:conditional-format>
          <calcext:conditional-format calcext:target-range-address="City.CQ74:City.CQ74">
            <calcext:condition calcext:apply-style-name="Open Space" calcext:value="=0" calcext:base-cell-address="City.CQ74"/>
            <calcext:condition calcext:apply-style-name="Excel_CondFormat_1_1_2" calcext:value="=1" calcext:base-cell-address="City.CQ74"/>
            <calcext:condition calcext:apply-style-name="Excel_CondFormat_1_1_3" calcext:value="=2" calcext:base-cell-address="City.CQ74"/>
            <calcext:condition calcext:apply-style-name="Excel_CondFormat_1_1_4" calcext:value="=3" calcext:base-cell-address="City.CQ74"/>
            <calcext:condition calcext:apply-style-name="Excel_CondFormat_1_1_5" calcext:value="=4" calcext:base-cell-address="City.CQ74"/>
            <calcext:condition calcext:apply-style-name="Excel_CondFormat_1_1_6" calcext:value="=100" calcext:base-cell-address="City.CQ74"/>
            <calcext:condition calcext:apply-style-name="Excel_CondFormat_1_1_7" calcext:value="&gt;101" calcext:base-cell-address="City.CQ74"/>
            <calcext:condition calcext:apply-style-name="Trees" calcext:value="=6" calcext:base-cell-address="City.CQ74"/>
            <calcext:condition calcext:apply-style-name="Trees1" calcext:value="=5" calcext:base-cell-address="City.CQ74"/>
            <calcext:condition calcext:apply-style-name="Yellow Flower" calcext:value="=11" calcext:base-cell-address="City.CQ74"/>
            <calcext:condition calcext:apply-style-name="Blue Flower" calcext:value="=12" calcext:base-cell-address="City.CQ74"/>
            <calcext:condition calcext:apply-style-name="Pink Flowers" calcext:value="=13" calcext:base-cell-address="City.CQ74"/>
          </calcext:conditional-format>
          <calcext:conditional-format calcext:target-range-address="City.CR74:City.CR74">
            <calcext:condition calcext:apply-style-name="Open Space" calcext:value="=0" calcext:base-cell-address="City.CR74"/>
            <calcext:condition calcext:apply-style-name="Excel_CondFormat_1_1_2" calcext:value="=1" calcext:base-cell-address="City.CR74"/>
            <calcext:condition calcext:apply-style-name="Excel_CondFormat_1_1_3" calcext:value="=2" calcext:base-cell-address="City.CR74"/>
            <calcext:condition calcext:apply-style-name="Excel_CondFormat_1_1_4" calcext:value="=3" calcext:base-cell-address="City.CR74"/>
            <calcext:condition calcext:apply-style-name="Excel_CondFormat_1_1_5" calcext:value="=4" calcext:base-cell-address="City.CR74"/>
            <calcext:condition calcext:apply-style-name="Excel_CondFormat_1_1_6" calcext:value="=100" calcext:base-cell-address="City.CR74"/>
            <calcext:condition calcext:apply-style-name="Excel_CondFormat_1_1_7" calcext:value="&gt;101" calcext:base-cell-address="City.CR74"/>
            <calcext:condition calcext:apply-style-name="Trees" calcext:value="=6" calcext:base-cell-address="City.CR74"/>
            <calcext:condition calcext:apply-style-name="Trees1" calcext:value="=5" calcext:base-cell-address="City.CR74"/>
            <calcext:condition calcext:apply-style-name="Yellow Flower" calcext:value="=11" calcext:base-cell-address="City.CR74"/>
            <calcext:condition calcext:apply-style-name="Blue Flower" calcext:value="=12" calcext:base-cell-address="City.CR74"/>
            <calcext:condition calcext:apply-style-name="Pink Flowers" calcext:value="=13" calcext:base-cell-address="City.CR74"/>
          </calcext:conditional-format>
          <calcext:conditional-format calcext:target-range-address="City.CS74:City.CS74">
            <calcext:condition calcext:apply-style-name="Open Space" calcext:value="=0" calcext:base-cell-address="City.CS74"/>
            <calcext:condition calcext:apply-style-name="Excel_CondFormat_1_1_2" calcext:value="=1" calcext:base-cell-address="City.CS74"/>
            <calcext:condition calcext:apply-style-name="Excel_CondFormat_1_1_3" calcext:value="=2" calcext:base-cell-address="City.CS74"/>
            <calcext:condition calcext:apply-style-name="Excel_CondFormat_1_1_4" calcext:value="=3" calcext:base-cell-address="City.CS74"/>
            <calcext:condition calcext:apply-style-name="Excel_CondFormat_1_1_5" calcext:value="=4" calcext:base-cell-address="City.CS74"/>
            <calcext:condition calcext:apply-style-name="Excel_CondFormat_1_1_6" calcext:value="=100" calcext:base-cell-address="City.CS74"/>
            <calcext:condition calcext:apply-style-name="Excel_CondFormat_1_1_7" calcext:value="&gt;101" calcext:base-cell-address="City.CS74"/>
            <calcext:condition calcext:apply-style-name="Trees" calcext:value="=6" calcext:base-cell-address="City.CS74"/>
            <calcext:condition calcext:apply-style-name="Trees1" calcext:value="=5" calcext:base-cell-address="City.CS74"/>
            <calcext:condition calcext:apply-style-name="Yellow Flower" calcext:value="=11" calcext:base-cell-address="City.CS74"/>
            <calcext:condition calcext:apply-style-name="Blue Flower" calcext:value="=12" calcext:base-cell-address="City.CS74"/>
            <calcext:condition calcext:apply-style-name="Pink Flowers" calcext:value="=13" calcext:base-cell-address="City.CS74"/>
          </calcext:conditional-format>
          <calcext:conditional-format calcext:target-range-address="City.CT74:City.CT74">
            <calcext:condition calcext:apply-style-name="Open Space" calcext:value="=0" calcext:base-cell-address="City.CT74"/>
            <calcext:condition calcext:apply-style-name="Excel_CondFormat_1_1_2" calcext:value="=1" calcext:base-cell-address="City.CT74"/>
            <calcext:condition calcext:apply-style-name="Excel_CondFormat_1_1_3" calcext:value="=2" calcext:base-cell-address="City.CT74"/>
            <calcext:condition calcext:apply-style-name="Excel_CondFormat_1_1_4" calcext:value="=3" calcext:base-cell-address="City.CT74"/>
            <calcext:condition calcext:apply-style-name="Excel_CondFormat_1_1_5" calcext:value="=4" calcext:base-cell-address="City.CT74"/>
            <calcext:condition calcext:apply-style-name="Excel_CondFormat_1_1_6" calcext:value="=100" calcext:base-cell-address="City.CT74"/>
            <calcext:condition calcext:apply-style-name="Excel_CondFormat_1_1_7" calcext:value="&gt;101" calcext:base-cell-address="City.CT74"/>
            <calcext:condition calcext:apply-style-name="Trees" calcext:value="=6" calcext:base-cell-address="City.CT74"/>
            <calcext:condition calcext:apply-style-name="Trees1" calcext:value="=5" calcext:base-cell-address="City.CT74"/>
            <calcext:condition calcext:apply-style-name="Yellow Flower" calcext:value="=11" calcext:base-cell-address="City.CT74"/>
            <calcext:condition calcext:apply-style-name="Blue Flower" calcext:value="=12" calcext:base-cell-address="City.CT74"/>
            <calcext:condition calcext:apply-style-name="Pink Flowers" calcext:value="=13" calcext:base-cell-address="City.CT74"/>
          </calcext:conditional-format>
          <calcext:conditional-format calcext:target-range-address="City.CU74:City.CU74">
            <calcext:condition calcext:apply-style-name="Open Space" calcext:value="=0" calcext:base-cell-address="City.CU74"/>
            <calcext:condition calcext:apply-style-name="Excel_CondFormat_1_1_2" calcext:value="=1" calcext:base-cell-address="City.CU74"/>
            <calcext:condition calcext:apply-style-name="Excel_CondFormat_1_1_3" calcext:value="=2" calcext:base-cell-address="City.CU74"/>
            <calcext:condition calcext:apply-style-name="Excel_CondFormat_1_1_4" calcext:value="=3" calcext:base-cell-address="City.CU74"/>
            <calcext:condition calcext:apply-style-name="Excel_CondFormat_1_1_5" calcext:value="=4" calcext:base-cell-address="City.CU74"/>
            <calcext:condition calcext:apply-style-name="Excel_CondFormat_1_1_6" calcext:value="=100" calcext:base-cell-address="City.CU74"/>
            <calcext:condition calcext:apply-style-name="Excel_CondFormat_1_1_7" calcext:value="&gt;101" calcext:base-cell-address="City.CU74"/>
            <calcext:condition calcext:apply-style-name="Trees" calcext:value="=6" calcext:base-cell-address="City.CU74"/>
            <calcext:condition calcext:apply-style-name="Trees1" calcext:value="=5" calcext:base-cell-address="City.CU74"/>
            <calcext:condition calcext:apply-style-name="Yellow Flower" calcext:value="=11" calcext:base-cell-address="City.CU74"/>
            <calcext:condition calcext:apply-style-name="Blue Flower" calcext:value="=12" calcext:base-cell-address="City.CU74"/>
            <calcext:condition calcext:apply-style-name="Pink Flowers" calcext:value="=13" calcext:base-cell-address="City.CU74"/>
          </calcext:conditional-format>
          <calcext:conditional-format calcext:target-range-address="City.CO75:City.CO75">
            <calcext:condition calcext:apply-style-name="Open Space" calcext:value="=0" calcext:base-cell-address="City.CO75"/>
            <calcext:condition calcext:apply-style-name="Excel_CondFormat_1_1_2" calcext:value="=1" calcext:base-cell-address="City.CO75"/>
            <calcext:condition calcext:apply-style-name="Excel_CondFormat_1_1_3" calcext:value="=2" calcext:base-cell-address="City.CO75"/>
            <calcext:condition calcext:apply-style-name="Excel_CondFormat_1_1_4" calcext:value="=3" calcext:base-cell-address="City.CO75"/>
            <calcext:condition calcext:apply-style-name="Excel_CondFormat_1_1_5" calcext:value="=4" calcext:base-cell-address="City.CO75"/>
            <calcext:condition calcext:apply-style-name="Excel_CondFormat_1_1_6" calcext:value="=100" calcext:base-cell-address="City.CO75"/>
            <calcext:condition calcext:apply-style-name="Excel_CondFormat_1_1_7" calcext:value="&gt;101" calcext:base-cell-address="City.CO75"/>
            <calcext:condition calcext:apply-style-name="Trees" calcext:value="=6" calcext:base-cell-address="City.CO75"/>
            <calcext:condition calcext:apply-style-name="Trees1" calcext:value="=5" calcext:base-cell-address="City.CO75"/>
            <calcext:condition calcext:apply-style-name="Yellow Flower" calcext:value="=11" calcext:base-cell-address="City.CO75"/>
            <calcext:condition calcext:apply-style-name="Blue Flower" calcext:value="=12" calcext:base-cell-address="City.CO75"/>
            <calcext:condition calcext:apply-style-name="Pink Flowers" calcext:value="=13" calcext:base-cell-address="City.CO75"/>
          </calcext:conditional-format>
          <calcext:conditional-format calcext:target-range-address="City.CP75:City.CP75">
            <calcext:condition calcext:apply-style-name="Open Space" calcext:value="=0" calcext:base-cell-address="City.CP75"/>
            <calcext:condition calcext:apply-style-name="Excel_CondFormat_1_1_2" calcext:value="=1" calcext:base-cell-address="City.CP75"/>
            <calcext:condition calcext:apply-style-name="Excel_CondFormat_1_1_3" calcext:value="=2" calcext:base-cell-address="City.CP75"/>
            <calcext:condition calcext:apply-style-name="Excel_CondFormat_1_1_4" calcext:value="=3" calcext:base-cell-address="City.CP75"/>
            <calcext:condition calcext:apply-style-name="Excel_CondFormat_1_1_5" calcext:value="=4" calcext:base-cell-address="City.CP75"/>
            <calcext:condition calcext:apply-style-name="Excel_CondFormat_1_1_6" calcext:value="=100" calcext:base-cell-address="City.CP75"/>
            <calcext:condition calcext:apply-style-name="Excel_CondFormat_1_1_7" calcext:value="&gt;101" calcext:base-cell-address="City.CP75"/>
            <calcext:condition calcext:apply-style-name="Trees" calcext:value="=6" calcext:base-cell-address="City.CP75"/>
            <calcext:condition calcext:apply-style-name="Trees1" calcext:value="=5" calcext:base-cell-address="City.CP75"/>
            <calcext:condition calcext:apply-style-name="Yellow Flower" calcext:value="=11" calcext:base-cell-address="City.CP75"/>
            <calcext:condition calcext:apply-style-name="Blue Flower" calcext:value="=12" calcext:base-cell-address="City.CP75"/>
            <calcext:condition calcext:apply-style-name="Pink Flowers" calcext:value="=13" calcext:base-cell-address="City.CP75"/>
          </calcext:conditional-format>
          <calcext:conditional-format calcext:target-range-address="City.CQ75:City.CQ75">
            <calcext:condition calcext:apply-style-name="Open Space" calcext:value="=0" calcext:base-cell-address="City.CQ75"/>
            <calcext:condition calcext:apply-style-name="Excel_CondFormat_1_1_2" calcext:value="=1" calcext:base-cell-address="City.CQ75"/>
            <calcext:condition calcext:apply-style-name="Excel_CondFormat_1_1_3" calcext:value="=2" calcext:base-cell-address="City.CQ75"/>
            <calcext:condition calcext:apply-style-name="Excel_CondFormat_1_1_4" calcext:value="=3" calcext:base-cell-address="City.CQ75"/>
            <calcext:condition calcext:apply-style-name="Excel_CondFormat_1_1_5" calcext:value="=4" calcext:base-cell-address="City.CQ75"/>
            <calcext:condition calcext:apply-style-name="Excel_CondFormat_1_1_6" calcext:value="=100" calcext:base-cell-address="City.CQ75"/>
            <calcext:condition calcext:apply-style-name="Excel_CondFormat_1_1_7" calcext:value="&gt;101" calcext:base-cell-address="City.CQ75"/>
            <calcext:condition calcext:apply-style-name="Trees" calcext:value="=6" calcext:base-cell-address="City.CQ75"/>
            <calcext:condition calcext:apply-style-name="Trees1" calcext:value="=5" calcext:base-cell-address="City.CQ75"/>
            <calcext:condition calcext:apply-style-name="Yellow Flower" calcext:value="=11" calcext:base-cell-address="City.CQ75"/>
            <calcext:condition calcext:apply-style-name="Blue Flower" calcext:value="=12" calcext:base-cell-address="City.CQ75"/>
            <calcext:condition calcext:apply-style-name="Pink Flowers" calcext:value="=13" calcext:base-cell-address="City.CQ75"/>
          </calcext:conditional-format>
          <calcext:conditional-format calcext:target-range-address="City.CR75:City.CR75">
            <calcext:condition calcext:apply-style-name="Open Space" calcext:value="=0" calcext:base-cell-address="City.CR75"/>
            <calcext:condition calcext:apply-style-name="Excel_CondFormat_1_1_2" calcext:value="=1" calcext:base-cell-address="City.CR75"/>
            <calcext:condition calcext:apply-style-name="Excel_CondFormat_1_1_3" calcext:value="=2" calcext:base-cell-address="City.CR75"/>
            <calcext:condition calcext:apply-style-name="Excel_CondFormat_1_1_4" calcext:value="=3" calcext:base-cell-address="City.CR75"/>
            <calcext:condition calcext:apply-style-name="Excel_CondFormat_1_1_5" calcext:value="=4" calcext:base-cell-address="City.CR75"/>
            <calcext:condition calcext:apply-style-name="Excel_CondFormat_1_1_6" calcext:value="=100" calcext:base-cell-address="City.CR75"/>
            <calcext:condition calcext:apply-style-name="Excel_CondFormat_1_1_7" calcext:value="&gt;101" calcext:base-cell-address="City.CR75"/>
            <calcext:condition calcext:apply-style-name="Trees" calcext:value="=6" calcext:base-cell-address="City.CR75"/>
            <calcext:condition calcext:apply-style-name="Trees1" calcext:value="=5" calcext:base-cell-address="City.CR75"/>
            <calcext:condition calcext:apply-style-name="Yellow Flower" calcext:value="=11" calcext:base-cell-address="City.CR75"/>
            <calcext:condition calcext:apply-style-name="Blue Flower" calcext:value="=12" calcext:base-cell-address="City.CR75"/>
            <calcext:condition calcext:apply-style-name="Pink Flowers" calcext:value="=13" calcext:base-cell-address="City.CR75"/>
          </calcext:conditional-format>
          <calcext:conditional-format calcext:target-range-address="City.CS75:City.CS75">
            <calcext:condition calcext:apply-style-name="Open Space" calcext:value="=0" calcext:base-cell-address="City.CS75"/>
            <calcext:condition calcext:apply-style-name="Excel_CondFormat_1_1_2" calcext:value="=1" calcext:base-cell-address="City.CS75"/>
            <calcext:condition calcext:apply-style-name="Excel_CondFormat_1_1_3" calcext:value="=2" calcext:base-cell-address="City.CS75"/>
            <calcext:condition calcext:apply-style-name="Excel_CondFormat_1_1_4" calcext:value="=3" calcext:base-cell-address="City.CS75"/>
            <calcext:condition calcext:apply-style-name="Excel_CondFormat_1_1_5" calcext:value="=4" calcext:base-cell-address="City.CS75"/>
            <calcext:condition calcext:apply-style-name="Excel_CondFormat_1_1_6" calcext:value="=100" calcext:base-cell-address="City.CS75"/>
            <calcext:condition calcext:apply-style-name="Excel_CondFormat_1_1_7" calcext:value="&gt;101" calcext:base-cell-address="City.CS75"/>
            <calcext:condition calcext:apply-style-name="Trees" calcext:value="=6" calcext:base-cell-address="City.CS75"/>
            <calcext:condition calcext:apply-style-name="Trees1" calcext:value="=5" calcext:base-cell-address="City.CS75"/>
            <calcext:condition calcext:apply-style-name="Yellow Flower" calcext:value="=11" calcext:base-cell-address="City.CS75"/>
            <calcext:condition calcext:apply-style-name="Blue Flower" calcext:value="=12" calcext:base-cell-address="City.CS75"/>
            <calcext:condition calcext:apply-style-name="Pink Flowers" calcext:value="=13" calcext:base-cell-address="City.CS75"/>
          </calcext:conditional-format>
          <calcext:conditional-format calcext:target-range-address="City.CT75:City.CT75">
            <calcext:condition calcext:apply-style-name="Open Space" calcext:value="=0" calcext:base-cell-address="City.CT75"/>
            <calcext:condition calcext:apply-style-name="Excel_CondFormat_1_1_2" calcext:value="=1" calcext:base-cell-address="City.CT75"/>
            <calcext:condition calcext:apply-style-name="Excel_CondFormat_1_1_3" calcext:value="=2" calcext:base-cell-address="City.CT75"/>
            <calcext:condition calcext:apply-style-name="Excel_CondFormat_1_1_4" calcext:value="=3" calcext:base-cell-address="City.CT75"/>
            <calcext:condition calcext:apply-style-name="Excel_CondFormat_1_1_5" calcext:value="=4" calcext:base-cell-address="City.CT75"/>
            <calcext:condition calcext:apply-style-name="Excel_CondFormat_1_1_6" calcext:value="=100" calcext:base-cell-address="City.CT75"/>
            <calcext:condition calcext:apply-style-name="Excel_CondFormat_1_1_7" calcext:value="&gt;101" calcext:base-cell-address="City.CT75"/>
            <calcext:condition calcext:apply-style-name="Trees" calcext:value="=6" calcext:base-cell-address="City.CT75"/>
            <calcext:condition calcext:apply-style-name="Trees1" calcext:value="=5" calcext:base-cell-address="City.CT75"/>
            <calcext:condition calcext:apply-style-name="Yellow Flower" calcext:value="=11" calcext:base-cell-address="City.CT75"/>
            <calcext:condition calcext:apply-style-name="Blue Flower" calcext:value="=12" calcext:base-cell-address="City.CT75"/>
            <calcext:condition calcext:apply-style-name="Pink Flowers" calcext:value="=13" calcext:base-cell-address="City.CT75"/>
          </calcext:conditional-format>
          <calcext:conditional-format calcext:target-range-address="City.CU75:City.CU75">
            <calcext:condition calcext:apply-style-name="Open Space" calcext:value="=0" calcext:base-cell-address="City.CU75"/>
            <calcext:condition calcext:apply-style-name="Excel_CondFormat_1_1_2" calcext:value="=1" calcext:base-cell-address="City.CU75"/>
            <calcext:condition calcext:apply-style-name="Excel_CondFormat_1_1_3" calcext:value="=2" calcext:base-cell-address="City.CU75"/>
            <calcext:condition calcext:apply-style-name="Excel_CondFormat_1_1_4" calcext:value="=3" calcext:base-cell-address="City.CU75"/>
            <calcext:condition calcext:apply-style-name="Excel_CondFormat_1_1_5" calcext:value="=4" calcext:base-cell-address="City.CU75"/>
            <calcext:condition calcext:apply-style-name="Excel_CondFormat_1_1_6" calcext:value="=100" calcext:base-cell-address="City.CU75"/>
            <calcext:condition calcext:apply-style-name="Excel_CondFormat_1_1_7" calcext:value="&gt;101" calcext:base-cell-address="City.CU75"/>
            <calcext:condition calcext:apply-style-name="Trees" calcext:value="=6" calcext:base-cell-address="City.CU75"/>
            <calcext:condition calcext:apply-style-name="Trees1" calcext:value="=5" calcext:base-cell-address="City.CU75"/>
            <calcext:condition calcext:apply-style-name="Yellow Flower" calcext:value="=11" calcext:base-cell-address="City.CU75"/>
            <calcext:condition calcext:apply-style-name="Blue Flower" calcext:value="=12" calcext:base-cell-address="City.CU75"/>
            <calcext:condition calcext:apply-style-name="Pink Flowers" calcext:value="=13" calcext:base-cell-address="City.CU75"/>
          </calcext:conditional-format>
          <calcext:conditional-format calcext:target-range-address="City.CQ67:City.CQ67">
            <calcext:condition calcext:apply-style-name="Open Space" calcext:value="=0" calcext:base-cell-address="City.CQ67"/>
            <calcext:condition calcext:apply-style-name="Excel_CondFormat_1_1_2" calcext:value="=1" calcext:base-cell-address="City.CQ67"/>
            <calcext:condition calcext:apply-style-name="Excel_CondFormat_1_1_3" calcext:value="=2" calcext:base-cell-address="City.CQ67"/>
            <calcext:condition calcext:apply-style-name="Excel_CondFormat_1_1_4" calcext:value="=3" calcext:base-cell-address="City.CQ67"/>
            <calcext:condition calcext:apply-style-name="Excel_CondFormat_1_1_5" calcext:value="=4" calcext:base-cell-address="City.CQ67"/>
            <calcext:condition calcext:apply-style-name="Excel_CondFormat_1_1_6" calcext:value="=100" calcext:base-cell-address="City.CQ67"/>
            <calcext:condition calcext:apply-style-name="Excel_CondFormat_1_1_7" calcext:value="&gt;101" calcext:base-cell-address="City.CQ67"/>
            <calcext:condition calcext:apply-style-name="Trees" calcext:value="=6" calcext:base-cell-address="City.CQ67"/>
            <calcext:condition calcext:apply-style-name="Trees1" calcext:value="=5" calcext:base-cell-address="City.CQ67"/>
            <calcext:condition calcext:apply-style-name="Yellow Flower" calcext:value="=11" calcext:base-cell-address="City.CQ67"/>
            <calcext:condition calcext:apply-style-name="Blue Flower" calcext:value="=12" calcext:base-cell-address="City.CQ67"/>
            <calcext:condition calcext:apply-style-name="Pink Flowers" calcext:value="=13" calcext:base-cell-address="City.CQ67"/>
          </calcext:conditional-format>
          <calcext:conditional-format calcext:target-range-address="City.CR67:City.CR67">
            <calcext:condition calcext:apply-style-name="Open Space" calcext:value="=0" calcext:base-cell-address="City.CR67"/>
            <calcext:condition calcext:apply-style-name="Excel_CondFormat_1_1_2" calcext:value="=1" calcext:base-cell-address="City.CR67"/>
            <calcext:condition calcext:apply-style-name="Excel_CondFormat_1_1_3" calcext:value="=2" calcext:base-cell-address="City.CR67"/>
            <calcext:condition calcext:apply-style-name="Excel_CondFormat_1_1_4" calcext:value="=3" calcext:base-cell-address="City.CR67"/>
            <calcext:condition calcext:apply-style-name="Excel_CondFormat_1_1_5" calcext:value="=4" calcext:base-cell-address="City.CR67"/>
            <calcext:condition calcext:apply-style-name="Excel_CondFormat_1_1_6" calcext:value="=100" calcext:base-cell-address="City.CR67"/>
            <calcext:condition calcext:apply-style-name="Excel_CondFormat_1_1_7" calcext:value="&gt;101" calcext:base-cell-address="City.CR67"/>
            <calcext:condition calcext:apply-style-name="Trees" calcext:value="=6" calcext:base-cell-address="City.CR67"/>
            <calcext:condition calcext:apply-style-name="Trees1" calcext:value="=5" calcext:base-cell-address="City.CR67"/>
            <calcext:condition calcext:apply-style-name="Yellow Flower" calcext:value="=11" calcext:base-cell-address="City.CR67"/>
            <calcext:condition calcext:apply-style-name="Blue Flower" calcext:value="=12" calcext:base-cell-address="City.CR67"/>
            <calcext:condition calcext:apply-style-name="Pink Flowers" calcext:value="=13" calcext:base-cell-address="City.CR67"/>
          </calcext:conditional-format>
          <calcext:conditional-format calcext:target-range-address="City.CS67:City.CS67">
            <calcext:condition calcext:apply-style-name="Open Space" calcext:value="=0" calcext:base-cell-address="City.CS67"/>
            <calcext:condition calcext:apply-style-name="Excel_CondFormat_1_1_2" calcext:value="=1" calcext:base-cell-address="City.CS67"/>
            <calcext:condition calcext:apply-style-name="Excel_CondFormat_1_1_3" calcext:value="=2" calcext:base-cell-address="City.CS67"/>
            <calcext:condition calcext:apply-style-name="Excel_CondFormat_1_1_4" calcext:value="=3" calcext:base-cell-address="City.CS67"/>
            <calcext:condition calcext:apply-style-name="Excel_CondFormat_1_1_5" calcext:value="=4" calcext:base-cell-address="City.CS67"/>
            <calcext:condition calcext:apply-style-name="Excel_CondFormat_1_1_6" calcext:value="=100" calcext:base-cell-address="City.CS67"/>
            <calcext:condition calcext:apply-style-name="Excel_CondFormat_1_1_7" calcext:value="&gt;101" calcext:base-cell-address="City.CS67"/>
            <calcext:condition calcext:apply-style-name="Trees" calcext:value="=6" calcext:base-cell-address="City.CS67"/>
            <calcext:condition calcext:apply-style-name="Trees1" calcext:value="=5" calcext:base-cell-address="City.CS67"/>
            <calcext:condition calcext:apply-style-name="Yellow Flower" calcext:value="=11" calcext:base-cell-address="City.CS67"/>
            <calcext:condition calcext:apply-style-name="Blue Flower" calcext:value="=12" calcext:base-cell-address="City.CS67"/>
            <calcext:condition calcext:apply-style-name="Pink Flowers" calcext:value="=13" calcext:base-cell-address="City.CS67"/>
          </calcext:conditional-format>
          <calcext:conditional-format calcext:target-range-address="City.CT67:City.CT67">
            <calcext:condition calcext:apply-style-name="Open Space" calcext:value="=0" calcext:base-cell-address="City.CT67"/>
            <calcext:condition calcext:apply-style-name="Excel_CondFormat_1_1_2" calcext:value="=1" calcext:base-cell-address="City.CT67"/>
            <calcext:condition calcext:apply-style-name="Excel_CondFormat_1_1_3" calcext:value="=2" calcext:base-cell-address="City.CT67"/>
            <calcext:condition calcext:apply-style-name="Excel_CondFormat_1_1_4" calcext:value="=3" calcext:base-cell-address="City.CT67"/>
            <calcext:condition calcext:apply-style-name="Excel_CondFormat_1_1_5" calcext:value="=4" calcext:base-cell-address="City.CT67"/>
            <calcext:condition calcext:apply-style-name="Excel_CondFormat_1_1_6" calcext:value="=100" calcext:base-cell-address="City.CT67"/>
            <calcext:condition calcext:apply-style-name="Excel_CondFormat_1_1_7" calcext:value="&gt;101" calcext:base-cell-address="City.CT67"/>
            <calcext:condition calcext:apply-style-name="Trees" calcext:value="=6" calcext:base-cell-address="City.CT67"/>
            <calcext:condition calcext:apply-style-name="Trees1" calcext:value="=5" calcext:base-cell-address="City.CT67"/>
            <calcext:condition calcext:apply-style-name="Yellow Flower" calcext:value="=11" calcext:base-cell-address="City.CT67"/>
            <calcext:condition calcext:apply-style-name="Blue Flower" calcext:value="=12" calcext:base-cell-address="City.CT67"/>
            <calcext:condition calcext:apply-style-name="Pink Flowers" calcext:value="=13" calcext:base-cell-address="City.CT67"/>
          </calcext:conditional-format>
          <calcext:conditional-format calcext:target-range-address="City.CU67:City.CU67">
            <calcext:condition calcext:apply-style-name="Open Space" calcext:value="=0" calcext:base-cell-address="City.CU67"/>
            <calcext:condition calcext:apply-style-name="Excel_CondFormat_1_1_2" calcext:value="=1" calcext:base-cell-address="City.CU67"/>
            <calcext:condition calcext:apply-style-name="Excel_CondFormat_1_1_3" calcext:value="=2" calcext:base-cell-address="City.CU67"/>
            <calcext:condition calcext:apply-style-name="Excel_CondFormat_1_1_4" calcext:value="=3" calcext:base-cell-address="City.CU67"/>
            <calcext:condition calcext:apply-style-name="Excel_CondFormat_1_1_5" calcext:value="=4" calcext:base-cell-address="City.CU67"/>
            <calcext:condition calcext:apply-style-name="Excel_CondFormat_1_1_6" calcext:value="=100" calcext:base-cell-address="City.CU67"/>
            <calcext:condition calcext:apply-style-name="Excel_CondFormat_1_1_7" calcext:value="&gt;101" calcext:base-cell-address="City.CU67"/>
            <calcext:condition calcext:apply-style-name="Trees" calcext:value="=6" calcext:base-cell-address="City.CU67"/>
            <calcext:condition calcext:apply-style-name="Trees1" calcext:value="=5" calcext:base-cell-address="City.CU67"/>
            <calcext:condition calcext:apply-style-name="Yellow Flower" calcext:value="=11" calcext:base-cell-address="City.CU67"/>
            <calcext:condition calcext:apply-style-name="Blue Flower" calcext:value="=12" calcext:base-cell-address="City.CU67"/>
            <calcext:condition calcext:apply-style-name="Pink Flowers" calcext:value="=13" calcext:base-cell-address="City.CU67"/>
          </calcext:conditional-format>
          <calcext:conditional-format calcext:target-range-address="City.CV67:City.CV67">
            <calcext:condition calcext:apply-style-name="Open Space" calcext:value="=0" calcext:base-cell-address="City.CV67"/>
            <calcext:condition calcext:apply-style-name="Excel_CondFormat_1_1_2" calcext:value="=1" calcext:base-cell-address="City.CV67"/>
            <calcext:condition calcext:apply-style-name="Excel_CondFormat_1_1_3" calcext:value="=2" calcext:base-cell-address="City.CV67"/>
            <calcext:condition calcext:apply-style-name="Excel_CondFormat_1_1_4" calcext:value="=3" calcext:base-cell-address="City.CV67"/>
            <calcext:condition calcext:apply-style-name="Excel_CondFormat_1_1_5" calcext:value="=4" calcext:base-cell-address="City.CV67"/>
            <calcext:condition calcext:apply-style-name="Excel_CondFormat_1_1_6" calcext:value="=100" calcext:base-cell-address="City.CV67"/>
            <calcext:condition calcext:apply-style-name="Excel_CondFormat_1_1_7" calcext:value="&gt;101" calcext:base-cell-address="City.CV67"/>
            <calcext:condition calcext:apply-style-name="Trees" calcext:value="=6" calcext:base-cell-address="City.CV67"/>
            <calcext:condition calcext:apply-style-name="Trees1" calcext:value="=5" calcext:base-cell-address="City.CV67"/>
            <calcext:condition calcext:apply-style-name="Yellow Flower" calcext:value="=11" calcext:base-cell-address="City.CV67"/>
            <calcext:condition calcext:apply-style-name="Blue Flower" calcext:value="=12" calcext:base-cell-address="City.CV67"/>
            <calcext:condition calcext:apply-style-name="Pink Flowers" calcext:value="=13" calcext:base-cell-address="City.CV67"/>
          </calcext:conditional-format>
          <calcext:conditional-format calcext:target-range-address="City.CQ68:City.CQ68">
            <calcext:condition calcext:apply-style-name="Open Space" calcext:value="=0" calcext:base-cell-address="City.CQ68"/>
            <calcext:condition calcext:apply-style-name="Excel_CondFormat_1_1_2" calcext:value="=1" calcext:base-cell-address="City.CQ68"/>
            <calcext:condition calcext:apply-style-name="Excel_CondFormat_1_1_3" calcext:value="=2" calcext:base-cell-address="City.CQ68"/>
            <calcext:condition calcext:apply-style-name="Excel_CondFormat_1_1_4" calcext:value="=3" calcext:base-cell-address="City.CQ68"/>
            <calcext:condition calcext:apply-style-name="Excel_CondFormat_1_1_5" calcext:value="=4" calcext:base-cell-address="City.CQ68"/>
            <calcext:condition calcext:apply-style-name="Excel_CondFormat_1_1_6" calcext:value="=100" calcext:base-cell-address="City.CQ68"/>
            <calcext:condition calcext:apply-style-name="Excel_CondFormat_1_1_7" calcext:value="&gt;101" calcext:base-cell-address="City.CQ68"/>
            <calcext:condition calcext:apply-style-name="Trees" calcext:value="=6" calcext:base-cell-address="City.CQ68"/>
            <calcext:condition calcext:apply-style-name="Trees1" calcext:value="=5" calcext:base-cell-address="City.CQ68"/>
            <calcext:condition calcext:apply-style-name="Yellow Flower" calcext:value="=11" calcext:base-cell-address="City.CQ68"/>
            <calcext:condition calcext:apply-style-name="Blue Flower" calcext:value="=12" calcext:base-cell-address="City.CQ68"/>
            <calcext:condition calcext:apply-style-name="Pink Flowers" calcext:value="=13" calcext:base-cell-address="City.CQ68"/>
          </calcext:conditional-format>
          <calcext:conditional-format calcext:target-range-address="City.CR68:City.CR68">
            <calcext:condition calcext:apply-style-name="Open Space" calcext:value="=0" calcext:base-cell-address="City.CR68"/>
            <calcext:condition calcext:apply-style-name="Excel_CondFormat_1_1_2" calcext:value="=1" calcext:base-cell-address="City.CR68"/>
            <calcext:condition calcext:apply-style-name="Excel_CondFormat_1_1_3" calcext:value="=2" calcext:base-cell-address="City.CR68"/>
            <calcext:condition calcext:apply-style-name="Excel_CondFormat_1_1_4" calcext:value="=3" calcext:base-cell-address="City.CR68"/>
            <calcext:condition calcext:apply-style-name="Excel_CondFormat_1_1_5" calcext:value="=4" calcext:base-cell-address="City.CR68"/>
            <calcext:condition calcext:apply-style-name="Excel_CondFormat_1_1_6" calcext:value="=100" calcext:base-cell-address="City.CR68"/>
            <calcext:condition calcext:apply-style-name="Excel_CondFormat_1_1_7" calcext:value="&gt;101" calcext:base-cell-address="City.CR68"/>
            <calcext:condition calcext:apply-style-name="Trees" calcext:value="=6" calcext:base-cell-address="City.CR68"/>
            <calcext:condition calcext:apply-style-name="Trees1" calcext:value="=5" calcext:base-cell-address="City.CR68"/>
            <calcext:condition calcext:apply-style-name="Yellow Flower" calcext:value="=11" calcext:base-cell-address="City.CR68"/>
            <calcext:condition calcext:apply-style-name="Blue Flower" calcext:value="=12" calcext:base-cell-address="City.CR68"/>
            <calcext:condition calcext:apply-style-name="Pink Flowers" calcext:value="=13" calcext:base-cell-address="City.CR68"/>
          </calcext:conditional-format>
          <calcext:conditional-format calcext:target-range-address="City.CS68:City.CS68">
            <calcext:condition calcext:apply-style-name="Open Space" calcext:value="=0" calcext:base-cell-address="City.CS68"/>
            <calcext:condition calcext:apply-style-name="Excel_CondFormat_1_1_2" calcext:value="=1" calcext:base-cell-address="City.CS68"/>
            <calcext:condition calcext:apply-style-name="Excel_CondFormat_1_1_3" calcext:value="=2" calcext:base-cell-address="City.CS68"/>
            <calcext:condition calcext:apply-style-name="Excel_CondFormat_1_1_4" calcext:value="=3" calcext:base-cell-address="City.CS68"/>
            <calcext:condition calcext:apply-style-name="Excel_CondFormat_1_1_5" calcext:value="=4" calcext:base-cell-address="City.CS68"/>
            <calcext:condition calcext:apply-style-name="Excel_CondFormat_1_1_6" calcext:value="=100" calcext:base-cell-address="City.CS68"/>
            <calcext:condition calcext:apply-style-name="Excel_CondFormat_1_1_7" calcext:value="&gt;101" calcext:base-cell-address="City.CS68"/>
            <calcext:condition calcext:apply-style-name="Trees" calcext:value="=6" calcext:base-cell-address="City.CS68"/>
            <calcext:condition calcext:apply-style-name="Trees1" calcext:value="=5" calcext:base-cell-address="City.CS68"/>
            <calcext:condition calcext:apply-style-name="Yellow Flower" calcext:value="=11" calcext:base-cell-address="City.CS68"/>
            <calcext:condition calcext:apply-style-name="Blue Flower" calcext:value="=12" calcext:base-cell-address="City.CS68"/>
            <calcext:condition calcext:apply-style-name="Pink Flowers" calcext:value="=13" calcext:base-cell-address="City.CS68"/>
          </calcext:conditional-format>
          <calcext:conditional-format calcext:target-range-address="City.CT68:City.CT68">
            <calcext:condition calcext:apply-style-name="Open Space" calcext:value="=0" calcext:base-cell-address="City.CT68"/>
            <calcext:condition calcext:apply-style-name="Excel_CondFormat_1_1_2" calcext:value="=1" calcext:base-cell-address="City.CT68"/>
            <calcext:condition calcext:apply-style-name="Excel_CondFormat_1_1_3" calcext:value="=2" calcext:base-cell-address="City.CT68"/>
            <calcext:condition calcext:apply-style-name="Excel_CondFormat_1_1_4" calcext:value="=3" calcext:base-cell-address="City.CT68"/>
            <calcext:condition calcext:apply-style-name="Excel_CondFormat_1_1_5" calcext:value="=4" calcext:base-cell-address="City.CT68"/>
            <calcext:condition calcext:apply-style-name="Excel_CondFormat_1_1_6" calcext:value="=100" calcext:base-cell-address="City.CT68"/>
            <calcext:condition calcext:apply-style-name="Excel_CondFormat_1_1_7" calcext:value="&gt;101" calcext:base-cell-address="City.CT68"/>
            <calcext:condition calcext:apply-style-name="Trees" calcext:value="=6" calcext:base-cell-address="City.CT68"/>
            <calcext:condition calcext:apply-style-name="Trees1" calcext:value="=5" calcext:base-cell-address="City.CT68"/>
            <calcext:condition calcext:apply-style-name="Yellow Flower" calcext:value="=11" calcext:base-cell-address="City.CT68"/>
            <calcext:condition calcext:apply-style-name="Blue Flower" calcext:value="=12" calcext:base-cell-address="City.CT68"/>
            <calcext:condition calcext:apply-style-name="Pink Flowers" calcext:value="=13" calcext:base-cell-address="City.CT68"/>
          </calcext:conditional-format>
          <calcext:conditional-format calcext:target-range-address="City.CU68:City.CU68">
            <calcext:condition calcext:apply-style-name="Open Space" calcext:value="=0" calcext:base-cell-address="City.CU68"/>
            <calcext:condition calcext:apply-style-name="Excel_CondFormat_1_1_2" calcext:value="=1" calcext:base-cell-address="City.CU68"/>
            <calcext:condition calcext:apply-style-name="Excel_CondFormat_1_1_3" calcext:value="=2" calcext:base-cell-address="City.CU68"/>
            <calcext:condition calcext:apply-style-name="Excel_CondFormat_1_1_4" calcext:value="=3" calcext:base-cell-address="City.CU68"/>
            <calcext:condition calcext:apply-style-name="Excel_CondFormat_1_1_5" calcext:value="=4" calcext:base-cell-address="City.CU68"/>
            <calcext:condition calcext:apply-style-name="Excel_CondFormat_1_1_6" calcext:value="=100" calcext:base-cell-address="City.CU68"/>
            <calcext:condition calcext:apply-style-name="Excel_CondFormat_1_1_7" calcext:value="&gt;101" calcext:base-cell-address="City.CU68"/>
            <calcext:condition calcext:apply-style-name="Trees" calcext:value="=6" calcext:base-cell-address="City.CU68"/>
            <calcext:condition calcext:apply-style-name="Trees1" calcext:value="=5" calcext:base-cell-address="City.CU68"/>
            <calcext:condition calcext:apply-style-name="Yellow Flower" calcext:value="=11" calcext:base-cell-address="City.CU68"/>
            <calcext:condition calcext:apply-style-name="Blue Flower" calcext:value="=12" calcext:base-cell-address="City.CU68"/>
            <calcext:condition calcext:apply-style-name="Pink Flowers" calcext:value="=13" calcext:base-cell-address="City.CU68"/>
          </calcext:conditional-format>
          <calcext:conditional-format calcext:target-range-address="City.CV68:City.CV68">
            <calcext:condition calcext:apply-style-name="Open Space" calcext:value="=0" calcext:base-cell-address="City.CV68"/>
            <calcext:condition calcext:apply-style-name="Excel_CondFormat_1_1_2" calcext:value="=1" calcext:base-cell-address="City.CV68"/>
            <calcext:condition calcext:apply-style-name="Excel_CondFormat_1_1_3" calcext:value="=2" calcext:base-cell-address="City.CV68"/>
            <calcext:condition calcext:apply-style-name="Excel_CondFormat_1_1_4" calcext:value="=3" calcext:base-cell-address="City.CV68"/>
            <calcext:condition calcext:apply-style-name="Excel_CondFormat_1_1_5" calcext:value="=4" calcext:base-cell-address="City.CV68"/>
            <calcext:condition calcext:apply-style-name="Excel_CondFormat_1_1_6" calcext:value="=100" calcext:base-cell-address="City.CV68"/>
            <calcext:condition calcext:apply-style-name="Excel_CondFormat_1_1_7" calcext:value="&gt;101" calcext:base-cell-address="City.CV68"/>
            <calcext:condition calcext:apply-style-name="Trees" calcext:value="=6" calcext:base-cell-address="City.CV68"/>
            <calcext:condition calcext:apply-style-name="Trees1" calcext:value="=5" calcext:base-cell-address="City.CV68"/>
            <calcext:condition calcext:apply-style-name="Yellow Flower" calcext:value="=11" calcext:base-cell-address="City.CV68"/>
            <calcext:condition calcext:apply-style-name="Blue Flower" calcext:value="=12" calcext:base-cell-address="City.CV68"/>
            <calcext:condition calcext:apply-style-name="Pink Flowers" calcext:value="=13" calcext:base-cell-address="City.CV68"/>
          </calcext:conditional-format>
          <calcext:conditional-format calcext:target-range-address="City.CQ69:City.CQ69">
            <calcext:condition calcext:apply-style-name="Open Space" calcext:value="=0" calcext:base-cell-address="City.CQ69"/>
            <calcext:condition calcext:apply-style-name="Excel_CondFormat_1_1_2" calcext:value="=1" calcext:base-cell-address="City.CQ69"/>
            <calcext:condition calcext:apply-style-name="Excel_CondFormat_1_1_3" calcext:value="=2" calcext:base-cell-address="City.CQ69"/>
            <calcext:condition calcext:apply-style-name="Excel_CondFormat_1_1_4" calcext:value="=3" calcext:base-cell-address="City.CQ69"/>
            <calcext:condition calcext:apply-style-name="Excel_CondFormat_1_1_5" calcext:value="=4" calcext:base-cell-address="City.CQ69"/>
            <calcext:condition calcext:apply-style-name="Excel_CondFormat_1_1_6" calcext:value="=100" calcext:base-cell-address="City.CQ69"/>
            <calcext:condition calcext:apply-style-name="Excel_CondFormat_1_1_7" calcext:value="&gt;101" calcext:base-cell-address="City.CQ69"/>
            <calcext:condition calcext:apply-style-name="Trees" calcext:value="=6" calcext:base-cell-address="City.CQ69"/>
            <calcext:condition calcext:apply-style-name="Trees1" calcext:value="=5" calcext:base-cell-address="City.CQ69"/>
            <calcext:condition calcext:apply-style-name="Yellow Flower" calcext:value="=11" calcext:base-cell-address="City.CQ69"/>
            <calcext:condition calcext:apply-style-name="Blue Flower" calcext:value="=12" calcext:base-cell-address="City.CQ69"/>
            <calcext:condition calcext:apply-style-name="Pink Flowers" calcext:value="=13" calcext:base-cell-address="City.CQ69"/>
          </calcext:conditional-format>
          <calcext:conditional-format calcext:target-range-address="City.CR69:City.CR69">
            <calcext:condition calcext:apply-style-name="Open Space" calcext:value="=0" calcext:base-cell-address="City.CR69"/>
            <calcext:condition calcext:apply-style-name="Excel_CondFormat_1_1_2" calcext:value="=1" calcext:base-cell-address="City.CR69"/>
            <calcext:condition calcext:apply-style-name="Excel_CondFormat_1_1_3" calcext:value="=2" calcext:base-cell-address="City.CR69"/>
            <calcext:condition calcext:apply-style-name="Excel_CondFormat_1_1_4" calcext:value="=3" calcext:base-cell-address="City.CR69"/>
            <calcext:condition calcext:apply-style-name="Excel_CondFormat_1_1_5" calcext:value="=4" calcext:base-cell-address="City.CR69"/>
            <calcext:condition calcext:apply-style-name="Excel_CondFormat_1_1_6" calcext:value="=100" calcext:base-cell-address="City.CR69"/>
            <calcext:condition calcext:apply-style-name="Excel_CondFormat_1_1_7" calcext:value="&gt;101" calcext:base-cell-address="City.CR69"/>
            <calcext:condition calcext:apply-style-name="Trees" calcext:value="=6" calcext:base-cell-address="City.CR69"/>
            <calcext:condition calcext:apply-style-name="Trees1" calcext:value="=5" calcext:base-cell-address="City.CR69"/>
            <calcext:condition calcext:apply-style-name="Yellow Flower" calcext:value="=11" calcext:base-cell-address="City.CR69"/>
            <calcext:condition calcext:apply-style-name="Blue Flower" calcext:value="=12" calcext:base-cell-address="City.CR69"/>
            <calcext:condition calcext:apply-style-name="Pink Flowers" calcext:value="=13" calcext:base-cell-address="City.CR69"/>
          </calcext:conditional-format>
          <calcext:conditional-format calcext:target-range-address="City.CS69:City.CS69">
            <calcext:condition calcext:apply-style-name="Open Space" calcext:value="=0" calcext:base-cell-address="City.CS69"/>
            <calcext:condition calcext:apply-style-name="Excel_CondFormat_1_1_2" calcext:value="=1" calcext:base-cell-address="City.CS69"/>
            <calcext:condition calcext:apply-style-name="Excel_CondFormat_1_1_3" calcext:value="=2" calcext:base-cell-address="City.CS69"/>
            <calcext:condition calcext:apply-style-name="Excel_CondFormat_1_1_4" calcext:value="=3" calcext:base-cell-address="City.CS69"/>
            <calcext:condition calcext:apply-style-name="Excel_CondFormat_1_1_5" calcext:value="=4" calcext:base-cell-address="City.CS69"/>
            <calcext:condition calcext:apply-style-name="Excel_CondFormat_1_1_6" calcext:value="=100" calcext:base-cell-address="City.CS69"/>
            <calcext:condition calcext:apply-style-name="Excel_CondFormat_1_1_7" calcext:value="&gt;101" calcext:base-cell-address="City.CS69"/>
            <calcext:condition calcext:apply-style-name="Trees" calcext:value="=6" calcext:base-cell-address="City.CS69"/>
            <calcext:condition calcext:apply-style-name="Trees1" calcext:value="=5" calcext:base-cell-address="City.CS69"/>
            <calcext:condition calcext:apply-style-name="Yellow Flower" calcext:value="=11" calcext:base-cell-address="City.CS69"/>
            <calcext:condition calcext:apply-style-name="Blue Flower" calcext:value="=12" calcext:base-cell-address="City.CS69"/>
            <calcext:condition calcext:apply-style-name="Pink Flowers" calcext:value="=13" calcext:base-cell-address="City.CS69"/>
          </calcext:conditional-format>
          <calcext:conditional-format calcext:target-range-address="City.CT69:City.CT69">
            <calcext:condition calcext:apply-style-name="Open Space" calcext:value="=0" calcext:base-cell-address="City.CT69"/>
            <calcext:condition calcext:apply-style-name="Excel_CondFormat_1_1_2" calcext:value="=1" calcext:base-cell-address="City.CT69"/>
            <calcext:condition calcext:apply-style-name="Excel_CondFormat_1_1_3" calcext:value="=2" calcext:base-cell-address="City.CT69"/>
            <calcext:condition calcext:apply-style-name="Excel_CondFormat_1_1_4" calcext:value="=3" calcext:base-cell-address="City.CT69"/>
            <calcext:condition calcext:apply-style-name="Excel_CondFormat_1_1_5" calcext:value="=4" calcext:base-cell-address="City.CT69"/>
            <calcext:condition calcext:apply-style-name="Excel_CondFormat_1_1_6" calcext:value="=100" calcext:base-cell-address="City.CT69"/>
            <calcext:condition calcext:apply-style-name="Excel_CondFormat_1_1_7" calcext:value="&gt;101" calcext:base-cell-address="City.CT69"/>
            <calcext:condition calcext:apply-style-name="Trees" calcext:value="=6" calcext:base-cell-address="City.CT69"/>
            <calcext:condition calcext:apply-style-name="Trees1" calcext:value="=5" calcext:base-cell-address="City.CT69"/>
            <calcext:condition calcext:apply-style-name="Yellow Flower" calcext:value="=11" calcext:base-cell-address="City.CT69"/>
            <calcext:condition calcext:apply-style-name="Blue Flower" calcext:value="=12" calcext:base-cell-address="City.CT69"/>
            <calcext:condition calcext:apply-style-name="Pink Flowers" calcext:value="=13" calcext:base-cell-address="City.CT69"/>
          </calcext:conditional-format>
          <calcext:conditional-format calcext:target-range-address="City.CU69:City.CU69">
            <calcext:condition calcext:apply-style-name="Open Space" calcext:value="=0" calcext:base-cell-address="City.CU69"/>
            <calcext:condition calcext:apply-style-name="Excel_CondFormat_1_1_2" calcext:value="=1" calcext:base-cell-address="City.CU69"/>
            <calcext:condition calcext:apply-style-name="Excel_CondFormat_1_1_3" calcext:value="=2" calcext:base-cell-address="City.CU69"/>
            <calcext:condition calcext:apply-style-name="Excel_CondFormat_1_1_4" calcext:value="=3" calcext:base-cell-address="City.CU69"/>
            <calcext:condition calcext:apply-style-name="Excel_CondFormat_1_1_5" calcext:value="=4" calcext:base-cell-address="City.CU69"/>
            <calcext:condition calcext:apply-style-name="Excel_CondFormat_1_1_6" calcext:value="=100" calcext:base-cell-address="City.CU69"/>
            <calcext:condition calcext:apply-style-name="Excel_CondFormat_1_1_7" calcext:value="&gt;101" calcext:base-cell-address="City.CU69"/>
            <calcext:condition calcext:apply-style-name="Trees" calcext:value="=6" calcext:base-cell-address="City.CU69"/>
            <calcext:condition calcext:apply-style-name="Trees1" calcext:value="=5" calcext:base-cell-address="City.CU69"/>
            <calcext:condition calcext:apply-style-name="Yellow Flower" calcext:value="=11" calcext:base-cell-address="City.CU69"/>
            <calcext:condition calcext:apply-style-name="Blue Flower" calcext:value="=12" calcext:base-cell-address="City.CU69"/>
            <calcext:condition calcext:apply-style-name="Pink Flowers" calcext:value="=13" calcext:base-cell-address="City.CU69"/>
          </calcext:conditional-format>
          <calcext:conditional-format calcext:target-range-address="City.CV69:City.CV69">
            <calcext:condition calcext:apply-style-name="Open Space" calcext:value="=0" calcext:base-cell-address="City.CV69"/>
            <calcext:condition calcext:apply-style-name="Excel_CondFormat_1_1_2" calcext:value="=1" calcext:base-cell-address="City.CV69"/>
            <calcext:condition calcext:apply-style-name="Excel_CondFormat_1_1_3" calcext:value="=2" calcext:base-cell-address="City.CV69"/>
            <calcext:condition calcext:apply-style-name="Excel_CondFormat_1_1_4" calcext:value="=3" calcext:base-cell-address="City.CV69"/>
            <calcext:condition calcext:apply-style-name="Excel_CondFormat_1_1_5" calcext:value="=4" calcext:base-cell-address="City.CV69"/>
            <calcext:condition calcext:apply-style-name="Excel_CondFormat_1_1_6" calcext:value="=100" calcext:base-cell-address="City.CV69"/>
            <calcext:condition calcext:apply-style-name="Excel_CondFormat_1_1_7" calcext:value="&gt;101" calcext:base-cell-address="City.CV69"/>
            <calcext:condition calcext:apply-style-name="Trees" calcext:value="=6" calcext:base-cell-address="City.CV69"/>
            <calcext:condition calcext:apply-style-name="Trees1" calcext:value="=5" calcext:base-cell-address="City.CV69"/>
            <calcext:condition calcext:apply-style-name="Yellow Flower" calcext:value="=11" calcext:base-cell-address="City.CV69"/>
            <calcext:condition calcext:apply-style-name="Blue Flower" calcext:value="=12" calcext:base-cell-address="City.CV69"/>
            <calcext:condition calcext:apply-style-name="Pink Flowers" calcext:value="=13" calcext:base-cell-address="City.CV69"/>
          </calcext:conditional-format>
          <calcext:conditional-format calcext:target-range-address="City.CQ70:City.CQ70">
            <calcext:condition calcext:apply-style-name="Open Space" calcext:value="=0" calcext:base-cell-address="City.CQ70"/>
            <calcext:condition calcext:apply-style-name="Excel_CondFormat_1_1_2" calcext:value="=1" calcext:base-cell-address="City.CQ70"/>
            <calcext:condition calcext:apply-style-name="Excel_CondFormat_1_1_3" calcext:value="=2" calcext:base-cell-address="City.CQ70"/>
            <calcext:condition calcext:apply-style-name="Excel_CondFormat_1_1_4" calcext:value="=3" calcext:base-cell-address="City.CQ70"/>
            <calcext:condition calcext:apply-style-name="Excel_CondFormat_1_1_5" calcext:value="=4" calcext:base-cell-address="City.CQ70"/>
            <calcext:condition calcext:apply-style-name="Excel_CondFormat_1_1_6" calcext:value="=100" calcext:base-cell-address="City.CQ70"/>
            <calcext:condition calcext:apply-style-name="Excel_CondFormat_1_1_7" calcext:value="&gt;101" calcext:base-cell-address="City.CQ70"/>
            <calcext:condition calcext:apply-style-name="Trees" calcext:value="=6" calcext:base-cell-address="City.CQ70"/>
            <calcext:condition calcext:apply-style-name="Trees1" calcext:value="=5" calcext:base-cell-address="City.CQ70"/>
            <calcext:condition calcext:apply-style-name="Yellow Flower" calcext:value="=11" calcext:base-cell-address="City.CQ70"/>
            <calcext:condition calcext:apply-style-name="Blue Flower" calcext:value="=12" calcext:base-cell-address="City.CQ70"/>
            <calcext:condition calcext:apply-style-name="Pink Flowers" calcext:value="=13" calcext:base-cell-address="City.CQ70"/>
          </calcext:conditional-format>
          <calcext:conditional-format calcext:target-range-address="City.CR70:City.CR70">
            <calcext:condition calcext:apply-style-name="Open Space" calcext:value="=0" calcext:base-cell-address="City.CR70"/>
            <calcext:condition calcext:apply-style-name="Excel_CondFormat_1_1_2" calcext:value="=1" calcext:base-cell-address="City.CR70"/>
            <calcext:condition calcext:apply-style-name="Excel_CondFormat_1_1_3" calcext:value="=2" calcext:base-cell-address="City.CR70"/>
            <calcext:condition calcext:apply-style-name="Excel_CondFormat_1_1_4" calcext:value="=3" calcext:base-cell-address="City.CR70"/>
            <calcext:condition calcext:apply-style-name="Excel_CondFormat_1_1_5" calcext:value="=4" calcext:base-cell-address="City.CR70"/>
            <calcext:condition calcext:apply-style-name="Excel_CondFormat_1_1_6" calcext:value="=100" calcext:base-cell-address="City.CR70"/>
            <calcext:condition calcext:apply-style-name="Excel_CondFormat_1_1_7" calcext:value="&gt;101" calcext:base-cell-address="City.CR70"/>
            <calcext:condition calcext:apply-style-name="Trees" calcext:value="=6" calcext:base-cell-address="City.CR70"/>
            <calcext:condition calcext:apply-style-name="Trees1" calcext:value="=5" calcext:base-cell-address="City.CR70"/>
            <calcext:condition calcext:apply-style-name="Yellow Flower" calcext:value="=11" calcext:base-cell-address="City.CR70"/>
            <calcext:condition calcext:apply-style-name="Blue Flower" calcext:value="=12" calcext:base-cell-address="City.CR70"/>
            <calcext:condition calcext:apply-style-name="Pink Flowers" calcext:value="=13" calcext:base-cell-address="City.CR70"/>
          </calcext:conditional-format>
          <calcext:conditional-format calcext:target-range-address="City.CS70:City.CS70">
            <calcext:condition calcext:apply-style-name="Open Space" calcext:value="=0" calcext:base-cell-address="City.CS70"/>
            <calcext:condition calcext:apply-style-name="Excel_CondFormat_1_1_2" calcext:value="=1" calcext:base-cell-address="City.CS70"/>
            <calcext:condition calcext:apply-style-name="Excel_CondFormat_1_1_3" calcext:value="=2" calcext:base-cell-address="City.CS70"/>
            <calcext:condition calcext:apply-style-name="Excel_CondFormat_1_1_4" calcext:value="=3" calcext:base-cell-address="City.CS70"/>
            <calcext:condition calcext:apply-style-name="Excel_CondFormat_1_1_5" calcext:value="=4" calcext:base-cell-address="City.CS70"/>
            <calcext:condition calcext:apply-style-name="Excel_CondFormat_1_1_6" calcext:value="=100" calcext:base-cell-address="City.CS70"/>
            <calcext:condition calcext:apply-style-name="Excel_CondFormat_1_1_7" calcext:value="&gt;101" calcext:base-cell-address="City.CS70"/>
            <calcext:condition calcext:apply-style-name="Trees" calcext:value="=6" calcext:base-cell-address="City.CS70"/>
            <calcext:condition calcext:apply-style-name="Trees1" calcext:value="=5" calcext:base-cell-address="City.CS70"/>
            <calcext:condition calcext:apply-style-name="Yellow Flower" calcext:value="=11" calcext:base-cell-address="City.CS70"/>
            <calcext:condition calcext:apply-style-name="Blue Flower" calcext:value="=12" calcext:base-cell-address="City.CS70"/>
            <calcext:condition calcext:apply-style-name="Pink Flowers" calcext:value="=13" calcext:base-cell-address="City.CS70"/>
          </calcext:conditional-format>
          <calcext:conditional-format calcext:target-range-address="City.CT70:City.CT70">
            <calcext:condition calcext:apply-style-name="Open Space" calcext:value="=0" calcext:base-cell-address="City.CT70"/>
            <calcext:condition calcext:apply-style-name="Excel_CondFormat_1_1_2" calcext:value="=1" calcext:base-cell-address="City.CT70"/>
            <calcext:condition calcext:apply-style-name="Excel_CondFormat_1_1_3" calcext:value="=2" calcext:base-cell-address="City.CT70"/>
            <calcext:condition calcext:apply-style-name="Excel_CondFormat_1_1_4" calcext:value="=3" calcext:base-cell-address="City.CT70"/>
            <calcext:condition calcext:apply-style-name="Excel_CondFormat_1_1_5" calcext:value="=4" calcext:base-cell-address="City.CT70"/>
            <calcext:condition calcext:apply-style-name="Excel_CondFormat_1_1_6" calcext:value="=100" calcext:base-cell-address="City.CT70"/>
            <calcext:condition calcext:apply-style-name="Excel_CondFormat_1_1_7" calcext:value="&gt;101" calcext:base-cell-address="City.CT70"/>
            <calcext:condition calcext:apply-style-name="Trees" calcext:value="=6" calcext:base-cell-address="City.CT70"/>
            <calcext:condition calcext:apply-style-name="Trees1" calcext:value="=5" calcext:base-cell-address="City.CT70"/>
            <calcext:condition calcext:apply-style-name="Yellow Flower" calcext:value="=11" calcext:base-cell-address="City.CT70"/>
            <calcext:condition calcext:apply-style-name="Blue Flower" calcext:value="=12" calcext:base-cell-address="City.CT70"/>
            <calcext:condition calcext:apply-style-name="Pink Flowers" calcext:value="=13" calcext:base-cell-address="City.CT70"/>
          </calcext:conditional-format>
          <calcext:conditional-format calcext:target-range-address="City.CU70:City.CU70">
            <calcext:condition calcext:apply-style-name="Open Space" calcext:value="=0" calcext:base-cell-address="City.CU70"/>
            <calcext:condition calcext:apply-style-name="Excel_CondFormat_1_1_2" calcext:value="=1" calcext:base-cell-address="City.CU70"/>
            <calcext:condition calcext:apply-style-name="Excel_CondFormat_1_1_3" calcext:value="=2" calcext:base-cell-address="City.CU70"/>
            <calcext:condition calcext:apply-style-name="Excel_CondFormat_1_1_4" calcext:value="=3" calcext:base-cell-address="City.CU70"/>
            <calcext:condition calcext:apply-style-name="Excel_CondFormat_1_1_5" calcext:value="=4" calcext:base-cell-address="City.CU70"/>
            <calcext:condition calcext:apply-style-name="Excel_CondFormat_1_1_6" calcext:value="=100" calcext:base-cell-address="City.CU70"/>
            <calcext:condition calcext:apply-style-name="Excel_CondFormat_1_1_7" calcext:value="&gt;101" calcext:base-cell-address="City.CU70"/>
            <calcext:condition calcext:apply-style-name="Trees" calcext:value="=6" calcext:base-cell-address="City.CU70"/>
            <calcext:condition calcext:apply-style-name="Trees1" calcext:value="=5" calcext:base-cell-address="City.CU70"/>
            <calcext:condition calcext:apply-style-name="Yellow Flower" calcext:value="=11" calcext:base-cell-address="City.CU70"/>
            <calcext:condition calcext:apply-style-name="Blue Flower" calcext:value="=12" calcext:base-cell-address="City.CU70"/>
            <calcext:condition calcext:apply-style-name="Pink Flowers" calcext:value="=13" calcext:base-cell-address="City.CU70"/>
          </calcext:conditional-format>
          <calcext:conditional-format calcext:target-range-address="City.CV70:City.CV70">
            <calcext:condition calcext:apply-style-name="Open Space" calcext:value="=0" calcext:base-cell-address="City.CV70"/>
            <calcext:condition calcext:apply-style-name="Excel_CondFormat_1_1_2" calcext:value="=1" calcext:base-cell-address="City.CV70"/>
            <calcext:condition calcext:apply-style-name="Excel_CondFormat_1_1_3" calcext:value="=2" calcext:base-cell-address="City.CV70"/>
            <calcext:condition calcext:apply-style-name="Excel_CondFormat_1_1_4" calcext:value="=3" calcext:base-cell-address="City.CV70"/>
            <calcext:condition calcext:apply-style-name="Excel_CondFormat_1_1_5" calcext:value="=4" calcext:base-cell-address="City.CV70"/>
            <calcext:condition calcext:apply-style-name="Excel_CondFormat_1_1_6" calcext:value="=100" calcext:base-cell-address="City.CV70"/>
            <calcext:condition calcext:apply-style-name="Excel_CondFormat_1_1_7" calcext:value="&gt;101" calcext:base-cell-address="City.CV70"/>
            <calcext:condition calcext:apply-style-name="Trees" calcext:value="=6" calcext:base-cell-address="City.CV70"/>
            <calcext:condition calcext:apply-style-name="Trees1" calcext:value="=5" calcext:base-cell-address="City.CV70"/>
            <calcext:condition calcext:apply-style-name="Yellow Flower" calcext:value="=11" calcext:base-cell-address="City.CV70"/>
            <calcext:condition calcext:apply-style-name="Blue Flower" calcext:value="=12" calcext:base-cell-address="City.CV70"/>
            <calcext:condition calcext:apply-style-name="Pink Flowers" calcext:value="=13" calcext:base-cell-address="City.CV70"/>
          </calcext:conditional-format>
          <calcext:conditional-format calcext:target-range-address="City.CQ71:City.CQ71">
            <calcext:condition calcext:apply-style-name="Open Space" calcext:value="=0" calcext:base-cell-address="City.CQ71"/>
            <calcext:condition calcext:apply-style-name="Excel_CondFormat_1_1_2" calcext:value="=1" calcext:base-cell-address="City.CQ71"/>
            <calcext:condition calcext:apply-style-name="Excel_CondFormat_1_1_3" calcext:value="=2" calcext:base-cell-address="City.CQ71"/>
            <calcext:condition calcext:apply-style-name="Excel_CondFormat_1_1_4" calcext:value="=3" calcext:base-cell-address="City.CQ71"/>
            <calcext:condition calcext:apply-style-name="Excel_CondFormat_1_1_5" calcext:value="=4" calcext:base-cell-address="City.CQ71"/>
            <calcext:condition calcext:apply-style-name="Excel_CondFormat_1_1_6" calcext:value="=100" calcext:base-cell-address="City.CQ71"/>
            <calcext:condition calcext:apply-style-name="Excel_CondFormat_1_1_7" calcext:value="&gt;101" calcext:base-cell-address="City.CQ71"/>
            <calcext:condition calcext:apply-style-name="Trees" calcext:value="=6" calcext:base-cell-address="City.CQ71"/>
            <calcext:condition calcext:apply-style-name="Trees1" calcext:value="=5" calcext:base-cell-address="City.CQ71"/>
            <calcext:condition calcext:apply-style-name="Yellow Flower" calcext:value="=11" calcext:base-cell-address="City.CQ71"/>
            <calcext:condition calcext:apply-style-name="Blue Flower" calcext:value="=12" calcext:base-cell-address="City.CQ71"/>
            <calcext:condition calcext:apply-style-name="Pink Flowers" calcext:value="=13" calcext:base-cell-address="City.CQ71"/>
          </calcext:conditional-format>
          <calcext:conditional-format calcext:target-range-address="City.CR71:City.CR71">
            <calcext:condition calcext:apply-style-name="Open Space" calcext:value="=0" calcext:base-cell-address="City.CR71"/>
            <calcext:condition calcext:apply-style-name="Excel_CondFormat_1_1_2" calcext:value="=1" calcext:base-cell-address="City.CR71"/>
            <calcext:condition calcext:apply-style-name="Excel_CondFormat_1_1_3" calcext:value="=2" calcext:base-cell-address="City.CR71"/>
            <calcext:condition calcext:apply-style-name="Excel_CondFormat_1_1_4" calcext:value="=3" calcext:base-cell-address="City.CR71"/>
            <calcext:condition calcext:apply-style-name="Excel_CondFormat_1_1_5" calcext:value="=4" calcext:base-cell-address="City.CR71"/>
            <calcext:condition calcext:apply-style-name="Excel_CondFormat_1_1_6" calcext:value="=100" calcext:base-cell-address="City.CR71"/>
            <calcext:condition calcext:apply-style-name="Excel_CondFormat_1_1_7" calcext:value="&gt;101" calcext:base-cell-address="City.CR71"/>
            <calcext:condition calcext:apply-style-name="Trees" calcext:value="=6" calcext:base-cell-address="City.CR71"/>
            <calcext:condition calcext:apply-style-name="Trees1" calcext:value="=5" calcext:base-cell-address="City.CR71"/>
            <calcext:condition calcext:apply-style-name="Yellow Flower" calcext:value="=11" calcext:base-cell-address="City.CR71"/>
            <calcext:condition calcext:apply-style-name="Blue Flower" calcext:value="=12" calcext:base-cell-address="City.CR71"/>
            <calcext:condition calcext:apply-style-name="Pink Flowers" calcext:value="=13" calcext:base-cell-address="City.CR71"/>
          </calcext:conditional-format>
          <calcext:conditional-format calcext:target-range-address="City.CS71:City.CS71">
            <calcext:condition calcext:apply-style-name="Open Space" calcext:value="=0" calcext:base-cell-address="City.CS71"/>
            <calcext:condition calcext:apply-style-name="Excel_CondFormat_1_1_2" calcext:value="=1" calcext:base-cell-address="City.CS71"/>
            <calcext:condition calcext:apply-style-name="Excel_CondFormat_1_1_3" calcext:value="=2" calcext:base-cell-address="City.CS71"/>
            <calcext:condition calcext:apply-style-name="Excel_CondFormat_1_1_4" calcext:value="=3" calcext:base-cell-address="City.CS71"/>
            <calcext:condition calcext:apply-style-name="Excel_CondFormat_1_1_5" calcext:value="=4" calcext:base-cell-address="City.CS71"/>
            <calcext:condition calcext:apply-style-name="Excel_CondFormat_1_1_6" calcext:value="=100" calcext:base-cell-address="City.CS71"/>
            <calcext:condition calcext:apply-style-name="Excel_CondFormat_1_1_7" calcext:value="&gt;101" calcext:base-cell-address="City.CS71"/>
            <calcext:condition calcext:apply-style-name="Trees" calcext:value="=6" calcext:base-cell-address="City.CS71"/>
            <calcext:condition calcext:apply-style-name="Trees1" calcext:value="=5" calcext:base-cell-address="City.CS71"/>
            <calcext:condition calcext:apply-style-name="Yellow Flower" calcext:value="=11" calcext:base-cell-address="City.CS71"/>
            <calcext:condition calcext:apply-style-name="Blue Flower" calcext:value="=12" calcext:base-cell-address="City.CS71"/>
            <calcext:condition calcext:apply-style-name="Pink Flowers" calcext:value="=13" calcext:base-cell-address="City.CS71"/>
          </calcext:conditional-format>
          <calcext:conditional-format calcext:target-range-address="City.CT71:City.CT71">
            <calcext:condition calcext:apply-style-name="Open Space" calcext:value="=0" calcext:base-cell-address="City.CT71"/>
            <calcext:condition calcext:apply-style-name="Excel_CondFormat_1_1_2" calcext:value="=1" calcext:base-cell-address="City.CT71"/>
            <calcext:condition calcext:apply-style-name="Excel_CondFormat_1_1_3" calcext:value="=2" calcext:base-cell-address="City.CT71"/>
            <calcext:condition calcext:apply-style-name="Excel_CondFormat_1_1_4" calcext:value="=3" calcext:base-cell-address="City.CT71"/>
            <calcext:condition calcext:apply-style-name="Excel_CondFormat_1_1_5" calcext:value="=4" calcext:base-cell-address="City.CT71"/>
            <calcext:condition calcext:apply-style-name="Excel_CondFormat_1_1_6" calcext:value="=100" calcext:base-cell-address="City.CT71"/>
            <calcext:condition calcext:apply-style-name="Excel_CondFormat_1_1_7" calcext:value="&gt;101" calcext:base-cell-address="City.CT71"/>
            <calcext:condition calcext:apply-style-name="Trees" calcext:value="=6" calcext:base-cell-address="City.CT71"/>
            <calcext:condition calcext:apply-style-name="Trees1" calcext:value="=5" calcext:base-cell-address="City.CT71"/>
            <calcext:condition calcext:apply-style-name="Yellow Flower" calcext:value="=11" calcext:base-cell-address="City.CT71"/>
            <calcext:condition calcext:apply-style-name="Blue Flower" calcext:value="=12" calcext:base-cell-address="City.CT71"/>
            <calcext:condition calcext:apply-style-name="Pink Flowers" calcext:value="=13" calcext:base-cell-address="City.CT71"/>
          </calcext:conditional-format>
          <calcext:conditional-format calcext:target-range-address="City.CU71:City.CU71">
            <calcext:condition calcext:apply-style-name="Open Space" calcext:value="=0" calcext:base-cell-address="City.CU71"/>
            <calcext:condition calcext:apply-style-name="Excel_CondFormat_1_1_2" calcext:value="=1" calcext:base-cell-address="City.CU71"/>
            <calcext:condition calcext:apply-style-name="Excel_CondFormat_1_1_3" calcext:value="=2" calcext:base-cell-address="City.CU71"/>
            <calcext:condition calcext:apply-style-name="Excel_CondFormat_1_1_4" calcext:value="=3" calcext:base-cell-address="City.CU71"/>
            <calcext:condition calcext:apply-style-name="Excel_CondFormat_1_1_5" calcext:value="=4" calcext:base-cell-address="City.CU71"/>
            <calcext:condition calcext:apply-style-name="Excel_CondFormat_1_1_6" calcext:value="=100" calcext:base-cell-address="City.CU71"/>
            <calcext:condition calcext:apply-style-name="Excel_CondFormat_1_1_7" calcext:value="&gt;101" calcext:base-cell-address="City.CU71"/>
            <calcext:condition calcext:apply-style-name="Trees" calcext:value="=6" calcext:base-cell-address="City.CU71"/>
            <calcext:condition calcext:apply-style-name="Trees1" calcext:value="=5" calcext:base-cell-address="City.CU71"/>
            <calcext:condition calcext:apply-style-name="Yellow Flower" calcext:value="=11" calcext:base-cell-address="City.CU71"/>
            <calcext:condition calcext:apply-style-name="Blue Flower" calcext:value="=12" calcext:base-cell-address="City.CU71"/>
            <calcext:condition calcext:apply-style-name="Pink Flowers" calcext:value="=13" calcext:base-cell-address="City.CU71"/>
          </calcext:conditional-format>
          <calcext:conditional-format calcext:target-range-address="City.CV71:City.CV71">
            <calcext:condition calcext:apply-style-name="Open Space" calcext:value="=0" calcext:base-cell-address="City.CV71"/>
            <calcext:condition calcext:apply-style-name="Excel_CondFormat_1_1_2" calcext:value="=1" calcext:base-cell-address="City.CV71"/>
            <calcext:condition calcext:apply-style-name="Excel_CondFormat_1_1_3" calcext:value="=2" calcext:base-cell-address="City.CV71"/>
            <calcext:condition calcext:apply-style-name="Excel_CondFormat_1_1_4" calcext:value="=3" calcext:base-cell-address="City.CV71"/>
            <calcext:condition calcext:apply-style-name="Excel_CondFormat_1_1_5" calcext:value="=4" calcext:base-cell-address="City.CV71"/>
            <calcext:condition calcext:apply-style-name="Excel_CondFormat_1_1_6" calcext:value="=100" calcext:base-cell-address="City.CV71"/>
            <calcext:condition calcext:apply-style-name="Excel_CondFormat_1_1_7" calcext:value="&gt;101" calcext:base-cell-address="City.CV71"/>
            <calcext:condition calcext:apply-style-name="Trees" calcext:value="=6" calcext:base-cell-address="City.CV71"/>
            <calcext:condition calcext:apply-style-name="Trees1" calcext:value="=5" calcext:base-cell-address="City.CV71"/>
            <calcext:condition calcext:apply-style-name="Yellow Flower" calcext:value="=11" calcext:base-cell-address="City.CV71"/>
            <calcext:condition calcext:apply-style-name="Blue Flower" calcext:value="=12" calcext:base-cell-address="City.CV71"/>
            <calcext:condition calcext:apply-style-name="Pink Flowers" calcext:value="=13" calcext:base-cell-address="City.CV71"/>
          </calcext:conditional-format>
          <calcext:conditional-format calcext:target-range-address="City.CQ72:City.CQ72">
            <calcext:condition calcext:apply-style-name="Open Space" calcext:value="=0" calcext:base-cell-address="City.CQ72"/>
            <calcext:condition calcext:apply-style-name="Excel_CondFormat_1_1_2" calcext:value="=1" calcext:base-cell-address="City.CQ72"/>
            <calcext:condition calcext:apply-style-name="Excel_CondFormat_1_1_3" calcext:value="=2" calcext:base-cell-address="City.CQ72"/>
            <calcext:condition calcext:apply-style-name="Excel_CondFormat_1_1_4" calcext:value="=3" calcext:base-cell-address="City.CQ72"/>
            <calcext:condition calcext:apply-style-name="Excel_CondFormat_1_1_5" calcext:value="=4" calcext:base-cell-address="City.CQ72"/>
            <calcext:condition calcext:apply-style-name="Excel_CondFormat_1_1_6" calcext:value="=100" calcext:base-cell-address="City.CQ72"/>
            <calcext:condition calcext:apply-style-name="Excel_CondFormat_1_1_7" calcext:value="&gt;101" calcext:base-cell-address="City.CQ72"/>
            <calcext:condition calcext:apply-style-name="Trees" calcext:value="=6" calcext:base-cell-address="City.CQ72"/>
            <calcext:condition calcext:apply-style-name="Trees1" calcext:value="=5" calcext:base-cell-address="City.CQ72"/>
            <calcext:condition calcext:apply-style-name="Yellow Flower" calcext:value="=11" calcext:base-cell-address="City.CQ72"/>
            <calcext:condition calcext:apply-style-name="Blue Flower" calcext:value="=12" calcext:base-cell-address="City.CQ72"/>
            <calcext:condition calcext:apply-style-name="Pink Flowers" calcext:value="=13" calcext:base-cell-address="City.CQ72"/>
          </calcext:conditional-format>
          <calcext:conditional-format calcext:target-range-address="City.CR72:City.CR72">
            <calcext:condition calcext:apply-style-name="Open Space" calcext:value="=0" calcext:base-cell-address="City.CR72"/>
            <calcext:condition calcext:apply-style-name="Excel_CondFormat_1_1_2" calcext:value="=1" calcext:base-cell-address="City.CR72"/>
            <calcext:condition calcext:apply-style-name="Excel_CondFormat_1_1_3" calcext:value="=2" calcext:base-cell-address="City.CR72"/>
            <calcext:condition calcext:apply-style-name="Excel_CondFormat_1_1_4" calcext:value="=3" calcext:base-cell-address="City.CR72"/>
            <calcext:condition calcext:apply-style-name="Excel_CondFormat_1_1_5" calcext:value="=4" calcext:base-cell-address="City.CR72"/>
            <calcext:condition calcext:apply-style-name="Excel_CondFormat_1_1_6" calcext:value="=100" calcext:base-cell-address="City.CR72"/>
            <calcext:condition calcext:apply-style-name="Excel_CondFormat_1_1_7" calcext:value="&gt;101" calcext:base-cell-address="City.CR72"/>
            <calcext:condition calcext:apply-style-name="Trees" calcext:value="=6" calcext:base-cell-address="City.CR72"/>
            <calcext:condition calcext:apply-style-name="Trees1" calcext:value="=5" calcext:base-cell-address="City.CR72"/>
            <calcext:condition calcext:apply-style-name="Yellow Flower" calcext:value="=11" calcext:base-cell-address="City.CR72"/>
            <calcext:condition calcext:apply-style-name="Blue Flower" calcext:value="=12" calcext:base-cell-address="City.CR72"/>
            <calcext:condition calcext:apply-style-name="Pink Flowers" calcext:value="=13" calcext:base-cell-address="City.CR72"/>
          </calcext:conditional-format>
          <calcext:conditional-format calcext:target-range-address="City.CS72:City.CS72">
            <calcext:condition calcext:apply-style-name="Open Space" calcext:value="=0" calcext:base-cell-address="City.CS72"/>
            <calcext:condition calcext:apply-style-name="Excel_CondFormat_1_1_2" calcext:value="=1" calcext:base-cell-address="City.CS72"/>
            <calcext:condition calcext:apply-style-name="Excel_CondFormat_1_1_3" calcext:value="=2" calcext:base-cell-address="City.CS72"/>
            <calcext:condition calcext:apply-style-name="Excel_CondFormat_1_1_4" calcext:value="=3" calcext:base-cell-address="City.CS72"/>
            <calcext:condition calcext:apply-style-name="Excel_CondFormat_1_1_5" calcext:value="=4" calcext:base-cell-address="City.CS72"/>
            <calcext:condition calcext:apply-style-name="Excel_CondFormat_1_1_6" calcext:value="=100" calcext:base-cell-address="City.CS72"/>
            <calcext:condition calcext:apply-style-name="Excel_CondFormat_1_1_7" calcext:value="&gt;101" calcext:base-cell-address="City.CS72"/>
            <calcext:condition calcext:apply-style-name="Trees" calcext:value="=6" calcext:base-cell-address="City.CS72"/>
            <calcext:condition calcext:apply-style-name="Trees1" calcext:value="=5" calcext:base-cell-address="City.CS72"/>
            <calcext:condition calcext:apply-style-name="Yellow Flower" calcext:value="=11" calcext:base-cell-address="City.CS72"/>
            <calcext:condition calcext:apply-style-name="Blue Flower" calcext:value="=12" calcext:base-cell-address="City.CS72"/>
            <calcext:condition calcext:apply-style-name="Pink Flowers" calcext:value="=13" calcext:base-cell-address="City.CS72"/>
          </calcext:conditional-format>
          <calcext:conditional-format calcext:target-range-address="City.CT72:City.CT72">
            <calcext:condition calcext:apply-style-name="Open Space" calcext:value="=0" calcext:base-cell-address="City.CT72"/>
            <calcext:condition calcext:apply-style-name="Excel_CondFormat_1_1_2" calcext:value="=1" calcext:base-cell-address="City.CT72"/>
            <calcext:condition calcext:apply-style-name="Excel_CondFormat_1_1_3" calcext:value="=2" calcext:base-cell-address="City.CT72"/>
            <calcext:condition calcext:apply-style-name="Excel_CondFormat_1_1_4" calcext:value="=3" calcext:base-cell-address="City.CT72"/>
            <calcext:condition calcext:apply-style-name="Excel_CondFormat_1_1_5" calcext:value="=4" calcext:base-cell-address="City.CT72"/>
            <calcext:condition calcext:apply-style-name="Excel_CondFormat_1_1_6" calcext:value="=100" calcext:base-cell-address="City.CT72"/>
            <calcext:condition calcext:apply-style-name="Excel_CondFormat_1_1_7" calcext:value="&gt;101" calcext:base-cell-address="City.CT72"/>
            <calcext:condition calcext:apply-style-name="Trees" calcext:value="=6" calcext:base-cell-address="City.CT72"/>
            <calcext:condition calcext:apply-style-name="Trees1" calcext:value="=5" calcext:base-cell-address="City.CT72"/>
            <calcext:condition calcext:apply-style-name="Yellow Flower" calcext:value="=11" calcext:base-cell-address="City.CT72"/>
            <calcext:condition calcext:apply-style-name="Blue Flower" calcext:value="=12" calcext:base-cell-address="City.CT72"/>
            <calcext:condition calcext:apply-style-name="Pink Flowers" calcext:value="=13" calcext:base-cell-address="City.CT72"/>
          </calcext:conditional-format>
          <calcext:conditional-format calcext:target-range-address="City.CU72:City.CU72">
            <calcext:condition calcext:apply-style-name="Open Space" calcext:value="=0" calcext:base-cell-address="City.CU72"/>
            <calcext:condition calcext:apply-style-name="Excel_CondFormat_1_1_2" calcext:value="=1" calcext:base-cell-address="City.CU72"/>
            <calcext:condition calcext:apply-style-name="Excel_CondFormat_1_1_3" calcext:value="=2" calcext:base-cell-address="City.CU72"/>
            <calcext:condition calcext:apply-style-name="Excel_CondFormat_1_1_4" calcext:value="=3" calcext:base-cell-address="City.CU72"/>
            <calcext:condition calcext:apply-style-name="Excel_CondFormat_1_1_5" calcext:value="=4" calcext:base-cell-address="City.CU72"/>
            <calcext:condition calcext:apply-style-name="Excel_CondFormat_1_1_6" calcext:value="=100" calcext:base-cell-address="City.CU72"/>
            <calcext:condition calcext:apply-style-name="Excel_CondFormat_1_1_7" calcext:value="&gt;101" calcext:base-cell-address="City.CU72"/>
            <calcext:condition calcext:apply-style-name="Trees" calcext:value="=6" calcext:base-cell-address="City.CU72"/>
            <calcext:condition calcext:apply-style-name="Trees1" calcext:value="=5" calcext:base-cell-address="City.CU72"/>
            <calcext:condition calcext:apply-style-name="Yellow Flower" calcext:value="=11" calcext:base-cell-address="City.CU72"/>
            <calcext:condition calcext:apply-style-name="Blue Flower" calcext:value="=12" calcext:base-cell-address="City.CU72"/>
            <calcext:condition calcext:apply-style-name="Pink Flowers" calcext:value="=13" calcext:base-cell-address="City.CU72"/>
          </calcext:conditional-format>
          <calcext:conditional-format calcext:target-range-address="City.CV72:City.CV72">
            <calcext:condition calcext:apply-style-name="Open Space" calcext:value="=0" calcext:base-cell-address="City.CV72"/>
            <calcext:condition calcext:apply-style-name="Excel_CondFormat_1_1_2" calcext:value="=1" calcext:base-cell-address="City.CV72"/>
            <calcext:condition calcext:apply-style-name="Excel_CondFormat_1_1_3" calcext:value="=2" calcext:base-cell-address="City.CV72"/>
            <calcext:condition calcext:apply-style-name="Excel_CondFormat_1_1_4" calcext:value="=3" calcext:base-cell-address="City.CV72"/>
            <calcext:condition calcext:apply-style-name="Excel_CondFormat_1_1_5" calcext:value="=4" calcext:base-cell-address="City.CV72"/>
            <calcext:condition calcext:apply-style-name="Excel_CondFormat_1_1_6" calcext:value="=100" calcext:base-cell-address="City.CV72"/>
            <calcext:condition calcext:apply-style-name="Excel_CondFormat_1_1_7" calcext:value="&gt;101" calcext:base-cell-address="City.CV72"/>
            <calcext:condition calcext:apply-style-name="Trees" calcext:value="=6" calcext:base-cell-address="City.CV72"/>
            <calcext:condition calcext:apply-style-name="Trees1" calcext:value="=5" calcext:base-cell-address="City.CV72"/>
            <calcext:condition calcext:apply-style-name="Yellow Flower" calcext:value="=11" calcext:base-cell-address="City.CV72"/>
            <calcext:condition calcext:apply-style-name="Blue Flower" calcext:value="=12" calcext:base-cell-address="City.CV72"/>
            <calcext:condition calcext:apply-style-name="Pink Flowers" calcext:value="=13" calcext:base-cell-address="City.CV72"/>
          </calcext:conditional-format>
          <calcext:conditional-format calcext:target-range-address="City.CR65:City.CR65">
            <calcext:condition calcext:apply-style-name="Open Space" calcext:value="=0" calcext:base-cell-address="City.CR65"/>
            <calcext:condition calcext:apply-style-name="Excel_CondFormat_1_1_2" calcext:value="=1" calcext:base-cell-address="City.CR65"/>
            <calcext:condition calcext:apply-style-name="Excel_CondFormat_1_1_3" calcext:value="=2" calcext:base-cell-address="City.CR65"/>
            <calcext:condition calcext:apply-style-name="Excel_CondFormat_1_1_4" calcext:value="=3" calcext:base-cell-address="City.CR65"/>
            <calcext:condition calcext:apply-style-name="Excel_CondFormat_1_1_5" calcext:value="=4" calcext:base-cell-address="City.CR65"/>
            <calcext:condition calcext:apply-style-name="Excel_CondFormat_1_1_6" calcext:value="=100" calcext:base-cell-address="City.CR65"/>
            <calcext:condition calcext:apply-style-name="Excel_CondFormat_1_1_7" calcext:value="&gt;101" calcext:base-cell-address="City.CR65"/>
            <calcext:condition calcext:apply-style-name="Trees" calcext:value="=6" calcext:base-cell-address="City.CR65"/>
            <calcext:condition calcext:apply-style-name="Trees1" calcext:value="=5" calcext:base-cell-address="City.CR65"/>
            <calcext:condition calcext:apply-style-name="Yellow Flower" calcext:value="=11" calcext:base-cell-address="City.CR65"/>
            <calcext:condition calcext:apply-style-name="Blue Flower" calcext:value="=12" calcext:base-cell-address="City.CR65"/>
            <calcext:condition calcext:apply-style-name="Pink Flowers" calcext:value="=13" calcext:base-cell-address="City.CR65"/>
          </calcext:conditional-format>
          <calcext:conditional-format calcext:target-range-address="City.CS65:City.CS65">
            <calcext:condition calcext:apply-style-name="Open Space" calcext:value="=0" calcext:base-cell-address="City.CS65"/>
            <calcext:condition calcext:apply-style-name="Excel_CondFormat_1_1_2" calcext:value="=1" calcext:base-cell-address="City.CS65"/>
            <calcext:condition calcext:apply-style-name="Excel_CondFormat_1_1_3" calcext:value="=2" calcext:base-cell-address="City.CS65"/>
            <calcext:condition calcext:apply-style-name="Excel_CondFormat_1_1_4" calcext:value="=3" calcext:base-cell-address="City.CS65"/>
            <calcext:condition calcext:apply-style-name="Excel_CondFormat_1_1_5" calcext:value="=4" calcext:base-cell-address="City.CS65"/>
            <calcext:condition calcext:apply-style-name="Excel_CondFormat_1_1_6" calcext:value="=100" calcext:base-cell-address="City.CS65"/>
            <calcext:condition calcext:apply-style-name="Excel_CondFormat_1_1_7" calcext:value="&gt;101" calcext:base-cell-address="City.CS65"/>
            <calcext:condition calcext:apply-style-name="Trees" calcext:value="=6" calcext:base-cell-address="City.CS65"/>
            <calcext:condition calcext:apply-style-name="Trees1" calcext:value="=5" calcext:base-cell-address="City.CS65"/>
            <calcext:condition calcext:apply-style-name="Yellow Flower" calcext:value="=11" calcext:base-cell-address="City.CS65"/>
            <calcext:condition calcext:apply-style-name="Blue Flower" calcext:value="=12" calcext:base-cell-address="City.CS65"/>
            <calcext:condition calcext:apply-style-name="Pink Flowers" calcext:value="=13" calcext:base-cell-address="City.CS65"/>
          </calcext:conditional-format>
          <calcext:conditional-format calcext:target-range-address="City.CT65:City.CT65">
            <calcext:condition calcext:apply-style-name="Open Space" calcext:value="=0" calcext:base-cell-address="City.CT65"/>
            <calcext:condition calcext:apply-style-name="Excel_CondFormat_1_1_2" calcext:value="=1" calcext:base-cell-address="City.CT65"/>
            <calcext:condition calcext:apply-style-name="Excel_CondFormat_1_1_3" calcext:value="=2" calcext:base-cell-address="City.CT65"/>
            <calcext:condition calcext:apply-style-name="Excel_CondFormat_1_1_4" calcext:value="=3" calcext:base-cell-address="City.CT65"/>
            <calcext:condition calcext:apply-style-name="Excel_CondFormat_1_1_5" calcext:value="=4" calcext:base-cell-address="City.CT65"/>
            <calcext:condition calcext:apply-style-name="Excel_CondFormat_1_1_6" calcext:value="=100" calcext:base-cell-address="City.CT65"/>
            <calcext:condition calcext:apply-style-name="Excel_CondFormat_1_1_7" calcext:value="&gt;101" calcext:base-cell-address="City.CT65"/>
            <calcext:condition calcext:apply-style-name="Trees" calcext:value="=6" calcext:base-cell-address="City.CT65"/>
            <calcext:condition calcext:apply-style-name="Trees1" calcext:value="=5" calcext:base-cell-address="City.CT65"/>
            <calcext:condition calcext:apply-style-name="Yellow Flower" calcext:value="=11" calcext:base-cell-address="City.CT65"/>
            <calcext:condition calcext:apply-style-name="Blue Flower" calcext:value="=12" calcext:base-cell-address="City.CT65"/>
            <calcext:condition calcext:apply-style-name="Pink Flowers" calcext:value="=13" calcext:base-cell-address="City.CT65"/>
          </calcext:conditional-format>
          <calcext:conditional-format calcext:target-range-address="City.CU65:City.CU65">
            <calcext:condition calcext:apply-style-name="Open Space" calcext:value="=0" calcext:base-cell-address="City.CU65"/>
            <calcext:condition calcext:apply-style-name="Excel_CondFormat_1_1_2" calcext:value="=1" calcext:base-cell-address="City.CU65"/>
            <calcext:condition calcext:apply-style-name="Excel_CondFormat_1_1_3" calcext:value="=2" calcext:base-cell-address="City.CU65"/>
            <calcext:condition calcext:apply-style-name="Excel_CondFormat_1_1_4" calcext:value="=3" calcext:base-cell-address="City.CU65"/>
            <calcext:condition calcext:apply-style-name="Excel_CondFormat_1_1_5" calcext:value="=4" calcext:base-cell-address="City.CU65"/>
            <calcext:condition calcext:apply-style-name="Excel_CondFormat_1_1_6" calcext:value="=100" calcext:base-cell-address="City.CU65"/>
            <calcext:condition calcext:apply-style-name="Excel_CondFormat_1_1_7" calcext:value="&gt;101" calcext:base-cell-address="City.CU65"/>
            <calcext:condition calcext:apply-style-name="Trees" calcext:value="=6" calcext:base-cell-address="City.CU65"/>
            <calcext:condition calcext:apply-style-name="Trees1" calcext:value="=5" calcext:base-cell-address="City.CU65"/>
            <calcext:condition calcext:apply-style-name="Yellow Flower" calcext:value="=11" calcext:base-cell-address="City.CU65"/>
            <calcext:condition calcext:apply-style-name="Blue Flower" calcext:value="=12" calcext:base-cell-address="City.CU65"/>
            <calcext:condition calcext:apply-style-name="Pink Flowers" calcext:value="=13" calcext:base-cell-address="City.CU65"/>
          </calcext:conditional-format>
          <calcext:conditional-format calcext:target-range-address="City.CR66:City.CR66">
            <calcext:condition calcext:apply-style-name="Open Space" calcext:value="=0" calcext:base-cell-address="City.CR66"/>
            <calcext:condition calcext:apply-style-name="Excel_CondFormat_1_1_2" calcext:value="=1" calcext:base-cell-address="City.CR66"/>
            <calcext:condition calcext:apply-style-name="Excel_CondFormat_1_1_3" calcext:value="=2" calcext:base-cell-address="City.CR66"/>
            <calcext:condition calcext:apply-style-name="Excel_CondFormat_1_1_4" calcext:value="=3" calcext:base-cell-address="City.CR66"/>
            <calcext:condition calcext:apply-style-name="Excel_CondFormat_1_1_5" calcext:value="=4" calcext:base-cell-address="City.CR66"/>
            <calcext:condition calcext:apply-style-name="Excel_CondFormat_1_1_6" calcext:value="=100" calcext:base-cell-address="City.CR66"/>
            <calcext:condition calcext:apply-style-name="Excel_CondFormat_1_1_7" calcext:value="&gt;101" calcext:base-cell-address="City.CR66"/>
            <calcext:condition calcext:apply-style-name="Trees" calcext:value="=6" calcext:base-cell-address="City.CR66"/>
            <calcext:condition calcext:apply-style-name="Trees1" calcext:value="=5" calcext:base-cell-address="City.CR66"/>
            <calcext:condition calcext:apply-style-name="Yellow Flower" calcext:value="=11" calcext:base-cell-address="City.CR66"/>
            <calcext:condition calcext:apply-style-name="Blue Flower" calcext:value="=12" calcext:base-cell-address="City.CR66"/>
            <calcext:condition calcext:apply-style-name="Pink Flowers" calcext:value="=13" calcext:base-cell-address="City.CR66"/>
          </calcext:conditional-format>
          <calcext:conditional-format calcext:target-range-address="City.CS66:City.CS66">
            <calcext:condition calcext:apply-style-name="Open Space" calcext:value="=0" calcext:base-cell-address="City.CS66"/>
            <calcext:condition calcext:apply-style-name="Excel_CondFormat_1_1_2" calcext:value="=1" calcext:base-cell-address="City.CS66"/>
            <calcext:condition calcext:apply-style-name="Excel_CondFormat_1_1_3" calcext:value="=2" calcext:base-cell-address="City.CS66"/>
            <calcext:condition calcext:apply-style-name="Excel_CondFormat_1_1_4" calcext:value="=3" calcext:base-cell-address="City.CS66"/>
            <calcext:condition calcext:apply-style-name="Excel_CondFormat_1_1_5" calcext:value="=4" calcext:base-cell-address="City.CS66"/>
            <calcext:condition calcext:apply-style-name="Excel_CondFormat_1_1_6" calcext:value="=100" calcext:base-cell-address="City.CS66"/>
            <calcext:condition calcext:apply-style-name="Excel_CondFormat_1_1_7" calcext:value="&gt;101" calcext:base-cell-address="City.CS66"/>
            <calcext:condition calcext:apply-style-name="Trees" calcext:value="=6" calcext:base-cell-address="City.CS66"/>
            <calcext:condition calcext:apply-style-name="Trees1" calcext:value="=5" calcext:base-cell-address="City.CS66"/>
            <calcext:condition calcext:apply-style-name="Yellow Flower" calcext:value="=11" calcext:base-cell-address="City.CS66"/>
            <calcext:condition calcext:apply-style-name="Blue Flower" calcext:value="=12" calcext:base-cell-address="City.CS66"/>
            <calcext:condition calcext:apply-style-name="Pink Flowers" calcext:value="=13" calcext:base-cell-address="City.CS66"/>
          </calcext:conditional-format>
          <calcext:conditional-format calcext:target-range-address="City.CT66:City.CT66">
            <calcext:condition calcext:apply-style-name="Open Space" calcext:value="=0" calcext:base-cell-address="City.CT66"/>
            <calcext:condition calcext:apply-style-name="Excel_CondFormat_1_1_2" calcext:value="=1" calcext:base-cell-address="City.CT66"/>
            <calcext:condition calcext:apply-style-name="Excel_CondFormat_1_1_3" calcext:value="=2" calcext:base-cell-address="City.CT66"/>
            <calcext:condition calcext:apply-style-name="Excel_CondFormat_1_1_4" calcext:value="=3" calcext:base-cell-address="City.CT66"/>
            <calcext:condition calcext:apply-style-name="Excel_CondFormat_1_1_5" calcext:value="=4" calcext:base-cell-address="City.CT66"/>
            <calcext:condition calcext:apply-style-name="Excel_CondFormat_1_1_6" calcext:value="=100" calcext:base-cell-address="City.CT66"/>
            <calcext:condition calcext:apply-style-name="Excel_CondFormat_1_1_7" calcext:value="&gt;101" calcext:base-cell-address="City.CT66"/>
            <calcext:condition calcext:apply-style-name="Trees" calcext:value="=6" calcext:base-cell-address="City.CT66"/>
            <calcext:condition calcext:apply-style-name="Trees1" calcext:value="=5" calcext:base-cell-address="City.CT66"/>
            <calcext:condition calcext:apply-style-name="Yellow Flower" calcext:value="=11" calcext:base-cell-address="City.CT66"/>
            <calcext:condition calcext:apply-style-name="Blue Flower" calcext:value="=12" calcext:base-cell-address="City.CT66"/>
            <calcext:condition calcext:apply-style-name="Pink Flowers" calcext:value="=13" calcext:base-cell-address="City.CT66"/>
          </calcext:conditional-format>
          <calcext:conditional-format calcext:target-range-address="City.CU66:City.CU66">
            <calcext:condition calcext:apply-style-name="Open Space" calcext:value="=0" calcext:base-cell-address="City.CU66"/>
            <calcext:condition calcext:apply-style-name="Excel_CondFormat_1_1_2" calcext:value="=1" calcext:base-cell-address="City.CU66"/>
            <calcext:condition calcext:apply-style-name="Excel_CondFormat_1_1_3" calcext:value="=2" calcext:base-cell-address="City.CU66"/>
            <calcext:condition calcext:apply-style-name="Excel_CondFormat_1_1_4" calcext:value="=3" calcext:base-cell-address="City.CU66"/>
            <calcext:condition calcext:apply-style-name="Excel_CondFormat_1_1_5" calcext:value="=4" calcext:base-cell-address="City.CU66"/>
            <calcext:condition calcext:apply-style-name="Excel_CondFormat_1_1_6" calcext:value="=100" calcext:base-cell-address="City.CU66"/>
            <calcext:condition calcext:apply-style-name="Excel_CondFormat_1_1_7" calcext:value="&gt;101" calcext:base-cell-address="City.CU66"/>
            <calcext:condition calcext:apply-style-name="Trees" calcext:value="=6" calcext:base-cell-address="City.CU66"/>
            <calcext:condition calcext:apply-style-name="Trees1" calcext:value="=5" calcext:base-cell-address="City.CU66"/>
            <calcext:condition calcext:apply-style-name="Yellow Flower" calcext:value="=11" calcext:base-cell-address="City.CU66"/>
            <calcext:condition calcext:apply-style-name="Blue Flower" calcext:value="=12" calcext:base-cell-address="City.CU66"/>
            <calcext:condition calcext:apply-style-name="Pink Flowers" calcext:value="=13" calcext:base-cell-address="City.CU66"/>
          </calcext:conditional-format>
          <calcext:conditional-format calcext:target-range-address="City.BT48:City.BT48">
            <calcext:condition calcext:apply-style-name="Open Space" calcext:value="=0" calcext:base-cell-address="City.BT48"/>
            <calcext:condition calcext:apply-style-name="Excel_CondFormat_1_1_2" calcext:value="=1" calcext:base-cell-address="City.BT48"/>
            <calcext:condition calcext:apply-style-name="Excel_CondFormat_1_1_3" calcext:value="=2" calcext:base-cell-address="City.BT48"/>
            <calcext:condition calcext:apply-style-name="Excel_CondFormat_1_1_4" calcext:value="=3" calcext:base-cell-address="City.BT48"/>
            <calcext:condition calcext:apply-style-name="Excel_CondFormat_1_1_5" calcext:value="=4" calcext:base-cell-address="City.BT48"/>
            <calcext:condition calcext:apply-style-name="Excel_CondFormat_1_1_6" calcext:value="=100" calcext:base-cell-address="City.BT48"/>
            <calcext:condition calcext:apply-style-name="Excel_CondFormat_1_1_7" calcext:value="&gt;101" calcext:base-cell-address="City.BT48"/>
            <calcext:condition calcext:apply-style-name="Trees" calcext:value="=6" calcext:base-cell-address="City.BT48"/>
            <calcext:condition calcext:apply-style-name="Trees1" calcext:value="=5" calcext:base-cell-address="City.BT48"/>
            <calcext:condition calcext:apply-style-name="Yellow Flower" calcext:value="=11" calcext:base-cell-address="City.BT48"/>
            <calcext:condition calcext:apply-style-name="Blue Flower" calcext:value="=12" calcext:base-cell-address="City.BT48"/>
            <calcext:condition calcext:apply-style-name="Pink Flowers" calcext:value="=13" calcext:base-cell-address="City.BT48"/>
          </calcext:conditional-format>
          <calcext:conditional-format calcext:target-range-address="City.BU48:City.BU48">
            <calcext:condition calcext:apply-style-name="Open Space" calcext:value="=0" calcext:base-cell-address="City.BU48"/>
            <calcext:condition calcext:apply-style-name="Excel_CondFormat_1_1_2" calcext:value="=1" calcext:base-cell-address="City.BU48"/>
            <calcext:condition calcext:apply-style-name="Excel_CondFormat_1_1_3" calcext:value="=2" calcext:base-cell-address="City.BU48"/>
            <calcext:condition calcext:apply-style-name="Excel_CondFormat_1_1_4" calcext:value="=3" calcext:base-cell-address="City.BU48"/>
            <calcext:condition calcext:apply-style-name="Excel_CondFormat_1_1_5" calcext:value="=4" calcext:base-cell-address="City.BU48"/>
            <calcext:condition calcext:apply-style-name="Excel_CondFormat_1_1_6" calcext:value="=100" calcext:base-cell-address="City.BU48"/>
            <calcext:condition calcext:apply-style-name="Excel_CondFormat_1_1_7" calcext:value="&gt;101" calcext:base-cell-address="City.BU48"/>
            <calcext:condition calcext:apply-style-name="Trees" calcext:value="=6" calcext:base-cell-address="City.BU48"/>
            <calcext:condition calcext:apply-style-name="Trees1" calcext:value="=5" calcext:base-cell-address="City.BU48"/>
            <calcext:condition calcext:apply-style-name="Yellow Flower" calcext:value="=11" calcext:base-cell-address="City.BU48"/>
            <calcext:condition calcext:apply-style-name="Blue Flower" calcext:value="=12" calcext:base-cell-address="City.BU48"/>
            <calcext:condition calcext:apply-style-name="Pink Flowers" calcext:value="=13" calcext:base-cell-address="City.BU48"/>
          </calcext:conditional-format>
          <calcext:conditional-format calcext:target-range-address="City.BV48:City.BV48">
            <calcext:condition calcext:apply-style-name="Open Space" calcext:value="=0" calcext:base-cell-address="City.BV48"/>
            <calcext:condition calcext:apply-style-name="Excel_CondFormat_1_1_2" calcext:value="=1" calcext:base-cell-address="City.BV48"/>
            <calcext:condition calcext:apply-style-name="Excel_CondFormat_1_1_3" calcext:value="=2" calcext:base-cell-address="City.BV48"/>
            <calcext:condition calcext:apply-style-name="Excel_CondFormat_1_1_4" calcext:value="=3" calcext:base-cell-address="City.BV48"/>
            <calcext:condition calcext:apply-style-name="Excel_CondFormat_1_1_5" calcext:value="=4" calcext:base-cell-address="City.BV48"/>
            <calcext:condition calcext:apply-style-name="Excel_CondFormat_1_1_6" calcext:value="=100" calcext:base-cell-address="City.BV48"/>
            <calcext:condition calcext:apply-style-name="Excel_CondFormat_1_1_7" calcext:value="&gt;101" calcext:base-cell-address="City.BV48"/>
            <calcext:condition calcext:apply-style-name="Trees" calcext:value="=6" calcext:base-cell-address="City.BV48"/>
            <calcext:condition calcext:apply-style-name="Trees1" calcext:value="=5" calcext:base-cell-address="City.BV48"/>
            <calcext:condition calcext:apply-style-name="Yellow Flower" calcext:value="=11" calcext:base-cell-address="City.BV48"/>
            <calcext:condition calcext:apply-style-name="Blue Flower" calcext:value="=12" calcext:base-cell-address="City.BV48"/>
            <calcext:condition calcext:apply-style-name="Pink Flowers" calcext:value="=13" calcext:base-cell-address="City.BV48"/>
          </calcext:conditional-format>
          <calcext:conditional-format calcext:target-range-address="City.BW48:City.BW48">
            <calcext:condition calcext:apply-style-name="Open Space" calcext:value="=0" calcext:base-cell-address="City.BW48"/>
            <calcext:condition calcext:apply-style-name="Excel_CondFormat_1_1_2" calcext:value="=1" calcext:base-cell-address="City.BW48"/>
            <calcext:condition calcext:apply-style-name="Excel_CondFormat_1_1_3" calcext:value="=2" calcext:base-cell-address="City.BW48"/>
            <calcext:condition calcext:apply-style-name="Excel_CondFormat_1_1_4" calcext:value="=3" calcext:base-cell-address="City.BW48"/>
            <calcext:condition calcext:apply-style-name="Excel_CondFormat_1_1_5" calcext:value="=4" calcext:base-cell-address="City.BW48"/>
            <calcext:condition calcext:apply-style-name="Excel_CondFormat_1_1_6" calcext:value="=100" calcext:base-cell-address="City.BW48"/>
            <calcext:condition calcext:apply-style-name="Excel_CondFormat_1_1_7" calcext:value="&gt;101" calcext:base-cell-address="City.BW48"/>
            <calcext:condition calcext:apply-style-name="Trees" calcext:value="=6" calcext:base-cell-address="City.BW48"/>
            <calcext:condition calcext:apply-style-name="Trees1" calcext:value="=5" calcext:base-cell-address="City.BW48"/>
            <calcext:condition calcext:apply-style-name="Yellow Flower" calcext:value="=11" calcext:base-cell-address="City.BW48"/>
            <calcext:condition calcext:apply-style-name="Blue Flower" calcext:value="=12" calcext:base-cell-address="City.BW48"/>
            <calcext:condition calcext:apply-style-name="Pink Flowers" calcext:value="=13" calcext:base-cell-address="City.BW48"/>
          </calcext:conditional-format>
          <calcext:conditional-format calcext:target-range-address="City.BT49:City.BT49">
            <calcext:condition calcext:apply-style-name="Open Space" calcext:value="=0" calcext:base-cell-address="City.BT49"/>
            <calcext:condition calcext:apply-style-name="Excel_CondFormat_1_1_2" calcext:value="=1" calcext:base-cell-address="City.BT49"/>
            <calcext:condition calcext:apply-style-name="Excel_CondFormat_1_1_3" calcext:value="=2" calcext:base-cell-address="City.BT49"/>
            <calcext:condition calcext:apply-style-name="Excel_CondFormat_1_1_4" calcext:value="=3" calcext:base-cell-address="City.BT49"/>
            <calcext:condition calcext:apply-style-name="Excel_CondFormat_1_1_5" calcext:value="=4" calcext:base-cell-address="City.BT49"/>
            <calcext:condition calcext:apply-style-name="Excel_CondFormat_1_1_6" calcext:value="=100" calcext:base-cell-address="City.BT49"/>
            <calcext:condition calcext:apply-style-name="Excel_CondFormat_1_1_7" calcext:value="&gt;101" calcext:base-cell-address="City.BT49"/>
            <calcext:condition calcext:apply-style-name="Trees" calcext:value="=6" calcext:base-cell-address="City.BT49"/>
            <calcext:condition calcext:apply-style-name="Trees1" calcext:value="=5" calcext:base-cell-address="City.BT49"/>
            <calcext:condition calcext:apply-style-name="Yellow Flower" calcext:value="=11" calcext:base-cell-address="City.BT49"/>
            <calcext:condition calcext:apply-style-name="Blue Flower" calcext:value="=12" calcext:base-cell-address="City.BT49"/>
            <calcext:condition calcext:apply-style-name="Pink Flowers" calcext:value="=13" calcext:base-cell-address="City.BT49"/>
          </calcext:conditional-format>
          <calcext:conditional-format calcext:target-range-address="City.BU49:City.BU49">
            <calcext:condition calcext:apply-style-name="Open Space" calcext:value="=0" calcext:base-cell-address="City.BU49"/>
            <calcext:condition calcext:apply-style-name="Excel_CondFormat_1_1_2" calcext:value="=1" calcext:base-cell-address="City.BU49"/>
            <calcext:condition calcext:apply-style-name="Excel_CondFormat_1_1_3" calcext:value="=2" calcext:base-cell-address="City.BU49"/>
            <calcext:condition calcext:apply-style-name="Excel_CondFormat_1_1_4" calcext:value="=3" calcext:base-cell-address="City.BU49"/>
            <calcext:condition calcext:apply-style-name="Excel_CondFormat_1_1_5" calcext:value="=4" calcext:base-cell-address="City.BU49"/>
            <calcext:condition calcext:apply-style-name="Excel_CondFormat_1_1_6" calcext:value="=100" calcext:base-cell-address="City.BU49"/>
            <calcext:condition calcext:apply-style-name="Excel_CondFormat_1_1_7" calcext:value="&gt;101" calcext:base-cell-address="City.BU49"/>
            <calcext:condition calcext:apply-style-name="Trees" calcext:value="=6" calcext:base-cell-address="City.BU49"/>
            <calcext:condition calcext:apply-style-name="Trees1" calcext:value="=5" calcext:base-cell-address="City.BU49"/>
            <calcext:condition calcext:apply-style-name="Yellow Flower" calcext:value="=11" calcext:base-cell-address="City.BU49"/>
            <calcext:condition calcext:apply-style-name="Blue Flower" calcext:value="=12" calcext:base-cell-address="City.BU49"/>
            <calcext:condition calcext:apply-style-name="Pink Flowers" calcext:value="=13" calcext:base-cell-address="City.BU49"/>
          </calcext:conditional-format>
          <calcext:conditional-format calcext:target-range-address="City.BV49:City.BV49">
            <calcext:condition calcext:apply-style-name="Open Space" calcext:value="=0" calcext:base-cell-address="City.BV49"/>
            <calcext:condition calcext:apply-style-name="Excel_CondFormat_1_1_2" calcext:value="=1" calcext:base-cell-address="City.BV49"/>
            <calcext:condition calcext:apply-style-name="Excel_CondFormat_1_1_3" calcext:value="=2" calcext:base-cell-address="City.BV49"/>
            <calcext:condition calcext:apply-style-name="Excel_CondFormat_1_1_4" calcext:value="=3" calcext:base-cell-address="City.BV49"/>
            <calcext:condition calcext:apply-style-name="Excel_CondFormat_1_1_5" calcext:value="=4" calcext:base-cell-address="City.BV49"/>
            <calcext:condition calcext:apply-style-name="Excel_CondFormat_1_1_6" calcext:value="=100" calcext:base-cell-address="City.BV49"/>
            <calcext:condition calcext:apply-style-name="Excel_CondFormat_1_1_7" calcext:value="&gt;101" calcext:base-cell-address="City.BV49"/>
            <calcext:condition calcext:apply-style-name="Trees" calcext:value="=6" calcext:base-cell-address="City.BV49"/>
            <calcext:condition calcext:apply-style-name="Trees1" calcext:value="=5" calcext:base-cell-address="City.BV49"/>
            <calcext:condition calcext:apply-style-name="Yellow Flower" calcext:value="=11" calcext:base-cell-address="City.BV49"/>
            <calcext:condition calcext:apply-style-name="Blue Flower" calcext:value="=12" calcext:base-cell-address="City.BV49"/>
            <calcext:condition calcext:apply-style-name="Pink Flowers" calcext:value="=13" calcext:base-cell-address="City.BV49"/>
          </calcext:conditional-format>
          <calcext:conditional-format calcext:target-range-address="City.BW49:City.BW49">
            <calcext:condition calcext:apply-style-name="Open Space" calcext:value="=0" calcext:base-cell-address="City.BW49"/>
            <calcext:condition calcext:apply-style-name="Excel_CondFormat_1_1_2" calcext:value="=1" calcext:base-cell-address="City.BW49"/>
            <calcext:condition calcext:apply-style-name="Excel_CondFormat_1_1_3" calcext:value="=2" calcext:base-cell-address="City.BW49"/>
            <calcext:condition calcext:apply-style-name="Excel_CondFormat_1_1_4" calcext:value="=3" calcext:base-cell-address="City.BW49"/>
            <calcext:condition calcext:apply-style-name="Excel_CondFormat_1_1_5" calcext:value="=4" calcext:base-cell-address="City.BW49"/>
            <calcext:condition calcext:apply-style-name="Excel_CondFormat_1_1_6" calcext:value="=100" calcext:base-cell-address="City.BW49"/>
            <calcext:condition calcext:apply-style-name="Excel_CondFormat_1_1_7" calcext:value="&gt;101" calcext:base-cell-address="City.BW49"/>
            <calcext:condition calcext:apply-style-name="Trees" calcext:value="=6" calcext:base-cell-address="City.BW49"/>
            <calcext:condition calcext:apply-style-name="Trees1" calcext:value="=5" calcext:base-cell-address="City.BW49"/>
            <calcext:condition calcext:apply-style-name="Yellow Flower" calcext:value="=11" calcext:base-cell-address="City.BW49"/>
            <calcext:condition calcext:apply-style-name="Blue Flower" calcext:value="=12" calcext:base-cell-address="City.BW49"/>
            <calcext:condition calcext:apply-style-name="Pink Flowers" calcext:value="=13" calcext:base-cell-address="City.BW49"/>
          </calcext:conditional-format>
          <calcext:conditional-format calcext:target-range-address="City.BT50:City.BT50">
            <calcext:condition calcext:apply-style-name="Open Space" calcext:value="=0" calcext:base-cell-address="City.BT50"/>
            <calcext:condition calcext:apply-style-name="Excel_CondFormat_1_1_2" calcext:value="=1" calcext:base-cell-address="City.BT50"/>
            <calcext:condition calcext:apply-style-name="Excel_CondFormat_1_1_3" calcext:value="=2" calcext:base-cell-address="City.BT50"/>
            <calcext:condition calcext:apply-style-name="Excel_CondFormat_1_1_4" calcext:value="=3" calcext:base-cell-address="City.BT50"/>
            <calcext:condition calcext:apply-style-name="Excel_CondFormat_1_1_5" calcext:value="=4" calcext:base-cell-address="City.BT50"/>
            <calcext:condition calcext:apply-style-name="Excel_CondFormat_1_1_6" calcext:value="=100" calcext:base-cell-address="City.BT50"/>
            <calcext:condition calcext:apply-style-name="Excel_CondFormat_1_1_7" calcext:value="&gt;101" calcext:base-cell-address="City.BT50"/>
            <calcext:condition calcext:apply-style-name="Trees" calcext:value="=6" calcext:base-cell-address="City.BT50"/>
            <calcext:condition calcext:apply-style-name="Trees1" calcext:value="=5" calcext:base-cell-address="City.BT50"/>
            <calcext:condition calcext:apply-style-name="Yellow Flower" calcext:value="=11" calcext:base-cell-address="City.BT50"/>
            <calcext:condition calcext:apply-style-name="Blue Flower" calcext:value="=12" calcext:base-cell-address="City.BT50"/>
            <calcext:condition calcext:apply-style-name="Pink Flowers" calcext:value="=13" calcext:base-cell-address="City.BT50"/>
          </calcext:conditional-format>
          <calcext:conditional-format calcext:target-range-address="City.BU50:City.BU50">
            <calcext:condition calcext:apply-style-name="Open Space" calcext:value="=0" calcext:base-cell-address="City.BU50"/>
            <calcext:condition calcext:apply-style-name="Excel_CondFormat_1_1_2" calcext:value="=1" calcext:base-cell-address="City.BU50"/>
            <calcext:condition calcext:apply-style-name="Excel_CondFormat_1_1_3" calcext:value="=2" calcext:base-cell-address="City.BU50"/>
            <calcext:condition calcext:apply-style-name="Excel_CondFormat_1_1_4" calcext:value="=3" calcext:base-cell-address="City.BU50"/>
            <calcext:condition calcext:apply-style-name="Excel_CondFormat_1_1_5" calcext:value="=4" calcext:base-cell-address="City.BU50"/>
            <calcext:condition calcext:apply-style-name="Excel_CondFormat_1_1_6" calcext:value="=100" calcext:base-cell-address="City.BU50"/>
            <calcext:condition calcext:apply-style-name="Excel_CondFormat_1_1_7" calcext:value="&gt;101" calcext:base-cell-address="City.BU50"/>
            <calcext:condition calcext:apply-style-name="Trees" calcext:value="=6" calcext:base-cell-address="City.BU50"/>
            <calcext:condition calcext:apply-style-name="Trees1" calcext:value="=5" calcext:base-cell-address="City.BU50"/>
            <calcext:condition calcext:apply-style-name="Yellow Flower" calcext:value="=11" calcext:base-cell-address="City.BU50"/>
            <calcext:condition calcext:apply-style-name="Blue Flower" calcext:value="=12" calcext:base-cell-address="City.BU50"/>
            <calcext:condition calcext:apply-style-name="Pink Flowers" calcext:value="=13" calcext:base-cell-address="City.BU50"/>
          </calcext:conditional-format>
          <calcext:conditional-format calcext:target-range-address="City.BV50:City.BV50">
            <calcext:condition calcext:apply-style-name="Open Space" calcext:value="=0" calcext:base-cell-address="City.BV50"/>
            <calcext:condition calcext:apply-style-name="Excel_CondFormat_1_1_2" calcext:value="=1" calcext:base-cell-address="City.BV50"/>
            <calcext:condition calcext:apply-style-name="Excel_CondFormat_1_1_3" calcext:value="=2" calcext:base-cell-address="City.BV50"/>
            <calcext:condition calcext:apply-style-name="Excel_CondFormat_1_1_4" calcext:value="=3" calcext:base-cell-address="City.BV50"/>
            <calcext:condition calcext:apply-style-name="Excel_CondFormat_1_1_5" calcext:value="=4" calcext:base-cell-address="City.BV50"/>
            <calcext:condition calcext:apply-style-name="Excel_CondFormat_1_1_6" calcext:value="=100" calcext:base-cell-address="City.BV50"/>
            <calcext:condition calcext:apply-style-name="Excel_CondFormat_1_1_7" calcext:value="&gt;101" calcext:base-cell-address="City.BV50"/>
            <calcext:condition calcext:apply-style-name="Trees" calcext:value="=6" calcext:base-cell-address="City.BV50"/>
            <calcext:condition calcext:apply-style-name="Trees1" calcext:value="=5" calcext:base-cell-address="City.BV50"/>
            <calcext:condition calcext:apply-style-name="Yellow Flower" calcext:value="=11" calcext:base-cell-address="City.BV50"/>
            <calcext:condition calcext:apply-style-name="Blue Flower" calcext:value="=12" calcext:base-cell-address="City.BV50"/>
            <calcext:condition calcext:apply-style-name="Pink Flowers" calcext:value="=13" calcext:base-cell-address="City.BV50"/>
          </calcext:conditional-format>
          <calcext:conditional-format calcext:target-range-address="City.BW50:City.BW50">
            <calcext:condition calcext:apply-style-name="Open Space" calcext:value="=0" calcext:base-cell-address="City.BW50"/>
            <calcext:condition calcext:apply-style-name="Excel_CondFormat_1_1_2" calcext:value="=1" calcext:base-cell-address="City.BW50"/>
            <calcext:condition calcext:apply-style-name="Excel_CondFormat_1_1_3" calcext:value="=2" calcext:base-cell-address="City.BW50"/>
            <calcext:condition calcext:apply-style-name="Excel_CondFormat_1_1_4" calcext:value="=3" calcext:base-cell-address="City.BW50"/>
            <calcext:condition calcext:apply-style-name="Excel_CondFormat_1_1_5" calcext:value="=4" calcext:base-cell-address="City.BW50"/>
            <calcext:condition calcext:apply-style-name="Excel_CondFormat_1_1_6" calcext:value="=100" calcext:base-cell-address="City.BW50"/>
            <calcext:condition calcext:apply-style-name="Excel_CondFormat_1_1_7" calcext:value="&gt;101" calcext:base-cell-address="City.BW50"/>
            <calcext:condition calcext:apply-style-name="Trees" calcext:value="=6" calcext:base-cell-address="City.BW50"/>
            <calcext:condition calcext:apply-style-name="Trees1" calcext:value="=5" calcext:base-cell-address="City.BW50"/>
            <calcext:condition calcext:apply-style-name="Yellow Flower" calcext:value="=11" calcext:base-cell-address="City.BW50"/>
            <calcext:condition calcext:apply-style-name="Blue Flower" calcext:value="=12" calcext:base-cell-address="City.BW50"/>
            <calcext:condition calcext:apply-style-name="Pink Flowers" calcext:value="=13" calcext:base-cell-address="City.BW50"/>
          </calcext:conditional-format>
          <calcext:conditional-format calcext:target-range-address="City.BT51:City.BT51">
            <calcext:condition calcext:apply-style-name="Open Space" calcext:value="=0" calcext:base-cell-address="City.BT51"/>
            <calcext:condition calcext:apply-style-name="Excel_CondFormat_1_1_2" calcext:value="=1" calcext:base-cell-address="City.BT51"/>
            <calcext:condition calcext:apply-style-name="Excel_CondFormat_1_1_3" calcext:value="=2" calcext:base-cell-address="City.BT51"/>
            <calcext:condition calcext:apply-style-name="Excel_CondFormat_1_1_4" calcext:value="=3" calcext:base-cell-address="City.BT51"/>
            <calcext:condition calcext:apply-style-name="Excel_CondFormat_1_1_5" calcext:value="=4" calcext:base-cell-address="City.BT51"/>
            <calcext:condition calcext:apply-style-name="Excel_CondFormat_1_1_6" calcext:value="=100" calcext:base-cell-address="City.BT51"/>
            <calcext:condition calcext:apply-style-name="Excel_CondFormat_1_1_7" calcext:value="&gt;101" calcext:base-cell-address="City.BT51"/>
            <calcext:condition calcext:apply-style-name="Trees" calcext:value="=6" calcext:base-cell-address="City.BT51"/>
            <calcext:condition calcext:apply-style-name="Trees1" calcext:value="=5" calcext:base-cell-address="City.BT51"/>
            <calcext:condition calcext:apply-style-name="Yellow Flower" calcext:value="=11" calcext:base-cell-address="City.BT51"/>
            <calcext:condition calcext:apply-style-name="Blue Flower" calcext:value="=12" calcext:base-cell-address="City.BT51"/>
            <calcext:condition calcext:apply-style-name="Pink Flowers" calcext:value="=13" calcext:base-cell-address="City.BT51"/>
          </calcext:conditional-format>
          <calcext:conditional-format calcext:target-range-address="City.BU51:City.BU51">
            <calcext:condition calcext:apply-style-name="Open Space" calcext:value="=0" calcext:base-cell-address="City.BU51"/>
            <calcext:condition calcext:apply-style-name="Excel_CondFormat_1_1_2" calcext:value="=1" calcext:base-cell-address="City.BU51"/>
            <calcext:condition calcext:apply-style-name="Excel_CondFormat_1_1_3" calcext:value="=2" calcext:base-cell-address="City.BU51"/>
            <calcext:condition calcext:apply-style-name="Excel_CondFormat_1_1_4" calcext:value="=3" calcext:base-cell-address="City.BU51"/>
            <calcext:condition calcext:apply-style-name="Excel_CondFormat_1_1_5" calcext:value="=4" calcext:base-cell-address="City.BU51"/>
            <calcext:condition calcext:apply-style-name="Excel_CondFormat_1_1_6" calcext:value="=100" calcext:base-cell-address="City.BU51"/>
            <calcext:condition calcext:apply-style-name="Excel_CondFormat_1_1_7" calcext:value="&gt;101" calcext:base-cell-address="City.BU51"/>
            <calcext:condition calcext:apply-style-name="Trees" calcext:value="=6" calcext:base-cell-address="City.BU51"/>
            <calcext:condition calcext:apply-style-name="Trees1" calcext:value="=5" calcext:base-cell-address="City.BU51"/>
            <calcext:condition calcext:apply-style-name="Yellow Flower" calcext:value="=11" calcext:base-cell-address="City.BU51"/>
            <calcext:condition calcext:apply-style-name="Blue Flower" calcext:value="=12" calcext:base-cell-address="City.BU51"/>
            <calcext:condition calcext:apply-style-name="Pink Flowers" calcext:value="=13" calcext:base-cell-address="City.BU51"/>
          </calcext:conditional-format>
          <calcext:conditional-format calcext:target-range-address="City.BV51:City.BV51">
            <calcext:condition calcext:apply-style-name="Open Space" calcext:value="=0" calcext:base-cell-address="City.BV51"/>
            <calcext:condition calcext:apply-style-name="Excel_CondFormat_1_1_2" calcext:value="=1" calcext:base-cell-address="City.BV51"/>
            <calcext:condition calcext:apply-style-name="Excel_CondFormat_1_1_3" calcext:value="=2" calcext:base-cell-address="City.BV51"/>
            <calcext:condition calcext:apply-style-name="Excel_CondFormat_1_1_4" calcext:value="=3" calcext:base-cell-address="City.BV51"/>
            <calcext:condition calcext:apply-style-name="Excel_CondFormat_1_1_5" calcext:value="=4" calcext:base-cell-address="City.BV51"/>
            <calcext:condition calcext:apply-style-name="Excel_CondFormat_1_1_6" calcext:value="=100" calcext:base-cell-address="City.BV51"/>
            <calcext:condition calcext:apply-style-name="Excel_CondFormat_1_1_7" calcext:value="&gt;101" calcext:base-cell-address="City.BV51"/>
            <calcext:condition calcext:apply-style-name="Trees" calcext:value="=6" calcext:base-cell-address="City.BV51"/>
            <calcext:condition calcext:apply-style-name="Trees1" calcext:value="=5" calcext:base-cell-address="City.BV51"/>
            <calcext:condition calcext:apply-style-name="Yellow Flower" calcext:value="=11" calcext:base-cell-address="City.BV51"/>
            <calcext:condition calcext:apply-style-name="Blue Flower" calcext:value="=12" calcext:base-cell-address="City.BV51"/>
            <calcext:condition calcext:apply-style-name="Pink Flowers" calcext:value="=13" calcext:base-cell-address="City.BV51"/>
          </calcext:conditional-format>
          <calcext:conditional-format calcext:target-range-address="City.BW51:City.BW51">
            <calcext:condition calcext:apply-style-name="Open Space" calcext:value="=0" calcext:base-cell-address="City.BW51"/>
            <calcext:condition calcext:apply-style-name="Excel_CondFormat_1_1_2" calcext:value="=1" calcext:base-cell-address="City.BW51"/>
            <calcext:condition calcext:apply-style-name="Excel_CondFormat_1_1_3" calcext:value="=2" calcext:base-cell-address="City.BW51"/>
            <calcext:condition calcext:apply-style-name="Excel_CondFormat_1_1_4" calcext:value="=3" calcext:base-cell-address="City.BW51"/>
            <calcext:condition calcext:apply-style-name="Excel_CondFormat_1_1_5" calcext:value="=4" calcext:base-cell-address="City.BW51"/>
            <calcext:condition calcext:apply-style-name="Excel_CondFormat_1_1_6" calcext:value="=100" calcext:base-cell-address="City.BW51"/>
            <calcext:condition calcext:apply-style-name="Excel_CondFormat_1_1_7" calcext:value="&gt;101" calcext:base-cell-address="City.BW51"/>
            <calcext:condition calcext:apply-style-name="Trees" calcext:value="=6" calcext:base-cell-address="City.BW51"/>
            <calcext:condition calcext:apply-style-name="Trees1" calcext:value="=5" calcext:base-cell-address="City.BW51"/>
            <calcext:condition calcext:apply-style-name="Yellow Flower" calcext:value="=11" calcext:base-cell-address="City.BW51"/>
            <calcext:condition calcext:apply-style-name="Blue Flower" calcext:value="=12" calcext:base-cell-address="City.BW51"/>
            <calcext:condition calcext:apply-style-name="Pink Flowers" calcext:value="=13" calcext:base-cell-address="City.BW51"/>
          </calcext:conditional-format>
          <calcext:conditional-format calcext:target-range-address="City.BT52:City.BT52">
            <calcext:condition calcext:apply-style-name="Open Space" calcext:value="=0" calcext:base-cell-address="City.BT52"/>
            <calcext:condition calcext:apply-style-name="Excel_CondFormat_1_1_2" calcext:value="=1" calcext:base-cell-address="City.BT52"/>
            <calcext:condition calcext:apply-style-name="Excel_CondFormat_1_1_3" calcext:value="=2" calcext:base-cell-address="City.BT52"/>
            <calcext:condition calcext:apply-style-name="Excel_CondFormat_1_1_4" calcext:value="=3" calcext:base-cell-address="City.BT52"/>
            <calcext:condition calcext:apply-style-name="Excel_CondFormat_1_1_5" calcext:value="=4" calcext:base-cell-address="City.BT52"/>
            <calcext:condition calcext:apply-style-name="Excel_CondFormat_1_1_6" calcext:value="=100" calcext:base-cell-address="City.BT52"/>
            <calcext:condition calcext:apply-style-name="Excel_CondFormat_1_1_7" calcext:value="&gt;101" calcext:base-cell-address="City.BT52"/>
            <calcext:condition calcext:apply-style-name="Trees" calcext:value="=6" calcext:base-cell-address="City.BT52"/>
            <calcext:condition calcext:apply-style-name="Trees1" calcext:value="=5" calcext:base-cell-address="City.BT52"/>
            <calcext:condition calcext:apply-style-name="Yellow Flower" calcext:value="=11" calcext:base-cell-address="City.BT52"/>
            <calcext:condition calcext:apply-style-name="Blue Flower" calcext:value="=12" calcext:base-cell-address="City.BT52"/>
            <calcext:condition calcext:apply-style-name="Pink Flowers" calcext:value="=13" calcext:base-cell-address="City.BT52"/>
          </calcext:conditional-format>
          <calcext:conditional-format calcext:target-range-address="City.BU52:City.BU52">
            <calcext:condition calcext:apply-style-name="Open Space" calcext:value="=0" calcext:base-cell-address="City.BU52"/>
            <calcext:condition calcext:apply-style-name="Excel_CondFormat_1_1_2" calcext:value="=1" calcext:base-cell-address="City.BU52"/>
            <calcext:condition calcext:apply-style-name="Excel_CondFormat_1_1_3" calcext:value="=2" calcext:base-cell-address="City.BU52"/>
            <calcext:condition calcext:apply-style-name="Excel_CondFormat_1_1_4" calcext:value="=3" calcext:base-cell-address="City.BU52"/>
            <calcext:condition calcext:apply-style-name="Excel_CondFormat_1_1_5" calcext:value="=4" calcext:base-cell-address="City.BU52"/>
            <calcext:condition calcext:apply-style-name="Excel_CondFormat_1_1_6" calcext:value="=100" calcext:base-cell-address="City.BU52"/>
            <calcext:condition calcext:apply-style-name="Excel_CondFormat_1_1_7" calcext:value="&gt;101" calcext:base-cell-address="City.BU52"/>
            <calcext:condition calcext:apply-style-name="Trees" calcext:value="=6" calcext:base-cell-address="City.BU52"/>
            <calcext:condition calcext:apply-style-name="Trees1" calcext:value="=5" calcext:base-cell-address="City.BU52"/>
            <calcext:condition calcext:apply-style-name="Yellow Flower" calcext:value="=11" calcext:base-cell-address="City.BU52"/>
            <calcext:condition calcext:apply-style-name="Blue Flower" calcext:value="=12" calcext:base-cell-address="City.BU52"/>
            <calcext:condition calcext:apply-style-name="Pink Flowers" calcext:value="=13" calcext:base-cell-address="City.BU52"/>
          </calcext:conditional-format>
          <calcext:conditional-format calcext:target-range-address="City.BV52:City.BV52">
            <calcext:condition calcext:apply-style-name="Open Space" calcext:value="=0" calcext:base-cell-address="City.BV52"/>
            <calcext:condition calcext:apply-style-name="Excel_CondFormat_1_1_2" calcext:value="=1" calcext:base-cell-address="City.BV52"/>
            <calcext:condition calcext:apply-style-name="Excel_CondFormat_1_1_3" calcext:value="=2" calcext:base-cell-address="City.BV52"/>
            <calcext:condition calcext:apply-style-name="Excel_CondFormat_1_1_4" calcext:value="=3" calcext:base-cell-address="City.BV52"/>
            <calcext:condition calcext:apply-style-name="Excel_CondFormat_1_1_5" calcext:value="=4" calcext:base-cell-address="City.BV52"/>
            <calcext:condition calcext:apply-style-name="Excel_CondFormat_1_1_6" calcext:value="=100" calcext:base-cell-address="City.BV52"/>
            <calcext:condition calcext:apply-style-name="Excel_CondFormat_1_1_7" calcext:value="&gt;101" calcext:base-cell-address="City.BV52"/>
            <calcext:condition calcext:apply-style-name="Trees" calcext:value="=6" calcext:base-cell-address="City.BV52"/>
            <calcext:condition calcext:apply-style-name="Trees1" calcext:value="=5" calcext:base-cell-address="City.BV52"/>
            <calcext:condition calcext:apply-style-name="Yellow Flower" calcext:value="=11" calcext:base-cell-address="City.BV52"/>
            <calcext:condition calcext:apply-style-name="Blue Flower" calcext:value="=12" calcext:base-cell-address="City.BV52"/>
            <calcext:condition calcext:apply-style-name="Pink Flowers" calcext:value="=13" calcext:base-cell-address="City.BV52"/>
          </calcext:conditional-format>
          <calcext:conditional-format calcext:target-range-address="City.BW52:City.BW52">
            <calcext:condition calcext:apply-style-name="Open Space" calcext:value="=0" calcext:base-cell-address="City.BW52"/>
            <calcext:condition calcext:apply-style-name="Excel_CondFormat_1_1_2" calcext:value="=1" calcext:base-cell-address="City.BW52"/>
            <calcext:condition calcext:apply-style-name="Excel_CondFormat_1_1_3" calcext:value="=2" calcext:base-cell-address="City.BW52"/>
            <calcext:condition calcext:apply-style-name="Excel_CondFormat_1_1_4" calcext:value="=3" calcext:base-cell-address="City.BW52"/>
            <calcext:condition calcext:apply-style-name="Excel_CondFormat_1_1_5" calcext:value="=4" calcext:base-cell-address="City.BW52"/>
            <calcext:condition calcext:apply-style-name="Excel_CondFormat_1_1_6" calcext:value="=100" calcext:base-cell-address="City.BW52"/>
            <calcext:condition calcext:apply-style-name="Excel_CondFormat_1_1_7" calcext:value="&gt;101" calcext:base-cell-address="City.BW52"/>
            <calcext:condition calcext:apply-style-name="Trees" calcext:value="=6" calcext:base-cell-address="City.BW52"/>
            <calcext:condition calcext:apply-style-name="Trees1" calcext:value="=5" calcext:base-cell-address="City.BW52"/>
            <calcext:condition calcext:apply-style-name="Yellow Flower" calcext:value="=11" calcext:base-cell-address="City.BW52"/>
            <calcext:condition calcext:apply-style-name="Blue Flower" calcext:value="=12" calcext:base-cell-address="City.BW52"/>
            <calcext:condition calcext:apply-style-name="Pink Flowers" calcext:value="=13" calcext:base-cell-address="City.BW52"/>
          </calcext:conditional-format>
          <calcext:conditional-format calcext:target-range-address="City.BT53:City.BT53">
            <calcext:condition calcext:apply-style-name="Open Space" calcext:value="=0" calcext:base-cell-address="City.BT53"/>
            <calcext:condition calcext:apply-style-name="Excel_CondFormat_1_1_2" calcext:value="=1" calcext:base-cell-address="City.BT53"/>
            <calcext:condition calcext:apply-style-name="Excel_CondFormat_1_1_3" calcext:value="=2" calcext:base-cell-address="City.BT53"/>
            <calcext:condition calcext:apply-style-name="Excel_CondFormat_1_1_4" calcext:value="=3" calcext:base-cell-address="City.BT53"/>
            <calcext:condition calcext:apply-style-name="Excel_CondFormat_1_1_5" calcext:value="=4" calcext:base-cell-address="City.BT53"/>
            <calcext:condition calcext:apply-style-name="Excel_CondFormat_1_1_6" calcext:value="=100" calcext:base-cell-address="City.BT53"/>
            <calcext:condition calcext:apply-style-name="Excel_CondFormat_1_1_7" calcext:value="&gt;101" calcext:base-cell-address="City.BT53"/>
            <calcext:condition calcext:apply-style-name="Trees" calcext:value="=6" calcext:base-cell-address="City.BT53"/>
            <calcext:condition calcext:apply-style-name="Trees1" calcext:value="=5" calcext:base-cell-address="City.BT53"/>
            <calcext:condition calcext:apply-style-name="Yellow Flower" calcext:value="=11" calcext:base-cell-address="City.BT53"/>
            <calcext:condition calcext:apply-style-name="Blue Flower" calcext:value="=12" calcext:base-cell-address="City.BT53"/>
            <calcext:condition calcext:apply-style-name="Pink Flowers" calcext:value="=13" calcext:base-cell-address="City.BT53"/>
          </calcext:conditional-format>
          <calcext:conditional-format calcext:target-range-address="City.BU53:City.BU53">
            <calcext:condition calcext:apply-style-name="Open Space" calcext:value="=0" calcext:base-cell-address="City.BU53"/>
            <calcext:condition calcext:apply-style-name="Excel_CondFormat_1_1_2" calcext:value="=1" calcext:base-cell-address="City.BU53"/>
            <calcext:condition calcext:apply-style-name="Excel_CondFormat_1_1_3" calcext:value="=2" calcext:base-cell-address="City.BU53"/>
            <calcext:condition calcext:apply-style-name="Excel_CondFormat_1_1_4" calcext:value="=3" calcext:base-cell-address="City.BU53"/>
            <calcext:condition calcext:apply-style-name="Excel_CondFormat_1_1_5" calcext:value="=4" calcext:base-cell-address="City.BU53"/>
            <calcext:condition calcext:apply-style-name="Excel_CondFormat_1_1_6" calcext:value="=100" calcext:base-cell-address="City.BU53"/>
            <calcext:condition calcext:apply-style-name="Excel_CondFormat_1_1_7" calcext:value="&gt;101" calcext:base-cell-address="City.BU53"/>
            <calcext:condition calcext:apply-style-name="Trees" calcext:value="=6" calcext:base-cell-address="City.BU53"/>
            <calcext:condition calcext:apply-style-name="Trees1" calcext:value="=5" calcext:base-cell-address="City.BU53"/>
            <calcext:condition calcext:apply-style-name="Yellow Flower" calcext:value="=11" calcext:base-cell-address="City.BU53"/>
            <calcext:condition calcext:apply-style-name="Blue Flower" calcext:value="=12" calcext:base-cell-address="City.BU53"/>
            <calcext:condition calcext:apply-style-name="Pink Flowers" calcext:value="=13" calcext:base-cell-address="City.BU53"/>
          </calcext:conditional-format>
          <calcext:conditional-format calcext:target-range-address="City.BV53:City.BV53">
            <calcext:condition calcext:apply-style-name="Open Space" calcext:value="=0" calcext:base-cell-address="City.BV53"/>
            <calcext:condition calcext:apply-style-name="Excel_CondFormat_1_1_2" calcext:value="=1" calcext:base-cell-address="City.BV53"/>
            <calcext:condition calcext:apply-style-name="Excel_CondFormat_1_1_3" calcext:value="=2" calcext:base-cell-address="City.BV53"/>
            <calcext:condition calcext:apply-style-name="Excel_CondFormat_1_1_4" calcext:value="=3" calcext:base-cell-address="City.BV53"/>
            <calcext:condition calcext:apply-style-name="Excel_CondFormat_1_1_5" calcext:value="=4" calcext:base-cell-address="City.BV53"/>
            <calcext:condition calcext:apply-style-name="Excel_CondFormat_1_1_6" calcext:value="=100" calcext:base-cell-address="City.BV53"/>
            <calcext:condition calcext:apply-style-name="Excel_CondFormat_1_1_7" calcext:value="&gt;101" calcext:base-cell-address="City.BV53"/>
            <calcext:condition calcext:apply-style-name="Trees" calcext:value="=6" calcext:base-cell-address="City.BV53"/>
            <calcext:condition calcext:apply-style-name="Trees1" calcext:value="=5" calcext:base-cell-address="City.BV53"/>
            <calcext:condition calcext:apply-style-name="Yellow Flower" calcext:value="=11" calcext:base-cell-address="City.BV53"/>
            <calcext:condition calcext:apply-style-name="Blue Flower" calcext:value="=12" calcext:base-cell-address="City.BV53"/>
            <calcext:condition calcext:apply-style-name="Pink Flowers" calcext:value="=13" calcext:base-cell-address="City.BV53"/>
          </calcext:conditional-format>
          <calcext:conditional-format calcext:target-range-address="City.BW53:City.BW53">
            <calcext:condition calcext:apply-style-name="Open Space" calcext:value="=0" calcext:base-cell-address="City.BW53"/>
            <calcext:condition calcext:apply-style-name="Excel_CondFormat_1_1_2" calcext:value="=1" calcext:base-cell-address="City.BW53"/>
            <calcext:condition calcext:apply-style-name="Excel_CondFormat_1_1_3" calcext:value="=2" calcext:base-cell-address="City.BW53"/>
            <calcext:condition calcext:apply-style-name="Excel_CondFormat_1_1_4" calcext:value="=3" calcext:base-cell-address="City.BW53"/>
            <calcext:condition calcext:apply-style-name="Excel_CondFormat_1_1_5" calcext:value="=4" calcext:base-cell-address="City.BW53"/>
            <calcext:condition calcext:apply-style-name="Excel_CondFormat_1_1_6" calcext:value="=100" calcext:base-cell-address="City.BW53"/>
            <calcext:condition calcext:apply-style-name="Excel_CondFormat_1_1_7" calcext:value="&gt;101" calcext:base-cell-address="City.BW53"/>
            <calcext:condition calcext:apply-style-name="Trees" calcext:value="=6" calcext:base-cell-address="City.BW53"/>
            <calcext:condition calcext:apply-style-name="Trees1" calcext:value="=5" calcext:base-cell-address="City.BW53"/>
            <calcext:condition calcext:apply-style-name="Yellow Flower" calcext:value="=11" calcext:base-cell-address="City.BW53"/>
            <calcext:condition calcext:apply-style-name="Blue Flower" calcext:value="=12" calcext:base-cell-address="City.BW53"/>
            <calcext:condition calcext:apply-style-name="Pink Flowers" calcext:value="=13" calcext:base-cell-address="City.BW53"/>
          </calcext:conditional-format>
          <calcext:conditional-format calcext:target-range-address="City.BT54:City.BT54">
            <calcext:condition calcext:apply-style-name="Open Space" calcext:value="=0" calcext:base-cell-address="City.BT54"/>
            <calcext:condition calcext:apply-style-name="Excel_CondFormat_1_1_2" calcext:value="=1" calcext:base-cell-address="City.BT54"/>
            <calcext:condition calcext:apply-style-name="Excel_CondFormat_1_1_3" calcext:value="=2" calcext:base-cell-address="City.BT54"/>
            <calcext:condition calcext:apply-style-name="Excel_CondFormat_1_1_4" calcext:value="=3" calcext:base-cell-address="City.BT54"/>
            <calcext:condition calcext:apply-style-name="Excel_CondFormat_1_1_5" calcext:value="=4" calcext:base-cell-address="City.BT54"/>
            <calcext:condition calcext:apply-style-name="Excel_CondFormat_1_1_6" calcext:value="=100" calcext:base-cell-address="City.BT54"/>
            <calcext:condition calcext:apply-style-name="Excel_CondFormat_1_1_7" calcext:value="&gt;101" calcext:base-cell-address="City.BT54"/>
            <calcext:condition calcext:apply-style-name="Trees" calcext:value="=6" calcext:base-cell-address="City.BT54"/>
            <calcext:condition calcext:apply-style-name="Trees1" calcext:value="=5" calcext:base-cell-address="City.BT54"/>
            <calcext:condition calcext:apply-style-name="Yellow Flower" calcext:value="=11" calcext:base-cell-address="City.BT54"/>
            <calcext:condition calcext:apply-style-name="Blue Flower" calcext:value="=12" calcext:base-cell-address="City.BT54"/>
            <calcext:condition calcext:apply-style-name="Pink Flowers" calcext:value="=13" calcext:base-cell-address="City.BT54"/>
          </calcext:conditional-format>
          <calcext:conditional-format calcext:target-range-address="City.BU54:City.BU54">
            <calcext:condition calcext:apply-style-name="Open Space" calcext:value="=0" calcext:base-cell-address="City.BU54"/>
            <calcext:condition calcext:apply-style-name="Excel_CondFormat_1_1_2" calcext:value="=1" calcext:base-cell-address="City.BU54"/>
            <calcext:condition calcext:apply-style-name="Excel_CondFormat_1_1_3" calcext:value="=2" calcext:base-cell-address="City.BU54"/>
            <calcext:condition calcext:apply-style-name="Excel_CondFormat_1_1_4" calcext:value="=3" calcext:base-cell-address="City.BU54"/>
            <calcext:condition calcext:apply-style-name="Excel_CondFormat_1_1_5" calcext:value="=4" calcext:base-cell-address="City.BU54"/>
            <calcext:condition calcext:apply-style-name="Excel_CondFormat_1_1_6" calcext:value="=100" calcext:base-cell-address="City.BU54"/>
            <calcext:condition calcext:apply-style-name="Excel_CondFormat_1_1_7" calcext:value="&gt;101" calcext:base-cell-address="City.BU54"/>
            <calcext:condition calcext:apply-style-name="Trees" calcext:value="=6" calcext:base-cell-address="City.BU54"/>
            <calcext:condition calcext:apply-style-name="Trees1" calcext:value="=5" calcext:base-cell-address="City.BU54"/>
            <calcext:condition calcext:apply-style-name="Yellow Flower" calcext:value="=11" calcext:base-cell-address="City.BU54"/>
            <calcext:condition calcext:apply-style-name="Blue Flower" calcext:value="=12" calcext:base-cell-address="City.BU54"/>
            <calcext:condition calcext:apply-style-name="Pink Flowers" calcext:value="=13" calcext:base-cell-address="City.BU54"/>
          </calcext:conditional-format>
          <calcext:conditional-format calcext:target-range-address="City.BV54:City.BV54">
            <calcext:condition calcext:apply-style-name="Open Space" calcext:value="=0" calcext:base-cell-address="City.BV54"/>
            <calcext:condition calcext:apply-style-name="Excel_CondFormat_1_1_2" calcext:value="=1" calcext:base-cell-address="City.BV54"/>
            <calcext:condition calcext:apply-style-name="Excel_CondFormat_1_1_3" calcext:value="=2" calcext:base-cell-address="City.BV54"/>
            <calcext:condition calcext:apply-style-name="Excel_CondFormat_1_1_4" calcext:value="=3" calcext:base-cell-address="City.BV54"/>
            <calcext:condition calcext:apply-style-name="Excel_CondFormat_1_1_5" calcext:value="=4" calcext:base-cell-address="City.BV54"/>
            <calcext:condition calcext:apply-style-name="Excel_CondFormat_1_1_6" calcext:value="=100" calcext:base-cell-address="City.BV54"/>
            <calcext:condition calcext:apply-style-name="Excel_CondFormat_1_1_7" calcext:value="&gt;101" calcext:base-cell-address="City.BV54"/>
            <calcext:condition calcext:apply-style-name="Trees" calcext:value="=6" calcext:base-cell-address="City.BV54"/>
            <calcext:condition calcext:apply-style-name="Trees1" calcext:value="=5" calcext:base-cell-address="City.BV54"/>
            <calcext:condition calcext:apply-style-name="Yellow Flower" calcext:value="=11" calcext:base-cell-address="City.BV54"/>
            <calcext:condition calcext:apply-style-name="Blue Flower" calcext:value="=12" calcext:base-cell-address="City.BV54"/>
            <calcext:condition calcext:apply-style-name="Pink Flowers" calcext:value="=13" calcext:base-cell-address="City.BV54"/>
          </calcext:conditional-format>
          <calcext:conditional-format calcext:target-range-address="City.BW54:City.BW54">
            <calcext:condition calcext:apply-style-name="Open Space" calcext:value="=0" calcext:base-cell-address="City.BW54"/>
            <calcext:condition calcext:apply-style-name="Excel_CondFormat_1_1_2" calcext:value="=1" calcext:base-cell-address="City.BW54"/>
            <calcext:condition calcext:apply-style-name="Excel_CondFormat_1_1_3" calcext:value="=2" calcext:base-cell-address="City.BW54"/>
            <calcext:condition calcext:apply-style-name="Excel_CondFormat_1_1_4" calcext:value="=3" calcext:base-cell-address="City.BW54"/>
            <calcext:condition calcext:apply-style-name="Excel_CondFormat_1_1_5" calcext:value="=4" calcext:base-cell-address="City.BW54"/>
            <calcext:condition calcext:apply-style-name="Excel_CondFormat_1_1_6" calcext:value="=100" calcext:base-cell-address="City.BW54"/>
            <calcext:condition calcext:apply-style-name="Excel_CondFormat_1_1_7" calcext:value="&gt;101" calcext:base-cell-address="City.BW54"/>
            <calcext:condition calcext:apply-style-name="Trees" calcext:value="=6" calcext:base-cell-address="City.BW54"/>
            <calcext:condition calcext:apply-style-name="Trees1" calcext:value="=5" calcext:base-cell-address="City.BW54"/>
            <calcext:condition calcext:apply-style-name="Yellow Flower" calcext:value="=11" calcext:base-cell-address="City.BW54"/>
            <calcext:condition calcext:apply-style-name="Blue Flower" calcext:value="=12" calcext:base-cell-address="City.BW54"/>
            <calcext:condition calcext:apply-style-name="Pink Flowers" calcext:value="=13" calcext:base-cell-address="City.BW54"/>
          </calcext:conditional-format>
          <calcext:conditional-format calcext:target-range-address="City.BT55:City.BT55">
            <calcext:condition calcext:apply-style-name="Open Space" calcext:value="=0" calcext:base-cell-address="City.BT55"/>
            <calcext:condition calcext:apply-style-name="Excel_CondFormat_1_1_2" calcext:value="=1" calcext:base-cell-address="City.BT55"/>
            <calcext:condition calcext:apply-style-name="Excel_CondFormat_1_1_3" calcext:value="=2" calcext:base-cell-address="City.BT55"/>
            <calcext:condition calcext:apply-style-name="Excel_CondFormat_1_1_4" calcext:value="=3" calcext:base-cell-address="City.BT55"/>
            <calcext:condition calcext:apply-style-name="Excel_CondFormat_1_1_5" calcext:value="=4" calcext:base-cell-address="City.BT55"/>
            <calcext:condition calcext:apply-style-name="Excel_CondFormat_1_1_6" calcext:value="=100" calcext:base-cell-address="City.BT55"/>
            <calcext:condition calcext:apply-style-name="Excel_CondFormat_1_1_7" calcext:value="&gt;101" calcext:base-cell-address="City.BT55"/>
            <calcext:condition calcext:apply-style-name="Trees" calcext:value="=6" calcext:base-cell-address="City.BT55"/>
            <calcext:condition calcext:apply-style-name="Trees1" calcext:value="=5" calcext:base-cell-address="City.BT55"/>
            <calcext:condition calcext:apply-style-name="Yellow Flower" calcext:value="=11" calcext:base-cell-address="City.BT55"/>
            <calcext:condition calcext:apply-style-name="Blue Flower" calcext:value="=12" calcext:base-cell-address="City.BT55"/>
            <calcext:condition calcext:apply-style-name="Pink Flowers" calcext:value="=13" calcext:base-cell-address="City.BT55"/>
          </calcext:conditional-format>
          <calcext:conditional-format calcext:target-range-address="City.BU55:City.BU55">
            <calcext:condition calcext:apply-style-name="Open Space" calcext:value="=0" calcext:base-cell-address="City.BU55"/>
            <calcext:condition calcext:apply-style-name="Excel_CondFormat_1_1_2" calcext:value="=1" calcext:base-cell-address="City.BU55"/>
            <calcext:condition calcext:apply-style-name="Excel_CondFormat_1_1_3" calcext:value="=2" calcext:base-cell-address="City.BU55"/>
            <calcext:condition calcext:apply-style-name="Excel_CondFormat_1_1_4" calcext:value="=3" calcext:base-cell-address="City.BU55"/>
            <calcext:condition calcext:apply-style-name="Excel_CondFormat_1_1_5" calcext:value="=4" calcext:base-cell-address="City.BU55"/>
            <calcext:condition calcext:apply-style-name="Excel_CondFormat_1_1_6" calcext:value="=100" calcext:base-cell-address="City.BU55"/>
            <calcext:condition calcext:apply-style-name="Excel_CondFormat_1_1_7" calcext:value="&gt;101" calcext:base-cell-address="City.BU55"/>
            <calcext:condition calcext:apply-style-name="Trees" calcext:value="=6" calcext:base-cell-address="City.BU55"/>
            <calcext:condition calcext:apply-style-name="Trees1" calcext:value="=5" calcext:base-cell-address="City.BU55"/>
            <calcext:condition calcext:apply-style-name="Yellow Flower" calcext:value="=11" calcext:base-cell-address="City.BU55"/>
            <calcext:condition calcext:apply-style-name="Blue Flower" calcext:value="=12" calcext:base-cell-address="City.BU55"/>
            <calcext:condition calcext:apply-style-name="Pink Flowers" calcext:value="=13" calcext:base-cell-address="City.BU55"/>
          </calcext:conditional-format>
          <calcext:conditional-format calcext:target-range-address="City.BV55:City.BV55">
            <calcext:condition calcext:apply-style-name="Open Space" calcext:value="=0" calcext:base-cell-address="City.BV55"/>
            <calcext:condition calcext:apply-style-name="Excel_CondFormat_1_1_2" calcext:value="=1" calcext:base-cell-address="City.BV55"/>
            <calcext:condition calcext:apply-style-name="Excel_CondFormat_1_1_3" calcext:value="=2" calcext:base-cell-address="City.BV55"/>
            <calcext:condition calcext:apply-style-name="Excel_CondFormat_1_1_4" calcext:value="=3" calcext:base-cell-address="City.BV55"/>
            <calcext:condition calcext:apply-style-name="Excel_CondFormat_1_1_5" calcext:value="=4" calcext:base-cell-address="City.BV55"/>
            <calcext:condition calcext:apply-style-name="Excel_CondFormat_1_1_6" calcext:value="=100" calcext:base-cell-address="City.BV55"/>
            <calcext:condition calcext:apply-style-name="Excel_CondFormat_1_1_7" calcext:value="&gt;101" calcext:base-cell-address="City.BV55"/>
            <calcext:condition calcext:apply-style-name="Trees" calcext:value="=6" calcext:base-cell-address="City.BV55"/>
            <calcext:condition calcext:apply-style-name="Trees1" calcext:value="=5" calcext:base-cell-address="City.BV55"/>
            <calcext:condition calcext:apply-style-name="Yellow Flower" calcext:value="=11" calcext:base-cell-address="City.BV55"/>
            <calcext:condition calcext:apply-style-name="Blue Flower" calcext:value="=12" calcext:base-cell-address="City.BV55"/>
            <calcext:condition calcext:apply-style-name="Pink Flowers" calcext:value="=13" calcext:base-cell-address="City.BV55"/>
          </calcext:conditional-format>
          <calcext:conditional-format calcext:target-range-address="City.BW55:City.BW55">
            <calcext:condition calcext:apply-style-name="Open Space" calcext:value="=0" calcext:base-cell-address="City.BW55"/>
            <calcext:condition calcext:apply-style-name="Excel_CondFormat_1_1_2" calcext:value="=1" calcext:base-cell-address="City.BW55"/>
            <calcext:condition calcext:apply-style-name="Excel_CondFormat_1_1_3" calcext:value="=2" calcext:base-cell-address="City.BW55"/>
            <calcext:condition calcext:apply-style-name="Excel_CondFormat_1_1_4" calcext:value="=3" calcext:base-cell-address="City.BW55"/>
            <calcext:condition calcext:apply-style-name="Excel_CondFormat_1_1_5" calcext:value="=4" calcext:base-cell-address="City.BW55"/>
            <calcext:condition calcext:apply-style-name="Excel_CondFormat_1_1_6" calcext:value="=100" calcext:base-cell-address="City.BW55"/>
            <calcext:condition calcext:apply-style-name="Excel_CondFormat_1_1_7" calcext:value="&gt;101" calcext:base-cell-address="City.BW55"/>
            <calcext:condition calcext:apply-style-name="Trees" calcext:value="=6" calcext:base-cell-address="City.BW55"/>
            <calcext:condition calcext:apply-style-name="Trees1" calcext:value="=5" calcext:base-cell-address="City.BW55"/>
            <calcext:condition calcext:apply-style-name="Yellow Flower" calcext:value="=11" calcext:base-cell-address="City.BW55"/>
            <calcext:condition calcext:apply-style-name="Blue Flower" calcext:value="=12" calcext:base-cell-address="City.BW55"/>
            <calcext:condition calcext:apply-style-name="Pink Flowers" calcext:value="=13" calcext:base-cell-address="City.BW55"/>
          </calcext:conditional-format>
          <calcext:conditional-format calcext:target-range-address="City.E47:City.N57">
            <calcext:condition calcext:apply-style-name="Open Space" calcext:value="=0" calcext:base-cell-address="City.E47"/>
            <calcext:condition calcext:apply-style-name="Excel_CondFormat_1_1_2" calcext:value="=1" calcext:base-cell-address="City.E47"/>
            <calcext:condition calcext:apply-style-name="Excel_CondFormat_1_1_3" calcext:value="=2" calcext:base-cell-address="City.E47"/>
            <calcext:condition calcext:apply-style-name="Excel_CondFormat_1_1_4" calcext:value="=3" calcext:base-cell-address="City.E47"/>
            <calcext:condition calcext:apply-style-name="Excel_CondFormat_1_1_5" calcext:value="=4" calcext:base-cell-address="City.E47"/>
            <calcext:condition calcext:apply-style-name="Excel_CondFormat_1_1_6" calcext:value="=100" calcext:base-cell-address="City.E47"/>
            <calcext:condition calcext:apply-style-name="Excel_CondFormat_1_1_7" calcext:value="&gt;101" calcext:base-cell-address="City.E47"/>
            <calcext:condition calcext:apply-style-name="Trees" calcext:value="=6" calcext:base-cell-address="City.E47"/>
            <calcext:condition calcext:apply-style-name="Trees1" calcext:value="=5" calcext:base-cell-address="City.E47"/>
            <calcext:condition calcext:apply-style-name="Yellow Flower" calcext:value="=11" calcext:base-cell-address="City.E47"/>
            <calcext:condition calcext:apply-style-name="Blue Flower" calcext:value="=12" calcext:base-cell-address="City.E47"/>
            <calcext:condition calcext:apply-style-name="Pink Flowers" calcext:value="=13" calcext:base-cell-address="City.E47"/>
          </calcext:conditional-format>
          <calcext:conditional-format calcext:target-range-address="City.B47:City.C49">
            <calcext:condition calcext:apply-style-name="Open Space" calcext:value="=0" calcext:base-cell-address="City.B47"/>
            <calcext:condition calcext:apply-style-name="Excel_CondFormat_1_1_2" calcext:value="=1" calcext:base-cell-address="City.B47"/>
            <calcext:condition calcext:apply-style-name="Excel_CondFormat_1_1_3" calcext:value="=2" calcext:base-cell-address="City.B47"/>
            <calcext:condition calcext:apply-style-name="Excel_CondFormat_1_1_4" calcext:value="=3" calcext:base-cell-address="City.B47"/>
            <calcext:condition calcext:apply-style-name="Excel_CondFormat_1_1_5" calcext:value="=4" calcext:base-cell-address="City.B47"/>
            <calcext:condition calcext:apply-style-name="Excel_CondFormat_1_1_6" calcext:value="=100" calcext:base-cell-address="City.B47"/>
            <calcext:condition calcext:apply-style-name="Excel_CondFormat_1_1_7" calcext:value="&gt;101" calcext:base-cell-address="City.B47"/>
            <calcext:condition calcext:apply-style-name="Trees" calcext:value="=6" calcext:base-cell-address="City.B47"/>
            <calcext:condition calcext:apply-style-name="Trees1" calcext:value="=5" calcext:base-cell-address="City.B47"/>
            <calcext:condition calcext:apply-style-name="Yellow Flower" calcext:value="=11" calcext:base-cell-address="City.B47"/>
            <calcext:condition calcext:apply-style-name="Blue Flower" calcext:value="=12" calcext:base-cell-address="City.B47"/>
            <calcext:condition calcext:apply-style-name="Pink Flowers" calcext:value="=13" calcext:base-cell-address="City.B47"/>
          </calcext:conditional-format>
          <calcext:conditional-format calcext:target-range-address="City.B50:City.C52">
            <calcext:condition calcext:apply-style-name="Open Space" calcext:value="=0" calcext:base-cell-address="City.B50"/>
            <calcext:condition calcext:apply-style-name="Excel_CondFormat_1_1_2" calcext:value="=1" calcext:base-cell-address="City.B50"/>
            <calcext:condition calcext:apply-style-name="Excel_CondFormat_1_1_3" calcext:value="=2" calcext:base-cell-address="City.B50"/>
            <calcext:condition calcext:apply-style-name="Excel_CondFormat_1_1_4" calcext:value="=3" calcext:base-cell-address="City.B50"/>
            <calcext:condition calcext:apply-style-name="Excel_CondFormat_1_1_5" calcext:value="=4" calcext:base-cell-address="City.B50"/>
            <calcext:condition calcext:apply-style-name="Excel_CondFormat_1_1_6" calcext:value="=100" calcext:base-cell-address="City.B50"/>
            <calcext:condition calcext:apply-style-name="Excel_CondFormat_1_1_7" calcext:value="&gt;101" calcext:base-cell-address="City.B50"/>
            <calcext:condition calcext:apply-style-name="Trees" calcext:value="=6" calcext:base-cell-address="City.B50"/>
            <calcext:condition calcext:apply-style-name="Trees1" calcext:value="=5" calcext:base-cell-address="City.B50"/>
            <calcext:condition calcext:apply-style-name="Yellow Flower" calcext:value="=11" calcext:base-cell-address="City.B50"/>
            <calcext:condition calcext:apply-style-name="Blue Flower" calcext:value="=12" calcext:base-cell-address="City.B50"/>
            <calcext:condition calcext:apply-style-name="Pink Flowers" calcext:value="=13" calcext:base-cell-address="City.B50"/>
          </calcext:conditional-format>
          <calcext:conditional-format calcext:target-range-address="City.B53:City.C55">
            <calcext:condition calcext:apply-style-name="Open Space" calcext:value="=0" calcext:base-cell-address="City.B53"/>
            <calcext:condition calcext:apply-style-name="Excel_CondFormat_1_1_2" calcext:value="=1" calcext:base-cell-address="City.B53"/>
            <calcext:condition calcext:apply-style-name="Excel_CondFormat_1_1_3" calcext:value="=2" calcext:base-cell-address="City.B53"/>
            <calcext:condition calcext:apply-style-name="Excel_CondFormat_1_1_4" calcext:value="=3" calcext:base-cell-address="City.B53"/>
            <calcext:condition calcext:apply-style-name="Excel_CondFormat_1_1_5" calcext:value="=4" calcext:base-cell-address="City.B53"/>
            <calcext:condition calcext:apply-style-name="Excel_CondFormat_1_1_6" calcext:value="=100" calcext:base-cell-address="City.B53"/>
            <calcext:condition calcext:apply-style-name="Excel_CondFormat_1_1_7" calcext:value="&gt;101" calcext:base-cell-address="City.B53"/>
            <calcext:condition calcext:apply-style-name="Trees" calcext:value="=6" calcext:base-cell-address="City.B53"/>
            <calcext:condition calcext:apply-style-name="Trees1" calcext:value="=5" calcext:base-cell-address="City.B53"/>
            <calcext:condition calcext:apply-style-name="Yellow Flower" calcext:value="=11" calcext:base-cell-address="City.B53"/>
            <calcext:condition calcext:apply-style-name="Blue Flower" calcext:value="=12" calcext:base-cell-address="City.B53"/>
            <calcext:condition calcext:apply-style-name="Pink Flowers" calcext:value="=13" calcext:base-cell-address="City.B53"/>
          </calcext:conditional-format>
          <calcext:conditional-format calcext:target-range-address="City.B56:City.C58">
            <calcext:condition calcext:apply-style-name="Open Space" calcext:value="=0" calcext:base-cell-address="City.B56"/>
            <calcext:condition calcext:apply-style-name="Excel_CondFormat_1_1_2" calcext:value="=1" calcext:base-cell-address="City.B56"/>
            <calcext:condition calcext:apply-style-name="Excel_CondFormat_1_1_3" calcext:value="=2" calcext:base-cell-address="City.B56"/>
            <calcext:condition calcext:apply-style-name="Excel_CondFormat_1_1_4" calcext:value="=3" calcext:base-cell-address="City.B56"/>
            <calcext:condition calcext:apply-style-name="Excel_CondFormat_1_1_5" calcext:value="=4" calcext:base-cell-address="City.B56"/>
            <calcext:condition calcext:apply-style-name="Excel_CondFormat_1_1_6" calcext:value="=100" calcext:base-cell-address="City.B56"/>
            <calcext:condition calcext:apply-style-name="Excel_CondFormat_1_1_7" calcext:value="&gt;101" calcext:base-cell-address="City.B56"/>
            <calcext:condition calcext:apply-style-name="Trees" calcext:value="=6" calcext:base-cell-address="City.B56"/>
            <calcext:condition calcext:apply-style-name="Trees1" calcext:value="=5" calcext:base-cell-address="City.B56"/>
            <calcext:condition calcext:apply-style-name="Yellow Flower" calcext:value="=11" calcext:base-cell-address="City.B56"/>
            <calcext:condition calcext:apply-style-name="Blue Flower" calcext:value="=12" calcext:base-cell-address="City.B56"/>
            <calcext:condition calcext:apply-style-name="Pink Flowers" calcext:value="=13" calcext:base-cell-address="City.B56"/>
          </calcext:conditional-format>
          <calcext:conditional-format calcext:target-range-address="City.B59:City.C61">
            <calcext:condition calcext:apply-style-name="Open Space" calcext:value="=0" calcext:base-cell-address="City.B59"/>
            <calcext:condition calcext:apply-style-name="Excel_CondFormat_1_1_2" calcext:value="=1" calcext:base-cell-address="City.B59"/>
            <calcext:condition calcext:apply-style-name="Excel_CondFormat_1_1_3" calcext:value="=2" calcext:base-cell-address="City.B59"/>
            <calcext:condition calcext:apply-style-name="Excel_CondFormat_1_1_4" calcext:value="=3" calcext:base-cell-address="City.B59"/>
            <calcext:condition calcext:apply-style-name="Excel_CondFormat_1_1_5" calcext:value="=4" calcext:base-cell-address="City.B59"/>
            <calcext:condition calcext:apply-style-name="Excel_CondFormat_1_1_6" calcext:value="=100" calcext:base-cell-address="City.B59"/>
            <calcext:condition calcext:apply-style-name="Excel_CondFormat_1_1_7" calcext:value="&gt;101" calcext:base-cell-address="City.B59"/>
            <calcext:condition calcext:apply-style-name="Trees" calcext:value="=6" calcext:base-cell-address="City.B59"/>
            <calcext:condition calcext:apply-style-name="Trees1" calcext:value="=5" calcext:base-cell-address="City.B59"/>
            <calcext:condition calcext:apply-style-name="Yellow Flower" calcext:value="=11" calcext:base-cell-address="City.B59"/>
            <calcext:condition calcext:apply-style-name="Blue Flower" calcext:value="=12" calcext:base-cell-address="City.B59"/>
            <calcext:condition calcext:apply-style-name="Pink Flowers" calcext:value="=13" calcext:base-cell-address="City.B59"/>
          </calcext:conditional-format>
          <calcext:conditional-format calcext:target-range-address="City.B62:City.C64">
            <calcext:condition calcext:apply-style-name="Open Space" calcext:value="=0" calcext:base-cell-address="City.B62"/>
            <calcext:condition calcext:apply-style-name="Excel_CondFormat_1_1_2" calcext:value="=1" calcext:base-cell-address="City.B62"/>
            <calcext:condition calcext:apply-style-name="Excel_CondFormat_1_1_3" calcext:value="=2" calcext:base-cell-address="City.B62"/>
            <calcext:condition calcext:apply-style-name="Excel_CondFormat_1_1_4" calcext:value="=3" calcext:base-cell-address="City.B62"/>
            <calcext:condition calcext:apply-style-name="Excel_CondFormat_1_1_5" calcext:value="=4" calcext:base-cell-address="City.B62"/>
            <calcext:condition calcext:apply-style-name="Excel_CondFormat_1_1_6" calcext:value="=100" calcext:base-cell-address="City.B62"/>
            <calcext:condition calcext:apply-style-name="Excel_CondFormat_1_1_7" calcext:value="&gt;101" calcext:base-cell-address="City.B62"/>
            <calcext:condition calcext:apply-style-name="Trees" calcext:value="=6" calcext:base-cell-address="City.B62"/>
            <calcext:condition calcext:apply-style-name="Trees1" calcext:value="=5" calcext:base-cell-address="City.B62"/>
            <calcext:condition calcext:apply-style-name="Yellow Flower" calcext:value="=11" calcext:base-cell-address="City.B62"/>
            <calcext:condition calcext:apply-style-name="Blue Flower" calcext:value="=12" calcext:base-cell-address="City.B62"/>
            <calcext:condition calcext:apply-style-name="Pink Flowers" calcext:value="=13" calcext:base-cell-address="City.B62"/>
          </calcext:conditional-format>
          <calcext:conditional-format calcext:target-range-address="City.B65:City.C67">
            <calcext:condition calcext:apply-style-name="Open Space" calcext:value="=0" calcext:base-cell-address="City.B65"/>
            <calcext:condition calcext:apply-style-name="Excel_CondFormat_1_1_2" calcext:value="=1" calcext:base-cell-address="City.B65"/>
            <calcext:condition calcext:apply-style-name="Excel_CondFormat_1_1_3" calcext:value="=2" calcext:base-cell-address="City.B65"/>
            <calcext:condition calcext:apply-style-name="Excel_CondFormat_1_1_4" calcext:value="=3" calcext:base-cell-address="City.B65"/>
            <calcext:condition calcext:apply-style-name="Excel_CondFormat_1_1_5" calcext:value="=4" calcext:base-cell-address="City.B65"/>
            <calcext:condition calcext:apply-style-name="Excel_CondFormat_1_1_6" calcext:value="=100" calcext:base-cell-address="City.B65"/>
            <calcext:condition calcext:apply-style-name="Excel_CondFormat_1_1_7" calcext:value="&gt;101" calcext:base-cell-address="City.B65"/>
            <calcext:condition calcext:apply-style-name="Trees" calcext:value="=6" calcext:base-cell-address="City.B65"/>
            <calcext:condition calcext:apply-style-name="Trees1" calcext:value="=5" calcext:base-cell-address="City.B65"/>
            <calcext:condition calcext:apply-style-name="Yellow Flower" calcext:value="=11" calcext:base-cell-address="City.B65"/>
            <calcext:condition calcext:apply-style-name="Blue Flower" calcext:value="=12" calcext:base-cell-address="City.B65"/>
            <calcext:condition calcext:apply-style-name="Pink Flowers" calcext:value="=13" calcext:base-cell-address="City.B65"/>
          </calcext:conditional-format>
          <calcext:conditional-format calcext:target-range-address="City.B68:City.C70">
            <calcext:condition calcext:apply-style-name="Open Space" calcext:value="=0" calcext:base-cell-address="City.B68"/>
            <calcext:condition calcext:apply-style-name="Excel_CondFormat_1_1_2" calcext:value="=1" calcext:base-cell-address="City.B68"/>
            <calcext:condition calcext:apply-style-name="Excel_CondFormat_1_1_3" calcext:value="=2" calcext:base-cell-address="City.B68"/>
            <calcext:condition calcext:apply-style-name="Excel_CondFormat_1_1_4" calcext:value="=3" calcext:base-cell-address="City.B68"/>
            <calcext:condition calcext:apply-style-name="Excel_CondFormat_1_1_5" calcext:value="=4" calcext:base-cell-address="City.B68"/>
            <calcext:condition calcext:apply-style-name="Excel_CondFormat_1_1_6" calcext:value="=100" calcext:base-cell-address="City.B68"/>
            <calcext:condition calcext:apply-style-name="Excel_CondFormat_1_1_7" calcext:value="&gt;101" calcext:base-cell-address="City.B68"/>
            <calcext:condition calcext:apply-style-name="Trees" calcext:value="=6" calcext:base-cell-address="City.B68"/>
            <calcext:condition calcext:apply-style-name="Trees1" calcext:value="=5" calcext:base-cell-address="City.B68"/>
            <calcext:condition calcext:apply-style-name="Yellow Flower" calcext:value="=11" calcext:base-cell-address="City.B68"/>
            <calcext:condition calcext:apply-style-name="Blue Flower" calcext:value="=12" calcext:base-cell-address="City.B68"/>
            <calcext:condition calcext:apply-style-name="Pink Flowers" calcext:value="=13" calcext:base-cell-address="City.B68"/>
          </calcext:conditional-format>
          <calcext:conditional-format calcext:target-range-address="City.B71:City.C73">
            <calcext:condition calcext:apply-style-name="Open Space" calcext:value="=0" calcext:base-cell-address="City.B71"/>
            <calcext:condition calcext:apply-style-name="Excel_CondFormat_1_1_2" calcext:value="=1" calcext:base-cell-address="City.B71"/>
            <calcext:condition calcext:apply-style-name="Excel_CondFormat_1_1_3" calcext:value="=2" calcext:base-cell-address="City.B71"/>
            <calcext:condition calcext:apply-style-name="Excel_CondFormat_1_1_4" calcext:value="=3" calcext:base-cell-address="City.B71"/>
            <calcext:condition calcext:apply-style-name="Excel_CondFormat_1_1_5" calcext:value="=4" calcext:base-cell-address="City.B71"/>
            <calcext:condition calcext:apply-style-name="Excel_CondFormat_1_1_6" calcext:value="=100" calcext:base-cell-address="City.B71"/>
            <calcext:condition calcext:apply-style-name="Excel_CondFormat_1_1_7" calcext:value="&gt;101" calcext:base-cell-address="City.B71"/>
            <calcext:condition calcext:apply-style-name="Trees" calcext:value="=6" calcext:base-cell-address="City.B71"/>
            <calcext:condition calcext:apply-style-name="Trees1" calcext:value="=5" calcext:base-cell-address="City.B71"/>
            <calcext:condition calcext:apply-style-name="Yellow Flower" calcext:value="=11" calcext:base-cell-address="City.B71"/>
            <calcext:condition calcext:apply-style-name="Blue Flower" calcext:value="=12" calcext:base-cell-address="City.B71"/>
            <calcext:condition calcext:apply-style-name="Pink Flowers" calcext:value="=13" calcext:base-cell-address="City.B71"/>
          </calcext:conditional-format>
          <calcext:conditional-format calcext:target-range-address="City.B74:City.C76">
            <calcext:condition calcext:apply-style-name="Open Space" calcext:value="=0" calcext:base-cell-address="City.B74"/>
            <calcext:condition calcext:apply-style-name="Excel_CondFormat_1_1_2" calcext:value="=1" calcext:base-cell-address="City.B74"/>
            <calcext:condition calcext:apply-style-name="Excel_CondFormat_1_1_3" calcext:value="=2" calcext:base-cell-address="City.B74"/>
            <calcext:condition calcext:apply-style-name="Excel_CondFormat_1_1_4" calcext:value="=3" calcext:base-cell-address="City.B74"/>
            <calcext:condition calcext:apply-style-name="Excel_CondFormat_1_1_5" calcext:value="=4" calcext:base-cell-address="City.B74"/>
            <calcext:condition calcext:apply-style-name="Excel_CondFormat_1_1_6" calcext:value="=100" calcext:base-cell-address="City.B74"/>
            <calcext:condition calcext:apply-style-name="Excel_CondFormat_1_1_7" calcext:value="&gt;101" calcext:base-cell-address="City.B74"/>
            <calcext:condition calcext:apply-style-name="Trees" calcext:value="=6" calcext:base-cell-address="City.B74"/>
            <calcext:condition calcext:apply-style-name="Trees1" calcext:value="=5" calcext:base-cell-address="City.B74"/>
            <calcext:condition calcext:apply-style-name="Yellow Flower" calcext:value="=11" calcext:base-cell-address="City.B74"/>
            <calcext:condition calcext:apply-style-name="Blue Flower" calcext:value="=12" calcext:base-cell-address="City.B74"/>
            <calcext:condition calcext:apply-style-name="Pink Flowers" calcext:value="=13" calcext:base-cell-address="City.B74"/>
          </calcext:conditional-format>
          <calcext:conditional-format calcext:target-range-address="City.B77:City.C78">
            <calcext:condition calcext:apply-style-name="Open Space" calcext:value="=0" calcext:base-cell-address="City.B77"/>
            <calcext:condition calcext:apply-style-name="Excel_CondFormat_1_1_2" calcext:value="=1" calcext:base-cell-address="City.B77"/>
            <calcext:condition calcext:apply-style-name="Excel_CondFormat_1_1_3" calcext:value="=2" calcext:base-cell-address="City.B77"/>
            <calcext:condition calcext:apply-style-name="Excel_CondFormat_1_1_4" calcext:value="=3" calcext:base-cell-address="City.B77"/>
            <calcext:condition calcext:apply-style-name="Excel_CondFormat_1_1_5" calcext:value="=4" calcext:base-cell-address="City.B77"/>
            <calcext:condition calcext:apply-style-name="Excel_CondFormat_1_1_6" calcext:value="=100" calcext:base-cell-address="City.B77"/>
            <calcext:condition calcext:apply-style-name="Excel_CondFormat_1_1_7" calcext:value="&gt;101" calcext:base-cell-address="City.B77"/>
            <calcext:condition calcext:apply-style-name="Trees" calcext:value="=6" calcext:base-cell-address="City.B77"/>
            <calcext:condition calcext:apply-style-name="Trees1" calcext:value="=5" calcext:base-cell-address="City.B77"/>
            <calcext:condition calcext:apply-style-name="Yellow Flower" calcext:value="=11" calcext:base-cell-address="City.B77"/>
            <calcext:condition calcext:apply-style-name="Blue Flower" calcext:value="=12" calcext:base-cell-address="City.B77"/>
            <calcext:condition calcext:apply-style-name="Pink Flowers" calcext:value="=13" calcext:base-cell-address="City.B77"/>
          </calcext:conditional-format>
          <calcext:conditional-format calcext:target-range-address="City.CT44:City.CU46">
            <calcext:condition calcext:apply-style-name="Open Space" calcext:value="=0" calcext:base-cell-address="City.CT44"/>
            <calcext:condition calcext:apply-style-name="Excel_CondFormat_1_1_2" calcext:value="=1" calcext:base-cell-address="City.CT44"/>
            <calcext:condition calcext:apply-style-name="Excel_CondFormat_1_1_3" calcext:value="=2" calcext:base-cell-address="City.CT44"/>
            <calcext:condition calcext:apply-style-name="Excel_CondFormat_1_1_4" calcext:value="=3" calcext:base-cell-address="City.CT44"/>
            <calcext:condition calcext:apply-style-name="Excel_CondFormat_1_1_5" calcext:value="=4" calcext:base-cell-address="City.CT44"/>
            <calcext:condition calcext:apply-style-name="Excel_CondFormat_1_1_6" calcext:value="=100" calcext:base-cell-address="City.CT44"/>
            <calcext:condition calcext:apply-style-name="Excel_CondFormat_1_1_7" calcext:value="&gt;101" calcext:base-cell-address="City.CT44"/>
            <calcext:condition calcext:apply-style-name="Trees" calcext:value="=6" calcext:base-cell-address="City.CT44"/>
            <calcext:condition calcext:apply-style-name="Trees1" calcext:value="=5" calcext:base-cell-address="City.CT44"/>
            <calcext:condition calcext:apply-style-name="Yellow Flower" calcext:value="=11" calcext:base-cell-address="City.CT44"/>
            <calcext:condition calcext:apply-style-name="Blue Flower" calcext:value="=12" calcext:base-cell-address="City.CT44"/>
            <calcext:condition calcext:apply-style-name="Pink Flowers" calcext:value="=13" calcext:base-cell-address="City.CT44"/>
          </calcext:conditional-format>
          <calcext:conditional-format calcext:target-range-address="City.CT47:City.CU49">
            <calcext:condition calcext:apply-style-name="Open Space" calcext:value="=0" calcext:base-cell-address="City.CT47"/>
            <calcext:condition calcext:apply-style-name="Excel_CondFormat_1_1_2" calcext:value="=1" calcext:base-cell-address="City.CT47"/>
            <calcext:condition calcext:apply-style-name="Excel_CondFormat_1_1_3" calcext:value="=2" calcext:base-cell-address="City.CT47"/>
            <calcext:condition calcext:apply-style-name="Excel_CondFormat_1_1_4" calcext:value="=3" calcext:base-cell-address="City.CT47"/>
            <calcext:condition calcext:apply-style-name="Excel_CondFormat_1_1_5" calcext:value="=4" calcext:base-cell-address="City.CT47"/>
            <calcext:condition calcext:apply-style-name="Excel_CondFormat_1_1_6" calcext:value="=100" calcext:base-cell-address="City.CT47"/>
            <calcext:condition calcext:apply-style-name="Excel_CondFormat_1_1_7" calcext:value="&gt;101" calcext:base-cell-address="City.CT47"/>
            <calcext:condition calcext:apply-style-name="Trees" calcext:value="=6" calcext:base-cell-address="City.CT47"/>
            <calcext:condition calcext:apply-style-name="Trees1" calcext:value="=5" calcext:base-cell-address="City.CT47"/>
            <calcext:condition calcext:apply-style-name="Yellow Flower" calcext:value="=11" calcext:base-cell-address="City.CT47"/>
            <calcext:condition calcext:apply-style-name="Blue Flower" calcext:value="=12" calcext:base-cell-address="City.CT47"/>
            <calcext:condition calcext:apply-style-name="Pink Flowers" calcext:value="=13" calcext:base-cell-address="City.CT47"/>
          </calcext:conditional-format>
          <calcext:conditional-format calcext:target-range-address="City.CT50:City.CU52">
            <calcext:condition calcext:apply-style-name="Open Space" calcext:value="=0" calcext:base-cell-address="City.CT50"/>
            <calcext:condition calcext:apply-style-name="Excel_CondFormat_1_1_2" calcext:value="=1" calcext:base-cell-address="City.CT50"/>
            <calcext:condition calcext:apply-style-name="Excel_CondFormat_1_1_3" calcext:value="=2" calcext:base-cell-address="City.CT50"/>
            <calcext:condition calcext:apply-style-name="Excel_CondFormat_1_1_4" calcext:value="=3" calcext:base-cell-address="City.CT50"/>
            <calcext:condition calcext:apply-style-name="Excel_CondFormat_1_1_5" calcext:value="=4" calcext:base-cell-address="City.CT50"/>
            <calcext:condition calcext:apply-style-name="Excel_CondFormat_1_1_6" calcext:value="=100" calcext:base-cell-address="City.CT50"/>
            <calcext:condition calcext:apply-style-name="Excel_CondFormat_1_1_7" calcext:value="&gt;101" calcext:base-cell-address="City.CT50"/>
            <calcext:condition calcext:apply-style-name="Trees" calcext:value="=6" calcext:base-cell-address="City.CT50"/>
            <calcext:condition calcext:apply-style-name="Trees1" calcext:value="=5" calcext:base-cell-address="City.CT50"/>
            <calcext:condition calcext:apply-style-name="Yellow Flower" calcext:value="=11" calcext:base-cell-address="City.CT50"/>
            <calcext:condition calcext:apply-style-name="Blue Flower" calcext:value="=12" calcext:base-cell-address="City.CT50"/>
            <calcext:condition calcext:apply-style-name="Pink Flowers" calcext:value="=13" calcext:base-cell-address="City.CT50"/>
          </calcext:conditional-format>
          <calcext:conditional-format calcext:target-range-address="City.CT53:City.CU55">
            <calcext:condition calcext:apply-style-name="Open Space" calcext:value="=0" calcext:base-cell-address="City.CT53"/>
            <calcext:condition calcext:apply-style-name="Excel_CondFormat_1_1_2" calcext:value="=1" calcext:base-cell-address="City.CT53"/>
            <calcext:condition calcext:apply-style-name="Excel_CondFormat_1_1_3" calcext:value="=2" calcext:base-cell-address="City.CT53"/>
            <calcext:condition calcext:apply-style-name="Excel_CondFormat_1_1_4" calcext:value="=3" calcext:base-cell-address="City.CT53"/>
            <calcext:condition calcext:apply-style-name="Excel_CondFormat_1_1_5" calcext:value="=4" calcext:base-cell-address="City.CT53"/>
            <calcext:condition calcext:apply-style-name="Excel_CondFormat_1_1_6" calcext:value="=100" calcext:base-cell-address="City.CT53"/>
            <calcext:condition calcext:apply-style-name="Excel_CondFormat_1_1_7" calcext:value="&gt;101" calcext:base-cell-address="City.CT53"/>
            <calcext:condition calcext:apply-style-name="Trees" calcext:value="=6" calcext:base-cell-address="City.CT53"/>
            <calcext:condition calcext:apply-style-name="Trees1" calcext:value="=5" calcext:base-cell-address="City.CT53"/>
            <calcext:condition calcext:apply-style-name="Yellow Flower" calcext:value="=11" calcext:base-cell-address="City.CT53"/>
            <calcext:condition calcext:apply-style-name="Blue Flower" calcext:value="=12" calcext:base-cell-address="City.CT53"/>
            <calcext:condition calcext:apply-style-name="Pink Flowers" calcext:value="=13" calcext:base-cell-address="City.CT53"/>
          </calcext:conditional-format>
          <calcext:conditional-format calcext:target-range-address="City.CT56:City.CU58">
            <calcext:condition calcext:apply-style-name="Open Space" calcext:value="=0" calcext:base-cell-address="City.CT56"/>
            <calcext:condition calcext:apply-style-name="Excel_CondFormat_1_1_2" calcext:value="=1" calcext:base-cell-address="City.CT56"/>
            <calcext:condition calcext:apply-style-name="Excel_CondFormat_1_1_3" calcext:value="=2" calcext:base-cell-address="City.CT56"/>
            <calcext:condition calcext:apply-style-name="Excel_CondFormat_1_1_4" calcext:value="=3" calcext:base-cell-address="City.CT56"/>
            <calcext:condition calcext:apply-style-name="Excel_CondFormat_1_1_5" calcext:value="=4" calcext:base-cell-address="City.CT56"/>
            <calcext:condition calcext:apply-style-name="Excel_CondFormat_1_1_6" calcext:value="=100" calcext:base-cell-address="City.CT56"/>
            <calcext:condition calcext:apply-style-name="Excel_CondFormat_1_1_7" calcext:value="&gt;101" calcext:base-cell-address="City.CT56"/>
            <calcext:condition calcext:apply-style-name="Trees" calcext:value="=6" calcext:base-cell-address="City.CT56"/>
            <calcext:condition calcext:apply-style-name="Trees1" calcext:value="=5" calcext:base-cell-address="City.CT56"/>
            <calcext:condition calcext:apply-style-name="Yellow Flower" calcext:value="=11" calcext:base-cell-address="City.CT56"/>
            <calcext:condition calcext:apply-style-name="Blue Flower" calcext:value="=12" calcext:base-cell-address="City.CT56"/>
            <calcext:condition calcext:apply-style-name="Pink Flowers" calcext:value="=13" calcext:base-cell-address="City.CT56"/>
          </calcext:conditional-format>
          <calcext:conditional-format calcext:target-range-address="City.CT59:City.CU61">
            <calcext:condition calcext:apply-style-name="Open Space" calcext:value="=0" calcext:base-cell-address="City.CT59"/>
            <calcext:condition calcext:apply-style-name="Excel_CondFormat_1_1_2" calcext:value="=1" calcext:base-cell-address="City.CT59"/>
            <calcext:condition calcext:apply-style-name="Excel_CondFormat_1_1_3" calcext:value="=2" calcext:base-cell-address="City.CT59"/>
            <calcext:condition calcext:apply-style-name="Excel_CondFormat_1_1_4" calcext:value="=3" calcext:base-cell-address="City.CT59"/>
            <calcext:condition calcext:apply-style-name="Excel_CondFormat_1_1_5" calcext:value="=4" calcext:base-cell-address="City.CT59"/>
            <calcext:condition calcext:apply-style-name="Excel_CondFormat_1_1_6" calcext:value="=100" calcext:base-cell-address="City.CT59"/>
            <calcext:condition calcext:apply-style-name="Excel_CondFormat_1_1_7" calcext:value="&gt;101" calcext:base-cell-address="City.CT59"/>
            <calcext:condition calcext:apply-style-name="Trees" calcext:value="=6" calcext:base-cell-address="City.CT59"/>
            <calcext:condition calcext:apply-style-name="Trees1" calcext:value="=5" calcext:base-cell-address="City.CT59"/>
            <calcext:condition calcext:apply-style-name="Yellow Flower" calcext:value="=11" calcext:base-cell-address="City.CT59"/>
            <calcext:condition calcext:apply-style-name="Blue Flower" calcext:value="=12" calcext:base-cell-address="City.CT59"/>
            <calcext:condition calcext:apply-style-name="Pink Flowers" calcext:value="=13" calcext:base-cell-address="City.CT59"/>
          </calcext:conditional-format>
          <calcext:conditional-format calcext:target-range-address="City.CT62:City.CU62">
            <calcext:condition calcext:apply-style-name="Open Space" calcext:value="=0" calcext:base-cell-address="City.CT62"/>
            <calcext:condition calcext:apply-style-name="Excel_CondFormat_1_1_2" calcext:value="=1" calcext:base-cell-address="City.CT62"/>
            <calcext:condition calcext:apply-style-name="Excel_CondFormat_1_1_3" calcext:value="=2" calcext:base-cell-address="City.CT62"/>
            <calcext:condition calcext:apply-style-name="Excel_CondFormat_1_1_4" calcext:value="=3" calcext:base-cell-address="City.CT62"/>
            <calcext:condition calcext:apply-style-name="Excel_CondFormat_1_1_5" calcext:value="=4" calcext:base-cell-address="City.CT62"/>
            <calcext:condition calcext:apply-style-name="Excel_CondFormat_1_1_6" calcext:value="=100" calcext:base-cell-address="City.CT62"/>
            <calcext:condition calcext:apply-style-name="Excel_CondFormat_1_1_7" calcext:value="&gt;101" calcext:base-cell-address="City.CT62"/>
            <calcext:condition calcext:apply-style-name="Trees" calcext:value="=6" calcext:base-cell-address="City.CT62"/>
            <calcext:condition calcext:apply-style-name="Trees1" calcext:value="=5" calcext:base-cell-address="City.CT62"/>
            <calcext:condition calcext:apply-style-name="Yellow Flower" calcext:value="=11" calcext:base-cell-address="City.CT62"/>
            <calcext:condition calcext:apply-style-name="Blue Flower" calcext:value="=12" calcext:base-cell-address="City.CT62"/>
            <calcext:condition calcext:apply-style-name="Pink Flowers" calcext:value="=13" calcext:base-cell-address="City.CT62"/>
          </calcext:conditional-format>
          <calcext:conditional-format calcext:target-range-address="City.D46:City.D46">
            <calcext:condition calcext:apply-style-name="Open Space" calcext:value="=0" calcext:base-cell-address="City.D46"/>
            <calcext:condition calcext:apply-style-name="Excel_CondFormat_1_1_2" calcext:value="=1" calcext:base-cell-address="City.D46"/>
            <calcext:condition calcext:apply-style-name="Excel_CondFormat_1_1_3" calcext:value="=2" calcext:base-cell-address="City.D46"/>
            <calcext:condition calcext:apply-style-name="Excel_CondFormat_1_1_4" calcext:value="=3" calcext:base-cell-address="City.D46"/>
            <calcext:condition calcext:apply-style-name="Excel_CondFormat_1_1_5" calcext:value="=4" calcext:base-cell-address="City.D46"/>
            <calcext:condition calcext:apply-style-name="Excel_CondFormat_1_1_6" calcext:value="=100" calcext:base-cell-address="City.D46"/>
            <calcext:condition calcext:apply-style-name="Excel_CondFormat_1_1_7" calcext:value="&gt;101" calcext:base-cell-address="City.D46"/>
            <calcext:condition calcext:apply-style-name="Trees" calcext:value="=6" calcext:base-cell-address="City.D46"/>
            <calcext:condition calcext:apply-style-name="Trees1" calcext:value="=5" calcext:base-cell-address="City.D46"/>
            <calcext:condition calcext:apply-style-name="Yellow Flower" calcext:value="=11" calcext:base-cell-address="City.D46"/>
            <calcext:condition calcext:apply-style-name="Blue Flower" calcext:value="=12" calcext:base-cell-address="City.D46"/>
            <calcext:condition calcext:apply-style-name="Pink Flowers" calcext:value="=13" calcext:base-cell-address="City.D46"/>
          </calcext:conditional-format>
          <calcext:conditional-format calcext:target-range-address="City.D47:City.D47">
            <calcext:condition calcext:apply-style-name="Open Space" calcext:value="=0" calcext:base-cell-address="City.D47"/>
            <calcext:condition calcext:apply-style-name="Excel_CondFormat_1_1_2" calcext:value="=1" calcext:base-cell-address="City.D47"/>
            <calcext:condition calcext:apply-style-name="Excel_CondFormat_1_1_3" calcext:value="=2" calcext:base-cell-address="City.D47"/>
            <calcext:condition calcext:apply-style-name="Excel_CondFormat_1_1_4" calcext:value="=3" calcext:base-cell-address="City.D47"/>
            <calcext:condition calcext:apply-style-name="Excel_CondFormat_1_1_5" calcext:value="=4" calcext:base-cell-address="City.D47"/>
            <calcext:condition calcext:apply-style-name="Excel_CondFormat_1_1_6" calcext:value="=100" calcext:base-cell-address="City.D47"/>
            <calcext:condition calcext:apply-style-name="Excel_CondFormat_1_1_7" calcext:value="&gt;101" calcext:base-cell-address="City.D47"/>
            <calcext:condition calcext:apply-style-name="Trees" calcext:value="=6" calcext:base-cell-address="City.D47"/>
            <calcext:condition calcext:apply-style-name="Trees1" calcext:value="=5" calcext:base-cell-address="City.D47"/>
            <calcext:condition calcext:apply-style-name="Yellow Flower" calcext:value="=11" calcext:base-cell-address="City.D47"/>
            <calcext:condition calcext:apply-style-name="Blue Flower" calcext:value="=12" calcext:base-cell-address="City.D47"/>
            <calcext:condition calcext:apply-style-name="Pink Flowers" calcext:value="=13" calcext:base-cell-address="City.D47"/>
          </calcext:conditional-format>
          <calcext:conditional-format calcext:target-range-address="City.D48:City.D48">
            <calcext:condition calcext:apply-style-name="Open Space" calcext:value="=0" calcext:base-cell-address="City.D48"/>
            <calcext:condition calcext:apply-style-name="Excel_CondFormat_1_1_2" calcext:value="=1" calcext:base-cell-address="City.D48"/>
            <calcext:condition calcext:apply-style-name="Excel_CondFormat_1_1_3" calcext:value="=2" calcext:base-cell-address="City.D48"/>
            <calcext:condition calcext:apply-style-name="Excel_CondFormat_1_1_4" calcext:value="=3" calcext:base-cell-address="City.D48"/>
            <calcext:condition calcext:apply-style-name="Excel_CondFormat_1_1_5" calcext:value="=4" calcext:base-cell-address="City.D48"/>
            <calcext:condition calcext:apply-style-name="Excel_CondFormat_1_1_6" calcext:value="=100" calcext:base-cell-address="City.D48"/>
            <calcext:condition calcext:apply-style-name="Excel_CondFormat_1_1_7" calcext:value="&gt;101" calcext:base-cell-address="City.D48"/>
            <calcext:condition calcext:apply-style-name="Trees" calcext:value="=6" calcext:base-cell-address="City.D48"/>
            <calcext:condition calcext:apply-style-name="Trees1" calcext:value="=5" calcext:base-cell-address="City.D48"/>
            <calcext:condition calcext:apply-style-name="Yellow Flower" calcext:value="=11" calcext:base-cell-address="City.D48"/>
            <calcext:condition calcext:apply-style-name="Blue Flower" calcext:value="=12" calcext:base-cell-address="City.D48"/>
            <calcext:condition calcext:apply-style-name="Pink Flowers" calcext:value="=13" calcext:base-cell-address="City.D48"/>
          </calcext:conditional-format>
          <calcext:conditional-format calcext:target-range-address="City.D49:City.D49">
            <calcext:condition calcext:apply-style-name="Open Space" calcext:value="=0" calcext:base-cell-address="City.D49"/>
            <calcext:condition calcext:apply-style-name="Excel_CondFormat_1_1_2" calcext:value="=1" calcext:base-cell-address="City.D49"/>
            <calcext:condition calcext:apply-style-name="Excel_CondFormat_1_1_3" calcext:value="=2" calcext:base-cell-address="City.D49"/>
            <calcext:condition calcext:apply-style-name="Excel_CondFormat_1_1_4" calcext:value="=3" calcext:base-cell-address="City.D49"/>
            <calcext:condition calcext:apply-style-name="Excel_CondFormat_1_1_5" calcext:value="=4" calcext:base-cell-address="City.D49"/>
            <calcext:condition calcext:apply-style-name="Excel_CondFormat_1_1_6" calcext:value="=100" calcext:base-cell-address="City.D49"/>
            <calcext:condition calcext:apply-style-name="Excel_CondFormat_1_1_7" calcext:value="&gt;101" calcext:base-cell-address="City.D49"/>
            <calcext:condition calcext:apply-style-name="Trees" calcext:value="=6" calcext:base-cell-address="City.D49"/>
            <calcext:condition calcext:apply-style-name="Trees1" calcext:value="=5" calcext:base-cell-address="City.D49"/>
            <calcext:condition calcext:apply-style-name="Yellow Flower" calcext:value="=11" calcext:base-cell-address="City.D49"/>
            <calcext:condition calcext:apply-style-name="Blue Flower" calcext:value="=12" calcext:base-cell-address="City.D49"/>
            <calcext:condition calcext:apply-style-name="Pink Flowers" calcext:value="=13" calcext:base-cell-address="City.D49"/>
          </calcext:conditional-format>
          <calcext:conditional-format calcext:target-range-address="City.D50:City.D50">
            <calcext:condition calcext:apply-style-name="Open Space" calcext:value="=0" calcext:base-cell-address="City.D50"/>
            <calcext:condition calcext:apply-style-name="Excel_CondFormat_1_1_2" calcext:value="=1" calcext:base-cell-address="City.D50"/>
            <calcext:condition calcext:apply-style-name="Excel_CondFormat_1_1_3" calcext:value="=2" calcext:base-cell-address="City.D50"/>
            <calcext:condition calcext:apply-style-name="Excel_CondFormat_1_1_4" calcext:value="=3" calcext:base-cell-address="City.D50"/>
            <calcext:condition calcext:apply-style-name="Excel_CondFormat_1_1_5" calcext:value="=4" calcext:base-cell-address="City.D50"/>
            <calcext:condition calcext:apply-style-name="Excel_CondFormat_1_1_6" calcext:value="=100" calcext:base-cell-address="City.D50"/>
            <calcext:condition calcext:apply-style-name="Excel_CondFormat_1_1_7" calcext:value="&gt;101" calcext:base-cell-address="City.D50"/>
            <calcext:condition calcext:apply-style-name="Trees" calcext:value="=6" calcext:base-cell-address="City.D50"/>
            <calcext:condition calcext:apply-style-name="Trees1" calcext:value="=5" calcext:base-cell-address="City.D50"/>
            <calcext:condition calcext:apply-style-name="Yellow Flower" calcext:value="=11" calcext:base-cell-address="City.D50"/>
            <calcext:condition calcext:apply-style-name="Blue Flower" calcext:value="=12" calcext:base-cell-address="City.D50"/>
            <calcext:condition calcext:apply-style-name="Pink Flowers" calcext:value="=13" calcext:base-cell-address="City.D50"/>
          </calcext:conditional-format>
          <calcext:conditional-format calcext:target-range-address="City.D51:City.D51">
            <calcext:condition calcext:apply-style-name="Open Space" calcext:value="=0" calcext:base-cell-address="City.D51"/>
            <calcext:condition calcext:apply-style-name="Excel_CondFormat_1_1_2" calcext:value="=1" calcext:base-cell-address="City.D51"/>
            <calcext:condition calcext:apply-style-name="Excel_CondFormat_1_1_3" calcext:value="=2" calcext:base-cell-address="City.D51"/>
            <calcext:condition calcext:apply-style-name="Excel_CondFormat_1_1_4" calcext:value="=3" calcext:base-cell-address="City.D51"/>
            <calcext:condition calcext:apply-style-name="Excel_CondFormat_1_1_5" calcext:value="=4" calcext:base-cell-address="City.D51"/>
            <calcext:condition calcext:apply-style-name="Excel_CondFormat_1_1_6" calcext:value="=100" calcext:base-cell-address="City.D51"/>
            <calcext:condition calcext:apply-style-name="Excel_CondFormat_1_1_7" calcext:value="&gt;101" calcext:base-cell-address="City.D51"/>
            <calcext:condition calcext:apply-style-name="Trees" calcext:value="=6" calcext:base-cell-address="City.D51"/>
            <calcext:condition calcext:apply-style-name="Trees1" calcext:value="=5" calcext:base-cell-address="City.D51"/>
            <calcext:condition calcext:apply-style-name="Yellow Flower" calcext:value="=11" calcext:base-cell-address="City.D51"/>
            <calcext:condition calcext:apply-style-name="Blue Flower" calcext:value="=12" calcext:base-cell-address="City.D51"/>
            <calcext:condition calcext:apply-style-name="Pink Flowers" calcext:value="=13" calcext:base-cell-address="City.D51"/>
          </calcext:conditional-format>
          <calcext:conditional-format calcext:target-range-address="City.D52:City.D52">
            <calcext:condition calcext:apply-style-name="Open Space" calcext:value="=0" calcext:base-cell-address="City.D52"/>
            <calcext:condition calcext:apply-style-name="Excel_CondFormat_1_1_2" calcext:value="=1" calcext:base-cell-address="City.D52"/>
            <calcext:condition calcext:apply-style-name="Excel_CondFormat_1_1_3" calcext:value="=2" calcext:base-cell-address="City.D52"/>
            <calcext:condition calcext:apply-style-name="Excel_CondFormat_1_1_4" calcext:value="=3" calcext:base-cell-address="City.D52"/>
            <calcext:condition calcext:apply-style-name="Excel_CondFormat_1_1_5" calcext:value="=4" calcext:base-cell-address="City.D52"/>
            <calcext:condition calcext:apply-style-name="Excel_CondFormat_1_1_6" calcext:value="=100" calcext:base-cell-address="City.D52"/>
            <calcext:condition calcext:apply-style-name="Excel_CondFormat_1_1_7" calcext:value="&gt;101" calcext:base-cell-address="City.D52"/>
            <calcext:condition calcext:apply-style-name="Trees" calcext:value="=6" calcext:base-cell-address="City.D52"/>
            <calcext:condition calcext:apply-style-name="Trees1" calcext:value="=5" calcext:base-cell-address="City.D52"/>
            <calcext:condition calcext:apply-style-name="Yellow Flower" calcext:value="=11" calcext:base-cell-address="City.D52"/>
            <calcext:condition calcext:apply-style-name="Blue Flower" calcext:value="=12" calcext:base-cell-address="City.D52"/>
            <calcext:condition calcext:apply-style-name="Pink Flowers" calcext:value="=13" calcext:base-cell-address="City.D52"/>
          </calcext:conditional-format>
          <calcext:conditional-format calcext:target-range-address="City.D53:City.D53">
            <calcext:condition calcext:apply-style-name="Open Space" calcext:value="=0" calcext:base-cell-address="City.D53"/>
            <calcext:condition calcext:apply-style-name="Excel_CondFormat_1_1_2" calcext:value="=1" calcext:base-cell-address="City.D53"/>
            <calcext:condition calcext:apply-style-name="Excel_CondFormat_1_1_3" calcext:value="=2" calcext:base-cell-address="City.D53"/>
            <calcext:condition calcext:apply-style-name="Excel_CondFormat_1_1_4" calcext:value="=3" calcext:base-cell-address="City.D53"/>
            <calcext:condition calcext:apply-style-name="Excel_CondFormat_1_1_5" calcext:value="=4" calcext:base-cell-address="City.D53"/>
            <calcext:condition calcext:apply-style-name="Excel_CondFormat_1_1_6" calcext:value="=100" calcext:base-cell-address="City.D53"/>
            <calcext:condition calcext:apply-style-name="Excel_CondFormat_1_1_7" calcext:value="&gt;101" calcext:base-cell-address="City.D53"/>
            <calcext:condition calcext:apply-style-name="Trees" calcext:value="=6" calcext:base-cell-address="City.D53"/>
            <calcext:condition calcext:apply-style-name="Trees1" calcext:value="=5" calcext:base-cell-address="City.D53"/>
            <calcext:condition calcext:apply-style-name="Yellow Flower" calcext:value="=11" calcext:base-cell-address="City.D53"/>
            <calcext:condition calcext:apply-style-name="Blue Flower" calcext:value="=12" calcext:base-cell-address="City.D53"/>
            <calcext:condition calcext:apply-style-name="Pink Flowers" calcext:value="=13" calcext:base-cell-address="City.D53"/>
          </calcext:conditional-format>
          <calcext:conditional-format calcext:target-range-address="City.D54:City.D54">
            <calcext:condition calcext:apply-style-name="Open Space" calcext:value="=0" calcext:base-cell-address="City.D54"/>
            <calcext:condition calcext:apply-style-name="Excel_CondFormat_1_1_2" calcext:value="=1" calcext:base-cell-address="City.D54"/>
            <calcext:condition calcext:apply-style-name="Excel_CondFormat_1_1_3" calcext:value="=2" calcext:base-cell-address="City.D54"/>
            <calcext:condition calcext:apply-style-name="Excel_CondFormat_1_1_4" calcext:value="=3" calcext:base-cell-address="City.D54"/>
            <calcext:condition calcext:apply-style-name="Excel_CondFormat_1_1_5" calcext:value="=4" calcext:base-cell-address="City.D54"/>
            <calcext:condition calcext:apply-style-name="Excel_CondFormat_1_1_6" calcext:value="=100" calcext:base-cell-address="City.D54"/>
            <calcext:condition calcext:apply-style-name="Excel_CondFormat_1_1_7" calcext:value="&gt;101" calcext:base-cell-address="City.D54"/>
            <calcext:condition calcext:apply-style-name="Trees" calcext:value="=6" calcext:base-cell-address="City.D54"/>
            <calcext:condition calcext:apply-style-name="Trees1" calcext:value="=5" calcext:base-cell-address="City.D54"/>
            <calcext:condition calcext:apply-style-name="Yellow Flower" calcext:value="=11" calcext:base-cell-address="City.D54"/>
            <calcext:condition calcext:apply-style-name="Blue Flower" calcext:value="=12" calcext:base-cell-address="City.D54"/>
            <calcext:condition calcext:apply-style-name="Pink Flowers" calcext:value="=13" calcext:base-cell-address="City.D54"/>
          </calcext:conditional-format>
          <calcext:conditional-format calcext:target-range-address="City.D55:City.D55">
            <calcext:condition calcext:apply-style-name="Open Space" calcext:value="=0" calcext:base-cell-address="City.D55"/>
            <calcext:condition calcext:apply-style-name="Excel_CondFormat_1_1_2" calcext:value="=1" calcext:base-cell-address="City.D55"/>
            <calcext:condition calcext:apply-style-name="Excel_CondFormat_1_1_3" calcext:value="=2" calcext:base-cell-address="City.D55"/>
            <calcext:condition calcext:apply-style-name="Excel_CondFormat_1_1_4" calcext:value="=3" calcext:base-cell-address="City.D55"/>
            <calcext:condition calcext:apply-style-name="Excel_CondFormat_1_1_5" calcext:value="=4" calcext:base-cell-address="City.D55"/>
            <calcext:condition calcext:apply-style-name="Excel_CondFormat_1_1_6" calcext:value="=100" calcext:base-cell-address="City.D55"/>
            <calcext:condition calcext:apply-style-name="Excel_CondFormat_1_1_7" calcext:value="&gt;101" calcext:base-cell-address="City.D55"/>
            <calcext:condition calcext:apply-style-name="Trees" calcext:value="=6" calcext:base-cell-address="City.D55"/>
            <calcext:condition calcext:apply-style-name="Trees1" calcext:value="=5" calcext:base-cell-address="City.D55"/>
            <calcext:condition calcext:apply-style-name="Yellow Flower" calcext:value="=11" calcext:base-cell-address="City.D55"/>
            <calcext:condition calcext:apply-style-name="Blue Flower" calcext:value="=12" calcext:base-cell-address="City.D55"/>
            <calcext:condition calcext:apply-style-name="Pink Flowers" calcext:value="=13" calcext:base-cell-address="City.D55"/>
          </calcext:conditional-format>
          <calcext:conditional-format calcext:target-range-address="City.D56:City.D56">
            <calcext:condition calcext:apply-style-name="Open Space" calcext:value="=0" calcext:base-cell-address="City.D56"/>
            <calcext:condition calcext:apply-style-name="Excel_CondFormat_1_1_2" calcext:value="=1" calcext:base-cell-address="City.D56"/>
            <calcext:condition calcext:apply-style-name="Excel_CondFormat_1_1_3" calcext:value="=2" calcext:base-cell-address="City.D56"/>
            <calcext:condition calcext:apply-style-name="Excel_CondFormat_1_1_4" calcext:value="=3" calcext:base-cell-address="City.D56"/>
            <calcext:condition calcext:apply-style-name="Excel_CondFormat_1_1_5" calcext:value="=4" calcext:base-cell-address="City.D56"/>
            <calcext:condition calcext:apply-style-name="Excel_CondFormat_1_1_6" calcext:value="=100" calcext:base-cell-address="City.D56"/>
            <calcext:condition calcext:apply-style-name="Excel_CondFormat_1_1_7" calcext:value="&gt;101" calcext:base-cell-address="City.D56"/>
            <calcext:condition calcext:apply-style-name="Trees" calcext:value="=6" calcext:base-cell-address="City.D56"/>
            <calcext:condition calcext:apply-style-name="Trees1" calcext:value="=5" calcext:base-cell-address="City.D56"/>
            <calcext:condition calcext:apply-style-name="Yellow Flower" calcext:value="=11" calcext:base-cell-address="City.D56"/>
            <calcext:condition calcext:apply-style-name="Blue Flower" calcext:value="=12" calcext:base-cell-address="City.D56"/>
            <calcext:condition calcext:apply-style-name="Pink Flowers" calcext:value="=13" calcext:base-cell-address="City.D56"/>
          </calcext:conditional-format>
          <calcext:conditional-format calcext:target-range-address="City.E46:City.E46">
            <calcext:condition calcext:apply-style-name="Open Space" calcext:value="=0" calcext:base-cell-address="City.E46"/>
            <calcext:condition calcext:apply-style-name="Excel_CondFormat_1_1_2" calcext:value="=1" calcext:base-cell-address="City.E46"/>
            <calcext:condition calcext:apply-style-name="Excel_CondFormat_1_1_3" calcext:value="=2" calcext:base-cell-address="City.E46"/>
            <calcext:condition calcext:apply-style-name="Excel_CondFormat_1_1_4" calcext:value="=3" calcext:base-cell-address="City.E46"/>
            <calcext:condition calcext:apply-style-name="Excel_CondFormat_1_1_5" calcext:value="=4" calcext:base-cell-address="City.E46"/>
            <calcext:condition calcext:apply-style-name="Excel_CondFormat_1_1_6" calcext:value="=100" calcext:base-cell-address="City.E46"/>
            <calcext:condition calcext:apply-style-name="Excel_CondFormat_1_1_7" calcext:value="&gt;101" calcext:base-cell-address="City.E46"/>
            <calcext:condition calcext:apply-style-name="Trees" calcext:value="=6" calcext:base-cell-address="City.E46"/>
            <calcext:condition calcext:apply-style-name="Trees1" calcext:value="=5" calcext:base-cell-address="City.E46"/>
            <calcext:condition calcext:apply-style-name="Yellow Flower" calcext:value="=11" calcext:base-cell-address="City.E46"/>
            <calcext:condition calcext:apply-style-name="Blue Flower" calcext:value="=12" calcext:base-cell-address="City.E46"/>
            <calcext:condition calcext:apply-style-name="Pink Flowers" calcext:value="=13" calcext:base-cell-address="City.E46"/>
          </calcext:conditional-format>
          <calcext:conditional-format calcext:target-range-address="City.F46:City.F46">
            <calcext:condition calcext:apply-style-name="Open Space" calcext:value="=0" calcext:base-cell-address="City.F46"/>
            <calcext:condition calcext:apply-style-name="Excel_CondFormat_1_1_2" calcext:value="=1" calcext:base-cell-address="City.F46"/>
            <calcext:condition calcext:apply-style-name="Excel_CondFormat_1_1_3" calcext:value="=2" calcext:base-cell-address="City.F46"/>
            <calcext:condition calcext:apply-style-name="Excel_CondFormat_1_1_4" calcext:value="=3" calcext:base-cell-address="City.F46"/>
            <calcext:condition calcext:apply-style-name="Excel_CondFormat_1_1_5" calcext:value="=4" calcext:base-cell-address="City.F46"/>
            <calcext:condition calcext:apply-style-name="Excel_CondFormat_1_1_6" calcext:value="=100" calcext:base-cell-address="City.F46"/>
            <calcext:condition calcext:apply-style-name="Excel_CondFormat_1_1_7" calcext:value="&gt;101" calcext:base-cell-address="City.F46"/>
            <calcext:condition calcext:apply-style-name="Trees" calcext:value="=6" calcext:base-cell-address="City.F46"/>
            <calcext:condition calcext:apply-style-name="Trees1" calcext:value="=5" calcext:base-cell-address="City.F46"/>
            <calcext:condition calcext:apply-style-name="Yellow Flower" calcext:value="=11" calcext:base-cell-address="City.F46"/>
            <calcext:condition calcext:apply-style-name="Blue Flower" calcext:value="=12" calcext:base-cell-address="City.F46"/>
            <calcext:condition calcext:apply-style-name="Pink Flowers" calcext:value="=13" calcext:base-cell-address="City.F46"/>
          </calcext:conditional-format>
          <calcext:conditional-format calcext:target-range-address="City.G46:City.G46">
            <calcext:condition calcext:apply-style-name="Open Space" calcext:value="=0" calcext:base-cell-address="City.G46"/>
            <calcext:condition calcext:apply-style-name="Excel_CondFormat_1_1_2" calcext:value="=1" calcext:base-cell-address="City.G46"/>
            <calcext:condition calcext:apply-style-name="Excel_CondFormat_1_1_3" calcext:value="=2" calcext:base-cell-address="City.G46"/>
            <calcext:condition calcext:apply-style-name="Excel_CondFormat_1_1_4" calcext:value="=3" calcext:base-cell-address="City.G46"/>
            <calcext:condition calcext:apply-style-name="Excel_CondFormat_1_1_5" calcext:value="=4" calcext:base-cell-address="City.G46"/>
            <calcext:condition calcext:apply-style-name="Excel_CondFormat_1_1_6" calcext:value="=100" calcext:base-cell-address="City.G46"/>
            <calcext:condition calcext:apply-style-name="Excel_CondFormat_1_1_7" calcext:value="&gt;101" calcext:base-cell-address="City.G46"/>
            <calcext:condition calcext:apply-style-name="Trees" calcext:value="=6" calcext:base-cell-address="City.G46"/>
            <calcext:condition calcext:apply-style-name="Trees1" calcext:value="=5" calcext:base-cell-address="City.G46"/>
            <calcext:condition calcext:apply-style-name="Yellow Flower" calcext:value="=11" calcext:base-cell-address="City.G46"/>
            <calcext:condition calcext:apply-style-name="Blue Flower" calcext:value="=12" calcext:base-cell-address="City.G46"/>
            <calcext:condition calcext:apply-style-name="Pink Flowers" calcext:value="=13" calcext:base-cell-address="City.G46"/>
          </calcext:conditional-format>
          <calcext:conditional-format calcext:target-range-address="City.H46:City.H46">
            <calcext:condition calcext:apply-style-name="Open Space" calcext:value="=0" calcext:base-cell-address="City.H46"/>
            <calcext:condition calcext:apply-style-name="Excel_CondFormat_1_1_2" calcext:value="=1" calcext:base-cell-address="City.H46"/>
            <calcext:condition calcext:apply-style-name="Excel_CondFormat_1_1_3" calcext:value="=2" calcext:base-cell-address="City.H46"/>
            <calcext:condition calcext:apply-style-name="Excel_CondFormat_1_1_4" calcext:value="=3" calcext:base-cell-address="City.H46"/>
            <calcext:condition calcext:apply-style-name="Excel_CondFormat_1_1_5" calcext:value="=4" calcext:base-cell-address="City.H46"/>
            <calcext:condition calcext:apply-style-name="Excel_CondFormat_1_1_6" calcext:value="=100" calcext:base-cell-address="City.H46"/>
            <calcext:condition calcext:apply-style-name="Excel_CondFormat_1_1_7" calcext:value="&gt;101" calcext:base-cell-address="City.H46"/>
            <calcext:condition calcext:apply-style-name="Trees" calcext:value="=6" calcext:base-cell-address="City.H46"/>
            <calcext:condition calcext:apply-style-name="Trees1" calcext:value="=5" calcext:base-cell-address="City.H46"/>
            <calcext:condition calcext:apply-style-name="Yellow Flower" calcext:value="=11" calcext:base-cell-address="City.H46"/>
            <calcext:condition calcext:apply-style-name="Blue Flower" calcext:value="=12" calcext:base-cell-address="City.H46"/>
            <calcext:condition calcext:apply-style-name="Pink Flowers" calcext:value="=13" calcext:base-cell-address="City.H46"/>
          </calcext:conditional-format>
          <calcext:conditional-format calcext:target-range-address="City.I46:City.I46">
            <calcext:condition calcext:apply-style-name="Open Space" calcext:value="=0" calcext:base-cell-address="City.I46"/>
            <calcext:condition calcext:apply-style-name="Excel_CondFormat_1_1_2" calcext:value="=1" calcext:base-cell-address="City.I46"/>
            <calcext:condition calcext:apply-style-name="Excel_CondFormat_1_1_3" calcext:value="=2" calcext:base-cell-address="City.I46"/>
            <calcext:condition calcext:apply-style-name="Excel_CondFormat_1_1_4" calcext:value="=3" calcext:base-cell-address="City.I46"/>
            <calcext:condition calcext:apply-style-name="Excel_CondFormat_1_1_5" calcext:value="=4" calcext:base-cell-address="City.I46"/>
            <calcext:condition calcext:apply-style-name="Excel_CondFormat_1_1_6" calcext:value="=100" calcext:base-cell-address="City.I46"/>
            <calcext:condition calcext:apply-style-name="Excel_CondFormat_1_1_7" calcext:value="&gt;101" calcext:base-cell-address="City.I46"/>
            <calcext:condition calcext:apply-style-name="Trees" calcext:value="=6" calcext:base-cell-address="City.I46"/>
            <calcext:condition calcext:apply-style-name="Trees1" calcext:value="=5" calcext:base-cell-address="City.I46"/>
            <calcext:condition calcext:apply-style-name="Yellow Flower" calcext:value="=11" calcext:base-cell-address="City.I46"/>
            <calcext:condition calcext:apply-style-name="Blue Flower" calcext:value="=12" calcext:base-cell-address="City.I46"/>
            <calcext:condition calcext:apply-style-name="Pink Flowers" calcext:value="=13" calcext:base-cell-address="City.I46"/>
          </calcext:conditional-format>
          <calcext:conditional-format calcext:target-range-address="City.J46:City.J46">
            <calcext:condition calcext:apply-style-name="Open Space" calcext:value="=0" calcext:base-cell-address="City.J46"/>
            <calcext:condition calcext:apply-style-name="Excel_CondFormat_1_1_2" calcext:value="=1" calcext:base-cell-address="City.J46"/>
            <calcext:condition calcext:apply-style-name="Excel_CondFormat_1_1_3" calcext:value="=2" calcext:base-cell-address="City.J46"/>
            <calcext:condition calcext:apply-style-name="Excel_CondFormat_1_1_4" calcext:value="=3" calcext:base-cell-address="City.J46"/>
            <calcext:condition calcext:apply-style-name="Excel_CondFormat_1_1_5" calcext:value="=4" calcext:base-cell-address="City.J46"/>
            <calcext:condition calcext:apply-style-name="Excel_CondFormat_1_1_6" calcext:value="=100" calcext:base-cell-address="City.J46"/>
            <calcext:condition calcext:apply-style-name="Excel_CondFormat_1_1_7" calcext:value="&gt;101" calcext:base-cell-address="City.J46"/>
            <calcext:condition calcext:apply-style-name="Trees" calcext:value="=6" calcext:base-cell-address="City.J46"/>
            <calcext:condition calcext:apply-style-name="Trees1" calcext:value="=5" calcext:base-cell-address="City.J46"/>
            <calcext:condition calcext:apply-style-name="Yellow Flower" calcext:value="=11" calcext:base-cell-address="City.J46"/>
            <calcext:condition calcext:apply-style-name="Blue Flower" calcext:value="=12" calcext:base-cell-address="City.J46"/>
            <calcext:condition calcext:apply-style-name="Pink Flowers" calcext:value="=13" calcext:base-cell-address="City.J46"/>
          </calcext:conditional-format>
          <calcext:conditional-format calcext:target-range-address="City.K46:City.K46">
            <calcext:condition calcext:apply-style-name="Open Space" calcext:value="=0" calcext:base-cell-address="City.K46"/>
            <calcext:condition calcext:apply-style-name="Excel_CondFormat_1_1_2" calcext:value="=1" calcext:base-cell-address="City.K46"/>
            <calcext:condition calcext:apply-style-name="Excel_CondFormat_1_1_3" calcext:value="=2" calcext:base-cell-address="City.K46"/>
            <calcext:condition calcext:apply-style-name="Excel_CondFormat_1_1_4" calcext:value="=3" calcext:base-cell-address="City.K46"/>
            <calcext:condition calcext:apply-style-name="Excel_CondFormat_1_1_5" calcext:value="=4" calcext:base-cell-address="City.K46"/>
            <calcext:condition calcext:apply-style-name="Excel_CondFormat_1_1_6" calcext:value="=100" calcext:base-cell-address="City.K46"/>
            <calcext:condition calcext:apply-style-name="Excel_CondFormat_1_1_7" calcext:value="&gt;101" calcext:base-cell-address="City.K46"/>
            <calcext:condition calcext:apply-style-name="Trees" calcext:value="=6" calcext:base-cell-address="City.K46"/>
            <calcext:condition calcext:apply-style-name="Trees1" calcext:value="=5" calcext:base-cell-address="City.K46"/>
            <calcext:condition calcext:apply-style-name="Yellow Flower" calcext:value="=11" calcext:base-cell-address="City.K46"/>
            <calcext:condition calcext:apply-style-name="Blue Flower" calcext:value="=12" calcext:base-cell-address="City.K46"/>
            <calcext:condition calcext:apply-style-name="Pink Flowers" calcext:value="=13" calcext:base-cell-address="City.K46"/>
          </calcext:conditional-format>
          <calcext:conditional-format calcext:target-range-address="City.L46:City.L46">
            <calcext:condition calcext:apply-style-name="Open Space" calcext:value="=0" calcext:base-cell-address="City.L46"/>
            <calcext:condition calcext:apply-style-name="Excel_CondFormat_1_1_2" calcext:value="=1" calcext:base-cell-address="City.L46"/>
            <calcext:condition calcext:apply-style-name="Excel_CondFormat_1_1_3" calcext:value="=2" calcext:base-cell-address="City.L46"/>
            <calcext:condition calcext:apply-style-name="Excel_CondFormat_1_1_4" calcext:value="=3" calcext:base-cell-address="City.L46"/>
            <calcext:condition calcext:apply-style-name="Excel_CondFormat_1_1_5" calcext:value="=4" calcext:base-cell-address="City.L46"/>
            <calcext:condition calcext:apply-style-name="Excel_CondFormat_1_1_6" calcext:value="=100" calcext:base-cell-address="City.L46"/>
            <calcext:condition calcext:apply-style-name="Excel_CondFormat_1_1_7" calcext:value="&gt;101" calcext:base-cell-address="City.L46"/>
            <calcext:condition calcext:apply-style-name="Trees" calcext:value="=6" calcext:base-cell-address="City.L46"/>
            <calcext:condition calcext:apply-style-name="Trees1" calcext:value="=5" calcext:base-cell-address="City.L46"/>
            <calcext:condition calcext:apply-style-name="Yellow Flower" calcext:value="=11" calcext:base-cell-address="City.L46"/>
            <calcext:condition calcext:apply-style-name="Blue Flower" calcext:value="=12" calcext:base-cell-address="City.L46"/>
            <calcext:condition calcext:apply-style-name="Pink Flowers" calcext:value="=13" calcext:base-cell-address="City.L46"/>
          </calcext:conditional-format>
          <calcext:conditional-format calcext:target-range-address="City.M46:City.M46">
            <calcext:condition calcext:apply-style-name="Open Space" calcext:value="=0" calcext:base-cell-address="City.M46"/>
            <calcext:condition calcext:apply-style-name="Excel_CondFormat_1_1_2" calcext:value="=1" calcext:base-cell-address="City.M46"/>
            <calcext:condition calcext:apply-style-name="Excel_CondFormat_1_1_3" calcext:value="=2" calcext:base-cell-address="City.M46"/>
            <calcext:condition calcext:apply-style-name="Excel_CondFormat_1_1_4" calcext:value="=3" calcext:base-cell-address="City.M46"/>
            <calcext:condition calcext:apply-style-name="Excel_CondFormat_1_1_5" calcext:value="=4" calcext:base-cell-address="City.M46"/>
            <calcext:condition calcext:apply-style-name="Excel_CondFormat_1_1_6" calcext:value="=100" calcext:base-cell-address="City.M46"/>
            <calcext:condition calcext:apply-style-name="Excel_CondFormat_1_1_7" calcext:value="&gt;101" calcext:base-cell-address="City.M46"/>
            <calcext:condition calcext:apply-style-name="Trees" calcext:value="=6" calcext:base-cell-address="City.M46"/>
            <calcext:condition calcext:apply-style-name="Trees1" calcext:value="=5" calcext:base-cell-address="City.M46"/>
            <calcext:condition calcext:apply-style-name="Yellow Flower" calcext:value="=11" calcext:base-cell-address="City.M46"/>
            <calcext:condition calcext:apply-style-name="Blue Flower" calcext:value="=12" calcext:base-cell-address="City.M46"/>
            <calcext:condition calcext:apply-style-name="Pink Flowers" calcext:value="=13" calcext:base-cell-address="City.M46"/>
          </calcext:conditional-format>
          <calcext:conditional-format calcext:target-range-address="City.AS75:City.AU75">
            <calcext:condition calcext:apply-style-name="Open Space" calcext:value="=0" calcext:base-cell-address="City.AS75"/>
            <calcext:condition calcext:apply-style-name="Excel_CondFormat_1_1_2" calcext:value="=1" calcext:base-cell-address="City.AS75"/>
            <calcext:condition calcext:apply-style-name="Excel_CondFormat_1_1_3" calcext:value="=2" calcext:base-cell-address="City.AS75"/>
            <calcext:condition calcext:apply-style-name="Excel_CondFormat_1_1_4" calcext:value="=3" calcext:base-cell-address="City.AS75"/>
            <calcext:condition calcext:apply-style-name="Excel_CondFormat_1_1_5" calcext:value="=4" calcext:base-cell-address="City.AS75"/>
            <calcext:condition calcext:apply-style-name="Excel_CondFormat_1_1_6" calcext:value="=100" calcext:base-cell-address="City.AS75"/>
            <calcext:condition calcext:apply-style-name="Excel_CondFormat_1_1_7" calcext:value="&gt;101" calcext:base-cell-address="City.AS75"/>
            <calcext:condition calcext:apply-style-name="Trees" calcext:value="=6" calcext:base-cell-address="City.AS75"/>
            <calcext:condition calcext:apply-style-name="Trees1" calcext:value="=5" calcext:base-cell-address="City.AS75"/>
            <calcext:condition calcext:apply-style-name="Yellow Flower" calcext:value="=11" calcext:base-cell-address="City.AS75"/>
            <calcext:condition calcext:apply-style-name="Blue Flower" calcext:value="=12" calcext:base-cell-address="City.AS75"/>
            <calcext:condition calcext:apply-style-name="Pink Flowers" calcext:value="=13" calcext:base-cell-address="City.AS75"/>
          </calcext:conditional-format>
          <calcext:conditional-format calcext:target-range-address="City.AP78:City.AR78">
            <calcext:condition calcext:apply-style-name="Open Space" calcext:value="=0" calcext:base-cell-address="City.AP78"/>
            <calcext:condition calcext:apply-style-name="Excel_CondFormat_1_1_2" calcext:value="=1" calcext:base-cell-address="City.AP78"/>
            <calcext:condition calcext:apply-style-name="Excel_CondFormat_1_1_3" calcext:value="=2" calcext:base-cell-address="City.AP78"/>
            <calcext:condition calcext:apply-style-name="Excel_CondFormat_1_1_4" calcext:value="=3" calcext:base-cell-address="City.AP78"/>
            <calcext:condition calcext:apply-style-name="Excel_CondFormat_1_1_5" calcext:value="=4" calcext:base-cell-address="City.AP78"/>
            <calcext:condition calcext:apply-style-name="Excel_CondFormat_1_1_6" calcext:value="=100" calcext:base-cell-address="City.AP78"/>
            <calcext:condition calcext:apply-style-name="Excel_CondFormat_1_1_7" calcext:value="&gt;101" calcext:base-cell-address="City.AP78"/>
            <calcext:condition calcext:apply-style-name="Trees" calcext:value="=6" calcext:base-cell-address="City.AP78"/>
            <calcext:condition calcext:apply-style-name="Trees1" calcext:value="=5" calcext:base-cell-address="City.AP78"/>
            <calcext:condition calcext:apply-style-name="Yellow Flower" calcext:value="=11" calcext:base-cell-address="City.AP78"/>
            <calcext:condition calcext:apply-style-name="Blue Flower" calcext:value="=12" calcext:base-cell-address="City.AP78"/>
            <calcext:condition calcext:apply-style-name="Pink Flowers" calcext:value="=13" calcext:base-cell-address="City.AP78"/>
          </calcext:conditional-format>
          <calcext:conditional-format calcext:target-range-address="City.AS78:City.AU78">
            <calcext:condition calcext:apply-style-name="Open Space" calcext:value="=0" calcext:base-cell-address="City.AS78"/>
            <calcext:condition calcext:apply-style-name="Excel_CondFormat_1_1_2" calcext:value="=1" calcext:base-cell-address="City.AS78"/>
            <calcext:condition calcext:apply-style-name="Excel_CondFormat_1_1_3" calcext:value="=2" calcext:base-cell-address="City.AS78"/>
            <calcext:condition calcext:apply-style-name="Excel_CondFormat_1_1_4" calcext:value="=3" calcext:base-cell-address="City.AS78"/>
            <calcext:condition calcext:apply-style-name="Excel_CondFormat_1_1_5" calcext:value="=4" calcext:base-cell-address="City.AS78"/>
            <calcext:condition calcext:apply-style-name="Excel_CondFormat_1_1_6" calcext:value="=100" calcext:base-cell-address="City.AS78"/>
            <calcext:condition calcext:apply-style-name="Excel_CondFormat_1_1_7" calcext:value="&gt;101" calcext:base-cell-address="City.AS78"/>
            <calcext:condition calcext:apply-style-name="Trees" calcext:value="=6" calcext:base-cell-address="City.AS78"/>
            <calcext:condition calcext:apply-style-name="Trees1" calcext:value="=5" calcext:base-cell-address="City.AS78"/>
            <calcext:condition calcext:apply-style-name="Yellow Flower" calcext:value="=11" calcext:base-cell-address="City.AS78"/>
            <calcext:condition calcext:apply-style-name="Blue Flower" calcext:value="=12" calcext:base-cell-address="City.AS78"/>
            <calcext:condition calcext:apply-style-name="Pink Flowers" calcext:value="=13" calcext:base-cell-address="City.AS78"/>
          </calcext:conditional-format>
          <calcext:conditional-format calcext:target-range-address="City.AV78:City.AX78">
            <calcext:condition calcext:apply-style-name="Open Space" calcext:value="=0" calcext:base-cell-address="City.AV78"/>
            <calcext:condition calcext:apply-style-name="Excel_CondFormat_1_1_2" calcext:value="=1" calcext:base-cell-address="City.AV78"/>
            <calcext:condition calcext:apply-style-name="Excel_CondFormat_1_1_3" calcext:value="=2" calcext:base-cell-address="City.AV78"/>
            <calcext:condition calcext:apply-style-name="Excel_CondFormat_1_1_4" calcext:value="=3" calcext:base-cell-address="City.AV78"/>
            <calcext:condition calcext:apply-style-name="Excel_CondFormat_1_1_5" calcext:value="=4" calcext:base-cell-address="City.AV78"/>
            <calcext:condition calcext:apply-style-name="Excel_CondFormat_1_1_6" calcext:value="=100" calcext:base-cell-address="City.AV78"/>
            <calcext:condition calcext:apply-style-name="Excel_CondFormat_1_1_7" calcext:value="&gt;101" calcext:base-cell-address="City.AV78"/>
            <calcext:condition calcext:apply-style-name="Trees" calcext:value="=6" calcext:base-cell-address="City.AV78"/>
            <calcext:condition calcext:apply-style-name="Trees1" calcext:value="=5" calcext:base-cell-address="City.AV78"/>
            <calcext:condition calcext:apply-style-name="Yellow Flower" calcext:value="=11" calcext:base-cell-address="City.AV78"/>
            <calcext:condition calcext:apply-style-name="Blue Flower" calcext:value="=12" calcext:base-cell-address="City.AV78"/>
            <calcext:condition calcext:apply-style-name="Pink Flowers" calcext:value="=13" calcext:base-cell-address="City.AV78"/>
          </calcext:conditional-format>
          <calcext:conditional-format calcext:target-range-address="City.AY78:City.BA78">
            <calcext:condition calcext:apply-style-name="Open Space" calcext:value="=0" calcext:base-cell-address="City.AY78"/>
            <calcext:condition calcext:apply-style-name="Excel_CondFormat_1_1_2" calcext:value="=1" calcext:base-cell-address="City.AY78"/>
            <calcext:condition calcext:apply-style-name="Excel_CondFormat_1_1_3" calcext:value="=2" calcext:base-cell-address="City.AY78"/>
            <calcext:condition calcext:apply-style-name="Excel_CondFormat_1_1_4" calcext:value="=3" calcext:base-cell-address="City.AY78"/>
            <calcext:condition calcext:apply-style-name="Excel_CondFormat_1_1_5" calcext:value="=4" calcext:base-cell-address="City.AY78"/>
            <calcext:condition calcext:apply-style-name="Excel_CondFormat_1_1_6" calcext:value="=100" calcext:base-cell-address="City.AY78"/>
            <calcext:condition calcext:apply-style-name="Excel_CondFormat_1_1_7" calcext:value="&gt;101" calcext:base-cell-address="City.AY78"/>
            <calcext:condition calcext:apply-style-name="Trees" calcext:value="=6" calcext:base-cell-address="City.AY78"/>
            <calcext:condition calcext:apply-style-name="Trees1" calcext:value="=5" calcext:base-cell-address="City.AY78"/>
            <calcext:condition calcext:apply-style-name="Yellow Flower" calcext:value="=11" calcext:base-cell-address="City.AY78"/>
            <calcext:condition calcext:apply-style-name="Blue Flower" calcext:value="=12" calcext:base-cell-address="City.AY78"/>
            <calcext:condition calcext:apply-style-name="Pink Flowers" calcext:value="=13" calcext:base-cell-address="City.AY78"/>
          </calcext:conditional-format>
          <calcext:conditional-format calcext:target-range-address="City.BB78:City.BD78">
            <calcext:condition calcext:apply-style-name="Open Space" calcext:value="=0" calcext:base-cell-address="City.BB78"/>
            <calcext:condition calcext:apply-style-name="Excel_CondFormat_1_1_2" calcext:value="=1" calcext:base-cell-address="City.BB78"/>
            <calcext:condition calcext:apply-style-name="Excel_CondFormat_1_1_3" calcext:value="=2" calcext:base-cell-address="City.BB78"/>
            <calcext:condition calcext:apply-style-name="Excel_CondFormat_1_1_4" calcext:value="=3" calcext:base-cell-address="City.BB78"/>
            <calcext:condition calcext:apply-style-name="Excel_CondFormat_1_1_5" calcext:value="=4" calcext:base-cell-address="City.BB78"/>
            <calcext:condition calcext:apply-style-name="Excel_CondFormat_1_1_6" calcext:value="=100" calcext:base-cell-address="City.BB78"/>
            <calcext:condition calcext:apply-style-name="Excel_CondFormat_1_1_7" calcext:value="&gt;101" calcext:base-cell-address="City.BB78"/>
            <calcext:condition calcext:apply-style-name="Trees" calcext:value="=6" calcext:base-cell-address="City.BB78"/>
            <calcext:condition calcext:apply-style-name="Trees1" calcext:value="=5" calcext:base-cell-address="City.BB78"/>
            <calcext:condition calcext:apply-style-name="Yellow Flower" calcext:value="=11" calcext:base-cell-address="City.BB78"/>
            <calcext:condition calcext:apply-style-name="Blue Flower" calcext:value="=12" calcext:base-cell-address="City.BB78"/>
            <calcext:condition calcext:apply-style-name="Pink Flowers" calcext:value="=13" calcext:base-cell-address="City.BB78"/>
          </calcext:conditional-format>
          <calcext:conditional-format calcext:target-range-address="City.BE78:City.BG78">
            <calcext:condition calcext:apply-style-name="Open Space" calcext:value="=0" calcext:base-cell-address="City.BE78"/>
            <calcext:condition calcext:apply-style-name="Excel_CondFormat_1_1_2" calcext:value="=1" calcext:base-cell-address="City.BE78"/>
            <calcext:condition calcext:apply-style-name="Excel_CondFormat_1_1_3" calcext:value="=2" calcext:base-cell-address="City.BE78"/>
            <calcext:condition calcext:apply-style-name="Excel_CondFormat_1_1_4" calcext:value="=3" calcext:base-cell-address="City.BE78"/>
            <calcext:condition calcext:apply-style-name="Excel_CondFormat_1_1_5" calcext:value="=4" calcext:base-cell-address="City.BE78"/>
            <calcext:condition calcext:apply-style-name="Excel_CondFormat_1_1_6" calcext:value="=100" calcext:base-cell-address="City.BE78"/>
            <calcext:condition calcext:apply-style-name="Excel_CondFormat_1_1_7" calcext:value="&gt;101" calcext:base-cell-address="City.BE78"/>
            <calcext:condition calcext:apply-style-name="Trees" calcext:value="=6" calcext:base-cell-address="City.BE78"/>
            <calcext:condition calcext:apply-style-name="Trees1" calcext:value="=5" calcext:base-cell-address="City.BE78"/>
            <calcext:condition calcext:apply-style-name="Yellow Flower" calcext:value="=11" calcext:base-cell-address="City.BE78"/>
            <calcext:condition calcext:apply-style-name="Blue Flower" calcext:value="=12" calcext:base-cell-address="City.BE78"/>
            <calcext:condition calcext:apply-style-name="Pink Flowers" calcext:value="=13" calcext:base-cell-address="City.BE78"/>
          </calcext:conditional-format>
          <calcext:conditional-format calcext:target-range-address="City.AQ77:City.AS77">
            <calcext:condition calcext:apply-style-name="Open Space" calcext:value="=0" calcext:base-cell-address="City.AQ77"/>
            <calcext:condition calcext:apply-style-name="Excel_CondFormat_1_1_2" calcext:value="=1" calcext:base-cell-address="City.AQ77"/>
            <calcext:condition calcext:apply-style-name="Excel_CondFormat_1_1_3" calcext:value="=2" calcext:base-cell-address="City.AQ77"/>
            <calcext:condition calcext:apply-style-name="Excel_CondFormat_1_1_4" calcext:value="=3" calcext:base-cell-address="City.AQ77"/>
            <calcext:condition calcext:apply-style-name="Excel_CondFormat_1_1_5" calcext:value="=4" calcext:base-cell-address="City.AQ77"/>
            <calcext:condition calcext:apply-style-name="Excel_CondFormat_1_1_6" calcext:value="=100" calcext:base-cell-address="City.AQ77"/>
            <calcext:condition calcext:apply-style-name="Excel_CondFormat_1_1_7" calcext:value="&gt;101" calcext:base-cell-address="City.AQ77"/>
            <calcext:condition calcext:apply-style-name="Trees" calcext:value="=6" calcext:base-cell-address="City.AQ77"/>
            <calcext:condition calcext:apply-style-name="Trees1" calcext:value="=5" calcext:base-cell-address="City.AQ77"/>
            <calcext:condition calcext:apply-style-name="Yellow Flower" calcext:value="=11" calcext:base-cell-address="City.AQ77"/>
            <calcext:condition calcext:apply-style-name="Blue Flower" calcext:value="=12" calcext:base-cell-address="City.AQ77"/>
            <calcext:condition calcext:apply-style-name="Pink Flowers" calcext:value="=13" calcext:base-cell-address="City.AQ77"/>
          </calcext:conditional-format>
          <calcext:conditional-format calcext:target-range-address="City.AT77:City.AV77">
            <calcext:condition calcext:apply-style-name="Open Space" calcext:value="=0" calcext:base-cell-address="City.AT77"/>
            <calcext:condition calcext:apply-style-name="Excel_CondFormat_1_1_2" calcext:value="=1" calcext:base-cell-address="City.AT77"/>
            <calcext:condition calcext:apply-style-name="Excel_CondFormat_1_1_3" calcext:value="=2" calcext:base-cell-address="City.AT77"/>
            <calcext:condition calcext:apply-style-name="Excel_CondFormat_1_1_4" calcext:value="=3" calcext:base-cell-address="City.AT77"/>
            <calcext:condition calcext:apply-style-name="Excel_CondFormat_1_1_5" calcext:value="=4" calcext:base-cell-address="City.AT77"/>
            <calcext:condition calcext:apply-style-name="Excel_CondFormat_1_1_6" calcext:value="=100" calcext:base-cell-address="City.AT77"/>
            <calcext:condition calcext:apply-style-name="Excel_CondFormat_1_1_7" calcext:value="&gt;101" calcext:base-cell-address="City.AT77"/>
            <calcext:condition calcext:apply-style-name="Trees" calcext:value="=6" calcext:base-cell-address="City.AT77"/>
            <calcext:condition calcext:apply-style-name="Trees1" calcext:value="=5" calcext:base-cell-address="City.AT77"/>
            <calcext:condition calcext:apply-style-name="Yellow Flower" calcext:value="=11" calcext:base-cell-address="City.AT77"/>
            <calcext:condition calcext:apply-style-name="Blue Flower" calcext:value="=12" calcext:base-cell-address="City.AT77"/>
            <calcext:condition calcext:apply-style-name="Pink Flowers" calcext:value="=13" calcext:base-cell-address="City.AT77"/>
          </calcext:conditional-format>
          <calcext:conditional-format calcext:target-range-address="City.AW77:City.AY77">
            <calcext:condition calcext:apply-style-name="Open Space" calcext:value="=0" calcext:base-cell-address="City.AW77"/>
            <calcext:condition calcext:apply-style-name="Excel_CondFormat_1_1_2" calcext:value="=1" calcext:base-cell-address="City.AW77"/>
            <calcext:condition calcext:apply-style-name="Excel_CondFormat_1_1_3" calcext:value="=2" calcext:base-cell-address="City.AW77"/>
            <calcext:condition calcext:apply-style-name="Excel_CondFormat_1_1_4" calcext:value="=3" calcext:base-cell-address="City.AW77"/>
            <calcext:condition calcext:apply-style-name="Excel_CondFormat_1_1_5" calcext:value="=4" calcext:base-cell-address="City.AW77"/>
            <calcext:condition calcext:apply-style-name="Excel_CondFormat_1_1_6" calcext:value="=100" calcext:base-cell-address="City.AW77"/>
            <calcext:condition calcext:apply-style-name="Excel_CondFormat_1_1_7" calcext:value="&gt;101" calcext:base-cell-address="City.AW77"/>
            <calcext:condition calcext:apply-style-name="Trees" calcext:value="=6" calcext:base-cell-address="City.AW77"/>
            <calcext:condition calcext:apply-style-name="Trees1" calcext:value="=5" calcext:base-cell-address="City.AW77"/>
            <calcext:condition calcext:apply-style-name="Yellow Flower" calcext:value="=11" calcext:base-cell-address="City.AW77"/>
            <calcext:condition calcext:apply-style-name="Blue Flower" calcext:value="=12" calcext:base-cell-address="City.AW77"/>
            <calcext:condition calcext:apply-style-name="Pink Flowers" calcext:value="=13" calcext:base-cell-address="City.AW77"/>
          </calcext:conditional-format>
          <calcext:conditional-format calcext:target-range-address="City.AZ77:City.BB77">
            <calcext:condition calcext:apply-style-name="Open Space" calcext:value="=0" calcext:base-cell-address="City.AZ77"/>
            <calcext:condition calcext:apply-style-name="Excel_CondFormat_1_1_2" calcext:value="=1" calcext:base-cell-address="City.AZ77"/>
            <calcext:condition calcext:apply-style-name="Excel_CondFormat_1_1_3" calcext:value="=2" calcext:base-cell-address="City.AZ77"/>
            <calcext:condition calcext:apply-style-name="Excel_CondFormat_1_1_4" calcext:value="=3" calcext:base-cell-address="City.AZ77"/>
            <calcext:condition calcext:apply-style-name="Excel_CondFormat_1_1_5" calcext:value="=4" calcext:base-cell-address="City.AZ77"/>
            <calcext:condition calcext:apply-style-name="Excel_CondFormat_1_1_6" calcext:value="=100" calcext:base-cell-address="City.AZ77"/>
            <calcext:condition calcext:apply-style-name="Excel_CondFormat_1_1_7" calcext:value="&gt;101" calcext:base-cell-address="City.AZ77"/>
            <calcext:condition calcext:apply-style-name="Trees" calcext:value="=6" calcext:base-cell-address="City.AZ77"/>
            <calcext:condition calcext:apply-style-name="Trees1" calcext:value="=5" calcext:base-cell-address="City.AZ77"/>
            <calcext:condition calcext:apply-style-name="Yellow Flower" calcext:value="=11" calcext:base-cell-address="City.AZ77"/>
            <calcext:condition calcext:apply-style-name="Blue Flower" calcext:value="=12" calcext:base-cell-address="City.AZ77"/>
            <calcext:condition calcext:apply-style-name="Pink Flowers" calcext:value="=13" calcext:base-cell-address="City.AZ77"/>
          </calcext:conditional-format>
          <calcext:conditional-format calcext:target-range-address="City.BC77:City.BE77">
            <calcext:condition calcext:apply-style-name="Open Space" calcext:value="=0" calcext:base-cell-address="City.BC77"/>
            <calcext:condition calcext:apply-style-name="Excel_CondFormat_1_1_2" calcext:value="=1" calcext:base-cell-address="City.BC77"/>
            <calcext:condition calcext:apply-style-name="Excel_CondFormat_1_1_3" calcext:value="=2" calcext:base-cell-address="City.BC77"/>
            <calcext:condition calcext:apply-style-name="Excel_CondFormat_1_1_4" calcext:value="=3" calcext:base-cell-address="City.BC77"/>
            <calcext:condition calcext:apply-style-name="Excel_CondFormat_1_1_5" calcext:value="=4" calcext:base-cell-address="City.BC77"/>
            <calcext:condition calcext:apply-style-name="Excel_CondFormat_1_1_6" calcext:value="=100" calcext:base-cell-address="City.BC77"/>
            <calcext:condition calcext:apply-style-name="Excel_CondFormat_1_1_7" calcext:value="&gt;101" calcext:base-cell-address="City.BC77"/>
            <calcext:condition calcext:apply-style-name="Trees" calcext:value="=6" calcext:base-cell-address="City.BC77"/>
            <calcext:condition calcext:apply-style-name="Trees1" calcext:value="=5" calcext:base-cell-address="City.BC77"/>
            <calcext:condition calcext:apply-style-name="Yellow Flower" calcext:value="=11" calcext:base-cell-address="City.BC77"/>
            <calcext:condition calcext:apply-style-name="Blue Flower" calcext:value="=12" calcext:base-cell-address="City.BC77"/>
            <calcext:condition calcext:apply-style-name="Pink Flowers" calcext:value="=13" calcext:base-cell-address="City.BC77"/>
          </calcext:conditional-format>
          <calcext:conditional-format calcext:target-range-address="City.BF77:City.BF77">
            <calcext:condition calcext:apply-style-name="Open Space" calcext:value="=0" calcext:base-cell-address="City.BF77"/>
            <calcext:condition calcext:apply-style-name="Excel_CondFormat_1_1_2" calcext:value="=1" calcext:base-cell-address="City.BF77"/>
            <calcext:condition calcext:apply-style-name="Excel_CondFormat_1_1_3" calcext:value="=2" calcext:base-cell-address="City.BF77"/>
            <calcext:condition calcext:apply-style-name="Excel_CondFormat_1_1_4" calcext:value="=3" calcext:base-cell-address="City.BF77"/>
            <calcext:condition calcext:apply-style-name="Excel_CondFormat_1_1_5" calcext:value="=4" calcext:base-cell-address="City.BF77"/>
            <calcext:condition calcext:apply-style-name="Excel_CondFormat_1_1_6" calcext:value="=100" calcext:base-cell-address="City.BF77"/>
            <calcext:condition calcext:apply-style-name="Excel_CondFormat_1_1_7" calcext:value="&gt;101" calcext:base-cell-address="City.BF77"/>
            <calcext:condition calcext:apply-style-name="Trees" calcext:value="=6" calcext:base-cell-address="City.BF77"/>
            <calcext:condition calcext:apply-style-name="Trees1" calcext:value="=5" calcext:base-cell-address="City.BF77"/>
            <calcext:condition calcext:apply-style-name="Yellow Flower" calcext:value="=11" calcext:base-cell-address="City.BF77"/>
            <calcext:condition calcext:apply-style-name="Blue Flower" calcext:value="=12" calcext:base-cell-address="City.BF77"/>
            <calcext:condition calcext:apply-style-name="Pink Flowers" calcext:value="=13" calcext:base-cell-address="City.BF77"/>
          </calcext:conditional-format>
          <calcext:conditional-format calcext:target-range-address="City.AR76:City.AT76">
            <calcext:condition calcext:apply-style-name="Open Space" calcext:value="=0" calcext:base-cell-address="City.AR76"/>
            <calcext:condition calcext:apply-style-name="Excel_CondFormat_1_1_2" calcext:value="=1" calcext:base-cell-address="City.AR76"/>
            <calcext:condition calcext:apply-style-name="Excel_CondFormat_1_1_3" calcext:value="=2" calcext:base-cell-address="City.AR76"/>
            <calcext:condition calcext:apply-style-name="Excel_CondFormat_1_1_4" calcext:value="=3" calcext:base-cell-address="City.AR76"/>
            <calcext:condition calcext:apply-style-name="Excel_CondFormat_1_1_5" calcext:value="=4" calcext:base-cell-address="City.AR76"/>
            <calcext:condition calcext:apply-style-name="Excel_CondFormat_1_1_6" calcext:value="=100" calcext:base-cell-address="City.AR76"/>
            <calcext:condition calcext:apply-style-name="Excel_CondFormat_1_1_7" calcext:value="&gt;101" calcext:base-cell-address="City.AR76"/>
            <calcext:condition calcext:apply-style-name="Trees" calcext:value="=6" calcext:base-cell-address="City.AR76"/>
            <calcext:condition calcext:apply-style-name="Trees1" calcext:value="=5" calcext:base-cell-address="City.AR76"/>
            <calcext:condition calcext:apply-style-name="Yellow Flower" calcext:value="=11" calcext:base-cell-address="City.AR76"/>
            <calcext:condition calcext:apply-style-name="Blue Flower" calcext:value="=12" calcext:base-cell-address="City.AR76"/>
            <calcext:condition calcext:apply-style-name="Pink Flowers" calcext:value="=13" calcext:base-cell-address="City.AR76"/>
          </calcext:conditional-format>
          <calcext:conditional-format calcext:target-range-address="City.AU76:City.AW76">
            <calcext:condition calcext:apply-style-name="Open Space" calcext:value="=0" calcext:base-cell-address="City.AU76"/>
            <calcext:condition calcext:apply-style-name="Excel_CondFormat_1_1_2" calcext:value="=1" calcext:base-cell-address="City.AU76"/>
            <calcext:condition calcext:apply-style-name="Excel_CondFormat_1_1_3" calcext:value="=2" calcext:base-cell-address="City.AU76"/>
            <calcext:condition calcext:apply-style-name="Excel_CondFormat_1_1_4" calcext:value="=3" calcext:base-cell-address="City.AU76"/>
            <calcext:condition calcext:apply-style-name="Excel_CondFormat_1_1_5" calcext:value="=4" calcext:base-cell-address="City.AU76"/>
            <calcext:condition calcext:apply-style-name="Excel_CondFormat_1_1_6" calcext:value="=100" calcext:base-cell-address="City.AU76"/>
            <calcext:condition calcext:apply-style-name="Excel_CondFormat_1_1_7" calcext:value="&gt;101" calcext:base-cell-address="City.AU76"/>
            <calcext:condition calcext:apply-style-name="Trees" calcext:value="=6" calcext:base-cell-address="City.AU76"/>
            <calcext:condition calcext:apply-style-name="Trees1" calcext:value="=5" calcext:base-cell-address="City.AU76"/>
            <calcext:condition calcext:apply-style-name="Yellow Flower" calcext:value="=11" calcext:base-cell-address="City.AU76"/>
            <calcext:condition calcext:apply-style-name="Blue Flower" calcext:value="=12" calcext:base-cell-address="City.AU76"/>
            <calcext:condition calcext:apply-style-name="Pink Flowers" calcext:value="=13" calcext:base-cell-address="City.AU76"/>
          </calcext:conditional-format>
          <calcext:conditional-format calcext:target-range-address="City.AX76:City.AZ76">
            <calcext:condition calcext:apply-style-name="Open Space" calcext:value="=0" calcext:base-cell-address="City.AX76"/>
            <calcext:condition calcext:apply-style-name="Excel_CondFormat_1_1_2" calcext:value="=1" calcext:base-cell-address="City.AX76"/>
            <calcext:condition calcext:apply-style-name="Excel_CondFormat_1_1_3" calcext:value="=2" calcext:base-cell-address="City.AX76"/>
            <calcext:condition calcext:apply-style-name="Excel_CondFormat_1_1_4" calcext:value="=3" calcext:base-cell-address="City.AX76"/>
            <calcext:condition calcext:apply-style-name="Excel_CondFormat_1_1_5" calcext:value="=4" calcext:base-cell-address="City.AX76"/>
            <calcext:condition calcext:apply-style-name="Excel_CondFormat_1_1_6" calcext:value="=100" calcext:base-cell-address="City.AX76"/>
            <calcext:condition calcext:apply-style-name="Excel_CondFormat_1_1_7" calcext:value="&gt;101" calcext:base-cell-address="City.AX76"/>
            <calcext:condition calcext:apply-style-name="Trees" calcext:value="=6" calcext:base-cell-address="City.AX76"/>
            <calcext:condition calcext:apply-style-name="Trees1" calcext:value="=5" calcext:base-cell-address="City.AX76"/>
            <calcext:condition calcext:apply-style-name="Yellow Flower" calcext:value="=11" calcext:base-cell-address="City.AX76"/>
            <calcext:condition calcext:apply-style-name="Blue Flower" calcext:value="=12" calcext:base-cell-address="City.AX76"/>
            <calcext:condition calcext:apply-style-name="Pink Flowers" calcext:value="=13" calcext:base-cell-address="City.AX76"/>
          </calcext:conditional-format>
          <calcext:conditional-format calcext:target-range-address="City.BA76:City.BC76">
            <calcext:condition calcext:apply-style-name="Open Space" calcext:value="=0" calcext:base-cell-address="City.BA76"/>
            <calcext:condition calcext:apply-style-name="Excel_CondFormat_1_1_2" calcext:value="=1" calcext:base-cell-address="City.BA76"/>
            <calcext:condition calcext:apply-style-name="Excel_CondFormat_1_1_3" calcext:value="=2" calcext:base-cell-address="City.BA76"/>
            <calcext:condition calcext:apply-style-name="Excel_CondFormat_1_1_4" calcext:value="=3" calcext:base-cell-address="City.BA76"/>
            <calcext:condition calcext:apply-style-name="Excel_CondFormat_1_1_5" calcext:value="=4" calcext:base-cell-address="City.BA76"/>
            <calcext:condition calcext:apply-style-name="Excel_CondFormat_1_1_6" calcext:value="=100" calcext:base-cell-address="City.BA76"/>
            <calcext:condition calcext:apply-style-name="Excel_CondFormat_1_1_7" calcext:value="&gt;101" calcext:base-cell-address="City.BA76"/>
            <calcext:condition calcext:apply-style-name="Trees" calcext:value="=6" calcext:base-cell-address="City.BA76"/>
            <calcext:condition calcext:apply-style-name="Trees1" calcext:value="=5" calcext:base-cell-address="City.BA76"/>
            <calcext:condition calcext:apply-style-name="Yellow Flower" calcext:value="=11" calcext:base-cell-address="City.BA76"/>
            <calcext:condition calcext:apply-style-name="Blue Flower" calcext:value="=12" calcext:base-cell-address="City.BA76"/>
            <calcext:condition calcext:apply-style-name="Pink Flowers" calcext:value="=13" calcext:base-cell-address="City.BA76"/>
          </calcext:conditional-format>
          <calcext:conditional-format calcext:target-range-address="City.BD76:City.BE76">
            <calcext:condition calcext:apply-style-name="Open Space" calcext:value="=0" calcext:base-cell-address="City.BD76"/>
            <calcext:condition calcext:apply-style-name="Excel_CondFormat_1_1_2" calcext:value="=1" calcext:base-cell-address="City.BD76"/>
            <calcext:condition calcext:apply-style-name="Excel_CondFormat_1_1_3" calcext:value="=2" calcext:base-cell-address="City.BD76"/>
            <calcext:condition calcext:apply-style-name="Excel_CondFormat_1_1_4" calcext:value="=3" calcext:base-cell-address="City.BD76"/>
            <calcext:condition calcext:apply-style-name="Excel_CondFormat_1_1_5" calcext:value="=4" calcext:base-cell-address="City.BD76"/>
            <calcext:condition calcext:apply-style-name="Excel_CondFormat_1_1_6" calcext:value="=100" calcext:base-cell-address="City.BD76"/>
            <calcext:condition calcext:apply-style-name="Excel_CondFormat_1_1_7" calcext:value="&gt;101" calcext:base-cell-address="City.BD76"/>
            <calcext:condition calcext:apply-style-name="Trees" calcext:value="=6" calcext:base-cell-address="City.BD76"/>
            <calcext:condition calcext:apply-style-name="Trees1" calcext:value="=5" calcext:base-cell-address="City.BD76"/>
            <calcext:condition calcext:apply-style-name="Yellow Flower" calcext:value="=11" calcext:base-cell-address="City.BD76"/>
            <calcext:condition calcext:apply-style-name="Blue Flower" calcext:value="=12" calcext:base-cell-address="City.BD76"/>
            <calcext:condition calcext:apply-style-name="Pink Flowers" calcext:value="=13" calcext:base-cell-address="City.BD76"/>
          </calcext:conditional-format>
          <calcext:conditional-format calcext:target-range-address="City.AV75:City.AX75">
            <calcext:condition calcext:apply-style-name="Open Space" calcext:value="=0" calcext:base-cell-address="City.AV75"/>
            <calcext:condition calcext:apply-style-name="Excel_CondFormat_1_1_2" calcext:value="=1" calcext:base-cell-address="City.AV75"/>
            <calcext:condition calcext:apply-style-name="Excel_CondFormat_1_1_3" calcext:value="=2" calcext:base-cell-address="City.AV75"/>
            <calcext:condition calcext:apply-style-name="Excel_CondFormat_1_1_4" calcext:value="=3" calcext:base-cell-address="City.AV75"/>
            <calcext:condition calcext:apply-style-name="Excel_CondFormat_1_1_5" calcext:value="=4" calcext:base-cell-address="City.AV75"/>
            <calcext:condition calcext:apply-style-name="Excel_CondFormat_1_1_6" calcext:value="=100" calcext:base-cell-address="City.AV75"/>
            <calcext:condition calcext:apply-style-name="Excel_CondFormat_1_1_7" calcext:value="&gt;101" calcext:base-cell-address="City.AV75"/>
            <calcext:condition calcext:apply-style-name="Trees" calcext:value="=6" calcext:base-cell-address="City.AV75"/>
            <calcext:condition calcext:apply-style-name="Trees1" calcext:value="=5" calcext:base-cell-address="City.AV75"/>
            <calcext:condition calcext:apply-style-name="Yellow Flower" calcext:value="=11" calcext:base-cell-address="City.AV75"/>
            <calcext:condition calcext:apply-style-name="Blue Flower" calcext:value="=12" calcext:base-cell-address="City.AV75"/>
            <calcext:condition calcext:apply-style-name="Pink Flowers" calcext:value="=13" calcext:base-cell-address="City.AV75"/>
          </calcext:conditional-format>
          <calcext:conditional-format calcext:target-range-address="City.AY75:City.BA75">
            <calcext:condition calcext:apply-style-name="Open Space" calcext:value="=0" calcext:base-cell-address="City.AY75"/>
            <calcext:condition calcext:apply-style-name="Excel_CondFormat_1_1_2" calcext:value="=1" calcext:base-cell-address="City.AY75"/>
            <calcext:condition calcext:apply-style-name="Excel_CondFormat_1_1_3" calcext:value="=2" calcext:base-cell-address="City.AY75"/>
            <calcext:condition calcext:apply-style-name="Excel_CondFormat_1_1_4" calcext:value="=3" calcext:base-cell-address="City.AY75"/>
            <calcext:condition calcext:apply-style-name="Excel_CondFormat_1_1_5" calcext:value="=4" calcext:base-cell-address="City.AY75"/>
            <calcext:condition calcext:apply-style-name="Excel_CondFormat_1_1_6" calcext:value="=100" calcext:base-cell-address="City.AY75"/>
            <calcext:condition calcext:apply-style-name="Excel_CondFormat_1_1_7" calcext:value="&gt;101" calcext:base-cell-address="City.AY75"/>
            <calcext:condition calcext:apply-style-name="Trees" calcext:value="=6" calcext:base-cell-address="City.AY75"/>
            <calcext:condition calcext:apply-style-name="Trees1" calcext:value="=5" calcext:base-cell-address="City.AY75"/>
            <calcext:condition calcext:apply-style-name="Yellow Flower" calcext:value="=11" calcext:base-cell-address="City.AY75"/>
            <calcext:condition calcext:apply-style-name="Blue Flower" calcext:value="=12" calcext:base-cell-address="City.AY75"/>
            <calcext:condition calcext:apply-style-name="Pink Flowers" calcext:value="=13" calcext:base-cell-address="City.AY75"/>
          </calcext:conditional-format>
          <calcext:conditional-format calcext:target-range-address="City.BB75:City.BD75">
            <calcext:condition calcext:apply-style-name="Open Space" calcext:value="=0" calcext:base-cell-address="City.BB75"/>
            <calcext:condition calcext:apply-style-name="Excel_CondFormat_1_1_2" calcext:value="=1" calcext:base-cell-address="City.BB75"/>
            <calcext:condition calcext:apply-style-name="Excel_CondFormat_1_1_3" calcext:value="=2" calcext:base-cell-address="City.BB75"/>
            <calcext:condition calcext:apply-style-name="Excel_CondFormat_1_1_4" calcext:value="=3" calcext:base-cell-address="City.BB75"/>
            <calcext:condition calcext:apply-style-name="Excel_CondFormat_1_1_5" calcext:value="=4" calcext:base-cell-address="City.BB75"/>
            <calcext:condition calcext:apply-style-name="Excel_CondFormat_1_1_6" calcext:value="=100" calcext:base-cell-address="City.BB75"/>
            <calcext:condition calcext:apply-style-name="Excel_CondFormat_1_1_7" calcext:value="&gt;101" calcext:base-cell-address="City.BB75"/>
            <calcext:condition calcext:apply-style-name="Trees" calcext:value="=6" calcext:base-cell-address="City.BB75"/>
            <calcext:condition calcext:apply-style-name="Trees1" calcext:value="=5" calcext:base-cell-address="City.BB75"/>
            <calcext:condition calcext:apply-style-name="Yellow Flower" calcext:value="=11" calcext:base-cell-address="City.BB75"/>
            <calcext:condition calcext:apply-style-name="Blue Flower" calcext:value="=12" calcext:base-cell-address="City.BB75"/>
            <calcext:condition calcext:apply-style-name="Pink Flowers" calcext:value="=13" calcext:base-cell-address="City.BB75"/>
          </calcext:conditional-format>
          <calcext:conditional-format calcext:target-range-address="City.AT74:City.AV74">
            <calcext:condition calcext:apply-style-name="Open Space" calcext:value="=0" calcext:base-cell-address="City.AT74"/>
            <calcext:condition calcext:apply-style-name="Excel_CondFormat_1_1_2" calcext:value="=1" calcext:base-cell-address="City.AT74"/>
            <calcext:condition calcext:apply-style-name="Excel_CondFormat_1_1_3" calcext:value="=2" calcext:base-cell-address="City.AT74"/>
            <calcext:condition calcext:apply-style-name="Excel_CondFormat_1_1_4" calcext:value="=3" calcext:base-cell-address="City.AT74"/>
            <calcext:condition calcext:apply-style-name="Excel_CondFormat_1_1_5" calcext:value="=4" calcext:base-cell-address="City.AT74"/>
            <calcext:condition calcext:apply-style-name="Excel_CondFormat_1_1_6" calcext:value="=100" calcext:base-cell-address="City.AT74"/>
            <calcext:condition calcext:apply-style-name="Excel_CondFormat_1_1_7" calcext:value="&gt;101" calcext:base-cell-address="City.AT74"/>
            <calcext:condition calcext:apply-style-name="Trees" calcext:value="=6" calcext:base-cell-address="City.AT74"/>
            <calcext:condition calcext:apply-style-name="Trees1" calcext:value="=5" calcext:base-cell-address="City.AT74"/>
            <calcext:condition calcext:apply-style-name="Yellow Flower" calcext:value="=11" calcext:base-cell-address="City.AT74"/>
            <calcext:condition calcext:apply-style-name="Blue Flower" calcext:value="=12" calcext:base-cell-address="City.AT74"/>
            <calcext:condition calcext:apply-style-name="Pink Flowers" calcext:value="=13" calcext:base-cell-address="City.AT74"/>
          </calcext:conditional-format>
          <calcext:conditional-format calcext:target-range-address="City.AW74:City.AY74">
            <calcext:condition calcext:apply-style-name="Open Space" calcext:value="=0" calcext:base-cell-address="City.AW74"/>
            <calcext:condition calcext:apply-style-name="Excel_CondFormat_1_1_2" calcext:value="=1" calcext:base-cell-address="City.AW74"/>
            <calcext:condition calcext:apply-style-name="Excel_CondFormat_1_1_3" calcext:value="=2" calcext:base-cell-address="City.AW74"/>
            <calcext:condition calcext:apply-style-name="Excel_CondFormat_1_1_4" calcext:value="=3" calcext:base-cell-address="City.AW74"/>
            <calcext:condition calcext:apply-style-name="Excel_CondFormat_1_1_5" calcext:value="=4" calcext:base-cell-address="City.AW74"/>
            <calcext:condition calcext:apply-style-name="Excel_CondFormat_1_1_6" calcext:value="=100" calcext:base-cell-address="City.AW74"/>
            <calcext:condition calcext:apply-style-name="Excel_CondFormat_1_1_7" calcext:value="&gt;101" calcext:base-cell-address="City.AW74"/>
            <calcext:condition calcext:apply-style-name="Trees" calcext:value="=6" calcext:base-cell-address="City.AW74"/>
            <calcext:condition calcext:apply-style-name="Trees1" calcext:value="=5" calcext:base-cell-address="City.AW74"/>
            <calcext:condition calcext:apply-style-name="Yellow Flower" calcext:value="=11" calcext:base-cell-address="City.AW74"/>
            <calcext:condition calcext:apply-style-name="Blue Flower" calcext:value="=12" calcext:base-cell-address="City.AW74"/>
            <calcext:condition calcext:apply-style-name="Pink Flowers" calcext:value="=13" calcext:base-cell-address="City.AW74"/>
          </calcext:conditional-format>
          <calcext:conditional-format calcext:target-range-address="City.AZ74:City.BB74">
            <calcext:condition calcext:apply-style-name="Open Space" calcext:value="=0" calcext:base-cell-address="City.AZ74"/>
            <calcext:condition calcext:apply-style-name="Excel_CondFormat_1_1_2" calcext:value="=1" calcext:base-cell-address="City.AZ74"/>
            <calcext:condition calcext:apply-style-name="Excel_CondFormat_1_1_3" calcext:value="=2" calcext:base-cell-address="City.AZ74"/>
            <calcext:condition calcext:apply-style-name="Excel_CondFormat_1_1_4" calcext:value="=3" calcext:base-cell-address="City.AZ74"/>
            <calcext:condition calcext:apply-style-name="Excel_CondFormat_1_1_5" calcext:value="=4" calcext:base-cell-address="City.AZ74"/>
            <calcext:condition calcext:apply-style-name="Excel_CondFormat_1_1_6" calcext:value="=100" calcext:base-cell-address="City.AZ74"/>
            <calcext:condition calcext:apply-style-name="Excel_CondFormat_1_1_7" calcext:value="&gt;101" calcext:base-cell-address="City.AZ74"/>
            <calcext:condition calcext:apply-style-name="Trees" calcext:value="=6" calcext:base-cell-address="City.AZ74"/>
            <calcext:condition calcext:apply-style-name="Trees1" calcext:value="=5" calcext:base-cell-address="City.AZ74"/>
            <calcext:condition calcext:apply-style-name="Yellow Flower" calcext:value="=11" calcext:base-cell-address="City.AZ74"/>
            <calcext:condition calcext:apply-style-name="Blue Flower" calcext:value="=12" calcext:base-cell-address="City.AZ74"/>
            <calcext:condition calcext:apply-style-name="Pink Flowers" calcext:value="=13" calcext:base-cell-address="City.AZ74"/>
          </calcext:conditional-format>
          <calcext:conditional-format calcext:target-range-address="City.BC74:City.BC74">
            <calcext:condition calcext:apply-style-name="Open Space" calcext:value="=0" calcext:base-cell-address="City.BC74"/>
            <calcext:condition calcext:apply-style-name="Excel_CondFormat_1_1_2" calcext:value="=1" calcext:base-cell-address="City.BC74"/>
            <calcext:condition calcext:apply-style-name="Excel_CondFormat_1_1_3" calcext:value="=2" calcext:base-cell-address="City.BC74"/>
            <calcext:condition calcext:apply-style-name="Excel_CondFormat_1_1_4" calcext:value="=3" calcext:base-cell-address="City.BC74"/>
            <calcext:condition calcext:apply-style-name="Excel_CondFormat_1_1_5" calcext:value="=4" calcext:base-cell-address="City.BC74"/>
            <calcext:condition calcext:apply-style-name="Excel_CondFormat_1_1_6" calcext:value="=100" calcext:base-cell-address="City.BC74"/>
            <calcext:condition calcext:apply-style-name="Excel_CondFormat_1_1_7" calcext:value="&gt;101" calcext:base-cell-address="City.BC74"/>
            <calcext:condition calcext:apply-style-name="Trees" calcext:value="=6" calcext:base-cell-address="City.BC74"/>
            <calcext:condition calcext:apply-style-name="Trees1" calcext:value="=5" calcext:base-cell-address="City.BC74"/>
            <calcext:condition calcext:apply-style-name="Yellow Flower" calcext:value="=11" calcext:base-cell-address="City.BC74"/>
            <calcext:condition calcext:apply-style-name="Blue Flower" calcext:value="=12" calcext:base-cell-address="City.BC74"/>
            <calcext:condition calcext:apply-style-name="Pink Flowers" calcext:value="=13" calcext:base-cell-address="City.BC74"/>
          </calcext:conditional-format>
          <calcext:conditional-format calcext:target-range-address="City.AU73:City.AW73">
            <calcext:condition calcext:apply-style-name="Open Space" calcext:value="=0" calcext:base-cell-address="City.AU73"/>
            <calcext:condition calcext:apply-style-name="Excel_CondFormat_1_1_2" calcext:value="=1" calcext:base-cell-address="City.AU73"/>
            <calcext:condition calcext:apply-style-name="Excel_CondFormat_1_1_3" calcext:value="=2" calcext:base-cell-address="City.AU73"/>
            <calcext:condition calcext:apply-style-name="Excel_CondFormat_1_1_4" calcext:value="=3" calcext:base-cell-address="City.AU73"/>
            <calcext:condition calcext:apply-style-name="Excel_CondFormat_1_1_5" calcext:value="=4" calcext:base-cell-address="City.AU73"/>
            <calcext:condition calcext:apply-style-name="Excel_CondFormat_1_1_6" calcext:value="=100" calcext:base-cell-address="City.AU73"/>
            <calcext:condition calcext:apply-style-name="Excel_CondFormat_1_1_7" calcext:value="&gt;101" calcext:base-cell-address="City.AU73"/>
            <calcext:condition calcext:apply-style-name="Trees" calcext:value="=6" calcext:base-cell-address="City.AU73"/>
            <calcext:condition calcext:apply-style-name="Trees1" calcext:value="=5" calcext:base-cell-address="City.AU73"/>
            <calcext:condition calcext:apply-style-name="Yellow Flower" calcext:value="=11" calcext:base-cell-address="City.AU73"/>
            <calcext:condition calcext:apply-style-name="Blue Flower" calcext:value="=12" calcext:base-cell-address="City.AU73"/>
            <calcext:condition calcext:apply-style-name="Pink Flowers" calcext:value="=13" calcext:base-cell-address="City.AU73"/>
          </calcext:conditional-format>
          <calcext:conditional-format calcext:target-range-address="City.AX73:City.AZ73">
            <calcext:condition calcext:apply-style-name="Open Space" calcext:value="=0" calcext:base-cell-address="City.AX73"/>
            <calcext:condition calcext:apply-style-name="Excel_CondFormat_1_1_2" calcext:value="=1" calcext:base-cell-address="City.AX73"/>
            <calcext:condition calcext:apply-style-name="Excel_CondFormat_1_1_3" calcext:value="=2" calcext:base-cell-address="City.AX73"/>
            <calcext:condition calcext:apply-style-name="Excel_CondFormat_1_1_4" calcext:value="=3" calcext:base-cell-address="City.AX73"/>
            <calcext:condition calcext:apply-style-name="Excel_CondFormat_1_1_5" calcext:value="=4" calcext:base-cell-address="City.AX73"/>
            <calcext:condition calcext:apply-style-name="Excel_CondFormat_1_1_6" calcext:value="=100" calcext:base-cell-address="City.AX73"/>
            <calcext:condition calcext:apply-style-name="Excel_CondFormat_1_1_7" calcext:value="&gt;101" calcext:base-cell-address="City.AX73"/>
            <calcext:condition calcext:apply-style-name="Trees" calcext:value="=6" calcext:base-cell-address="City.AX73"/>
            <calcext:condition calcext:apply-style-name="Trees1" calcext:value="=5" calcext:base-cell-address="City.AX73"/>
            <calcext:condition calcext:apply-style-name="Yellow Flower" calcext:value="=11" calcext:base-cell-address="City.AX73"/>
            <calcext:condition calcext:apply-style-name="Blue Flower" calcext:value="=12" calcext:base-cell-address="City.AX73"/>
            <calcext:condition calcext:apply-style-name="Pink Flowers" calcext:value="=13" calcext:base-cell-address="City.AX73"/>
          </calcext:conditional-format>
          <calcext:conditional-format calcext:target-range-address="City.BA73:City.BB73">
            <calcext:condition calcext:apply-style-name="Open Space" calcext:value="=0" calcext:base-cell-address="City.BA73"/>
            <calcext:condition calcext:apply-style-name="Excel_CondFormat_1_1_2" calcext:value="=1" calcext:base-cell-address="City.BA73"/>
            <calcext:condition calcext:apply-style-name="Excel_CondFormat_1_1_3" calcext:value="=2" calcext:base-cell-address="City.BA73"/>
            <calcext:condition calcext:apply-style-name="Excel_CondFormat_1_1_4" calcext:value="=3" calcext:base-cell-address="City.BA73"/>
            <calcext:condition calcext:apply-style-name="Excel_CondFormat_1_1_5" calcext:value="=4" calcext:base-cell-address="City.BA73"/>
            <calcext:condition calcext:apply-style-name="Excel_CondFormat_1_1_6" calcext:value="=100" calcext:base-cell-address="City.BA73"/>
            <calcext:condition calcext:apply-style-name="Excel_CondFormat_1_1_7" calcext:value="&gt;101" calcext:base-cell-address="City.BA73"/>
            <calcext:condition calcext:apply-style-name="Trees" calcext:value="=6" calcext:base-cell-address="City.BA73"/>
            <calcext:condition calcext:apply-style-name="Trees1" calcext:value="=5" calcext:base-cell-address="City.BA73"/>
            <calcext:condition calcext:apply-style-name="Yellow Flower" calcext:value="=11" calcext:base-cell-address="City.BA73"/>
            <calcext:condition calcext:apply-style-name="Blue Flower" calcext:value="=12" calcext:base-cell-address="City.BA73"/>
            <calcext:condition calcext:apply-style-name="Pink Flowers" calcext:value="=13" calcext:base-cell-address="City.BA7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nk_20_Space" style:display-name="Blank Space" style:family="table-cell" style:parent-style-name="Default">
      <style:table-cell-properties fo:background-color="#000000" fo:padding="0.028in"/>
      <style:text-properties fo:color="#ffffff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losed_20_Door" style:display-name="Closed Door" style:family="table-cell" style:parent-style-name="Default">
      <style:table-cell-properties fo:background-color="#000000" fo:padding="0.028in"/>
      <style:text-properties fo:color="#66ffff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own_20_Stairs" style:display-name="Down Stairs" style:family="table-cell" style:parent-style-name="Default">
      <style:table-cell-properties fo:background-color="#ffff99" fo:padding="0.028in"/>
      <style:text-properties fo:color="#99ff66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pen_20_Door" style:display-name="Open Door" style:family="table-cell" style:parent-style-name="Default">
      <style:table-cell-properties fo:background-color="#66ffff" fo:padding="0.028in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pen_20_Space" style:display-name="Open Space" style:family="table-cell" style:parent-style-name="Default">
      <style:table-cell-properties fo:background-color="#996633" fo:padding="0.028in"/>
      <style:text-properties fo:color="#99ff66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Up_20_Stairs" style:display-name="Up Stairs" style:family="table-cell" style:parent-style-name="Default">
      <style:table-cell-properties fo:background-color="#99ff66" fo:padding="0.028in"/>
      <style:text-properties fo:color="#ffff99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lls" style:family="table-cell" style:parent-style-name="Default">
      <style:table-cell-properties fo:background-color="#000000" fo:padding="0.028in"/>
      <style:text-properties fo:color="#ff3333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99ff66"/>
    </style:style>
    <style:style style:name="Excel_5f_CondFormat_5f_1_5f_1_5f_2" style:display-name="Excel_CondFormat_1_1_2" style:family="table-cell" style:parent-style-name="Default">
      <style:table-cell-properties fo:background-color="#000000"/>
      <style:text-properties fo:color="#ff3333"/>
    </style:style>
    <style:style style:name="Excel_5f_CondFormat_5f_1_5f_1_5f_3" style:display-name="Excel_CondFormat_1_1_3" style:family="table-cell" style:parent-style-name="Default">
      <style:table-cell-properties fo:background-color="#000000"/>
      <style:text-properties fo:color="#ffffff"/>
    </style:style>
    <style:style style:name="Excel_5f_CondFormat_5f_1_5f_1_5f_4" style:display-name="Excel_CondFormat_1_1_4" style:family="table-cell" style:parent-style-name="Default">
      <style:table-cell-properties fo:background-color="#99ff66"/>
      <style:text-properties fo:color="#ffff99"/>
    </style:style>
    <style:style style:name="Excel_5f_CondFormat_5f_1_5f_1_5f_5" style:display-name="Excel_CondFormat_1_1_5" style:family="table-cell" style:parent-style-name="Default">
      <style:table-cell-properties fo:background-color="#ffff99"/>
      <style:text-properties fo:color="#99ff66"/>
    </style:style>
    <style:style style:name="Excel_5f_CondFormat_5f_1_5f_1_5f_6" style:display-name="Excel_CondFormat_1_1_6" style:family="table-cell" style:parent-style-name="Default">
      <style:table-cell-properties fo:background-color="#66ffff"/>
      <style:text-properties fo:color="#000000"/>
    </style:style>
    <style:style style:name="Excel_5f_CondFormat_5f_1_5f_1_5f_7" style:display-name="Excel_CondFormat_1_1_7" style:family="table-cell" style:parent-style-name="Default">
      <style:table-cell-properties fo:background-color="#000000"/>
      <style:text-properties fo:color="#66ffff"/>
    </style:style>
    <style:style style:name="Trees" style:family="table-cell" style:parent-style-name="Default">
      <style:table-cell-properties fo:background-color="#6666ff"/>
      <style:text-properties fo:color="#99ff66"/>
    </style:style>
    <style:style style:name="Trees1" style:family="table-cell" style:parent-style-name="Default">
      <style:table-cell-properties fo:background-color="#99ff66"/>
      <style:text-properties fo:color="#6666ff"/>
    </style:style>
    <style:style style:name="Yellow_20_Flower" style:display-name="Yellow Flower" style:family="table-cell" style:parent-style-name="Default">
      <style:table-cell-properties fo:background-color="#99ff66"/>
      <style:text-properties fo:color="#ffff99"/>
    </style:style>
    <style:style style:name="Blue_20_Flower" style:display-name="Blue Flower" style:family="table-cell" style:parent-style-name="Default">
      <style:table-cell-properties fo:background-color="#99ff66"/>
      <style:text-properties fo:color="#00ccff"/>
    </style:style>
    <style:style style:name="Pink_20_Flowers" style:display-name="Pink Flowers" style:family="table-cell" style:parent-style-name="Default">
      <style:table-cell-properties fo:background-color="#99ff66"/>
      <style:text-properties fo:color="#ff66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0000-00-00T12:17:26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editing-duration>PT9M44S</meta:editing-duration>
    <meta:generator>LibreOffice/4.1.5.3$Windows_x86 LibreOffice_project/1c1366bba2ba2b554cd2ca4d87c06da81c05d24</meta:generator>
    <meta:creation-date>2014-04-16T12:17:27.279000000</meta:creation-date>
    <dc:date>2014-04-16T12:27:40.006000000</dc:date>
    <meta:document-statistic meta:table-count="2" meta:cell-count="4380" meta:object-count="0"/>
  </office:meta>
</office:document-meta>
</file>